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44mm"/>
    </style:style>
    <style:style style:name="co5" style:family="table-column">
      <style:table-column-properties fo:break-before="auto" style:column-width="12.29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16.88mm"/>
    </style:style>
    <style:style style:name="co9" style:family="table-column">
      <style:table-column-properties fo:break-before="auto" style:column-width="11.43mm"/>
    </style:style>
    <style:style style:name="co10" style:family="table-column">
      <style:table-column-properties fo:break-before="auto" style:column-width="16.51mm"/>
    </style:style>
    <style:style style:name="co11" style:family="table-column">
      <style:table-column-properties fo:break-before="auto" style:column-width="42.83mm"/>
    </style:style>
    <style:style style:name="co12" style:family="table-column">
      <style:table-column-properties fo:break-before="auto" style:column-width="27.39mm"/>
    </style:style>
    <style:style style:name="co13" style:family="table-column">
      <style:table-column-properties fo:break-before="auto" style:column-width="27.41mm"/>
    </style:style>
    <style:style style:name="co14" style:family="table-column">
      <style:table-column-properties fo:break-before="auto" style:column-width="43.16mm"/>
    </style:style>
    <style:style style:name="co15" style:family="table-column">
      <style:table-column-properties fo:break-before="auto" style:column-width="35.97mm"/>
    </style:style>
    <style:style style:name="co16" style:family="table-column">
      <style:table-column-properties fo:break-before="auto" style:column-width="33.57mm"/>
    </style:style>
    <style:style style:name="co17" style:family="table-column">
      <style:table-column-properties fo:break-before="auto" style:column-width="61.95mm"/>
    </style:style>
    <style:style style:name="co18" style:family="table-column">
      <style:table-column-properties fo:break-before="auto" style:column-width="16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color="#ff3333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-Best" table:style-name="ta1">
        <table:table-column table:style-name="co1" table:number-columns-repeated="90" table:default-cell-style-name="Default"/>
        <table:table-column table:style-name="co2" table:number-columns-repeated="3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  <table:table-cell office:value-type="string" calcext:value-type="string">
            <text:p>tai61</text:p>
          </table:table-cell>
          <table:table-cell office:value-type="string" calcext:value-type="string">
            <text:p>tai62</text:p>
          </table:table-cell>
          <table:table-cell office:value-type="string" calcext:value-type="string">
            <text:p>tai63</text:p>
          </table:table-cell>
          <table:table-cell office:value-type="string" calcext:value-type="string">
            <text:p>tai64</text:p>
          </table:table-cell>
          <table:table-cell office:value-type="string" calcext:value-type="string">
            <text:p>tai65</text:p>
          </table:table-cell>
          <table:table-cell office:value-type="string" calcext:value-type="string">
            <text:p>tai66</text:p>
          </table:table-cell>
          <table:table-cell office:value-type="string" calcext:value-type="string">
            <text:p>tai67</text:p>
          </table:table-cell>
          <table:table-cell office:value-type="string" calcext:value-type="string">
            <text:p>tai68</text:p>
          </table:table-cell>
          <table:table-cell office:value-type="string" calcext:value-type="string">
            <text:p>tai69</text:p>
          </table:table-cell>
          <table:table-cell office:value-type="string" calcext:value-type="string">
            <text:p>tai70</text:p>
          </table:table-cell>
          <table:table-cell office:value-type="string" calcext:value-type="string">
            <text:p>tai71</text:p>
          </table:table-cell>
          <table:table-cell office:value-type="string" calcext:value-type="string">
            <text:p>tai72</text:p>
          </table:table-cell>
          <table:table-cell office:value-type="string" calcext:value-type="string">
            <text:p>tai73</text:p>
          </table:table-cell>
          <table:table-cell office:value-type="string" calcext:value-type="string">
            <text:p>tai74</text:p>
          </table:table-cell>
          <table:table-cell office:value-type="string" calcext:value-type="string">
            <text:p>tai75</text:p>
          </table:table-cell>
          <table:table-cell office:value-type="string" calcext:value-type="string">
            <text:p>tai76</text:p>
          </table:table-cell>
          <table:table-cell office:value-type="string" calcext:value-type="string">
            <text:p>tai77</text:p>
          </table:table-cell>
          <table:table-cell office:value-type="string" calcext:value-type="string">
            <text:p>tai78</text:p>
          </table:table-cell>
          <table:table-cell office:value-type="string" calcext:value-type="string">
            <text:p>tai79</text:p>
          </table:table-cell>
          <table:table-cell office:value-type="string" calcext:value-type="string">
            <text:p>tai80</text:p>
          </table:table-cell>
          <table:table-cell office:value-type="string" calcext:value-type="string">
            <text:p>tai81</text:p>
          </table:table-cell>
          <table:table-cell office:value-type="string" calcext:value-type="string">
            <text:p>tai82</text:p>
          </table:table-cell>
          <table:table-cell office:value-type="string" calcext:value-type="string">
            <text:p>tai83</text:p>
          </table:table-cell>
          <table:table-cell office:value-type="string" calcext:value-type="string">
            <text:p>tai84</text:p>
          </table:table-cell>
          <table:table-cell office:value-type="string" calcext:value-type="string">
            <text:p>tai85</text:p>
          </table:table-cell>
          <table:table-cell office:value-type="string" calcext:value-type="string">
            <text:p>tai86</text:p>
          </table:table-cell>
          <table:table-cell office:value-type="string" calcext:value-type="string">
            <text:p>tai87</text:p>
          </table:table-cell>
          <table:table-cell office:value-type="string" calcext:value-type="string">
            <text:p>tai88</text:p>
          </table:table-cell>
          <table:table-cell office:value-type="string" calcext:value-type="string">
            <text:p>tai89</text:p>
          </table:table-cell>
          <table:table-cell office:value-type="string" calcext:value-type="string">
            <text:p>tai90</text:p>
          </table:table-cell>
          <table:table-cell office:value-type="string" calcext:value-type="string">
            <text:p>tai91</text:p>
          </table:table-cell>
          <table:table-cell office:value-type="string" calcext:value-type="string">
            <text:p>tai92</text:p>
          </table:table-cell>
          <table:table-cell office:value-type="string" calcext:value-type="string">
            <text:p>tai93</text:p>
          </table:table-cell>
          <table:table-cell office:value-type="string" calcext:value-type="string">
            <text:p>tai94</text:p>
          </table:table-cell>
          <table:table-cell office:value-type="string" calcext:value-type="string">
            <text:p>tai95</text:p>
          </table:table-cell>
          <table:table-cell office:value-type="string" calcext:value-type="string">
            <text:p>tai96</text:p>
          </table:table-cell>
          <table:table-cell office:value-type="string" calcext:value-type="string">
            <text:p>tai97</text:p>
          </table:table-cell>
          <table:table-cell office:value-type="string" calcext:value-type="string">
            <text:p>tai98</text:p>
          </table:table-cell>
          <table:table-cell office:value-type="string" calcext:value-type="string">
            <text:p>tai99</text:p>
          </table:table-cell>
          <table:table-cell office:value-type="string" calcext:value-type="string">
            <text:p>tai100</text:p>
          </table:table-cell>
          <table:table-cell office:value-type="string" calcext:value-type="string">
            <text:p>tai101</text:p>
          </table:table-cell>
          <table:table-cell office:value-type="string" calcext:value-type="string">
            <text:p>tai102</text:p>
          </table:table-cell>
          <table:table-cell office:value-type="string" calcext:value-type="string">
            <text:p>tai103</text:p>
          </table:table-cell>
          <table:table-cell office:value-type="string" calcext:value-type="string">
            <text:p>tai104</text:p>
          </table:table-cell>
          <table:table-cell office:value-type="string" calcext:value-type="string">
            <text:p>tai105</text:p>
          </table:table-cell>
          <table:table-cell office:value-type="string" calcext:value-type="string">
            <text:p>tai106</text:p>
          </table:table-cell>
          <table:table-cell office:value-type="string" calcext:value-type="string">
            <text:p>tai107</text:p>
          </table:table-cell>
          <table:table-cell office:value-type="string" calcext:value-type="string">
            <text:p>tai108</text:p>
          </table:table-cell>
          <table:table-cell office:value-type="string" calcext:value-type="string">
            <text:p>tai109</text:p>
          </table:table-cell>
          <table:table-cell office:value-type="string" calcext:value-type="string">
            <text:p>tai110</text:p>
          </table:table-cell>
          <table:table-cell office:value-type="string" calcext:value-type="string">
            <text:p>tai111</text:p>
          </table:table-cell>
          <table:table-cell office:value-type="string" calcext:value-type="string">
            <text:p>tai112</text:p>
          </table:table-cell>
          <table:table-cell office:value-type="string" calcext:value-type="string">
            <text:p>tai113</text:p>
          </table:table-cell>
          <table:table-cell office:value-type="string" calcext:value-type="string">
            <text:p>tai114</text:p>
          </table:table-cell>
          <table:table-cell office:value-type="string" calcext:value-type="string">
            <text:p>tai115</text:p>
          </table:table-cell>
          <table:table-cell office:value-type="string" calcext:value-type="string">
            <text:p>tai116</text:p>
          </table:table-cell>
          <table:table-cell office:value-type="string" calcext:value-type="string">
            <text:p>tai117</text:p>
          </table:table-cell>
          <table:table-cell office:value-type="string" calcext:value-type="string">
            <text:p>tai118</text:p>
          </table:table-cell>
          <table:table-cell office:value-type="string" calcext:value-type="string">
            <text:p>tai119</text:p>
          </table:table-cell>
          <table:table-cell office:value-type="string" calcext:value-type="string">
            <text:p>tai1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4" calcext:value-type="float">
            <text:p>1234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099" calcext:value-type="float">
            <text:p>2099</text:p>
          </table:table-cell>
          <table:table-cell office:value-type="float" office:value="2326" calcext:value-type="float">
            <text:p>2326</text:p>
          </table:table-cell>
          <table:table-cell office:value-type="float" office:value="2223" calcext:value-type="float">
            <text:p>2223</text:p>
          </table:table-cell>
          <table:table-cell office:value-type="float" office:value="2291" calcext:value-type="float">
            <text:p>2291</text:p>
          </table:table-cell>
          <table:table-cell office:value-type="float" office:value="2226" calcext:value-type="float">
            <text:p>2226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4" calcext:value-type="float">
            <text:p>2834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52" calcext:value-type="float">
            <text:p>2552</text:p>
          </table:table-cell>
          <table:table-cell office:value-type="float" office:value="2782" calcext:value-type="float">
            <text:p>2782</text:p>
          </table:table-cell>
          <table:table-cell office:value-type="float" office:value="2991" calcext:value-type="float">
            <text:p>2991</text:p>
          </table:table-cell>
          <table:table-cell office:value-type="float" office:value="2867" calcext:value-type="float">
            <text:p>2867</text:p>
          </table:table-cell>
          <table:table-cell office:value-type="float" office:value="2839" calcext:value-type="float">
            <text:p>2839</text:p>
          </table:table-cell>
          <table:table-cell office:value-type="float" office:value="3063" calcext:value-type="float">
            <text:p>3063</text:p>
          </table:table-cell>
          <table:table-cell office:value-type="float" office:value="2976" calcext:value-type="float">
            <text:p>2976</text:p>
          </table:table-cell>
          <table:table-cell office:value-type="float" office:value="3006" calcext:value-type="float">
            <text:p>3006</text:p>
          </table:table-cell>
          <table:table-cell office:value-type="float" office:value="3093" calcext:value-type="float">
            <text:p>3093</text:p>
          </table:table-cell>
          <table:table-cell office:value-type="float" office:value="3037" calcext:value-type="float">
            <text:p>3037</text:p>
          </table:table-cell>
          <table:table-cell office:value-type="float" office:value="2897" calcext:value-type="float">
            <text:p>2897</text:p>
          </table:table-cell>
          <table:table-cell office:value-type="float" office:value="3065" calcext:value-type="float">
            <text:p>3065</text:p>
          </table:table-cell>
          <table:table-cell office:value-type="float" office:value="3850" calcext:value-type="float">
            <text:p>3850</text:p>
          </table:table-cell>
          <table:table-cell office:value-type="float" office:value="3704" calcext:value-type="float">
            <text:p>3704</text:p>
          </table:table-cell>
          <table:table-cell office:value-type="float" office:value="3640" calcext:value-type="float">
            <text:p>3640</text:p>
          </table:table-cell>
          <table:table-cell office:value-type="float" office:value="3723" calcext:value-type="float">
            <text:p>3723</text:p>
          </table:table-cell>
          <table:table-cell office:value-type="float" office:value="3611" calcext:value-type="float">
            <text:p>3611</text:p>
          </table:table-cell>
          <table:table-cell office:value-type="float" office:value="3681" calcext:value-type="float">
            <text:p>3681</text:p>
          </table:table-cell>
          <table:table-cell office:value-type="float" office:value="3704" calcext:value-type="float">
            <text:p>3704</text:p>
          </table:table-cell>
          <table:table-cell office:value-type="float" office:value="3691" calcext:value-type="float">
            <text:p>3691</text:p>
          </table:table-cell>
          <table:table-cell office:value-type="float" office:value="3743" calcext:value-type="float">
            <text:p>3743</text:p>
          </table:table-cell>
          <table:table-cell office:value-type="float" office:value="3756" calcext:value-type="float">
            <text:p>3756</text:p>
          </table:table-cell>
          <table:table-cell office:value-type="float" office:value="5493" calcext:value-type="float">
            <text:p>5493</text:p>
          </table:table-cell>
          <table:table-cell office:value-type="float" office:value="5268" calcext:value-type="float">
            <text:p>5268</text:p>
          </table:table-cell>
          <table:table-cell office:value-type="float" office:value="5175" calcext:value-type="float">
            <text:p>5175</text:p>
          </table:table-cell>
          <table:table-cell office:value-type="float" office:value="5014" calcext:value-type="float">
            <text:p>5014</text:p>
          </table:table-cell>
          <table:table-cell office:value-type="float" office:value="5250" calcext:value-type="float">
            <text:p>5250</text:p>
          </table:table-cell>
          <table:table-cell office:value-type="float" office:value="5135" calcext:value-type="float">
            <text:p>5135</text:p>
          </table:table-cell>
          <table:table-cell office:value-type="float" office:value="5246" calcext:value-type="float">
            <text:p>5246</text:p>
          </table:table-cell>
          <table:table-cell office:value-type="float" office:value="5094" calcext:value-type="float">
            <text:p>5094</text:p>
          </table:table-cell>
          <table:table-cell office:value-type="float" office:value="5448" calcext:value-type="float">
            <text:p>5448</text:p>
          </table:table-cell>
          <table:table-cell office:value-type="float" office:value="5322" calcext:value-type="float">
            <text:p>5322</text:p>
          </table:table-cell>
          <table:table-cell office:value-type="float" office:value="5770" calcext:value-type="float">
            <text:p>5770</text:p>
          </table:table-cell>
          <table:table-cell office:value-type="float" office:value="5349" calcext:value-type="float">
            <text:p>5349</text:p>
          </table:table-cell>
          <table:table-cell office:value-type="float" office:value="5676" calcext:value-type="float">
            <text:p>5676</text:p>
          </table:table-cell>
          <table:table-cell office:value-type="float" office:value="5781" calcext:value-type="float">
            <text:p>5781</text:p>
          </table:table-cell>
          <table:table-cell office:value-type="float" office:value="5467" calcext:value-type="float">
            <text:p>5467</text:p>
          </table:table-cell>
          <table:table-cell office:value-type="float" office:value="5303" calcext:value-type="float">
            <text:p>5303</text:p>
          </table:table-cell>
          <table:table-cell office:value-type="float" office:value="5595" calcext:value-type="float">
            <text:p>5595</text:p>
          </table:table-cell>
          <table:table-cell office:value-type="float" office:value="5617" calcext:value-type="float">
            <text:p>5617</text:p>
          </table:table-cell>
          <table:table-cell office:value-type="float" office:value="5871" calcext:value-type="float">
            <text:p>5871</text:p>
          </table:table-cell>
          <table:table-cell office:value-type="float" office:value="5845" calcext:value-type="float">
            <text:p>5845</text:p>
          </table:table-cell>
          <table:table-cell office:value-type="float" office:value="6202" calcext:value-type="float">
            <text:p>6202</text:p>
          </table:table-cell>
          <table:table-cell office:value-type="float" office:value="6183" calcext:value-type="float">
            <text:p>6183</text:p>
          </table:table-cell>
          <table:table-cell office:value-type="float" office:value="6271" calcext:value-type="float">
            <text:p>6271</text:p>
          </table:table-cell>
          <table:table-cell office:value-type="float" office:value="6269" calcext:value-type="float">
            <text:p>6269</text:p>
          </table:table-cell>
          <table:table-cell office:value-type="float" office:value="6314" calcext:value-type="float">
            <text:p>6314</text:p>
          </table:table-cell>
          <table:table-cell office:value-type="float" office:value="6364" calcext:value-type="float">
            <text:p>6364</text:p>
          </table:table-cell>
          <table:table-cell office:value-type="float" office:value="6268" calcext:value-type="float">
            <text:p>6268</text:p>
          </table:table-cell>
          <table:table-cell office:value-type="float" office:value="6401" calcext:value-type="float">
            <text:p>6401</text:p>
          </table:table-cell>
          <table:table-cell office:value-type="float" office:value="6275" calcext:value-type="float">
            <text:p>6275</text:p>
          </table:table-cell>
          <table:table-cell office:value-type="float" office:value="6434" calcext:value-type="float">
            <text:p>6434</text:p>
          </table:table-cell>
          <table:table-cell office:value-type="float" office:value="10862" calcext:value-type="float">
            <text:p>10862</text:p>
          </table:table-cell>
          <table:table-cell office:value-type="float" office:value="10480" calcext:value-type="float">
            <text:p>10480</text:p>
          </table:table-cell>
          <table:table-cell office:value-type="float" office:value="10922" calcext:value-type="float">
            <text:p>10922</text:p>
          </table:table-cell>
          <table:table-cell office:value-type="float" office:value="10889" calcext:value-type="float">
            <text:p>10889</text:p>
          </table:table-cell>
          <table:table-cell office:value-type="float" office:value="10524" calcext:value-type="float">
            <text:p>10524</text:p>
          </table:table-cell>
          <table:table-cell office:value-type="float" office:value="10329" calcext:value-type="float">
            <text:p>10329</text:p>
          </table:table-cell>
          <table:table-cell office:value-type="float" office:value="10854" calcext:value-type="float">
            <text:p>10854</text:p>
          </table:table-cell>
          <table:table-cell office:value-type="float" office:value="10730" calcext:value-type="float">
            <text:p>10730</text:p>
          </table:table-cell>
          <table:table-cell office:value-type="float" office:value="10438" calcext:value-type="float">
            <text:p>10438</text:p>
          </table:table-cell>
          <table:table-cell office:value-type="float" office:value="10675" calcext:value-type="float">
            <text:p>10675</text:p>
          </table:table-cell>
          <table:table-cell office:value-type="float" office:value="11195" calcext:value-type="float">
            <text:p>11195</text:p>
          </table:table-cell>
          <table:table-cell office:value-type="float" office:value="11203" calcext:value-type="float">
            <text:p>11203</text:p>
          </table:table-cell>
          <table:table-cell office:value-type="float" office:value="11281" calcext:value-type="float">
            <text:p>11281</text:p>
          </table:table-cell>
          <table:table-cell office:value-type="float" office:value="11275" calcext:value-type="float">
            <text:p>11275</text:p>
          </table:table-cell>
          <table:table-cell office:value-type="float" office:value="11259" calcext:value-type="float">
            <text:p>11259</text:p>
          </table:table-cell>
          <table:table-cell office:value-type="float" office:value="11179" calcext:value-type="float">
            <text:p>11179</text:p>
          </table:table-cell>
          <table:table-cell office:value-type="float" office:value="11360" calcext:value-type="float">
            <text:p>11360</text:p>
          </table:table-cell>
          <table:table-cell office:value-type="float" office:value="11334" calcext:value-type="float">
            <text:p>11334</text:p>
          </table:table-cell>
          <table:table-cell office:value-type="float" office:value="11192" calcext:value-type="float">
            <text:p>11192</text:p>
          </table:table-cell>
          <table:table-cell office:value-type="float" office:value="11284" calcext:value-type="float">
            <text:p>11284</text:p>
          </table:table-cell>
          <table:table-cell office:value-type="float" office:value="26040" calcext:value-type="float">
            <text:p>26040</text:p>
          </table:table-cell>
          <table:table-cell office:value-type="float" office:value="26520" calcext:value-type="float">
            <text:p>26520</text:p>
          </table:table-cell>
          <table:table-cell office:value-type="float" office:value="26371" calcext:value-type="float">
            <text:p>26371</text:p>
          </table:table-cell>
          <table:table-cell office:value-type="float" office:value="26456" calcext:value-type="float">
            <text:p>26456</text:p>
          </table:table-cell>
          <table:table-cell office:value-type="float" office:value="26334" calcext:value-type="float">
            <text:p>26334</text:p>
          </table:table-cell>
          <table:table-cell office:value-type="float" office:value="26477" calcext:value-type="float">
            <text:p>26477</text:p>
          </table:table-cell>
          <table:table-cell office:value-type="float" office:value="26389" calcext:value-type="float">
            <text:p>26389</text:p>
          </table:table-cell>
          <table:table-cell office:value-type="float" office:value="26560" calcext:value-type="float">
            <text:p>26560</text:p>
          </table:table-cell>
          <table:table-cell office:value-type="float" office:value="26005" calcext:value-type="float">
            <text:p>26005</text:p>
          </table:table-cell>
          <table:table-cell office:value-type="float" office:value="26457" calcext:value-type="float">
            <text:p>26457</text:p>
          </table:table-cell>
        </table:table-row>
      </table:table>
      <table:table table:name="Ant Colony Optimization" table:style-name="ta1">
        <table:table-source xlink:type="simple" xlink:href="../summary/Ant%20Colony%20Optimization.txt" table:table-name="Ant Colony Optimization" table:filter-name="Text - txt - csv (StarCalc)" table:filter-options="9/59/44,34,ANSI,1,,0,false,false"/>
        <table:table-column table:style-name="co4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1" calcext:value-type="float">
            <text:p>1611</text:p>
          </table:table-cell>
          <table:table-cell office:value-type="float" office:value="1683" calcext:value-type="float">
            <text:p>1683</text:p>
          </table:table-cell>
          <table:table-cell office:value-type="float" office:value="1509" calcext:value-type="float">
            <text:p>1509</text:p>
          </table:table-cell>
          <table:table-cell office:value-type="float" office:value="1385" calcext:value-type="float">
            <text:p>1385</text:p>
          </table:table-cell>
          <table:table-cell office:value-type="float" office:value="1419" calcext:value-type="float">
            <text:p>1419</text:p>
          </table:table-cell>
          <table:table-cell office:value-type="float" office:value="1413" calcext:value-type="float">
            <text:p>1413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08" calcext:value-type="float">
            <text:p>1608</text:p>
          </table:table-cell>
          <table:table-cell office:value-type="float" office:value="2335" calcext:value-type="float">
            <text:p>2335</text:p>
          </table:table-cell>
          <table:table-cell office:value-type="float" office:value="2115" calcext:value-type="float">
            <text:p>2115</text:p>
          </table:table-cell>
          <table:table-cell office:value-type="float" office:value="2348" calcext:value-type="float">
            <text:p>2348</text:p>
          </table:table-cell>
          <table:table-cell office:value-type="float" office:value="2235" calcext:value-type="float">
            <text:p>2235</text:p>
          </table:table-cell>
          <table:table-cell office:value-type="float" office:value="2313" calcext:value-type="float">
            <text:p>2313</text:p>
          </table:table-cell>
          <table:table-cell office:value-type="float" office:value="2238" calcext:value-type="float">
            <text:p>2238</text:p>
          </table:table-cell>
          <table:table-cell office:value-type="float" office:value="2299" calcext:value-type="float">
            <text:p>2299</text:p>
          </table:table-cell>
          <table:table-cell office:value-type="float" office:value="2206" calcext:value-type="float">
            <text:p>2206</text:p>
          </table:table-cell>
          <table:table-cell office:value-type="float" office:value="2245" calcext:value-type="float">
            <text:p>2245</text:p>
          </table:table-cell>
          <table:table-cell office:value-type="float" office:value="2198" calcext:value-type="float">
            <text:p>219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3" calcext:value-type="float">
            <text:p>2633</text:p>
          </table:table-cell>
          <table:table-cell office:value-type="float" office:value="2772" calcext:value-type="float">
            <text:p>2772</text:p>
          </table:table-cell>
          <table:table-cell office:value-type="float" office:value="2866" calcext:value-type="float">
            <text:p>2866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3020" calcext:value-type="float">
            <text:p>3020</text:p>
          </table:table-cell>
          <table:table-cell office:value-type="float" office:value="2986" calcext:value-type="float">
            <text:p>2986</text:p>
          </table:table-cell>
          <table:table-cell office:value-type="float" office:value="3146" calcext:value-type="float">
            <text:p>3146</text:p>
          </table:table-cell>
          <table:table-cell office:value-type="float" office:value="3122" calcext:value-type="float">
            <text:p>3122</text:p>
          </table:table-cell>
          <table:table-cell office:value-type="float" office:value="3117" calcext:value-type="float">
            <text:p>3117</text:p>
          </table:table-cell>
          <table:table-cell office:value-type="float" office:value="3221" calcext:value-type="float">
            <text:p>3221</text:p>
          </table:table-cell>
          <table:table-cell office:value-type="float" office:value="3123" calcext:value-type="float">
            <text:p>3123</text:p>
          </table:table-cell>
          <table:table-cell office:value-type="float" office:value="2996" calcext:value-type="float">
            <text:p>2996</text:p>
          </table:table-cell>
          <table:table-cell office:value-type="float" office:value="3222" calcext:value-type="float">
            <text:p>3222</text:p>
          </table:table-cell>
          <table:table-cell office:value-type="float" office:value="4082" calcext:value-type="float">
            <text:p>4082</text:p>
          </table:table-cell>
          <table:table-cell office:value-type="float" office:value="3907" calcext:value-type="float">
            <text:p>3907</text:p>
          </table:table-cell>
          <table:table-cell office:value-type="float" office:value="3852" calcext:value-type="float">
            <text:p>3852</text:p>
          </table:table-cell>
          <table:table-cell office:value-type="float" office:value="3954" calcext:value-type="float">
            <text:p>3954</text:p>
          </table:table-cell>
          <table:table-cell office:value-type="float" office:value="3821" calcext:value-type="float">
            <text:p>3821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1" calcext:value-type="float">
            <text:p>3931</text:p>
          </table:table-cell>
          <table:table-cell office:value-type="float" office:value="3952" calcext:value-type="float">
            <text:p>3952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8" calcext:value-type="float">
            <text:p>1598</text:p>
          </table:table-cell>
          <table:table-cell office:value-type="float" office:value="1671" calcext:value-type="float">
            <text:p>1671</text:p>
          </table:table-cell>
          <table:table-cell office:value-type="float" office:value="1513" calcext:value-type="float">
            <text:p>1513</text:p>
          </table:table-cell>
          <table:table-cell office:value-type="float" office:value="1388" calcext:value-type="float">
            <text:p>1388</text:p>
          </table:table-cell>
          <table:table-cell office:value-type="float" office:value="1419" calcext:value-type="float">
            <text:p>1419</text:p>
          </table:table-cell>
          <table:table-cell office:value-type="float" office:value="1411" calcext:value-type="float">
            <text:p>1411</text:p>
          </table:table-cell>
          <table:table-cell office:value-type="float" office:value="1487" calcext:value-type="float">
            <text:p>1487</text:p>
          </table:table-cell>
          <table:table-cell office:value-type="float" office:value="1553" calcext:value-type="float">
            <text:p>1553</text:p>
          </table:table-cell>
          <table:table-cell office:value-type="float" office:value="1604" calcext:value-type="float">
            <text:p>1604</text:p>
          </table:table-cell>
          <table:table-cell office:value-type="float" office:value="1613" calcext:value-type="float">
            <text:p>1613</text:p>
          </table:table-cell>
          <table:table-cell office:value-type="float" office:value="2326" calcext:value-type="float">
            <text:p>2326</text:p>
          </table:table-cell>
          <table:table-cell office:value-type="float" office:value="2124" calcext:value-type="float">
            <text:p>2124</text:p>
          </table:table-cell>
          <table:table-cell office:value-type="float" office:value="2365" calcext:value-type="float">
            <text:p>2365</text:p>
          </table:table-cell>
          <table:table-cell office:value-type="float" office:value="2240" calcext:value-type="float">
            <text:p>2240</text:p>
          </table:table-cell>
          <table:table-cell office:value-type="float" office:value="2312" calcext:value-type="float">
            <text:p>2312</text:p>
          </table:table-cell>
          <table:table-cell office:value-type="float" office:value="2238" calcext:value-type="float">
            <text:p>2238</text:p>
          </table:table-cell>
          <table:table-cell office:value-type="float" office:value="2290" calcext:value-type="float">
            <text:p>2290</text:p>
          </table:table-cell>
          <table:table-cell office:value-type="float" office:value="2221" calcext:value-type="float">
            <text:p>2221</text:p>
          </table:table-cell>
          <table:table-cell office:value-type="float" office:value="2254" calcext:value-type="float">
            <text:p>2254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5" calcext:value-type="float">
            <text:p>2635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41" calcext:value-type="float">
            <text:p>2741</text:p>
          </table:table-cell>
          <table:table-cell office:value-type="float" office:value="2706" calcext:value-type="float">
            <text:p>2706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2981" calcext:value-type="float">
            <text:p>2981</text:p>
          </table:table-cell>
          <table:table-cell office:value-type="float" office:value="2982" calcext:value-type="float">
            <text:p>2982</text:p>
          </table:table-cell>
          <table:table-cell office:value-type="float" office:value="3135" calcext:value-type="float">
            <text:p>3135</text:p>
          </table:table-cell>
          <table:table-cell office:value-type="float" office:value="3125" calcext:value-type="float">
            <text:p>3125</text:p>
          </table:table-cell>
          <table:table-cell office:value-type="float" office:value="3121" calcext:value-type="float">
            <text:p>3121</text:p>
          </table:table-cell>
          <table:table-cell office:value-type="float" office:value="3199" calcext:value-type="float">
            <text:p>319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5" calcext:value-type="float">
            <text:p>3225</text:p>
          </table:table-cell>
          <table:table-cell office:value-type="float" office:value="4081" calcext:value-type="float">
            <text:p>4081</text:p>
          </table:table-cell>
          <table:table-cell office:value-type="float" office:value="3921" calcext:value-type="float">
            <text:p>3921</text:p>
          </table:table-cell>
          <table:table-cell office:value-type="float" office:value="3827" calcext:value-type="float">
            <text:p>3827</text:p>
          </table:table-cell>
          <table:table-cell office:value-type="float" office:value="3933" calcext:value-type="float">
            <text:p>3933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29" calcext:value-type="float">
            <text:p>3929</text:p>
          </table:table-cell>
          <table:table-cell office:value-type="float" office:value="3933" calcext:value-type="float">
            <text:p>3933</text:p>
          </table:table-cell>
          <table:table-cell office:value-type="float" office:value="3952" calcext:value-type="float">
            <text:p>3952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6" calcext:value-type="float">
            <text:p>1606</text:p>
          </table:table-cell>
          <table:table-cell office:value-type="float" office:value="1678" calcext:value-type="float">
            <text:p>1678</text:p>
          </table:table-cell>
          <table:table-cell office:value-type="float" office:value="1515" calcext:value-type="float">
            <text:p>1515</text:p>
          </table:table-cell>
          <table:table-cell office:value-type="float" office:value="1381" calcext:value-type="float">
            <text:p>1381</text:p>
          </table:table-cell>
          <table:table-cell office:value-type="float" office:value="1426" calcext:value-type="float">
            <text:p>1426</text:p>
          </table:table-cell>
          <table:table-cell office:value-type="float" office:value="1407" calcext:value-type="float">
            <text:p>1407</text:p>
          </table:table-cell>
          <table:table-cell office:value-type="float" office:value="1490" calcext:value-type="float">
            <text:p>1490</text:p>
          </table:table-cell>
          <table:table-cell office:value-type="float" office:value="1558" calcext:value-type="float">
            <text:p>1558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25" calcext:value-type="float">
            <text:p>2325</text:p>
          </table:table-cell>
          <table:table-cell office:value-type="float" office:value="2120" calcext:value-type="float">
            <text:p>2120</text:p>
          </table:table-cell>
          <table:table-cell office:value-type="float" office:value="2354" calcext:value-type="float">
            <text:p>2354</text:p>
          </table:table-cell>
          <table:table-cell office:value-type="float" office:value="2235" calcext:value-type="float">
            <text:p>2235</text:p>
          </table:table-cell>
          <table:table-cell office:value-type="float" office:value="2323" calcext:value-type="float">
            <text:p>2323</text:p>
          </table:table-cell>
          <table:table-cell office:value-type="float" office:value="2232" calcext:value-type="float">
            <text:p>2232</text:p>
          </table:table-cell>
          <table:table-cell office:value-type="float" office:value="2302" calcext:value-type="float">
            <text:p>2302</text:p>
          </table:table-cell>
          <table:table-cell office:value-type="float" office:value="2224" calcext:value-type="float">
            <text:p>222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34" calcext:value-type="float">
            <text:p>2634</text:p>
          </table:table-cell>
          <table:table-cell office:value-type="float" office:value="2763" calcext:value-type="float">
            <text:p>2763</text:p>
          </table:table-cell>
          <table:table-cell office:value-type="float" office:value="2868" calcext:value-type="float">
            <text:p>2868</text:p>
          </table:table-cell>
          <table:table-cell office:value-type="float" office:value="2837" calcext:value-type="float">
            <text:p>2837</text:p>
          </table:table-cell>
          <table:table-cell office:value-type="float" office:value="2752" calcext:value-type="float">
            <text:p>2752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6" calcext:value-type="float">
            <text:p>2786</text:p>
          </table:table-cell>
          <table:table-cell office:value-type="float" office:value="3126" calcext:value-type="float">
            <text:p>3126</text:p>
          </table:table-cell>
          <table:table-cell office:value-type="float" office:value="3012" calcext:value-type="float">
            <text:p>3012</text:p>
          </table:table-cell>
          <table:table-cell office:value-type="float" office:value="2965" calcext:value-type="float">
            <text:p>2965</text:p>
          </table:table-cell>
          <table:table-cell office:value-type="float" office:value="3137" calcext:value-type="float">
            <text:p>3137</text:p>
          </table:table-cell>
          <table:table-cell office:value-type="float" office:value="3121" calcext:value-type="float">
            <text:p>3121</text:p>
          </table:table-cell>
          <table:table-cell office:value-type="float" office:value="3130" calcext:value-type="float">
            <text:p>3130</text:p>
          </table:table-cell>
          <table:table-cell office:value-type="float" office:value="3224" calcext:value-type="float">
            <text:p>3224</text:p>
          </table:table-cell>
          <table:table-cell office:value-type="float" office:value="3117" calcext:value-type="float">
            <text:p>3117</text:p>
          </table:table-cell>
          <table:table-cell office:value-type="float" office:value="3002" calcext:value-type="float">
            <text:p>3002</text:p>
          </table:table-cell>
          <table:table-cell office:value-type="float" office:value="3229" calcext:value-type="float">
            <text:p>3229</text:p>
          </table:table-cell>
          <table:table-cell office:value-type="float" office:value="4045" calcext:value-type="float">
            <text:p>4045</text:p>
          </table:table-cell>
          <table:table-cell office:value-type="float" office:value="3921" calcext:value-type="float">
            <text:p>3921</text:p>
          </table:table-cell>
          <table:table-cell office:value-type="float" office:value="3853" calcext:value-type="float">
            <text:p>3853</text:p>
          </table:table-cell>
          <table:table-cell office:value-type="float" office:value="3950" calcext:value-type="float">
            <text:p>3950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882" calcext:value-type="float">
            <text:p>3882</text:p>
          </table:table-cell>
          <table:table-cell office:value-type="float" office:value="3952" calcext:value-type="float">
            <text:p>3952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1" calcext:value-type="float">
            <text:p>1671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22" calcext:value-type="float">
            <text:p>1422</text:p>
          </table:table-cell>
          <table:table-cell office:value-type="float" office:value="1493" calcext:value-type="float">
            <text:p>1493</text:p>
          </table:table-cell>
          <table:table-cell office:value-type="float" office:value="1557" calcext:value-type="float">
            <text:p>1557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28" calcext:value-type="float">
            <text:p>2328</text:p>
          </table:table-cell>
          <table:table-cell office:value-type="float" office:value="2124" calcext:value-type="float">
            <text:p>2124</text:p>
          </table:table-cell>
          <table:table-cell office:value-type="float" office:value="2366" calcext:value-type="float">
            <text:p>2366</text:p>
          </table:table-cell>
          <table:table-cell office:value-type="float" office:value="2233" calcext:value-type="float">
            <text:p>2233</text:p>
          </table:table-cell>
          <table:table-cell office:value-type="float" office:value="2320" calcext:value-type="float">
            <text:p>2320</text:p>
          </table:table-cell>
          <table:table-cell office:value-type="float" office:value="2240" calcext:value-type="float">
            <text:p>2240</text:p>
          </table:table-cell>
          <table:table-cell office:value-type="float" office:value="2295" calcext:value-type="float">
            <text:p>2295</text:p>
          </table:table-cell>
          <table:table-cell office:value-type="float" office:value="2225" calcext:value-type="float">
            <text:p>2225</text:p>
          </table:table-cell>
          <table:table-cell office:value-type="float" office:value="2263" calcext:value-type="float">
            <text:p>2263</text:p>
          </table:table-cell>
          <table:table-cell office:value-type="float" office:value="2205" calcext:value-type="float">
            <text:p>2205</text:p>
          </table:table-cell>
          <table:table-cell office:value-type="float" office:value="2727" calcext:value-type="float">
            <text:p>2727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8" calcext:value-type="float">
            <text:p>2768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10" calcext:value-type="float">
            <text:p>2710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099" calcext:value-type="float">
            <text:p>3099</text:p>
          </table:table-cell>
          <table:table-cell office:value-type="float" office:value="3012" calcext:value-type="float">
            <text:p>3012</text:p>
          </table:table-cell>
          <table:table-cell office:value-type="float" office:value="2978" calcext:value-type="float">
            <text:p>2978</text:p>
          </table:table-cell>
          <table:table-cell office:value-type="float" office:value="3135" calcext:value-type="float">
            <text:p>3135</text:p>
          </table:table-cell>
          <table:table-cell office:value-type="float" office:value="3134" calcext:value-type="float">
            <text:p>3134</text:p>
          </table:table-cell>
          <table:table-cell office:value-type="float" office:value="3131" calcext:value-type="float">
            <text:p>3131</text:p>
          </table:table-cell>
          <table:table-cell office:value-type="float" office:value="3222" calcext:value-type="float">
            <text:p>322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7" calcext:value-type="float">
            <text:p>3217</text:p>
          </table:table-cell>
          <table:table-cell office:value-type="float" office:value="4082" calcext:value-type="float">
            <text:p>4082</text:p>
          </table:table-cell>
          <table:table-cell office:value-type="float" office:value="3903" calcext:value-type="float">
            <text:p>3903</text:p>
          </table:table-cell>
          <table:table-cell office:value-type="float" office:value="3838" calcext:value-type="float">
            <text:p>3838</text:p>
          </table:table-cell>
          <table:table-cell office:value-type="float" office:value="3937" calcext:value-type="float">
            <text:p>3937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32" calcext:value-type="float">
            <text:p>3932</text:p>
          </table:table-cell>
          <table:table-cell office:value-type="float" office:value="3929" calcext:value-type="float">
            <text:p>3929</text:p>
          </table:table-cell>
          <table:table-cell office:value-type="float" office:value="3952" calcext:value-type="float">
            <text:p>3952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69" calcext:value-type="float">
            <text:p>1669</text:p>
          </table:table-cell>
          <table:table-cell office:value-type="float" office:value="1515" calcext:value-type="float">
            <text:p>1515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8" calcext:value-type="float">
            <text:p>1418</text:p>
          </table:table-cell>
          <table:table-cell office:value-type="float" office:value="1486" calcext:value-type="float">
            <text:p>1486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11" calcext:value-type="float">
            <text:p>1611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7" calcext:value-type="float">
            <text:p>1607</text:p>
          </table:table-cell>
          <table:table-cell office:value-type="float" office:value="1679" calcext:value-type="float">
            <text:p>1679</text:p>
          </table:table-cell>
          <table:table-cell office:value-type="float" office:value="1515" calcext:value-type="float">
            <text:p>1515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409" calcext:value-type="float">
            <text:p>1409</text:p>
          </table:table-cell>
          <table:table-cell office:value-type="float" office:value="1484" calcext:value-type="float">
            <text:p>1484</text:p>
          </table:table-cell>
          <table:table-cell office:value-type="float" office:value="1563" calcext:value-type="float">
            <text:p>1563</text:p>
          </table:table-cell>
          <table:table-cell office:value-type="float" office:value="1604" calcext:value-type="float">
            <text:p>1604</text:p>
          </table:table-cell>
          <table:table-cell office:value-type="float" office:value="1609" calcext:value-type="float">
            <text:p>1609</text:p>
          </table:table-cell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294" calcext:value-type="float">
            <text:p>1294</text:p>
          </table:table-cell>
          <table:table-cell office:value-type="float" office:value="1235" calcext:value-type="float">
            <text:p>1235</text:p>
          </table:table-cell>
          <table:table-cell office:value-type="float" office:value="1200" calcext:value-type="float">
            <text:p>120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8" calcext:value-type="float">
            <text:p>1598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9" calcext:value-type="float">
            <text:p>1489</text:p>
          </table:table-cell>
          <table:table-cell office:value-type="float" office:value="1555" calcext:value-type="float">
            <text:p>1555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9" calcext:value-type="float">
            <text:p>1599</text:p>
          </table:table-cell>
          <table:table-cell office:value-type="float" office:value="1660" calcext:value-type="float">
            <text:p>1660</text:p>
          </table:table-cell>
          <table:table-cell office:value-type="float" office:value="1509" calcext:value-type="float">
            <text:p>1509</text:p>
          </table:table-cell>
          <table:table-cell office:value-type="float" office:value="1387" calcext:value-type="float">
            <text:p>1387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1" calcext:value-type="float">
            <text:p>1301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1" calcext:value-type="float">
            <text:p>1611</text:p>
          </table:table-cell>
          <table:table-cell office:value-type="float" office:value="1682" calcext:value-type="float">
            <text:p>1682</text:p>
          </table:table-cell>
          <table:table-cell office:value-type="float" office:value="1509" calcext:value-type="float">
            <text:p>1509</text:p>
          </table:table-cell>
          <table:table-cell office:value-type="float" office:value="1377" calcext:value-type="float">
            <text:p>1377</text:p>
          </table:table-cell>
          <table:table-cell office:value-type="float" office:value="1426" calcext:value-type="float">
            <text:p>1426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63" calcext:value-type="float">
            <text:p>1563</text:p>
          </table:table-cell>
          <table:table-cell office:value-type="float" office:value="1606" calcext:value-type="float">
            <text:p>1606</text:p>
          </table:table-cell>
          <table:table-cell office:value-type="float" office:value="1613" calcext:value-type="float">
            <text:p>1613</text:p>
          </table:table-cell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3" calcext:value-type="float">
            <text:p>1603</text:p>
          </table:table-cell>
          <table:table-cell office:value-type="float" office:value="1685" calcext:value-type="float">
            <text:p>1685</text:p>
          </table:table-cell>
          <table:table-cell office:value-type="float" office:value="1520" calcext:value-type="float">
            <text:p>1520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7" calcext:value-type="float">
            <text:p>1417</text:p>
          </table:table-cell>
          <table:table-cell office:value-type="float" office:value="1489" calcext:value-type="float">
            <text:p>1489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3" calcext:value-type="float">
            <text:p>1613</text:p>
          </table:table-cell>
          <table:table-cell office:value-type="float" office:value="1671" calcext:value-type="float">
            <text:p>1671</text:p>
          </table:table-cell>
          <table:table-cell office:value-type="float" office:value="1510" calcext:value-type="float">
            <text:p>1510</text:p>
          </table:table-cell>
          <table:table-cell office:value-type="float" office:value="1384" calcext:value-type="float">
            <text:p>1384</text:p>
          </table:table-cell>
          <table:table-cell office:value-type="float" office:value="1425" calcext:value-type="float">
            <text:p>1425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4" calcext:value-type="float">
            <text:p>1604</text:p>
          </table:table-cell>
          <table:table-cell office:value-type="float" office:value="1606" calcext:value-type="float">
            <text:p>1606</text:p>
          </table:table-cell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40" calcext:value-type="float">
            <text:p>124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79" calcext:value-type="float">
            <text:p>1679</text:p>
          </table:table-cell>
          <table:table-cell office:value-type="float" office:value="1514" calcext:value-type="float">
            <text:p>1514</text:p>
          </table:table-cell>
          <table:table-cell office:value-type="float" office:value="1392" calcext:value-type="float">
            <text:p>1392</text:p>
          </table:table-cell>
          <table:table-cell office:value-type="float" office:value="1422" calcext:value-type="float">
            <text:p>1422</text:p>
          </table:table-cell>
          <table:table-cell office:value-type="float" office:value="1408" calcext:value-type="float">
            <text:p>1408</text:p>
          </table:table-cell>
          <table:table-cell office:value-type="float" office:value="1491" calcext:value-type="float">
            <text:p>1491</text:p>
          </table:table-cell>
          <table:table-cell office:value-type="float" office:value="1558" calcext:value-type="float">
            <text:p>1558</text:p>
          </table:table-cell>
          <table:table-cell office:value-type="float" office:value="1602" calcext:value-type="float">
            <text:p>1602</text:p>
          </table:table-cell>
          <table:table-cell office:value-type="float" office:value="1612" calcext:value-type="float">
            <text:p>1612</text:p>
          </table:table-cell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7" calcext:value-type="float">
            <text:p>1617</text:p>
          </table:table-cell>
          <table:table-cell office:value-type="float" office:value="1675" calcext:value-type="float">
            <text:p>1675</text:p>
          </table:table-cell>
          <table:table-cell office:value-type="float" office:value="1525" calcext:value-type="float">
            <text:p>1525</text:p>
          </table:table-cell>
          <table:table-cell office:value-type="float" office:value="1386" calcext:value-type="float">
            <text:p>1386</text:p>
          </table:table-cell>
          <table:table-cell office:value-type="float" office:value="1419" calcext:value-type="float">
            <text:p>1419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2" calcext:value-type="float">
            <text:p>1602</text:p>
          </table:table-cell>
          <table:table-cell office:value-type="float" office:value="1610" calcext:value-type="float">
            <text:p>1610</text:p>
          </table:table-cell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5" calcext:value-type="float">
            <text:p>1085</text:p>
          </table:table-cell>
          <table:table-cell office:value-type="float" office:value="1299" calcext:value-type="float">
            <text:p>1299</text:p>
          </table:table-cell>
          <table:table-cell office:value-type="float" office:value="1239" calcext:value-type="float">
            <text:p>1239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9" calcext:value-type="float">
            <text:p>1599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85" calcext:value-type="float">
            <text:p>1385</text:p>
          </table:table-cell>
          <table:table-cell office:value-type="float" office:value="1426" calcext:value-type="float">
            <text:p>1426</text:p>
          </table:table-cell>
          <table:table-cell office:value-type="float" office:value="1411" calcext:value-type="float">
            <text:p>1411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5" calcext:value-type="float">
            <text:p>1085</text:p>
          </table:table-cell>
          <table:table-cell office:value-type="float" office:value="1302" calcext:value-type="float">
            <text:p>1302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6" calcext:value-type="float">
            <text:p>1306</text:p>
          </table:table-cell>
          <table:table-cell office:value-type="float" office:value="1236" calcext:value-type="float">
            <text:p>1236</text:p>
          </table:table-cell>
          <table:table-cell table:number-columns-repeated="5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6" calcext:value-type="float">
            <text:p>2726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</table:table>
      <table:table table:name="Bees algorithm" table:style-name="ta1">
        <table:table-source xlink:type="simple" xlink:href="../summary/Bees%20algorithm.txt" table:table-name="Bees algorithm" table:filter-name="Text - txt - csv (StarCalc)" table:filter-options="9/59/44,34,ANSI,1,,0,false,false"/>
        <table:table-column table:style-name="co4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0" calcext:value-type="float">
            <text:p>1420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05" calcext:value-type="float">
            <text:p>2305</text:p>
          </table:table-cell>
          <table:table-cell office:value-type="float" office:value="2106" calcext:value-type="float">
            <text:p>2106</text:p>
          </table:table-cell>
          <table:table-cell office:value-type="float" office:value="2342" calcext:value-type="float">
            <text:p>2342</text:p>
          </table:table-cell>
          <table:table-cell office:value-type="float" office:value="2224" calcext:value-type="float">
            <text:p>2224</text:p>
          </table:table-cell>
          <table:table-cell office:value-type="float" office:value="2307" calcext:value-type="float">
            <text:p>2307</text:p>
          </table:table-cell>
          <table:table-cell office:value-type="float" office:value="2232" calcext:value-type="float">
            <text:p>2232</text:p>
          </table:table-cell>
          <table:table-cell office:value-type="float" office:value="2282" calcext:value-type="float">
            <text:p>2282</text:p>
          </table:table-cell>
          <table:table-cell office:value-type="float" office:value="2212" calcext:value-type="float">
            <text:p>2212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30" calcext:value-type="float">
            <text:p>2730</text:p>
          </table:table-cell>
          <table:table-cell office:value-type="float" office:value="2704" calcext:value-type="float">
            <text:p>2704</text:p>
          </table:table-cell>
          <table:table-cell office:value-type="float" office:value="2568" calcext:value-type="float">
            <text:p>2568</text:p>
          </table:table-cell>
          <table:table-cell office:value-type="float" office:value="2782" calcext:value-type="float">
            <text:p>2782</text:p>
          </table:table-cell>
          <table:table-cell office:value-type="float" office:value="3063" calcext:value-type="float">
            <text:p>3063</text:p>
          </table:table-cell>
          <table:table-cell office:value-type="float" office:value="3002" calcext:value-type="float">
            <text:p>3002</text:p>
          </table:table-cell>
          <table:table-cell office:value-type="float" office:value="2986" calcext:value-type="float">
            <text:p>2986</text:p>
          </table:table-cell>
          <table:table-cell office:value-type="float" office:value="3140" calcext:value-type="float">
            <text:p>3140</text:p>
          </table:table-cell>
          <table:table-cell office:value-type="float" office:value="3157" calcext:value-type="float">
            <text:p>3157</text:p>
          </table:table-cell>
          <table:table-cell office:value-type="float" office:value="3142" calcext:value-type="float">
            <text:p>3142</text:p>
          </table:table-cell>
          <table:table-cell office:value-type="float" office:value="3236" calcext:value-type="float">
            <text:p>323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2" calcext:value-type="float">
            <text:p>3212</text:p>
          </table:table-cell>
          <table:table-cell office:value-type="float" office:value="4041" calcext:value-type="float">
            <text:p>4041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1" calcext:value-type="float">
            <text:p>1671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4" calcext:value-type="float">
            <text:p>1424</text:p>
          </table:table-cell>
          <table:table-cell office:value-type="float" office:value="1402" calcext:value-type="float">
            <text:p>1402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601" calcext:value-type="float">
            <text:p>1601</text:p>
          </table:table-cell>
          <table:table-cell office:value-type="float" office:value="1597" calcext:value-type="float">
            <text:p>1597</text:p>
          </table:table-cell>
          <table:table-cell office:value-type="float" office:value="2299" calcext:value-type="float">
            <text:p>2299</text:p>
          </table:table-cell>
          <table:table-cell office:value-type="float" office:value="2105" calcext:value-type="float">
            <text:p>2105</text:p>
          </table:table-cell>
          <table:table-cell office:value-type="float" office:value="2345" calcext:value-type="float">
            <text:p>2345</text:p>
          </table:table-cell>
          <table:table-cell office:value-type="float" office:value="2234" calcext:value-type="float">
            <text:p>2234</text:p>
          </table:table-cell>
          <table:table-cell office:value-type="float" office:value="2304" calcext:value-type="float">
            <text:p>2304</text:p>
          </table:table-cell>
          <table:table-cell office:value-type="float" office:value="2231" calcext:value-type="float">
            <text:p>2231</text:p>
          </table:table-cell>
          <table:table-cell office:value-type="float" office:value="2280" calcext:value-type="float">
            <text:p>2280</text:p>
          </table:table-cell>
          <table:table-cell office:value-type="float" office:value="2214" calcext:value-type="float">
            <text:p>2214</text:p>
          </table:table-cell>
          <table:table-cell office:value-type="float" office:value="2240" calcext:value-type="float">
            <text:p>2240</text:p>
          </table:table-cell>
          <table:table-cell office:value-type="float" office:value="2183" calcext:value-type="float">
            <text:p>2183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5" calcext:value-type="float">
            <text:p>2625</text:p>
          </table:table-cell>
          <table:table-cell office:value-type="float" office:value="2776" calcext:value-type="float">
            <text:p>2776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03" calcext:value-type="float">
            <text:p>3103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7" calcext:value-type="float">
            <text:p>3157</text:p>
          </table:table-cell>
          <table:table-cell office:value-type="float" office:value="3160" calcext:value-type="float">
            <text:p>3160</text:p>
          </table:table-cell>
          <table:table-cell office:value-type="float" office:value="3150" calcext:value-type="float">
            <text:p>3150</text:p>
          </table:table-cell>
          <table:table-cell office:value-type="float" office:value="3191" calcext:value-type="float">
            <text:p>3191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3" calcext:value-type="float">
            <text:p>3223</text:p>
          </table:table-cell>
          <table:table-cell office:value-type="float" office:value="4072" calcext:value-type="float">
            <text:p>407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7" calcext:value-type="float">
            <text:p>1507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7" calcext:value-type="float">
            <text:p>1487</text:p>
          </table:table-cell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00" calcext:value-type="float">
            <text:p>2300</text:p>
          </table:table-cell>
          <table:table-cell office:value-type="float" office:value="2108" calcext:value-type="float">
            <text:p>2108</text:p>
          </table:table-cell>
          <table:table-cell office:value-type="float" office:value="2326" calcext:value-type="float">
            <text:p>2326</text:p>
          </table:table-cell>
          <table:table-cell office:value-type="float" office:value="2229" calcext:value-type="float">
            <text:p>2229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2" calcext:value-type="float">
            <text:p>2292</text:p>
          </table:table-cell>
          <table:table-cell office:value-type="float" office:value="2214" calcext:value-type="float">
            <text:p>2214</text:p>
          </table:table-cell>
          <table:table-cell office:value-type="float" office:value="2245" calcext:value-type="float">
            <text:p>2245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64" calcext:value-type="float">
            <text:p>2764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703" calcext:value-type="float">
            <text:p>2703</text:p>
          </table:table-cell>
          <table:table-cell office:value-type="float" office:value="2565" calcext:value-type="float">
            <text:p>2565</text:p>
          </table:table-cell>
          <table:table-cell office:value-type="float" office:value="2782" calcext:value-type="float">
            <text:p>2782</text:p>
          </table:table-cell>
          <table:table-cell office:value-type="float" office:value="3064" calcext:value-type="float">
            <text:p>3064</text:p>
          </table:table-cell>
          <table:table-cell office:value-type="float" office:value="3008" calcext:value-type="float">
            <text:p>3008</text:p>
          </table:table-cell>
          <table:table-cell office:value-type="float" office:value="2986" calcext:value-type="float">
            <text:p>2986</text:p>
          </table:table-cell>
          <table:table-cell office:value-type="float" office:value="3164" calcext:value-type="float">
            <text:p>3164</text:p>
          </table:table-cell>
          <table:table-cell office:value-type="float" office:value="3157" calcext:value-type="float">
            <text:p>3157</text:p>
          </table:table-cell>
          <table:table-cell office:value-type="float" office:value="3140" calcext:value-type="float">
            <text:p>3140</text:p>
          </table:table-cell>
          <table:table-cell office:value-type="float" office:value="3212" calcext:value-type="float">
            <text:p>321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41" calcext:value-type="float">
            <text:p>4041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9" calcext:value-type="float">
            <text:p>1669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303" calcext:value-type="float">
            <text:p>2303</text:p>
          </table:table-cell>
          <table:table-cell office:value-type="float" office:value="2099" calcext:value-type="float">
            <text:p>2099</text:p>
          </table:table-cell>
          <table:table-cell office:value-type="float" office:value="2328" calcext:value-type="float">
            <text:p>2328</text:p>
          </table:table-cell>
          <table:table-cell office:value-type="float" office:value="2234" calcext:value-type="float">
            <text:p>2234</text:p>
          </table:table-cell>
          <table:table-cell office:value-type="float" office:value="2302" calcext:value-type="float">
            <text:p>2302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13" calcext:value-type="float">
            <text:p>2213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7" calcext:value-type="float">
            <text:p>2637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111" calcext:value-type="float">
            <text:p>3111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50" calcext:value-type="float">
            <text:p>3150</text:p>
          </table:table-cell>
          <table:table-cell office:value-type="float" office:value="3144" calcext:value-type="float">
            <text:p>3144</text:p>
          </table:table-cell>
          <table:table-cell office:value-type="float" office:value="3209" calcext:value-type="float">
            <text:p>320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8" calcext:value-type="float">
            <text:p>3208</text:p>
          </table:table-cell>
          <table:table-cell office:value-type="float" office:value="4068" calcext:value-type="float">
            <text:p>4068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0" calcext:value-type="float">
            <text:p>1670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27" calcext:value-type="float">
            <text:p>1427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4" calcext:value-type="float">
            <text:p>1674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50" calcext:value-type="float">
            <text:p>1550</text:p>
          </table:table-cell>
          <table:table-cell office:value-type="float" office:value="1595" calcext:value-type="float">
            <text:p>1595</text:p>
          </table:table-cell>
          <table:table-cell office:value-type="float" office:value="1594" calcext:value-type="float">
            <text:p>1594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5" calcext:value-type="float">
            <text:p>1545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8" calcext:value-type="float">
            <text:p>1668</text:p>
          </table:table-cell>
          <table:table-cell office:value-type="float" office:value="1503" calcext:value-type="float">
            <text:p>1503</text:p>
          </table:table-cell>
          <table:table-cell office:value-type="float" office:value="1378" calcext:value-type="float">
            <text:p>1378</text:p>
          </table:table-cell>
          <table:table-cell office:value-type="float" office:value="1420" calcext:value-type="float">
            <text:p>1420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4" calcext:value-type="float">
            <text:p>1664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597" calcext:value-type="float">
            <text:p>1597</text:p>
          </table:table-cell>
          <table:table-cell office:value-type="float" office:value="1594" calcext:value-type="float">
            <text:p>1594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2" calcext:value-type="float">
            <text:p>1502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7" calcext:value-type="float">
            <text:p>1547</text:p>
          </table:table-cell>
          <table:table-cell office:value-type="float" office:value="1594" calcext:value-type="float">
            <text:p>1594</text:p>
          </table:table-cell>
          <table:table-cell office:value-type="float" office:value="1600" calcext:value-type="float">
            <text:p>1600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9" calcext:value-type="float">
            <text:p>166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9" calcext:value-type="float">
            <text:p>1599</text:p>
          </table:table-cell>
          <table:table-cell office:value-type="float" office:value="1603" calcext:value-type="float">
            <text:p>1603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0" calcext:value-type="float">
            <text:p>310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</table:table>
      <table:table table:name="Genetic" table:style-name="ta1">
        <table:table-source xlink:type="simple" xlink:href="../summary/Genetic.txt" table:table-name="Genetic" table:filter-name="Text - txt - csv (StarCalc)" table:filter-options="9/59/44,34,ANSI,1,,0,false,false"/>
        <table:table-column table:style-name="co4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3" calcext:value-type="float">
            <text:p>1123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00" calcext:value-type="float">
            <text:p>1500</text:p>
          </table:table-cell>
          <table:table-cell office:value-type="float" office:value="1392" calcext:value-type="float">
            <text:p>1392</text:p>
          </table:table-cell>
          <table:table-cell office:value-type="float" office:value="1431" calcext:value-type="float">
            <text:p>1431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office:value-type="float" office:value="1636" calcext:value-type="float">
            <text:p>1636</text:p>
          </table:table-cell>
          <table:table-cell office:value-type="float" office:value="1617" calcext:value-type="float">
            <text:p>1617</text:p>
          </table:table-cell>
          <table:table-cell office:value-type="float" office:value="2310" calcext:value-type="float">
            <text:p>2310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4" calcext:value-type="float">
            <text:p>2234</text:p>
          </table:table-cell>
          <table:table-cell office:value-type="float" office:value="2317" calcext:value-type="float">
            <text:p>2317</text:p>
          </table:table-cell>
          <table:table-cell office:value-type="float" office:value="2247" calcext:value-type="float">
            <text:p>2247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6" calcext:value-type="float">
            <text:p>2246</text:p>
          </table:table-cell>
          <table:table-cell office:value-type="float" office:value="2195" calcext:value-type="float">
            <text:p>219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56" calcext:value-type="float">
            <text:p>2756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034" calcext:value-type="float">
            <text:p>3034</text:p>
          </table:table-cell>
          <table:table-cell office:value-type="float" office:value="2961" calcext:value-type="float">
            <text:p>2961</text:p>
          </table:table-cell>
          <table:table-cell office:value-type="float" office:value="2946" calcext:value-type="float">
            <text:p>2946</text:p>
          </table:table-cell>
          <table:table-cell office:value-type="float" office:value="3112" calcext:value-type="float">
            <text:p>3112</text:p>
          </table:table-cell>
          <table:table-cell office:value-type="float" office:value="3032" calcext:value-type="float">
            <text:p>3032</text:p>
          </table:table-cell>
          <table:table-cell office:value-type="float" office:value="3169" calcext:value-type="float">
            <text:p>3169</text:p>
          </table:table-cell>
          <table:table-cell office:value-type="float" office:value="3165" calcext:value-type="float">
            <text:p>3165</text:p>
          </table:table-cell>
          <table:table-cell office:value-type="float" office:value="3084" calcext:value-type="float">
            <text:p>3084</text:p>
          </table:table-cell>
          <table:table-cell office:value-type="float" office:value="2932" calcext:value-type="float">
            <text:p>2932</text:p>
          </table:table-cell>
          <table:table-cell office:value-type="float" office:value="3204" calcext:value-type="float">
            <text:p>3204</text:p>
          </table:table-cell>
          <table:table-cell office:value-type="float" office:value="4007" calcext:value-type="float">
            <text:p>4007</text:p>
          </table:table-cell>
          <table:table-cell office:value-type="float" office:value="3845" calcext:value-type="float">
            <text:p>3845</text:p>
          </table:table-cell>
          <table:table-cell office:value-type="float" office:value="3805" calcext:value-type="float">
            <text:p>3805</text:p>
          </table:table-cell>
          <table:table-cell office:value-type="float" office:value="3946" calcext:value-type="float">
            <text:p>3946</text:p>
          </table:table-cell>
          <table:table-cell office:value-type="float" office:value="3765" calcext:value-type="float">
            <text:p>3765</text:p>
          </table:table-cell>
          <table:table-cell office:value-type="float" office:value="3856" calcext:value-type="float">
            <text:p>3856</text:p>
          </table:table-cell>
          <table:table-cell office:value-type="float" office:value="3865" calcext:value-type="float">
            <text:p>3865</text:p>
          </table:table-cell>
          <table:table-cell office:value-type="float" office:value="3871" calcext:value-type="float">
            <text:p>3871</text:p>
          </table:table-cell>
          <table:table-cell office:value-type="float" office:value="3869" calcext:value-type="float">
            <text:p>3869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87" calcext:value-type="float">
            <text:p>1687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3" calcext:value-type="float">
            <text:p>1433</text:p>
          </table:table-cell>
          <table:table-cell office:value-type="float" office:value="1401" calcext:value-type="float">
            <text:p>1401</text:p>
          </table:table-cell>
          <table:table-cell office:value-type="float" office:value="1494" calcext:value-type="float">
            <text:p>1494</text:p>
          </table:table-cell>
          <table:table-cell office:value-type="float" office:value="1565" calcext:value-type="float">
            <text:p>1565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18" calcext:value-type="float">
            <text:p>2318</text:p>
          </table:table-cell>
          <table:table-cell office:value-type="float" office:value="2119" calcext:value-type="float">
            <text:p>2119</text:p>
          </table:table-cell>
          <table:table-cell office:value-type="float" office:value="2357" calcext:value-type="float">
            <text:p>2357</text:p>
          </table:table-cell>
          <table:table-cell office:value-type="float" office:value="2247" calcext:value-type="float">
            <text:p>2247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292" calcext:value-type="float">
            <text:p>2292</text:p>
          </table:table-cell>
          <table:table-cell office:value-type="float" office:value="2220" calcext:value-type="float">
            <text:p>2220</text:p>
          </table:table-cell>
          <table:table-cell office:value-type="float" office:value="2252" calcext:value-type="float">
            <text:p>2252</text:p>
          </table:table-cell>
          <table:table-cell office:value-type="float" office:value="2219" calcext:value-type="float">
            <text:p>2219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33" calcext:value-type="float">
            <text:p>2633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25" calcext:value-type="float">
            <text:p>2725</text:p>
          </table:table-cell>
          <table:table-cell office:value-type="float" office:value="2695" calcext:value-type="float">
            <text:p>2695</text:p>
          </table:table-cell>
          <table:table-cell office:value-type="float" office:value="2565" calcext:value-type="float">
            <text:p>2565</text:p>
          </table:table-cell>
          <table:table-cell office:value-type="float" office:value="2789" calcext:value-type="float">
            <text:p>2789</text:p>
          </table:table-cell>
          <table:table-cell office:value-type="float" office:value="3046" calcext:value-type="float">
            <text:p>3046</text:p>
          </table:table-cell>
          <table:table-cell office:value-type="float" office:value="2956" calcext:value-type="float">
            <text:p>2956</text:p>
          </table:table-cell>
          <table:table-cell office:value-type="float" office:value="2917" calcext:value-type="float">
            <text:p>2917</text:p>
          </table:table-cell>
          <table:table-cell office:value-type="float" office:value="3110" calcext:value-type="float">
            <text:p>3110</text:p>
          </table:table-cell>
          <table:table-cell office:value-type="float" office:value="3040" calcext:value-type="float">
            <text:p>3040</text:p>
          </table:table-cell>
          <table:table-cell office:value-type="float" office:value="3169" calcext:value-type="float">
            <text:p>3169</text:p>
          </table:table-cell>
          <table:table-cell office:value-type="float" office:value="3238" calcext:value-type="float">
            <text:p>3238</text:p>
          </table:table-cell>
          <table:table-cell office:value-type="float" office:value="3078" calcext:value-type="float">
            <text:p>3078</text:p>
          </table:table-cell>
          <table:table-cell office:value-type="float" office:value="2970" calcext:value-type="float">
            <text:p>2970</text:p>
          </table:table-cell>
          <table:table-cell office:value-type="float" office:value="3190" calcext:value-type="float">
            <text:p>3190</text:p>
          </table:table-cell>
          <table:table-cell office:value-type="float" office:value="4009" calcext:value-type="float">
            <text:p>4009</text:p>
          </table:table-cell>
          <table:table-cell office:value-type="float" office:value="3856" calcext:value-type="float">
            <text:p>3856</text:p>
          </table:table-cell>
          <table:table-cell office:value-type="float" office:value="3870" calcext:value-type="float">
            <text:p>3870</text:p>
          </table:table-cell>
          <table:table-cell office:value-type="float" office:value="3908" calcext:value-type="float">
            <text:p>3908</text:p>
          </table:table-cell>
          <table:table-cell office:value-type="float" office:value="3752" calcext:value-type="float">
            <text:p>3752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80" calcext:value-type="float">
            <text:p>3880</text:p>
          </table:table-cell>
          <table:table-cell office:value-type="float" office:value="3892" calcext:value-type="float">
            <text:p>3892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7" calcext:value-type="float">
            <text:p>1127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0" calcext:value-type="float">
            <text:p>1430</text:p>
          </table:table-cell>
          <table:table-cell office:value-type="float" office:value="1416" calcext:value-type="float">
            <text:p>1416</text:p>
          </table:table-cell>
          <table:table-cell office:value-type="float" office:value="1497" calcext:value-type="float">
            <text:p>1497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16" calcext:value-type="float">
            <text:p>2316</text:p>
          </table:table-cell>
          <table:table-cell office:value-type="float" office:value="2113" calcext:value-type="float">
            <text:p>2113</text:p>
          </table:table-cell>
          <table:table-cell office:value-type="float" office:value="2349" calcext:value-type="float">
            <text:p>2349</text:p>
          </table:table-cell>
          <table:table-cell office:value-type="float" office:value="2234" calcext:value-type="float">
            <text:p>2234</text:p>
          </table:table-cell>
          <table:table-cell office:value-type="float" office:value="2298" calcext:value-type="float">
            <text:p>2298</text:p>
          </table:table-cell>
          <table:table-cell office:value-type="float" office:value="2244" calcext:value-type="float">
            <text:p>2244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84" calcext:value-type="float">
            <text:p>2184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6" calcext:value-type="float">
            <text:p>2736</text:p>
          </table:table-cell>
          <table:table-cell office:value-type="float" office:value="2694" calcext:value-type="float">
            <text:p>2694</text:p>
          </table:table-cell>
          <table:table-cell office:value-type="float" office:value="2568" calcext:value-type="float">
            <text:p>2568</text:p>
          </table:table-cell>
          <table:table-cell office:value-type="float" office:value="2789" calcext:value-type="float">
            <text:p>2789</text:p>
          </table:table-cell>
          <table:table-cell office:value-type="float" office:value="3073" calcext:value-type="float">
            <text:p>3073</text:p>
          </table:table-cell>
          <table:table-cell office:value-type="float" office:value="2923" calcext:value-type="float">
            <text:p>2923</text:p>
          </table:table-cell>
          <table:table-cell office:value-type="float" office:value="2946" calcext:value-type="float">
            <text:p>2946</text:p>
          </table:table-cell>
          <table:table-cell office:value-type="float" office:value="3114" calcext:value-type="float">
            <text:p>3114</text:p>
          </table:table-cell>
          <table:table-cell office:value-type="float" office:value="3046" calcext:value-type="float">
            <text:p>3046</text:p>
          </table:table-cell>
          <table:table-cell office:value-type="float" office:value="3134" calcext:value-type="float">
            <text:p>3134</text:p>
          </table:table-cell>
          <table:table-cell office:value-type="float" office:value="3233" calcext:value-type="float">
            <text:p>3233</text:p>
          </table:table-cell>
          <table:table-cell office:value-type="float" office:value="3084" calcext:value-type="float">
            <text:p>3084</text:p>
          </table:table-cell>
          <table:table-cell office:value-type="float" office:value="2970" calcext:value-type="float">
            <text:p>2970</text:p>
          </table:table-cell>
          <table:table-cell office:value-type="float" office:value="3195" calcext:value-type="float">
            <text:p>3195</text:p>
          </table:table-cell>
          <table:table-cell office:value-type="float" office:value="4040" calcext:value-type="float">
            <text:p>4040</text:p>
          </table:table-cell>
          <table:table-cell office:value-type="float" office:value="3849" calcext:value-type="float">
            <text:p>3849</text:p>
          </table:table-cell>
          <table:table-cell office:value-type="float" office:value="3829" calcext:value-type="float">
            <text:p>3829</text:p>
          </table:table-cell>
          <table:table-cell office:value-type="float" office:value="3906" calcext:value-type="float">
            <text:p>3906</text:p>
          </table:table-cell>
          <table:table-cell office:value-type="float" office:value="3795" calcext:value-type="float">
            <text:p>3795</text:p>
          </table:table-cell>
          <table:table-cell office:value-type="float" office:value="3831" calcext:value-type="float">
            <text:p>3831</text:p>
          </table:table-cell>
          <table:table-cell office:value-type="float" office:value="3855" calcext:value-type="float">
            <text:p>3855</text:p>
          </table:table-cell>
          <table:table-cell office:value-type="float" office:value="3859" calcext:value-type="float">
            <text:p>3859</text:p>
          </table:table-cell>
          <table:table-cell office:value-type="float" office:value="3876" calcext:value-type="float">
            <text:p>3876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3" calcext:value-type="float">
            <text:p>1583</text:p>
          </table:table-cell>
          <table:table-cell office:value-type="float" office:value="1676" calcext:value-type="float">
            <text:p>1676</text:p>
          </table:table-cell>
          <table:table-cell office:value-type="float" office:value="1500" calcext:value-type="float">
            <text:p>1500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526" calcext:value-type="float">
            <text:p>1526</text:p>
          </table:table-cell>
          <table:table-cell office:value-type="float" office:value="1553" calcext:value-type="float">
            <text:p>1553</text:p>
          </table:table-cell>
          <table:table-cell office:value-type="float" office:value="1594" calcext:value-type="float">
            <text:p>1594</text:p>
          </table:table-cell>
          <table:table-cell office:value-type="float" office:value="1603" calcext:value-type="float">
            <text:p>1603</text:p>
          </table:table-cell>
          <table:table-cell office:value-type="float" office:value="2310" calcext:value-type="float">
            <text:p>2310</text:p>
          </table:table-cell>
          <table:table-cell office:value-type="float" office:value="2113" calcext:value-type="float">
            <text:p>2113</text:p>
          </table:table-cell>
          <table:table-cell office:value-type="float" office:value="2347" calcext:value-type="float">
            <text:p>2347</text:p>
          </table:table-cell>
          <table:table-cell office:value-type="float" office:value="2237" calcext:value-type="float">
            <text:p>2237</text:p>
          </table:table-cell>
          <table:table-cell office:value-type="float" office:value="2308" calcext:value-type="float">
            <text:p>2308</text:p>
          </table:table-cell>
          <table:table-cell office:value-type="float" office:value="2229" calcext:value-type="float">
            <text:p>2229</text:p>
          </table:table-cell>
          <table:table-cell office:value-type="float" office:value="2285" calcext:value-type="float">
            <text:p>2285</text:p>
          </table:table-cell>
          <table:table-cell office:value-type="float" office:value="2218" calcext:value-type="float">
            <text:p>2218</text:p>
          </table:table-cell>
          <table:table-cell office:value-type="float" office:value="2250" calcext:value-type="float">
            <text:p>2250</text:p>
          </table:table-cell>
          <table:table-cell office:value-type="float" office:value="2183" calcext:value-type="float">
            <text:p>2183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45" calcext:value-type="float">
            <text:p>2945</text:p>
          </table:table-cell>
          <table:table-cell office:value-type="float" office:value="2960" calcext:value-type="float">
            <text:p>2960</text:p>
          </table:table-cell>
          <table:table-cell office:value-type="float" office:value="3112" calcext:value-type="float">
            <text:p>3112</text:p>
          </table:table-cell>
          <table:table-cell office:value-type="float" office:value="3039" calcext:value-type="float">
            <text:p>3039</text:p>
          </table:table-cell>
          <table:table-cell office:value-type="float" office:value="3151" calcext:value-type="float">
            <text:p>3151</text:p>
          </table:table-cell>
          <table:table-cell office:value-type="float" office:value="3178" calcext:value-type="float">
            <text:p>3178</text:p>
          </table:table-cell>
          <table:table-cell office:value-type="float" office:value="3081" calcext:value-type="float">
            <text:p>3081</text:p>
          </table:table-cell>
          <table:table-cell office:value-type="float" office:value="2932" calcext:value-type="float">
            <text:p>2932</text:p>
          </table:table-cell>
          <table:table-cell office:value-type="float" office:value="3195" calcext:value-type="float">
            <text:p>3195</text:p>
          </table:table-cell>
          <table:table-cell office:value-type="float" office:value="3996" calcext:value-type="float">
            <text:p>3996</text:p>
          </table:table-cell>
          <table:table-cell office:value-type="float" office:value="3849" calcext:value-type="float">
            <text:p>3849</text:p>
          </table:table-cell>
          <table:table-cell office:value-type="float" office:value="3867" calcext:value-type="float">
            <text:p>3867</text:p>
          </table:table-cell>
          <table:table-cell office:value-type="float" office:value="3879" calcext:value-type="float">
            <text:p>3879</text:p>
          </table:table-cell>
          <table:table-cell office:value-type="float" office:value="3775" calcext:value-type="float">
            <text:p>3775</text:p>
          </table:table-cell>
          <table:table-cell office:value-type="float" office:value="3830" calcext:value-type="float">
            <text:p>3830</text:p>
          </table:table-cell>
          <table:table-cell office:value-type="float" office:value="3856" calcext:value-type="float">
            <text:p>3856</text:p>
          </table:table-cell>
          <table:table-cell office:value-type="float" office:value="3862" calcext:value-type="float">
            <text:p>3862</text:p>
          </table:table-cell>
          <table:table-cell office:value-type="float" office:value="3855" calcext:value-type="float">
            <text:p>3855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6" calcext:value-type="float">
            <text:p>1676</text:p>
          </table:table-cell>
          <table:table-cell office:value-type="float" office:value="1508" calcext:value-type="float">
            <text:p>1508</text:p>
          </table:table-cell>
          <table:table-cell office:value-type="float" office:value="1399" calcext:value-type="float">
            <text:p>1399</text:p>
          </table:table-cell>
          <table:table-cell office:value-type="float" office:value="1431" calcext:value-type="float">
            <text:p>1431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92" calcext:value-type="float">
            <text:p>1592</text:p>
          </table:table-cell>
          <table:table-cell office:value-type="float" office:value="1691" calcext:value-type="float">
            <text:p>1691</text:p>
          </table:table-cell>
          <table:table-cell office:value-type="float" office:value="1509" calcext:value-type="float">
            <text:p>1509</text:p>
          </table:table-cell>
          <table:table-cell office:value-type="float" office:value="1392" calcext:value-type="float">
            <text:p>1392</text:p>
          </table:table-cell>
          <table:table-cell office:value-type="float" office:value="1419" calcext:value-type="float">
            <text:p>1419</text:p>
          </table:table-cell>
          <table:table-cell office:value-type="float" office:value="1424" calcext:value-type="float">
            <text:p>1424</text:p>
          </table:table-cell>
          <table:table-cell office:value-type="float" office:value="1492" calcext:value-type="float">
            <text:p>1492</text:p>
          </table:table-cell>
          <table:table-cell office:value-type="float" office:value="1544" calcext:value-type="float">
            <text:p>154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02" calcext:value-type="float">
            <text:p>1202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98" calcext:value-type="float">
            <text:p>1598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4" calcext:value-type="float">
            <text:p>1554</text:p>
          </table:table-cell>
          <table:table-cell office:value-type="float" office:value="1593" calcext:value-type="float">
            <text:p>1593</text:p>
          </table:table-cell>
          <table:table-cell office:value-type="float" office:value="1617" calcext:value-type="float">
            <text:p>1617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14" calcext:value-type="float">
            <text:p>1614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8" calcext:value-type="float">
            <text:p>1438</text:p>
          </table:table-cell>
          <table:table-cell office:value-type="float" office:value="1428" calcext:value-type="float">
            <text:p>1428</text:p>
          </table:table-cell>
          <table:table-cell office:value-type="float" office:value="1526" calcext:value-type="float">
            <text:p>1526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4" calcext:value-type="float">
            <text:p>1594</text:p>
          </table:table-cell>
          <table:table-cell office:value-type="float" office:value="1614" calcext:value-type="float">
            <text:p>1614</text:p>
          </table:table-cell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87" calcext:value-type="float">
            <text:p>1687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3" calcext:value-type="float">
            <text:p>1433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91" calcext:value-type="float">
            <text:p>1691</text:p>
          </table:table-cell>
          <table:table-cell office:value-type="float" office:value="1504" calcext:value-type="float">
            <text:p>1504</text:p>
          </table:table-cell>
          <table:table-cell office:value-type="float" office:value="1384" calcext:value-type="float">
            <text:p>1384</text:p>
          </table:table-cell>
          <table:table-cell office:value-type="float" office:value="1430" calcext:value-type="float">
            <text:p>1430</text:p>
          </table:table-cell>
          <table:table-cell office:value-type="float" office:value="1424" calcext:value-type="float">
            <text:p>1424</text:p>
          </table:table-cell>
          <table:table-cell office:value-type="float" office:value="1488" calcext:value-type="float">
            <text:p>1488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618" calcext:value-type="float">
            <text:p>1618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7" calcext:value-type="float">
            <text:p>1597</text:p>
          </table:table-cell>
          <table:table-cell office:value-type="float" office:value="1603" calcext:value-type="float">
            <text:p>1603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2" calcext:value-type="float">
            <text:p>1582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6" calcext:value-type="float">
            <text:p>1406</text:p>
          </table:table-cell>
          <table:table-cell office:value-type="float" office:value="1433" calcext:value-type="float">
            <text:p>1433</text:p>
          </table:table-cell>
          <table:table-cell office:value-type="float" office:value="1424" calcext:value-type="float">
            <text:p>1424</text:p>
          </table:table-cell>
          <table:table-cell office:value-type="float" office:value="1520" calcext:value-type="float">
            <text:p>1520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8" calcext:value-type="float">
            <text:p>3058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0" calcext:value-type="float">
            <text:p>39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6" calcext:value-type="float">
            <text:p>3036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4" calcext:value-type="float">
            <text:p>3034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67" calcext:value-type="float">
            <text:p>39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</table:table>
      <table:table table:name="GRASP" table:style-name="ta1">
        <table:table-source xlink:type="simple" xlink:href="../summary/GRASP.txt" table:table-name="GRASP" table:filter-name="Text - txt - csv (StarCalc)" table:filter-options="9/59/44,34,ANSI,1,,0,false,false"/>
        <table:table-column table:style-name="co4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9" calcext:value-type="float">
            <text:p>1489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4" calcext:value-type="float">
            <text:p>2304</text:p>
          </table:table-cell>
          <table:table-cell office:value-type="float" office:value="2101" calcext:value-type="float">
            <text:p>2101</text:p>
          </table:table-cell>
          <table:table-cell office:value-type="float" office:value="2339" calcext:value-type="float">
            <text:p>2339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301" calcext:value-type="float">
            <text:p>2301</text:p>
          </table:table-cell>
          <table:table-cell office:value-type="float" office:value="2209" calcext:value-type="float">
            <text:p>2209</text:p>
          </table:table-cell>
          <table:table-cell office:value-type="float" office:value="2242" calcext:value-type="float">
            <text:p>2242</text:p>
          </table:table-cell>
          <table:table-cell office:value-type="float" office:value="2202" calcext:value-type="float">
            <text:p>2202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1" calcext:value-type="float">
            <text:p>2831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093" calcext:value-type="float">
            <text:p>3093</text:p>
          </table:table-cell>
          <table:table-cell office:value-type="float" office:value="2993" calcext:value-type="float">
            <text:p>2993</text:p>
          </table:table-cell>
          <table:table-cell office:value-type="float" office:value="2947" calcext:value-type="float">
            <text:p>2947</text:p>
          </table:table-cell>
          <table:table-cell office:value-type="float" office:value="3113" calcext:value-type="float">
            <text:p>3113</text:p>
          </table:table-cell>
          <table:table-cell office:value-type="float" office:value="3088" calcext:value-type="float">
            <text:p>3088</text:p>
          </table:table-cell>
          <table:table-cell office:value-type="float" office:value="3095" calcext:value-type="float">
            <text:p>3095</text:p>
          </table:table-cell>
          <table:table-cell office:value-type="float" office:value="3168" calcext:value-type="float">
            <text:p>3168</text:p>
          </table:table-cell>
          <table:table-cell office:value-type="float" office:value="3078" calcext:value-type="float">
            <text:p>3078</text:p>
          </table:table-cell>
          <table:table-cell office:value-type="float" office:value="2972" calcext:value-type="float">
            <text:p>2972</text:p>
          </table:table-cell>
          <table:table-cell office:value-type="float" office:value="3163" calcext:value-type="float">
            <text:p>3163</text:p>
          </table:table-cell>
          <table:table-cell office:value-type="float" office:value="4058" calcext:value-type="float">
            <text:p>4058</text:p>
          </table:table-cell>
          <table:table-cell office:value-type="float" office:value="3861" calcext:value-type="float">
            <text:p>3861</text:p>
          </table:table-cell>
          <table:table-cell office:value-type="float" office:value="3858" calcext:value-type="float">
            <text:p>3858</text:p>
          </table:table-cell>
          <table:table-cell office:value-type="float" office:value="3934" calcext:value-type="float">
            <text:p>3934</text:p>
          </table:table-cell>
          <table:table-cell office:value-type="float" office:value="3799" calcext:value-type="float">
            <text:p>3799</text:p>
          </table:table-cell>
          <table:table-cell office:value-type="float" office:value="3826" calcext:value-type="float">
            <text:p>3826</text:p>
          </table:table-cell>
          <table:table-cell office:value-type="float" office:value="3918" calcext:value-type="float">
            <text:p>3918</text:p>
          </table:table-cell>
          <table:table-cell office:value-type="float" office:value="3857" calcext:value-type="float">
            <text:p>3857</text:p>
          </table:table-cell>
          <table:table-cell office:value-type="float" office:value="3916" calcext:value-type="float">
            <text:p>3916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82" calcext:value-type="float">
            <text:p>1382</text:p>
          </table:table-cell>
          <table:table-cell office:value-type="float" office:value="1424" calcext:value-type="float">
            <text:p>1424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10" calcext:value-type="float">
            <text:p>1610</text:p>
          </table:table-cell>
          <table:table-cell office:value-type="float" office:value="2309" calcext:value-type="float">
            <text:p>2309</text:p>
          </table:table-cell>
          <table:table-cell office:value-type="float" office:value="2105" calcext:value-type="float">
            <text:p>2105</text:p>
          </table:table-cell>
          <table:table-cell office:value-type="float" office:value="2346" calcext:value-type="float">
            <text:p>2346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3" calcext:value-type="float">
            <text:p>229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9" calcext:value-type="float">
            <text:p>217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5" calcext:value-type="float">
            <text:p>2835</text:p>
          </table:table-cell>
          <table:table-cell office:value-type="float" office:value="2727" calcext:value-type="float">
            <text:p>2727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6" calcext:value-type="float">
            <text:p>2786</text:p>
          </table:table-cell>
          <table:table-cell office:value-type="float" office:value="3092" calcext:value-type="float">
            <text:p>3092</text:p>
          </table:table-cell>
          <table:table-cell office:value-type="float" office:value="2985" calcext:value-type="float">
            <text:p>2985</text:p>
          </table:table-cell>
          <table:table-cell office:value-type="float" office:value="2930" calcext:value-type="float">
            <text:p>2930</text:p>
          </table:table-cell>
          <table:table-cell office:value-type="float" office:value="3103" calcext:value-type="float">
            <text:p>3103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office:value-type="float" office:value="3189" calcext:value-type="float">
            <text:p>3189</text:p>
          </table:table-cell>
          <table:table-cell office:value-type="float" office:value="3109" calcext:value-type="float">
            <text:p>3109</text:p>
          </table:table-cell>
          <table:table-cell office:value-type="float" office:value="2953" calcext:value-type="float">
            <text:p>2953</text:p>
          </table:table-cell>
          <table:table-cell office:value-type="float" office:value="3167" calcext:value-type="float">
            <text:p>3167</text:p>
          </table:table-cell>
          <table:table-cell office:value-type="float" office:value="4061" calcext:value-type="float">
            <text:p>4061</text:p>
          </table:table-cell>
          <table:table-cell office:value-type="float" office:value="3884" calcext:value-type="float">
            <text:p>3884</text:p>
          </table:table-cell>
          <table:table-cell office:value-type="float" office:value="3870" calcext:value-type="float">
            <text:p>3870</text:p>
          </table:table-cell>
          <table:table-cell office:value-type="float" office:value="3930" calcext:value-type="float">
            <text:p>3930</text:p>
          </table:table-cell>
          <table:table-cell office:value-type="float" office:value="3786" calcext:value-type="float">
            <text:p>3786</text:p>
          </table:table-cell>
          <table:table-cell office:value-type="float" office:value="3838" calcext:value-type="float">
            <text:p>3838</text:p>
          </table:table-cell>
          <table:table-cell office:value-type="float" office:value="3909" calcext:value-type="float">
            <text:p>3909</text:p>
          </table:table-cell>
          <table:table-cell office:value-type="float" office:value="3881" calcext:value-type="float">
            <text:p>3881</text:p>
          </table:table-cell>
          <table:table-cell office:value-type="float" office:value="3910" calcext:value-type="float">
            <text:p>3910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8" calcext:value-type="float">
            <text:p>1608</text:p>
          </table:table-cell>
          <table:table-cell office:value-type="float" office:value="1599" calcext:value-type="float">
            <text:p>1599</text:p>
          </table:table-cell>
          <table:table-cell office:value-type="float" office:value="2312" calcext:value-type="float">
            <text:p>2312</text:p>
          </table:table-cell>
          <table:table-cell office:value-type="float" office:value="2108" calcext:value-type="float">
            <text:p>2108</text:p>
          </table:table-cell>
          <table:table-cell office:value-type="float" office:value="2351" calcext:value-type="float">
            <text:p>2351</text:p>
          </table:table-cell>
          <table:table-cell office:value-type="float" office:value="2239" calcext:value-type="float">
            <text:p>2239</text:p>
          </table:table-cell>
          <table:table-cell office:value-type="float" office:value="2294" calcext:value-type="float">
            <text:p>2294</text:p>
          </table:table-cell>
          <table:table-cell office:value-type="float" office:value="2237" calcext:value-type="float">
            <text:p>2237</text:p>
          </table:table-cell>
          <table:table-cell office:value-type="float" office:value="2294" calcext:value-type="float">
            <text:p>2294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55" calcext:value-type="float">
            <text:p>2555</text:p>
          </table:table-cell>
          <table:table-cell office:value-type="float" office:value="2786" calcext:value-type="float">
            <text:p>2786</text:p>
          </table:table-cell>
          <table:table-cell office:value-type="float" office:value="3078" calcext:value-type="float">
            <text:p>3078</text:p>
          </table:table-cell>
          <table:table-cell office:value-type="float" office:value="2971" calcext:value-type="float">
            <text:p>2971</text:p>
          </table:table-cell>
          <table:table-cell office:value-type="float" office:value="2943" calcext:value-type="float">
            <text:p>2943</text:p>
          </table:table-cell>
          <table:table-cell office:value-type="float" office:value="3116" calcext:value-type="float">
            <text:p>3116</text:p>
          </table:table-cell>
          <table:table-cell office:value-type="float" office:value="3098" calcext:value-type="float">
            <text:p>3098</text:p>
          </table:table-cell>
          <table:table-cell office:value-type="float" office:value="3094" calcext:value-type="float">
            <text:p>3094</text:p>
          </table:table-cell>
          <table:table-cell office:value-type="float" office:value="3167" calcext:value-type="float">
            <text:p>3167</text:p>
          </table:table-cell>
          <table:table-cell office:value-type="float" office:value="3108" calcext:value-type="float">
            <text:p>3108</text:p>
          </table:table-cell>
          <table:table-cell office:value-type="float" office:value="2962" calcext:value-type="float">
            <text:p>2962</text:p>
          </table:table-cell>
          <table:table-cell office:value-type="float" office:value="3165" calcext:value-type="float">
            <text:p>3165</text:p>
          </table:table-cell>
          <table:table-cell office:value-type="float" office:value="4031" calcext:value-type="float">
            <text:p>4031</text:p>
          </table:table-cell>
          <table:table-cell office:value-type="float" office:value="3882" calcext:value-type="float">
            <text:p>3882</text:p>
          </table:table-cell>
          <table:table-cell office:value-type="float" office:value="3860" calcext:value-type="float">
            <text:p>3860</text:p>
          </table:table-cell>
          <table:table-cell office:value-type="float" office:value="3916" calcext:value-type="float">
            <text:p>3916</text:p>
          </table:table-cell>
          <table:table-cell office:value-type="float" office:value="3813" calcext:value-type="float">
            <text:p>3813</text:p>
          </table:table-cell>
          <table:table-cell office:value-type="float" office:value="3822" calcext:value-type="float">
            <text:p>3822</text:p>
          </table:table-cell>
          <table:table-cell office:value-type="float" office:value="3889" calcext:value-type="float">
            <text:p>3889</text:p>
          </table:table-cell>
          <table:table-cell office:value-type="float" office:value="3900" calcext:value-type="float">
            <text:p>3900</text:p>
          </table:table-cell>
          <table:table-cell office:value-type="float" office:value="3942" calcext:value-type="float">
            <text:p>3942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2" calcext:value-type="float">
            <text:p>2312</text:p>
          </table:table-cell>
          <table:table-cell office:value-type="float" office:value="2101" calcext:value-type="float">
            <text:p>2101</text:p>
          </table:table-cell>
          <table:table-cell office:value-type="float" office:value="2351" calcext:value-type="float">
            <text:p>2351</text:p>
          </table:table-cell>
          <table:table-cell office:value-type="float" office:value="2253" calcext:value-type="float">
            <text:p>2253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102" calcext:value-type="float">
            <text:p>3102</text:p>
          </table:table-cell>
          <table:table-cell office:value-type="float" office:value="2996" calcext:value-type="float">
            <text:p>2996</text:p>
          </table:table-cell>
          <table:table-cell office:value-type="float" office:value="2932" calcext:value-type="float">
            <text:p>2932</text:p>
          </table:table-cell>
          <table:table-cell office:value-type="float" office:value="3110" calcext:value-type="float">
            <text:p>3110</text:p>
          </table:table-cell>
          <table:table-cell office:value-type="float" office:value="3109" calcext:value-type="float">
            <text:p>3109</text:p>
          </table:table-cell>
          <table:table-cell office:value-type="float" office:value="3091" calcext:value-type="float">
            <text:p>3091</text:p>
          </table:table-cell>
          <table:table-cell office:value-type="float" office:value="3161" calcext:value-type="float">
            <text:p>3161</text:p>
          </table:table-cell>
          <table:table-cell office:value-type="float" office:value="3110" calcext:value-type="float">
            <text:p>3110</text:p>
          </table:table-cell>
          <table:table-cell office:value-type="float" office:value="2963" calcext:value-type="float">
            <text:p>2963</text:p>
          </table:table-cell>
          <table:table-cell office:value-type="float" office:value="3170" calcext:value-type="float">
            <text:p>3170</text:p>
          </table:table-cell>
          <table:table-cell office:value-type="float" office:value="4073" calcext:value-type="float">
            <text:p>4073</text:p>
          </table:table-cell>
          <table:table-cell office:value-type="float" office:value="3870" calcext:value-type="float">
            <text:p>3870</text:p>
          </table:table-cell>
          <table:table-cell office:value-type="float" office:value="3853" calcext:value-type="float">
            <text:p>3853</text:p>
          </table:table-cell>
          <table:table-cell office:value-type="float" office:value="3969" calcext:value-type="float">
            <text:p>3969</text:p>
          </table:table-cell>
          <table:table-cell office:value-type="float" office:value="3813" calcext:value-type="float">
            <text:p>3813</text:p>
          </table:table-cell>
          <table:table-cell office:value-type="float" office:value="3858" calcext:value-type="float">
            <text:p>3858</text:p>
          </table:table-cell>
          <table:table-cell office:value-type="float" office:value="3922" calcext:value-type="float">
            <text:p>3922</text:p>
          </table:table-cell>
          <table:table-cell office:value-type="float" office:value="3873" calcext:value-type="float">
            <text:p>3873</text:p>
          </table:table-cell>
          <table:table-cell office:value-type="float" office:value="3895" calcext:value-type="float">
            <text:p>389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16" calcext:value-type="float">
            <text:p>1416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10" calcext:value-type="float">
            <text:p>1410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4" calcext:value-type="float">
            <text:p>1424</text:p>
          </table:table-cell>
          <table:table-cell office:value-type="float" office:value="1408" calcext:value-type="float">
            <text:p>140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4" calcext:value-type="float">
            <text:p>1514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2" calcext:value-type="float">
            <text:p>1242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4" calcext:value-type="float">
            <text:p>1384</text:p>
          </table:table-cell>
          <table:table-cell office:value-type="float" office:value="1420" calcext:value-type="float">
            <text:p>1420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76" calcext:value-type="float">
            <text:p>157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8" calcext:value-type="float">
            <text:p>1208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11" calcext:value-type="float">
            <text:p>1411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6" calcext:value-type="float">
            <text:p>1606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3" calcext:value-type="float">
            <text:p>1593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0" calcext:value-type="float">
            <text:p>1380</text:p>
          </table:table-cell>
          <table:table-cell office:value-type="float" office:value="1423" calcext:value-type="float">
            <text:p>1423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</table:table>
      <table:table table:name="ILS" table:style-name="ta1">
        <table:table-source xlink:type="simple" xlink:href="../summary/ILS.txt" table:table-name="ILS" table:filter-name="Text - txt - csv (StarCalc)" table:filter-options="9/59/44,34,ANSI,1,,0,false,false"/>
        <table:table-column table:style-name="co4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77" calcext:value-type="float">
            <text:p>1677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47" calcext:value-type="float">
            <text:p>1547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5" calcext:value-type="float">
            <text:p>2235</text:p>
          </table:table-cell>
          <table:table-cell office:value-type="float" office:value="2308" calcext:value-type="float">
            <text:p>2308</text:p>
          </table:table-cell>
          <table:table-cell office:value-type="float" office:value="2232" calcext:value-type="float">
            <text:p>2232</text:p>
          </table:table-cell>
          <table:table-cell office:value-type="float" office:value="2283" calcext:value-type="float">
            <text:p>2283</text:p>
          </table:table-cell>
          <table:table-cell office:value-type="float" office:value="2216" calcext:value-type="float">
            <text:p>2216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4" calcext:value-type="float">
            <text:p>2624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4" calcext:value-type="float">
            <text:p>2784</text:p>
          </table:table-cell>
          <table:table-cell office:value-type="float" office:value="3127" calcext:value-type="float">
            <text:p>3127</text:p>
          </table:table-cell>
          <table:table-cell office:value-type="float" office:value="2975" calcext:value-type="float">
            <text:p>2975</text:p>
          </table:table-cell>
          <table:table-cell office:value-type="float" office:value="2960" calcext:value-type="float">
            <text:p>2960</text:p>
          </table:table-cell>
          <table:table-cell office:value-type="float" office:value="3103" calcext:value-type="float">
            <text:p>3103</text:p>
          </table:table-cell>
          <table:table-cell office:value-type="float" office:value="3087" calcext:value-type="float">
            <text:p>3087</text:p>
          </table:table-cell>
          <table:table-cell office:value-type="float" office:value="3099" calcext:value-type="float">
            <text:p>3099</text:p>
          </table:table-cell>
          <table:table-cell office:value-type="float" office:value="3199" calcext:value-type="float">
            <text:p>3199</text:p>
          </table:table-cell>
          <table:table-cell office:value-type="float" office:value="3096" calcext:value-type="float">
            <text:p>3096</text:p>
          </table:table-cell>
          <table:table-cell office:value-type="float" office:value="2987" calcext:value-type="float">
            <text:p>2987</text:p>
          </table:table-cell>
          <table:table-cell office:value-type="float" office:value="3156" calcext:value-type="float">
            <text:p>3156</text:p>
          </table:table-cell>
          <table:table-cell office:value-type="float" office:value="4025" calcext:value-type="float">
            <text:p>4025</text:p>
          </table:table-cell>
          <table:table-cell office:value-type="float" office:value="3884" calcext:value-type="float">
            <text:p>3884</text:p>
          </table:table-cell>
          <table:table-cell office:value-type="float" office:value="3810" calcext:value-type="float">
            <text:p>3810</text:p>
          </table:table-cell>
          <table:table-cell office:value-type="float" office:value="3889" calcext:value-type="float">
            <text:p>3889</text:p>
          </table:table-cell>
          <table:table-cell office:value-type="float" office:value="3759" calcext:value-type="float">
            <text:p>3759</text:p>
          </table:table-cell>
          <table:table-cell office:value-type="float" office:value="3843" calcext:value-type="float">
            <text:p>3843</text:p>
          </table:table-cell>
          <table:table-cell office:value-type="float" office:value="3900" calcext:value-type="float">
            <text:p>3900</text:p>
          </table:table-cell>
          <table:table-cell office:value-type="float" office:value="3859" calcext:value-type="float">
            <text:p>3859</text:p>
          </table:table-cell>
          <table:table-cell office:value-type="float" office:value="3872" calcext:value-type="float">
            <text:p>3872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69" calcext:value-type="float">
            <text:p>1669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2" calcext:value-type="float">
            <text:p>2312</text:p>
          </table:table-cell>
          <table:table-cell office:value-type="float" office:value="2113" calcext:value-type="float">
            <text:p>2113</text:p>
          </table:table-cell>
          <table:table-cell office:value-type="float" office:value="2340" calcext:value-type="float">
            <text:p>2340</text:p>
          </table:table-cell>
          <table:table-cell office:value-type="float" office:value="2242" calcext:value-type="float">
            <text:p>2242</text:p>
          </table:table-cell>
          <table:table-cell office:value-type="float" office:value="2298" calcext:value-type="float">
            <text:p>2298</text:p>
          </table:table-cell>
          <table:table-cell office:value-type="float" office:value="2241" calcext:value-type="float">
            <text:p>2241</text:p>
          </table:table-cell>
          <table:table-cell office:value-type="float" office:value="2290" calcext:value-type="float">
            <text:p>2290</text:p>
          </table:table-cell>
          <table:table-cell office:value-type="float" office:value="2217" calcext:value-type="float">
            <text:p>2217</text:p>
          </table:table-cell>
          <table:table-cell office:value-type="float" office:value="2244" calcext:value-type="float">
            <text:p>2244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6" calcext:value-type="float">
            <text:p>2566</text:p>
          </table:table-cell>
          <table:table-cell office:value-type="float" office:value="2782" calcext:value-type="float">
            <text:p>2782</text:p>
          </table:table-cell>
          <table:table-cell office:value-type="float" office:value="3126" calcext:value-type="float">
            <text:p>3126</text:p>
          </table:table-cell>
          <table:table-cell office:value-type="float" office:value="2981" calcext:value-type="float">
            <text:p>2981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079" calcext:value-type="float">
            <text:p>3079</text:p>
          </table:table-cell>
          <table:table-cell office:value-type="float" office:value="3095" calcext:value-type="float">
            <text:p>3095</text:p>
          </table:table-cell>
          <table:table-cell office:value-type="float" office:value="3169" calcext:value-type="float">
            <text:p>3169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61" calcext:value-type="float">
            <text:p>3161</text:p>
          </table:table-cell>
          <table:table-cell office:value-type="float" office:value="4014" calcext:value-type="float">
            <text:p>4014</text:p>
          </table:table-cell>
          <table:table-cell office:value-type="float" office:value="3875" calcext:value-type="float">
            <text:p>3875</text:p>
          </table:table-cell>
          <table:table-cell office:value-type="float" office:value="3816" calcext:value-type="float">
            <text:p>3816</text:p>
          </table:table-cell>
          <table:table-cell office:value-type="float" office:value="3874" calcext:value-type="float">
            <text:p>3874</text:p>
          </table:table-cell>
          <table:table-cell office:value-type="float" office:value="3794" calcext:value-type="float">
            <text:p>3794</text:p>
          </table:table-cell>
          <table:table-cell office:value-type="float" office:value="3812" calcext:value-type="float">
            <text:p>3812</text:p>
          </table:table-cell>
          <table:table-cell office:value-type="float" office:value="3899" calcext:value-type="float">
            <text:p>3899</text:p>
          </table:table-cell>
          <table:table-cell office:value-type="float" office:value="3882" calcext:value-type="float">
            <text:p>3882</text:p>
          </table:table-cell>
          <table:table-cell office:value-type="float" office:value="3911" calcext:value-type="float">
            <text:p>391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4" calcext:value-type="float">
            <text:p>1424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4" calcext:value-type="float">
            <text:p>1604</text:p>
          </table:table-cell>
          <table:table-cell office:value-type="float" office:value="2307" calcext:value-type="float">
            <text:p>2307</text:p>
          </table:table-cell>
          <table:table-cell office:value-type="float" office:value="2110" calcext:value-type="float">
            <text:p>2110</text:p>
          </table:table-cell>
          <table:table-cell office:value-type="float" office:value="2341" calcext:value-type="float">
            <text:p>2341</text:p>
          </table:table-cell>
          <table:table-cell office:value-type="float" office:value="2235" calcext:value-type="float">
            <text:p>2235</text:p>
          </table:table-cell>
          <table:table-cell office:value-type="float" office:value="2291" calcext:value-type="float">
            <text:p>2291</text:p>
          </table:table-cell>
          <table:table-cell office:value-type="float" office:value="2239" calcext:value-type="float">
            <text:p>2239</text:p>
          </table:table-cell>
          <table:table-cell office:value-type="float" office:value="2283" calcext:value-type="float">
            <text:p>2283</text:p>
          </table:table-cell>
          <table:table-cell office:value-type="float" office:value="2215" calcext:value-type="float">
            <text:p>2215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2" calcext:value-type="float">
            <text:p>2562</text:p>
          </table:table-cell>
          <table:table-cell office:value-type="float" office:value="2782" calcext:value-type="float">
            <text:p>2782</text:p>
          </table:table-cell>
          <table:table-cell office:value-type="float" office:value="3119" calcext:value-type="float">
            <text:p>3119</text:p>
          </table:table-cell>
          <table:table-cell office:value-type="float" office:value="2976" calcext:value-type="float">
            <text:p>2976</text:p>
          </table:table-cell>
          <table:table-cell office:value-type="float" office:value="2958" calcext:value-type="float">
            <text:p>2958</text:p>
          </table:table-cell>
          <table:table-cell office:value-type="float" office:value="3114" calcext:value-type="float">
            <text:p>3114</text:p>
          </table:table-cell>
          <table:table-cell office:value-type="float" office:value="3070" calcext:value-type="float">
            <text:p>3070</text:p>
          </table:table-cell>
          <table:table-cell office:value-type="float" office:value="3095" calcext:value-type="float">
            <text:p>3095</text:p>
          </table:table-cell>
          <table:table-cell office:value-type="float" office:value="3197" calcext:value-type="float">
            <text:p>3197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78" calcext:value-type="float">
            <text:p>3178</text:p>
          </table:table-cell>
          <table:table-cell office:value-type="float" office:value="4008" calcext:value-type="float">
            <text:p>4008</text:p>
          </table:table-cell>
          <table:table-cell office:value-type="float" office:value="3880" calcext:value-type="float">
            <text:p>3880</text:p>
          </table:table-cell>
          <table:table-cell office:value-type="float" office:value="3829" calcext:value-type="float">
            <text:p>3829</text:p>
          </table:table-cell>
          <table:table-cell office:value-type="float" office:value="3933" calcext:value-type="float">
            <text:p>3933</text:p>
          </table:table-cell>
          <table:table-cell office:value-type="float" office:value="3794" calcext:value-type="float">
            <text:p>3794</text:p>
          </table:table-cell>
          <table:table-cell office:value-type="float" office:value="3837" calcext:value-type="float">
            <text:p>3837</text:p>
          </table:table-cell>
          <table:table-cell office:value-type="float" office:value="3866" calcext:value-type="float">
            <text:p>3866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5" calcext:value-type="float">
            <text:p>1295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69" calcext:value-type="float">
            <text:p>1669</text:p>
          </table:table-cell>
          <table:table-cell office:value-type="float" office:value="1507" calcext:value-type="float">
            <text:p>1507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7" calcext:value-type="float">
            <text:p>1487</text:p>
          </table:table-cell>
          <table:table-cell office:value-type="float" office:value="1552" calcext:value-type="float">
            <text:p>1552</text:p>
          </table:table-cell>
          <table:table-cell office:value-type="float" office:value="1606" calcext:value-type="float">
            <text:p>1606</text:p>
          </table:table-cell>
          <table:table-cell office:value-type="float" office:value="1598" calcext:value-type="float">
            <text:p>1598</text:p>
          </table:table-cell>
          <table:table-cell office:value-type="float" office:value="2310" calcext:value-type="float">
            <text:p>2310</text:p>
          </table:table-cell>
          <table:table-cell office:value-type="float" office:value="2120" calcext:value-type="float">
            <text:p>2120</text:p>
          </table:table-cell>
          <table:table-cell office:value-type="float" office:value="2342" calcext:value-type="float">
            <text:p>2342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8" calcext:value-type="float">
            <text:p>2238</text:p>
          </table:table-cell>
          <table:table-cell office:value-type="float" office:value="2283" calcext:value-type="float">
            <text:p>2283</text:p>
          </table:table-cell>
          <table:table-cell office:value-type="float" office:value="2217" calcext:value-type="float">
            <text:p>2217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9" calcext:value-type="float">
            <text:p>2629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5" calcext:value-type="float">
            <text:p>273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11" calcext:value-type="float">
            <text:p>3111</text:p>
          </table:table-cell>
          <table:table-cell office:value-type="float" office:value="2979" calcext:value-type="float">
            <text:p>2979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106" calcext:value-type="float">
            <text:p>3106</text:p>
          </table:table-cell>
          <table:table-cell office:value-type="float" office:value="3062" calcext:value-type="float">
            <text:p>3062</text:p>
          </table:table-cell>
          <table:table-cell office:value-type="float" office:value="3165" calcext:value-type="float">
            <text:p>3165</text:p>
          </table:table-cell>
          <table:table-cell office:value-type="float" office:value="3096" calcext:value-type="float">
            <text:p>3096</text:p>
          </table:table-cell>
          <table:table-cell office:value-type="float" office:value="2957" calcext:value-type="float">
            <text:p>2957</text:p>
          </table:table-cell>
          <table:table-cell office:value-type="float" office:value="3185" calcext:value-type="float">
            <text:p>3185</text:p>
          </table:table-cell>
          <table:table-cell office:value-type="float" office:value="4027" calcext:value-type="float">
            <text:p>4027</text:p>
          </table:table-cell>
          <table:table-cell office:value-type="float" office:value="3879" calcext:value-type="float">
            <text:p>3879</text:p>
          </table:table-cell>
          <table:table-cell office:value-type="float" office:value="3805" calcext:value-type="float">
            <text:p>3805</text:p>
          </table:table-cell>
          <table:table-cell office:value-type="float" office:value="3908" calcext:value-type="float">
            <text:p>3908</text:p>
          </table:table-cell>
          <table:table-cell office:value-type="float" office:value="3761" calcext:value-type="float">
            <text:p>3761</text:p>
          </table:table-cell>
          <table:table-cell office:value-type="float" office:value="3864" calcext:value-type="float">
            <text:p>3864</text:p>
          </table:table-cell>
          <table:table-cell office:value-type="float" office:value="3900" calcext:value-type="float">
            <text:p>390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1" calcext:value-type="float">
            <text:p>1671</text:p>
          </table:table-cell>
          <table:table-cell office:value-type="float" office:value="1507" calcext:value-type="float">
            <text:p>1507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office:value-type="float" office:value="1601" calcext:value-type="float">
            <text:p>1601</text:p>
          </table:table-cell>
          <table:table-cell office:value-type="float" office:value="1607" calcext:value-type="float">
            <text:p>1607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1" calcext:value-type="float">
            <text:p>1671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4" calcext:value-type="float">
            <text:p>1294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7" calcext:value-type="float">
            <text:p>1487</text:p>
          </table:table-cell>
          <table:table-cell office:value-type="float" office:value="1544" calcext:value-type="float">
            <text:p>1544</text:p>
          </table:table-cell>
          <table:table-cell office:value-type="float" office:value="1602" calcext:value-type="float">
            <text:p>1602</text:p>
          </table:table-cell>
          <table:table-cell office:value-type="float" office:value="1598" calcext:value-type="float">
            <text:p>1598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74" calcext:value-type="float">
            <text:p>1674</text:p>
          </table:table-cell>
          <table:table-cell office:value-type="float" office:value="1503" calcext:value-type="float">
            <text:p>1503</text:p>
          </table:table-cell>
          <table:table-cell office:value-type="float" office:value="1384" calcext:value-type="float">
            <text:p>1384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5" calcext:value-type="float">
            <text:p>1545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2" calcext:value-type="float">
            <text:p>1672</text:p>
          </table:table-cell>
          <table:table-cell office:value-type="float" office:value="1505" calcext:value-type="float">
            <text:p>1505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1604" calcext:value-type="float">
            <text:p>1604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1" calcext:value-type="float">
            <text:p>1671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403" calcext:value-type="float">
            <text:p>1403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81" calcext:value-type="float">
            <text:p>1381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5" calcext:value-type="float">
            <text:p>1555</text:p>
          </table:table-cell>
          <table:table-cell office:value-type="float" office:value="1607" calcext:value-type="float">
            <text:p>1607</text:p>
          </table:table-cell>
          <table:table-cell office:value-type="float" office:value="1602" calcext:value-type="float">
            <text:p>1602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7" calcext:value-type="float">
            <text:p>1597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2" calcext:value-type="float">
            <text:p>1602</text:p>
          </table:table-cell>
          <table:table-cell office:value-type="float" office:value="1609" calcext:value-type="float">
            <text:p>1609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68" calcext:value-type="float">
            <text:p>1668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7" calcext:value-type="float">
            <text:p>1407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9" calcext:value-type="float">
            <text:p>400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</table:table>
      <table:table table:name="Memetic" table:style-name="ta1">
        <table:table-source xlink:type="simple" xlink:href="../summary/Memetic.txt" table:table-name="Memetic" table:filter-name="Text - txt - csv (StarCalc)" table:filter-options="9/59/44,34,ANSI,1,,0,false,false"/>
        <table:table-column table:style-name="co4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105" calcext:value-type="float">
            <text:p>2105</text:p>
          </table:table-cell>
          <table:table-cell office:value-type="float" office:value="2331" calcext:value-type="float">
            <text:p>2331</text:p>
          </table:table-cell>
          <table:table-cell office:value-type="float" office:value="2229" calcext:value-type="float">
            <text:p>2229</text:p>
          </table:table-cell>
          <table:table-cell office:value-type="float" office:value="2300" calcext:value-type="float">
            <text:p>2300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2" calcext:value-type="float">
            <text:p>2622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2" calcext:value-type="float">
            <text:p>2782</text:p>
          </table:table-cell>
          <table:table-cell office:value-type="float" office:value="3040" calcext:value-type="float">
            <text:p>3040</text:p>
          </table:table-cell>
          <table:table-cell office:value-type="float" office:value="2930" calcext:value-type="float">
            <text:p>2930</text:p>
          </table:table-cell>
          <table:table-cell office:value-type="float" office:value="2904" calcext:value-type="float">
            <text:p>2904</text:p>
          </table:table-cell>
          <table:table-cell office:value-type="float" office:value="3095" calcext:value-type="float">
            <text:p>3095</text:p>
          </table:table-cell>
          <table:table-cell office:value-type="float" office:value="3088" calcext:value-type="float">
            <text:p>3088</text:p>
          </table:table-cell>
          <table:table-cell office:value-type="float" office:value="3058" calcext:value-type="float">
            <text:p>3058</text:p>
          </table:table-cell>
          <table:table-cell office:value-type="float" office:value="3160" calcext:value-type="float">
            <text:p>3160</text:p>
          </table:table-cell>
          <table:table-cell office:value-type="float" office:value="3065" calcext:value-type="float">
            <text:p>3065</text:p>
          </table:table-cell>
          <table:table-cell office:value-type="float" office:value="2970" calcext:value-type="float">
            <text:p>2970</text:p>
          </table:table-cell>
          <table:table-cell office:value-type="float" office:value="3134" calcext:value-type="float">
            <text:p>3134</text:p>
          </table:table-cell>
          <table:table-cell office:value-type="float" office:value="4003" calcext:value-type="float">
            <text:p>4003</text:p>
          </table:table-cell>
          <table:table-cell office:value-type="float" office:value="3884" calcext:value-type="float">
            <text:p>3884</text:p>
          </table:table-cell>
          <table:table-cell office:value-type="float" office:value="3854" calcext:value-type="float">
            <text:p>3854</text:p>
          </table:table-cell>
          <table:table-cell office:value-type="float" office:value="3919" calcext:value-type="float">
            <text:p>3919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908" calcext:value-type="float">
            <text:p>3908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305" calcext:value-type="float">
            <text:p>2305</text:p>
          </table:table-cell>
          <table:table-cell office:value-type="float" office:value="2101" calcext:value-type="float">
            <text:p>2101</text:p>
          </table:table-cell>
          <table:table-cell office:value-type="float" office:value="2330" calcext:value-type="float">
            <text:p>2330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30" calcext:value-type="float">
            <text:p>2230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42" calcext:value-type="float">
            <text:p>2242</text:p>
          </table:table-cell>
          <table:table-cell office:value-type="float" office:value="2180" calcext:value-type="float">
            <text:p>2180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046" calcext:value-type="float">
            <text:p>3046</text:p>
          </table:table-cell>
          <table:table-cell office:value-type="float" office:value="2958" calcext:value-type="float">
            <text:p>2958</text:p>
          </table:table-cell>
          <table:table-cell office:value-type="float" office:value="2932" calcext:value-type="float">
            <text:p>2932</text:p>
          </table:table-cell>
          <table:table-cell office:value-type="float" office:value="3097" calcext:value-type="float">
            <text:p>3097</text:p>
          </table:table-cell>
          <table:table-cell office:value-type="float" office:value="3090" calcext:value-type="float">
            <text:p>3090</text:p>
          </table:table-cell>
          <table:table-cell office:value-type="float" office:value="3058" calcext:value-type="float">
            <text:p>3058</text:p>
          </table:table-cell>
          <table:table-cell office:value-type="float" office:value="3165" calcext:value-type="float">
            <text:p>3165</text:p>
          </table:table-cell>
          <table:table-cell office:value-type="float" office:value="3078" calcext:value-type="float">
            <text:p>3078</text:p>
          </table:table-cell>
          <table:table-cell office:value-type="float" office:value="2939" calcext:value-type="float">
            <text:p>2939</text:p>
          </table:table-cell>
          <table:table-cell office:value-type="float" office:value="3150" calcext:value-type="float">
            <text:p>3150</text:p>
          </table:table-cell>
          <table:table-cell office:value-type="float" office:value="3986" calcext:value-type="float">
            <text:p>3986</text:p>
          </table:table-cell>
          <table:table-cell office:value-type="float" office:value="3884" calcext:value-type="float">
            <text:p>3884</text:p>
          </table:table-cell>
          <table:table-cell office:value-type="float" office:value="3846" calcext:value-type="float">
            <text:p>3846</text:p>
          </table:table-cell>
          <table:table-cell office:value-type="float" office:value="3916" calcext:value-type="float">
            <text:p>3916</text:p>
          </table:table-cell>
          <table:table-cell office:value-type="float" office:value="3745" calcext:value-type="float">
            <text:p>3745</text:p>
          </table:table-cell>
          <table:table-cell office:value-type="float" office:value="3864" calcext:value-type="float">
            <text:p>3864</text:p>
          </table:table-cell>
          <table:table-cell office:value-type="float" office:value="3880" calcext:value-type="float">
            <text:p>388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298" calcext:value-type="float">
            <text:p>2298</text:p>
          </table:table-cell>
          <table:table-cell office:value-type="float" office:value="2101" calcext:value-type="float">
            <text:p>2101</text:p>
          </table:table-cell>
          <table:table-cell office:value-type="float" office:value="2328" calcext:value-type="float">
            <text:p>2328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29" calcext:value-type="float">
            <text:p>2229</text:p>
          </table:table-cell>
          <table:table-cell office:value-type="float" office:value="2278" calcext:value-type="float">
            <text:p>2278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3" calcext:value-type="float">
            <text:p>3063</text:p>
          </table:table-cell>
          <table:table-cell office:value-type="float" office:value="2953" calcext:value-type="float">
            <text:p>2953</text:p>
          </table:table-cell>
          <table:table-cell office:value-type="float" office:value="2913" calcext:value-type="float">
            <text:p>2913</text:p>
          </table:table-cell>
          <table:table-cell office:value-type="float" office:value="3073" calcext:value-type="float">
            <text:p>3073</text:p>
          </table:table-cell>
          <table:table-cell office:value-type="float" office:value="3043" calcext:value-type="float">
            <text:p>3043</text:p>
          </table:table-cell>
          <table:table-cell office:value-type="float" office:value="3066" calcext:value-type="float">
            <text:p>3066</text:p>
          </table:table-cell>
          <table:table-cell office:value-type="float" office:value="3142" calcext:value-type="float">
            <text:p>3142</text:p>
          </table:table-cell>
          <table:table-cell office:value-type="float" office:value="3073" calcext:value-type="float">
            <text:p>3073</text:p>
          </table:table-cell>
          <table:table-cell office:value-type="float" office:value="2962" calcext:value-type="float">
            <text:p>2962</text:p>
          </table:table-cell>
          <table:table-cell office:value-type="float" office:value="3131" calcext:value-type="float">
            <text:p>3131</text:p>
          </table:table-cell>
          <table:table-cell office:value-type="float" office:value="3985" calcext:value-type="float">
            <text:p>3985</text:p>
          </table:table-cell>
          <table:table-cell office:value-type="float" office:value="3884" calcext:value-type="float">
            <text:p>3884</text:p>
          </table:table-cell>
          <table:table-cell office:value-type="float" office:value="3794" calcext:value-type="float">
            <text:p>3794</text:p>
          </table:table-cell>
          <table:table-cell office:value-type="float" office:value="3907" calcext:value-type="float">
            <text:p>3907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894" calcext:value-type="float">
            <text:p>3894</text:p>
          </table:table-cell>
          <table:table-cell office:value-type="float" office:value="3885" calcext:value-type="float">
            <text:p>3885</text:p>
          </table:table-cell>
          <table:table-cell office:value-type="float" office:value="3881" calcext:value-type="float">
            <text:p>3881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office:value-type="float" office:value="2101" calcext:value-type="float">
            <text:p>2101</text:p>
          </table:table-cell>
          <table:table-cell office:value-type="float" office:value="2334" calcext:value-type="float">
            <text:p>2334</text:p>
          </table:table-cell>
          <table:table-cell office:value-type="float" office:value="2229" calcext:value-type="float">
            <text:p>2229</text:p>
          </table:table-cell>
          <table:table-cell office:value-type="float" office:value="2298" calcext:value-type="float">
            <text:p>2298</text:p>
          </table:table-cell>
          <table:table-cell office:value-type="float" office:value="2232" calcext:value-type="float">
            <text:p>2232</text:p>
          </table:table-cell>
          <table:table-cell office:value-type="float" office:value="2273" calcext:value-type="float">
            <text:p>227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44" calcext:value-type="float">
            <text:p>3044</text:p>
          </table:table-cell>
          <table:table-cell office:value-type="float" office:value="2952" calcext:value-type="float">
            <text:p>2952</text:p>
          </table:table-cell>
          <table:table-cell office:value-type="float" office:value="2933" calcext:value-type="float">
            <text:p>2933</text:p>
          </table:table-cell>
          <table:table-cell office:value-type="float" office:value="3073" calcext:value-type="float">
            <text:p>3073</text:p>
          </table:table-cell>
          <table:table-cell office:value-type="float" office:value="3036" calcext:value-type="float">
            <text:p>3036</text:p>
          </table:table-cell>
          <table:table-cell office:value-type="float" office:value="3066" calcext:value-type="float">
            <text:p>3066</text:p>
          </table:table-cell>
          <table:table-cell office:value-type="float" office:value="3145" calcext:value-type="float">
            <text:p>3145</text:p>
          </table:table-cell>
          <table:table-cell office:value-type="float" office:value="3057" calcext:value-type="float">
            <text:p>3057</text:p>
          </table:table-cell>
          <table:table-cell office:value-type="float" office:value="2954" calcext:value-type="float">
            <text:p>2954</text:p>
          </table:table-cell>
          <table:table-cell office:value-type="float" office:value="3150" calcext:value-type="float">
            <text:p>3150</text:p>
          </table:table-cell>
          <table:table-cell office:value-type="float" office:value="3964" calcext:value-type="float">
            <text:p>3964</text:p>
          </table:table-cell>
          <table:table-cell office:value-type="float" office:value="3868" calcext:value-type="float">
            <text:p>3868</text:p>
          </table:table-cell>
          <table:table-cell office:value-type="float" office:value="3845" calcext:value-type="float">
            <text:p>3845</text:p>
          </table:table-cell>
          <table:table-cell office:value-type="float" office:value="3921" calcext:value-type="float">
            <text:p>3921</text:p>
          </table:table-cell>
          <table:table-cell office:value-type="float" office:value="3784" calcext:value-type="float">
            <text:p>3784</text:p>
          </table:table-cell>
          <table:table-cell office:value-type="float" office:value="3862" calcext:value-type="float">
            <text:p>3862</text:p>
          </table:table-cell>
          <table:table-cell office:value-type="float" office:value="3882" calcext:value-type="float">
            <text:p>3882</text:p>
          </table:table-cell>
          <table:table-cell office:value-type="float" office:value="3885" calcext:value-type="float">
            <text:p>3885</text:p>
          </table:table-cell>
          <table:table-cell office:value-type="float" office:value="3903" calcext:value-type="float">
            <text:p>3903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0" calcext:value-type="float">
            <text:p>3040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4" calcext:value-type="float">
            <text:p>1604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0" calcext:value-type="float">
            <text:p>3050</text:p>
          </table:table-cell>
          <table:table-cell table:number-columns-repeated="9"/>
          <table:table-cell office:value-type="float" office:value="3976" calcext:value-type="float">
            <text:p>39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0" calcext:value-type="float">
            <text:p>306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2" calcext:value-type="float">
            <text:p>305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</table:table>
      <table:table table:name="Simulated Annealing" table:style-name="ta1">
        <table:table-source xlink:type="simple" xlink:href="../summary/Simulated%20Annealing.txt" table:table-name="Simulated Annealing" table:filter-name="Text - txt - csv (StarCalc)" table:filter-options="9/59/44,34,ANSI,1,,0,false,false"/>
        <table:table-column table:style-name="co4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09" calcext:value-type="float">
            <text:p>1109</text:p>
          </table:table-cell>
          <table:table-cell office:value-type="float" office:value="1613" calcext:value-type="float">
            <text:p>1613</text:p>
          </table:table-cell>
          <table:table-cell office:value-type="float" office:value="1693" calcext:value-type="float">
            <text:p>1693</text:p>
          </table:table-cell>
          <table:table-cell office:value-type="float" office:value="1523" calcext:value-type="float">
            <text:p>1523</text:p>
          </table:table-cell>
          <table:table-cell office:value-type="float" office:value="1402" calcext:value-type="float">
            <text:p>1402</text:p>
          </table:table-cell>
          <table:table-cell office:value-type="float" office:value="1437" calcext:value-type="float">
            <text:p>1437</text:p>
          </table:table-cell>
          <table:table-cell office:value-type="float" office:value="1415" calcext:value-type="float">
            <text:p>1415</text:p>
          </table:table-cell>
          <table:table-cell office:value-type="float" office:value="1505" calcext:value-type="float">
            <text:p>1505</text:p>
          </table:table-cell>
          <table:table-cell office:value-type="float" office:value="1566" calcext:value-type="float">
            <text:p>1566</text:p>
          </table:table-cell>
          <table:table-cell office:value-type="float" office:value="1618" calcext:value-type="float">
            <text:p>1618</text:p>
          </table:table-cell>
          <table:table-cell office:value-type="float" office:value="1626" calcext:value-type="float">
            <text:p>1626</text:p>
          </table:table-cell>
          <table:table-cell office:value-type="float" office:value="2330" calcext:value-type="float">
            <text:p>2330</text:p>
          </table:table-cell>
          <table:table-cell office:value-type="float" office:value="2121" calcext:value-type="float">
            <text:p>2121</text:p>
          </table:table-cell>
          <table:table-cell office:value-type="float" office:value="2359" calcext:value-type="float">
            <text:p>2359</text:p>
          </table:table-cell>
          <table:table-cell office:value-type="float" office:value="2244" calcext:value-type="float">
            <text:p>2244</text:p>
          </table:table-cell>
          <table:table-cell office:value-type="float" office:value="2326" calcext:value-type="float">
            <text:p>2326</text:p>
          </table:table-cell>
          <table:table-cell office:value-type="float" office:value="2248" calcext:value-type="float">
            <text:p>2248</text:p>
          </table:table-cell>
          <table:table-cell office:value-type="float" office:value="2300" calcext:value-type="float">
            <text:p>2300</text:p>
          </table:table-cell>
          <table:table-cell office:value-type="float" office:value="2241" calcext:value-type="float">
            <text:p>2241</text:p>
          </table:table-cell>
          <table:table-cell office:value-type="float" office:value="2274" calcext:value-type="float">
            <text:p>2274</text:p>
          </table:table-cell>
          <table:table-cell office:value-type="float" office:value="2209" calcext:value-type="float">
            <text:p>220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9" calcext:value-type="float">
            <text:p>2629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5" calcext:value-type="float">
            <text:p>2705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04" calcext:value-type="float">
            <text:p>3004</text:p>
          </table:table-cell>
          <table:table-cell office:value-type="float" office:value="2986" calcext:value-type="float">
            <text:p>2986</text:p>
          </table:table-cell>
          <table:table-cell office:value-type="float" office:value="3160" calcext:value-type="float">
            <text:p>3160</text:p>
          </table:table-cell>
          <table:table-cell office:value-type="float" office:value="3117" calcext:value-type="float">
            <text:p>3117</text:p>
          </table:table-cell>
          <table:table-cell office:value-type="float" office:value="3112" calcext:value-type="float">
            <text:p>3112</text:p>
          </table:table-cell>
          <table:table-cell office:value-type="float" office:value="3253" calcext:value-type="float">
            <text:p>3253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68" calcext:value-type="float">
            <text:p>3168</text:p>
          </table:table-cell>
          <table:table-cell office:value-type="float" office:value="4027" calcext:value-type="float">
            <text:p>4027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36" calcext:value-type="float">
            <text:p>3936</text:p>
          </table:table-cell>
          <table:table-cell office:value-type="float" office:value="3835" calcext:value-type="float">
            <text:p>3835</text:p>
          </table:table-cell>
          <table:table-cell office:value-type="float" office:value="3912" calcext:value-type="float">
            <text:p>3912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6" calcext:value-type="float">
            <text:p>1116</text:p>
          </table:table-cell>
          <table:table-cell office:value-type="float" office:value="1607" calcext:value-type="float">
            <text:p>1607</text:p>
          </table:table-cell>
          <table:table-cell office:value-type="float" office:value="1699" calcext:value-type="float">
            <text:p>1699</text:p>
          </table:table-cell>
          <table:table-cell office:value-type="float" office:value="1535" calcext:value-type="float">
            <text:p>1535</text:p>
          </table:table-cell>
          <table:table-cell office:value-type="float" office:value="1393" calcext:value-type="float">
            <text:p>1393</text:p>
          </table:table-cell>
          <table:table-cell office:value-type="float" office:value="1444" calcext:value-type="float">
            <text:p>1444</text:p>
          </table:table-cell>
          <table:table-cell office:value-type="float" office:value="1423" calcext:value-type="float">
            <text:p>1423</text:p>
          </table:table-cell>
          <table:table-cell office:value-type="float" office:value="1519" calcext:value-type="float">
            <text:p>1519</text:p>
          </table:table-cell>
          <table:table-cell office:value-type="float" office:value="1567" calcext:value-type="float">
            <text:p>1567</text:p>
          </table:table-cell>
          <table:table-cell office:value-type="float" office:value="1628" calcext:value-type="float">
            <text:p>1628</text:p>
          </table:table-cell>
          <table:table-cell office:value-type="float" office:value="1620" calcext:value-type="float">
            <text:p>1620</text:p>
          </table:table-cell>
          <table:table-cell office:value-type="float" office:value="2340" calcext:value-type="float">
            <text:p>2340</text:p>
          </table:table-cell>
          <table:table-cell office:value-type="float" office:value="2132" calcext:value-type="float">
            <text:p>2132</text:p>
          </table:table-cell>
          <table:table-cell office:value-type="float" office:value="2371" calcext:value-type="float">
            <text:p>2371</text:p>
          </table:table-cell>
          <table:table-cell office:value-type="float" office:value="2253" calcext:value-type="float">
            <text:p>2253</text:p>
          </table:table-cell>
          <table:table-cell office:value-type="float" office:value="2320" calcext:value-type="float">
            <text:p>2320</text:p>
          </table:table-cell>
          <table:table-cell office:value-type="float" office:value="2248" calcext:value-type="float">
            <text:p>2248</text:p>
          </table:table-cell>
          <table:table-cell office:value-type="float" office:value="2302" calcext:value-type="float">
            <text:p>2302</text:p>
          </table:table-cell>
          <table:table-cell office:value-type="float" office:value="2240" calcext:value-type="float">
            <text:p>2240</text:p>
          </table:table-cell>
          <table:table-cell office:value-type="float" office:value="2263" calcext:value-type="float">
            <text:p>2263</text:p>
          </table:table-cell>
          <table:table-cell office:value-type="float" office:value="2203" calcext:value-type="float">
            <text:p>2203</text:p>
          </table:table-cell>
          <table:table-cell office:value-type="float" office:value="2733" calcext:value-type="float">
            <text:p>2733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59" calcext:value-type="float">
            <text:p>2759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74" calcext:value-type="float">
            <text:p>2574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28" calcext:value-type="float">
            <text:p>3028</text:p>
          </table:table-cell>
          <table:table-cell office:value-type="float" office:value="2986" calcext:value-type="float">
            <text:p>2986</text:p>
          </table:table-cell>
          <table:table-cell office:value-type="float" office:value="3144" calcext:value-type="float">
            <text:p>3144</text:p>
          </table:table-cell>
          <table:table-cell office:value-type="float" office:value="3113" calcext:value-type="float">
            <text:p>3113</text:p>
          </table:table-cell>
          <table:table-cell office:value-type="float" office:value="3123" calcext:value-type="float">
            <text:p>3123</text:p>
          </table:table-cell>
          <table:table-cell office:value-type="float" office:value="3268" calcext:value-type="float">
            <text:p>3268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94" calcext:value-type="float">
            <text:p>3194</text:p>
          </table:table-cell>
          <table:table-cell office:value-type="float" office:value="4002" calcext:value-type="float">
            <text:p>4002</text:p>
          </table:table-cell>
          <table:table-cell office:value-type="float" office:value="3921" calcext:value-type="float">
            <text:p>3921</text:p>
          </table:table-cell>
          <table:table-cell office:value-type="float" office:value="3896" calcext:value-type="float">
            <text:p>3896</text:p>
          </table:table-cell>
          <table:table-cell office:value-type="float" office:value="3949" calcext:value-type="float">
            <text:p>3949</text:p>
          </table:table-cell>
          <table:table-cell office:value-type="float" office:value="3835" calcext:value-type="float">
            <text:p>3835</text:p>
          </table:table-cell>
          <table:table-cell office:value-type="float" office:value="3869" calcext:value-type="float">
            <text:p>3869</text:p>
          </table:table-cell>
          <table:table-cell office:value-type="float" office:value="3944" calcext:value-type="float">
            <text:p>3944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7" calcext:value-type="float">
            <text:p>1087</text:p>
          </table:table-cell>
          <table:table-cell office:value-type="float" office:value="1308" calcext:value-type="float">
            <text:p>1308</text:p>
          </table:table-cell>
          <table:table-cell office:value-type="float" office:value="1248" calcext:value-type="float">
            <text:p>1248</text:p>
          </table:table-cell>
          <table:table-cell office:value-type="float" office:value="1205" calcext:value-type="float">
            <text:p>1205</text:p>
          </table:table-cell>
          <table:table-cell office:value-type="float" office:value="1247" calcext:value-type="float">
            <text:p>1247</text:p>
          </table:table-cell>
          <table:table-cell office:value-type="float" office:value="1209" calcext:value-type="float">
            <text:p>1209</text:p>
          </table:table-cell>
          <table:table-cell office:value-type="float" office:value="1252" calcext:value-type="float">
            <text:p>1252</text:p>
          </table:table-cell>
          <table:table-cell office:value-type="float" office:value="1109" calcext:value-type="float">
            <text:p>1109</text:p>
          </table:table-cell>
          <table:table-cell office:value-type="float" office:value="1590" calcext:value-type="float">
            <text:p>1590</text:p>
          </table:table-cell>
          <table:table-cell office:value-type="float" office:value="1677" calcext:value-type="float">
            <text:p>1677</text:p>
          </table:table-cell>
          <table:table-cell office:value-type="float" office:value="1536" calcext:value-type="float">
            <text:p>1536</text:p>
          </table:table-cell>
          <table:table-cell office:value-type="float" office:value="1395" calcext:value-type="float">
            <text:p>1395</text:p>
          </table:table-cell>
          <table:table-cell office:value-type="float" office:value="1435" calcext:value-type="float">
            <text:p>1435</text:p>
          </table:table-cell>
          <table:table-cell office:value-type="float" office:value="1424" calcext:value-type="float">
            <text:p>1424</text:p>
          </table:table-cell>
          <table:table-cell office:value-type="float" office:value="1504" calcext:value-type="float">
            <text:p>1504</text:p>
          </table:table-cell>
          <table:table-cell office:value-type="float" office:value="1567" calcext:value-type="float">
            <text:p>1567</text:p>
          </table:table-cell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  <table:table-cell office:value-type="float" office:value="2360" calcext:value-type="float">
            <text:p>2360</text:p>
          </table:table-cell>
          <table:table-cell office:value-type="float" office:value="2126" calcext:value-type="float">
            <text:p>2126</text:p>
          </table:table-cell>
          <table:table-cell office:value-type="float" office:value="2364" calcext:value-type="float">
            <text:p>2364</text:p>
          </table:table-cell>
          <table:table-cell office:value-type="float" office:value="2248" calcext:value-type="float">
            <text:p>2248</text:p>
          </table:table-cell>
          <table:table-cell office:value-type="float" office:value="2312" calcext:value-type="float">
            <text:p>2312</text:p>
          </table:table-cell>
          <table:table-cell office:value-type="float" office:value="2249" calcext:value-type="float">
            <text:p>2249</text:p>
          </table:table-cell>
          <table:table-cell office:value-type="float" office:value="2315" calcext:value-type="float">
            <text:p>2315</text:p>
          </table:table-cell>
          <table:table-cell office:value-type="float" office:value="2240" calcext:value-type="float">
            <text:p>2240</text:p>
          </table:table-cell>
          <table:table-cell office:value-type="float" office:value="2267" calcext:value-type="float">
            <text:p>2267</text:p>
          </table:table-cell>
          <table:table-cell office:value-type="float" office:value="2215" calcext:value-type="float">
            <text:p>221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22" calcext:value-type="float">
            <text:p>3122</text:p>
          </table:table-cell>
          <table:table-cell office:value-type="float" office:value="3148" calcext:value-type="float">
            <text:p>3148</text:p>
          </table:table-cell>
          <table:table-cell office:value-type="float" office:value="3226" calcext:value-type="float">
            <text:p>322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37" calcext:value-type="float">
            <text:p>4037</text:p>
          </table:table-cell>
          <table:table-cell office:value-type="float" office:value="3921" calcext:value-type="float">
            <text:p>3921</text:p>
          </table:table-cell>
          <table:table-cell office:value-type="float" office:value="3877" calcext:value-type="float">
            <text:p>3877</text:p>
          </table:table-cell>
          <table:table-cell office:value-type="float" office:value="3908" calcext:value-type="float">
            <text:p>3908</text:p>
          </table:table-cell>
          <table:table-cell office:value-type="float" office:value="3829" calcext:value-type="float">
            <text:p>3829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04" calcext:value-type="float">
            <text:p>3904</text:p>
          </table:table-cell>
          <table:table-cell office:value-type="float" office:value="3952" calcext:value-type="float">
            <text:p>3952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5" calcext:value-type="float">
            <text:p>1205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603" calcext:value-type="float">
            <text:p>1603</text:p>
          </table:table-cell>
          <table:table-cell office:value-type="float" office:value="1700" calcext:value-type="float">
            <text:p>1700</text:p>
          </table:table-cell>
          <table:table-cell office:value-type="float" office:value="1526" calcext:value-type="float">
            <text:p>1526</text:p>
          </table:table-cell>
          <table:table-cell office:value-type="float" office:value="1401" calcext:value-type="float">
            <text:p>1401</text:p>
          </table:table-cell>
          <table:table-cell office:value-type="float" office:value="1426" calcext:value-type="float">
            <text:p>1426</text:p>
          </table:table-cell>
          <table:table-cell office:value-type="float" office:value="1422" calcext:value-type="float">
            <text:p>1422</text:p>
          </table:table-cell>
          <table:table-cell office:value-type="float" office:value="1506" calcext:value-type="float">
            <text:p>1506</text:p>
          </table:table-cell>
          <table:table-cell office:value-type="float" office:value="1580" calcext:value-type="float">
            <text:p>1580</text:p>
          </table:table-cell>
          <table:table-cell office:value-type="float" office:value="1616" calcext:value-type="float">
            <text:p>1616</text:p>
          </table:table-cell>
          <table:table-cell office:value-type="float" office:value="1621" calcext:value-type="float">
            <text:p>1621</text:p>
          </table:table-cell>
          <table:table-cell office:value-type="float" office:value="2327" calcext:value-type="float">
            <text:p>2327</text:p>
          </table:table-cell>
          <table:table-cell office:value-type="float" office:value="2126" calcext:value-type="float">
            <text:p>2126</text:p>
          </table:table-cell>
          <table:table-cell office:value-type="float" office:value="2360" calcext:value-type="float">
            <text:p>2360</text:p>
          </table:table-cell>
          <table:table-cell office:value-type="float" office:value="2259" calcext:value-type="float">
            <text:p>2259</text:p>
          </table:table-cell>
          <table:table-cell office:value-type="float" office:value="2321" calcext:value-type="float">
            <text:p>2321</text:p>
          </table:table-cell>
          <table:table-cell office:value-type="float" office:value="2246" calcext:value-type="float">
            <text:p>2246</text:p>
          </table:table-cell>
          <table:table-cell office:value-type="float" office:value="2304" calcext:value-type="float">
            <text:p>2304</text:p>
          </table:table-cell>
          <table:table-cell office:value-type="float" office:value="2242" calcext:value-type="float">
            <text:p>2242</text:p>
          </table:table-cell>
          <table:table-cell office:value-type="float" office:value="2293" calcext:value-type="float">
            <text:p>2293</text:p>
          </table:table-cell>
          <table:table-cell office:value-type="float" office:value="2224" calcext:value-type="float">
            <text:p>2224</text:p>
          </table:table-cell>
          <table:table-cell office:value-type="float" office:value="2733" calcext:value-type="float">
            <text:p>2733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43" calcext:value-type="float">
            <text:p>2743</text:p>
          </table:table-cell>
          <table:table-cell office:value-type="float" office:value="2705" calcext:value-type="float">
            <text:p>2705</text:p>
          </table:table-cell>
          <table:table-cell office:value-type="float" office:value="2571" calcext:value-type="float">
            <text:p>2571</text:p>
          </table:table-cell>
          <table:table-cell office:value-type="float" office:value="2783" calcext:value-type="float">
            <text:p>2783</text:p>
          </table:table-cell>
          <table:table-cell office:value-type="float" office:value="3135" calcext:value-type="float">
            <text:p>3135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1" calcext:value-type="float">
            <text:p>3151</text:p>
          </table:table-cell>
          <table:table-cell office:value-type="float" office:value="3143" calcext:value-type="float">
            <text:p>3143</text:p>
          </table:table-cell>
          <table:table-cell office:value-type="float" office:value="3110" calcext:value-type="float">
            <text:p>3110</text:p>
          </table:table-cell>
          <table:table-cell office:value-type="float" office:value="3264" calcext:value-type="float">
            <text:p>3264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0" calcext:value-type="float">
            <text:p>3200</text:p>
          </table:table-cell>
          <table:table-cell office:value-type="float" office:value="3984" calcext:value-type="float">
            <text:p>3984</text:p>
          </table:table-cell>
          <table:table-cell office:value-type="float" office:value="3912" calcext:value-type="float">
            <text:p>3912</text:p>
          </table:table-cell>
          <table:table-cell office:value-type="float" office:value="3911" calcext:value-type="float">
            <text:p>3911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853" calcext:value-type="float">
            <text:p>3853</text:p>
          </table:table-cell>
          <table:table-cell office:value-type="float" office:value="3952" calcext:value-type="float">
            <text:p>3952</text:p>
          </table:table-cell>
          <table:table-cell office:value-type="float" office:value="3893" calcext:value-type="float">
            <text:p>3893</text:p>
          </table:table-cell>
          <table:table-cell office:value-type="float" office:value="3952" calcext:value-type="float">
            <text:p>3952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6" calcext:value-type="float">
            <text:p>1306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3" calcext:value-type="float">
            <text:p>1243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09" calcext:value-type="float">
            <text:p>1109</text:p>
          </table:table-cell>
          <table:table-cell office:value-type="float" office:value="1611" calcext:value-type="float">
            <text:p>1611</text:p>
          </table:table-cell>
          <table:table-cell office:value-type="float" office:value="1699" calcext:value-type="float">
            <text:p>1699</text:p>
          </table:table-cell>
          <table:table-cell office:value-type="float" office:value="1512" calcext:value-type="float">
            <text:p>1512</text:p>
          </table:table-cell>
          <table:table-cell office:value-type="float" office:value="1379" calcext:value-type="float">
            <text:p>1379</text:p>
          </table:table-cell>
          <table:table-cell office:value-type="float" office:value="1437" calcext:value-type="float">
            <text:p>1437</text:p>
          </table:table-cell>
          <table:table-cell office:value-type="float" office:value="1425" calcext:value-type="float">
            <text:p>1425</text:p>
          </table:table-cell>
          <table:table-cell office:value-type="float" office:value="1524" calcext:value-type="float">
            <text:p>1524</text:p>
          </table:table-cell>
          <table:table-cell office:value-type="float" office:value="1561" calcext:value-type="float">
            <text:p>1561</text:p>
          </table:table-cell>
          <table:table-cell office:value-type="float" office:value="1620" calcext:value-type="float">
            <text:p>1620</text:p>
          </table:table-cell>
          <table:table-cell office:value-type="float" office:value="1616" calcext:value-type="float">
            <text:p>1616</text:p>
          </table:table-cell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office:value-type="float" office:value="1195" calcext:value-type="float">
            <text:p>1195</text:p>
          </table:table-cell>
          <table:table-cell office:value-type="float" office:value="1247" calcext:value-type="float">
            <text:p>1247</text:p>
          </table:table-cell>
          <table:table-cell office:value-type="float" office:value="1207" calcext:value-type="float">
            <text:p>1207</text:p>
          </table:table-cell>
          <table:table-cell office:value-type="float" office:value="1252" calcext:value-type="float">
            <text:p>1252</text:p>
          </table:table-cell>
          <table:table-cell office:value-type="float" office:value="1122" calcext:value-type="float">
            <text:p>1122</text:p>
          </table:table-cell>
          <table:table-cell office:value-type="float" office:value="1606" calcext:value-type="float">
            <text:p>1606</text:p>
          </table:table-cell>
          <table:table-cell office:value-type="float" office:value="1697" calcext:value-type="float">
            <text:p>1697</text:p>
          </table:table-cell>
          <table:table-cell office:value-type="float" office:value="1526" calcext:value-type="float">
            <text:p>1526</text:p>
          </table:table-cell>
          <table:table-cell office:value-type="float" office:value="1393" calcext:value-type="float">
            <text:p>1393</text:p>
          </table:table-cell>
          <table:table-cell office:value-type="float" office:value="1434" calcext:value-type="float">
            <text:p>1434</text:p>
          </table:table-cell>
          <table:table-cell office:value-type="float" office:value="1420" calcext:value-type="float">
            <text:p>1420</text:p>
          </table:table-cell>
          <table:table-cell office:value-type="float" office:value="1491" calcext:value-type="float">
            <text:p>1491</text:p>
          </table:table-cell>
          <table:table-cell office:value-type="float" office:value="1578" calcext:value-type="float">
            <text:p>1578</text:p>
          </table:table-cell>
          <table:table-cell office:value-type="float" office:value="1620" calcext:value-type="float">
            <text:p>1620</text:p>
          </table:table-cell>
          <table:table-cell office:value-type="float" office:value="1610" calcext:value-type="float">
            <text:p>1610</text:p>
          </table:table-cell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04" calcext:value-type="float">
            <text:p>1304</text:p>
          </table:table-cell>
          <table:table-cell office:value-type="float" office:value="1248" calcext:value-type="float">
            <text:p>1248</text:p>
          </table:table-cell>
          <table:table-cell office:value-type="float" office:value="1217" calcext:value-type="float">
            <text:p>1217</text:p>
          </table:table-cell>
          <table:table-cell office:value-type="float" office:value="1249" calcext:value-type="float">
            <text:p>124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27" calcext:value-type="float">
            <text:p>1127</text:p>
          </table:table-cell>
          <table:table-cell office:value-type="float" office:value="1620" calcext:value-type="float">
            <text:p>1620</text:p>
          </table:table-cell>
          <table:table-cell office:value-type="float" office:value="1705" calcext:value-type="float">
            <text:p>1705</text:p>
          </table:table-cell>
          <table:table-cell office:value-type="float" office:value="1509" calcext:value-type="float">
            <text:p>1509</text:p>
          </table:table-cell>
          <table:table-cell office:value-type="float" office:value="1400" calcext:value-type="float">
            <text:p>1400</text:p>
          </table:table-cell>
          <table:table-cell office:value-type="float" office:value="1449" calcext:value-type="float">
            <text:p>1449</text:p>
          </table:table-cell>
          <table:table-cell office:value-type="float" office:value="1420" calcext:value-type="float">
            <text:p>1420</text:p>
          </table:table-cell>
          <table:table-cell office:value-type="float" office:value="1506" calcext:value-type="float">
            <text:p>1506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29" calcext:value-type="float">
            <text:p>1629</text:p>
          </table:table-cell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0" calcext:value-type="float">
            <text:p>1240</text:p>
          </table:table-cell>
          <table:table-cell office:value-type="float" office:value="1211" calcext:value-type="float">
            <text:p>1211</text:p>
          </table:table-cell>
          <table:table-cell office:value-type="float" office:value="1252" calcext:value-type="float">
            <text:p>1252</text:p>
          </table:table-cell>
          <table:table-cell office:value-type="float" office:value="1118" calcext:value-type="float">
            <text:p>1118</text:p>
          </table:table-cell>
          <table:table-cell office:value-type="float" office:value="1613" calcext:value-type="float">
            <text:p>1613</text:p>
          </table:table-cell>
          <table:table-cell office:value-type="float" office:value="1687" calcext:value-type="float">
            <text:p>1687</text:p>
          </table:table-cell>
          <table:table-cell office:value-type="float" office:value="1532" calcext:value-type="float">
            <text:p>1532</text:p>
          </table:table-cell>
          <table:table-cell office:value-type="float" office:value="1392" calcext:value-type="float">
            <text:p>1392</text:p>
          </table:table-cell>
          <table:table-cell office:value-type="float" office:value="1436" calcext:value-type="float">
            <text:p>1436</text:p>
          </table:table-cell>
          <table:table-cell office:value-type="float" office:value="1428" calcext:value-type="float">
            <text:p>1428</text:p>
          </table:table-cell>
          <table:table-cell office:value-type="float" office:value="1509" calcext:value-type="float">
            <text:p>1509</text:p>
          </table:table-cell>
          <table:table-cell office:value-type="float" office:value="1559" calcext:value-type="float">
            <text:p>1559</text:p>
          </table:table-cell>
          <table:table-cell office:value-type="float" office:value="1631" calcext:value-type="float">
            <text:p>1631</text:p>
          </table:table-cell>
          <table:table-cell office:value-type="float" office:value="1625" calcext:value-type="float">
            <text:p>1625</text:p>
          </table:table-cell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11" calcext:value-type="float">
            <text:p>1311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3" calcext:value-type="float">
            <text:p>1123</text:p>
          </table:table-cell>
          <table:table-cell office:value-type="float" office:value="1599" calcext:value-type="float">
            <text:p>1599</text:p>
          </table:table-cell>
          <table:table-cell office:value-type="float" office:value="1672" calcext:value-type="float">
            <text:p>1672</text:p>
          </table:table-cell>
          <table:table-cell office:value-type="float" office:value="1531" calcext:value-type="float">
            <text:p>1531</text:p>
          </table:table-cell>
          <table:table-cell office:value-type="float" office:value="1394" calcext:value-type="float">
            <text:p>1394</text:p>
          </table:table-cell>
          <table:table-cell office:value-type="float" office:value="1436" calcext:value-type="float">
            <text:p>1436</text:p>
          </table:table-cell>
          <table:table-cell office:value-type="float" office:value="1423" calcext:value-type="float">
            <text:p>1423</text:p>
          </table:table-cell>
          <table:table-cell office:value-type="float" office:value="1514" calcext:value-type="float">
            <text:p>1514</text:p>
          </table:table-cell>
          <table:table-cell office:value-type="float" office:value="1565" calcext:value-type="float">
            <text:p>1565</text:p>
          </table:table-cell>
          <table:table-cell office:value-type="float" office:value="1611" calcext:value-type="float">
            <text:p>1611</text:p>
          </table:table-cell>
          <table:table-cell office:value-type="float" office:value="1620" calcext:value-type="float">
            <text:p>1620</text:p>
          </table:table-cell>
          <table:table-cell office:value-type="float" office:value="2356" calcext:value-type="float">
            <text:p>235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4" calcext:value-type="float">
            <text:p>1204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2" calcext:value-type="float">
            <text:p>1122</text:p>
          </table:table-cell>
          <table:table-cell office:value-type="float" office:value="1596" calcext:value-type="float">
            <text:p>1596</text:p>
          </table:table-cell>
          <table:table-cell office:value-type="float" office:value="1689" calcext:value-type="float">
            <text:p>1689</text:p>
          </table:table-cell>
          <table:table-cell office:value-type="float" office:value="1531" calcext:value-type="float">
            <text:p>1531</text:p>
          </table:table-cell>
          <table:table-cell office:value-type="float" office:value="1395" calcext:value-type="float">
            <text:p>1395</text:p>
          </table:table-cell>
          <table:table-cell office:value-type="float" office:value="1449" calcext:value-type="float">
            <text:p>1449</text:p>
          </table:table-cell>
          <table:table-cell office:value-type="float" office:value="1429" calcext:value-type="float">
            <text:p>1429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1607" calcext:value-type="float">
            <text:p>1607</text:p>
          </table:table-cell>
          <table:table-cell office:value-type="float" office:value="1628" calcext:value-type="float">
            <text:p>1628</text:p>
          </table:table-cell>
          <table:table-cell office:value-type="float" office:value="2347" calcext:value-type="float">
            <text:p>234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27" calcext:value-type="float">
            <text:p>1127</text:p>
          </table:table-cell>
          <table:table-cell office:value-type="float" office:value="1596" calcext:value-type="float">
            <text:p>1596</text:p>
          </table:table-cell>
          <table:table-cell office:value-type="float" office:value="1689" calcext:value-type="float">
            <text:p>1689</text:p>
          </table:table-cell>
          <table:table-cell office:value-type="float" office:value="1521" calcext:value-type="float">
            <text:p>1521</text:p>
          </table:table-cell>
          <table:table-cell office:value-type="float" office:value="1385" calcext:value-type="float">
            <text:p>1385</text:p>
          </table:table-cell>
          <table:table-cell office:value-type="float" office:value="1432" calcext:value-type="float">
            <text:p>1432</text:p>
          </table:table-cell>
          <table:table-cell office:value-type="float" office:value="1426" calcext:value-type="float">
            <text:p>1426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3" calcext:value-type="float">
            <text:p>1603</text:p>
          </table:table-cell>
          <table:table-cell office:value-type="float" office:value="1623" calcext:value-type="float">
            <text:p>1623</text:p>
          </table:table-cell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1" calcext:value-type="float">
            <text:p>1111</text:p>
          </table:table-cell>
          <table:table-cell office:value-type="float" office:value="1596" calcext:value-type="float">
            <text:p>1596</text:p>
          </table:table-cell>
          <table:table-cell office:value-type="float" office:value="1697" calcext:value-type="float">
            <text:p>1697</text:p>
          </table:table-cell>
          <table:table-cell office:value-type="float" office:value="1517" calcext:value-type="float">
            <text:p>1517</text:p>
          </table:table-cell>
          <table:table-cell office:value-type="float" office:value="1408" calcext:value-type="float">
            <text:p>1408</text:p>
          </table:table-cell>
          <table:table-cell office:value-type="float" office:value="1449" calcext:value-type="float">
            <text:p>1449</text:p>
          </table:table-cell>
          <table:table-cell office:value-type="float" office:value="1424" calcext:value-type="float">
            <text:p>1424</text:p>
          </table:table-cell>
          <table:table-cell office:value-type="float" office:value="1499" calcext:value-type="float">
            <text:p>1499</text:p>
          </table:table-cell>
          <table:table-cell office:value-type="float" office:value="1567" calcext:value-type="float">
            <text:p>1567</text:p>
          </table:table-cell>
          <table:table-cell office:value-type="float" office:value="1618" calcext:value-type="float">
            <text:p>1618</text:p>
          </table:table-cell>
          <table:table-cell office:value-type="float" office:value="1614" calcext:value-type="float">
            <text:p>1614</text:p>
          </table:table-cell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0" calcext:value-type="float">
            <text:p>1300</text:p>
          </table:table-cell>
          <table:table-cell office:value-type="float" office:value="1246" calcext:value-type="float">
            <text:p>1246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12" calcext:value-type="float">
            <text:p>1212</text:p>
          </table:table-cell>
          <table:table-cell office:value-type="float" office:value="1252" calcext:value-type="float">
            <text:p>1252</text:p>
          </table:table-cell>
          <table:table-cell office:value-type="float" office:value="1121" calcext:value-type="float">
            <text:p>1121</text:p>
          </table:table-cell>
          <table:table-cell office:value-type="float" office:value="1608" calcext:value-type="float">
            <text:p>1608</text:p>
          </table:table-cell>
          <table:table-cell office:value-type="float" office:value="1682" calcext:value-type="float">
            <text:p>1682</text:p>
          </table:table-cell>
          <table:table-cell office:value-type="float" office:value="1518" calcext:value-type="float">
            <text:p>1518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419" calcext:value-type="float">
            <text:p>1419</text:p>
          </table:table-cell>
          <table:table-cell office:value-type="float" office:value="1502" calcext:value-type="float">
            <text:p>1502</text:p>
          </table:table-cell>
          <table:table-cell office:value-type="float" office:value="1571" calcext:value-type="float">
            <text:p>1571</text:p>
          </table:table-cell>
          <table:table-cell office:value-type="float" office:value="1611" calcext:value-type="float">
            <text:p>1611</text:p>
          </table:table-cell>
          <table:table-cell office:value-type="float" office:value="1631" calcext:value-type="float">
            <text:p>1631</text:p>
          </table:table-cell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08" calcext:value-type="float">
            <text:p>1108</text:p>
          </table:table-cell>
          <table:table-cell office:value-type="float" office:value="1619" calcext:value-type="float">
            <text:p>1619</text:p>
          </table:table-cell>
          <table:table-cell office:value-type="float" office:value="1698" calcext:value-type="float">
            <text:p>1698</text:p>
          </table:table-cell>
          <table:table-cell office:value-type="float" office:value="1521" calcext:value-type="float">
            <text:p>1521</text:p>
          </table:table-cell>
          <table:table-cell office:value-type="float" office:value="1400" calcext:value-type="float">
            <text:p>1400</text:p>
          </table:table-cell>
          <table:table-cell office:value-type="float" office:value="1438" calcext:value-type="float">
            <text:p>1438</text:p>
          </table:table-cell>
          <table:table-cell office:value-type="float" office:value="1418" calcext:value-type="float">
            <text:p>1418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table:number-columns-repeated="5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59" calcext:value-type="float">
            <text:p>235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7" calcext:value-type="float">
            <text:p>234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62" calcext:value-type="float">
            <text:p>236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7" calcext:value-type="float">
            <text:p>235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61" calcext:value-type="float">
            <text:p>236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67" calcext:value-type="float">
            <text:p>236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5" calcext:value-type="float">
            <text:p>2355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58" calcext:value-type="float">
            <text:p>235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64" calcext:value-type="float">
            <text:p>236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65" calcext:value-type="float">
            <text:p>236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</table:table>
      <table:table table:name="Tabu Search" table:style-name="ta1">
        <table:table-source xlink:type="simple" xlink:href="../summary/Tabu%20Search.txt" table:table-name="Tabu Search" table:filter-name="Text - txt - csv (StarCalc)" table:filter-options="9/59/44,34,ANSI,1,,0,false,false"/>
        <table:table-column table:style-name="co4" table:number-columns-repeated="99" table:default-cell-style-name="Default"/>
        <table:table-column table:style-name="co5" table:number-columns-repeated="21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  <table:table-cell office:value-type="string" calcext:value-type="string">
            <text:p>tai61</text:p>
          </table:table-cell>
          <table:table-cell office:value-type="string" calcext:value-type="string">
            <text:p>tai62</text:p>
          </table:table-cell>
          <table:table-cell office:value-type="string" calcext:value-type="string">
            <text:p>tai63</text:p>
          </table:table-cell>
          <table:table-cell office:value-type="string" calcext:value-type="string">
            <text:p>tai64</text:p>
          </table:table-cell>
          <table:table-cell office:value-type="string" calcext:value-type="string">
            <text:p>tai65</text:p>
          </table:table-cell>
          <table:table-cell office:value-type="string" calcext:value-type="string">
            <text:p>tai66</text:p>
          </table:table-cell>
          <table:table-cell office:value-type="string" calcext:value-type="string">
            <text:p>tai67</text:p>
          </table:table-cell>
          <table:table-cell office:value-type="string" calcext:value-type="string">
            <text:p>tai68</text:p>
          </table:table-cell>
          <table:table-cell office:value-type="string" calcext:value-type="string">
            <text:p>tai69</text:p>
          </table:table-cell>
          <table:table-cell office:value-type="string" calcext:value-type="string">
            <text:p>tai70</text:p>
          </table:table-cell>
          <table:table-cell office:value-type="string" calcext:value-type="string">
            <text:p>tai71</text:p>
          </table:table-cell>
          <table:table-cell office:value-type="string" calcext:value-type="string">
            <text:p>tai72</text:p>
          </table:table-cell>
          <table:table-cell office:value-type="string" calcext:value-type="string">
            <text:p>tai73</text:p>
          </table:table-cell>
          <table:table-cell office:value-type="string" calcext:value-type="string">
            <text:p>tai74</text:p>
          </table:table-cell>
          <table:table-cell office:value-type="string" calcext:value-type="string">
            <text:p>tai75</text:p>
          </table:table-cell>
          <table:table-cell office:value-type="string" calcext:value-type="string">
            <text:p>tai76</text:p>
          </table:table-cell>
          <table:table-cell office:value-type="string" calcext:value-type="string">
            <text:p>tai77</text:p>
          </table:table-cell>
          <table:table-cell office:value-type="string" calcext:value-type="string">
            <text:p>tai78</text:p>
          </table:table-cell>
          <table:table-cell office:value-type="string" calcext:value-type="string">
            <text:p>tai79</text:p>
          </table:table-cell>
          <table:table-cell office:value-type="string" calcext:value-type="string">
            <text:p>tai80</text:p>
          </table:table-cell>
          <table:table-cell office:value-type="string" calcext:value-type="string">
            <text:p>tai81</text:p>
          </table:table-cell>
          <table:table-cell office:value-type="string" calcext:value-type="string">
            <text:p>tai82</text:p>
          </table:table-cell>
          <table:table-cell office:value-type="string" calcext:value-type="string">
            <text:p>tai83</text:p>
          </table:table-cell>
          <table:table-cell office:value-type="string" calcext:value-type="string">
            <text:p>tai84</text:p>
          </table:table-cell>
          <table:table-cell office:value-type="string" calcext:value-type="string">
            <text:p>tai85</text:p>
          </table:table-cell>
          <table:table-cell office:value-type="string" calcext:value-type="string">
            <text:p>tai86</text:p>
          </table:table-cell>
          <table:table-cell office:value-type="string" calcext:value-type="string">
            <text:p>tai87</text:p>
          </table:table-cell>
          <table:table-cell office:value-type="string" calcext:value-type="string">
            <text:p>tai88</text:p>
          </table:table-cell>
          <table:table-cell office:value-type="string" calcext:value-type="string">
            <text:p>tai89</text:p>
          </table:table-cell>
          <table:table-cell office:value-type="string" calcext:value-type="string">
            <text:p>tai90</text:p>
          </table:table-cell>
          <table:table-cell office:value-type="string" calcext:value-type="string">
            <text:p>tai91</text:p>
          </table:table-cell>
          <table:table-cell office:value-type="string" calcext:value-type="string">
            <text:p>tai92</text:p>
          </table:table-cell>
          <table:table-cell office:value-type="string" calcext:value-type="string">
            <text:p>tai93</text:p>
          </table:table-cell>
          <table:table-cell office:value-type="string" calcext:value-type="string">
            <text:p>tai94</text:p>
          </table:table-cell>
          <table:table-cell office:value-type="string" calcext:value-type="string">
            <text:p>tai95</text:p>
          </table:table-cell>
          <table:table-cell office:value-type="string" calcext:value-type="string">
            <text:p>tai96</text:p>
          </table:table-cell>
          <table:table-cell office:value-type="string" calcext:value-type="string">
            <text:p>tai97</text:p>
          </table:table-cell>
          <table:table-cell office:value-type="string" calcext:value-type="string">
            <text:p>tai98</text:p>
          </table:table-cell>
          <table:table-cell office:value-type="string" calcext:value-type="string">
            <text:p>tai99</text:p>
          </table:table-cell>
          <table:table-cell office:value-type="string" calcext:value-type="string">
            <text:p>tai100</text:p>
          </table:table-cell>
          <table:table-cell office:value-type="string" calcext:value-type="string">
            <text:p>tai101</text:p>
          </table:table-cell>
          <table:table-cell office:value-type="string" calcext:value-type="string">
            <text:p>tai102</text:p>
          </table:table-cell>
          <table:table-cell office:value-type="string" calcext:value-type="string">
            <text:p>tai103</text:p>
          </table:table-cell>
          <table:table-cell office:value-type="string" calcext:value-type="string">
            <text:p>tai104</text:p>
          </table:table-cell>
          <table:table-cell office:value-type="string" calcext:value-type="string">
            <text:p>tai105</text:p>
          </table:table-cell>
          <table:table-cell office:value-type="string" calcext:value-type="string">
            <text:p>tai106</text:p>
          </table:table-cell>
          <table:table-cell office:value-type="string" calcext:value-type="string">
            <text:p>tai107</text:p>
          </table:table-cell>
          <table:table-cell office:value-type="string" calcext:value-type="string">
            <text:p>tai108</text:p>
          </table:table-cell>
          <table:table-cell office:value-type="string" calcext:value-type="string">
            <text:p>tai109</text:p>
          </table:table-cell>
          <table:table-cell office:value-type="string" calcext:value-type="string">
            <text:p>tai110</text:p>
          </table:table-cell>
          <table:table-cell office:value-type="string" calcext:value-type="string">
            <text:p>tai111</text:p>
          </table:table-cell>
          <table:table-cell office:value-type="string" calcext:value-type="string">
            <text:p>tai112</text:p>
          </table:table-cell>
          <table:table-cell office:value-type="string" calcext:value-type="string">
            <text:p>tai113</text:p>
          </table:table-cell>
          <table:table-cell office:value-type="string" calcext:value-type="string">
            <text:p>tai114</text:p>
          </table:table-cell>
          <table:table-cell office:value-type="string" calcext:value-type="string">
            <text:p>tai115</text:p>
          </table:table-cell>
          <table:table-cell office:value-type="string" calcext:value-type="string">
            <text:p>tai116</text:p>
          </table:table-cell>
          <table:table-cell office:value-type="string" calcext:value-type="string">
            <text:p>tai117</text:p>
          </table:table-cell>
          <table:table-cell office:value-type="string" calcext:value-type="string">
            <text:p>tai118</text:p>
          </table:table-cell>
          <table:table-cell office:value-type="string" calcext:value-type="string">
            <text:p>tai119</text:p>
          </table:table-cell>
          <table:table-cell office:value-type="string" calcext:value-type="string">
            <text:p>tai12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  <table:table-cell office:value-type="float" office:value="5519" calcext:value-type="float">
            <text:p>5519</text:p>
          </table:table-cell>
          <table:table-cell office:value-type="float" office:value="5284" calcext:value-type="float">
            <text:p>5284</text:p>
          </table:table-cell>
          <table:table-cell office:value-type="float" office:value="5213" calcext:value-type="float">
            <text:p>5213</text:p>
          </table:table-cell>
          <table:table-cell office:value-type="float" office:value="5023" calcext:value-type="float">
            <text:p>5023</text:p>
          </table:table-cell>
          <table:table-cell office:value-type="float" office:value="5266" calcext:value-type="float">
            <text:p>5266</text:p>
          </table:table-cell>
          <table:table-cell office:value-type="float" office:value="5139" calcext:value-type="float">
            <text:p>5139</text:p>
          </table:table-cell>
          <table:table-cell office:value-type="float" office:value="5255" calcext:value-type="float">
            <text:p>5255</text:p>
          </table:table-cell>
          <table:table-cell office:value-type="float" office:value="5103" calcext:value-type="float">
            <text:p>5103</text:p>
          </table:table-cell>
          <table:table-cell office:value-type="float" office:value="5465" calcext:value-type="float">
            <text:p>5465</text:p>
          </table:table-cell>
          <table:table-cell office:value-type="float" office:value="5341" calcext:value-type="float">
            <text:p>5341</text:p>
          </table:table-cell>
          <table:table-cell office:value-type="float" office:value="5846" calcext:value-type="float">
            <text:p>5846</text:p>
          </table:table-cell>
          <table:table-cell office:value-type="float" office:value="5400" calcext:value-type="float">
            <text:p>5400</text:p>
          </table:table-cell>
          <table:table-cell office:value-type="float" office:value="5733" calcext:value-type="float">
            <text:p>5733</text:p>
          </table:table-cell>
          <table:table-cell office:value-type="float" office:value="5850" calcext:value-type="float">
            <text:p>5850</text:p>
          </table:table-cell>
          <table:table-cell office:value-type="float" office:value="5537" calcext:value-type="float">
            <text:p>5537</text:p>
          </table:table-cell>
          <table:table-cell office:value-type="float" office:value="5326" calcext:value-type="float">
            <text:p>5326</text:p>
          </table:table-cell>
          <table:table-cell office:value-type="float" office:value="5678" calcext:value-type="float">
            <text:p>5678</text:p>
          </table:table-cell>
          <table:table-cell office:value-type="float" office:value="5709" calcext:value-type="float">
            <text:p>5709</text:p>
          </table:table-cell>
          <table:table-cell office:value-type="float" office:value="6012" calcext:value-type="float">
            <text:p>6012</text:p>
          </table:table-cell>
          <table:table-cell office:value-type="float" office:value="5903" calcext:value-type="float">
            <text:p>5903</text:p>
          </table:table-cell>
          <table:table-cell office:value-type="float" office:value="6490" calcext:value-type="float">
            <text:p>6490</text:p>
          </table:table-cell>
          <table:table-cell office:value-type="float" office:value="6491" calcext:value-type="float">
            <text:p>6491</text:p>
          </table:table-cell>
          <table:table-cell office:value-type="float" office:value="6535" calcext:value-type="float">
            <text:p>6535</text:p>
          </table:table-cell>
          <table:table-cell office:value-type="float" office:value="6492" calcext:value-type="float">
            <text:p>6492</text:p>
          </table:table-cell>
          <table:table-cell office:value-type="float" office:value="6586" calcext:value-type="float">
            <text:p>6586</text:p>
          </table:table-cell>
          <table:table-cell office:value-type="float" office:value="6598" calcext:value-type="float">
            <text:p>6598</text:p>
          </table:table-cell>
          <table:table-cell office:value-type="float" office:value="6586" calcext:value-type="float">
            <text:p>6586</text:p>
          </table:table-cell>
          <table:table-cell office:value-type="float" office:value="6692" calcext:value-type="float">
            <text:p>6692</text:p>
          </table:table-cell>
          <table:table-cell office:value-type="float" office:value="6571" calcext:value-type="float">
            <text:p>6571</text:p>
          </table:table-cell>
          <table:table-cell office:value-type="float" office:value="6641" calcext:value-type="float">
            <text:p>6641</text:p>
          </table:table-cell>
          <table:table-cell office:value-type="float" office:value="10942" calcext:value-type="float">
            <text:p>10942</text:p>
          </table:table-cell>
          <table:table-cell office:value-type="float" office:value="10641" calcext:value-type="float">
            <text:p>10641</text:p>
          </table:table-cell>
          <table:table-cell office:value-type="float" office:value="11025" calcext:value-type="float">
            <text:p>11025</text:p>
          </table:table-cell>
          <table:table-cell office:value-type="float" office:value="10939" calcext:value-type="float">
            <text:p>10939</text:p>
          </table:table-cell>
          <table:table-cell office:value-type="float" office:value="10599" calcext:value-type="float">
            <text:p>10599</text:p>
          </table:table-cell>
          <table:table-cell office:value-type="float" office:value="10435" calcext:value-type="float">
            <text:p>10435</text:p>
          </table:table-cell>
          <table:table-cell office:value-type="float" office:value="10918" calcext:value-type="float">
            <text:p>10918</text:p>
          </table:table-cell>
          <table:table-cell office:value-type="float" office:value="10828" calcext:value-type="float">
            <text:p>10828</text:p>
          </table:table-cell>
          <table:table-cell office:value-type="float" office:value="10538" calcext:value-type="float">
            <text:p>10538</text:p>
          </table:table-cell>
          <table:table-cell office:value-type="float" office:value="10781" calcext:value-type="float">
            <text:p>10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1623" calcext:value-type="float">
            <text:p>11623</text:p>
          </table:table-cell>
          <table:table-cell office:value-type="float" office:value="11674" calcext:value-type="float">
            <text:p>11674</text:p>
          </table:table-cell>
          <table:table-cell office:value-type="float" office:value="11731" calcext:value-type="float">
            <text:p>11731</text:p>
          </table:table-cell>
          <table:table-cell office:value-type="float" office:value="11635" calcext:value-type="float">
            <text:p>11635</text:p>
          </table:table-cell>
          <table:table-cell office:value-type="float" office:value="11513" calcext:value-type="float">
            <text:p>11513</text:p>
          </table:table-cell>
          <table:table-cell office:value-type="float" office:value="11739" calcext:value-type="float">
            <text:p>11739</text:p>
          </table:table-cell>
          <table:table-cell office:value-type="float" office:value="11848" calcext:value-type="float">
            <text:p>11848</text:p>
          </table:table-cell>
          <table:table-cell office:value-type="float" office:value="11544" calcext:value-type="float">
            <text:p>11544</text:p>
          </table:table-cell>
          <table:table-cell office:value-type="float" office:value="11817" calcext:value-type="float">
            <text:p>11817</text:p>
          </table:table-cell>
          <table:table-cell office:value-type="float" office:value="26577" calcext:value-type="float">
            <text:p>26577</text:p>
          </table:table-cell>
          <table:table-cell office:value-type="float" office:value="27188" calcext:value-type="float">
            <text:p>27188</text:p>
          </table:table-cell>
          <table:table-cell office:value-type="float" office:value="26816" calcext:value-type="float">
            <text:p>26816</text:p>
          </table:table-cell>
          <table:table-cell office:value-type="float" office:value="26994" calcext:value-type="float">
            <text:p>26994</text:p>
          </table:table-cell>
          <table:table-cell office:value-type="float" office:value="26668" calcext:value-type="float">
            <text:p>26668</text:p>
          </table:table-cell>
          <table:table-cell office:value-type="float" office:value="26909" calcext:value-type="float">
            <text:p>26909</text:p>
          </table:table-cell>
          <table:table-cell office:value-type="float" office:value="26760" calcext:value-type="float">
            <text:p>26760</text:p>
          </table:table-cell>
          <table:table-cell office:value-type="float" office:value="27052" calcext:value-type="float">
            <text:p>27052</text:p>
          </table:table-cell>
          <table:table-cell office:value-type="float" office:value="26592" calcext:value-type="float">
            <text:p>26592</text:p>
          </table:table-cell>
          <table:table-cell office:value-type="float" office:value="26917" calcext:value-type="float">
            <text:p>2691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  <table:table-cell office:value-type="float" office:value="5519" calcext:value-type="float">
            <text:p>5519</text:p>
          </table:table-cell>
          <table:table-cell office:value-type="float" office:value="5284" calcext:value-type="float">
            <text:p>5284</text:p>
          </table:table-cell>
          <table:table-cell office:value-type="float" office:value="5213" calcext:value-type="float">
            <text:p>5213</text:p>
          </table:table-cell>
          <table:table-cell office:value-type="float" office:value="5023" calcext:value-type="float">
            <text:p>5023</text:p>
          </table:table-cell>
          <table:table-cell office:value-type="float" office:value="5266" calcext:value-type="float">
            <text:p>5266</text:p>
          </table:table-cell>
          <table:table-cell office:value-type="float" office:value="5139" calcext:value-type="float">
            <text:p>5139</text:p>
          </table:table-cell>
          <table:table-cell office:value-type="float" office:value="5255" calcext:value-type="float">
            <text:p>5255</text:p>
          </table:table-cell>
          <table:table-cell office:value-type="float" office:value="5103" calcext:value-type="float">
            <text:p>5103</text:p>
          </table:table-cell>
          <table:table-cell office:value-type="float" office:value="5465" calcext:value-type="float">
            <text:p>5465</text:p>
          </table:table-cell>
          <table:table-cell office:value-type="float" office:value="5341" calcext:value-type="float">
            <text:p>5341</text:p>
          </table:table-cell>
          <table:table-cell office:value-type="float" office:value="5846" calcext:value-type="float">
            <text:p>5846</text:p>
          </table:table-cell>
          <table:table-cell office:value-type="float" office:value="5400" calcext:value-type="float">
            <text:p>5400</text:p>
          </table:table-cell>
          <table:table-cell office:value-type="float" office:value="5733" calcext:value-type="float">
            <text:p>5733</text:p>
          </table:table-cell>
          <table:table-cell office:value-type="float" office:value="5850" calcext:value-type="float">
            <text:p>5850</text:p>
          </table:table-cell>
          <table:table-cell office:value-type="float" office:value="5537" calcext:value-type="float">
            <text:p>5537</text:p>
          </table:table-cell>
          <table:table-cell office:value-type="float" office:value="5326" calcext:value-type="float">
            <text:p>5326</text:p>
          </table:table-cell>
          <table:table-cell office:value-type="float" office:value="5678" calcext:value-type="float">
            <text:p>5678</text:p>
          </table:table-cell>
          <table:table-cell office:value-type="float" office:value="5709" calcext:value-type="float">
            <text:p>5709</text:p>
          </table:table-cell>
          <table:table-cell office:value-type="float" office:value="6012" calcext:value-type="float">
            <text:p>6012</text:p>
          </table:table-cell>
          <table:table-cell office:value-type="float" office:value="5903" calcext:value-type="float">
            <text:p>5903</text:p>
          </table:table-cell>
          <table:table-cell office:value-type="float" office:value="6490" calcext:value-type="float">
            <text:p>6490</text:p>
          </table:table-cell>
          <table:table-cell office:value-type="float" office:value="6491" calcext:value-type="float">
            <text:p>6491</text:p>
          </table:table-cell>
          <table:table-cell office:value-type="float" office:value="6535" calcext:value-type="float">
            <text:p>6535</text:p>
          </table:table-cell>
          <table:table-cell office:value-type="float" office:value="6492" calcext:value-type="float">
            <text:p>6492</text:p>
          </table:table-cell>
          <table:table-cell office:value-type="float" office:value="6586" calcext:value-type="float">
            <text:p>6586</text:p>
          </table:table-cell>
          <table:table-cell office:value-type="float" office:value="6598" calcext:value-type="float">
            <text:p>6598</text:p>
          </table:table-cell>
          <table:table-cell office:value-type="float" office:value="6586" calcext:value-type="float">
            <text:p>6586</text:p>
          </table:table-cell>
          <table:table-cell office:value-type="float" office:value="6692" calcext:value-type="float">
            <text:p>6692</text:p>
          </table:table-cell>
          <table:table-cell office:value-type="float" office:value="6571" calcext:value-type="float">
            <text:p>6571</text:p>
          </table:table-cell>
          <table:table-cell office:value-type="float" office:value="6641" calcext:value-type="float">
            <text:p>6641</text:p>
          </table:table-cell>
          <table:table-cell office:value-type="float" office:value="10942" calcext:value-type="float">
            <text:p>10942</text:p>
          </table:table-cell>
          <table:table-cell office:value-type="float" office:value="10641" calcext:value-type="float">
            <text:p>10641</text:p>
          </table:table-cell>
          <table:table-cell office:value-type="float" office:value="11025" calcext:value-type="float">
            <text:p>11025</text:p>
          </table:table-cell>
          <table:table-cell office:value-type="float" office:value="10939" calcext:value-type="float">
            <text:p>10939</text:p>
          </table:table-cell>
          <table:table-cell office:value-type="float" office:value="10599" calcext:value-type="float">
            <text:p>10599</text:p>
          </table:table-cell>
          <table:table-cell office:value-type="float" office:value="10435" calcext:value-type="float">
            <text:p>10435</text:p>
          </table:table-cell>
          <table:table-cell office:value-type="float" office:value="10918" calcext:value-type="float">
            <text:p>10918</text:p>
          </table:table-cell>
          <table:table-cell office:value-type="float" office:value="10828" calcext:value-type="float">
            <text:p>10828</text:p>
          </table:table-cell>
          <table:table-cell office:value-type="float" office:value="10538" calcext:value-type="float">
            <text:p>10538</text:p>
          </table:table-cell>
          <table:table-cell office:value-type="float" office:value="10781" calcext:value-type="float">
            <text:p>10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1623" calcext:value-type="float">
            <text:p>11623</text:p>
          </table:table-cell>
          <table:table-cell office:value-type="float" office:value="11674" calcext:value-type="float">
            <text:p>11674</text:p>
          </table:table-cell>
          <table:table-cell office:value-type="float" office:value="11731" calcext:value-type="float">
            <text:p>11731</text:p>
          </table:table-cell>
          <table:table-cell office:value-type="float" office:value="11635" calcext:value-type="float">
            <text:p>11635</text:p>
          </table:table-cell>
          <table:table-cell office:value-type="float" office:value="11513" calcext:value-type="float">
            <text:p>11513</text:p>
          </table:table-cell>
          <table:table-cell office:value-type="float" office:value="11739" calcext:value-type="float">
            <text:p>11739</text:p>
          </table:table-cell>
          <table:table-cell office:value-type="float" office:value="11848" calcext:value-type="float">
            <text:p>11848</text:p>
          </table:table-cell>
          <table:table-cell office:value-type="float" office:value="11544" calcext:value-type="float">
            <text:p>11544</text:p>
          </table:table-cell>
          <table:table-cell office:value-type="float" office:value="11817" calcext:value-type="float">
            <text:p>11817</text:p>
          </table:table-cell>
          <table:table-cell office:value-type="float" office:value="26577" calcext:value-type="float">
            <text:p>26577</text:p>
          </table:table-cell>
          <table:table-cell office:value-type="float" office:value="27188" calcext:value-type="float">
            <text:p>27188</text:p>
          </table:table-cell>
          <table:table-cell office:value-type="float" office:value="26816" calcext:value-type="float">
            <text:p>26816</text:p>
          </table:table-cell>
          <table:table-cell office:value-type="float" office:value="26994" calcext:value-type="float">
            <text:p>26994</text:p>
          </table:table-cell>
          <table:table-cell office:value-type="float" office:value="26668" calcext:value-type="float">
            <text:p>26668</text:p>
          </table:table-cell>
          <table:table-cell office:value-type="float" office:value="26909" calcext:value-type="float">
            <text:p>26909</text:p>
          </table:table-cell>
          <table:table-cell office:value-type="float" office:value="26760" calcext:value-type="float">
            <text:p>26760</text:p>
          </table:table-cell>
          <table:table-cell office:value-type="float" office:value="27052" calcext:value-type="float">
            <text:p>27052</text:p>
          </table:table-cell>
          <table:table-cell office:value-type="float" office:value="26592" calcext:value-type="float">
            <text:p>26592</text:p>
          </table:table-cell>
          <table:table-cell office:value-type="float" office:value="26917" calcext:value-type="float">
            <text:p>2691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53"/>
          <table:table-cell office:value-type="float" office:value="11635" calcext:value-type="float">
            <text:p>11635</text:p>
          </table:table-cell>
          <table:table-cell table:number-columns-repeated="15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53"/>
          <table:table-cell office:value-type="float" office:value="11635" calcext:value-type="float">
            <text:p>11635</text:p>
          </table:table-cell>
          <table:table-cell table:number-columns-repeated="15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</table:table>
      <table:table table:name="VNS" table:style-name="ta1">
        <table:table-source xlink:type="simple" xlink:href="../summary/VNS.txt" table:table-name="VNS" table:filter-name="Text - txt - csv (StarCalc)" table:filter-options="9/59/44,34,ANSI,1,,0,false,false"/>
        <table:table-column table:style-name="co4" table:number-columns-repeated="99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  <table:table-cell office:value-type="string" calcext:value-type="string">
            <text:p>tai61</text:p>
          </table:table-cell>
          <table:table-cell office:value-type="string" calcext:value-type="string">
            <text:p>tai62</text:p>
          </table:table-cell>
          <table:table-cell office:value-type="string" calcext:value-type="string">
            <text:p>tai63</text:p>
          </table:table-cell>
          <table:table-cell office:value-type="string" calcext:value-type="string">
            <text:p>tai64</text:p>
          </table:table-cell>
          <table:table-cell office:value-type="string" calcext:value-type="string">
            <text:p>tai65</text:p>
          </table:table-cell>
          <table:table-cell office:value-type="string" calcext:value-type="string">
            <text:p>tai66</text:p>
          </table:table-cell>
          <table:table-cell office:value-type="string" calcext:value-type="string">
            <text:p>tai67</text:p>
          </table:table-cell>
          <table:table-cell office:value-type="string" calcext:value-type="string">
            <text:p>tai68</text:p>
          </table:table-cell>
          <table:table-cell office:value-type="string" calcext:value-type="string">
            <text:p>tai69</text:p>
          </table:table-cell>
          <table:table-cell office:value-type="string" calcext:value-type="string">
            <text:p>tai70</text:p>
          </table:table-cell>
          <table:table-cell office:value-type="string" calcext:value-type="string">
            <text:p>tai71</text:p>
          </table:table-cell>
          <table:table-cell office:value-type="string" calcext:value-type="string">
            <text:p>tai72</text:p>
          </table:table-cell>
          <table:table-cell office:value-type="string" calcext:value-type="string">
            <text:p>tai73</text:p>
          </table:table-cell>
          <table:table-cell office:value-type="string" calcext:value-type="string">
            <text:p>tai74</text:p>
          </table:table-cell>
          <table:table-cell office:value-type="string" calcext:value-type="string">
            <text:p>tai75</text:p>
          </table:table-cell>
          <table:table-cell office:value-type="string" calcext:value-type="string">
            <text:p>tai76</text:p>
          </table:table-cell>
          <table:table-cell office:value-type="string" calcext:value-type="string">
            <text:p>tai77</text:p>
          </table:table-cell>
          <table:table-cell office:value-type="string" calcext:value-type="string">
            <text:p>tai78</text:p>
          </table:table-cell>
          <table:table-cell office:value-type="string" calcext:value-type="string">
            <text:p>tai79</text:p>
          </table:table-cell>
          <table:table-cell office:value-type="string" calcext:value-type="string">
            <text:p>tai80</text:p>
          </table:table-cell>
          <table:table-cell office:value-type="string" calcext:value-type="string">
            <text:p>tai81</text:p>
          </table:table-cell>
          <table:table-cell office:value-type="string" calcext:value-type="string">
            <text:p>tai82</text:p>
          </table:table-cell>
          <table:table-cell office:value-type="string" calcext:value-type="string">
            <text:p>tai83</text:p>
          </table:table-cell>
          <table:table-cell office:value-type="string" calcext:value-type="string">
            <text:p>tai84</text:p>
          </table:table-cell>
          <table:table-cell office:value-type="string" calcext:value-type="string">
            <text:p>tai85</text:p>
          </table:table-cell>
          <table:table-cell office:value-type="string" calcext:value-type="string">
            <text:p>tai86</text:p>
          </table:table-cell>
          <table:table-cell office:value-type="string" calcext:value-type="string">
            <text:p>tai87</text:p>
          </table:table-cell>
          <table:table-cell office:value-type="string" calcext:value-type="string">
            <text:p>tai88</text:p>
          </table:table-cell>
          <table:table-cell office:value-type="string" calcext:value-type="string">
            <text:p>tai89</text:p>
          </table:table-cell>
          <table:table-cell office:value-type="string" calcext:value-type="string">
            <text:p>tai90</text:p>
          </table:table-cell>
          <table:table-cell office:value-type="string" calcext:value-type="string">
            <text:p>tai91</text:p>
          </table:table-cell>
          <table:table-cell office:value-type="string" calcext:value-type="string">
            <text:p>tai92</text:p>
          </table:table-cell>
          <table:table-cell office:value-type="string" calcext:value-type="string">
            <text:p>tai93</text:p>
          </table:table-cell>
          <table:table-cell office:value-type="string" calcext:value-type="string">
            <text:p>tai94</text:p>
          </table:table-cell>
          <table:table-cell office:value-type="string" calcext:value-type="string">
            <text:p>tai95</text:p>
          </table:table-cell>
          <table:table-cell office:value-type="string" calcext:value-type="string">
            <text:p>tai96</text:p>
          </table:table-cell>
          <table:table-cell office:value-type="string" calcext:value-type="string">
            <text:p>tai97</text:p>
          </table:table-cell>
          <table:table-cell office:value-type="string" calcext:value-type="string">
            <text:p>tai98</text:p>
          </table:table-cell>
          <table:table-cell office:value-type="string" calcext:value-type="string">
            <text:p>tai99</text:p>
          </table:table-cell>
          <table:table-cell office:value-type="string" calcext:value-type="string">
            <text:p>tai100</text:p>
          </table:table-cell>
          <table:table-cell office:value-type="string" calcext:value-type="string">
            <text:p>tai101</text:p>
          </table:table-cell>
          <table:table-cell office:value-type="string" calcext:value-type="string">
            <text:p>tai102</text:p>
          </table:table-cell>
          <table:table-cell office:value-type="string" calcext:value-type="string">
            <text:p>tai103</text:p>
          </table:table-cell>
          <table:table-cell office:value-type="string" calcext:value-type="string">
            <text:p>tai104</text:p>
          </table:table-cell>
          <table:table-cell office:value-type="string" calcext:value-type="string">
            <text:p>tai105</text:p>
          </table:table-cell>
          <table:table-cell office:value-type="string" calcext:value-type="string">
            <text:p>tai106</text:p>
          </table:table-cell>
          <table:table-cell office:value-type="string" calcext:value-type="string">
            <text:p>tai107</text:p>
          </table:table-cell>
          <table:table-cell office:value-type="string" calcext:value-type="string">
            <text:p>tai108</text:p>
          </table:table-cell>
          <table:table-cell office:value-type="string" calcext:value-type="string">
            <text:p>tai109</text:p>
          </table:table-cell>
          <table:table-cell office:value-type="string" calcext:value-type="string">
            <text:p>tai11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  <table:table-cell office:value-type="float" office:value="5500" calcext:value-type="float">
            <text:p>5500</text:p>
          </table:table-cell>
          <table:table-cell office:value-type="float" office:value="5290" calcext:value-type="float">
            <text:p>5290</text:p>
          </table:table-cell>
          <table:table-cell office:value-type="float" office:value="5213" calcext:value-type="float">
            <text:p>5213</text:p>
          </table:table-cell>
          <table:table-cell office:value-type="float" office:value="5023" calcext:value-type="float">
            <text:p>5023</text:p>
          </table:table-cell>
          <table:table-cell office:value-type="float" office:value="5255" calcext:value-type="float">
            <text:p>5255</text:p>
          </table:table-cell>
          <table:table-cell office:value-type="float" office:value="5139" calcext:value-type="float">
            <text:p>5139</text:p>
          </table:table-cell>
          <table:table-cell office:value-type="float" office:value="5252" calcext:value-type="float">
            <text:p>5252</text:p>
          </table:table-cell>
          <table:table-cell office:value-type="float" office:value="5094" calcext:value-type="float">
            <text:p>5094</text:p>
          </table:table-cell>
          <table:table-cell office:value-type="float" office:value="5489" calcext:value-type="float">
            <text:p>5489</text:p>
          </table:table-cell>
          <table:table-cell office:value-type="float" office:value="5341" calcext:value-type="float">
            <text:p>5341</text:p>
          </table:table-cell>
          <table:table-cell office:value-type="float" office:value="5846" calcext:value-type="float">
            <text:p>5846</text:p>
          </table:table-cell>
          <table:table-cell office:value-type="float" office:value="5417" calcext:value-type="float">
            <text:p>5417</text:p>
          </table:table-cell>
          <table:table-cell office:value-type="float" office:value="5731" calcext:value-type="float">
            <text:p>5731</text:p>
          </table:table-cell>
          <table:table-cell office:value-type="float" office:value="5854" calcext:value-type="float">
            <text:p>5854</text:p>
          </table:table-cell>
          <table:table-cell office:value-type="float" office:value="5532" calcext:value-type="float">
            <text:p>5532</text:p>
          </table:table-cell>
          <table:table-cell office:value-type="float" office:value="5317" calcext:value-type="float">
            <text:p>5317</text:p>
          </table:table-cell>
          <table:table-cell office:value-type="float" office:value="5677" calcext:value-type="float">
            <text:p>5677</text:p>
          </table:table-cell>
          <table:table-cell office:value-type="float" office:value="5709" calcext:value-type="float">
            <text:p>5709</text:p>
          </table:table-cell>
          <table:table-cell office:value-type="float" office:value="5979" calcext:value-type="float">
            <text:p>5979</text:p>
          </table:table-cell>
          <table:table-cell office:value-type="float" office:value="5903" calcext:value-type="float">
            <text:p>5903</text:p>
          </table:table-cell>
          <table:table-cell office:value-type="float" office:value="6431" calcext:value-type="float">
            <text:p>6431</text:p>
          </table:table-cell>
          <table:table-cell office:value-type="float" office:value="6404" calcext:value-type="float">
            <text:p>6404</text:p>
          </table:table-cell>
          <table:table-cell office:value-type="float" office:value="6528" calcext:value-type="float">
            <text:p>6528</text:p>
          </table:table-cell>
          <table:table-cell office:value-type="float" office:value="6492" calcext:value-type="float">
            <text:p>6492</text:p>
          </table:table-cell>
          <table:table-cell office:value-type="float" office:value="6598" calcext:value-type="float">
            <text:p>6598</text:p>
          </table:table-cell>
          <table:table-cell office:value-type="float" office:value="6638" calcext:value-type="float">
            <text:p>6638</text:p>
          </table:table-cell>
          <table:table-cell office:value-type="float" office:value="6567" calcext:value-type="float">
            <text:p>6567</text:p>
          </table:table-cell>
          <table:table-cell office:value-type="float" office:value="6665" calcext:value-type="float">
            <text:p>6665</text:p>
          </table:table-cell>
          <table:table-cell office:value-type="float" office:value="6602" calcext:value-type="float">
            <text:p>6602</text:p>
          </table:table-cell>
          <table:table-cell office:value-type="float" office:value="6618" calcext:value-type="float">
            <text:p>6618</text:p>
          </table:table-cell>
          <table:table-cell office:value-type="float" office:value="10942" calcext:value-type="float">
            <text:p>10942</text:p>
          </table:table-cell>
          <table:table-cell office:value-type="float" office:value="10674" calcext:value-type="float">
            <text:p>10674</text:p>
          </table:table-cell>
          <table:table-cell office:value-type="float" office:value="11025" calcext:value-type="float">
            <text:p>11025</text:p>
          </table:table-cell>
          <table:table-cell office:value-type="float" office:value="10984" calcext:value-type="float">
            <text:p>10984</text:p>
          </table:table-cell>
          <table:table-cell office:value-type="float" office:value="10617" calcext:value-type="float">
            <text:p>10617</text:p>
          </table:table-cell>
          <table:table-cell office:value-type="float" office:value="10415" calcext:value-type="float">
            <text:p>10415</text:p>
          </table:table-cell>
          <table:table-cell office:value-type="float" office:value="10972" calcext:value-type="float">
            <text:p>10972</text:p>
          </table:table-cell>
          <table:table-cell office:value-type="float" office:value="10828" calcext:value-type="float">
            <text:p>10828</text:p>
          </table:table-cell>
          <table:table-cell office:value-type="float" office:value="10529" calcext:value-type="float">
            <text:p>10529</text:p>
          </table:table-cell>
          <table:table-cell office:value-type="float" office:value="10781" calcext:value-type="float">
            <text:p>10781</text:p>
          </table:table-cell>
          <table:table-cell office:value-type="float" office:value="11561" calcext:value-type="float">
            <text:p>11561</text:p>
          </table:table-cell>
          <table:table-cell office:value-type="float" office:value="11638" calcext:value-type="float">
            <text:p>11638</text:p>
          </table:table-cell>
          <table:table-cell office:value-type="float" office:value="11798" calcext:value-type="float">
            <text:p>11798</text:p>
          </table:table-cell>
          <table:table-cell office:value-type="float" office:value="11767" calcext:value-type="float">
            <text:p>11767</text:p>
          </table:table-cell>
          <table:table-cell office:value-type="float" office:value="11643" calcext:value-type="float">
            <text:p>11643</text:p>
          </table:table-cell>
          <table:table-cell office:value-type="float" office:value="11614" calcext:value-type="float">
            <text:p>11614</text:p>
          </table:table-cell>
          <table:table-cell office:value-type="float" office:value="11785" calcext:value-type="float">
            <text:p>11785</text:p>
          </table:table-cell>
          <table:table-cell office:value-type="float" office:value="11851" calcext:value-type="float">
            <text:p>11851</text:p>
          </table:table-cell>
          <table:table-cell office:value-type="float" office:value="11658" calcext:value-type="float">
            <text:p>11658</text:p>
          </table:table-cell>
          <table:table-cell office:value-type="float" office:value="11813" calcext:value-type="float">
            <text:p>1181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  <table:table-cell office:value-type="float" office:value="5500" calcext:value-type="float">
            <text:p>5500</text:p>
          </table:table-cell>
          <table:table-cell office:value-type="float" office:value="5290" calcext:value-type="float">
            <text:p>5290</text:p>
          </table:table-cell>
          <table:table-cell office:value-type="float" office:value="5213" calcext:value-type="float">
            <text:p>5213</text:p>
          </table:table-cell>
          <table:table-cell office:value-type="float" office:value="5023" calcext:value-type="float">
            <text:p>5023</text:p>
          </table:table-cell>
          <table:table-cell office:value-type="float" office:value="5255" calcext:value-type="float">
            <text:p>5255</text:p>
          </table:table-cell>
          <table:table-cell office:value-type="float" office:value="5139" calcext:value-type="float">
            <text:p>5139</text:p>
          </table:table-cell>
          <table:table-cell office:value-type="float" office:value="5252" calcext:value-type="float">
            <text:p>5252</text:p>
          </table:table-cell>
          <table:table-cell office:value-type="float" office:value="5094" calcext:value-type="float">
            <text:p>5094</text:p>
          </table:table-cell>
          <table:table-cell office:value-type="float" office:value="5489" calcext:value-type="float">
            <text:p>5489</text:p>
          </table:table-cell>
          <table:table-cell office:value-type="float" office:value="5341" calcext:value-type="float">
            <text:p>5341</text:p>
          </table:table-cell>
          <table:table-cell office:value-type="float" office:value="5846" calcext:value-type="float">
            <text:p>5846</text:p>
          </table:table-cell>
          <table:table-cell office:value-type="float" office:value="5417" calcext:value-type="float">
            <text:p>5417</text:p>
          </table:table-cell>
          <table:table-cell office:value-type="float" office:value="5731" calcext:value-type="float">
            <text:p>5731</text:p>
          </table:table-cell>
          <table:table-cell office:value-type="float" office:value="5854" calcext:value-type="float">
            <text:p>5854</text:p>
          </table:table-cell>
          <table:table-cell office:value-type="float" office:value="5532" calcext:value-type="float">
            <text:p>5532</text:p>
          </table:table-cell>
          <table:table-cell office:value-type="float" office:value="5317" calcext:value-type="float">
            <text:p>5317</text:p>
          </table:table-cell>
          <table:table-cell office:value-type="float" office:value="5677" calcext:value-type="float">
            <text:p>5677</text:p>
          </table:table-cell>
          <table:table-cell office:value-type="float" office:value="5709" calcext:value-type="float">
            <text:p>5709</text:p>
          </table:table-cell>
          <table:table-cell office:value-type="float" office:value="5979" calcext:value-type="float">
            <text:p>5979</text:p>
          </table:table-cell>
          <table:table-cell office:value-type="float" office:value="5903" calcext:value-type="float">
            <text:p>5903</text:p>
          </table:table-cell>
          <table:table-cell office:value-type="float" office:value="6431" calcext:value-type="float">
            <text:p>6431</text:p>
          </table:table-cell>
          <table:table-cell office:value-type="float" office:value="6404" calcext:value-type="float">
            <text:p>6404</text:p>
          </table:table-cell>
          <table:table-cell office:value-type="float" office:value="6528" calcext:value-type="float">
            <text:p>6528</text:p>
          </table:table-cell>
          <table:table-cell office:value-type="float" office:value="6492" calcext:value-type="float">
            <text:p>6492</text:p>
          </table:table-cell>
          <table:table-cell office:value-type="float" office:value="6598" calcext:value-type="float">
            <text:p>6598</text:p>
          </table:table-cell>
          <table:table-cell office:value-type="float" office:value="6638" calcext:value-type="float">
            <text:p>6638</text:p>
          </table:table-cell>
          <table:table-cell office:value-type="float" office:value="6567" calcext:value-type="float">
            <text:p>6567</text:p>
          </table:table-cell>
          <table:table-cell office:value-type="float" office:value="6665" calcext:value-type="float">
            <text:p>6665</text:p>
          </table:table-cell>
          <table:table-cell office:value-type="float" office:value="6602" calcext:value-type="float">
            <text:p>6602</text:p>
          </table:table-cell>
          <table:table-cell office:value-type="float" office:value="6618" calcext:value-type="float">
            <text:p>6618</text:p>
          </table:table-cell>
          <table:table-cell office:value-type="float" office:value="10942" calcext:value-type="float">
            <text:p>10942</text:p>
          </table:table-cell>
          <table:table-cell office:value-type="float" office:value="10674" calcext:value-type="float">
            <text:p>10674</text:p>
          </table:table-cell>
          <table:table-cell office:value-type="float" office:value="11025" calcext:value-type="float">
            <text:p>11025</text:p>
          </table:table-cell>
          <table:table-cell office:value-type="float" office:value="10984" calcext:value-type="float">
            <text:p>10984</text:p>
          </table:table-cell>
          <table:table-cell office:value-type="float" office:value="10617" calcext:value-type="float">
            <text:p>10617</text:p>
          </table:table-cell>
          <table:table-cell office:value-type="float" office:value="10415" calcext:value-type="float">
            <text:p>10415</text:p>
          </table:table-cell>
          <table:table-cell office:value-type="float" office:value="10972" calcext:value-type="float">
            <text:p>10972</text:p>
          </table:table-cell>
          <table:table-cell office:value-type="float" office:value="10828" calcext:value-type="float">
            <text:p>10828</text:p>
          </table:table-cell>
          <table:table-cell office:value-type="float" office:value="10529" calcext:value-type="float">
            <text:p>10529</text:p>
          </table:table-cell>
          <table:table-cell office:value-type="float" office:value="10781" calcext:value-type="float">
            <text:p>10781</text:p>
          </table:table-cell>
          <table:table-cell office:value-type="float" office:value="11561" calcext:value-type="float">
            <text:p>11561</text:p>
          </table:table-cell>
          <table:table-cell office:value-type="float" office:value="11638" calcext:value-type="float">
            <text:p>11638</text:p>
          </table:table-cell>
          <table:table-cell office:value-type="float" office:value="11798" calcext:value-type="float">
            <text:p>11798</text:p>
          </table:table-cell>
          <table:table-cell office:value-type="float" office:value="11767" calcext:value-type="float">
            <text:p>11767</text:p>
          </table:table-cell>
          <table:table-cell office:value-type="float" office:value="11643" calcext:value-type="float">
            <text:p>11643</text:p>
          </table:table-cell>
          <table:table-cell office:value-type="float" office:value="11587" calcext:value-type="float">
            <text:p>11587</text:p>
          </table:table-cell>
          <table:table-cell office:value-type="float" office:value="11785" calcext:value-type="float">
            <text:p>11785</text:p>
          </table:table-cell>
          <table:table-cell office:value-type="float" office:value="11851" calcext:value-type="float">
            <text:p>11851</text:p>
          </table:table-cell>
          <table:table-cell office:value-type="float" office:value="11658" calcext:value-type="float">
            <text:p>11658</text:p>
          </table:table-cell>
          <table:table-cell office:value-type="float" office:value="11813" calcext:value-type="float">
            <text:p>1181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</table:table>
      <table:table table:name="Wolf Pack Algorithm" table:style-name="ta1">
        <table:table-source xlink:type="simple" xlink:href="../summary/Wolf%20Pack%20Algorithm.txt" table:table-name="Wolf Pack Algorithm" table:filter-name="Text - txt - csv (StarCalc)" table:filter-options="9/59/44,34,ANSI,1,,0,false,false"/>
        <table:table-column table:style-name="co4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9" calcext:value-type="float">
            <text:p>2299</text:p>
          </table:table-cell>
          <table:table-cell office:value-type="float" office:value="2099" calcext:value-type="float">
            <text:p>2099</text:p>
          </table:table-cell>
          <table:table-cell office:value-type="float" office:value="2336" calcext:value-type="float">
            <text:p>2336</text:p>
          </table:table-cell>
          <table:table-cell office:value-type="float" office:value="2230" calcext:value-type="float">
            <text:p>2230</text:p>
          </table:table-cell>
          <table:table-cell office:value-type="float" office:value="2291" calcext:value-type="float">
            <text:p>2291</text:p>
          </table:table-cell>
          <table:table-cell office:value-type="float" office:value="2234" calcext:value-type="float">
            <text:p>2234</text:p>
          </table:table-cell>
          <table:table-cell office:value-type="float" office:value="2282" calcext:value-type="float">
            <text:p>2282</text:p>
          </table:table-cell>
          <table:table-cell office:value-type="float" office:value="2211" calcext:value-type="float">
            <text:p>2211</text:p>
          </table:table-cell>
          <table:table-cell office:value-type="float" office:value="2237" calcext:value-type="float">
            <text:p>2237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32" calcext:value-type="float">
            <text:p>2732</text:p>
          </table:table-cell>
          <table:table-cell office:value-type="float" office:value="2690" calcext:value-type="float">
            <text:p>2690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76" calcext:value-type="float">
            <text:p>3076</text:p>
          </table:table-cell>
          <table:table-cell office:value-type="float" office:value="2958" calcext:value-type="float">
            <text:p>2958</text:p>
          </table:table-cell>
          <table:table-cell office:value-type="float" office:value="2962" calcext:value-type="float">
            <text:p>2962</text:p>
          </table:table-cell>
          <table:table-cell office:value-type="float" office:value="3115" calcext:value-type="float">
            <text:p>3115</text:p>
          </table:table-cell>
          <table:table-cell office:value-type="float" office:value="3081" calcext:value-type="float">
            <text:p>3081</text:p>
          </table:table-cell>
          <table:table-cell office:value-type="float" office:value="3088" calcext:value-type="float">
            <text:p>3088</text:p>
          </table:table-cell>
          <table:table-cell office:value-type="float" office:value="3160" calcext:value-type="float">
            <text:p>3160</text:p>
          </table:table-cell>
          <table:table-cell office:value-type="float" office:value="3088" calcext:value-type="float">
            <text:p>3088</text:p>
          </table:table-cell>
          <table:table-cell office:value-type="float" office:value="2987" calcext:value-type="float">
            <text:p>2987</text:p>
          </table:table-cell>
          <table:table-cell office:value-type="float" office:value="3152" calcext:value-type="float">
            <text:p>3152</text:p>
          </table:table-cell>
          <table:table-cell office:value-type="float" office:value="3974" calcext:value-type="float">
            <text:p>3974</text:p>
          </table:table-cell>
          <table:table-cell office:value-type="float" office:value="3858" calcext:value-type="float">
            <text:p>3858</text:p>
          </table:table-cell>
          <table:table-cell office:value-type="float" office:value="3824" calcext:value-type="float">
            <text:p>3824</text:p>
          </table:table-cell>
          <table:table-cell office:value-type="float" office:value="3888" calcext:value-type="float">
            <text:p>3888</text:p>
          </table:table-cell>
          <table:table-cell office:value-type="float" office:value="3763" calcext:value-type="float">
            <text:p>3763</text:p>
          </table:table-cell>
          <table:table-cell office:value-type="float" office:value="3838" calcext:value-type="float">
            <text:p>3838</text:p>
          </table:table-cell>
          <table:table-cell office:value-type="float" office:value="3862" calcext:value-type="float">
            <text:p>3862</text:p>
          </table:table-cell>
          <table:table-cell office:value-type="float" office:value="3854" calcext:value-type="float">
            <text:p>3854</text:p>
          </table:table-cell>
          <table:table-cell office:value-type="float" office:value="3912" calcext:value-type="float">
            <text:p>3912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office:value-type="float" office:value="2109" calcext:value-type="float">
            <text:p>2109</text:p>
          </table:table-cell>
          <table:table-cell office:value-type="float" office:value="2337" calcext:value-type="float">
            <text:p>2337</text:p>
          </table:table-cell>
          <table:table-cell office:value-type="float" office:value="2233" calcext:value-type="float">
            <text:p>2233</text:p>
          </table:table-cell>
          <table:table-cell office:value-type="float" office:value="2306" calcext:value-type="float">
            <text:p>2306</text:p>
          </table:table-cell>
          <table:table-cell office:value-type="float" office:value="2232" calcext:value-type="float">
            <text:p>2232</text:p>
          </table:table-cell>
          <table:table-cell office:value-type="float" office:value="2281" calcext:value-type="float">
            <text:p>2281</text:p>
          </table:table-cell>
          <table:table-cell office:value-type="float" office:value="2204" calcext:value-type="float">
            <text:p>2204</text:p>
          </table:table-cell>
          <table:table-cell office:value-type="float" office:value="2242" calcext:value-type="float">
            <text:p>2242</text:p>
          </table:table-cell>
          <table:table-cell office:value-type="float" office:value="2181" calcext:value-type="float">
            <text:p>2181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8" calcext:value-type="float">
            <text:p>3068</text:p>
          </table:table-cell>
          <table:table-cell office:value-type="float" office:value="2975" calcext:value-type="float">
            <text:p>2975</text:p>
          </table:table-cell>
          <table:table-cell office:value-type="float" office:value="2933" calcext:value-type="float">
            <text:p>2933</text:p>
          </table:table-cell>
          <table:table-cell office:value-type="float" office:value="3094" calcext:value-type="float">
            <text:p>3094</text:p>
          </table:table-cell>
          <table:table-cell office:value-type="float" office:value="3067" calcext:value-type="float">
            <text:p>3067</text:p>
          </table:table-cell>
          <table:table-cell office:value-type="float" office:value="3091" calcext:value-type="float">
            <text:p>3091</text:p>
          </table:table-cell>
          <table:table-cell office:value-type="float" office:value="3152" calcext:value-type="float">
            <text:p>3152</text:p>
          </table:table-cell>
          <table:table-cell office:value-type="float" office:value="3076" calcext:value-type="float">
            <text:p>3076</text:p>
          </table:table-cell>
          <table:table-cell office:value-type="float" office:value="2960" calcext:value-type="float">
            <text:p>2960</text:p>
          </table:table-cell>
          <table:table-cell office:value-type="float" office:value="3134" calcext:value-type="float">
            <text:p>3134</text:p>
          </table:table-cell>
          <table:table-cell office:value-type="float" office:value="3962" calcext:value-type="float">
            <text:p>3962</text:p>
          </table:table-cell>
          <table:table-cell office:value-type="float" office:value="3864" calcext:value-type="float">
            <text:p>3864</text:p>
          </table:table-cell>
          <table:table-cell office:value-type="float" office:value="3813" calcext:value-type="float">
            <text:p>3813</text:p>
          </table:table-cell>
          <table:table-cell office:value-type="float" office:value="3884" calcext:value-type="float">
            <text:p>3884</text:p>
          </table:table-cell>
          <table:table-cell office:value-type="float" office:value="3763" calcext:value-type="float">
            <text:p>3763</text:p>
          </table:table-cell>
          <table:table-cell office:value-type="float" office:value="3830" calcext:value-type="float">
            <text:p>3830</text:p>
          </table:table-cell>
          <table:table-cell office:value-type="float" office:value="3876" calcext:value-type="float">
            <text:p>3876</text:p>
          </table:table-cell>
          <table:table-cell office:value-type="float" office:value="3897" calcext:value-type="float">
            <text:p>3897</text:p>
          </table:table-cell>
          <table:table-cell office:value-type="float" office:value="3913" calcext:value-type="float">
            <text:p>3913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office:value-type="float" office:value="2105" calcext:value-type="float">
            <text:p>2105</text:p>
          </table:table-cell>
          <table:table-cell office:value-type="float" office:value="2330" calcext:value-type="float">
            <text:p>2330</text:p>
          </table:table-cell>
          <table:table-cell office:value-type="float" office:value="2232" calcext:value-type="float">
            <text:p>2232</text:p>
          </table:table-cell>
          <table:table-cell office:value-type="float" office:value="2303" calcext:value-type="float">
            <text:p>2303</text:p>
          </table:table-cell>
          <table:table-cell office:value-type="float" office:value="2230" calcext:value-type="float">
            <text:p>2230</text:p>
          </table:table-cell>
          <table:table-cell office:value-type="float" office:value="2281" calcext:value-type="float">
            <text:p>2281</text:p>
          </table:table-cell>
          <table:table-cell office:value-type="float" office:value="2210" calcext:value-type="float">
            <text:p>2210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99" calcext:value-type="float">
            <text:p>3099</text:p>
          </table:table-cell>
          <table:table-cell office:value-type="float" office:value="2960" calcext:value-type="float">
            <text:p>2960</text:p>
          </table:table-cell>
          <table:table-cell office:value-type="float" office:value="2946" calcext:value-type="float">
            <text:p>2946</text:p>
          </table:table-cell>
          <table:table-cell office:value-type="float" office:value="3108" calcext:value-type="float">
            <text:p>3108</text:p>
          </table:table-cell>
          <table:table-cell office:value-type="float" office:value="3064" calcext:value-type="float">
            <text:p>3064</text:p>
          </table:table-cell>
          <table:table-cell office:value-type="float" office:value="3066" calcext:value-type="float">
            <text:p>3066</text:p>
          </table:table-cell>
          <table:table-cell office:value-type="float" office:value="3174" calcext:value-type="float">
            <text:p>3174</text:p>
          </table:table-cell>
          <table:table-cell office:value-type="float" office:value="3102" calcext:value-type="float">
            <text:p>3102</text:p>
          </table:table-cell>
          <table:table-cell office:value-type="float" office:value="2973" calcext:value-type="float">
            <text:p>2973</text:p>
          </table:table-cell>
          <table:table-cell office:value-type="float" office:value="3159" calcext:value-type="float">
            <text:p>3159</text:p>
          </table:table-cell>
          <table:table-cell office:value-type="float" office:value="3985" calcext:value-type="float">
            <text:p>3985</text:p>
          </table:table-cell>
          <table:table-cell office:value-type="float" office:value="3844" calcext:value-type="float">
            <text:p>3844</text:p>
          </table:table-cell>
          <table:table-cell office:value-type="float" office:value="3820" calcext:value-type="float">
            <text:p>3820</text:p>
          </table:table-cell>
          <table:table-cell office:value-type="float" office:value="3851" calcext:value-type="float">
            <text:p>3851</text:p>
          </table:table-cell>
          <table:table-cell office:value-type="float" office:value="3714" calcext:value-type="float">
            <text:p>3714</text:p>
          </table:table-cell>
          <table:table-cell office:value-type="float" office:value="3825" calcext:value-type="float">
            <text:p>3825</text:p>
          </table:table-cell>
          <table:table-cell table:number-columns-repeated="2" office:value-type="float" office:value="3866" calcext:value-type="float">
            <text:p>3866</text:p>
          </table:table-cell>
          <table:table-cell office:value-type="float" office:value="3899" calcext:value-type="float">
            <text:p>3899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4" calcext:value-type="float">
            <text:p>1664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604" calcext:value-type="float">
            <text:p>1604</text:p>
          </table:table-cell>
          <table:table-cell office:value-type="float" office:value="2297" calcext:value-type="float">
            <text:p>2297</text:p>
          </table:table-cell>
          <table:table-cell office:value-type="float" office:value="2105" calcext:value-type="float">
            <text:p>2105</text:p>
          </table:table-cell>
          <table:table-cell office:value-type="float" office:value="2335" calcext:value-type="float">
            <text:p>2335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0" calcext:value-type="float">
            <text:p>2230</text:p>
          </table:table-cell>
          <table:table-cell office:value-type="float" office:value="2283" calcext:value-type="float">
            <text:p>2283</text:p>
          </table:table-cell>
          <table:table-cell office:value-type="float" office:value="2213" calcext:value-type="float">
            <text:p>2213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2" calcext:value-type="float">
            <text:p>2622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59" calcext:value-type="float">
            <text:p>3059</text:p>
          </table:table-cell>
          <table:table-cell office:value-type="float" office:value="2971" calcext:value-type="float">
            <text:p>2971</text:p>
          </table:table-cell>
          <table:table-cell office:value-type="float" office:value="2929" calcext:value-type="float">
            <text:p>2929</text:p>
          </table:table-cell>
          <table:table-cell office:value-type="float" office:value="3114" calcext:value-type="float">
            <text:p>3114</text:p>
          </table:table-cell>
          <table:table-cell office:value-type="float" office:value="3063" calcext:value-type="float">
            <text:p>3063</text:p>
          </table:table-cell>
          <table:table-cell office:value-type="float" office:value="3077" calcext:value-type="float">
            <text:p>3077</text:p>
          </table:table-cell>
          <table:table-cell office:value-type="float" office:value="3173" calcext:value-type="float">
            <text:p>3173</text:p>
          </table:table-cell>
          <table:table-cell office:value-type="float" office:value="3091" calcext:value-type="float">
            <text:p>3091</text:p>
          </table:table-cell>
          <table:table-cell office:value-type="float" office:value="2976" calcext:value-type="float">
            <text:p>2976</text:p>
          </table:table-cell>
          <table:table-cell office:value-type="float" office:value="3140" calcext:value-type="float">
            <text:p>3140</text:p>
          </table:table-cell>
          <table:table-cell office:value-type="float" office:value="3971" calcext:value-type="float">
            <text:p>3971</text:p>
          </table:table-cell>
          <table:table-cell office:value-type="float" office:value="3830" calcext:value-type="float">
            <text:p>3830</text:p>
          </table:table-cell>
          <table:table-cell office:value-type="float" office:value="3814" calcext:value-type="float">
            <text:p>3814</text:p>
          </table:table-cell>
          <table:table-cell office:value-type="float" office:value="3850" calcext:value-type="float">
            <text:p>3850</text:p>
          </table:table-cell>
          <table:table-cell office:value-type="float" office:value="3796" calcext:value-type="float">
            <text:p>3796</text:p>
          </table:table-cell>
          <table:table-cell office:value-type="float" office:value="3852" calcext:value-type="float">
            <text:p>3852</text:p>
          </table:table-cell>
          <table:table-cell office:value-type="float" office:value="3855" calcext:value-type="float">
            <text:p>3855</text:p>
          </table:table-cell>
          <table:table-cell office:value-type="float" office:value="3875" calcext:value-type="float">
            <text:p>3875</text:p>
          </table:table-cell>
          <table:table-cell office:value-type="float" office:value="3904" calcext:value-type="float">
            <text:p>3904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59" calcext:value-type="float">
            <text:p>39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1" calcext:value-type="float">
            <text:p>1591</text:p>
          </table:table-cell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4" calcext:value-type="float">
            <text:p>1504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0" calcext:value-type="float">
            <text:p>1660</text:p>
          </table:table-cell>
          <table:table-cell office:value-type="float" office:value="1496" calcext:value-type="float">
            <text:p>149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9" calcext:value-type="float">
            <text:p>1599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8" calcext:value-type="float">
            <text:p>1598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6" calcext:value-type="float">
            <text:p>1596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62" calcext:value-type="float">
            <text:p>39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1" calcext:value-type="float">
            <text:p>39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</table:table>
      <table:table table:name="Moyennes" table:style-name="ta1">
        <table:table-column table:style-name="co6" table:default-cell-style-name="Default"/>
        <table:table-column table:style-name="co7" table:number-columns-repeated="21" table:default-cell-style-name="Default"/>
        <table:table-column table:style-name="co8" table:number-columns-repeated="9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10" table:number-columns-repeated="45" table:default-cell-style-name="Default"/>
        <table:table-column table:style-name="co8" table:default-cell-style-name="Default"/>
        <table:table-column table:style-name="co10" table:number-columns-repeated="14" table:default-cell-style-name="Default"/>
        <table:table-row table:style-name="ro1">
          <table:table-cell/>
          <table:table-cell table:formula="of:=['Opt-Best'.A1]" office:value-type="string" office:string-value="tai01" calcext:value-type="string">
            <text:p>tai01</text:p>
          </table:table-cell>
          <table:table-cell table:formula="of:=['Opt-Best'.B1]" office:value-type="string" office:string-value="tai02" calcext:value-type="string">
            <text:p>tai02</text:p>
          </table:table-cell>
          <table:table-cell table:formula="of:=['Opt-Best'.C1]" office:value-type="string" office:string-value="tai03" calcext:value-type="string">
            <text:p>tai03</text:p>
          </table:table-cell>
          <table:table-cell table:formula="of:=['Opt-Best'.D1]" office:value-type="string" office:string-value="tai04" calcext:value-type="string">
            <text:p>tai04</text:p>
          </table:table-cell>
          <table:table-cell table:formula="of:=['Opt-Best'.E1]" office:value-type="string" office:string-value="tai05" calcext:value-type="string">
            <text:p>tai05</text:p>
          </table:table-cell>
          <table:table-cell table:formula="of:=['Opt-Best'.F1]" office:value-type="string" office:string-value="tai06" calcext:value-type="string">
            <text:p>tai06</text:p>
          </table:table-cell>
          <table:table-cell table:formula="of:=['Opt-Best'.G1]" office:value-type="string" office:string-value="tai07" calcext:value-type="string">
            <text:p>tai07</text:p>
          </table:table-cell>
          <table:table-cell table:formula="of:=['Opt-Best'.H1]" office:value-type="string" office:string-value="tai08" calcext:value-type="string">
            <text:p>tai08</text:p>
          </table:table-cell>
          <table:table-cell table:formula="of:=['Opt-Best'.I1]" office:value-type="string" office:string-value="tai09" calcext:value-type="string">
            <text:p>tai09</text:p>
          </table:table-cell>
          <table:table-cell table:formula="of:=['Opt-Best'.J1]" office:value-type="string" office:string-value="tai10" calcext:value-type="string">
            <text:p>tai10</text:p>
          </table:table-cell>
          <table:table-cell table:formula="of:=['Opt-Best'.K1]" office:value-type="string" office:string-value="tai11" calcext:value-type="string">
            <text:p>tai11</text:p>
          </table:table-cell>
          <table:table-cell table:formula="of:=['Opt-Best'.L1]" office:value-type="string" office:string-value="tai12" calcext:value-type="string">
            <text:p>tai12</text:p>
          </table:table-cell>
          <table:table-cell table:formula="of:=['Opt-Best'.M1]" office:value-type="string" office:string-value="tai13" calcext:value-type="string">
            <text:p>tai13</text:p>
          </table:table-cell>
          <table:table-cell table:formula="of:=['Opt-Best'.N1]" office:value-type="string" office:string-value="tai14" calcext:value-type="string">
            <text:p>tai14</text:p>
          </table:table-cell>
          <table:table-cell table:formula="of:=['Opt-Best'.O1]" office:value-type="string" office:string-value="tai15" calcext:value-type="string">
            <text:p>tai15</text:p>
          </table:table-cell>
          <table:table-cell table:formula="of:=['Opt-Best'.P1]" office:value-type="string" office:string-value="tai16" calcext:value-type="string">
            <text:p>tai16</text:p>
          </table:table-cell>
          <table:table-cell table:formula="of:=['Opt-Best'.Q1]" office:value-type="string" office:string-value="tai17" calcext:value-type="string">
            <text:p>tai17</text:p>
          </table:table-cell>
          <table:table-cell table:formula="of:=['Opt-Best'.R1]" office:value-type="string" office:string-value="tai18" calcext:value-type="string">
            <text:p>tai18</text:p>
          </table:table-cell>
          <table:table-cell table:formula="of:=['Opt-Best'.S1]" office:value-type="string" office:string-value="tai19" calcext:value-type="string">
            <text:p>tai19</text:p>
          </table:table-cell>
          <table:table-cell table:formula="of:=['Opt-Best'.T1]" office:value-type="string" office:string-value="tai20" calcext:value-type="string">
            <text:p>tai20</text:p>
          </table:table-cell>
          <table:table-cell table:formula="of:=['Opt-Best'.U1]" office:value-type="string" office:string-value="tai21" calcext:value-type="string">
            <text:p>tai21</text:p>
          </table:table-cell>
          <table:table-cell table:formula="of:=['Opt-Best'.V1]" office:value-type="string" office:string-value="tai22" calcext:value-type="string">
            <text:p>tai22</text:p>
          </table:table-cell>
          <table:table-cell table:formula="of:=['Opt-Best'.W1]" office:value-type="string" office:string-value="tai23" calcext:value-type="string">
            <text:p>tai23</text:p>
          </table:table-cell>
          <table:table-cell table:formula="of:=['Opt-Best'.X1]" office:value-type="string" office:string-value="tai24" calcext:value-type="string">
            <text:p>tai24</text:p>
          </table:table-cell>
          <table:table-cell table:formula="of:=['Opt-Best'.Y1]" office:value-type="string" office:string-value="tai25" calcext:value-type="string">
            <text:p>tai25</text:p>
          </table:table-cell>
          <table:table-cell table:formula="of:=['Opt-Best'.Z1]" office:value-type="string" office:string-value="tai26" calcext:value-type="string">
            <text:p>tai26</text:p>
          </table:table-cell>
          <table:table-cell table:formula="of:=['Opt-Best'.AA1]" office:value-type="string" office:string-value="tai27" calcext:value-type="string">
            <text:p>tai27</text:p>
          </table:table-cell>
          <table:table-cell table:formula="of:=['Opt-Best'.AB1]" office:value-type="string" office:string-value="tai28" calcext:value-type="string">
            <text:p>tai28</text:p>
          </table:table-cell>
          <table:table-cell table:formula="of:=['Opt-Best'.AC1]" office:value-type="string" office:string-value="tai29" calcext:value-type="string">
            <text:p>tai29</text:p>
          </table:table-cell>
          <table:table-cell table:formula="of:=['Opt-Best'.AD1]" office:value-type="string" office:string-value="tai30" calcext:value-type="string">
            <text:p>tai30</text:p>
          </table:table-cell>
          <table:table-cell table:formula="of:=['Opt-Best'.AE1]" office:value-type="string" office:string-value="tai31" calcext:value-type="string">
            <text:p>tai31</text:p>
          </table:table-cell>
          <table:table-cell table:formula="of:=['Opt-Best'.AF1]" office:value-type="string" office:string-value="tai32" calcext:value-type="string">
            <text:p>tai32</text:p>
          </table:table-cell>
          <table:table-cell table:formula="of:=['Opt-Best'.AG1]" office:value-type="string" office:string-value="tai33" calcext:value-type="string">
            <text:p>tai33</text:p>
          </table:table-cell>
          <table:table-cell table:formula="of:=['Opt-Best'.AH1]" office:value-type="string" office:string-value="tai34" calcext:value-type="string">
            <text:p>tai34</text:p>
          </table:table-cell>
          <table:table-cell table:formula="of:=['Opt-Best'.AI1]" office:value-type="string" office:string-value="tai35" calcext:value-type="string">
            <text:p>tai35</text:p>
          </table:table-cell>
          <table:table-cell table:formula="of:=['Opt-Best'.AJ1]" office:value-type="string" office:string-value="tai36" calcext:value-type="string">
            <text:p>tai36</text:p>
          </table:table-cell>
          <table:table-cell table:formula="of:=['Opt-Best'.AK1]" office:value-type="string" office:string-value="tai37" calcext:value-type="string">
            <text:p>tai37</text:p>
          </table:table-cell>
          <table:table-cell table:formula="of:=['Opt-Best'.AL1]" office:value-type="string" office:string-value="tai38" calcext:value-type="string">
            <text:p>tai38</text:p>
          </table:table-cell>
          <table:table-cell table:formula="of:=['Opt-Best'.AM1]" office:value-type="string" office:string-value="tai39" calcext:value-type="string">
            <text:p>tai39</text:p>
          </table:table-cell>
          <table:table-cell table:formula="of:=['Opt-Best'.AN1]" office:value-type="string" office:string-value="tai40" calcext:value-type="string">
            <text:p>tai40</text:p>
          </table:table-cell>
          <table:table-cell table:formula="of:=['Opt-Best'.AO1]" office:value-type="string" office:string-value="tai41" calcext:value-type="string">
            <text:p>tai41</text:p>
          </table:table-cell>
          <table:table-cell table:formula="of:=['Opt-Best'.AP1]" office:value-type="string" office:string-value="tai42" calcext:value-type="string">
            <text:p>tai42</text:p>
          </table:table-cell>
          <table:table-cell table:formula="of:=['Opt-Best'.AQ1]" office:value-type="string" office:string-value="tai43" calcext:value-type="string">
            <text:p>tai43</text:p>
          </table:table-cell>
          <table:table-cell table:formula="of:=['Opt-Best'.AR1]" office:value-type="string" office:string-value="tai44" calcext:value-type="string">
            <text:p>tai44</text:p>
          </table:table-cell>
          <table:table-cell table:formula="of:=['Opt-Best'.AS1]" office:value-type="string" office:string-value="tai45" calcext:value-type="string">
            <text:p>tai45</text:p>
          </table:table-cell>
          <table:table-cell table:formula="of:=['Opt-Best'.AT1]" office:value-type="string" office:string-value="tai46" calcext:value-type="string">
            <text:p>tai46</text:p>
          </table:table-cell>
          <table:table-cell table:formula="of:=['Opt-Best'.AU1]" office:value-type="string" office:string-value="tai47" calcext:value-type="string">
            <text:p>tai47</text:p>
          </table:table-cell>
          <table:table-cell table:formula="of:=['Opt-Best'.AV1]" office:value-type="string" office:string-value="tai48" calcext:value-type="string">
            <text:p>tai48</text:p>
          </table:table-cell>
          <table:table-cell table:formula="of:=['Opt-Best'.AW1]" office:value-type="string" office:string-value="tai49" calcext:value-type="string">
            <text:p>tai49</text:p>
          </table:table-cell>
          <table:table-cell table:formula="of:=['Opt-Best'.AX1]" office:value-type="string" office:string-value="tai50" calcext:value-type="string">
            <text:p>tai50</text:p>
          </table:table-cell>
          <table:table-cell table:formula="of:=['Opt-Best'.AY1]" office:value-type="string" office:string-value="tai51" calcext:value-type="string">
            <text:p>tai51</text:p>
          </table:table-cell>
          <table:table-cell table:formula="of:=['Opt-Best'.AZ1]" office:value-type="string" office:string-value="tai52" calcext:value-type="string">
            <text:p>tai52</text:p>
          </table:table-cell>
          <table:table-cell table:formula="of:=['Opt-Best'.BA1]" office:value-type="string" office:string-value="tai53" calcext:value-type="string">
            <text:p>tai53</text:p>
          </table:table-cell>
          <table:table-cell table:formula="of:=['Opt-Best'.BB1]" office:value-type="string" office:string-value="tai54" calcext:value-type="string">
            <text:p>tai54</text:p>
          </table:table-cell>
          <table:table-cell table:formula="of:=['Opt-Best'.BC1]" office:value-type="string" office:string-value="tai55" calcext:value-type="string">
            <text:p>tai55</text:p>
          </table:table-cell>
          <table:table-cell table:formula="of:=['Opt-Best'.BD1]" office:value-type="string" office:string-value="tai56" calcext:value-type="string">
            <text:p>tai56</text:p>
          </table:table-cell>
          <table:table-cell table:formula="of:=['Opt-Best'.BE1]" office:value-type="string" office:string-value="tai57" calcext:value-type="string">
            <text:p>tai57</text:p>
          </table:table-cell>
          <table:table-cell table:formula="of:=['Opt-Best'.BF1]" office:value-type="string" office:string-value="tai58" calcext:value-type="string">
            <text:p>tai58</text:p>
          </table:table-cell>
          <table:table-cell table:formula="of:=['Opt-Best'.BG1]" office:value-type="string" office:string-value="tai59" calcext:value-type="string">
            <text:p>tai59</text:p>
          </table:table-cell>
          <table:table-cell table:formula="of:=['Opt-Best'.BH1]" office:value-type="string" office:string-value="tai60" calcext:value-type="string">
            <text:p>tai60</text:p>
          </table:table-cell>
          <table:table-cell table:formula="of:=['Opt-Best'.BI1]" office:value-type="string" office:string-value="tai61" calcext:value-type="string">
            <text:p>tai61</text:p>
          </table:table-cell>
          <table:table-cell table:formula="of:=['Opt-Best'.BJ1]" office:value-type="string" office:string-value="tai62" calcext:value-type="string">
            <text:p>tai62</text:p>
          </table:table-cell>
          <table:table-cell table:formula="of:=['Opt-Best'.BK1]" office:value-type="string" office:string-value="tai63" calcext:value-type="string">
            <text:p>tai63</text:p>
          </table:table-cell>
          <table:table-cell table:formula="of:=['Opt-Best'.BL1]" office:value-type="string" office:string-value="tai64" calcext:value-type="string">
            <text:p>tai64</text:p>
          </table:table-cell>
          <table:table-cell table:formula="of:=['Opt-Best'.BM1]" office:value-type="string" office:string-value="tai65" calcext:value-type="string">
            <text:p>tai65</text:p>
          </table:table-cell>
          <table:table-cell table:formula="of:=['Opt-Best'.BN1]" office:value-type="string" office:string-value="tai66" calcext:value-type="string">
            <text:p>tai66</text:p>
          </table:table-cell>
          <table:table-cell table:formula="of:=['Opt-Best'.BO1]" office:value-type="string" office:string-value="tai67" calcext:value-type="string">
            <text:p>tai67</text:p>
          </table:table-cell>
          <table:table-cell table:formula="of:=['Opt-Best'.BP1]" office:value-type="string" office:string-value="tai68" calcext:value-type="string">
            <text:p>tai68</text:p>
          </table:table-cell>
          <table:table-cell table:formula="of:=['Opt-Best'.BQ1]" office:value-type="string" office:string-value="tai69" calcext:value-type="string">
            <text:p>tai69</text:p>
          </table:table-cell>
          <table:table-cell table:formula="of:=['Opt-Best'.BR1]" office:value-type="string" office:string-value="tai70" calcext:value-type="string">
            <text:p>tai70</text:p>
          </table:table-cell>
          <table:table-cell table:formula="of:=['Opt-Best'.BS1]" office:value-type="string" office:string-value="tai71" calcext:value-type="string">
            <text:p>tai71</text:p>
          </table:table-cell>
          <table:table-cell table:formula="of:=['Opt-Best'.BT1]" office:value-type="string" office:string-value="tai72" calcext:value-type="string">
            <text:p>tai72</text:p>
          </table:table-cell>
          <table:table-cell table:formula="of:=['Opt-Best'.BU1]" office:value-type="string" office:string-value="tai73" calcext:value-type="string">
            <text:p>tai73</text:p>
          </table:table-cell>
          <table:table-cell table:formula="of:=['Opt-Best'.BV1]" office:value-type="string" office:string-value="tai74" calcext:value-type="string">
            <text:p>tai74</text:p>
          </table:table-cell>
          <table:table-cell table:formula="of:=['Opt-Best'.BW1]" office:value-type="string" office:string-value="tai75" calcext:value-type="string">
            <text:p>tai75</text:p>
          </table:table-cell>
          <table:table-cell table:formula="of:=['Opt-Best'.BX1]" office:value-type="string" office:string-value="tai76" calcext:value-type="string">
            <text:p>tai76</text:p>
          </table:table-cell>
          <table:table-cell table:formula="of:=['Opt-Best'.BY1]" office:value-type="string" office:string-value="tai77" calcext:value-type="string">
            <text:p>tai77</text:p>
          </table:table-cell>
          <table:table-cell table:formula="of:=['Opt-Best'.BZ1]" office:value-type="string" office:string-value="tai78" calcext:value-type="string">
            <text:p>tai78</text:p>
          </table:table-cell>
          <table:table-cell table:formula="of:=['Opt-Best'.CA1]" office:value-type="string" office:string-value="tai79" calcext:value-type="string">
            <text:p>tai79</text:p>
          </table:table-cell>
          <table:table-cell table:formula="of:=['Opt-Best'.CB1]" office:value-type="string" office:string-value="tai80" calcext:value-type="string">
            <text:p>tai80</text:p>
          </table:table-cell>
          <table:table-cell table:formula="of:=['Opt-Best'.CC1]" office:value-type="string" office:string-value="tai81" calcext:value-type="string">
            <text:p>tai81</text:p>
          </table:table-cell>
          <table:table-cell table:formula="of:=['Opt-Best'.CD1]" office:value-type="string" office:string-value="tai82" calcext:value-type="string">
            <text:p>tai82</text:p>
          </table:table-cell>
          <table:table-cell table:formula="of:=['Opt-Best'.CE1]" office:value-type="string" office:string-value="tai83" calcext:value-type="string">
            <text:p>tai83</text:p>
          </table:table-cell>
          <table:table-cell table:formula="of:=['Opt-Best'.CF1]" office:value-type="string" office:string-value="tai84" calcext:value-type="string">
            <text:p>tai84</text:p>
          </table:table-cell>
          <table:table-cell table:formula="of:=['Opt-Best'.CG1]" office:value-type="string" office:string-value="tai85" calcext:value-type="string">
            <text:p>tai85</text:p>
          </table:table-cell>
          <table:table-cell table:formula="of:=['Opt-Best'.CH1]" office:value-type="string" office:string-value="tai86" calcext:value-type="string">
            <text:p>tai86</text:p>
          </table:table-cell>
          <table:table-cell table:formula="of:=['Opt-Best'.CI1]" office:value-type="string" office:string-value="tai87" calcext:value-type="string">
            <text:p>tai87</text:p>
          </table:table-cell>
          <table:table-cell table:formula="of:=['Opt-Best'.CJ1]" office:value-type="string" office:string-value="tai88" calcext:value-type="string">
            <text:p>tai88</text:p>
          </table:table-cell>
          <table:table-cell table:formula="of:=['Opt-Best'.CK1]" office:value-type="string" office:string-value="tai89" calcext:value-type="string">
            <text:p>tai89</text:p>
          </table:table-cell>
          <table:table-cell table:formula="of:=['Opt-Best'.CL1]" office:value-type="string" office:string-value="tai90" calcext:value-type="string">
            <text:p>tai90</text:p>
          </table:table-cell>
          <table:table-cell table:formula="of:=['Opt-Best'.CM1]" office:value-type="string" office:string-value="tai91" calcext:value-type="string">
            <text:p>tai91</text:p>
          </table:table-cell>
          <table:table-cell table:formula="of:=['Opt-Best'.CN1]" office:value-type="string" office:string-value="tai92" calcext:value-type="string">
            <text:p>tai92</text:p>
          </table:table-cell>
          <table:table-cell table:formula="of:=['Opt-Best'.CO1]" office:value-type="string" office:string-value="tai93" calcext:value-type="string">
            <text:p>tai93</text:p>
          </table:table-cell>
          <table:table-cell table:formula="of:=['Opt-Best'.CP1]" office:value-type="string" office:string-value="tai94" calcext:value-type="string">
            <text:p>tai94</text:p>
          </table:table-cell>
          <table:table-cell table:formula="of:=['Opt-Best'.CQ1]" office:value-type="string" office:string-value="tai95" calcext:value-type="string">
            <text:p>tai95</text:p>
          </table:table-cell>
          <table:table-cell table:formula="of:=['Opt-Best'.CR1]" office:value-type="string" office:string-value="tai96" calcext:value-type="string">
            <text:p>tai96</text:p>
          </table:table-cell>
          <table:table-cell table:formula="of:=['Opt-Best'.CS1]" office:value-type="string" office:string-value="tai97" calcext:value-type="string">
            <text:p>tai97</text:p>
          </table:table-cell>
          <table:table-cell table:formula="of:=['Opt-Best'.CT1]" office:value-type="string" office:string-value="tai98" calcext:value-type="string">
            <text:p>tai98</text:p>
          </table:table-cell>
          <table:table-cell table:formula="of:=['Opt-Best'.CU1]" office:value-type="string" office:string-value="tai99" calcext:value-type="string">
            <text:p>tai99</text:p>
          </table:table-cell>
          <table:table-cell table:formula="of:=['Opt-Best'.CV1]" office:value-type="string" office:string-value="tai100" calcext:value-type="string">
            <text:p>tai100</text:p>
          </table:table-cell>
          <table:table-cell table:formula="of:=['Opt-Best'.CW1]" office:value-type="string" office:string-value="tai101" calcext:value-type="string">
            <text:p>tai101</text:p>
          </table:table-cell>
          <table:table-cell table:formula="of:=['Opt-Best'.CX1]" office:value-type="string" office:string-value="tai102" calcext:value-type="string">
            <text:p>tai102</text:p>
          </table:table-cell>
          <table:table-cell table:formula="of:=['Opt-Best'.CY1]" office:value-type="string" office:string-value="tai103" calcext:value-type="string">
            <text:p>tai103</text:p>
          </table:table-cell>
          <table:table-cell table:formula="of:=['Opt-Best'.CZ1]" office:value-type="string" office:string-value="tai104" calcext:value-type="string">
            <text:p>tai104</text:p>
          </table:table-cell>
          <table:table-cell table:formula="of:=['Opt-Best'.DA1]" office:value-type="string" office:string-value="tai105" calcext:value-type="string">
            <text:p>tai105</text:p>
          </table:table-cell>
          <table:table-cell table:formula="of:=['Opt-Best'.DB1]" office:value-type="string" office:string-value="tai106" calcext:value-type="string">
            <text:p>tai106</text:p>
          </table:table-cell>
          <table:table-cell table:formula="of:=['Opt-Best'.DC1]" office:value-type="string" office:string-value="tai107" calcext:value-type="string">
            <text:p>tai107</text:p>
          </table:table-cell>
          <table:table-cell table:formula="of:=['Opt-Best'.DD1]" office:value-type="string" office:string-value="tai108" calcext:value-type="string">
            <text:p>tai108</text:p>
          </table:table-cell>
          <table:table-cell table:formula="of:=['Opt-Best'.DE1]" office:value-type="string" office:string-value="tai109" calcext:value-type="string">
            <text:p>tai109</text:p>
          </table:table-cell>
          <table:table-cell table:formula="of:=['Opt-Best'.DF1]" office:value-type="string" office:string-value="tai110" calcext:value-type="string">
            <text:p>tai110</text:p>
          </table:table-cell>
          <table:table-cell table:formula="of:=['Opt-Best'.DG1]" office:value-type="string" office:string-value="tai111" calcext:value-type="string">
            <text:p>tai111</text:p>
          </table:table-cell>
          <table:table-cell table:formula="of:=['Opt-Best'.DH1]" office:value-type="string" office:string-value="tai112" calcext:value-type="string">
            <text:p>tai112</text:p>
          </table:table-cell>
          <table:table-cell table:formula="of:=['Opt-Best'.DI1]" office:value-type="string" office:string-value="tai113" calcext:value-type="string">
            <text:p>tai113</text:p>
          </table:table-cell>
          <table:table-cell table:formula="of:=['Opt-Best'.DJ1]" office:value-type="string" office:string-value="tai114" calcext:value-type="string">
            <text:p>tai114</text:p>
          </table:table-cell>
          <table:table-cell table:formula="of:=['Opt-Best'.DK1]" office:value-type="string" office:string-value="tai115" calcext:value-type="string">
            <text:p>tai115</text:p>
          </table:table-cell>
          <table:table-cell table:formula="of:=['Opt-Best'.DL1]" office:value-type="string" office:string-value="tai116" calcext:value-type="string">
            <text:p>tai116</text:p>
          </table:table-cell>
          <table:table-cell table:formula="of:=['Opt-Best'.DM1]" office:value-type="string" office:string-value="tai117" calcext:value-type="string">
            <text:p>tai117</text:p>
          </table:table-cell>
          <table:table-cell table:formula="of:=['Opt-Best'.DN1]" office:value-type="string" office:string-value="tai118" calcext:value-type="string">
            <text:p>tai118</text:p>
          </table:table-cell>
          <table:table-cell table:formula="of:=['Opt-Best'.DO1]" office:value-type="string" office:string-value="tai119" calcext:value-type="string">
            <text:p>tai119</text:p>
          </table:table-cell>
          <table:table-cell table:formula="of:=['Opt-Best'.DP1]" office:value-type="string" office:string-value="tai120" calcext:value-type="string">
            <text:p>tai120</text:p>
          </table:table-cell>
        </table:table-row>
        <table:table-row table:style-name="ro1">
          <table:table-cell office:value-type="string" calcext:value-type="string">
            <text:p>Ant Colony Optimization</text:p>
          </table:table-cell>
          <table:table-cell table:formula="of:=AVERAGE(['Ant Colony Optimization'.A$2:.A$1000])" office:value-type="float" office:value="1278" calcext:value-type="float">
            <text:p>1278</text:p>
          </table:table-cell>
          <table:table-cell table:formula="of:=AVERAGE(['Ant Colony Optimization'.B$2:.B$1000])" office:value-type="float" office:value="1359.38888888889" calcext:value-type="float">
            <text:p>1359,3888888889</text:p>
          </table:table-cell>
          <table:table-cell table:formula="of:=AVERAGE(['Ant Colony Optimization'.C$2:.C$1000])" office:value-type="float" office:value="1083.05555555556" calcext:value-type="float">
            <text:p>1083,0555555556</text:p>
          </table:table-cell>
          <table:table-cell table:formula="of:=AVERAGE(['Ant Colony Optimization'.D$2:.D$1000])" office:value-type="float" office:value="1299.88888888889" calcext:value-type="float">
            <text:p>1299,8888888889</text:p>
          </table:table-cell>
          <table:table-cell table:formula="of:=AVERAGE(['Ant Colony Optimization'.E$2:.E$1000])" office:value-type="float" office:value="1236.44444444444" calcext:value-type="float">
            <text:p>1236,4444444445</text:p>
          </table:table-cell>
          <table:table-cell table:formula="of:=AVERAGE(['Ant Colony Optimization'.F$2:.F$1000])" office:value-type="float" office:value="1197.5" calcext:value-type="float">
            <text:p>1197,5</text:p>
          </table:table-cell>
          <table:table-cell table:formula="of:=AVERAGE(['Ant Colony Optimization'.G$2:.G$1000])" office:value-type="float" office:value="1239" calcext:value-type="float">
            <text:p>1239</text:p>
          </table:table-cell>
          <table:table-cell table:formula="of:=AVERAGE(['Ant Colony Optimization'.H$2:.H$1000])" office:value-type="float" office:value="1206" calcext:value-type="float">
            <text:p>1206</text:p>
          </table:table-cell>
          <table:table-cell table:formula="of:=AVERAGE(['Ant Colony Optimization'.I$2:.I$1000])" office:value-type="float" office:value="1230" calcext:value-type="float">
            <text:p>1230</text:p>
          </table:table-cell>
          <table:table-cell table:formula="of:=AVERAGE(['Ant Colony Optimization'.J$2:.J$1000])" office:value-type="float" office:value="1108" calcext:value-type="float">
            <text:p>1108</text:p>
          </table:table-cell>
          <table:table-cell table:formula="of:=AVERAGE(['Ant Colony Optimization'.K$2:.K$1000])" office:value-type="float" office:value="1605.74193548387" calcext:value-type="float">
            <text:p>1605,7419354839</text:p>
          </table:table-cell>
          <table:table-cell table:formula="of:=AVERAGE(['Ant Colony Optimization'.L$2:.L$1000])" office:value-type="float" office:value="1673.64285714286" calcext:value-type="float">
            <text:p>1673,6428571429</text:p>
          </table:table-cell>
          <table:table-cell table:formula="of:=AVERAGE(['Ant Colony Optimization'.M$2:.M$1000])" office:value-type="float" office:value="1513.64285714286" calcext:value-type="float">
            <text:p>1513,6428571429</text:p>
          </table:table-cell>
          <table:table-cell table:formula="of:=AVERAGE(['Ant Colony Optimization'.N$2:.N$1000])" office:value-type="float" office:value="1383.92857142857" calcext:value-type="float">
            <text:p>1383,9285714286</text:p>
          </table:table-cell>
          <table:table-cell table:formula="of:=AVERAGE(['Ant Colony Optimization'.O$2:.O$1000])" office:value-type="float" office:value="1422.42857142857" calcext:value-type="float">
            <text:p>1422,4285714286</text:p>
          </table:table-cell>
          <table:table-cell table:formula="of:=AVERAGE(['Ant Colony Optimization'.P$2:.P$1000])" office:value-type="float" office:value="1413.57142857143" calcext:value-type="float">
            <text:p>1413,5714285714</text:p>
          </table:table-cell>
          <table:table-cell table:formula="of:=AVERAGE(['Ant Colony Optimization'.Q$2:.Q$1000])" office:value-type="float" office:value="1488.28571428571" calcext:value-type="float">
            <text:p>1488,2857142857</text:p>
          </table:table-cell>
          <table:table-cell table:formula="of:=AVERAGE(['Ant Colony Optimization'.R$2:.R$1000])" office:value-type="float" office:value="1555.57142857143" calcext:value-type="float">
            <text:p>1555,5714285714</text:p>
          </table:table-cell>
          <table:table-cell table:formula="of:=AVERAGE(['Ant Colony Optimization'.S$2:.S$1000])" office:value-type="float" office:value="1606.5" calcext:value-type="float">
            <text:p>1606,5</text:p>
          </table:table-cell>
          <table:table-cell table:formula="of:=AVERAGE(['Ant Colony Optimization'.T$2:.T$1000])" office:value-type="float" office:value="1611.07142857143" calcext:value-type="float">
            <text:p>1611,0714285714</text:p>
          </table:table-cell>
          <table:table-cell table:formula="of:=AVERAGE(['Ant Colony Optimization'.U$2:.U$1000])" office:value-type="float" office:value="2326.06451612903" calcext:value-type="float">
            <text:p>2326,064516129</text:p>
          </table:table-cell>
          <table:table-cell table:formula="of:=AVERAGE(['Ant Colony Optimization'.V$2:.V$1000])" office:value-type="float" office:value="2120.75" calcext:value-type="float">
            <text:p>2120,75</text:p>
          </table:table-cell>
          <table:table-cell table:formula="of:=AVERAGE(['Ant Colony Optimization'.W$2:.W$1000])" office:value-type="float" office:value="2358.25" calcext:value-type="float">
            <text:p>2358,25</text:p>
          </table:table-cell>
          <table:table-cell table:formula="of:=AVERAGE(['Ant Colony Optimization'.X$2:.X$1000])" office:value-type="float" office:value="2235.75" calcext:value-type="float">
            <text:p>2235,75</text:p>
          </table:table-cell>
          <table:table-cell table:formula="of:=AVERAGE(['Ant Colony Optimization'.Y$2:.Y$1000])" office:value-type="float" office:value="2317" calcext:value-type="float">
            <text:p>2317</text:p>
          </table:table-cell>
          <table:table-cell table:formula="of:=AVERAGE(['Ant Colony Optimization'.Z$2:.Z$1000])" office:value-type="float" office:value="2237" calcext:value-type="float">
            <text:p>2237</text:p>
          </table:table-cell>
          <table:table-cell table:formula="of:=AVERAGE(['Ant Colony Optimization'.AA$2:.AA$1000])" office:value-type="float" office:value="2296.5" calcext:value-type="float">
            <text:p>2296,5</text:p>
          </table:table-cell>
          <table:table-cell table:formula="of:=AVERAGE(['Ant Colony Optimization'.AB$2:.AB$1000])" office:value-type="float" office:value="2219" calcext:value-type="float">
            <text:p>2219</text:p>
          </table:table-cell>
          <table:table-cell table:formula="of:=AVERAGE(['Ant Colony Optimization'.AC$2:.AC$1000])" office:value-type="float" office:value="2254" calcext:value-type="float">
            <text:p>2254</text:p>
          </table:table-cell>
          <table:table-cell table:formula="of:=AVERAGE(['Ant Colony Optimization'.AD$2:.AD$1000])" office:value-type="float" office:value="2195.5" calcext:value-type="float">
            <text:p>2195,5</text:p>
          </table:table-cell>
          <table:table-cell table:formula="of:=AVERAGE(['Ant Colony Optimization'.AE$2:.AE$1000])" office:value-type="float" office:value="2728.84677419355" calcext:value-type="float">
            <text:p>2728,8467741936</text:p>
          </table:table-cell>
          <table:table-cell table:formula="of:=AVERAGE(['Ant Colony Optimization'.AF$2:.AF$1000])" office:value-type="float" office:value="2843" calcext:value-type="float">
            <text:p>2843</text:p>
          </table:table-cell>
          <table:table-cell table:formula="of:=AVERAGE(['Ant Colony Optimization'.AG$2:.AG$1000])" office:value-type="float" office:value="2635.5" calcext:value-type="float">
            <text:p>2635,5</text:p>
          </table:table-cell>
          <table:table-cell table:formula="of:=AVERAGE(['Ant Colony Optimization'.AH$2:.AH$1000])" office:value-type="float" office:value="2765.5" calcext:value-type="float">
            <text:p>2765,5</text:p>
          </table:table-cell>
          <table:table-cell table:formula="of:=AVERAGE(['Ant Colony Optimization'.AI$2:.AI$1000])" office:value-type="float" office:value="2866.5" calcext:value-type="float">
            <text:p>2866,5</text:p>
          </table:table-cell>
          <table:table-cell table:formula="of:=AVERAGE(['Ant Colony Optimization'.AJ$2:.AJ$1000])" office:value-type="float" office:value="2834.75" calcext:value-type="float">
            <text:p>2834,75</text:p>
          </table:table-cell>
          <table:table-cell table:formula="of:=AVERAGE(['Ant Colony Optimization'.AK$2:.AK$1000])" office:value-type="float" office:value="2746.25" calcext:value-type="float">
            <text:p>2746,25</text:p>
          </table:table-cell>
          <table:table-cell table:formula="of:=AVERAGE(['Ant Colony Optimization'.AL$2:.AL$1000])" office:value-type="float" office:value="2706.5" calcext:value-type="float">
            <text:p>2706,5</text:p>
          </table:table-cell>
          <table:table-cell table:formula="of:=AVERAGE(['Ant Colony Optimization'.AM$2:.AM$1000])" office:value-type="float" office:value="2576" calcext:value-type="float">
            <text:p>2576</text:p>
          </table:table-cell>
          <table:table-cell table:formula="of:=AVERAGE(['Ant Colony Optimization'.AN$2:.AN$1000])" office:value-type="float" office:value="2788.25" calcext:value-type="float">
            <text:p>2788,25</text:p>
          </table:table-cell>
          <table:table-cell table:formula="of:=AVERAGE(['Ant Colony Optimization'.AO$2:.AO$1000])" office:value-type="float" office:value="3132.11290322581" calcext:value-type="float">
            <text:p>3132,1129032258</text:p>
          </table:table-cell>
          <table:table-cell table:formula="of:=AVERAGE(['Ant Colony Optimization'.AP$2:.AP$1000])" office:value-type="float" office:value="3006.25" calcext:value-type="float">
            <text:p>3006,25</text:p>
          </table:table-cell>
          <table:table-cell table:formula="of:=AVERAGE(['Ant Colony Optimization'.AQ$2:.AQ$1000])" office:value-type="float" office:value="2977.75" calcext:value-type="float">
            <text:p>2977,75</text:p>
          </table:table-cell>
          <table:table-cell table:formula="of:=AVERAGE(['Ant Colony Optimization'.AR$2:.AR$1000])" office:value-type="float" office:value="3138.25" calcext:value-type="float">
            <text:p>3138,25</text:p>
          </table:table-cell>
          <table:table-cell table:formula="of:=AVERAGE(['Ant Colony Optimization'.AS$2:.AS$1000])" office:value-type="float" office:value="3125.5" calcext:value-type="float">
            <text:p>3125,5</text:p>
          </table:table-cell>
          <table:table-cell table:formula="of:=AVERAGE(['Ant Colony Optimization'.AT$2:.AT$1000])" office:value-type="float" office:value="3124.75" calcext:value-type="float">
            <text:p>3124,75</text:p>
          </table:table-cell>
          <table:table-cell table:formula="of:=AVERAGE(['Ant Colony Optimization'.AU$2:.AU$1000])" office:value-type="float" office:value="3216.5" calcext:value-type="float">
            <text:p>3216,5</text:p>
          </table:table-cell>
          <table:table-cell table:formula="of:=AVERAGE(['Ant Colony Optimization'.AV$2:.AV$1000])" office:value-type="float" office:value="3121.5" calcext:value-type="float">
            <text:p>3121,5</text:p>
          </table:table-cell>
          <table:table-cell table:formula="of:=AVERAGE(['Ant Colony Optimization'.AW$2:.AW$1000])" office:value-type="float" office:value="3000.5" calcext:value-type="float">
            <text:p>3000,5</text:p>
          </table:table-cell>
          <table:table-cell table:formula="of:=AVERAGE(['Ant Colony Optimization'.AX$2:.AX$1000])" office:value-type="float" office:value="3223.25" calcext:value-type="float">
            <text:p>3223,25</text:p>
          </table:table-cell>
          <table:table-cell table:formula="of:=AVERAGE(['Ant Colony Optimization'.AY$2:.AY$1000])" office:value-type="float" office:value="4070.28225806452" calcext:value-type="float">
            <text:p>4070,2822580645</text:p>
          </table:table-cell>
          <table:table-cell table:formula="of:=AVERAGE(['Ant Colony Optimization'.AZ$2:.AZ$1000])" office:value-type="float" office:value="3913" calcext:value-type="float">
            <text:p>3913</text:p>
          </table:table-cell>
          <table:table-cell table:formula="of:=AVERAGE(['Ant Colony Optimization'.BA$2:.BA$1000])" office:value-type="float" office:value="3842.5" calcext:value-type="float">
            <text:p>3842,5</text:p>
          </table:table-cell>
          <table:table-cell table:formula="of:=AVERAGE(['Ant Colony Optimization'.BB$2:.BB$1000])" office:value-type="float" office:value="3943.5" calcext:value-type="float">
            <text:p>3943,5</text:p>
          </table:table-cell>
          <table:table-cell table:formula="of:=AVERAGE(['Ant Colony Optimization'.BC$2:.BC$1000])" office:value-type="float" office:value="3831.5" calcext:value-type="float">
            <text:p>3831,5</text:p>
          </table:table-cell>
          <table:table-cell table:formula="of:=AVERAGE(['Ant Colony Optimization'.BD$2:.BD$1000])" office:value-type="float" office:value="3914" calcext:value-type="float">
            <text:p>3914</text:p>
          </table:table-cell>
          <table:table-cell table:formula="of:=AVERAGE(['Ant Colony Optimization'.BE$2:.BE$1000])" office:value-type="float" office:value="3941.25" calcext:value-type="float">
            <text:p>3941,25</text:p>
          </table:table-cell>
          <table:table-cell table:formula="of:=AVERAGE(['Ant Colony Optimization'.BF$2:.BF$1000])" office:value-type="float" office:value="3918.75" calcext:value-type="float">
            <text:p>3918,75</text:p>
          </table:table-cell>
          <table:table-cell table:formula="of:=AVERAGE(['Ant Colony Optimization'.BG$2:.BG$1000])" office:value-type="float" office:value="3952" calcext:value-type="float">
            <text:p>3952</text:p>
          </table:table-cell>
          <table:table-cell table:formula="of:=AVERAGE(['Ant Colony Optimization'.BH$2:.BH$1000])" office:value-type="float" office:value="3967" calcext:value-type="float">
            <text:p>3967</text:p>
          </table:table-cell>
          <table:table-cell table:formula="of:=AVERAGE(['Ant Colony Optimization'.BI$2:.BI$1000])" office:value-type="string" office:string-value="" calcext:value-type="error">
            <text:p>#DIV/0 !</text:p>
          </table:table-cell>
          <table:table-cell table:formula="of:=AVERAGE(['Ant Colony Optimization'.BJ$2:.BJ$1000])" office:value-type="string" office:string-value="" calcext:value-type="error">
            <text:p>#DIV/0 !</text:p>
          </table:table-cell>
          <table:table-cell table:formula="of:=AVERAGE(['Ant Colony Optimization'.BK$2:.BK$1000])" office:value-type="string" office:string-value="" calcext:value-type="error">
            <text:p>#DIV/0 !</text:p>
          </table:table-cell>
          <table:table-cell table:formula="of:=AVERAGE(['Ant Colony Optimization'.BL$2:.BL$1000])" office:value-type="string" office:string-value="" calcext:value-type="error">
            <text:p>#DIV/0 !</text:p>
          </table:table-cell>
          <table:table-cell table:formula="of:=AVERAGE(['Ant Colony Optimization'.BM$2:.BM$1000])" office:value-type="string" office:string-value="" calcext:value-type="error">
            <text:p>#DIV/0 !</text:p>
          </table:table-cell>
          <table:table-cell table:formula="of:=AVERAGE(['Ant Colony Optimization'.BN$2:.BN$1000])" office:value-type="string" office:string-value="" calcext:value-type="error">
            <text:p>#DIV/0 !</text:p>
          </table:table-cell>
          <table:table-cell table:formula="of:=AVERAGE(['Ant Colony Optimization'.BO$2:.BO$1000])" office:value-type="string" office:string-value="" calcext:value-type="error">
            <text:p>#DIV/0 !</text:p>
          </table:table-cell>
          <table:table-cell table:formula="of:=AVERAGE(['Ant Colony Optimization'.BP$2:.BP$1000])" office:value-type="string" office:string-value="" calcext:value-type="error">
            <text:p>#DIV/0 !</text:p>
          </table:table-cell>
          <table:table-cell table:formula="of:=AVERAGE(['Ant Colony Optimization'.BQ$2:.BQ$1000])" office:value-type="string" office:string-value="" calcext:value-type="error">
            <text:p>#DIV/0 !</text:p>
          </table:table-cell>
          <table:table-cell table:formula="of:=AVERAGE(['Ant Colony Optimization'.BR$2:.BR$1000])" office:value-type="string" office:string-value="" calcext:value-type="error">
            <text:p>#DIV/0 !</text:p>
          </table:table-cell>
          <table:table-cell table:formula="of:=AVERAGE(['Ant Colony Optimization'.BS$2:.BS$1000])" office:value-type="string" office:string-value="" calcext:value-type="error">
            <text:p>#DIV/0 !</text:p>
          </table:table-cell>
          <table:table-cell table:formula="of:=AVERAGE(['Ant Colony Optimization'.BT$2:.BT$1000])" office:value-type="string" office:string-value="" calcext:value-type="error">
            <text:p>#DIV/0 !</text:p>
          </table:table-cell>
          <table:table-cell table:formula="of:=AVERAGE(['Ant Colony Optimization'.BU$2:.BU$1000])" office:value-type="string" office:string-value="" calcext:value-type="error">
            <text:p>#DIV/0 !</text:p>
          </table:table-cell>
          <table:table-cell table:formula="of:=AVERAGE(['Ant Colony Optimization'.BV$2:.BV$1000])" office:value-type="string" office:string-value="" calcext:value-type="error">
            <text:p>#DIV/0 !</text:p>
          </table:table-cell>
          <table:table-cell table:formula="of:=AVERAGE(['Ant Colony Optimization'.BW$2:.BW$1000])" office:value-type="string" office:string-value="" calcext:value-type="error">
            <text:p>#DIV/0 !</text:p>
          </table:table-cell>
          <table:table-cell table:formula="of:=AVERAGE(['Ant Colony Optimization'.BX$2:.BX$1000])" office:value-type="string" office:string-value="" calcext:value-type="error">
            <text:p>#DIV/0 !</text:p>
          </table:table-cell>
          <table:table-cell table:formula="of:=AVERAGE(['Ant Colony Optimization'.BY$2:.BY$1000])" office:value-type="string" office:string-value="" calcext:value-type="error">
            <text:p>#DIV/0 !</text:p>
          </table:table-cell>
          <table:table-cell table:formula="of:=AVERAGE(['Ant Colony Optimization'.BZ$2:.BZ$1000])" office:value-type="string" office:string-value="" calcext:value-type="error">
            <text:p>#DIV/0 !</text:p>
          </table:table-cell>
          <table:table-cell table:formula="of:=AVERAGE(['Ant Colony Optimization'.CA$2:.CA$1000])" office:value-type="string" office:string-value="" calcext:value-type="error">
            <text:p>#DIV/0 !</text:p>
          </table:table-cell>
          <table:table-cell table:formula="of:=AVERAGE(['Ant Colony Optimization'.CB$2:.CB$1000])" office:value-type="string" office:string-value="" calcext:value-type="error">
            <text:p>#DIV/0 !</text:p>
          </table:table-cell>
          <table:table-cell table:formula="of:=AVERAGE(['Ant Colony Optimization'.CC$2:.CC$1000])" office:value-type="string" office:string-value="" calcext:value-type="error">
            <text:p>#DIV/0 !</text:p>
          </table:table-cell>
          <table:table-cell table:formula="of:=AVERAGE(['Ant Colony Optimization'.CD$2:.CD$1000])" office:value-type="string" office:string-value="" calcext:value-type="error">
            <text:p>#DIV/0 !</text:p>
          </table:table-cell>
          <table:table-cell table:formula="of:=AVERAGE(['Ant Colony Optimization'.CE$2:.CE$1000])" office:value-type="string" office:string-value="" calcext:value-type="error">
            <text:p>#DIV/0 !</text:p>
          </table:table-cell>
          <table:table-cell table:formula="of:=AVERAGE(['Ant Colony Optimization'.CF$2:.CF$1000])" office:value-type="string" office:string-value="" calcext:value-type="error">
            <text:p>#DIV/0 !</text:p>
          </table:table-cell>
          <table:table-cell table:formula="of:=AVERAGE(['Ant Colony Optimization'.CG$2:.CG$1000])" office:value-type="string" office:string-value="" calcext:value-type="error">
            <text:p>#DIV/0 !</text:p>
          </table:table-cell>
          <table:table-cell table:formula="of:=AVERAGE(['Ant Colony Optimization'.CH$2:.CH$1000])" office:value-type="string" office:string-value="" calcext:value-type="error">
            <text:p>#DIV/0 !</text:p>
          </table:table-cell>
          <table:table-cell table:formula="of:=AVERAGE(['Ant Colony Optimization'.CI$2:.CI$1000])" office:value-type="string" office:string-value="" calcext:value-type="error">
            <text:p>#DIV/0 !</text:p>
          </table:table-cell>
          <table:table-cell table:formula="of:=AVERAGE(['Ant Colony Optimization'.CJ$2:.CJ$1000])" office:value-type="string" office:string-value="" calcext:value-type="error">
            <text:p>#DIV/0 !</text:p>
          </table:table-cell>
          <table:table-cell table:formula="of:=AVERAGE(['Ant Colony Optimization'.CK$2:.CK$1000])" office:value-type="string" office:string-value="" calcext:value-type="error">
            <text:p>#DIV/0 !</text:p>
          </table:table-cell>
          <table:table-cell table:formula="of:=AVERAGE(['Ant Colony Optimization'.CL$2:.CL$1000])" office:value-type="string" office:string-value="" calcext:value-type="error">
            <text:p>#DIV/0 !</text:p>
          </table:table-cell>
          <table:table-cell table:formula="of:=AVERAGE(['Ant Colony Optimization'.CM$2:.CM$1000])" office:value-type="string" office:string-value="" calcext:value-type="error">
            <text:p>#DIV/0 !</text:p>
          </table:table-cell>
          <table:table-cell table:formula="of:=AVERAGE(['Ant Colony Optimization'.CN$2:.CN$1000])" office:value-type="string" office:string-value="" calcext:value-type="error">
            <text:p>#DIV/0 !</text:p>
          </table:table-cell>
          <table:table-cell table:formula="of:=AVERAGE(['Ant Colony Optimization'.CO$2:.CO$1000])" office:value-type="string" office:string-value="" calcext:value-type="error">
            <text:p>#DIV/0 !</text:p>
          </table:table-cell>
          <table:table-cell table:formula="of:=AVERAGE(['Ant Colony Optimization'.CP$2:.CP$1000])" office:value-type="string" office:string-value="" calcext:value-type="error">
            <text:p>#DIV/0 !</text:p>
          </table:table-cell>
          <table:table-cell table:formula="of:=AVERAGE(['Ant Colony Optimization'.CQ$2:.CQ$1000])" office:value-type="string" office:string-value="" calcext:value-type="error">
            <text:p>#DIV/0 !</text:p>
          </table:table-cell>
          <table:table-cell table:formula="of:=AVERAGE(['Ant Colony Optimization'.CR$2:.CR$1000])" office:value-type="string" office:string-value="" calcext:value-type="error">
            <text:p>#DIV/0 !</text:p>
          </table:table-cell>
          <table:table-cell table:formula="of:=AVERAGE(['Ant Colony Optimization'.CS$2:.CS$1000])" office:value-type="string" office:string-value="" calcext:value-type="error">
            <text:p>#DIV/0 !</text:p>
          </table:table-cell>
          <table:table-cell table:formula="of:=AVERAGE(['Ant Colony Optimization'.CT$2:.CT$1000])" office:value-type="string" office:string-value="" calcext:value-type="error">
            <text:p>#DIV/0 !</text:p>
          </table:table-cell>
          <table:table-cell table:formula="of:=AVERAGE(['Ant Colony Optimization'.CU$2:.CU$1000])" office:value-type="string" office:string-value="" calcext:value-type="error">
            <text:p>#DIV/0 !</text:p>
          </table:table-cell>
          <table:table-cell table:formula="of:=AVERAGE(['Ant Colony Optimization'.CV$2:.CV$1000])" office:value-type="string" office:string-value="" calcext:value-type="error">
            <text:p>#DIV/0 !</text:p>
          </table:table-cell>
          <table:table-cell table:formula="of:=AVERAGE(['Ant Colony Optimization'.CW$2:.CW$1000])" office:value-type="string" office:string-value="" calcext:value-type="error">
            <text:p>#DIV/0 !</text:p>
          </table:table-cell>
          <table:table-cell table:formula="of:=AVERAGE(['Ant Colony Optimization'.CX$2:.CX$1000])" office:value-type="string" office:string-value="" calcext:value-type="error">
            <text:p>#DIV/0 !</text:p>
          </table:table-cell>
          <table:table-cell table:formula="of:=AVERAGE(['Ant Colony Optimization'.CY$2:.CY$1000])" office:value-type="string" office:string-value="" calcext:value-type="error">
            <text:p>#DIV/0 !</text:p>
          </table:table-cell>
          <table:table-cell table:formula="of:=AVERAGE(['Ant Colony Optimization'.CZ$2:.CZ$1000])" office:value-type="string" office:string-value="" calcext:value-type="error">
            <text:p>#DIV/0 !</text:p>
          </table:table-cell>
          <table:table-cell table:formula="of:=AVERAGE(['Ant Colony Optimization'.DA$2:.DA$1000])" office:value-type="string" office:string-value="" calcext:value-type="error">
            <text:p>#DIV/0 !</text:p>
          </table:table-cell>
          <table:table-cell table:formula="of:=AVERAGE(['Ant Colony Optimization'.DB$2:.DB$1000])" office:value-type="string" office:string-value="" calcext:value-type="error">
            <text:p>#DIV/0 !</text:p>
          </table:table-cell>
          <table:table-cell table:formula="of:=AVERAGE(['Ant Colony Optimization'.DC$2:.DC$1000])" office:value-type="string" office:string-value="" calcext:value-type="error">
            <text:p>#DIV/0 !</text:p>
          </table:table-cell>
          <table:table-cell table:formula="of:=AVERAGE(['Ant Colony Optimization'.DD$2:.DD$1000])" office:value-type="string" office:string-value="" calcext:value-type="error">
            <text:p>#DIV/0 !</text:p>
          </table:table-cell>
          <table:table-cell table:formula="of:=AVERAGE(['Ant Colony Optimization'.DE$2:.DE$1000])" office:value-type="string" office:string-value="" calcext:value-type="error">
            <text:p>#DIV/0 !</text:p>
          </table:table-cell>
          <table:table-cell table:formula="of:=AVERAGE(['Ant Colony Optimization'.DF$2:.DF$1000])" office:value-type="string" office:string-value="" calcext:value-type="error">
            <text:p>#DIV/0 !</text:p>
          </table:table-cell>
          <table:table-cell table:formula="of:=AVERAGE(['Ant Colony Optimization'.DG$2:.DG$1000])" office:value-type="string" office:string-value="" calcext:value-type="error">
            <text:p>#DIV/0 !</text:p>
          </table:table-cell>
          <table:table-cell table:formula="of:=AVERAGE(['Ant Colony Optimization'.DH$2:.DH$1000])" office:value-type="string" office:string-value="" calcext:value-type="error">
            <text:p>#DIV/0 !</text:p>
          </table:table-cell>
          <table:table-cell table:formula="of:=AVERAGE(['Ant Colony Optimization'.DI$2:.DI$1000])" office:value-type="string" office:string-value="" calcext:value-type="error">
            <text:p>#DIV/0 !</text:p>
          </table:table-cell>
          <table:table-cell table:formula="of:=AVERAGE(['Ant Colony Optimization'.DJ$2:.DJ$1000])" office:value-type="string" office:string-value="" calcext:value-type="error">
            <text:p>#DIV/0 !</text:p>
          </table:table-cell>
          <table:table-cell table:formula="of:=AVERAGE(['Ant Colony Optimization'.DK$2:.DK$1000])" office:value-type="string" office:string-value="" calcext:value-type="error">
            <text:p>#DIV/0 !</text:p>
          </table:table-cell>
          <table:table-cell table:formula="of:=AVERAGE(['Ant Colony Optimization'.DL$2:.DL$1000])" office:value-type="string" office:string-value="" calcext:value-type="error">
            <text:p>#DIV/0 !</text:p>
          </table:table-cell>
          <table:table-cell table:formula="of:=AVERAGE(['Ant Colony Optimization'.DM$2:.DM$1000])" office:value-type="string" office:string-value="" calcext:value-type="error">
            <text:p>#DIV/0 !</text:p>
          </table:table-cell>
          <table:table-cell table:formula="of:=AVERAGE(['Ant Colony Optimization'.DN$2:.DN$1000])" office:value-type="string" office:string-value="" calcext:value-type="error">
            <text:p>#DIV/0 !</text:p>
          </table:table-cell>
          <table:table-cell table:formula="of:=AVERAGE(['Ant Colony Optimization'.DO$2:.DO$1000])" office:value-type="string" office:string-value="" calcext:value-type="error">
            <text:p>#DIV/0 !</text:p>
          </table:table-cell>
          <table:table-cell table:formula="of:=AVERAGE(['Ant Colony Optimization'.DP$2:.DP$1000]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Bees algorithm</text:p>
          </table:table-cell>
          <table:table-cell table:formula="of:=AVERAGE(['Bees algorithm'.A2:.A1000])" office:value-type="float" office:value="1278.01612903226" calcext:value-type="float">
            <text:p>1278,0161290323</text:p>
          </table:table-cell>
          <table:table-cell table:formula="of:=AVERAGE(['Bees algorithm'.B2:.B1000])" office:value-type="float" office:value="1359" calcext:value-type="float">
            <text:p>1359</text:p>
          </table:table-cell>
          <table:table-cell table:formula="of:=AVERAGE(['Bees algorithm'.C2:.C1000])" office:value-type="float" office:value="1081" calcext:value-type="float">
            <text:p>1081</text:p>
          </table:table-cell>
          <table:table-cell table:formula="of:=AVERAGE(['Bees algorithm'.D2:.D1000])" office:value-type="float" office:value="1293" calcext:value-type="float">
            <text:p>1293</text:p>
          </table:table-cell>
          <table:table-cell table:formula="of:=AVERAGE(['Bees algorithm'.E2:.E1000])" office:value-type="float" office:value="1236.16666666667" calcext:value-type="float">
            <text:p>1236,1666666667</text:p>
          </table:table-cell>
          <table:table-cell table:formula="of:=AVERAGE(['Bees algorithm'.F2:.F1000])" office:value-type="float" office:value="1195" calcext:value-type="float">
            <text:p>1195</text:p>
          </table:table-cell>
          <table:table-cell table:formula="of:=AVERAGE(['Bees algorithm'.G2:.G1000])" office:value-type="float" office:value="1239" calcext:value-type="float">
            <text:p>1239</text:p>
          </table:table-cell>
          <table:table-cell table:formula="of:=AVERAGE(['Bees algorithm'.H2:.H1000])" office:value-type="float" office:value="1206" calcext:value-type="float">
            <text:p>1206</text:p>
          </table:table-cell>
          <table:table-cell table:formula="of:=AVERAGE(['Bees algorithm'.I2:.I1000])" office:value-type="float" office:value="1230" calcext:value-type="float">
            <text:p>1230</text:p>
          </table:table-cell>
          <table:table-cell table:formula="of:=AVERAGE(['Bees algorithm'.J2:.J1000])" office:value-type="float" office:value="1108" calcext:value-type="float">
            <text:p>1108</text:p>
          </table:table-cell>
          <table:table-cell table:formula="of:=AVERAGE(['Bees algorithm'.K2:.K1000])" office:value-type="float" office:value="1584.27419354839" calcext:value-type="float">
            <text:p>1584,2741935484</text:p>
          </table:table-cell>
          <table:table-cell table:formula="of:=AVERAGE(['Bees algorithm'.L2:.L1000])" office:value-type="float" office:value="1669" calcext:value-type="float">
            <text:p>1669</text:p>
          </table:table-cell>
          <table:table-cell table:formula="of:=AVERAGE(['Bees algorithm'.M2:.M1000])" office:value-type="float" office:value="1502.78571428571" calcext:value-type="float">
            <text:p>1502,7857142857</text:p>
          </table:table-cell>
          <table:table-cell table:formula="of:=AVERAGE(['Bees algorithm'.N2:.N1000])" office:value-type="float" office:value="1379.07142857143" calcext:value-type="float">
            <text:p>1379,0714285714</text:p>
          </table:table-cell>
          <table:table-cell table:formula="of:=AVERAGE(['Bees algorithm'.O2:.O1000])" office:value-type="float" office:value="1422.85714285714" calcext:value-type="float">
            <text:p>1422,8571428572</text:p>
          </table:table-cell>
          <table:table-cell table:formula="of:=AVERAGE(['Bees algorithm'.P2:.P1000])" office:value-type="float" office:value="1398.64285714286" calcext:value-type="float">
            <text:p>1398,6428571429</text:p>
          </table:table-cell>
          <table:table-cell table:formula="of:=AVERAGE(['Bees algorithm'.Q2:.Q1000])" office:value-type="float" office:value="1485.64285714286" calcext:value-type="float">
            <text:p>1485,6428571429</text:p>
          </table:table-cell>
          <table:table-cell table:formula="of:=AVERAGE(['Bees algorithm'.R2:.R1000])" office:value-type="float" office:value="1545.78571428571" calcext:value-type="float">
            <text:p>1545,7857142857</text:p>
          </table:table-cell>
          <table:table-cell table:formula="of:=AVERAGE(['Bees algorithm'.S2:.S1000])" office:value-type="float" office:value="1596.57142857143" calcext:value-type="float">
            <text:p>1596,5714285714</text:p>
          </table:table-cell>
          <table:table-cell table:formula="of:=AVERAGE(['Bees algorithm'.T2:.T1000])" office:value-type="float" office:value="1597.28571428571" calcext:value-type="float">
            <text:p>1597,2857142857</text:p>
          </table:table-cell>
          <table:table-cell table:formula="of:=AVERAGE(['Bees algorithm'.U2:.U1000])" office:value-type="float" office:value="2306.99193548387" calcext:value-type="float">
            <text:p>2306,9919354839</text:p>
          </table:table-cell>
          <table:table-cell table:formula="of:=AVERAGE(['Bees algorithm'.V2:.V1000])" office:value-type="float" office:value="2104.5" calcext:value-type="float">
            <text:p>2104,5</text:p>
          </table:table-cell>
          <table:table-cell table:formula="of:=AVERAGE(['Bees algorithm'.W2:.W1000])" office:value-type="float" office:value="2335.25" calcext:value-type="float">
            <text:p>2335,25</text:p>
          </table:table-cell>
          <table:table-cell table:formula="of:=AVERAGE(['Bees algorithm'.X2:.X1000])" office:value-type="float" office:value="2230.25" calcext:value-type="float">
            <text:p>2230,25</text:p>
          </table:table-cell>
          <table:table-cell table:formula="of:=AVERAGE(['Bees algorithm'.Y2:.Y1000])" office:value-type="float" office:value="2301.75" calcext:value-type="float">
            <text:p>2301,75</text:p>
          </table:table-cell>
          <table:table-cell table:formula="of:=AVERAGE(['Bees algorithm'.Z2:.Z1000])" office:value-type="float" office:value="2231.5" calcext:value-type="float">
            <text:p>2231,5</text:p>
          </table:table-cell>
          <table:table-cell table:formula="of:=AVERAGE(['Bees algorithm'.AA2:.AA1000])" office:value-type="float" office:value="2281.75" calcext:value-type="float">
            <text:p>2281,75</text:p>
          </table:table-cell>
          <table:table-cell table:formula="of:=AVERAGE(['Bees algorithm'.AB2:.AB1000])" office:value-type="float" office:value="2213.25" calcext:value-type="float">
            <text:p>2213,25</text:p>
          </table:table-cell>
          <table:table-cell table:formula="of:=AVERAGE(['Bees algorithm'.AC2:.AC1000])" office:value-type="float" office:value="2242.25" calcext:value-type="float">
            <text:p>2242,25</text:p>
          </table:table-cell>
          <table:table-cell table:formula="of:=AVERAGE(['Bees algorithm'.AD2:.AD1000])" office:value-type="float" office:value="2187.25" calcext:value-type="float">
            <text:p>2187,25</text:p>
          </table:table-cell>
          <table:table-cell table:formula="of:=AVERAGE(['Bees algorithm'.AE2:.AE1000])" office:value-type="float" office:value="2725.64516129032" calcext:value-type="float">
            <text:p>2725,6451612903</text:p>
          </table:table-cell>
          <table:table-cell table:formula="of:=AVERAGE(['Bees algorithm'.AF2:.AF1000])" office:value-type="float" office:value="2843" calcext:value-type="float">
            <text:p>2843</text:p>
          </table:table-cell>
          <table:table-cell table:formula="of:=AVERAGE(['Bees algorithm'.AG2:.AG1000])" office:value-type="float" office:value="2627.5" calcext:value-type="float">
            <text:p>2627,5</text:p>
          </table:table-cell>
          <table:table-cell table:formula="of:=AVERAGE(['Bees algorithm'.AH2:.AH1000])" office:value-type="float" office:value="2765.75" calcext:value-type="float">
            <text:p>2765,75</text:p>
          </table:table-cell>
          <table:table-cell table:formula="of:=AVERAGE(['Bees algorithm'.AI2:.AI1000])" office:value-type="float" office:value="2863.5" calcext:value-type="float">
            <text:p>2863,5</text:p>
          </table:table-cell>
          <table:table-cell table:formula="of:=AVERAGE(['Bees algorithm'.AJ2:.AJ1000])" office:value-type="float" office:value="2832.75" calcext:value-type="float">
            <text:p>2832,75</text:p>
          </table:table-cell>
          <table:table-cell table:formula="of:=AVERAGE(['Bees algorithm'.AK2:.AK1000])" office:value-type="float" office:value="2732.5" calcext:value-type="float">
            <text:p>2732,5</text:p>
          </table:table-cell>
          <table:table-cell table:formula="of:=AVERAGE(['Bees algorithm'.AL2:.AL1000])" office:value-type="float" office:value="2703.75" calcext:value-type="float">
            <text:p>2703,75</text:p>
          </table:table-cell>
          <table:table-cell table:formula="of:=AVERAGE(['Bees algorithm'.AM2:.AM1000])" office:value-type="float" office:value="2562.25" calcext:value-type="float">
            <text:p>2562,25</text:p>
          </table:table-cell>
          <table:table-cell table:formula="of:=AVERAGE(['Bees algorithm'.AN2:.AN1000])" office:value-type="float" office:value="2782" calcext:value-type="float">
            <text:p>2782</text:p>
          </table:table-cell>
          <table:table-cell table:formula="of:=AVERAGE(['Bees algorithm'.AO2:.AO1000])" office:value-type="float" office:value="3122.91935483871" calcext:value-type="float">
            <text:p>3122,9193548387</text:p>
          </table:table-cell>
          <table:table-cell table:formula="of:=AVERAGE(['Bees algorithm'.AP2:.AP1000])" office:value-type="float" office:value="3016" calcext:value-type="float">
            <text:p>3016</text:p>
          </table:table-cell>
          <table:table-cell table:formula="of:=AVERAGE(['Bees algorithm'.AQ2:.AQ1000])" office:value-type="float" office:value="2986" calcext:value-type="float">
            <text:p>2986</text:p>
          </table:table-cell>
          <table:table-cell table:formula="of:=AVERAGE(['Bees algorithm'.AR2:.AR1000])" office:value-type="float" office:value="3151" calcext:value-type="float">
            <text:p>3151</text:p>
          </table:table-cell>
          <table:table-cell table:formula="of:=AVERAGE(['Bees algorithm'.AS2:.AS1000])" office:value-type="float" office:value="3156" calcext:value-type="float">
            <text:p>3156</text:p>
          </table:table-cell>
          <table:table-cell table:formula="of:=AVERAGE(['Bees algorithm'.AT2:.AT1000])" office:value-type="float" office:value="3144" calcext:value-type="float">
            <text:p>3144</text:p>
          </table:table-cell>
          <table:table-cell table:formula="of:=AVERAGE(['Bees algorithm'.AU2:.AU1000])" office:value-type="float" office:value="3212" calcext:value-type="float">
            <text:p>3212</text:p>
          </table:table-cell>
          <table:table-cell table:formula="of:=AVERAGE(['Bees algorithm'.AV2:.AV1000])" office:value-type="float" office:value="3123" calcext:value-type="float">
            <text:p>3123</text:p>
          </table:table-cell>
          <table:table-cell table:formula="of:=AVERAGE(['Bees algorithm'.AW2:.AW1000])" office:value-type="float" office:value="3002" calcext:value-type="float">
            <text:p>3002</text:p>
          </table:table-cell>
          <table:table-cell table:formula="of:=AVERAGE(['Bees algorithm'.AX2:.AX1000])" office:value-type="float" office:value="3211.75" calcext:value-type="float">
            <text:p>3211,75</text:p>
          </table:table-cell>
          <table:table-cell table:formula="of:=AVERAGE(['Bees algorithm'.AY2:.AY1000])" office:value-type="float" office:value="4079.16129032258" calcext:value-type="float">
            <text:p>4079,1612903226</text:p>
          </table:table-cell>
          <table:table-cell table:formula="of:=AVERAGE(['Bees algorithm'.AZ2:.AZ1000])" office:value-type="float" office:value="3921" calcext:value-type="float">
            <text:p>3921</text:p>
          </table:table-cell>
          <table:table-cell table:formula="of:=AVERAGE(['Bees algorithm'.BA2:.BA1000])" office:value-type="float" office:value="3927" calcext:value-type="float">
            <text:p>3927</text:p>
          </table:table-cell>
          <table:table-cell table:formula="of:=AVERAGE(['Bees algorithm'.BB2:.BB1000])" office:value-type="float" office:value="3969" calcext:value-type="float">
            <text:p>3969</text:p>
          </table:table-cell>
          <table:table-cell table:formula="of:=AVERAGE(['Bees algorithm'.BC2:.BC1000])" office:value-type="float" office:value="3835" calcext:value-type="float">
            <text:p>3835</text:p>
          </table:table-cell>
          <table:table-cell table:formula="of:=AVERAGE(['Bees algorithm'.BD2:.BD1000])" office:value-type="float" office:value="3914" calcext:value-type="float">
            <text:p>3914</text:p>
          </table:table-cell>
          <table:table-cell table:formula="of:=AVERAGE(['Bees algorithm'.BE2:.BE1000])" office:value-type="float" office:value="3952" calcext:value-type="float">
            <text:p>3952</text:p>
          </table:table-cell>
          <table:table-cell table:formula="of:=AVERAGE(['Bees algorithm'.BF2:.BF1000])" office:value-type="float" office:value="3938" calcext:value-type="float">
            <text:p>3938</text:p>
          </table:table-cell>
          <table:table-cell table:formula="of:=AVERAGE(['Bees algorithm'.BG2:.BG1000])" office:value-type="float" office:value="3952" calcext:value-type="float">
            <text:p>3952</text:p>
          </table:table-cell>
          <table:table-cell table:formula="of:=AVERAGE(['Bees algorithm'.BH2:.BH1000])" office:value-type="float" office:value="4061.5" calcext:value-type="float">
            <text:p>4061,5</text:p>
          </table:table-cell>
          <table:table-cell table:formula="of:=AVERAGE(['Bees algorithm'.BI2:.BI1000])" office:value-type="string" office:string-value="" calcext:value-type="error">
            <text:p>#DIV/0 !</text:p>
          </table:table-cell>
          <table:table-cell table:formula="of:=AVERAGE(['Bees algorithm'.BJ2:.BJ1000])" office:value-type="string" office:string-value="" calcext:value-type="error">
            <text:p>#DIV/0 !</text:p>
          </table:table-cell>
          <table:table-cell table:formula="of:=AVERAGE(['Bees algorithm'.BK2:.BK1000])" office:value-type="string" office:string-value="" calcext:value-type="error">
            <text:p>#DIV/0 !</text:p>
          </table:table-cell>
          <table:table-cell table:formula="of:=AVERAGE(['Bees algorithm'.BL2:.BL1000])" office:value-type="string" office:string-value="" calcext:value-type="error">
            <text:p>#DIV/0 !</text:p>
          </table:table-cell>
          <table:table-cell table:formula="of:=AVERAGE(['Bees algorithm'.BM2:.BM1000])" office:value-type="string" office:string-value="" calcext:value-type="error">
            <text:p>#DIV/0 !</text:p>
          </table:table-cell>
          <table:table-cell table:formula="of:=AVERAGE(['Bees algorithm'.BN2:.BN1000])" office:value-type="string" office:string-value="" calcext:value-type="error">
            <text:p>#DIV/0 !</text:p>
          </table:table-cell>
          <table:table-cell table:formula="of:=AVERAGE(['Bees algorithm'.BO2:.BO1000])" office:value-type="string" office:string-value="" calcext:value-type="error">
            <text:p>#DIV/0 !</text:p>
          </table:table-cell>
          <table:table-cell table:formula="of:=AVERAGE(['Bees algorithm'.BP2:.BP1000])" office:value-type="string" office:string-value="" calcext:value-type="error">
            <text:p>#DIV/0 !</text:p>
          </table:table-cell>
          <table:table-cell table:formula="of:=AVERAGE(['Bees algorithm'.BQ2:.BQ1000])" office:value-type="string" office:string-value="" calcext:value-type="error">
            <text:p>#DIV/0 !</text:p>
          </table:table-cell>
          <table:table-cell table:formula="of:=AVERAGE(['Bees algorithm'.BR2:.BR1000])" office:value-type="string" office:string-value="" calcext:value-type="error">
            <text:p>#DIV/0 !</text:p>
          </table:table-cell>
          <table:table-cell table:formula="of:=AVERAGE(['Bees algorithm'.BS2:.BS1000])" office:value-type="string" office:string-value="" calcext:value-type="error">
            <text:p>#DIV/0 !</text:p>
          </table:table-cell>
          <table:table-cell table:formula="of:=AVERAGE(['Bees algorithm'.BT2:.BT1000])" office:value-type="string" office:string-value="" calcext:value-type="error">
            <text:p>#DIV/0 !</text:p>
          </table:table-cell>
          <table:table-cell table:formula="of:=AVERAGE(['Bees algorithm'.BU2:.BU1000])" office:value-type="string" office:string-value="" calcext:value-type="error">
            <text:p>#DIV/0 !</text:p>
          </table:table-cell>
          <table:table-cell table:formula="of:=AVERAGE(['Bees algorithm'.BV2:.BV1000])" office:value-type="string" office:string-value="" calcext:value-type="error">
            <text:p>#DIV/0 !</text:p>
          </table:table-cell>
          <table:table-cell table:formula="of:=AVERAGE(['Bees algorithm'.BW2:.BW1000])" office:value-type="string" office:string-value="" calcext:value-type="error">
            <text:p>#DIV/0 !</text:p>
          </table:table-cell>
          <table:table-cell table:formula="of:=AVERAGE(['Bees algorithm'.BX2:.BX1000])" office:value-type="string" office:string-value="" calcext:value-type="error">
            <text:p>#DIV/0 !</text:p>
          </table:table-cell>
          <table:table-cell table:formula="of:=AVERAGE(['Bees algorithm'.BY2:.BY1000])" office:value-type="string" office:string-value="" calcext:value-type="error">
            <text:p>#DIV/0 !</text:p>
          </table:table-cell>
          <table:table-cell table:formula="of:=AVERAGE(['Bees algorithm'.BZ2:.BZ1000])" office:value-type="string" office:string-value="" calcext:value-type="error">
            <text:p>#DIV/0 !</text:p>
          </table:table-cell>
          <table:table-cell table:formula="of:=AVERAGE(['Bees algorithm'.CA2:.CA1000])" office:value-type="string" office:string-value="" calcext:value-type="error">
            <text:p>#DIV/0 !</text:p>
          </table:table-cell>
          <table:table-cell table:formula="of:=AVERAGE(['Bees algorithm'.CB2:.CB1000])" office:value-type="string" office:string-value="" calcext:value-type="error">
            <text:p>#DIV/0 !</text:p>
          </table:table-cell>
          <table:table-cell table:formula="of:=AVERAGE(['Bees algorithm'.CC2:.CC1000])" office:value-type="string" office:string-value="" calcext:value-type="error">
            <text:p>#DIV/0 !</text:p>
          </table:table-cell>
          <table:table-cell table:formula="of:=AVERAGE(['Bees algorithm'.CD2:.CD1000])" office:value-type="string" office:string-value="" calcext:value-type="error">
            <text:p>#DIV/0 !</text:p>
          </table:table-cell>
          <table:table-cell table:formula="of:=AVERAGE(['Bees algorithm'.CE2:.CE1000])" office:value-type="string" office:string-value="" calcext:value-type="error">
            <text:p>#DIV/0 !</text:p>
          </table:table-cell>
          <table:table-cell table:formula="of:=AVERAGE(['Bees algorithm'.CF2:.CF1000])" office:value-type="string" office:string-value="" calcext:value-type="error">
            <text:p>#DIV/0 !</text:p>
          </table:table-cell>
          <table:table-cell table:formula="of:=AVERAGE(['Bees algorithm'.CG2:.CG1000])" office:value-type="string" office:string-value="" calcext:value-type="error">
            <text:p>#DIV/0 !</text:p>
          </table:table-cell>
          <table:table-cell table:formula="of:=AVERAGE(['Bees algorithm'.CH2:.CH1000])" office:value-type="string" office:string-value="" calcext:value-type="error">
            <text:p>#DIV/0 !</text:p>
          </table:table-cell>
          <table:table-cell table:formula="of:=AVERAGE(['Bees algorithm'.CI2:.CI1000])" office:value-type="string" office:string-value="" calcext:value-type="error">
            <text:p>#DIV/0 !</text:p>
          </table:table-cell>
          <table:table-cell table:formula="of:=AVERAGE(['Bees algorithm'.CJ2:.CJ1000])" office:value-type="string" office:string-value="" calcext:value-type="error">
            <text:p>#DIV/0 !</text:p>
          </table:table-cell>
          <table:table-cell table:formula="of:=AVERAGE(['Bees algorithm'.CK2:.CK1000])" office:value-type="string" office:string-value="" calcext:value-type="error">
            <text:p>#DIV/0 !</text:p>
          </table:table-cell>
          <table:table-cell table:formula="of:=AVERAGE(['Bees algorithm'.CL2:.CL1000])" office:value-type="string" office:string-value="" calcext:value-type="error">
            <text:p>#DIV/0 !</text:p>
          </table:table-cell>
          <table:table-cell table:formula="of:=AVERAGE(['Bees algorithm'.CM2:.CM1000])" office:value-type="string" office:string-value="" calcext:value-type="error">
            <text:p>#DIV/0 !</text:p>
          </table:table-cell>
          <table:table-cell table:formula="of:=AVERAGE(['Bees algorithm'.CN2:.CN1000])" office:value-type="string" office:string-value="" calcext:value-type="error">
            <text:p>#DIV/0 !</text:p>
          </table:table-cell>
          <table:table-cell table:formula="of:=AVERAGE(['Bees algorithm'.CO2:.CO1000])" office:value-type="string" office:string-value="" calcext:value-type="error">
            <text:p>#DIV/0 !</text:p>
          </table:table-cell>
          <table:table-cell table:formula="of:=AVERAGE(['Bees algorithm'.CP2:.CP1000])" office:value-type="string" office:string-value="" calcext:value-type="error">
            <text:p>#DIV/0 !</text:p>
          </table:table-cell>
          <table:table-cell table:formula="of:=AVERAGE(['Bees algorithm'.CQ2:.CQ1000])" office:value-type="string" office:string-value="" calcext:value-type="error">
            <text:p>#DIV/0 !</text:p>
          </table:table-cell>
          <table:table-cell table:formula="of:=AVERAGE(['Bees algorithm'.CR2:.CR1000])" office:value-type="string" office:string-value="" calcext:value-type="error">
            <text:p>#DIV/0 !</text:p>
          </table:table-cell>
          <table:table-cell table:formula="of:=AVERAGE(['Bees algorithm'.CS2:.CS1000])" office:value-type="string" office:string-value="" calcext:value-type="error">
            <text:p>#DIV/0 !</text:p>
          </table:table-cell>
          <table:table-cell table:formula="of:=AVERAGE(['Bees algorithm'.CT2:.CT1000])" office:value-type="string" office:string-value="" calcext:value-type="error">
            <text:p>#DIV/0 !</text:p>
          </table:table-cell>
          <table:table-cell table:formula="of:=AVERAGE(['Bees algorithm'.CU2:.CU1000])" office:value-type="string" office:string-value="" calcext:value-type="error">
            <text:p>#DIV/0 !</text:p>
          </table:table-cell>
          <table:table-cell table:formula="of:=AVERAGE(['Bees algorithm'.CV2:.CV1000])" office:value-type="string" office:string-value="" calcext:value-type="error">
            <text:p>#DIV/0 !</text:p>
          </table:table-cell>
          <table:table-cell table:formula="of:=AVERAGE(['Bees algorithm'.CW2:.CW1000])" office:value-type="string" office:string-value="" calcext:value-type="error">
            <text:p>#DIV/0 !</text:p>
          </table:table-cell>
          <table:table-cell table:formula="of:=AVERAGE(['Bees algorithm'.CX2:.CX1000])" office:value-type="string" office:string-value="" calcext:value-type="error">
            <text:p>#DIV/0 !</text:p>
          </table:table-cell>
          <table:table-cell table:formula="of:=AVERAGE(['Bees algorithm'.CY2:.CY1000])" office:value-type="string" office:string-value="" calcext:value-type="error">
            <text:p>#DIV/0 !</text:p>
          </table:table-cell>
          <table:table-cell table:formula="of:=AVERAGE(['Bees algorithm'.CZ2:.CZ1000])" office:value-type="string" office:string-value="" calcext:value-type="error">
            <text:p>#DIV/0 !</text:p>
          </table:table-cell>
          <table:table-cell table:formula="of:=AVERAGE(['Bees algorithm'.DA2:.DA1000])" office:value-type="string" office:string-value="" calcext:value-type="error">
            <text:p>#DIV/0 !</text:p>
          </table:table-cell>
          <table:table-cell table:formula="of:=AVERAGE(['Bees algorithm'.DB2:.DB1000])" office:value-type="string" office:string-value="" calcext:value-type="error">
            <text:p>#DIV/0 !</text:p>
          </table:table-cell>
          <table:table-cell table:formula="of:=AVERAGE(['Bees algorithm'.DC2:.DC1000])" office:value-type="string" office:string-value="" calcext:value-type="error">
            <text:p>#DIV/0 !</text:p>
          </table:table-cell>
          <table:table-cell table:formula="of:=AVERAGE(['Bees algorithm'.DD2:.DD1000])" office:value-type="string" office:string-value="" calcext:value-type="error">
            <text:p>#DIV/0 !</text:p>
          </table:table-cell>
          <table:table-cell table:formula="of:=AVERAGE(['Bees algorithm'.DE2:.DE1000])" office:value-type="string" office:string-value="" calcext:value-type="error">
            <text:p>#DIV/0 !</text:p>
          </table:table-cell>
          <table:table-cell table:formula="of:=AVERAGE(['Bees algorithm'.DF2:.DF1000])" office:value-type="string" office:string-value="" calcext:value-type="error">
            <text:p>#DIV/0 !</text:p>
          </table:table-cell>
          <table:table-cell table:formula="of:=AVERAGE(['Bees algorithm'.DG2:.DG1000])" office:value-type="string" office:string-value="" calcext:value-type="error">
            <text:p>#DIV/0 !</text:p>
          </table:table-cell>
          <table:table-cell table:formula="of:=AVERAGE(['Bees algorithm'.DH2:.DH1000])" office:value-type="string" office:string-value="" calcext:value-type="error">
            <text:p>#DIV/0 !</text:p>
          </table:table-cell>
          <table:table-cell table:formula="of:=AVERAGE(['Bees algorithm'.DI2:.DI1000])" office:value-type="string" office:string-value="" calcext:value-type="error">
            <text:p>#DIV/0 !</text:p>
          </table:table-cell>
          <table:table-cell table:formula="of:=AVERAGE(['Bees algorithm'.DJ2:.DJ1000])" office:value-type="string" office:string-value="" calcext:value-type="error">
            <text:p>#DIV/0 !</text:p>
          </table:table-cell>
          <table:table-cell table:formula="of:=AVERAGE(['Bees algorithm'.DK2:.DK1000])" office:value-type="string" office:string-value="" calcext:value-type="error">
            <text:p>#DIV/0 !</text:p>
          </table:table-cell>
          <table:table-cell table:formula="of:=AVERAGE(['Bees algorithm'.DL2:.DL1000])" office:value-type="string" office:string-value="" calcext:value-type="error">
            <text:p>#DIV/0 !</text:p>
          </table:table-cell>
          <table:table-cell table:formula="of:=AVERAGE(['Bees algorithm'.DM2:.DM1000])" office:value-type="string" office:string-value="" calcext:value-type="error">
            <text:p>#DIV/0 !</text:p>
          </table:table-cell>
          <table:table-cell table:formula="of:=AVERAGE(['Bees algorithm'.DN2:.DN1000])" office:value-type="string" office:string-value="" calcext:value-type="error">
            <text:p>#DIV/0 !</text:p>
          </table:table-cell>
          <table:table-cell table:formula="of:=AVERAGE(['Bees algorithm'.DO2:.DO1000])" office:value-type="string" office:string-value="" calcext:value-type="error">
            <text:p>#DIV/0 !</text:p>
          </table:table-cell>
          <table:table-cell table:formula="of:=AVERAGE(['Bees algorithm'.DP2:.DP1000]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Genetic</text:p>
          </table:table-cell>
          <table:table-cell table:formula="of:=AVERAGE([Genetic.A2:.A1000])" office:value-type="float" office:value="1279.41176470588" calcext:value-type="float">
            <text:p>1279,4117647059</text:p>
          </table:table-cell>
          <table:table-cell table:formula="of:=AVERAGE([Genetic.B2:.B1000])" office:value-type="float" office:value="1360.33333333333" calcext:value-type="float">
            <text:p>1360,3333333333</text:p>
          </table:table-cell>
          <table:table-cell table:formula="of:=AVERAGE([Genetic.C2:.C1000])" office:value-type="float" office:value="1084.5" calcext:value-type="float">
            <text:p>1084,5</text:p>
          </table:table-cell>
          <table:table-cell table:formula="of:=AVERAGE([Genetic.D2:.D1000])" office:value-type="float" office:value="1299.27777777778" calcext:value-type="float">
            <text:p>1299,2777777778</text:p>
          </table:table-cell>
          <table:table-cell table:formula="of:=AVERAGE([Genetic.E2:.E1000])" office:value-type="float" office:value="1244.16666666667" calcext:value-type="float">
            <text:p>1244,1666666667</text:p>
          </table:table-cell>
          <table:table-cell table:formula="of:=AVERAGE([Genetic.F2:.F1000])" office:value-type="float" office:value="1204.07142857143" calcext:value-type="float">
            <text:p>1204,0714285714</text:p>
          </table:table-cell>
          <table:table-cell table:formula="of:=AVERAGE([Genetic.G2:.G1000])" office:value-type="float" office:value="1251" calcext:value-type="float">
            <text:p>1251</text:p>
          </table:table-cell>
          <table:table-cell table:formula="of:=AVERAGE([Genetic.H2:.H1000])" office:value-type="float" office:value="1206" calcext:value-type="float">
            <text:p>1206</text:p>
          </table:table-cell>
          <table:table-cell table:formula="of:=AVERAGE([Genetic.I2:.I1000])" office:value-type="float" office:value="1241.78571428571" calcext:value-type="float">
            <text:p>1241,7857142857</text:p>
          </table:table-cell>
          <table:table-cell table:formula="of:=AVERAGE([Genetic.J2:.J1000])" office:value-type="float" office:value="1121.64285714286" calcext:value-type="float">
            <text:p>1121,6428571429</text:p>
          </table:table-cell>
          <table:table-cell table:formula="of:=AVERAGE([Genetic.K2:.K1000])" office:value-type="float" office:value="1586.79411764706" calcext:value-type="float">
            <text:p>1586,7941176471</text:p>
          </table:table-cell>
          <table:table-cell table:formula="of:=AVERAGE([Genetic.L2:.L1000])" office:value-type="float" office:value="1680.28571428571" calcext:value-type="float">
            <text:p>1680,2857142857</text:p>
          </table:table-cell>
          <table:table-cell table:formula="of:=AVERAGE([Genetic.M2:.M1000])" office:value-type="float" office:value="1505.21428571429" calcext:value-type="float">
            <text:p>1505,2142857143</text:p>
          </table:table-cell>
          <table:table-cell table:formula="of:=AVERAGE([Genetic.N2:.N1000])" office:value-type="float" office:value="1396.64285714286" calcext:value-type="float">
            <text:p>1396,6428571429</text:p>
          </table:table-cell>
          <table:table-cell table:formula="of:=AVERAGE([Genetic.O2:.O1000])" office:value-type="float" office:value="1429.85714285714" calcext:value-type="float">
            <text:p>1429,8571428572</text:p>
          </table:table-cell>
          <table:table-cell table:formula="of:=AVERAGE([Genetic.P2:.P1000])" office:value-type="float" office:value="1410.71428571429" calcext:value-type="float">
            <text:p>1410,7142857143</text:p>
          </table:table-cell>
          <table:table-cell table:formula="of:=AVERAGE([Genetic.Q2:.Q1000])" office:value-type="float" office:value="1510.64285714286" calcext:value-type="float">
            <text:p>1510,6428571429</text:p>
          </table:table-cell>
          <table:table-cell table:formula="of:=AVERAGE([Genetic.R2:.R1000])" office:value-type="float" office:value="1554" calcext:value-type="float">
            <text:p>1554</text:p>
          </table:table-cell>
          <table:table-cell table:formula="of:=AVERAGE([Genetic.S2:.S1000])" office:value-type="float" office:value="1600.92857142857" calcext:value-type="float">
            <text:p>1600,9285714286</text:p>
          </table:table-cell>
          <table:table-cell table:formula="of:=AVERAGE([Genetic.T2:.T1000])" office:value-type="float" office:value="1609.28571428571" calcext:value-type="float">
            <text:p>1609,2857142857</text:p>
          </table:table-cell>
          <table:table-cell table:formula="of:=AVERAGE([Genetic.U2:.U1000])" office:value-type="float" office:value="2314.88235294118" calcext:value-type="float">
            <text:p>2314,8823529412</text:p>
          </table:table-cell>
          <table:table-cell table:formula="of:=AVERAGE([Genetic.V2:.V1000])" office:value-type="float" office:value="2114.5" calcext:value-type="float">
            <text:p>2114,5</text:p>
          </table:table-cell>
          <table:table-cell table:formula="of:=AVERAGE([Genetic.W2:.W1000])" office:value-type="float" office:value="2347.25" calcext:value-type="float">
            <text:p>2347,25</text:p>
          </table:table-cell>
          <table:table-cell table:formula="of:=AVERAGE([Genetic.X2:.X1000])" office:value-type="float" office:value="2238" calcext:value-type="float">
            <text:p>2238</text:p>
          </table:table-cell>
          <table:table-cell table:formula="of:=AVERAGE([Genetic.Y2:.Y1000])" office:value-type="float" office:value="2308.75" calcext:value-type="float">
            <text:p>2308,75</text:p>
          </table:table-cell>
          <table:table-cell table:formula="of:=AVERAGE([Genetic.Z2:.Z1000])" office:value-type="float" office:value="2241.75" calcext:value-type="float">
            <text:p>2241,75</text:p>
          </table:table-cell>
          <table:table-cell table:formula="of:=AVERAGE([Genetic.AA2:.AA1000])" office:value-type="float" office:value="2290.75" calcext:value-type="float">
            <text:p>2290,75</text:p>
          </table:table-cell>
          <table:table-cell table:formula="of:=AVERAGE([Genetic.AB2:.AB1000])" office:value-type="float" office:value="2218.5" calcext:value-type="float">
            <text:p>2218,5</text:p>
          </table:table-cell>
          <table:table-cell table:formula="of:=AVERAGE([Genetic.AC2:.AC1000])" office:value-type="float" office:value="2247.5" calcext:value-type="float">
            <text:p>2247,5</text:p>
          </table:table-cell>
          <table:table-cell table:formula="of:=AVERAGE([Genetic.AD2:.AD1000])" office:value-type="float" office:value="2195.25" calcext:value-type="float">
            <text:p>2195,25</text:p>
          </table:table-cell>
          <table:table-cell table:formula="of:=AVERAGE([Genetic.AE2:.AE1000])" office:value-type="float" office:value="2728.81617647059" calcext:value-type="float">
            <text:p>2728,8161764706</text:p>
          </table:table-cell>
          <table:table-cell table:formula="of:=AVERAGE([Genetic.AF2:.AF1000])" office:value-type="float" office:value="2841" calcext:value-type="float">
            <text:p>2841</text:p>
          </table:table-cell>
          <table:table-cell table:formula="of:=AVERAGE([Genetic.AG2:.AG1000])" office:value-type="float" office:value="2638.25" calcext:value-type="float">
            <text:p>2638,25</text:p>
          </table:table-cell>
          <table:table-cell table:formula="of:=AVERAGE([Genetic.AH2:.AH1000])" office:value-type="float" office:value="2776.5" calcext:value-type="float">
            <text:p>2776,5</text:p>
          </table:table-cell>
          <table:table-cell table:formula="of:=AVERAGE([Genetic.AI2:.AI1000])" office:value-type="float" office:value="2864" calcext:value-type="float">
            <text:p>2864</text:p>
          </table:table-cell>
          <table:table-cell table:formula="of:=AVERAGE([Genetic.AJ2:.AJ1000])" office:value-type="float" office:value="2836" calcext:value-type="float">
            <text:p>2836</text:p>
          </table:table-cell>
          <table:table-cell table:formula="of:=AVERAGE([Genetic.AK2:.AK1000])" office:value-type="float" office:value="2737.25" calcext:value-type="float">
            <text:p>2737,25</text:p>
          </table:table-cell>
          <table:table-cell table:formula="of:=AVERAGE([Genetic.AL2:.AL1000])" office:value-type="float" office:value="2690.25" calcext:value-type="float">
            <text:p>2690,25</text:p>
          </table:table-cell>
          <table:table-cell table:formula="of:=AVERAGE([Genetic.AM2:.AM1000])" office:value-type="float" office:value="2565.25" calcext:value-type="float">
            <text:p>2565,25</text:p>
          </table:table-cell>
          <table:table-cell table:formula="of:=AVERAGE([Genetic.AN2:.AN1000])" office:value-type="float" office:value="2789" calcext:value-type="float">
            <text:p>2789</text:p>
          </table:table-cell>
          <table:table-cell table:formula="of:=AVERAGE([Genetic.AO2:.AO1000])" office:value-type="float" office:value="3096.54411764706" calcext:value-type="float">
            <text:p>3096,5441176471</text:p>
          </table:table-cell>
          <table:table-cell table:formula="of:=AVERAGE([Genetic.AP2:.AP1000])" office:value-type="float" office:value="2946.25" calcext:value-type="float">
            <text:p>2946,25</text:p>
          </table:table-cell>
          <table:table-cell table:formula="of:=AVERAGE([Genetic.AQ2:.AQ1000])" office:value-type="float" office:value="2942.25" calcext:value-type="float">
            <text:p>2942,25</text:p>
          </table:table-cell>
          <table:table-cell table:formula="of:=AVERAGE([Genetic.AR2:.AR1000])" office:value-type="float" office:value="3112" calcext:value-type="float">
            <text:p>3112</text:p>
          </table:table-cell>
          <table:table-cell table:formula="of:=AVERAGE([Genetic.AS2:.AS1000])" office:value-type="float" office:value="3039.25" calcext:value-type="float">
            <text:p>3039,25</text:p>
          </table:table-cell>
          <table:table-cell table:formula="of:=AVERAGE([Genetic.AT2:.AT1000])" office:value-type="float" office:value="3155.75" calcext:value-type="float">
            <text:p>3155,75</text:p>
          </table:table-cell>
          <table:table-cell table:formula="of:=AVERAGE([Genetic.AU2:.AU1000])" office:value-type="float" office:value="3203.5" calcext:value-type="float">
            <text:p>3203,5</text:p>
          </table:table-cell>
          <table:table-cell table:formula="of:=AVERAGE([Genetic.AV2:.AV1000])" office:value-type="float" office:value="3081.75" calcext:value-type="float">
            <text:p>3081,75</text:p>
          </table:table-cell>
          <table:table-cell table:formula="of:=AVERAGE([Genetic.AW2:.AW1000])" office:value-type="float" office:value="2951" calcext:value-type="float">
            <text:p>2951</text:p>
          </table:table-cell>
          <table:table-cell table:formula="of:=AVERAGE([Genetic.AX2:.AX1000])" office:value-type="float" office:value="3196" calcext:value-type="float">
            <text:p>3196</text:p>
          </table:table-cell>
          <table:table-cell table:formula="of:=AVERAGE([Genetic.AY2:.AY1000])" office:value-type="float" office:value="4000.53676470588" calcext:value-type="float">
            <text:p>4000,5367647059</text:p>
          </table:table-cell>
          <table:table-cell table:formula="of:=AVERAGE([Genetic.AZ2:.AZ1000])" office:value-type="float" office:value="3849.75" calcext:value-type="float">
            <text:p>3849,75</text:p>
          </table:table-cell>
          <table:table-cell table:formula="of:=AVERAGE([Genetic.BA2:.BA1000])" office:value-type="float" office:value="3842.75" calcext:value-type="float">
            <text:p>3842,75</text:p>
          </table:table-cell>
          <table:table-cell table:formula="of:=AVERAGE([Genetic.BB2:.BB1000])" office:value-type="float" office:value="3909.75" calcext:value-type="float">
            <text:p>3909,75</text:p>
          </table:table-cell>
          <table:table-cell table:formula="of:=AVERAGE([Genetic.BC2:.BC1000])" office:value-type="float" office:value="3771.75" calcext:value-type="float">
            <text:p>3771,75</text:p>
          </table:table-cell>
          <table:table-cell table:formula="of:=AVERAGE([Genetic.BD2:.BD1000])" office:value-type="float" office:value="3837" calcext:value-type="float">
            <text:p>3837</text:p>
          </table:table-cell>
          <table:table-cell table:formula="of:=AVERAGE([Genetic.BE2:.BE1000])" office:value-type="float" office:value="3869" calcext:value-type="float">
            <text:p>3869</text:p>
          </table:table-cell>
          <table:table-cell table:formula="of:=AVERAGE([Genetic.BF2:.BF1000])" office:value-type="float" office:value="3868" calcext:value-type="float">
            <text:p>3868</text:p>
          </table:table-cell>
          <table:table-cell table:formula="of:=AVERAGE([Genetic.BG2:.BG1000])" office:value-type="float" office:value="3873" calcext:value-type="float">
            <text:p>3873</text:p>
          </table:table-cell>
          <table:table-cell table:formula="of:=AVERAGE([Genetic.BH2:.BH1000])" office:value-type="float" office:value="3946.5" calcext:value-type="float">
            <text:p>3946,5</text:p>
          </table:table-cell>
          <table:table-cell table:formula="of:=AVERAGE([Genetic.BI2:.BI1000])" office:value-type="string" office:string-value="" calcext:value-type="error">
            <text:p>#DIV/0 !</text:p>
          </table:table-cell>
          <table:table-cell table:formula="of:=AVERAGE([Genetic.BJ2:.BJ1000])" office:value-type="string" office:string-value="" calcext:value-type="error">
            <text:p>#DIV/0 !</text:p>
          </table:table-cell>
          <table:table-cell table:formula="of:=AVERAGE([Genetic.BK2:.BK1000])" office:value-type="string" office:string-value="" calcext:value-type="error">
            <text:p>#DIV/0 !</text:p>
          </table:table-cell>
          <table:table-cell table:formula="of:=AVERAGE([Genetic.BL2:.BL1000])" office:value-type="string" office:string-value="" calcext:value-type="error">
            <text:p>#DIV/0 !</text:p>
          </table:table-cell>
          <table:table-cell table:formula="of:=AVERAGE([Genetic.BM2:.BM1000])" office:value-type="string" office:string-value="" calcext:value-type="error">
            <text:p>#DIV/0 !</text:p>
          </table:table-cell>
          <table:table-cell table:formula="of:=AVERAGE([Genetic.BN2:.BN1000])" office:value-type="string" office:string-value="" calcext:value-type="error">
            <text:p>#DIV/0 !</text:p>
          </table:table-cell>
          <table:table-cell table:formula="of:=AVERAGE([Genetic.BO2:.BO1000])" office:value-type="string" office:string-value="" calcext:value-type="error">
            <text:p>#DIV/0 !</text:p>
          </table:table-cell>
          <table:table-cell table:formula="of:=AVERAGE([Genetic.BP2:.BP1000])" office:value-type="string" office:string-value="" calcext:value-type="error">
            <text:p>#DIV/0 !</text:p>
          </table:table-cell>
          <table:table-cell table:formula="of:=AVERAGE([Genetic.BQ2:.BQ1000])" office:value-type="string" office:string-value="" calcext:value-type="error">
            <text:p>#DIV/0 !</text:p>
          </table:table-cell>
          <table:table-cell table:formula="of:=AVERAGE([Genetic.BR2:.BR1000])" office:value-type="string" office:string-value="" calcext:value-type="error">
            <text:p>#DIV/0 !</text:p>
          </table:table-cell>
          <table:table-cell table:formula="of:=AVERAGE([Genetic.BS2:.BS1000])" office:value-type="string" office:string-value="" calcext:value-type="error">
            <text:p>#DIV/0 !</text:p>
          </table:table-cell>
          <table:table-cell table:formula="of:=AVERAGE([Genetic.BT2:.BT1000])" office:value-type="string" office:string-value="" calcext:value-type="error">
            <text:p>#DIV/0 !</text:p>
          </table:table-cell>
          <table:table-cell table:formula="of:=AVERAGE([Genetic.BU2:.BU1000])" office:value-type="string" office:string-value="" calcext:value-type="error">
            <text:p>#DIV/0 !</text:p>
          </table:table-cell>
          <table:table-cell table:formula="of:=AVERAGE([Genetic.BV2:.BV1000])" office:value-type="string" office:string-value="" calcext:value-type="error">
            <text:p>#DIV/0 !</text:p>
          </table:table-cell>
          <table:table-cell table:formula="of:=AVERAGE([Genetic.BW2:.BW1000])" office:value-type="string" office:string-value="" calcext:value-type="error">
            <text:p>#DIV/0 !</text:p>
          </table:table-cell>
          <table:table-cell table:formula="of:=AVERAGE([Genetic.BX2:.BX1000])" office:value-type="string" office:string-value="" calcext:value-type="error">
            <text:p>#DIV/0 !</text:p>
          </table:table-cell>
          <table:table-cell table:formula="of:=AVERAGE([Genetic.BY2:.BY1000])" office:value-type="string" office:string-value="" calcext:value-type="error">
            <text:p>#DIV/0 !</text:p>
          </table:table-cell>
          <table:table-cell table:formula="of:=AVERAGE([Genetic.BZ2:.BZ1000])" office:value-type="string" office:string-value="" calcext:value-type="error">
            <text:p>#DIV/0 !</text:p>
          </table:table-cell>
          <table:table-cell table:formula="of:=AVERAGE([Genetic.CA2:.CA1000])" office:value-type="string" office:string-value="" calcext:value-type="error">
            <text:p>#DIV/0 !</text:p>
          </table:table-cell>
          <table:table-cell table:formula="of:=AVERAGE([Genetic.CB2:.CB1000])" office:value-type="string" office:string-value="" calcext:value-type="error">
            <text:p>#DIV/0 !</text:p>
          </table:table-cell>
          <table:table-cell table:formula="of:=AVERAGE([Genetic.CC2:.CC1000])" office:value-type="string" office:string-value="" calcext:value-type="error">
            <text:p>#DIV/0 !</text:p>
          </table:table-cell>
          <table:table-cell table:formula="of:=AVERAGE([Genetic.CD2:.CD1000])" office:value-type="string" office:string-value="" calcext:value-type="error">
            <text:p>#DIV/0 !</text:p>
          </table:table-cell>
          <table:table-cell table:formula="of:=AVERAGE([Genetic.CE2:.CE1000])" office:value-type="string" office:string-value="" calcext:value-type="error">
            <text:p>#DIV/0 !</text:p>
          </table:table-cell>
          <table:table-cell table:formula="of:=AVERAGE([Genetic.CF2:.CF1000])" office:value-type="string" office:string-value="" calcext:value-type="error">
            <text:p>#DIV/0 !</text:p>
          </table:table-cell>
          <table:table-cell table:formula="of:=AVERAGE([Genetic.CG2:.CG1000])" office:value-type="string" office:string-value="" calcext:value-type="error">
            <text:p>#DIV/0 !</text:p>
          </table:table-cell>
          <table:table-cell table:formula="of:=AVERAGE([Genetic.CH2:.CH1000])" office:value-type="string" office:string-value="" calcext:value-type="error">
            <text:p>#DIV/0 !</text:p>
          </table:table-cell>
          <table:table-cell table:formula="of:=AVERAGE([Genetic.CI2:.CI1000])" office:value-type="string" office:string-value="" calcext:value-type="error">
            <text:p>#DIV/0 !</text:p>
          </table:table-cell>
          <table:table-cell table:formula="of:=AVERAGE([Genetic.CJ2:.CJ1000])" office:value-type="string" office:string-value="" calcext:value-type="error">
            <text:p>#DIV/0 !</text:p>
          </table:table-cell>
          <table:table-cell table:formula="of:=AVERAGE([Genetic.CK2:.CK1000])" office:value-type="string" office:string-value="" calcext:value-type="error">
            <text:p>#DIV/0 !</text:p>
          </table:table-cell>
          <table:table-cell table:formula="of:=AVERAGE([Genetic.CL2:.CL1000])" office:value-type="string" office:string-value="" calcext:value-type="error">
            <text:p>#DIV/0 !</text:p>
          </table:table-cell>
          <table:table-cell table:formula="of:=AVERAGE([Genetic.CM2:.CM1000])" office:value-type="string" office:string-value="" calcext:value-type="error">
            <text:p>#DIV/0 !</text:p>
          </table:table-cell>
          <table:table-cell table:formula="of:=AVERAGE([Genetic.CN2:.CN1000])" office:value-type="string" office:string-value="" calcext:value-type="error">
            <text:p>#DIV/0 !</text:p>
          </table:table-cell>
          <table:table-cell table:formula="of:=AVERAGE([Genetic.CO2:.CO1000])" office:value-type="string" office:string-value="" calcext:value-type="error">
            <text:p>#DIV/0 !</text:p>
          </table:table-cell>
          <table:table-cell table:formula="of:=AVERAGE([Genetic.CP2:.CP1000])" office:value-type="string" office:string-value="" calcext:value-type="error">
            <text:p>#DIV/0 !</text:p>
          </table:table-cell>
          <table:table-cell table:formula="of:=AVERAGE([Genetic.CQ2:.CQ1000])" office:value-type="string" office:string-value="" calcext:value-type="error">
            <text:p>#DIV/0 !</text:p>
          </table:table-cell>
          <table:table-cell table:formula="of:=AVERAGE([Genetic.CR2:.CR1000])" office:value-type="string" office:string-value="" calcext:value-type="error">
            <text:p>#DIV/0 !</text:p>
          </table:table-cell>
          <table:table-cell table:formula="of:=AVERAGE([Genetic.CS2:.CS1000])" office:value-type="string" office:string-value="" calcext:value-type="error">
            <text:p>#DIV/0 !</text:p>
          </table:table-cell>
          <table:table-cell table:formula="of:=AVERAGE([Genetic.CT2:.CT1000])" office:value-type="string" office:string-value="" calcext:value-type="error">
            <text:p>#DIV/0 !</text:p>
          </table:table-cell>
          <table:table-cell table:formula="of:=AVERAGE([Genetic.CU2:.CU1000])" office:value-type="string" office:string-value="" calcext:value-type="error">
            <text:p>#DIV/0 !</text:p>
          </table:table-cell>
          <table:table-cell table:formula="of:=AVERAGE([Genetic.CV2:.CV1000])" office:value-type="string" office:string-value="" calcext:value-type="error">
            <text:p>#DIV/0 !</text:p>
          </table:table-cell>
          <table:table-cell table:formula="of:=AVERAGE([Genetic.CW2:.CW1000])" office:value-type="string" office:string-value="" calcext:value-type="error">
            <text:p>#DIV/0 !</text:p>
          </table:table-cell>
          <table:table-cell table:formula="of:=AVERAGE([Genetic.CX2:.CX1000])" office:value-type="string" office:string-value="" calcext:value-type="error">
            <text:p>#DIV/0 !</text:p>
          </table:table-cell>
          <table:table-cell table:formula="of:=AVERAGE([Genetic.CY2:.CY1000])" office:value-type="string" office:string-value="" calcext:value-type="error">
            <text:p>#DIV/0 !</text:p>
          </table:table-cell>
          <table:table-cell table:formula="of:=AVERAGE([Genetic.CZ2:.CZ1000])" office:value-type="string" office:string-value="" calcext:value-type="error">
            <text:p>#DIV/0 !</text:p>
          </table:table-cell>
          <table:table-cell table:formula="of:=AVERAGE([Genetic.DA2:.DA1000])" office:value-type="string" office:string-value="" calcext:value-type="error">
            <text:p>#DIV/0 !</text:p>
          </table:table-cell>
          <table:table-cell table:formula="of:=AVERAGE([Genetic.DB2:.DB1000])" office:value-type="string" office:string-value="" calcext:value-type="error">
            <text:p>#DIV/0 !</text:p>
          </table:table-cell>
          <table:table-cell table:formula="of:=AVERAGE([Genetic.DC2:.DC1000])" office:value-type="string" office:string-value="" calcext:value-type="error">
            <text:p>#DIV/0 !</text:p>
          </table:table-cell>
          <table:table-cell table:formula="of:=AVERAGE([Genetic.DD2:.DD1000])" office:value-type="string" office:string-value="" calcext:value-type="error">
            <text:p>#DIV/0 !</text:p>
          </table:table-cell>
          <table:table-cell table:formula="of:=AVERAGE([Genetic.DE2:.DE1000])" office:value-type="string" office:string-value="" calcext:value-type="error">
            <text:p>#DIV/0 !</text:p>
          </table:table-cell>
          <table:table-cell table:formula="of:=AVERAGE([Genetic.DF2:.DF1000])" office:value-type="string" office:string-value="" calcext:value-type="error">
            <text:p>#DIV/0 !</text:p>
          </table:table-cell>
          <table:table-cell table:formula="of:=AVERAGE([Genetic.DG2:.DG1000])" office:value-type="string" office:string-value="" calcext:value-type="error">
            <text:p>#DIV/0 !</text:p>
          </table:table-cell>
          <table:table-cell table:formula="of:=AVERAGE([Genetic.DH2:.DH1000])" office:value-type="string" office:string-value="" calcext:value-type="error">
            <text:p>#DIV/0 !</text:p>
          </table:table-cell>
          <table:table-cell table:formula="of:=AVERAGE([Genetic.DI2:.DI1000])" office:value-type="string" office:string-value="" calcext:value-type="error">
            <text:p>#DIV/0 !</text:p>
          </table:table-cell>
          <table:table-cell table:formula="of:=AVERAGE([Genetic.DJ2:.DJ1000])" office:value-type="string" office:string-value="" calcext:value-type="error">
            <text:p>#DIV/0 !</text:p>
          </table:table-cell>
          <table:table-cell table:formula="of:=AVERAGE([Genetic.DK2:.DK1000])" office:value-type="string" office:string-value="" calcext:value-type="error">
            <text:p>#DIV/0 !</text:p>
          </table:table-cell>
          <table:table-cell table:formula="of:=AVERAGE([Genetic.DL2:.DL1000])" office:value-type="string" office:string-value="" calcext:value-type="error">
            <text:p>#DIV/0 !</text:p>
          </table:table-cell>
          <table:table-cell table:formula="of:=AVERAGE([Genetic.DM2:.DM1000])" office:value-type="string" office:string-value="" calcext:value-type="error">
            <text:p>#DIV/0 !</text:p>
          </table:table-cell>
          <table:table-cell table:formula="of:=AVERAGE([Genetic.DN2:.DN1000])" office:value-type="string" office:string-value="" calcext:value-type="error">
            <text:p>#DIV/0 !</text:p>
          </table:table-cell>
          <table:table-cell table:formula="of:=AVERAGE([Genetic.DO2:.DO1000])" office:value-type="string" office:string-value="" calcext:value-type="error">
            <text:p>#DIV/0 !</text:p>
          </table:table-cell>
          <table:table-cell table:formula="of:=AVERAGE([Genetic.DP2:.DP1000]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formula="of:=AVERAGE([GRASP.A2:.A1000])" office:value-type="float" office:value="1278.11290322581" calcext:value-type="float">
            <text:p>1278,1129032258</text:p>
          </table:table-cell>
          <table:table-cell table:formula="of:=AVERAGE([GRASP.B2:.B1000])" office:value-type="float" office:value="1359.83333333333" calcext:value-type="float">
            <text:p>1359,8333333333</text:p>
          </table:table-cell>
          <table:table-cell table:formula="of:=AVERAGE([GRASP.C2:.C1000])" office:value-type="float" office:value="1081" calcext:value-type="float">
            <text:p>1081</text:p>
          </table:table-cell>
          <table:table-cell table:formula="of:=AVERAGE([GRASP.D2:.D1000])" office:value-type="float" office:value="1297.38888888889" calcext:value-type="float">
            <text:p>1297,3888888889</text:p>
          </table:table-cell>
          <table:table-cell table:formula="of:=AVERAGE([GRASP.E2:.E1000])" office:value-type="float" office:value="1235" calcext:value-type="float">
            <text:p>1235</text:p>
          </table:table-cell>
          <table:table-cell table:formula="of:=AVERAGE([GRASP.F2:.F1000])" office:value-type="float" office:value="1195" calcext:value-type="float">
            <text:p>1195</text:p>
          </table:table-cell>
          <table:table-cell table:formula="of:=AVERAGE([GRASP.G2:.G1000])" office:value-type="float" office:value="1239" calcext:value-type="float">
            <text:p>1239</text:p>
          </table:table-cell>
          <table:table-cell table:formula="of:=AVERAGE([GRASP.H2:.H1000])" office:value-type="float" office:value="1206.35714285714" calcext:value-type="float">
            <text:p>1206,3571428572</text:p>
          </table:table-cell>
          <table:table-cell table:formula="of:=AVERAGE([GRASP.I2:.I1000])" office:value-type="float" office:value="1237.28571428571" calcext:value-type="float">
            <text:p>1237,2857142857</text:p>
          </table:table-cell>
          <table:table-cell table:formula="of:=AVERAGE([GRASP.J2:.J1000])" office:value-type="float" office:value="1108" calcext:value-type="float">
            <text:p>1108</text:p>
          </table:table-cell>
          <table:table-cell table:formula="of:=AVERAGE([GRASP.K2:.K1000])" office:value-type="float" office:value="1588.29838709677" calcext:value-type="float">
            <text:p>1588,2983870968</text:p>
          </table:table-cell>
          <table:table-cell table:formula="of:=AVERAGE([GRASP.L2:.L1000])" office:value-type="float" office:value="1659.35714285714" calcext:value-type="float">
            <text:p>1659,3571428572</text:p>
          </table:table-cell>
          <table:table-cell table:formula="of:=AVERAGE([GRASP.M2:.M1000])" office:value-type="float" office:value="1513.92857142857" calcext:value-type="float">
            <text:p>1513,9285714286</text:p>
          </table:table-cell>
          <table:table-cell table:formula="of:=AVERAGE([GRASP.N2:.N1000])" office:value-type="float" office:value="1380.85714285714" calcext:value-type="float">
            <text:p>1380,8571428572</text:p>
          </table:table-cell>
          <table:table-cell table:formula="of:=AVERAGE([GRASP.O2:.O1000])" office:value-type="float" office:value="1421.35714285714" calcext:value-type="float">
            <text:p>1421,3571428572</text:p>
          </table:table-cell>
          <table:table-cell table:formula="of:=AVERAGE([GRASP.P2:.P1000])" office:value-type="float" office:value="1407.78571428571" calcext:value-type="float">
            <text:p>1407,7857142857</text:p>
          </table:table-cell>
          <table:table-cell table:formula="of:=AVERAGE([GRASP.Q2:.Q1000])" office:value-type="float" office:value="1487.92857142857" calcext:value-type="float">
            <text:p>1487,9285714286</text:p>
          </table:table-cell>
          <table:table-cell table:formula="of:=AVERAGE([GRASP.R2:.R1000])" office:value-type="float" office:value="1567.64285714286" calcext:value-type="float">
            <text:p>1567,6428571429</text:p>
          </table:table-cell>
          <table:table-cell table:formula="of:=AVERAGE([GRASP.S2:.S1000])" office:value-type="float" office:value="1603.28571428571" calcext:value-type="float">
            <text:p>1603,2857142857</text:p>
          </table:table-cell>
          <table:table-cell table:formula="of:=AVERAGE([GRASP.T2:.T1000])" office:value-type="float" office:value="1606.21428571429" calcext:value-type="float">
            <text:p>1606,2142857143</text:p>
          </table:table-cell>
          <table:table-cell table:formula="of:=AVERAGE([GRASP.U2:.U1000])" office:value-type="float" office:value="2310.06451612903" calcext:value-type="float">
            <text:p>2310,064516129</text:p>
          </table:table-cell>
          <table:table-cell table:formula="of:=AVERAGE([GRASP.V2:.V1000])" office:value-type="float" office:value="2103.75" calcext:value-type="float">
            <text:p>2103,75</text:p>
          </table:table-cell>
          <table:table-cell table:formula="of:=AVERAGE([GRASP.W2:.W1000])" office:value-type="float" office:value="2346.75" calcext:value-type="float">
            <text:p>2346,75</text:p>
          </table:table-cell>
          <table:table-cell table:formula="of:=AVERAGE([GRASP.X2:.X1000])" office:value-type="float" office:value="2246" calcext:value-type="float">
            <text:p>2246</text:p>
          </table:table-cell>
          <table:table-cell table:formula="of:=AVERAGE([GRASP.Y2:.Y1000])" office:value-type="float" office:value="2294" calcext:value-type="float">
            <text:p>2294</text:p>
          </table:table-cell>
          <table:table-cell table:formula="of:=AVERAGE([GRASP.Z2:.Z1000])" office:value-type="float" office:value="2234.75" calcext:value-type="float">
            <text:p>2234,75</text:p>
          </table:table-cell>
          <table:table-cell table:formula="of:=AVERAGE([GRASP.AA2:.AA1000])" office:value-type="float" office:value="2294.5" calcext:value-type="float">
            <text:p>2294,5</text:p>
          </table:table-cell>
          <table:table-cell table:formula="of:=AVERAGE([GRASP.AB2:.AB1000])" office:value-type="float" office:value="2212.25" calcext:value-type="float">
            <text:p>2212,25</text:p>
          </table:table-cell>
          <table:table-cell table:formula="of:=AVERAGE([GRASP.AC2:.AC1000])" office:value-type="float" office:value="2242" calcext:value-type="float">
            <text:p>2242</text:p>
          </table:table-cell>
          <table:table-cell table:formula="of:=AVERAGE([GRASP.AD2:.AD1000])" office:value-type="float" office:value="2187.25" calcext:value-type="float">
            <text:p>2187,25</text:p>
          </table:table-cell>
          <table:table-cell table:formula="of:=AVERAGE([GRASP.AE2:.AE1000])" office:value-type="float" office:value="2724.22580645161" calcext:value-type="float">
            <text:p>2724,2258064516</text:p>
          </table:table-cell>
          <table:table-cell table:formula="of:=AVERAGE([GRASP.AF2:.AF1000])" office:value-type="float" office:value="2843" calcext:value-type="float">
            <text:p>2843</text:p>
          </table:table-cell>
          <table:table-cell table:formula="of:=AVERAGE([GRASP.AG2:.AG1000])" office:value-type="float" office:value="2621" calcext:value-type="float">
            <text:p>2621</text:p>
          </table:table-cell>
          <table:table-cell table:formula="of:=AVERAGE([GRASP.AH2:.AH1000])" office:value-type="float" office:value="2762" calcext:value-type="float">
            <text:p>2762</text:p>
          </table:table-cell>
          <table:table-cell table:formula="of:=AVERAGE([GRASP.AI2:.AI1000])" office:value-type="float" office:value="2863.5" calcext:value-type="float">
            <text:p>2863,5</text:p>
          </table:table-cell>
          <table:table-cell table:formula="of:=AVERAGE([GRASP.AJ2:.AJ1000])" office:value-type="float" office:value="2833.5" calcext:value-type="float">
            <text:p>2833,5</text:p>
          </table:table-cell>
          <table:table-cell table:formula="of:=AVERAGE([GRASP.AK2:.AK1000])" office:value-type="float" office:value="2728.75" calcext:value-type="float">
            <text:p>2728,75</text:p>
          </table:table-cell>
          <table:table-cell table:formula="of:=AVERAGE([GRASP.AL2:.AL1000])" office:value-type="float" office:value="2683" calcext:value-type="float">
            <text:p>2683</text:p>
          </table:table-cell>
          <table:table-cell table:formula="of:=AVERAGE([GRASP.AM2:.AM1000])" office:value-type="float" office:value="2557.5" calcext:value-type="float">
            <text:p>2557,5</text:p>
          </table:table-cell>
          <table:table-cell table:formula="of:=AVERAGE([GRASP.AN2:.AN1000])" office:value-type="float" office:value="2786" calcext:value-type="float">
            <text:p>2786</text:p>
          </table:table-cell>
          <table:table-cell table:formula="of:=AVERAGE([GRASP.AO2:.AO1000])" office:value-type="float" office:value="3103.02419354839" calcext:value-type="float">
            <text:p>3103,0241935484</text:p>
          </table:table-cell>
          <table:table-cell table:formula="of:=AVERAGE([GRASP.AP2:.AP1000])" office:value-type="float" office:value="2986.25" calcext:value-type="float">
            <text:p>2986,25</text:p>
          </table:table-cell>
          <table:table-cell table:formula="of:=AVERAGE([GRASP.AQ2:.AQ1000])" office:value-type="float" office:value="2938" calcext:value-type="float">
            <text:p>2938</text:p>
          </table:table-cell>
          <table:table-cell table:formula="of:=AVERAGE([GRASP.AR2:.AR1000])" office:value-type="float" office:value="3110.5" calcext:value-type="float">
            <text:p>3110,5</text:p>
          </table:table-cell>
          <table:table-cell table:formula="of:=AVERAGE([GRASP.AS2:.AS1000])" office:value-type="float" office:value="3098.5" calcext:value-type="float">
            <text:p>3098,5</text:p>
          </table:table-cell>
          <table:table-cell table:formula="of:=AVERAGE([GRASP.AT2:.AT1000])" office:value-type="float" office:value="3095" calcext:value-type="float">
            <text:p>3095</text:p>
          </table:table-cell>
          <table:table-cell table:formula="of:=AVERAGE([GRASP.AU2:.AU1000])" office:value-type="float" office:value="3171.25" calcext:value-type="float">
            <text:p>3171,25</text:p>
          </table:table-cell>
          <table:table-cell table:formula="of:=AVERAGE([GRASP.AV2:.AV1000])" office:value-type="float" office:value="3101.25" calcext:value-type="float">
            <text:p>3101,25</text:p>
          </table:table-cell>
          <table:table-cell table:formula="of:=AVERAGE([GRASP.AW2:.AW1000])" office:value-type="float" office:value="2962.5" calcext:value-type="float">
            <text:p>2962,5</text:p>
          </table:table-cell>
          <table:table-cell table:formula="of:=AVERAGE([GRASP.AX2:.AX1000])" office:value-type="float" office:value="3166.25" calcext:value-type="float">
            <text:p>3166,25</text:p>
          </table:table-cell>
          <table:table-cell table:formula="of:=AVERAGE([GRASP.AY2:.AY1000])" office:value-type="float" office:value="4063.39516129032" calcext:value-type="float">
            <text:p>4063,3951612903</text:p>
          </table:table-cell>
          <table:table-cell table:formula="of:=AVERAGE([GRASP.AZ2:.AZ1000])" office:value-type="float" office:value="3874.25" calcext:value-type="float">
            <text:p>3874,25</text:p>
          </table:table-cell>
          <table:table-cell table:formula="of:=AVERAGE([GRASP.BA2:.BA1000])" office:value-type="float" office:value="3860.25" calcext:value-type="float">
            <text:p>3860,25</text:p>
          </table:table-cell>
          <table:table-cell table:formula="of:=AVERAGE([GRASP.BB2:.BB1000])" office:value-type="float" office:value="3937.25" calcext:value-type="float">
            <text:p>3937,25</text:p>
          </table:table-cell>
          <table:table-cell table:formula="of:=AVERAGE([GRASP.BC2:.BC1000])" office:value-type="float" office:value="3802.75" calcext:value-type="float">
            <text:p>3802,75</text:p>
          </table:table-cell>
          <table:table-cell table:formula="of:=AVERAGE([GRASP.BD2:.BD1000])" office:value-type="float" office:value="3836" calcext:value-type="float">
            <text:p>3836</text:p>
          </table:table-cell>
          <table:table-cell table:formula="of:=AVERAGE([GRASP.BE2:.BE1000])" office:value-type="float" office:value="3909.5" calcext:value-type="float">
            <text:p>3909,5</text:p>
          </table:table-cell>
          <table:table-cell table:formula="of:=AVERAGE([GRASP.BF2:.BF1000])" office:value-type="float" office:value="3877.75" calcext:value-type="float">
            <text:p>3877,75</text:p>
          </table:table-cell>
          <table:table-cell table:formula="of:=AVERAGE([GRASP.BG2:.BG1000])" office:value-type="float" office:value="3915.75" calcext:value-type="float">
            <text:p>3915,75</text:p>
          </table:table-cell>
          <table:table-cell table:formula="of:=AVERAGE([GRASP.BH2:.BH1000])" office:value-type="float" office:value="3961.5" calcext:value-type="float">
            <text:p>3961,5</text:p>
          </table:table-cell>
          <table:table-cell table:formula="of:=AVERAGE([GRASP.BI2:.BI1000])" office:value-type="string" office:string-value="" calcext:value-type="error">
            <text:p>#DIV/0 !</text:p>
          </table:table-cell>
          <table:table-cell table:formula="of:=AVERAGE([GRASP.BJ2:.BJ1000])" office:value-type="string" office:string-value="" calcext:value-type="error">
            <text:p>#DIV/0 !</text:p>
          </table:table-cell>
          <table:table-cell table:formula="of:=AVERAGE([GRASP.BK2:.BK1000])" office:value-type="string" office:string-value="" calcext:value-type="error">
            <text:p>#DIV/0 !</text:p>
          </table:table-cell>
          <table:table-cell table:formula="of:=AVERAGE([GRASP.BL2:.BL1000])" office:value-type="string" office:string-value="" calcext:value-type="error">
            <text:p>#DIV/0 !</text:p>
          </table:table-cell>
          <table:table-cell table:formula="of:=AVERAGE([GRASP.BM2:.BM1000])" office:value-type="string" office:string-value="" calcext:value-type="error">
            <text:p>#DIV/0 !</text:p>
          </table:table-cell>
          <table:table-cell table:formula="of:=AVERAGE([GRASP.BN2:.BN1000])" office:value-type="string" office:string-value="" calcext:value-type="error">
            <text:p>#DIV/0 !</text:p>
          </table:table-cell>
          <table:table-cell table:formula="of:=AVERAGE([GRASP.BO2:.BO1000])" office:value-type="string" office:string-value="" calcext:value-type="error">
            <text:p>#DIV/0 !</text:p>
          </table:table-cell>
          <table:table-cell table:formula="of:=AVERAGE([GRASP.BP2:.BP1000])" office:value-type="string" office:string-value="" calcext:value-type="error">
            <text:p>#DIV/0 !</text:p>
          </table:table-cell>
          <table:table-cell table:formula="of:=AVERAGE([GRASP.BQ2:.BQ1000])" office:value-type="string" office:string-value="" calcext:value-type="error">
            <text:p>#DIV/0 !</text:p>
          </table:table-cell>
          <table:table-cell table:formula="of:=AVERAGE([GRASP.BR2:.BR1000])" office:value-type="string" office:string-value="" calcext:value-type="error">
            <text:p>#DIV/0 !</text:p>
          </table:table-cell>
          <table:table-cell table:formula="of:=AVERAGE([GRASP.BS2:.BS1000])" office:value-type="string" office:string-value="" calcext:value-type="error">
            <text:p>#DIV/0 !</text:p>
          </table:table-cell>
          <table:table-cell table:formula="of:=AVERAGE([GRASP.BT2:.BT1000])" office:value-type="string" office:string-value="" calcext:value-type="error">
            <text:p>#DIV/0 !</text:p>
          </table:table-cell>
          <table:table-cell table:formula="of:=AVERAGE([GRASP.BU2:.BU1000])" office:value-type="string" office:string-value="" calcext:value-type="error">
            <text:p>#DIV/0 !</text:p>
          </table:table-cell>
          <table:table-cell table:formula="of:=AVERAGE([GRASP.BV2:.BV1000])" office:value-type="string" office:string-value="" calcext:value-type="error">
            <text:p>#DIV/0 !</text:p>
          </table:table-cell>
          <table:table-cell table:formula="of:=AVERAGE([GRASP.BW2:.BW1000])" office:value-type="string" office:string-value="" calcext:value-type="error">
            <text:p>#DIV/0 !</text:p>
          </table:table-cell>
          <table:table-cell table:formula="of:=AVERAGE([GRASP.BX2:.BX1000])" office:value-type="string" office:string-value="" calcext:value-type="error">
            <text:p>#DIV/0 !</text:p>
          </table:table-cell>
          <table:table-cell table:formula="of:=AVERAGE([GRASP.BY2:.BY1000])" office:value-type="string" office:string-value="" calcext:value-type="error">
            <text:p>#DIV/0 !</text:p>
          </table:table-cell>
          <table:table-cell table:formula="of:=AVERAGE([GRASP.BZ2:.BZ1000])" office:value-type="string" office:string-value="" calcext:value-type="error">
            <text:p>#DIV/0 !</text:p>
          </table:table-cell>
          <table:table-cell table:formula="of:=AVERAGE([GRASP.CA2:.CA1000])" office:value-type="string" office:string-value="" calcext:value-type="error">
            <text:p>#DIV/0 !</text:p>
          </table:table-cell>
          <table:table-cell table:formula="of:=AVERAGE([GRASP.CB2:.CB1000])" office:value-type="string" office:string-value="" calcext:value-type="error">
            <text:p>#DIV/0 !</text:p>
          </table:table-cell>
          <table:table-cell table:formula="of:=AVERAGE([GRASP.CC2:.CC1000])" office:value-type="string" office:string-value="" calcext:value-type="error">
            <text:p>#DIV/0 !</text:p>
          </table:table-cell>
          <table:table-cell table:formula="of:=AVERAGE([GRASP.CD2:.CD1000])" office:value-type="string" office:string-value="" calcext:value-type="error">
            <text:p>#DIV/0 !</text:p>
          </table:table-cell>
          <table:table-cell table:formula="of:=AVERAGE([GRASP.CE2:.CE1000])" office:value-type="string" office:string-value="" calcext:value-type="error">
            <text:p>#DIV/0 !</text:p>
          </table:table-cell>
          <table:table-cell table:formula="of:=AVERAGE([GRASP.CF2:.CF1000])" office:value-type="string" office:string-value="" calcext:value-type="error">
            <text:p>#DIV/0 !</text:p>
          </table:table-cell>
          <table:table-cell table:formula="of:=AVERAGE([GRASP.CG2:.CG1000])" office:value-type="string" office:string-value="" calcext:value-type="error">
            <text:p>#DIV/0 !</text:p>
          </table:table-cell>
          <table:table-cell table:formula="of:=AVERAGE([GRASP.CH2:.CH1000])" office:value-type="string" office:string-value="" calcext:value-type="error">
            <text:p>#DIV/0 !</text:p>
          </table:table-cell>
          <table:table-cell table:formula="of:=AVERAGE([GRASP.CI2:.CI1000])" office:value-type="string" office:string-value="" calcext:value-type="error">
            <text:p>#DIV/0 !</text:p>
          </table:table-cell>
          <table:table-cell table:formula="of:=AVERAGE([GRASP.CJ2:.CJ1000])" office:value-type="string" office:string-value="" calcext:value-type="error">
            <text:p>#DIV/0 !</text:p>
          </table:table-cell>
          <table:table-cell table:formula="of:=AVERAGE([GRASP.CK2:.CK1000])" office:value-type="string" office:string-value="" calcext:value-type="error">
            <text:p>#DIV/0 !</text:p>
          </table:table-cell>
          <table:table-cell table:formula="of:=AVERAGE([GRASP.CL2:.CL1000])" office:value-type="string" office:string-value="" calcext:value-type="error">
            <text:p>#DIV/0 !</text:p>
          </table:table-cell>
          <table:table-cell table:formula="of:=AVERAGE([GRASP.CM2:.CM1000])" office:value-type="string" office:string-value="" calcext:value-type="error">
            <text:p>#DIV/0 !</text:p>
          </table:table-cell>
          <table:table-cell table:formula="of:=AVERAGE([GRASP.CN2:.CN1000])" office:value-type="string" office:string-value="" calcext:value-type="error">
            <text:p>#DIV/0 !</text:p>
          </table:table-cell>
          <table:table-cell table:formula="of:=AVERAGE([GRASP.CO2:.CO1000])" office:value-type="string" office:string-value="" calcext:value-type="error">
            <text:p>#DIV/0 !</text:p>
          </table:table-cell>
          <table:table-cell table:formula="of:=AVERAGE([GRASP.CP2:.CP1000])" office:value-type="string" office:string-value="" calcext:value-type="error">
            <text:p>#DIV/0 !</text:p>
          </table:table-cell>
          <table:table-cell table:formula="of:=AVERAGE([GRASP.CQ2:.CQ1000])" office:value-type="string" office:string-value="" calcext:value-type="error">
            <text:p>#DIV/0 !</text:p>
          </table:table-cell>
          <table:table-cell table:formula="of:=AVERAGE([GRASP.CR2:.CR1000])" office:value-type="string" office:string-value="" calcext:value-type="error">
            <text:p>#DIV/0 !</text:p>
          </table:table-cell>
          <table:table-cell table:formula="of:=AVERAGE([GRASP.CS2:.CS1000])" office:value-type="string" office:string-value="" calcext:value-type="error">
            <text:p>#DIV/0 !</text:p>
          </table:table-cell>
          <table:table-cell table:formula="of:=AVERAGE([GRASP.CT2:.CT1000])" office:value-type="string" office:string-value="" calcext:value-type="error">
            <text:p>#DIV/0 !</text:p>
          </table:table-cell>
          <table:table-cell table:formula="of:=AVERAGE([GRASP.CU2:.CU1000])" office:value-type="string" office:string-value="" calcext:value-type="error">
            <text:p>#DIV/0 !</text:p>
          </table:table-cell>
          <table:table-cell table:formula="of:=AVERAGE([GRASP.CV2:.CV1000])" office:value-type="string" office:string-value="" calcext:value-type="error">
            <text:p>#DIV/0 !</text:p>
          </table:table-cell>
          <table:table-cell table:formula="of:=AVERAGE([GRASP.CW2:.CW1000])" office:value-type="string" office:string-value="" calcext:value-type="error">
            <text:p>#DIV/0 !</text:p>
          </table:table-cell>
          <table:table-cell table:formula="of:=AVERAGE([GRASP.CX2:.CX1000])" office:value-type="string" office:string-value="" calcext:value-type="error">
            <text:p>#DIV/0 !</text:p>
          </table:table-cell>
          <table:table-cell table:formula="of:=AVERAGE([GRASP.CY2:.CY1000])" office:value-type="string" office:string-value="" calcext:value-type="error">
            <text:p>#DIV/0 !</text:p>
          </table:table-cell>
          <table:table-cell table:formula="of:=AVERAGE([GRASP.CZ2:.CZ1000])" office:value-type="string" office:string-value="" calcext:value-type="error">
            <text:p>#DIV/0 !</text:p>
          </table:table-cell>
          <table:table-cell table:formula="of:=AVERAGE([GRASP.DA2:.DA1000])" office:value-type="string" office:string-value="" calcext:value-type="error">
            <text:p>#DIV/0 !</text:p>
          </table:table-cell>
          <table:table-cell table:formula="of:=AVERAGE([GRASP.DB2:.DB1000])" office:value-type="string" office:string-value="" calcext:value-type="error">
            <text:p>#DIV/0 !</text:p>
          </table:table-cell>
          <table:table-cell table:formula="of:=AVERAGE([GRASP.DC2:.DC1000])" office:value-type="string" office:string-value="" calcext:value-type="error">
            <text:p>#DIV/0 !</text:p>
          </table:table-cell>
          <table:table-cell table:formula="of:=AVERAGE([GRASP.DD2:.DD1000])" office:value-type="string" office:string-value="" calcext:value-type="error">
            <text:p>#DIV/0 !</text:p>
          </table:table-cell>
          <table:table-cell table:formula="of:=AVERAGE([GRASP.DE2:.DE1000])" office:value-type="string" office:string-value="" calcext:value-type="error">
            <text:p>#DIV/0 !</text:p>
          </table:table-cell>
          <table:table-cell table:formula="of:=AVERAGE([GRASP.DF2:.DF1000])" office:value-type="string" office:string-value="" calcext:value-type="error">
            <text:p>#DIV/0 !</text:p>
          </table:table-cell>
          <table:table-cell table:formula="of:=AVERAGE([GRASP.DG2:.DG1000])" office:value-type="string" office:string-value="" calcext:value-type="error">
            <text:p>#DIV/0 !</text:p>
          </table:table-cell>
          <table:table-cell table:formula="of:=AVERAGE([GRASP.DH2:.DH1000])" office:value-type="string" office:string-value="" calcext:value-type="error">
            <text:p>#DIV/0 !</text:p>
          </table:table-cell>
          <table:table-cell table:formula="of:=AVERAGE([GRASP.DI2:.DI1000])" office:value-type="string" office:string-value="" calcext:value-type="error">
            <text:p>#DIV/0 !</text:p>
          </table:table-cell>
          <table:table-cell table:formula="of:=AVERAGE([GRASP.DJ2:.DJ1000])" office:value-type="string" office:string-value="" calcext:value-type="error">
            <text:p>#DIV/0 !</text:p>
          </table:table-cell>
          <table:table-cell table:formula="of:=AVERAGE([GRASP.DK2:.DK1000])" office:value-type="string" office:string-value="" calcext:value-type="error">
            <text:p>#DIV/0 !</text:p>
          </table:table-cell>
          <table:table-cell table:formula="of:=AVERAGE([GRASP.DL2:.DL1000])" office:value-type="string" office:string-value="" calcext:value-type="error">
            <text:p>#DIV/0 !</text:p>
          </table:table-cell>
          <table:table-cell table:formula="of:=AVERAGE([GRASP.DM2:.DM1000])" office:value-type="string" office:string-value="" calcext:value-type="error">
            <text:p>#DIV/0 !</text:p>
          </table:table-cell>
          <table:table-cell table:formula="of:=AVERAGE([GRASP.DN2:.DN1000])" office:value-type="string" office:string-value="" calcext:value-type="error">
            <text:p>#DIV/0 !</text:p>
          </table:table-cell>
          <table:table-cell table:formula="of:=AVERAGE([GRASP.DO2:.DO1000])" office:value-type="string" office:string-value="" calcext:value-type="error">
            <text:p>#DIV/0 !</text:p>
          </table:table-cell>
          <table:table-cell table:formula="of:=AVERAGE([GRASP.DP2:.DP1000]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formula="of:=AVERAGE([ILS.A2:.A1000])" office:value-type="float" office:value="1278" calcext:value-type="float">
            <text:p>1278</text:p>
          </table:table-cell>
          <table:table-cell table:formula="of:=AVERAGE([ILS.B2:.B1000])" office:value-type="float" office:value="1359" calcext:value-type="float">
            <text:p>1359</text:p>
          </table:table-cell>
          <table:table-cell table:formula="of:=AVERAGE([ILS.C2:.C1000])" office:value-type="float" office:value="1081" calcext:value-type="float">
            <text:p>1081</text:p>
          </table:table-cell>
          <table:table-cell table:formula="of:=AVERAGE([ILS.D2:.D1000])" office:value-type="float" office:value="1294.77777777778" calcext:value-type="float">
            <text:p>1294,7777777778</text:p>
          </table:table-cell>
          <table:table-cell table:formula="of:=AVERAGE([ILS.E2:.E1000])" office:value-type="float" office:value="1238.61111111111" calcext:value-type="float">
            <text:p>1238,6111111111</text:p>
          </table:table-cell>
          <table:table-cell table:formula="of:=AVERAGE([ILS.F2:.F1000])" office:value-type="float" office:value="1195" calcext:value-type="float">
            <text:p>1195</text:p>
          </table:table-cell>
          <table:table-cell table:formula="of:=AVERAGE([ILS.G2:.G1000])" office:value-type="float" office:value="1239" calcext:value-type="float">
            <text:p>1239</text:p>
          </table:table-cell>
          <table:table-cell table:formula="of:=AVERAGE([ILS.H2:.H1000])" office:value-type="float" office:value="1206" calcext:value-type="float">
            <text:p>1206</text:p>
          </table:table-cell>
          <table:table-cell table:formula="of:=AVERAGE([ILS.I2:.I1000])" office:value-type="float" office:value="1230" calcext:value-type="float">
            <text:p>1230</text:p>
          </table:table-cell>
          <table:table-cell table:formula="of:=AVERAGE([ILS.J2:.J1000])" office:value-type="float" office:value="1108" calcext:value-type="float">
            <text:p>1108</text:p>
          </table:table-cell>
          <table:table-cell table:formula="of:=AVERAGE([ILS.K2:.K1000])" office:value-type="float" office:value="1591.59677419355" calcext:value-type="float">
            <text:p>1591,5967741936</text:p>
          </table:table-cell>
          <table:table-cell table:formula="of:=AVERAGE([ILS.L2:.L1000])" office:value-type="float" office:value="1670.64285714286" calcext:value-type="float">
            <text:p>1670,6428571429</text:p>
          </table:table-cell>
          <table:table-cell table:formula="of:=AVERAGE([ILS.M2:.M1000])" office:value-type="float" office:value="1507.07142857143" calcext:value-type="float">
            <text:p>1507,0714285714</text:p>
          </table:table-cell>
          <table:table-cell table:formula="of:=AVERAGE([ILS.N2:.N1000])" office:value-type="float" office:value="1379.85714285714" calcext:value-type="float">
            <text:p>1379,8571428572</text:p>
          </table:table-cell>
          <table:table-cell table:formula="of:=AVERAGE([ILS.O2:.O1000])" office:value-type="float" office:value="1420.42857142857" calcext:value-type="float">
            <text:p>1420,4285714286</text:p>
          </table:table-cell>
          <table:table-cell table:formula="of:=AVERAGE([ILS.P2:.P1000])" office:value-type="float" office:value="1402.21428571429" calcext:value-type="float">
            <text:p>1402,2142857143</text:p>
          </table:table-cell>
          <table:table-cell table:formula="of:=AVERAGE([ILS.Q2:.Q1000])" office:value-type="float" office:value="1485.42857142857" calcext:value-type="float">
            <text:p>1485,4285714286</text:p>
          </table:table-cell>
          <table:table-cell table:formula="of:=AVERAGE([ILS.R2:.R1000])" office:value-type="float" office:value="1551.42857142857" calcext:value-type="float">
            <text:p>1551,4285714286</text:p>
          </table:table-cell>
          <table:table-cell table:formula="of:=AVERAGE([ILS.S2:.S1000])" office:value-type="float" office:value="1603.42857142857" calcext:value-type="float">
            <text:p>1603,4285714286</text:p>
          </table:table-cell>
          <table:table-cell table:formula="of:=AVERAGE([ILS.T2:.T1000])" office:value-type="float" office:value="1604.14285714286" calcext:value-type="float">
            <text:p>1604,1428571429</text:p>
          </table:table-cell>
          <table:table-cell table:formula="of:=AVERAGE([ILS.U2:.U1000])" office:value-type="float" office:value="2310.96774193548" calcext:value-type="float">
            <text:p>2310,9677419355</text:p>
          </table:table-cell>
          <table:table-cell table:formula="of:=AVERAGE([ILS.V2:.V1000])" office:value-type="float" office:value="2114" calcext:value-type="float">
            <text:p>2114</text:p>
          </table:table-cell>
          <table:table-cell table:formula="of:=AVERAGE([ILS.W2:.W1000])" office:value-type="float" office:value="2339.75" calcext:value-type="float">
            <text:p>2339,75</text:p>
          </table:table-cell>
          <table:table-cell table:formula="of:=AVERAGE([ILS.X2:.X1000])" office:value-type="float" office:value="2236.75" calcext:value-type="float">
            <text:p>2236,75</text:p>
          </table:table-cell>
          <table:table-cell table:formula="of:=AVERAGE([ILS.Y2:.Y1000])" office:value-type="float" office:value="2299.5" calcext:value-type="float">
            <text:p>2299,5</text:p>
          </table:table-cell>
          <table:table-cell table:formula="of:=AVERAGE([ILS.Z2:.Z1000])" office:value-type="float" office:value="2237.5" calcext:value-type="float">
            <text:p>2237,5</text:p>
          </table:table-cell>
          <table:table-cell table:formula="of:=AVERAGE([ILS.AA2:.AA1000])" office:value-type="float" office:value="2284.75" calcext:value-type="float">
            <text:p>2284,75</text:p>
          </table:table-cell>
          <table:table-cell table:formula="of:=AVERAGE([ILS.AB2:.AB1000])" office:value-type="float" office:value="2216.25" calcext:value-type="float">
            <text:p>2216,25</text:p>
          </table:table-cell>
          <table:table-cell table:formula="of:=AVERAGE([ILS.AC2:.AC1000])" office:value-type="float" office:value="2242.75" calcext:value-type="float">
            <text:p>2242,75</text:p>
          </table:table-cell>
          <table:table-cell table:formula="of:=AVERAGE([ILS.AD2:.AD1000])" office:value-type="float" office:value="2186.75" calcext:value-type="float">
            <text:p>2186,75</text:p>
          </table:table-cell>
          <table:table-cell table:formula="of:=AVERAGE([ILS.AE2:.AE1000])" office:value-type="float" office:value="2724.39516129032" calcext:value-type="float">
            <text:p>2724,3951612903</text:p>
          </table:table-cell>
          <table:table-cell table:formula="of:=AVERAGE([ILS.AF2:.AF1000])" office:value-type="float" office:value="2838" calcext:value-type="float">
            <text:p>2838</text:p>
          </table:table-cell>
          <table:table-cell table:formula="of:=AVERAGE([ILS.AG2:.AG1000])" office:value-type="float" office:value="2626.75" calcext:value-type="float">
            <text:p>2626,75</text:p>
          </table:table-cell>
          <table:table-cell table:formula="of:=AVERAGE([ILS.AH2:.AH1000])" office:value-type="float" office:value="2760.5" calcext:value-type="float">
            <text:p>2760,5</text:p>
          </table:table-cell>
          <table:table-cell table:formula="of:=AVERAGE([ILS.AI2:.AI1000])" office:value-type="float" office:value="2864" calcext:value-type="float">
            <text:p>2864</text:p>
          </table:table-cell>
          <table:table-cell table:formula="of:=AVERAGE([ILS.AJ2:.AJ1000])" office:value-type="float" office:value="2833.5" calcext:value-type="float">
            <text:p>2833,5</text:p>
          </table:table-cell>
          <table:table-cell table:formula="of:=AVERAGE([ILS.AK2:.AK1000])" office:value-type="float" office:value="2734.75" calcext:value-type="float">
            <text:p>2734,75</text:p>
          </table:table-cell>
          <table:table-cell table:formula="of:=AVERAGE([ILS.AL2:.AL1000])" office:value-type="float" office:value="2686" calcext:value-type="float">
            <text:p>2686</text:p>
          </table:table-cell>
          <table:table-cell table:formula="of:=AVERAGE([ILS.AM2:.AM1000])" office:value-type="float" office:value="2563.25" calcext:value-type="float">
            <text:p>2563,25</text:p>
          </table:table-cell>
          <table:table-cell table:formula="of:=AVERAGE([ILS.AN2:.AN1000])" office:value-type="float" office:value="2782.5" calcext:value-type="float">
            <text:p>2782,5</text:p>
          </table:table-cell>
          <table:table-cell table:formula="of:=AVERAGE([ILS.AO2:.AO1000])" office:value-type="float" office:value="3120.56451612903" calcext:value-type="float">
            <text:p>3120,564516129</text:p>
          </table:table-cell>
          <table:table-cell table:formula="of:=AVERAGE([ILS.AP2:.AP1000])" office:value-type="float" office:value="2977.75" calcext:value-type="float">
            <text:p>2977,75</text:p>
          </table:table-cell>
          <table:table-cell table:formula="of:=AVERAGE([ILS.AQ2:.AQ1000])" office:value-type="float" office:value="2959.5" calcext:value-type="float">
            <text:p>2959,5</text:p>
          </table:table-cell>
          <table:table-cell table:formula="of:=AVERAGE([ILS.AR2:.AR1000])" office:value-type="float" office:value="3109.25" calcext:value-type="float">
            <text:p>3109,25</text:p>
          </table:table-cell>
          <table:table-cell table:formula="of:=AVERAGE([ILS.AS2:.AS1000])" office:value-type="float" office:value="3085.5" calcext:value-type="float">
            <text:p>3085,5</text:p>
          </table:table-cell>
          <table:table-cell table:formula="of:=AVERAGE([ILS.AT2:.AT1000])" office:value-type="float" office:value="3087.75" calcext:value-type="float">
            <text:p>3087,75</text:p>
          </table:table-cell>
          <table:table-cell table:formula="of:=AVERAGE([ILS.AU2:.AU1000])" office:value-type="float" office:value="3182.5" calcext:value-type="float">
            <text:p>3182,5</text:p>
          </table:table-cell>
          <table:table-cell table:formula="of:=AVERAGE([ILS.AV2:.AV1000])" office:value-type="float" office:value="3096" calcext:value-type="float">
            <text:p>3096</text:p>
          </table:table-cell>
          <table:table-cell table:formula="of:=AVERAGE([ILS.AW2:.AW1000])" office:value-type="float" office:value="2983.5" calcext:value-type="float">
            <text:p>2983,5</text:p>
          </table:table-cell>
          <table:table-cell table:formula="of:=AVERAGE([ILS.AX2:.AX1000])" office:value-type="float" office:value="3170" calcext:value-type="float">
            <text:p>3170</text:p>
          </table:table-cell>
          <table:table-cell table:formula="of:=AVERAGE([ILS.AY2:.AY1000])" office:value-type="float" office:value="4012.5" calcext:value-type="float">
            <text:p>4012,5</text:p>
          </table:table-cell>
          <table:table-cell table:formula="of:=AVERAGE([ILS.AZ2:.AZ1000])" office:value-type="float" office:value="3879.5" calcext:value-type="float">
            <text:p>3879,5</text:p>
          </table:table-cell>
          <table:table-cell table:formula="of:=AVERAGE([ILS.BA2:.BA1000])" office:value-type="float" office:value="3815" calcext:value-type="float">
            <text:p>3815</text:p>
          </table:table-cell>
          <table:table-cell table:formula="of:=AVERAGE([ILS.BB2:.BB1000])" office:value-type="float" office:value="3901" calcext:value-type="float">
            <text:p>3901</text:p>
          </table:table-cell>
          <table:table-cell table:formula="of:=AVERAGE([ILS.BC2:.BC1000])" office:value-type="float" office:value="3777" calcext:value-type="float">
            <text:p>3777</text:p>
          </table:table-cell>
          <table:table-cell table:formula="of:=AVERAGE([ILS.BD2:.BD1000])" office:value-type="float" office:value="3839" calcext:value-type="float">
            <text:p>3839</text:p>
          </table:table-cell>
          <table:table-cell table:formula="of:=AVERAGE([ILS.BE2:.BE1000])" office:value-type="float" office:value="3891.25" calcext:value-type="float">
            <text:p>3891,25</text:p>
          </table:table-cell>
          <table:table-cell table:formula="of:=AVERAGE([ILS.BF2:.BF1000])" office:value-type="float" office:value="3877.75" calcext:value-type="float">
            <text:p>3877,75</text:p>
          </table:table-cell>
          <table:table-cell table:formula="of:=AVERAGE([ILS.BG2:.BG1000])" office:value-type="float" office:value="3901.25" calcext:value-type="float">
            <text:p>3901,25</text:p>
          </table:table-cell>
          <table:table-cell table:formula="of:=AVERAGE([ILS.BH2:.BH1000])" office:value-type="float" office:value="3917.75" calcext:value-type="float">
            <text:p>3917,75</text:p>
          </table:table-cell>
          <table:table-cell table:formula="of:=AVERAGE([ILS.BI2:.BI1000])" office:value-type="string" office:string-value="" calcext:value-type="error">
            <text:p>#DIV/0 !</text:p>
          </table:table-cell>
          <table:table-cell table:formula="of:=AVERAGE([ILS.BJ2:.BJ1000])" office:value-type="string" office:string-value="" calcext:value-type="error">
            <text:p>#DIV/0 !</text:p>
          </table:table-cell>
          <table:table-cell table:formula="of:=AVERAGE([ILS.BK2:.BK1000])" office:value-type="string" office:string-value="" calcext:value-type="error">
            <text:p>#DIV/0 !</text:p>
          </table:table-cell>
          <table:table-cell table:formula="of:=AVERAGE([ILS.BL2:.BL1000])" office:value-type="string" office:string-value="" calcext:value-type="error">
            <text:p>#DIV/0 !</text:p>
          </table:table-cell>
          <table:table-cell table:formula="of:=AVERAGE([ILS.BM2:.BM1000])" office:value-type="string" office:string-value="" calcext:value-type="error">
            <text:p>#DIV/0 !</text:p>
          </table:table-cell>
          <table:table-cell table:formula="of:=AVERAGE([ILS.BN2:.BN1000])" office:value-type="string" office:string-value="" calcext:value-type="error">
            <text:p>#DIV/0 !</text:p>
          </table:table-cell>
          <table:table-cell table:formula="of:=AVERAGE([ILS.BO2:.BO1000])" office:value-type="string" office:string-value="" calcext:value-type="error">
            <text:p>#DIV/0 !</text:p>
          </table:table-cell>
          <table:table-cell table:formula="of:=AVERAGE([ILS.BP2:.BP1000])" office:value-type="string" office:string-value="" calcext:value-type="error">
            <text:p>#DIV/0 !</text:p>
          </table:table-cell>
          <table:table-cell table:formula="of:=AVERAGE([ILS.BQ2:.BQ1000])" office:value-type="string" office:string-value="" calcext:value-type="error">
            <text:p>#DIV/0 !</text:p>
          </table:table-cell>
          <table:table-cell table:formula="of:=AVERAGE([ILS.BR2:.BR1000])" office:value-type="string" office:string-value="" calcext:value-type="error">
            <text:p>#DIV/0 !</text:p>
          </table:table-cell>
          <table:table-cell table:formula="of:=AVERAGE([ILS.BS2:.BS1000])" office:value-type="string" office:string-value="" calcext:value-type="error">
            <text:p>#DIV/0 !</text:p>
          </table:table-cell>
          <table:table-cell table:formula="of:=AVERAGE([ILS.BT2:.BT1000])" office:value-type="string" office:string-value="" calcext:value-type="error">
            <text:p>#DIV/0 !</text:p>
          </table:table-cell>
          <table:table-cell table:formula="of:=AVERAGE([ILS.BU2:.BU1000])" office:value-type="string" office:string-value="" calcext:value-type="error">
            <text:p>#DIV/0 !</text:p>
          </table:table-cell>
          <table:table-cell table:formula="of:=AVERAGE([ILS.BV2:.BV1000])" office:value-type="string" office:string-value="" calcext:value-type="error">
            <text:p>#DIV/0 !</text:p>
          </table:table-cell>
          <table:table-cell table:formula="of:=AVERAGE([ILS.BW2:.BW1000])" office:value-type="string" office:string-value="" calcext:value-type="error">
            <text:p>#DIV/0 !</text:p>
          </table:table-cell>
          <table:table-cell table:formula="of:=AVERAGE([ILS.BX2:.BX1000])" office:value-type="string" office:string-value="" calcext:value-type="error">
            <text:p>#DIV/0 !</text:p>
          </table:table-cell>
          <table:table-cell table:formula="of:=AVERAGE([ILS.BY2:.BY1000])" office:value-type="string" office:string-value="" calcext:value-type="error">
            <text:p>#DIV/0 !</text:p>
          </table:table-cell>
          <table:table-cell table:formula="of:=AVERAGE([ILS.BZ2:.BZ1000])" office:value-type="string" office:string-value="" calcext:value-type="error">
            <text:p>#DIV/0 !</text:p>
          </table:table-cell>
          <table:table-cell table:formula="of:=AVERAGE([ILS.CA2:.CA1000])" office:value-type="string" office:string-value="" calcext:value-type="error">
            <text:p>#DIV/0 !</text:p>
          </table:table-cell>
          <table:table-cell table:formula="of:=AVERAGE([ILS.CB2:.CB1000])" office:value-type="string" office:string-value="" calcext:value-type="error">
            <text:p>#DIV/0 !</text:p>
          </table:table-cell>
          <table:table-cell table:formula="of:=AVERAGE([ILS.CC2:.CC1000])" office:value-type="string" office:string-value="" calcext:value-type="error">
            <text:p>#DIV/0 !</text:p>
          </table:table-cell>
          <table:table-cell table:formula="of:=AVERAGE([ILS.CD2:.CD1000])" office:value-type="string" office:string-value="" calcext:value-type="error">
            <text:p>#DIV/0 !</text:p>
          </table:table-cell>
          <table:table-cell table:formula="of:=AVERAGE([ILS.CE2:.CE1000])" office:value-type="string" office:string-value="" calcext:value-type="error">
            <text:p>#DIV/0 !</text:p>
          </table:table-cell>
          <table:table-cell table:formula="of:=AVERAGE([ILS.CF2:.CF1000])" office:value-type="string" office:string-value="" calcext:value-type="error">
            <text:p>#DIV/0 !</text:p>
          </table:table-cell>
          <table:table-cell table:formula="of:=AVERAGE([ILS.CG2:.CG1000])" office:value-type="string" office:string-value="" calcext:value-type="error">
            <text:p>#DIV/0 !</text:p>
          </table:table-cell>
          <table:table-cell table:formula="of:=AVERAGE([ILS.CH2:.CH1000])" office:value-type="string" office:string-value="" calcext:value-type="error">
            <text:p>#DIV/0 !</text:p>
          </table:table-cell>
          <table:table-cell table:formula="of:=AVERAGE([ILS.CI2:.CI1000])" office:value-type="string" office:string-value="" calcext:value-type="error">
            <text:p>#DIV/0 !</text:p>
          </table:table-cell>
          <table:table-cell table:formula="of:=AVERAGE([ILS.CJ2:.CJ1000])" office:value-type="string" office:string-value="" calcext:value-type="error">
            <text:p>#DIV/0 !</text:p>
          </table:table-cell>
          <table:table-cell table:formula="of:=AVERAGE([ILS.CK2:.CK1000])" office:value-type="string" office:string-value="" calcext:value-type="error">
            <text:p>#DIV/0 !</text:p>
          </table:table-cell>
          <table:table-cell table:formula="of:=AVERAGE([ILS.CL2:.CL1000])" office:value-type="string" office:string-value="" calcext:value-type="error">
            <text:p>#DIV/0 !</text:p>
          </table:table-cell>
          <table:table-cell table:formula="of:=AVERAGE([ILS.CM2:.CM1000])" office:value-type="string" office:string-value="" calcext:value-type="error">
            <text:p>#DIV/0 !</text:p>
          </table:table-cell>
          <table:table-cell table:formula="of:=AVERAGE([ILS.CN2:.CN1000])" office:value-type="string" office:string-value="" calcext:value-type="error">
            <text:p>#DIV/0 !</text:p>
          </table:table-cell>
          <table:table-cell table:formula="of:=AVERAGE([ILS.CO2:.CO1000])" office:value-type="string" office:string-value="" calcext:value-type="error">
            <text:p>#DIV/0 !</text:p>
          </table:table-cell>
          <table:table-cell table:formula="of:=AVERAGE([ILS.CP2:.CP1000])" office:value-type="string" office:string-value="" calcext:value-type="error">
            <text:p>#DIV/0 !</text:p>
          </table:table-cell>
          <table:table-cell table:formula="of:=AVERAGE([ILS.CQ2:.CQ1000])" office:value-type="string" office:string-value="" calcext:value-type="error">
            <text:p>#DIV/0 !</text:p>
          </table:table-cell>
          <table:table-cell table:formula="of:=AVERAGE([ILS.CR2:.CR1000])" office:value-type="string" office:string-value="" calcext:value-type="error">
            <text:p>#DIV/0 !</text:p>
          </table:table-cell>
          <table:table-cell table:formula="of:=AVERAGE([ILS.CS2:.CS1000])" office:value-type="string" office:string-value="" calcext:value-type="error">
            <text:p>#DIV/0 !</text:p>
          </table:table-cell>
          <table:table-cell table:formula="of:=AVERAGE([ILS.CT2:.CT1000])" office:value-type="string" office:string-value="" calcext:value-type="error">
            <text:p>#DIV/0 !</text:p>
          </table:table-cell>
          <table:table-cell table:formula="of:=AVERAGE([ILS.CU2:.CU1000])" office:value-type="string" office:string-value="" calcext:value-type="error">
            <text:p>#DIV/0 !</text:p>
          </table:table-cell>
          <table:table-cell table:formula="of:=AVERAGE([ILS.CV2:.CV1000])" office:value-type="string" office:string-value="" calcext:value-type="error">
            <text:p>#DIV/0 !</text:p>
          </table:table-cell>
          <table:table-cell table:formula="of:=AVERAGE([ILS.CW2:.CW1000])" office:value-type="string" office:string-value="" calcext:value-type="error">
            <text:p>#DIV/0 !</text:p>
          </table:table-cell>
          <table:table-cell table:formula="of:=AVERAGE([ILS.CX2:.CX1000])" office:value-type="string" office:string-value="" calcext:value-type="error">
            <text:p>#DIV/0 !</text:p>
          </table:table-cell>
          <table:table-cell table:formula="of:=AVERAGE([ILS.CY2:.CY1000])" office:value-type="string" office:string-value="" calcext:value-type="error">
            <text:p>#DIV/0 !</text:p>
          </table:table-cell>
          <table:table-cell table:formula="of:=AVERAGE([ILS.CZ2:.CZ1000])" office:value-type="string" office:string-value="" calcext:value-type="error">
            <text:p>#DIV/0 !</text:p>
          </table:table-cell>
          <table:table-cell table:formula="of:=AVERAGE([ILS.DA2:.DA1000])" office:value-type="string" office:string-value="" calcext:value-type="error">
            <text:p>#DIV/0 !</text:p>
          </table:table-cell>
          <table:table-cell table:formula="of:=AVERAGE([ILS.DB2:.DB1000])" office:value-type="string" office:string-value="" calcext:value-type="error">
            <text:p>#DIV/0 !</text:p>
          </table:table-cell>
          <table:table-cell table:formula="of:=AVERAGE([ILS.DC2:.DC1000])" office:value-type="string" office:string-value="" calcext:value-type="error">
            <text:p>#DIV/0 !</text:p>
          </table:table-cell>
          <table:table-cell table:formula="of:=AVERAGE([ILS.DD2:.DD1000])" office:value-type="string" office:string-value="" calcext:value-type="error">
            <text:p>#DIV/0 !</text:p>
          </table:table-cell>
          <table:table-cell table:formula="of:=AVERAGE([ILS.DE2:.DE1000])" office:value-type="string" office:string-value="" calcext:value-type="error">
            <text:p>#DIV/0 !</text:p>
          </table:table-cell>
          <table:table-cell table:formula="of:=AVERAGE([ILS.DF2:.DF1000])" office:value-type="string" office:string-value="" calcext:value-type="error">
            <text:p>#DIV/0 !</text:p>
          </table:table-cell>
          <table:table-cell table:formula="of:=AVERAGE([ILS.DG2:.DG1000])" office:value-type="string" office:string-value="" calcext:value-type="error">
            <text:p>#DIV/0 !</text:p>
          </table:table-cell>
          <table:table-cell table:formula="of:=AVERAGE([ILS.DH2:.DH1000])" office:value-type="string" office:string-value="" calcext:value-type="error">
            <text:p>#DIV/0 !</text:p>
          </table:table-cell>
          <table:table-cell table:formula="of:=AVERAGE([ILS.DI2:.DI1000])" office:value-type="string" office:string-value="" calcext:value-type="error">
            <text:p>#DIV/0 !</text:p>
          </table:table-cell>
          <table:table-cell table:formula="of:=AVERAGE([ILS.DJ2:.DJ1000])" office:value-type="string" office:string-value="" calcext:value-type="error">
            <text:p>#DIV/0 !</text:p>
          </table:table-cell>
          <table:table-cell table:formula="of:=AVERAGE([ILS.DK2:.DK1000])" office:value-type="string" office:string-value="" calcext:value-type="error">
            <text:p>#DIV/0 !</text:p>
          </table:table-cell>
          <table:table-cell table:formula="of:=AVERAGE([ILS.DL2:.DL1000])" office:value-type="string" office:string-value="" calcext:value-type="error">
            <text:p>#DIV/0 !</text:p>
          </table:table-cell>
          <table:table-cell table:formula="of:=AVERAGE([ILS.DM2:.DM1000])" office:value-type="string" office:string-value="" calcext:value-type="error">
            <text:p>#DIV/0 !</text:p>
          </table:table-cell>
          <table:table-cell table:formula="of:=AVERAGE([ILS.DN2:.DN1000])" office:value-type="string" office:string-value="" calcext:value-type="error">
            <text:p>#DIV/0 !</text:p>
          </table:table-cell>
          <table:table-cell table:formula="of:=AVERAGE([ILS.DO2:.DO1000])" office:value-type="string" office:string-value="" calcext:value-type="error">
            <text:p>#DIV/0 !</text:p>
          </table:table-cell>
          <table:table-cell table:formula="of:=AVERAGE([ILS.DP2:.DP1000]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Memetic</text:p>
          </table:table-cell>
          <table:table-cell table:formula="of:=AVERAGE([Memetic.A2:.A1000])" office:value-type="float" office:value="1278" calcext:value-type="float">
            <text:p>1278</text:p>
          </table:table-cell>
          <table:table-cell table:formula="of:=AVERAGE([Memetic.B2:.B1000])" office:value-type="float" office:value="1359" calcext:value-type="float">
            <text:p>1359</text:p>
          </table:table-cell>
          <table:table-cell table:formula="of:=AVERAGE([Memetic.C2:.C1000])" office:value-type="float" office:value="1081" calcext:value-type="float">
            <text:p>1081</text:p>
          </table:table-cell>
          <table:table-cell table:formula="of:=AVERAGE([Memetic.D2:.D1000])" office:value-type="float" office:value="1293" calcext:value-type="float">
            <text:p>1293</text:p>
          </table:table-cell>
          <table:table-cell table:formula="of:=AVERAGE([Memetic.E2:.E1000])" office:value-type="float" office:value="1235" calcext:value-type="float">
            <text:p>1235</text:p>
          </table:table-cell>
          <table:table-cell table:formula="of:=AVERAGE([Memetic.F2:.F1000])" office:value-type="float" office:value="1195" calcext:value-type="float">
            <text:p>1195</text:p>
          </table:table-cell>
          <table:table-cell table:formula="of:=AVERAGE([Memetic.G2:.G1000])" office:value-type="float" office:value="1239" calcext:value-type="float">
            <text:p>1239</text:p>
          </table:table-cell>
          <table:table-cell table:formula="of:=AVERAGE([Memetic.H2:.H1000])" office:value-type="float" office:value="1206" calcext:value-type="float">
            <text:p>1206</text:p>
          </table:table-cell>
          <table:table-cell table:formula="of:=AVERAGE([Memetic.I2:.I1000])" office:value-type="float" office:value="1230" calcext:value-type="float">
            <text:p>1230</text:p>
          </table:table-cell>
          <table:table-cell table:formula="of:=AVERAGE([Memetic.J2:.J1000])" office:value-type="float" office:value="1108" calcext:value-type="float">
            <text:p>1108</text:p>
          </table:table-cell>
          <table:table-cell table:formula="of:=AVERAGE([Memetic.K2:.K1000])" office:value-type="float" office:value="1582" calcext:value-type="float">
            <text:p>1582</text:p>
          </table:table-cell>
          <table:table-cell table:formula="of:=AVERAGE([Memetic.L2:.L1000])" office:value-type="float" office:value="1659" calcext:value-type="float">
            <text:p>1659</text:p>
          </table:table-cell>
          <table:table-cell table:formula="of:=AVERAGE([Memetic.M2:.M1000])" office:value-type="float" office:value="1499" calcext:value-type="float">
            <text:p>1499</text:p>
          </table:table-cell>
          <table:table-cell table:formula="of:=AVERAGE([Memetic.N2:.N1000])" office:value-type="float" office:value="1377.71428571429" calcext:value-type="float">
            <text:p>1377,7142857143</text:p>
          </table:table-cell>
          <table:table-cell table:formula="of:=AVERAGE([Memetic.O2:.O1000])" office:value-type="float" office:value="1419.64285714286" calcext:value-type="float">
            <text:p>1419,6428571429</text:p>
          </table:table-cell>
          <table:table-cell table:formula="of:=AVERAGE([Memetic.P2:.P1000])" office:value-type="float" office:value="1397" calcext:value-type="float">
            <text:p>1397</text:p>
          </table:table-cell>
          <table:table-cell table:formula="of:=AVERAGE([Memetic.Q2:.Q1000])" office:value-type="float" office:value="1484" calcext:value-type="float">
            <text:p>1484</text:p>
          </table:table-cell>
          <table:table-cell table:formula="of:=AVERAGE([Memetic.R2:.R1000])" office:value-type="float" office:value="1541.64285714286" calcext:value-type="float">
            <text:p>1541,6428571429</text:p>
          </table:table-cell>
          <table:table-cell table:formula="of:=AVERAGE([Memetic.S2:.S1000])" office:value-type="float" office:value="1593.07142857143" calcext:value-type="float">
            <text:p>1593,0714285714</text:p>
          </table:table-cell>
          <table:table-cell table:formula="of:=AVERAGE([Memetic.T2:.T1000])" office:value-type="float" office:value="1593.35714285714" calcext:value-type="float">
            <text:p>1593,3571428572</text:p>
          </table:table-cell>
          <table:table-cell table:formula="of:=AVERAGE([Memetic.U2:.U1000])" office:value-type="float" office:value="2299.16935483871" calcext:value-type="float">
            <text:p>2299,1693548387</text:p>
          </table:table-cell>
          <table:table-cell table:formula="of:=AVERAGE([Memetic.V2:.V1000])" office:value-type="float" office:value="2102" calcext:value-type="float">
            <text:p>2102</text:p>
          </table:table-cell>
          <table:table-cell table:formula="of:=AVERAGE([Memetic.W2:.W1000])" office:value-type="float" office:value="2330.75" calcext:value-type="float">
            <text:p>2330,75</text:p>
          </table:table-cell>
          <table:table-cell table:formula="of:=AVERAGE([Memetic.X2:.X1000])" office:value-type="float" office:value="2227" calcext:value-type="float">
            <text:p>2227</text:p>
          </table:table-cell>
          <table:table-cell table:formula="of:=AVERAGE([Memetic.Y2:.Y1000])" office:value-type="float" office:value="2296.5" calcext:value-type="float">
            <text:p>2296,5</text:p>
          </table:table-cell>
          <table:table-cell table:formula="of:=AVERAGE([Memetic.Z2:.Z1000])" office:value-type="float" office:value="2230" calcext:value-type="float">
            <text:p>2230</text:p>
          </table:table-cell>
          <table:table-cell table:formula="of:=AVERAGE([Memetic.AA2:.AA1000])" office:value-type="float" office:value="2274.25" calcext:value-type="float">
            <text:p>2274,25</text:p>
          </table:table-cell>
          <table:table-cell table:formula="of:=AVERAGE([Memetic.AB2:.AB1000])" office:value-type="float" office:value="2202.75" calcext:value-type="float">
            <text:p>2202,75</text:p>
          </table:table-cell>
          <table:table-cell table:formula="of:=AVERAGE([Memetic.AC2:.AC1000])" office:value-type="float" office:value="2239.5" calcext:value-type="float">
            <text:p>2239,5</text:p>
          </table:table-cell>
          <table:table-cell table:formula="of:=AVERAGE([Memetic.AD2:.AD1000])" office:value-type="float" office:value="2178.5" calcext:value-type="float">
            <text:p>2178,5</text:p>
          </table:table-cell>
          <table:table-cell table:formula="of:=AVERAGE([Memetic.AE2:.AE1000])" office:value-type="float" office:value="2724.08064516129" calcext:value-type="float">
            <text:p>2724,0806451613</text:p>
          </table:table-cell>
          <table:table-cell table:formula="of:=AVERAGE([Memetic.AF2:.AF1000])" office:value-type="float" office:value="2836" calcext:value-type="float">
            <text:p>2836</text:p>
          </table:table-cell>
          <table:table-cell table:formula="of:=AVERAGE([Memetic.AG2:.AG1000])" office:value-type="float" office:value="2621.25" calcext:value-type="float">
            <text:p>2621,25</text:p>
          </table:table-cell>
          <table:table-cell table:formula="of:=AVERAGE([Memetic.AH2:.AH1000])" office:value-type="float" office:value="2751.5" calcext:value-type="float">
            <text:p>2751,5</text:p>
          </table:table-cell>
          <table:table-cell table:formula="of:=AVERAGE([Memetic.AI2:.AI1000])" office:value-type="float" office:value="2863.5" calcext:value-type="float">
            <text:p>2863,5</text:p>
          </table:table-cell>
          <table:table-cell table:formula="of:=AVERAGE([Memetic.AJ2:.AJ1000])" office:value-type="float" office:value="2830.5" calcext:value-type="float">
            <text:p>2830,5</text:p>
          </table:table-cell>
          <table:table-cell table:formula="of:=AVERAGE([Memetic.AK2:.AK1000])" office:value-type="float" office:value="2725" calcext:value-type="float">
            <text:p>2725</text:p>
          </table:table-cell>
          <table:table-cell table:formula="of:=AVERAGE([Memetic.AL2:.AL1000])" office:value-type="float" office:value="2685.25" calcext:value-type="float">
            <text:p>2685,25</text:p>
          </table:table-cell>
          <table:table-cell table:formula="of:=AVERAGE([Memetic.AM2:.AM1000])" office:value-type="float" office:value="2560.25" calcext:value-type="float">
            <text:p>2560,25</text:p>
          </table:table-cell>
          <table:table-cell table:formula="of:=AVERAGE([Memetic.AN2:.AN1000])" office:value-type="float" office:value="2782" calcext:value-type="float">
            <text:p>2782</text:p>
          </table:table-cell>
          <table:table-cell table:formula="of:=AVERAGE([Memetic.AO2:.AO1000])" office:value-type="float" office:value="3070.96774193548" calcext:value-type="float">
            <text:p>3070,9677419355</text:p>
          </table:table-cell>
          <table:table-cell table:formula="of:=AVERAGE([Memetic.AP2:.AP1000])" office:value-type="float" office:value="2948.25" calcext:value-type="float">
            <text:p>2948,25</text:p>
          </table:table-cell>
          <table:table-cell table:formula="of:=AVERAGE([Memetic.AQ2:.AQ1000])" office:value-type="float" office:value="2920.5" calcext:value-type="float">
            <text:p>2920,5</text:p>
          </table:table-cell>
          <table:table-cell table:formula="of:=AVERAGE([Memetic.AR2:.AR1000])" office:value-type="float" office:value="3084.5" calcext:value-type="float">
            <text:p>3084,5</text:p>
          </table:table-cell>
          <table:table-cell table:formula="of:=AVERAGE([Memetic.AS2:.AS1000])" office:value-type="float" office:value="3064.25" calcext:value-type="float">
            <text:p>3064,25</text:p>
          </table:table-cell>
          <table:table-cell table:formula="of:=AVERAGE([Memetic.AT2:.AT1000])" office:value-type="float" office:value="3062" calcext:value-type="float">
            <text:p>3062</text:p>
          </table:table-cell>
          <table:table-cell table:formula="of:=AVERAGE([Memetic.AU2:.AU1000])" office:value-type="float" office:value="3153" calcext:value-type="float">
            <text:p>3153</text:p>
          </table:table-cell>
          <table:table-cell table:formula="of:=AVERAGE([Memetic.AV2:.AV1000])" office:value-type="float" office:value="3068.25" calcext:value-type="float">
            <text:p>3068,25</text:p>
          </table:table-cell>
          <table:table-cell table:formula="of:=AVERAGE([Memetic.AW2:.AW1000])" office:value-type="float" office:value="2956.25" calcext:value-type="float">
            <text:p>2956,25</text:p>
          </table:table-cell>
          <table:table-cell table:formula="of:=AVERAGE([Memetic.AX2:.AX1000])" office:value-type="float" office:value="3141.25" calcext:value-type="float">
            <text:p>3141,25</text:p>
          </table:table-cell>
          <table:table-cell table:formula="of:=AVERAGE([Memetic.AY2:.AY1000])" office:value-type="float" office:value="4014.82258064516" calcext:value-type="float">
            <text:p>4014,8225806452</text:p>
          </table:table-cell>
          <table:table-cell table:formula="of:=AVERAGE([Memetic.AZ2:.AZ1000])" office:value-type="float" office:value="3880" calcext:value-type="float">
            <text:p>3880</text:p>
          </table:table-cell>
          <table:table-cell table:formula="of:=AVERAGE([Memetic.BA2:.BA1000])" office:value-type="float" office:value="3834.75" calcext:value-type="float">
            <text:p>3834,75</text:p>
          </table:table-cell>
          <table:table-cell table:formula="of:=AVERAGE([Memetic.BB2:.BB1000])" office:value-type="float" office:value="3915.75" calcext:value-type="float">
            <text:p>3915,75</text:p>
          </table:table-cell>
          <table:table-cell table:formula="of:=AVERAGE([Memetic.BC2:.BC1000])" office:value-type="float" office:value="3779.25" calcext:value-type="float">
            <text:p>3779,25</text:p>
          </table:table-cell>
          <table:table-cell table:formula="of:=AVERAGE([Memetic.BD2:.BD1000])" office:value-type="float" office:value="3863.5" calcext:value-type="float">
            <text:p>3863,5</text:p>
          </table:table-cell>
          <table:table-cell table:formula="of:=AVERAGE([Memetic.BE2:.BE1000])" office:value-type="float" office:value="3891" calcext:value-type="float">
            <text:p>3891</text:p>
          </table:table-cell>
          <table:table-cell table:formula="of:=AVERAGE([Memetic.BF2:.BF1000])" office:value-type="float" office:value="3885" calcext:value-type="float">
            <text:p>3885</text:p>
          </table:table-cell>
          <table:table-cell table:formula="of:=AVERAGE([Memetic.BG2:.BG1000])" office:value-type="float" office:value="3901.5" calcext:value-type="float">
            <text:p>3901,5</text:p>
          </table:table-cell>
          <table:table-cell table:formula="of:=AVERAGE([Memetic.BH2:.BH1000])" office:value-type="float" office:value="3933.75" calcext:value-type="float">
            <text:p>3933,75</text:p>
          </table:table-cell>
          <table:table-cell table:formula="of:=AVERAGE([Memetic.BI2:.BI1000])" office:value-type="string" office:string-value="" calcext:value-type="error">
            <text:p>#DIV/0 !</text:p>
          </table:table-cell>
          <table:table-cell table:formula="of:=AVERAGE([Memetic.BJ2:.BJ1000])" office:value-type="string" office:string-value="" calcext:value-type="error">
            <text:p>#DIV/0 !</text:p>
          </table:table-cell>
          <table:table-cell table:formula="of:=AVERAGE([Memetic.BK2:.BK1000])" office:value-type="string" office:string-value="" calcext:value-type="error">
            <text:p>#DIV/0 !</text:p>
          </table:table-cell>
          <table:table-cell table:formula="of:=AVERAGE([Memetic.BL2:.BL1000])" office:value-type="string" office:string-value="" calcext:value-type="error">
            <text:p>#DIV/0 !</text:p>
          </table:table-cell>
          <table:table-cell table:formula="of:=AVERAGE([Memetic.BM2:.BM1000])" office:value-type="string" office:string-value="" calcext:value-type="error">
            <text:p>#DIV/0 !</text:p>
          </table:table-cell>
          <table:table-cell table:formula="of:=AVERAGE([Memetic.BN2:.BN1000])" office:value-type="string" office:string-value="" calcext:value-type="error">
            <text:p>#DIV/0 !</text:p>
          </table:table-cell>
          <table:table-cell table:formula="of:=AVERAGE([Memetic.BO2:.BO1000])" office:value-type="string" office:string-value="" calcext:value-type="error">
            <text:p>#DIV/0 !</text:p>
          </table:table-cell>
          <table:table-cell table:formula="of:=AVERAGE([Memetic.BP2:.BP1000])" office:value-type="string" office:string-value="" calcext:value-type="error">
            <text:p>#DIV/0 !</text:p>
          </table:table-cell>
          <table:table-cell table:formula="of:=AVERAGE([Memetic.BQ2:.BQ1000])" office:value-type="string" office:string-value="" calcext:value-type="error">
            <text:p>#DIV/0 !</text:p>
          </table:table-cell>
          <table:table-cell table:formula="of:=AVERAGE([Memetic.BR2:.BR1000])" office:value-type="string" office:string-value="" calcext:value-type="error">
            <text:p>#DIV/0 !</text:p>
          </table:table-cell>
          <table:table-cell table:formula="of:=AVERAGE([Memetic.BS2:.BS1000])" office:value-type="string" office:string-value="" calcext:value-type="error">
            <text:p>#DIV/0 !</text:p>
          </table:table-cell>
          <table:table-cell table:formula="of:=AVERAGE([Memetic.BT2:.BT1000])" office:value-type="string" office:string-value="" calcext:value-type="error">
            <text:p>#DIV/0 !</text:p>
          </table:table-cell>
          <table:table-cell table:formula="of:=AVERAGE([Memetic.BU2:.BU1000])" office:value-type="string" office:string-value="" calcext:value-type="error">
            <text:p>#DIV/0 !</text:p>
          </table:table-cell>
          <table:table-cell table:formula="of:=AVERAGE([Memetic.BV2:.BV1000])" office:value-type="string" office:string-value="" calcext:value-type="error">
            <text:p>#DIV/0 !</text:p>
          </table:table-cell>
          <table:table-cell table:formula="of:=AVERAGE([Memetic.BW2:.BW1000])" office:value-type="string" office:string-value="" calcext:value-type="error">
            <text:p>#DIV/0 !</text:p>
          </table:table-cell>
          <table:table-cell table:formula="of:=AVERAGE([Memetic.BX2:.BX1000])" office:value-type="string" office:string-value="" calcext:value-type="error">
            <text:p>#DIV/0 !</text:p>
          </table:table-cell>
          <table:table-cell table:formula="of:=AVERAGE([Memetic.BY2:.BY1000])" office:value-type="string" office:string-value="" calcext:value-type="error">
            <text:p>#DIV/0 !</text:p>
          </table:table-cell>
          <table:table-cell table:formula="of:=AVERAGE([Memetic.BZ2:.BZ1000])" office:value-type="string" office:string-value="" calcext:value-type="error">
            <text:p>#DIV/0 !</text:p>
          </table:table-cell>
          <table:table-cell table:formula="of:=AVERAGE([Memetic.CA2:.CA1000])" office:value-type="string" office:string-value="" calcext:value-type="error">
            <text:p>#DIV/0 !</text:p>
          </table:table-cell>
          <table:table-cell table:formula="of:=AVERAGE([Memetic.CB2:.CB1000])" office:value-type="string" office:string-value="" calcext:value-type="error">
            <text:p>#DIV/0 !</text:p>
          </table:table-cell>
          <table:table-cell table:formula="of:=AVERAGE([Memetic.CC2:.CC1000])" office:value-type="string" office:string-value="" calcext:value-type="error">
            <text:p>#DIV/0 !</text:p>
          </table:table-cell>
          <table:table-cell table:formula="of:=AVERAGE([Memetic.CD2:.CD1000])" office:value-type="string" office:string-value="" calcext:value-type="error">
            <text:p>#DIV/0 !</text:p>
          </table:table-cell>
          <table:table-cell table:formula="of:=AVERAGE([Memetic.CE2:.CE1000])" office:value-type="string" office:string-value="" calcext:value-type="error">
            <text:p>#DIV/0 !</text:p>
          </table:table-cell>
          <table:table-cell table:formula="of:=AVERAGE([Memetic.CF2:.CF1000])" office:value-type="string" office:string-value="" calcext:value-type="error">
            <text:p>#DIV/0 !</text:p>
          </table:table-cell>
          <table:table-cell table:formula="of:=AVERAGE([Memetic.CG2:.CG1000])" office:value-type="string" office:string-value="" calcext:value-type="error">
            <text:p>#DIV/0 !</text:p>
          </table:table-cell>
          <table:table-cell table:formula="of:=AVERAGE([Memetic.CH2:.CH1000])" office:value-type="string" office:string-value="" calcext:value-type="error">
            <text:p>#DIV/0 !</text:p>
          </table:table-cell>
          <table:table-cell table:formula="of:=AVERAGE([Memetic.CI2:.CI1000])" office:value-type="string" office:string-value="" calcext:value-type="error">
            <text:p>#DIV/0 !</text:p>
          </table:table-cell>
          <table:table-cell table:formula="of:=AVERAGE([Memetic.CJ2:.CJ1000])" office:value-type="string" office:string-value="" calcext:value-type="error">
            <text:p>#DIV/0 !</text:p>
          </table:table-cell>
          <table:table-cell table:formula="of:=AVERAGE([Memetic.CK2:.CK1000])" office:value-type="string" office:string-value="" calcext:value-type="error">
            <text:p>#DIV/0 !</text:p>
          </table:table-cell>
          <table:table-cell table:formula="of:=AVERAGE([Memetic.CL2:.CL1000])" office:value-type="string" office:string-value="" calcext:value-type="error">
            <text:p>#DIV/0 !</text:p>
          </table:table-cell>
          <table:table-cell table:formula="of:=AVERAGE([Memetic.CM2:.CM1000])" office:value-type="string" office:string-value="" calcext:value-type="error">
            <text:p>#DIV/0 !</text:p>
          </table:table-cell>
          <table:table-cell table:formula="of:=AVERAGE([Memetic.CN2:.CN1000])" office:value-type="string" office:string-value="" calcext:value-type="error">
            <text:p>#DIV/0 !</text:p>
          </table:table-cell>
          <table:table-cell table:formula="of:=AVERAGE([Memetic.CO2:.CO1000])" office:value-type="string" office:string-value="" calcext:value-type="error">
            <text:p>#DIV/0 !</text:p>
          </table:table-cell>
          <table:table-cell table:formula="of:=AVERAGE([Memetic.CP2:.CP1000])" office:value-type="string" office:string-value="" calcext:value-type="error">
            <text:p>#DIV/0 !</text:p>
          </table:table-cell>
          <table:table-cell table:formula="of:=AVERAGE([Memetic.CQ2:.CQ1000])" office:value-type="string" office:string-value="" calcext:value-type="error">
            <text:p>#DIV/0 !</text:p>
          </table:table-cell>
          <table:table-cell table:formula="of:=AVERAGE([Memetic.CR2:.CR1000])" office:value-type="string" office:string-value="" calcext:value-type="error">
            <text:p>#DIV/0 !</text:p>
          </table:table-cell>
          <table:table-cell table:formula="of:=AVERAGE([Memetic.CS2:.CS1000])" office:value-type="string" office:string-value="" calcext:value-type="error">
            <text:p>#DIV/0 !</text:p>
          </table:table-cell>
          <table:table-cell table:formula="of:=AVERAGE([Memetic.CT2:.CT1000])" office:value-type="string" office:string-value="" calcext:value-type="error">
            <text:p>#DIV/0 !</text:p>
          </table:table-cell>
          <table:table-cell table:formula="of:=AVERAGE([Memetic.CU2:.CU1000])" office:value-type="string" office:string-value="" calcext:value-type="error">
            <text:p>#DIV/0 !</text:p>
          </table:table-cell>
          <table:table-cell table:formula="of:=AVERAGE([Memetic.CV2:.CV1000])" office:value-type="string" office:string-value="" calcext:value-type="error">
            <text:p>#DIV/0 !</text:p>
          </table:table-cell>
          <table:table-cell table:formula="of:=AVERAGE([Memetic.CW2:.CW1000])" office:value-type="string" office:string-value="" calcext:value-type="error">
            <text:p>#DIV/0 !</text:p>
          </table:table-cell>
          <table:table-cell table:formula="of:=AVERAGE([Memetic.CX2:.CX1000])" office:value-type="string" office:string-value="" calcext:value-type="error">
            <text:p>#DIV/0 !</text:p>
          </table:table-cell>
          <table:table-cell table:formula="of:=AVERAGE([Memetic.CY2:.CY1000])" office:value-type="string" office:string-value="" calcext:value-type="error">
            <text:p>#DIV/0 !</text:p>
          </table:table-cell>
          <table:table-cell table:formula="of:=AVERAGE([Memetic.CZ2:.CZ1000])" office:value-type="string" office:string-value="" calcext:value-type="error">
            <text:p>#DIV/0 !</text:p>
          </table:table-cell>
          <table:table-cell table:formula="of:=AVERAGE([Memetic.DA2:.DA1000])" office:value-type="string" office:string-value="" calcext:value-type="error">
            <text:p>#DIV/0 !</text:p>
          </table:table-cell>
          <table:table-cell table:formula="of:=AVERAGE([Memetic.DB2:.DB1000])" office:value-type="string" office:string-value="" calcext:value-type="error">
            <text:p>#DIV/0 !</text:p>
          </table:table-cell>
          <table:table-cell table:formula="of:=AVERAGE([Memetic.DC2:.DC1000])" office:value-type="string" office:string-value="" calcext:value-type="error">
            <text:p>#DIV/0 !</text:p>
          </table:table-cell>
          <table:table-cell table:formula="of:=AVERAGE([Memetic.DD2:.DD1000])" office:value-type="string" office:string-value="" calcext:value-type="error">
            <text:p>#DIV/0 !</text:p>
          </table:table-cell>
          <table:table-cell table:formula="of:=AVERAGE([Memetic.DE2:.DE1000])" office:value-type="string" office:string-value="" calcext:value-type="error">
            <text:p>#DIV/0 !</text:p>
          </table:table-cell>
          <table:table-cell table:formula="of:=AVERAGE([Memetic.DF2:.DF1000])" office:value-type="string" office:string-value="" calcext:value-type="error">
            <text:p>#DIV/0 !</text:p>
          </table:table-cell>
          <table:table-cell table:formula="of:=AVERAGE([Memetic.DG2:.DG1000])" office:value-type="string" office:string-value="" calcext:value-type="error">
            <text:p>#DIV/0 !</text:p>
          </table:table-cell>
          <table:table-cell table:formula="of:=AVERAGE([Memetic.DH2:.DH1000])" office:value-type="string" office:string-value="" calcext:value-type="error">
            <text:p>#DIV/0 !</text:p>
          </table:table-cell>
          <table:table-cell table:formula="of:=AVERAGE([Memetic.DI2:.DI1000])" office:value-type="string" office:string-value="" calcext:value-type="error">
            <text:p>#DIV/0 !</text:p>
          </table:table-cell>
          <table:table-cell table:formula="of:=AVERAGE([Memetic.DJ2:.DJ1000])" office:value-type="string" office:string-value="" calcext:value-type="error">
            <text:p>#DIV/0 !</text:p>
          </table:table-cell>
          <table:table-cell table:formula="of:=AVERAGE([Memetic.DK2:.DK1000])" office:value-type="string" office:string-value="" calcext:value-type="error">
            <text:p>#DIV/0 !</text:p>
          </table:table-cell>
          <table:table-cell table:formula="of:=AVERAGE([Memetic.DL2:.DL1000])" office:value-type="string" office:string-value="" calcext:value-type="error">
            <text:p>#DIV/0 !</text:p>
          </table:table-cell>
          <table:table-cell table:formula="of:=AVERAGE([Memetic.DM2:.DM1000])" office:value-type="string" office:string-value="" calcext:value-type="error">
            <text:p>#DIV/0 !</text:p>
          </table:table-cell>
          <table:table-cell table:formula="of:=AVERAGE([Memetic.DN2:.DN1000])" office:value-type="string" office:string-value="" calcext:value-type="error">
            <text:p>#DIV/0 !</text:p>
          </table:table-cell>
          <table:table-cell table:formula="of:=AVERAGE([Memetic.DO2:.DO1000])" office:value-type="string" office:string-value="" calcext:value-type="error">
            <text:p>#DIV/0 !</text:p>
          </table:table-cell>
          <table:table-cell table:formula="of:=AVERAGE([Memetic.DP2:.DP1000]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table:formula="of:=AVERAGE(['Simulated Annealing'.A2:.A1000])" office:value-type="float" office:value="1280.12903225806" calcext:value-type="float">
            <text:p>1280,1290322581</text:p>
          </table:table-cell>
          <table:table-cell table:formula="of:=AVERAGE(['Simulated Annealing'.B2:.B1000])" office:value-type="float" office:value="1359.44444444444" calcext:value-type="float">
            <text:p>1359,4444444445</text:p>
          </table:table-cell>
          <table:table-cell table:formula="of:=AVERAGE(['Simulated Annealing'.C2:.C1000])" office:value-type="float" office:value="1094.05555555556" calcext:value-type="float">
            <text:p>1094,0555555556</text:p>
          </table:table-cell>
          <table:table-cell table:formula="of:=AVERAGE(['Simulated Annealing'.D2:.D1000])" office:value-type="float" office:value="1308.11111111111" calcext:value-type="float">
            <text:p>1308,1111111111</text:p>
          </table:table-cell>
          <table:table-cell table:formula="of:=AVERAGE(['Simulated Annealing'.E2:.E1000])" office:value-type="float" office:value="1249.33333333333" calcext:value-type="float">
            <text:p>1249,3333333333</text:p>
          </table:table-cell>
          <table:table-cell table:formula="of:=AVERAGE(['Simulated Annealing'.F2:.F1000])" office:value-type="float" office:value="1207.21428571429" calcext:value-type="float">
            <text:p>1207,2142857143</text:p>
          </table:table-cell>
          <table:table-cell table:formula="of:=AVERAGE(['Simulated Annealing'.G2:.G1000])" office:value-type="float" office:value="1242.21428571429" calcext:value-type="float">
            <text:p>1242,2142857143</text:p>
          </table:table-cell>
          <table:table-cell table:formula="of:=AVERAGE(['Simulated Annealing'.H2:.H1000])" office:value-type="float" office:value="1208.78571428571" calcext:value-type="float">
            <text:p>1208,7857142857</text:p>
          </table:table-cell>
          <table:table-cell table:formula="of:=AVERAGE(['Simulated Annealing'.I2:.I1000])" office:value-type="float" office:value="1246.92857142857" calcext:value-type="float">
            <text:p>1246,9285714286</text:p>
          </table:table-cell>
          <table:table-cell table:formula="of:=AVERAGE(['Simulated Annealing'.J2:.J1000])" office:value-type="float" office:value="1117.28571428571" calcext:value-type="float">
            <text:p>1117,2857142857</text:p>
          </table:table-cell>
          <table:table-cell table:formula="of:=AVERAGE(['Simulated Annealing'.K2:.K1000])" office:value-type="float" office:value="1601.57258064516" calcext:value-type="float">
            <text:p>1601,5725806452</text:p>
          </table:table-cell>
          <table:table-cell table:formula="of:=AVERAGE(['Simulated Annealing'.L2:.L1000])" office:value-type="float" office:value="1691.71428571429" calcext:value-type="float">
            <text:p>1691,7142857143</text:p>
          </table:table-cell>
          <table:table-cell table:formula="of:=AVERAGE(['Simulated Annealing'.M2:.M1000])" office:value-type="float" office:value="1524.14285714286" calcext:value-type="float">
            <text:p>1524,1428571429</text:p>
          </table:table-cell>
          <table:table-cell table:formula="of:=AVERAGE(['Simulated Annealing'.N2:.N1000])" office:value-type="float" office:value="1394.92857142857" calcext:value-type="float">
            <text:p>1394,9285714286</text:p>
          </table:table-cell>
          <table:table-cell table:formula="of:=AVERAGE(['Simulated Annealing'.O2:.O1000])" office:value-type="float" office:value="1438.28571428571" calcext:value-type="float">
            <text:p>1438,2857142857</text:p>
          </table:table-cell>
          <table:table-cell table:formula="of:=AVERAGE(['Simulated Annealing'.P2:.P1000])" office:value-type="float" office:value="1422.57142857143" calcext:value-type="float">
            <text:p>1422,5714285714</text:p>
          </table:table-cell>
          <table:table-cell table:formula="of:=AVERAGE(['Simulated Annealing'.Q2:.Q1000])" office:value-type="float" office:value="1505.35714285714" calcext:value-type="float">
            <text:p>1505,3571428572</text:p>
          </table:table-cell>
          <table:table-cell table:formula="of:=AVERAGE(['Simulated Annealing'.R2:.R1000])" office:value-type="float" office:value="1566.92857142857" calcext:value-type="float">
            <text:p>1566,9285714286</text:p>
          </table:table-cell>
          <table:table-cell table:formula="of:=AVERAGE(['Simulated Annealing'.S2:.S1000])" office:value-type="float" office:value="1616.78571428571" calcext:value-type="float">
            <text:p>1616,7857142857</text:p>
          </table:table-cell>
          <table:table-cell table:formula="of:=AVERAGE(['Simulated Annealing'.T2:.T1000])" office:value-type="float" office:value="1620.92857142857" calcext:value-type="float">
            <text:p>1620,9285714286</text:p>
          </table:table-cell>
          <table:table-cell table:formula="of:=AVERAGE(['Simulated Annealing'.U2:.U1000])" office:value-type="float" office:value="2340.91935483871" calcext:value-type="float">
            <text:p>2340,9193548387</text:p>
          </table:table-cell>
          <table:table-cell table:formula="of:=AVERAGE(['Simulated Annealing'.V2:.V1000])" office:value-type="float" office:value="2126.25" calcext:value-type="float">
            <text:p>2126,25</text:p>
          </table:table-cell>
          <table:table-cell table:formula="of:=AVERAGE(['Simulated Annealing'.W2:.W1000])" office:value-type="float" office:value="2363.5" calcext:value-type="float">
            <text:p>2363,5</text:p>
          </table:table-cell>
          <table:table-cell table:formula="of:=AVERAGE(['Simulated Annealing'.X2:.X1000])" office:value-type="float" office:value="2251" calcext:value-type="float">
            <text:p>2251</text:p>
          </table:table-cell>
          <table:table-cell table:formula="of:=AVERAGE(['Simulated Annealing'.Y2:.Y1000])" office:value-type="float" office:value="2319.75" calcext:value-type="float">
            <text:p>2319,75</text:p>
          </table:table-cell>
          <table:table-cell table:formula="of:=AVERAGE(['Simulated Annealing'.Z2:.Z1000])" office:value-type="float" office:value="2247.75" calcext:value-type="float">
            <text:p>2247,75</text:p>
          </table:table-cell>
          <table:table-cell table:formula="of:=AVERAGE(['Simulated Annealing'.AA2:.AA1000])" office:value-type="float" office:value="2305.25" calcext:value-type="float">
            <text:p>2305,25</text:p>
          </table:table-cell>
          <table:table-cell table:formula="of:=AVERAGE(['Simulated Annealing'.AB2:.AB1000])" office:value-type="float" office:value="2240.75" calcext:value-type="float">
            <text:p>2240,75</text:p>
          </table:table-cell>
          <table:table-cell table:formula="of:=AVERAGE(['Simulated Annealing'.AC2:.AC1000])" office:value-type="float" office:value="2274.25" calcext:value-type="float">
            <text:p>2274,25</text:p>
          </table:table-cell>
          <table:table-cell table:formula="of:=AVERAGE(['Simulated Annealing'.AD2:.AD1000])" office:value-type="float" office:value="2212.75" calcext:value-type="float">
            <text:p>2212,75</text:p>
          </table:table-cell>
          <table:table-cell table:formula="of:=AVERAGE(['Simulated Annealing'.AE2:.AE1000])" office:value-type="float" office:value="2730.5564516129" calcext:value-type="float">
            <text:p>2730,5564516129</text:p>
          </table:table-cell>
          <table:table-cell table:formula="of:=AVERAGE(['Simulated Annealing'.AF2:.AF1000])" office:value-type="float" office:value="2843" calcext:value-type="float">
            <text:p>2843</text:p>
          </table:table-cell>
          <table:table-cell table:formula="of:=AVERAGE(['Simulated Annealing'.AG2:.AG1000])" office:value-type="float" office:value="2637.25" calcext:value-type="float">
            <text:p>2637,25</text:p>
          </table:table-cell>
          <table:table-cell table:formula="of:=AVERAGE(['Simulated Annealing'.AH2:.AH1000])" office:value-type="float" office:value="2765.75" calcext:value-type="float">
            <text:p>2765,75</text:p>
          </table:table-cell>
          <table:table-cell table:formula="of:=AVERAGE(['Simulated Annealing'.AI2:.AI1000])" office:value-type="float" office:value="2865" calcext:value-type="float">
            <text:p>2865</text:p>
          </table:table-cell>
          <table:table-cell table:formula="of:=AVERAGE(['Simulated Annealing'.AJ2:.AJ1000])" office:value-type="float" office:value="2835" calcext:value-type="float">
            <text:p>2835</text:p>
          </table:table-cell>
          <table:table-cell table:formula="of:=AVERAGE(['Simulated Annealing'.AK2:.AK1000])" office:value-type="float" office:value="2754.25" calcext:value-type="float">
            <text:p>2754,25</text:p>
          </table:table-cell>
          <table:table-cell table:formula="of:=AVERAGE(['Simulated Annealing'.AL2:.AL1000])" office:value-type="float" office:value="2706.5" calcext:value-type="float">
            <text:p>2706,5</text:p>
          </table:table-cell>
          <table:table-cell table:formula="of:=AVERAGE(['Simulated Annealing'.AM2:.AM1000])" office:value-type="float" office:value="2570.25" calcext:value-type="float">
            <text:p>2570,25</text:p>
          </table:table-cell>
          <table:table-cell table:formula="of:=AVERAGE(['Simulated Annealing'.AN2:.AN1000])" office:value-type="float" office:value="2783.75" calcext:value-type="float">
            <text:p>2783,75</text:p>
          </table:table-cell>
          <table:table-cell table:formula="of:=AVERAGE(['Simulated Annealing'.AO2:.AO1000])" office:value-type="float" office:value="3131.52419354839" calcext:value-type="float">
            <text:p>3131,5241935484</text:p>
          </table:table-cell>
          <table:table-cell table:formula="of:=AVERAGE(['Simulated Annealing'.AP2:.AP1000])" office:value-type="float" office:value="3021.5" calcext:value-type="float">
            <text:p>3021,5</text:p>
          </table:table-cell>
          <table:table-cell table:formula="of:=AVERAGE(['Simulated Annealing'.AQ2:.AQ1000])" office:value-type="float" office:value="2986" calcext:value-type="float">
            <text:p>2986</text:p>
          </table:table-cell>
          <table:table-cell table:formula="of:=AVERAGE(['Simulated Annealing'.AR2:.AR1000])" office:value-type="float" office:value="3149.5" calcext:value-type="float">
            <text:p>3149,5</text:p>
          </table:table-cell>
          <table:table-cell table:formula="of:=AVERAGE(['Simulated Annealing'.AS2:.AS1000])" office:value-type="float" office:value="3123.75" calcext:value-type="float">
            <text:p>3123,75</text:p>
          </table:table-cell>
          <table:table-cell table:formula="of:=AVERAGE(['Simulated Annealing'.AT2:.AT1000])" office:value-type="float" office:value="3123.25" calcext:value-type="float">
            <text:p>3123,25</text:p>
          </table:table-cell>
          <table:table-cell table:formula="of:=AVERAGE(['Simulated Annealing'.AU2:.AU1000])" office:value-type="float" office:value="3252.75" calcext:value-type="float">
            <text:p>3252,75</text:p>
          </table:table-cell>
          <table:table-cell table:formula="of:=AVERAGE(['Simulated Annealing'.AV2:.AV1000])" office:value-type="float" office:value="3123" calcext:value-type="float">
            <text:p>3123</text:p>
          </table:table-cell>
          <table:table-cell table:formula="of:=AVERAGE(['Simulated Annealing'.AW2:.AW1000])" office:value-type="float" office:value="3002" calcext:value-type="float">
            <text:p>3002</text:p>
          </table:table-cell>
          <table:table-cell table:formula="of:=AVERAGE(['Simulated Annealing'.AX2:.AX1000])" office:value-type="float" office:value="3191.5" calcext:value-type="float">
            <text:p>3191,5</text:p>
          </table:table-cell>
          <table:table-cell table:formula="of:=AVERAGE(['Simulated Annealing'.AY2:.AY1000])" office:value-type="float" office:value="4063.66129032258" calcext:value-type="float">
            <text:p>4063,6612903226</text:p>
          </table:table-cell>
          <table:table-cell table:formula="of:=AVERAGE(['Simulated Annealing'.AZ2:.AZ1000])" office:value-type="float" office:value="3918.75" calcext:value-type="float">
            <text:p>3918,75</text:p>
          </table:table-cell>
          <table:table-cell table:formula="of:=AVERAGE(['Simulated Annealing'.BA2:.BA1000])" office:value-type="float" office:value="3902.75" calcext:value-type="float">
            <text:p>3902,75</text:p>
          </table:table-cell>
          <table:table-cell table:formula="of:=AVERAGE(['Simulated Annealing'.BB2:.BB1000])" office:value-type="float" office:value="3940.5" calcext:value-type="float">
            <text:p>3940,5</text:p>
          </table:table-cell>
          <table:table-cell table:formula="of:=AVERAGE(['Simulated Annealing'.BC2:.BC1000])" office:value-type="float" office:value="3833.5" calcext:value-type="float">
            <text:p>3833,5</text:p>
          </table:table-cell>
          <table:table-cell table:formula="of:=AVERAGE(['Simulated Annealing'.BD2:.BD1000])" office:value-type="float" office:value="3887" calcext:value-type="float">
            <text:p>3887</text:p>
          </table:table-cell>
          <table:table-cell table:formula="of:=AVERAGE(['Simulated Annealing'.BE2:.BE1000])" office:value-type="float" office:value="3950" calcext:value-type="float">
            <text:p>3950</text:p>
          </table:table-cell>
          <table:table-cell table:formula="of:=AVERAGE(['Simulated Annealing'.BF2:.BF1000])" office:value-type="float" office:value="3918.25" calcext:value-type="float">
            <text:p>3918,25</text:p>
          </table:table-cell>
          <table:table-cell table:formula="of:=AVERAGE(['Simulated Annealing'.BG2:.BG1000])" office:value-type="float" office:value="3952" calcext:value-type="float">
            <text:p>3952</text:p>
          </table:table-cell>
          <table:table-cell table:formula="of:=AVERAGE(['Simulated Annealing'.BH2:.BH1000])" office:value-type="float" office:value="3964" calcext:value-type="float">
            <text:p>3964</text:p>
          </table:table-cell>
          <table:table-cell table:formula="of:=AVERAGE(['Simulated Annealing'.BI2:.BI1000])" office:value-type="string" office:string-value="" calcext:value-type="error">
            <text:p>#DIV/0 !</text:p>
          </table:table-cell>
          <table:table-cell table:formula="of:=AVERAGE(['Simulated Annealing'.BJ2:.BJ1000])" office:value-type="string" office:string-value="" calcext:value-type="error">
            <text:p>#DIV/0 !</text:p>
          </table:table-cell>
          <table:table-cell table:formula="of:=AVERAGE(['Simulated Annealing'.BK2:.BK1000])" office:value-type="string" office:string-value="" calcext:value-type="error">
            <text:p>#DIV/0 !</text:p>
          </table:table-cell>
          <table:table-cell table:formula="of:=AVERAGE(['Simulated Annealing'.BL2:.BL1000])" office:value-type="string" office:string-value="" calcext:value-type="error">
            <text:p>#DIV/0 !</text:p>
          </table:table-cell>
          <table:table-cell table:formula="of:=AVERAGE(['Simulated Annealing'.BM2:.BM1000])" office:value-type="string" office:string-value="" calcext:value-type="error">
            <text:p>#DIV/0 !</text:p>
          </table:table-cell>
          <table:table-cell table:formula="of:=AVERAGE(['Simulated Annealing'.BN2:.BN1000])" office:value-type="string" office:string-value="" calcext:value-type="error">
            <text:p>#DIV/0 !</text:p>
          </table:table-cell>
          <table:table-cell table:formula="of:=AVERAGE(['Simulated Annealing'.BO2:.BO1000])" office:value-type="string" office:string-value="" calcext:value-type="error">
            <text:p>#DIV/0 !</text:p>
          </table:table-cell>
          <table:table-cell table:formula="of:=AVERAGE(['Simulated Annealing'.BP2:.BP1000])" office:value-type="string" office:string-value="" calcext:value-type="error">
            <text:p>#DIV/0 !</text:p>
          </table:table-cell>
          <table:table-cell table:formula="of:=AVERAGE(['Simulated Annealing'.BQ2:.BQ1000])" office:value-type="string" office:string-value="" calcext:value-type="error">
            <text:p>#DIV/0 !</text:p>
          </table:table-cell>
          <table:table-cell table:formula="of:=AVERAGE(['Simulated Annealing'.BR2:.BR1000])" office:value-type="string" office:string-value="" calcext:value-type="error">
            <text:p>#DIV/0 !</text:p>
          </table:table-cell>
          <table:table-cell table:formula="of:=AVERAGE(['Simulated Annealing'.BS2:.BS1000])" office:value-type="string" office:string-value="" calcext:value-type="error">
            <text:p>#DIV/0 !</text:p>
          </table:table-cell>
          <table:table-cell table:formula="of:=AVERAGE(['Simulated Annealing'.BT2:.BT1000])" office:value-type="string" office:string-value="" calcext:value-type="error">
            <text:p>#DIV/0 !</text:p>
          </table:table-cell>
          <table:table-cell table:formula="of:=AVERAGE(['Simulated Annealing'.BU2:.BU1000])" office:value-type="string" office:string-value="" calcext:value-type="error">
            <text:p>#DIV/0 !</text:p>
          </table:table-cell>
          <table:table-cell table:formula="of:=AVERAGE(['Simulated Annealing'.BV2:.BV1000])" office:value-type="string" office:string-value="" calcext:value-type="error">
            <text:p>#DIV/0 !</text:p>
          </table:table-cell>
          <table:table-cell table:formula="of:=AVERAGE(['Simulated Annealing'.BW2:.BW1000])" office:value-type="string" office:string-value="" calcext:value-type="error">
            <text:p>#DIV/0 !</text:p>
          </table:table-cell>
          <table:table-cell table:formula="of:=AVERAGE(['Simulated Annealing'.BX2:.BX1000])" office:value-type="string" office:string-value="" calcext:value-type="error">
            <text:p>#DIV/0 !</text:p>
          </table:table-cell>
          <table:table-cell table:formula="of:=AVERAGE(['Simulated Annealing'.BY2:.BY1000])" office:value-type="string" office:string-value="" calcext:value-type="error">
            <text:p>#DIV/0 !</text:p>
          </table:table-cell>
          <table:table-cell table:formula="of:=AVERAGE(['Simulated Annealing'.BZ2:.BZ1000])" office:value-type="string" office:string-value="" calcext:value-type="error">
            <text:p>#DIV/0 !</text:p>
          </table:table-cell>
          <table:table-cell table:formula="of:=AVERAGE(['Simulated Annealing'.CA2:.CA1000])" office:value-type="string" office:string-value="" calcext:value-type="error">
            <text:p>#DIV/0 !</text:p>
          </table:table-cell>
          <table:table-cell table:formula="of:=AVERAGE(['Simulated Annealing'.CB2:.CB1000])" office:value-type="string" office:string-value="" calcext:value-type="error">
            <text:p>#DIV/0 !</text:p>
          </table:table-cell>
          <table:table-cell table:formula="of:=AVERAGE(['Simulated Annealing'.CC2:.CC1000])" office:value-type="string" office:string-value="" calcext:value-type="error">
            <text:p>#DIV/0 !</text:p>
          </table:table-cell>
          <table:table-cell table:formula="of:=AVERAGE(['Simulated Annealing'.CD2:.CD1000])" office:value-type="string" office:string-value="" calcext:value-type="error">
            <text:p>#DIV/0 !</text:p>
          </table:table-cell>
          <table:table-cell table:formula="of:=AVERAGE(['Simulated Annealing'.CE2:.CE1000])" office:value-type="string" office:string-value="" calcext:value-type="error">
            <text:p>#DIV/0 !</text:p>
          </table:table-cell>
          <table:table-cell table:formula="of:=AVERAGE(['Simulated Annealing'.CF2:.CF1000])" office:value-type="string" office:string-value="" calcext:value-type="error">
            <text:p>#DIV/0 !</text:p>
          </table:table-cell>
          <table:table-cell table:formula="of:=AVERAGE(['Simulated Annealing'.CG2:.CG1000])" office:value-type="string" office:string-value="" calcext:value-type="error">
            <text:p>#DIV/0 !</text:p>
          </table:table-cell>
          <table:table-cell table:formula="of:=AVERAGE(['Simulated Annealing'.CH2:.CH1000])" office:value-type="string" office:string-value="" calcext:value-type="error">
            <text:p>#DIV/0 !</text:p>
          </table:table-cell>
          <table:table-cell table:formula="of:=AVERAGE(['Simulated Annealing'.CI2:.CI1000])" office:value-type="string" office:string-value="" calcext:value-type="error">
            <text:p>#DIV/0 !</text:p>
          </table:table-cell>
          <table:table-cell table:formula="of:=AVERAGE(['Simulated Annealing'.CJ2:.CJ1000])" office:value-type="string" office:string-value="" calcext:value-type="error">
            <text:p>#DIV/0 !</text:p>
          </table:table-cell>
          <table:table-cell table:formula="of:=AVERAGE(['Simulated Annealing'.CK2:.CK1000])" office:value-type="string" office:string-value="" calcext:value-type="error">
            <text:p>#DIV/0 !</text:p>
          </table:table-cell>
          <table:table-cell table:formula="of:=AVERAGE(['Simulated Annealing'.CL2:.CL1000])" office:value-type="string" office:string-value="" calcext:value-type="error">
            <text:p>#DIV/0 !</text:p>
          </table:table-cell>
          <table:table-cell table:formula="of:=AVERAGE(['Simulated Annealing'.CM2:.CM1000])" office:value-type="string" office:string-value="" calcext:value-type="error">
            <text:p>#DIV/0 !</text:p>
          </table:table-cell>
          <table:table-cell table:formula="of:=AVERAGE(['Simulated Annealing'.CN2:.CN1000])" office:value-type="string" office:string-value="" calcext:value-type="error">
            <text:p>#DIV/0 !</text:p>
          </table:table-cell>
          <table:table-cell table:formula="of:=AVERAGE(['Simulated Annealing'.CO2:.CO1000])" office:value-type="string" office:string-value="" calcext:value-type="error">
            <text:p>#DIV/0 !</text:p>
          </table:table-cell>
          <table:table-cell table:formula="of:=AVERAGE(['Simulated Annealing'.CP2:.CP1000])" office:value-type="string" office:string-value="" calcext:value-type="error">
            <text:p>#DIV/0 !</text:p>
          </table:table-cell>
          <table:table-cell table:formula="of:=AVERAGE(['Simulated Annealing'.CQ2:.CQ1000])" office:value-type="string" office:string-value="" calcext:value-type="error">
            <text:p>#DIV/0 !</text:p>
          </table:table-cell>
          <table:table-cell table:formula="of:=AVERAGE(['Simulated Annealing'.CR2:.CR1000])" office:value-type="string" office:string-value="" calcext:value-type="error">
            <text:p>#DIV/0 !</text:p>
          </table:table-cell>
          <table:table-cell table:formula="of:=AVERAGE(['Simulated Annealing'.CS2:.CS1000])" office:value-type="string" office:string-value="" calcext:value-type="error">
            <text:p>#DIV/0 !</text:p>
          </table:table-cell>
          <table:table-cell table:formula="of:=AVERAGE(['Simulated Annealing'.CT2:.CT1000])" office:value-type="string" office:string-value="" calcext:value-type="error">
            <text:p>#DIV/0 !</text:p>
          </table:table-cell>
          <table:table-cell table:formula="of:=AVERAGE(['Simulated Annealing'.CU2:.CU1000])" office:value-type="string" office:string-value="" calcext:value-type="error">
            <text:p>#DIV/0 !</text:p>
          </table:table-cell>
          <table:table-cell table:formula="of:=AVERAGE(['Simulated Annealing'.CV2:.CV1000])" office:value-type="string" office:string-value="" calcext:value-type="error">
            <text:p>#DIV/0 !</text:p>
          </table:table-cell>
          <table:table-cell table:formula="of:=AVERAGE(['Simulated Annealing'.CW2:.CW1000])" office:value-type="string" office:string-value="" calcext:value-type="error">
            <text:p>#DIV/0 !</text:p>
          </table:table-cell>
          <table:table-cell table:formula="of:=AVERAGE(['Simulated Annealing'.CX2:.CX1000])" office:value-type="string" office:string-value="" calcext:value-type="error">
            <text:p>#DIV/0 !</text:p>
          </table:table-cell>
          <table:table-cell table:formula="of:=AVERAGE(['Simulated Annealing'.CY2:.CY1000])" office:value-type="string" office:string-value="" calcext:value-type="error">
            <text:p>#DIV/0 !</text:p>
          </table:table-cell>
          <table:table-cell table:formula="of:=AVERAGE(['Simulated Annealing'.CZ2:.CZ1000])" office:value-type="string" office:string-value="" calcext:value-type="error">
            <text:p>#DIV/0 !</text:p>
          </table:table-cell>
          <table:table-cell table:formula="of:=AVERAGE(['Simulated Annealing'.DA2:.DA1000])" office:value-type="string" office:string-value="" calcext:value-type="error">
            <text:p>#DIV/0 !</text:p>
          </table:table-cell>
          <table:table-cell table:formula="of:=AVERAGE(['Simulated Annealing'.DB2:.DB1000])" office:value-type="string" office:string-value="" calcext:value-type="error">
            <text:p>#DIV/0 !</text:p>
          </table:table-cell>
          <table:table-cell table:formula="of:=AVERAGE(['Simulated Annealing'.DC2:.DC1000])" office:value-type="string" office:string-value="" calcext:value-type="error">
            <text:p>#DIV/0 !</text:p>
          </table:table-cell>
          <table:table-cell table:formula="of:=AVERAGE(['Simulated Annealing'.DD2:.DD1000])" office:value-type="string" office:string-value="" calcext:value-type="error">
            <text:p>#DIV/0 !</text:p>
          </table:table-cell>
          <table:table-cell table:formula="of:=AVERAGE(['Simulated Annealing'.DE2:.DE1000])" office:value-type="string" office:string-value="" calcext:value-type="error">
            <text:p>#DIV/0 !</text:p>
          </table:table-cell>
          <table:table-cell table:formula="of:=AVERAGE(['Simulated Annealing'.DF2:.DF1000])" office:value-type="string" office:string-value="" calcext:value-type="error">
            <text:p>#DIV/0 !</text:p>
          </table:table-cell>
          <table:table-cell table:formula="of:=AVERAGE(['Simulated Annealing'.DG2:.DG1000])" office:value-type="string" office:string-value="" calcext:value-type="error">
            <text:p>#DIV/0 !</text:p>
          </table:table-cell>
          <table:table-cell table:formula="of:=AVERAGE(['Simulated Annealing'.DH2:.DH1000])" office:value-type="string" office:string-value="" calcext:value-type="error">
            <text:p>#DIV/0 !</text:p>
          </table:table-cell>
          <table:table-cell table:formula="of:=AVERAGE(['Simulated Annealing'.DI2:.DI1000])" office:value-type="string" office:string-value="" calcext:value-type="error">
            <text:p>#DIV/0 !</text:p>
          </table:table-cell>
          <table:table-cell table:formula="of:=AVERAGE(['Simulated Annealing'.DJ2:.DJ1000])" office:value-type="string" office:string-value="" calcext:value-type="error">
            <text:p>#DIV/0 !</text:p>
          </table:table-cell>
          <table:table-cell table:formula="of:=AVERAGE(['Simulated Annealing'.DK2:.DK1000])" office:value-type="string" office:string-value="" calcext:value-type="error">
            <text:p>#DIV/0 !</text:p>
          </table:table-cell>
          <table:table-cell table:formula="of:=AVERAGE(['Simulated Annealing'.DL2:.DL1000])" office:value-type="string" office:string-value="" calcext:value-type="error">
            <text:p>#DIV/0 !</text:p>
          </table:table-cell>
          <table:table-cell table:formula="of:=AVERAGE(['Simulated Annealing'.DM2:.DM1000])" office:value-type="string" office:string-value="" calcext:value-type="error">
            <text:p>#DIV/0 !</text:p>
          </table:table-cell>
          <table:table-cell table:formula="of:=AVERAGE(['Simulated Annealing'.DN2:.DN1000])" office:value-type="string" office:string-value="" calcext:value-type="error">
            <text:p>#DIV/0 !</text:p>
          </table:table-cell>
          <table:table-cell table:formula="of:=AVERAGE(['Simulated Annealing'.DO2:.DO1000])" office:value-type="string" office:string-value="" calcext:value-type="error">
            <text:p>#DIV/0 !</text:p>
          </table:table-cell>
          <table:table-cell table:formula="of:=AVERAGE(['Simulated Annealing'.DP2:.DP1000]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Tabu Search</text:p>
          </table:table-cell>
          <table:table-cell table:formula="of:=AVERAGE(['Tabu Search'.A2:.A1000])" office:value-type="float" office:value="1286" calcext:value-type="float">
            <text:p>1286</text:p>
          </table:table-cell>
          <table:table-cell table:formula="of:=AVERAGE(['Tabu Search'.B2:.B1000])" office:value-type="float" office:value="1359" calcext:value-type="float">
            <text:p>1359</text:p>
          </table:table-cell>
          <table:table-cell table:formula="of:=AVERAGE(['Tabu Search'.C2:.C1000])" office:value-type="float" office:value="1126" calcext:value-type="float">
            <text:p>1126</text:p>
          </table:table-cell>
          <table:table-cell table:formula="of:=AVERAGE(['Tabu Search'.D2:.D1000])" office:value-type="float" office:value="1325" calcext:value-type="float">
            <text:p>1325</text:p>
          </table:table-cell>
          <table:table-cell table:formula="of:=AVERAGE(['Tabu Search'.E2:.E1000])" office:value-type="float" office:value="1305" calcext:value-type="float">
            <text:p>1305</text:p>
          </table:table-cell>
          <table:table-cell table:formula="of:=AVERAGE(['Tabu Search'.F2:.F1000])" office:value-type="float" office:value="1224" calcext:value-type="float">
            <text:p>1224</text:p>
          </table:table-cell>
          <table:table-cell table:formula="of:=AVERAGE(['Tabu Search'.G2:.G1000])" office:value-type="float" office:value="1251" calcext:value-type="float">
            <text:p>1251</text:p>
          </table:table-cell>
          <table:table-cell table:formula="of:=AVERAGE(['Tabu Search'.H2:.H1000])" office:value-type="float" office:value="1223" calcext:value-type="float">
            <text:p>1223</text:p>
          </table:table-cell>
          <table:table-cell table:formula="of:=AVERAGE(['Tabu Search'.I2:.I1000])" office:value-type="float" office:value="1255" calcext:value-type="float">
            <text:p>1255</text:p>
          </table:table-cell>
          <table:table-cell table:formula="of:=AVERAGE(['Tabu Search'.J2:.J1000])" office:value-type="float" office:value="1151" calcext:value-type="float">
            <text:p>1151</text:p>
          </table:table-cell>
          <table:table-cell table:formula="of:=AVERAGE(['Tabu Search'.K2:.K1000])" office:value-type="float" office:value="1604" calcext:value-type="float">
            <text:p>1604</text:p>
          </table:table-cell>
          <table:table-cell table:formula="of:=AVERAGE(['Tabu Search'.L2:.L1000])" office:value-type="float" office:value="1699" calcext:value-type="float">
            <text:p>1699</text:p>
          </table:table-cell>
          <table:table-cell table:formula="of:=AVERAGE(['Tabu Search'.M2:.M1000])" office:value-type="float" office:value="1519" calcext:value-type="float">
            <text:p>1519</text:p>
          </table:table-cell>
          <table:table-cell table:formula="of:=AVERAGE(['Tabu Search'.N2:.N1000])" office:value-type="float" office:value="1406" calcext:value-type="float">
            <text:p>1406</text:p>
          </table:table-cell>
          <table:table-cell table:formula="of:=AVERAGE(['Tabu Search'.O2:.O1000])" office:value-type="float" office:value="1466" calcext:value-type="float">
            <text:p>1466</text:p>
          </table:table-cell>
          <table:table-cell table:formula="of:=AVERAGE(['Tabu Search'.P2:.P1000])" office:value-type="float" office:value="1442" calcext:value-type="float">
            <text:p>1442</text:p>
          </table:table-cell>
          <table:table-cell table:formula="of:=AVERAGE(['Tabu Search'.Q2:.Q1000])" office:value-type="float" office:value="1531" calcext:value-type="float">
            <text:p>1531</text:p>
          </table:table-cell>
          <table:table-cell table:formula="of:=AVERAGE(['Tabu Search'.R2:.R1000])" office:value-type="float" office:value="1576" calcext:value-type="float">
            <text:p>1576</text:p>
          </table:table-cell>
          <table:table-cell table:formula="of:=AVERAGE(['Tabu Search'.S2:.S1000])" office:value-type="float" office:value="1609" calcext:value-type="float">
            <text:p>1609</text:p>
          </table:table-cell>
          <table:table-cell table:formula="of:=AVERAGE(['Tabu Search'.T2:.T1000])" office:value-type="float" office:value="1620" calcext:value-type="float">
            <text:p>1620</text:p>
          </table:table-cell>
          <table:table-cell table:formula="of:=AVERAGE(['Tabu Search'.U2:.U1000])" office:value-type="float" office:value="2343" calcext:value-type="float">
            <text:p>2343</text:p>
          </table:table-cell>
          <table:table-cell table:formula="of:=AVERAGE(['Tabu Search'.V2:.V1000])" office:value-type="float" office:value="2119" calcext:value-type="float">
            <text:p>2119</text:p>
          </table:table-cell>
          <table:table-cell table:formula="of:=AVERAGE(['Tabu Search'.W2:.W1000])" office:value-type="float" office:value="2348" calcext:value-type="float">
            <text:p>2348</text:p>
          </table:table-cell>
          <table:table-cell table:formula="of:=AVERAGE(['Tabu Search'.X2:.X1000])" office:value-type="float" office:value="2248" calcext:value-type="float">
            <text:p>2248</text:p>
          </table:table-cell>
          <table:table-cell table:formula="of:=AVERAGE(['Tabu Search'.Y2:.Y1000])" office:value-type="float" office:value="2348" calcext:value-type="float">
            <text:p>2348</text:p>
          </table:table-cell>
          <table:table-cell table:formula="of:=AVERAGE(['Tabu Search'.Z2:.Z1000])" office:value-type="float" office:value="2257" calcext:value-type="float">
            <text:p>2257</text:p>
          </table:table-cell>
          <table:table-cell table:formula="of:=AVERAGE(['Tabu Search'.AA2:.AA1000])" office:value-type="float" office:value="2305" calcext:value-type="float">
            <text:p>2305</text:p>
          </table:table-cell>
          <table:table-cell table:formula="of:=AVERAGE(['Tabu Search'.AB2:.AB1000])" office:value-type="float" office:value="2234" calcext:value-type="float">
            <text:p>2234</text:p>
          </table:table-cell>
          <table:table-cell table:formula="of:=AVERAGE(['Tabu Search'.AC2:.AC1000])" office:value-type="float" office:value="2290" calcext:value-type="float">
            <text:p>2290</text:p>
          </table:table-cell>
          <table:table-cell table:formula="of:=AVERAGE(['Tabu Search'.AD2:.AD1000])" office:value-type="float" office:value="2232" calcext:value-type="float">
            <text:p>2232</text:p>
          </table:table-cell>
          <table:table-cell table:formula="of:=AVERAGE(['Tabu Search'.AE2:.AE1000])" office:value-type="float" office:value="2729" calcext:value-type="float">
            <text:p>2729</text:p>
          </table:table-cell>
          <table:table-cell table:formula="of:=AVERAGE(['Tabu Search'.AF2:.AF1000])" office:value-type="float" office:value="2838" calcext:value-type="float">
            <text:p>2838</text:p>
          </table:table-cell>
          <table:table-cell table:formula="of:=AVERAGE(['Tabu Search'.AG2:.AG1000])" office:value-type="float" office:value="2630" calcext:value-type="float">
            <text:p>2630</text:p>
          </table:table-cell>
          <table:table-cell table:formula="of:=AVERAGE(['Tabu Search'.AH2:.AH1000])" office:value-type="float" office:value="2771" calcext:value-type="float">
            <text:p>2771</text:p>
          </table:table-cell>
          <table:table-cell table:formula="of:=AVERAGE(['Tabu Search'.AI2:.AI1000])" office:value-type="float" office:value="2864" calcext:value-type="float">
            <text:p>2864</text:p>
          </table:table-cell>
          <table:table-cell table:formula="of:=AVERAGE(['Tabu Search'.AJ2:.AJ1000])" office:value-type="float" office:value="2834" calcext:value-type="float">
            <text:p>2834</text:p>
          </table:table-cell>
          <table:table-cell table:formula="of:=AVERAGE(['Tabu Search'.AK2:.AK1000])" office:value-type="float" office:value="2745" calcext:value-type="float">
            <text:p>2745</text:p>
          </table:table-cell>
          <table:table-cell table:formula="of:=AVERAGE(['Tabu Search'.AL2:.AL1000])" office:value-type="float" office:value="2686" calcext:value-type="float">
            <text:p>2686</text:p>
          </table:table-cell>
          <table:table-cell table:formula="of:=AVERAGE(['Tabu Search'.AM2:.AM1000])" office:value-type="float" office:value="2574" calcext:value-type="float">
            <text:p>2574</text:p>
          </table:table-cell>
          <table:table-cell table:formula="of:=AVERAGE(['Tabu Search'.AN2:.AN1000])" office:value-type="float" office:value="2789" calcext:value-type="float">
            <text:p>2789</text:p>
          </table:table-cell>
          <table:table-cell table:formula="of:=AVERAGE(['Tabu Search'.AO2:.AO1000])" office:value-type="float" office:value="3117" calcext:value-type="float">
            <text:p>3117</text:p>
          </table:table-cell>
          <table:table-cell table:formula="of:=AVERAGE(['Tabu Search'.AP2:.AP1000])" office:value-type="float" office:value="2997" calcext:value-type="float">
            <text:p>2997</text:p>
          </table:table-cell>
          <table:table-cell table:formula="of:=AVERAGE(['Tabu Search'.AQ2:.AQ1000])" office:value-type="float" office:value="2948" calcext:value-type="float">
            <text:p>2948</text:p>
          </table:table-cell>
          <table:table-cell table:formula="of:=AVERAGE(['Tabu Search'.AR2:.AR1000])" office:value-type="float" office:value="3080" calcext:value-type="float">
            <text:p>3080</text:p>
          </table:table-cell>
          <table:table-cell table:formula="of:=AVERAGE(['Tabu Search'.AS2:.AS1000])" office:value-type="float" office:value="3102" calcext:value-type="float">
            <text:p>3102</text:p>
          </table:table-cell>
          <table:table-cell table:formula="of:=AVERAGE(['Tabu Search'.AT2:.AT1000])" office:value-type="float" office:value="3169" calcext:value-type="float">
            <text:p>3169</text:p>
          </table:table-cell>
          <table:table-cell table:formula="of:=AVERAGE(['Tabu Search'.AU2:.AU1000])" office:value-type="float" office:value="3277" calcext:value-type="float">
            <text:p>3277</text:p>
          </table:table-cell>
          <table:table-cell table:formula="of:=AVERAGE(['Tabu Search'.AV2:.AV1000])" office:value-type="float" office:value="3089" calcext:value-type="float">
            <text:p>3089</text:p>
          </table:table-cell>
          <table:table-cell table:formula="of:=AVERAGE(['Tabu Search'.AW2:.AW1000])" office:value-type="float" office:value="2995" calcext:value-type="float">
            <text:p>2995</text:p>
          </table:table-cell>
          <table:table-cell table:formula="of:=AVERAGE(['Tabu Search'.AX2:.AX1000])" office:value-type="float" office:value="3204" calcext:value-type="float">
            <text:p>3204</text:p>
          </table:table-cell>
          <table:table-cell table:formula="of:=AVERAGE(['Tabu Search'.AY2:.AY1000])" office:value-type="float" office:value="3984" calcext:value-type="float">
            <text:p>3984</text:p>
          </table:table-cell>
          <table:table-cell table:formula="of:=AVERAGE(['Tabu Search'.AZ2:.AZ1000])" office:value-type="float" office:value="3881" calcext:value-type="float">
            <text:p>3881</text:p>
          </table:table-cell>
          <table:table-cell table:formula="of:=AVERAGE(['Tabu Search'.BA2:.BA1000])" office:value-type="float" office:value="3848" calcext:value-type="float">
            <text:p>3848</text:p>
          </table:table-cell>
          <table:table-cell table:formula="of:=AVERAGE(['Tabu Search'.BB2:.BB1000])" office:value-type="float" office:value="3931" calcext:value-type="float">
            <text:p>3931</text:p>
          </table:table-cell>
          <table:table-cell table:formula="of:=AVERAGE(['Tabu Search'.BC2:.BC1000])" office:value-type="float" office:value="3735" calcext:value-type="float">
            <text:p>3735</text:p>
          </table:table-cell>
          <table:table-cell table:formula="of:=AVERAGE(['Tabu Search'.BD2:.BD1000])" office:value-type="float" office:value="3831" calcext:value-type="float">
            <text:p>3831</text:p>
          </table:table-cell>
          <table:table-cell table:formula="of:=AVERAGE(['Tabu Search'.BE2:.BE1000])" office:value-type="float" office:value="3900" calcext:value-type="float">
            <text:p>3900</text:p>
          </table:table-cell>
          <table:table-cell table:formula="of:=AVERAGE(['Tabu Search'.BF2:.BF1000])" office:value-type="float" office:value="3872" calcext:value-type="float">
            <text:p>3872</text:p>
          </table:table-cell>
          <table:table-cell table:formula="of:=AVERAGE(['Tabu Search'.BG2:.BG1000])" office:value-type="float" office:value="3882" calcext:value-type="float">
            <text:p>3882</text:p>
          </table:table-cell>
          <table:table-cell table:formula="of:=AVERAGE(['Tabu Search'.BH2:.BH1000])" office:value-type="float" office:value="3951" calcext:value-type="float">
            <text:p>3951</text:p>
          </table:table-cell>
          <table:table-cell table:formula="of:=AVERAGE(['Tabu Search'.BI2:.BI1000])" office:value-type="float" office:value="5519" calcext:value-type="float">
            <text:p>5519</text:p>
          </table:table-cell>
          <table:table-cell table:formula="of:=AVERAGE(['Tabu Search'.BJ2:.BJ1000])" office:value-type="float" office:value="5284" calcext:value-type="float">
            <text:p>5284</text:p>
          </table:table-cell>
          <table:table-cell table:formula="of:=AVERAGE(['Tabu Search'.BK2:.BK1000])" office:value-type="float" office:value="5213" calcext:value-type="float">
            <text:p>5213</text:p>
          </table:table-cell>
          <table:table-cell table:formula="of:=AVERAGE(['Tabu Search'.BL2:.BL1000])" office:value-type="float" office:value="5023" calcext:value-type="float">
            <text:p>5023</text:p>
          </table:table-cell>
          <table:table-cell table:formula="of:=AVERAGE(['Tabu Search'.BM2:.BM1000])" office:value-type="float" office:value="5266" calcext:value-type="float">
            <text:p>5266</text:p>
          </table:table-cell>
          <table:table-cell table:formula="of:=AVERAGE(['Tabu Search'.BN2:.BN1000])" office:value-type="float" office:value="5139" calcext:value-type="float">
            <text:p>5139</text:p>
          </table:table-cell>
          <table:table-cell table:formula="of:=AVERAGE(['Tabu Search'.BO2:.BO1000])" office:value-type="float" office:value="5255" calcext:value-type="float">
            <text:p>5255</text:p>
          </table:table-cell>
          <table:table-cell table:formula="of:=AVERAGE(['Tabu Search'.BP2:.BP1000])" office:value-type="float" office:value="5103" calcext:value-type="float">
            <text:p>5103</text:p>
          </table:table-cell>
          <table:table-cell table:formula="of:=AVERAGE(['Tabu Search'.BQ2:.BQ1000])" office:value-type="float" office:value="5465" calcext:value-type="float">
            <text:p>5465</text:p>
          </table:table-cell>
          <table:table-cell table:formula="of:=AVERAGE(['Tabu Search'.BR2:.BR1000])" office:value-type="float" office:value="5341" calcext:value-type="float">
            <text:p>5341</text:p>
          </table:table-cell>
          <table:table-cell table:formula="of:=AVERAGE(['Tabu Search'.BS2:.BS1000])" office:value-type="float" office:value="5846" calcext:value-type="float">
            <text:p>5846</text:p>
          </table:table-cell>
          <table:table-cell table:formula="of:=AVERAGE(['Tabu Search'.BT2:.BT1000])" office:value-type="float" office:value="5400" calcext:value-type="float">
            <text:p>5400</text:p>
          </table:table-cell>
          <table:table-cell table:formula="of:=AVERAGE(['Tabu Search'.BU2:.BU1000])" office:value-type="float" office:value="5733" calcext:value-type="float">
            <text:p>5733</text:p>
          </table:table-cell>
          <table:table-cell table:formula="of:=AVERAGE(['Tabu Search'.BV2:.BV1000])" office:value-type="float" office:value="5850" calcext:value-type="float">
            <text:p>5850</text:p>
          </table:table-cell>
          <table:table-cell table:formula="of:=AVERAGE(['Tabu Search'.BW2:.BW1000])" office:value-type="float" office:value="5537" calcext:value-type="float">
            <text:p>5537</text:p>
          </table:table-cell>
          <table:table-cell table:formula="of:=AVERAGE(['Tabu Search'.BX2:.BX1000])" office:value-type="float" office:value="5326" calcext:value-type="float">
            <text:p>5326</text:p>
          </table:table-cell>
          <table:table-cell table:formula="of:=AVERAGE(['Tabu Search'.BY2:.BY1000])" office:value-type="float" office:value="5678" calcext:value-type="float">
            <text:p>5678</text:p>
          </table:table-cell>
          <table:table-cell table:formula="of:=AVERAGE(['Tabu Search'.BZ2:.BZ1000])" office:value-type="float" office:value="5709" calcext:value-type="float">
            <text:p>5709</text:p>
          </table:table-cell>
          <table:table-cell table:formula="of:=AVERAGE(['Tabu Search'.CA2:.CA1000])" office:value-type="float" office:value="6012" calcext:value-type="float">
            <text:p>6012</text:p>
          </table:table-cell>
          <table:table-cell table:formula="of:=AVERAGE(['Tabu Search'.CB2:.CB1000])" office:value-type="float" office:value="5903" calcext:value-type="float">
            <text:p>5903</text:p>
          </table:table-cell>
          <table:table-cell table:formula="of:=AVERAGE(['Tabu Search'.CC2:.CC1000])" office:value-type="float" office:value="6490" calcext:value-type="float">
            <text:p>6490</text:p>
          </table:table-cell>
          <table:table-cell table:formula="of:=AVERAGE(['Tabu Search'.CD2:.CD1000])" office:value-type="float" office:value="6491" calcext:value-type="float">
            <text:p>6491</text:p>
          </table:table-cell>
          <table:table-cell table:formula="of:=AVERAGE(['Tabu Search'.CE2:.CE1000])" office:value-type="float" office:value="6535" calcext:value-type="float">
            <text:p>6535</text:p>
          </table:table-cell>
          <table:table-cell table:formula="of:=AVERAGE(['Tabu Search'.CF2:.CF1000])" office:value-type="float" office:value="6492" calcext:value-type="float">
            <text:p>6492</text:p>
          </table:table-cell>
          <table:table-cell table:formula="of:=AVERAGE(['Tabu Search'.CG2:.CG1000])" office:value-type="float" office:value="6586" calcext:value-type="float">
            <text:p>6586</text:p>
          </table:table-cell>
          <table:table-cell table:formula="of:=AVERAGE(['Tabu Search'.CH2:.CH1000])" office:value-type="float" office:value="6598" calcext:value-type="float">
            <text:p>6598</text:p>
          </table:table-cell>
          <table:table-cell table:formula="of:=AVERAGE(['Tabu Search'.CI2:.CI1000])" office:value-type="float" office:value="6586" calcext:value-type="float">
            <text:p>6586</text:p>
          </table:table-cell>
          <table:table-cell table:formula="of:=AVERAGE(['Tabu Search'.CJ2:.CJ1000])" office:value-type="float" office:value="6692" calcext:value-type="float">
            <text:p>6692</text:p>
          </table:table-cell>
          <table:table-cell table:formula="of:=AVERAGE(['Tabu Search'.CK2:.CK1000])" office:value-type="float" office:value="6571" calcext:value-type="float">
            <text:p>6571</text:p>
          </table:table-cell>
          <table:table-cell table:formula="of:=AVERAGE(['Tabu Search'.CL2:.CL1000])" office:value-type="float" office:value="6641" calcext:value-type="float">
            <text:p>6641</text:p>
          </table:table-cell>
          <table:table-cell table:formula="of:=AVERAGE(['Tabu Search'.CM2:.CM1000])" office:value-type="float" office:value="10942" calcext:value-type="float">
            <text:p>10942</text:p>
          </table:table-cell>
          <table:table-cell table:formula="of:=AVERAGE(['Tabu Search'.CN2:.CN1000])" office:value-type="float" office:value="10641" calcext:value-type="float">
            <text:p>10641</text:p>
          </table:table-cell>
          <table:table-cell table:formula="of:=AVERAGE(['Tabu Search'.CO2:.CO1000])" office:value-type="float" office:value="11025" calcext:value-type="float">
            <text:p>11025</text:p>
          </table:table-cell>
          <table:table-cell table:formula="of:=AVERAGE(['Tabu Search'.CP2:.CP1000])" office:value-type="float" office:value="10939" calcext:value-type="float">
            <text:p>10939</text:p>
          </table:table-cell>
          <table:table-cell table:formula="of:=AVERAGE(['Tabu Search'.CQ2:.CQ1000])" office:value-type="float" office:value="10599" calcext:value-type="float">
            <text:p>10599</text:p>
          </table:table-cell>
          <table:table-cell table:formula="of:=AVERAGE(['Tabu Search'.CR2:.CR1000])" office:value-type="float" office:value="10435" calcext:value-type="float">
            <text:p>10435</text:p>
          </table:table-cell>
          <table:table-cell table:formula="of:=AVERAGE(['Tabu Search'.CS2:.CS1000])" office:value-type="float" office:value="10918" calcext:value-type="float">
            <text:p>10918</text:p>
          </table:table-cell>
          <table:table-cell table:formula="of:=AVERAGE(['Tabu Search'.CT2:.CT1000])" office:value-type="float" office:value="10828" calcext:value-type="float">
            <text:p>10828</text:p>
          </table:table-cell>
          <table:table-cell table:formula="of:=AVERAGE(['Tabu Search'.CU2:.CU1000])" office:value-type="float" office:value="10538" calcext:value-type="float">
            <text:p>10538</text:p>
          </table:table-cell>
          <table:table-cell table:formula="of:=AVERAGE(['Tabu Search'.CV2:.CV1000])" office:value-type="float" office:value="10781" calcext:value-type="float">
            <text:p>10781</text:p>
          </table:table-cell>
          <table:table-cell table:formula="of:=AVERAGE(['Tabu Search'.CW2:.CW1000])" office:value-type="float" office:value="11524" calcext:value-type="float">
            <text:p>11524</text:p>
          </table:table-cell>
          <table:table-cell table:formula="of:=AVERAGE(['Tabu Search'.CX2:.CX1000])" office:value-type="float" office:value="11623" calcext:value-type="float">
            <text:p>11623</text:p>
          </table:table-cell>
          <table:table-cell table:formula="of:=AVERAGE(['Tabu Search'.CY2:.CY1000])" office:value-type="float" office:value="11674" calcext:value-type="float">
            <text:p>11674</text:p>
          </table:table-cell>
          <table:table-cell table:formula="of:=AVERAGE(['Tabu Search'.CZ2:.CZ1000])" office:value-type="float" office:value="11731" calcext:value-type="float">
            <text:p>11731</text:p>
          </table:table-cell>
          <table:table-cell table:formula="of:=AVERAGE(['Tabu Search'.DA2:.DA1000])" office:value-type="float" office:value="11635" calcext:value-type="float">
            <text:p>11635</text:p>
          </table:table-cell>
          <table:table-cell table:formula="of:=AVERAGE(['Tabu Search'.DB2:.DB1000])" office:value-type="float" office:value="11513" calcext:value-type="float">
            <text:p>11513</text:p>
          </table:table-cell>
          <table:table-cell table:formula="of:=AVERAGE(['Tabu Search'.DC2:.DC1000])" office:value-type="float" office:value="11739" calcext:value-type="float">
            <text:p>11739</text:p>
          </table:table-cell>
          <table:table-cell table:formula="of:=AVERAGE(['Tabu Search'.DD2:.DD1000])" office:value-type="float" office:value="11848" calcext:value-type="float">
            <text:p>11848</text:p>
          </table:table-cell>
          <table:table-cell table:formula="of:=AVERAGE(['Tabu Search'.DE2:.DE1000])" office:value-type="float" office:value="11544" calcext:value-type="float">
            <text:p>11544</text:p>
          </table:table-cell>
          <table:table-cell table:formula="of:=AVERAGE(['Tabu Search'.DF2:.DF1000])" office:value-type="float" office:value="11817" calcext:value-type="float">
            <text:p>11817</text:p>
          </table:table-cell>
          <table:table-cell table:formula="of:=AVERAGE(['Tabu Search'.DG2:.DG1000])" office:value-type="float" office:value="26577" calcext:value-type="float">
            <text:p>26577</text:p>
          </table:table-cell>
          <table:table-cell table:formula="of:=AVERAGE(['Tabu Search'.DH2:.DH1000])" office:value-type="float" office:value="27188" calcext:value-type="float">
            <text:p>27188</text:p>
          </table:table-cell>
          <table:table-cell table:formula="of:=AVERAGE(['Tabu Search'.DI2:.DI1000])" office:value-type="float" office:value="26816" calcext:value-type="float">
            <text:p>26816</text:p>
          </table:table-cell>
          <table:table-cell table:formula="of:=AVERAGE(['Tabu Search'.DJ2:.DJ1000])" office:value-type="float" office:value="26994" calcext:value-type="float">
            <text:p>26994</text:p>
          </table:table-cell>
          <table:table-cell table:formula="of:=AVERAGE(['Tabu Search'.DK2:.DK1000])" office:value-type="float" office:value="26668" calcext:value-type="float">
            <text:p>26668</text:p>
          </table:table-cell>
          <table:table-cell table:formula="of:=AVERAGE(['Tabu Search'.DL2:.DL1000])" office:value-type="float" office:value="26909" calcext:value-type="float">
            <text:p>26909</text:p>
          </table:table-cell>
          <table:table-cell table:formula="of:=AVERAGE(['Tabu Search'.DM2:.DM1000])" office:value-type="float" office:value="26760" calcext:value-type="float">
            <text:p>26760</text:p>
          </table:table-cell>
          <table:table-cell table:formula="of:=AVERAGE(['Tabu Search'.DN2:.DN1000])" office:value-type="float" office:value="27052" calcext:value-type="float">
            <text:p>27052</text:p>
          </table:table-cell>
          <table:table-cell table:formula="of:=AVERAGE(['Tabu Search'.DO2:.DO1000])" office:value-type="float" office:value="26592" calcext:value-type="float">
            <text:p>26592</text:p>
          </table:table-cell>
          <table:table-cell table:formula="of:=AVERAGE(['Tabu Search'.DP2:.DP1000])" office:value-type="float" office:value="26917" calcext:value-type="float">
            <text:p>26917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table:formula="of:=AVERAGE([VNS.A2:.A1000])" office:value-type="float" office:value="1286" calcext:value-type="float">
            <text:p>1286</text:p>
          </table:table-cell>
          <table:table-cell table:formula="of:=AVERAGE([VNS.B2:.B1000])" office:value-type="float" office:value="1365" calcext:value-type="float">
            <text:p>1365</text:p>
          </table:table-cell>
          <table:table-cell table:formula="of:=AVERAGE([VNS.C2:.C1000])" office:value-type="float" office:value="1098" calcext:value-type="float">
            <text:p>1098</text:p>
          </table:table-cell>
          <table:table-cell table:formula="of:=AVERAGE([VNS.D2:.D1000])" office:value-type="float" office:value="1325" calcext:value-type="float">
            <text:p>1325</text:p>
          </table:table-cell>
          <table:table-cell table:formula="of:=AVERAGE([VNS.E2:.E1000])" office:value-type="float" office:value="1277" calcext:value-type="float">
            <text:p>1277</text:p>
          </table:table-cell>
          <table:table-cell table:formula="of:=AVERAGE([VNS.F2:.F1000])" office:value-type="float" office:value="1224" calcext:value-type="float">
            <text:p>1224</text:p>
          </table:table-cell>
          <table:table-cell table:formula="of:=AVERAGE([VNS.G2:.G1000])" office:value-type="float" office:value="1251" calcext:value-type="float">
            <text:p>1251</text:p>
          </table:table-cell>
          <table:table-cell table:formula="of:=AVERAGE([VNS.H2:.H1000])" office:value-type="float" office:value="1223" calcext:value-type="float">
            <text:p>1223</text:p>
          </table:table-cell>
          <table:table-cell table:formula="of:=AVERAGE([VNS.I2:.I1000])" office:value-type="float" office:value="1252" calcext:value-type="float">
            <text:p>1252</text:p>
          </table:table-cell>
          <table:table-cell table:formula="of:=AVERAGE([VNS.J2:.J1000])" office:value-type="float" office:value="1151" calcext:value-type="float">
            <text:p>1151</text:p>
          </table:table-cell>
          <table:table-cell table:formula="of:=AVERAGE([VNS.K2:.K1000])" office:value-type="float" office:value="1616" calcext:value-type="float">
            <text:p>1616</text:p>
          </table:table-cell>
          <table:table-cell table:formula="of:=AVERAGE([VNS.L2:.L1000])" office:value-type="float" office:value="1722" calcext:value-type="float">
            <text:p>1722</text:p>
          </table:table-cell>
          <table:table-cell table:formula="of:=AVERAGE([VNS.M2:.M1000])" office:value-type="float" office:value="1530" calcext:value-type="float">
            <text:p>1530</text:p>
          </table:table-cell>
          <table:table-cell table:formula="of:=AVERAGE([VNS.N2:.N1000])" office:value-type="float" office:value="1407" calcext:value-type="float">
            <text:p>1407</text:p>
          </table:table-cell>
          <table:table-cell table:formula="of:=AVERAGE([VNS.O2:.O1000])" office:value-type="float" office:value="1479" calcext:value-type="float">
            <text:p>1479</text:p>
          </table:table-cell>
          <table:table-cell table:formula="of:=AVERAGE([VNS.P2:.P1000])" office:value-type="float" office:value="1426" calcext:value-type="float">
            <text:p>1426</text:p>
          </table:table-cell>
          <table:table-cell table:formula="of:=AVERAGE([VNS.Q2:.Q1000])" office:value-type="float" office:value="1526" calcext:value-type="float">
            <text:p>1526</text:p>
          </table:table-cell>
          <table:table-cell table:formula="of:=AVERAGE([VNS.R2:.R1000])" office:value-type="float" office:value="1572" calcext:value-type="float">
            <text:p>1572</text:p>
          </table:table-cell>
          <table:table-cell table:formula="of:=AVERAGE([VNS.S2:.S1000])" office:value-type="float" office:value="1617" calcext:value-type="float">
            <text:p>1617</text:p>
          </table:table-cell>
          <table:table-cell table:formula="of:=AVERAGE([VNS.T2:.T1000])" office:value-type="float" office:value="1620" calcext:value-type="float">
            <text:p>1620</text:p>
          </table:table-cell>
          <table:table-cell table:formula="of:=AVERAGE([VNS.U2:.U1000])" office:value-type="float" office:value="2333" calcext:value-type="float">
            <text:p>2333</text:p>
          </table:table-cell>
          <table:table-cell table:formula="of:=AVERAGE([VNS.V2:.V1000])" office:value-type="float" office:value="2149" calcext:value-type="float">
            <text:p>2149</text:p>
          </table:table-cell>
          <table:table-cell table:formula="of:=AVERAGE([VNS.W2:.W1000])" office:value-type="float" office:value="2375" calcext:value-type="float">
            <text:p>2375</text:p>
          </table:table-cell>
          <table:table-cell table:formula="of:=AVERAGE([VNS.X2:.X1000])" office:value-type="float" office:value="2248" calcext:value-type="float">
            <text:p>2248</text:p>
          </table:table-cell>
          <table:table-cell table:formula="of:=AVERAGE([VNS.Y2:.Y1000])" office:value-type="float" office:value="2324" calcext:value-type="float">
            <text:p>2324</text:p>
          </table:table-cell>
          <table:table-cell table:formula="of:=AVERAGE([VNS.Z2:.Z1000])" office:value-type="float" office:value="2288" calcext:value-type="float">
            <text:p>2288</text:p>
          </table:table-cell>
          <table:table-cell table:formula="of:=AVERAGE([VNS.AA2:.AA1000])" office:value-type="float" office:value="2309" calcext:value-type="float">
            <text:p>2309</text:p>
          </table:table-cell>
          <table:table-cell table:formula="of:=AVERAGE([VNS.AB2:.AB1000])" office:value-type="float" office:value="2232" calcext:value-type="float">
            <text:p>2232</text:p>
          </table:table-cell>
          <table:table-cell table:formula="of:=AVERAGE([VNS.AC2:.AC1000])" office:value-type="float" office:value="2306" calcext:value-type="float">
            <text:p>2306</text:p>
          </table:table-cell>
          <table:table-cell table:formula="of:=AVERAGE([VNS.AD2:.AD1000])" office:value-type="float" office:value="2236" calcext:value-type="float">
            <text:p>2236</text:p>
          </table:table-cell>
          <table:table-cell table:formula="of:=AVERAGE([VNS.AE2:.AE1000])" office:value-type="float" office:value="2729" calcext:value-type="float">
            <text:p>2729</text:p>
          </table:table-cell>
          <table:table-cell table:formula="of:=AVERAGE([VNS.AF2:.AF1000])" office:value-type="float" office:value="2838" calcext:value-type="float">
            <text:p>2838</text:p>
          </table:table-cell>
          <table:table-cell table:formula="of:=AVERAGE([VNS.AG2:.AG1000])" office:value-type="float" office:value="2621" calcext:value-type="float">
            <text:p>2621</text:p>
          </table:table-cell>
          <table:table-cell table:formula="of:=AVERAGE([VNS.AH2:.AH1000])" office:value-type="float" office:value="2782" calcext:value-type="float">
            <text:p>2782</text:p>
          </table:table-cell>
          <table:table-cell table:formula="of:=AVERAGE([VNS.AI2:.AI1000])" office:value-type="float" office:value="2864" calcext:value-type="float">
            <text:p>2864</text:p>
          </table:table-cell>
          <table:table-cell table:formula="of:=AVERAGE([VNS.AJ2:.AJ1000])" office:value-type="float" office:value="2831" calcext:value-type="float">
            <text:p>2831</text:p>
          </table:table-cell>
          <table:table-cell table:formula="of:=AVERAGE([VNS.AK2:.AK1000])" office:value-type="float" office:value="2736" calcext:value-type="float">
            <text:p>2736</text:p>
          </table:table-cell>
          <table:table-cell table:formula="of:=AVERAGE([VNS.AL2:.AL1000])" office:value-type="float" office:value="2686" calcext:value-type="float">
            <text:p>2686</text:p>
          </table:table-cell>
          <table:table-cell table:formula="of:=AVERAGE([VNS.AM2:.AM1000])" office:value-type="float" office:value="2561" calcext:value-type="float">
            <text:p>2561</text:p>
          </table:table-cell>
          <table:table-cell table:formula="of:=AVERAGE([VNS.AN2:.AN1000])" office:value-type="float" office:value="2789" calcext:value-type="float">
            <text:p>2789</text:p>
          </table:table-cell>
          <table:table-cell table:formula="of:=AVERAGE([VNS.AO2:.AO1000])" office:value-type="float" office:value="3096" calcext:value-type="float">
            <text:p>3096</text:p>
          </table:table-cell>
          <table:table-cell table:formula="of:=AVERAGE([VNS.AP2:.AP1000])" office:value-type="float" office:value="2936" calcext:value-type="float">
            <text:p>2936</text:p>
          </table:table-cell>
          <table:table-cell table:formula="of:=AVERAGE([VNS.AQ2:.AQ1000])" office:value-type="float" office:value="2961" calcext:value-type="float">
            <text:p>2961</text:p>
          </table:table-cell>
          <table:table-cell table:formula="of:=AVERAGE([VNS.AR2:.AR1000])" office:value-type="float" office:value="3096" calcext:value-type="float">
            <text:p>3096</text:p>
          </table:table-cell>
          <table:table-cell table:formula="of:=AVERAGE([VNS.AS2:.AS1000])" office:value-type="float" office:value="3044" calcext:value-type="float">
            <text:p>3044</text:p>
          </table:table-cell>
          <table:table-cell table:formula="of:=AVERAGE([VNS.AT2:.AT1000])" office:value-type="float" office:value="3165" calcext:value-type="float">
            <text:p>3165</text:p>
          </table:table-cell>
          <table:table-cell table:formula="of:=AVERAGE([VNS.AU2:.AU1000])" office:value-type="float" office:value="3182" calcext:value-type="float">
            <text:p>3182</text:p>
          </table:table-cell>
          <table:table-cell table:formula="of:=AVERAGE([VNS.AV2:.AV1000])" office:value-type="float" office:value="3088" calcext:value-type="float">
            <text:p>3088</text:p>
          </table:table-cell>
          <table:table-cell table:formula="of:=AVERAGE([VNS.AW2:.AW1000])" office:value-type="float" office:value="2995" calcext:value-type="float">
            <text:p>2995</text:p>
          </table:table-cell>
          <table:table-cell table:formula="of:=AVERAGE([VNS.AX2:.AX1000])" office:value-type="float" office:value="3216" calcext:value-type="float">
            <text:p>3216</text:p>
          </table:table-cell>
          <table:table-cell table:formula="of:=AVERAGE([VNS.AY2:.AY1000])" office:value-type="float" office:value="4003" calcext:value-type="float">
            <text:p>4003</text:p>
          </table:table-cell>
          <table:table-cell table:formula="of:=AVERAGE([VNS.AZ2:.AZ1000])" office:value-type="float" office:value="3826" calcext:value-type="float">
            <text:p>3826</text:p>
          </table:table-cell>
          <table:table-cell table:formula="of:=AVERAGE([VNS.BA2:.BA1000])" office:value-type="float" office:value="3797" calcext:value-type="float">
            <text:p>3797</text:p>
          </table:table-cell>
          <table:table-cell table:formula="of:=AVERAGE([VNS.BB2:.BB1000])" office:value-type="float" office:value="3946" calcext:value-type="float">
            <text:p>3946</text:p>
          </table:table-cell>
          <table:table-cell table:formula="of:=AVERAGE([VNS.BC2:.BC1000])" office:value-type="float" office:value="3759" calcext:value-type="float">
            <text:p>3759</text:p>
          </table:table-cell>
          <table:table-cell table:formula="of:=AVERAGE([VNS.BD2:.BD1000])" office:value-type="float" office:value="3868" calcext:value-type="float">
            <text:p>3868</text:p>
          </table:table-cell>
          <table:table-cell table:formula="of:=AVERAGE([VNS.BE2:.BE1000])" office:value-type="float" office:value="3886" calcext:value-type="float">
            <text:p>3886</text:p>
          </table:table-cell>
          <table:table-cell table:formula="of:=AVERAGE([VNS.BF2:.BF1000])" office:value-type="float" office:value="3856" calcext:value-type="float">
            <text:p>3856</text:p>
          </table:table-cell>
          <table:table-cell table:formula="of:=AVERAGE([VNS.BG2:.BG1000])" office:value-type="float" office:value="3872" calcext:value-type="float">
            <text:p>3872</text:p>
          </table:table-cell>
          <table:table-cell table:formula="of:=AVERAGE([VNS.BH2:.BH1000])" office:value-type="float" office:value="3984" calcext:value-type="float">
            <text:p>3984</text:p>
          </table:table-cell>
          <table:table-cell table:formula="of:=AVERAGE([VNS.BI2:.BI1000])" office:value-type="float" office:value="5500" calcext:value-type="float">
            <text:p>5500</text:p>
          </table:table-cell>
          <table:table-cell table:formula="of:=AVERAGE([VNS.BJ2:.BJ1000])" office:value-type="float" office:value="5290" calcext:value-type="float">
            <text:p>5290</text:p>
          </table:table-cell>
          <table:table-cell table:formula="of:=AVERAGE([VNS.BK2:.BK1000])" office:value-type="float" office:value="5213" calcext:value-type="float">
            <text:p>5213</text:p>
          </table:table-cell>
          <table:table-cell table:formula="of:=AVERAGE([VNS.BL2:.BL1000])" office:value-type="float" office:value="5023" calcext:value-type="float">
            <text:p>5023</text:p>
          </table:table-cell>
          <table:table-cell table:formula="of:=AVERAGE([VNS.BM2:.BM1000])" office:value-type="float" office:value="5255" calcext:value-type="float">
            <text:p>5255</text:p>
          </table:table-cell>
          <table:table-cell table:formula="of:=AVERAGE([VNS.BN2:.BN1000])" office:value-type="float" office:value="5139" calcext:value-type="float">
            <text:p>5139</text:p>
          </table:table-cell>
          <table:table-cell table:formula="of:=AVERAGE([VNS.BO2:.BO1000])" office:value-type="float" office:value="5252" calcext:value-type="float">
            <text:p>5252</text:p>
          </table:table-cell>
          <table:table-cell table:formula="of:=AVERAGE([VNS.BP2:.BP1000])" office:value-type="float" office:value="5094" calcext:value-type="float">
            <text:p>5094</text:p>
          </table:table-cell>
          <table:table-cell table:formula="of:=AVERAGE([VNS.BQ2:.BQ1000])" office:value-type="float" office:value="5489" calcext:value-type="float">
            <text:p>5489</text:p>
          </table:table-cell>
          <table:table-cell table:formula="of:=AVERAGE([VNS.BR2:.BR1000])" office:value-type="float" office:value="5341" calcext:value-type="float">
            <text:p>5341</text:p>
          </table:table-cell>
          <table:table-cell table:formula="of:=AVERAGE([VNS.BS2:.BS1000])" office:value-type="float" office:value="5846" calcext:value-type="float">
            <text:p>5846</text:p>
          </table:table-cell>
          <table:table-cell table:formula="of:=AVERAGE([VNS.BT2:.BT1000])" office:value-type="float" office:value="5417" calcext:value-type="float">
            <text:p>5417</text:p>
          </table:table-cell>
          <table:table-cell table:formula="of:=AVERAGE([VNS.BU2:.BU1000])" office:value-type="float" office:value="5731" calcext:value-type="float">
            <text:p>5731</text:p>
          </table:table-cell>
          <table:table-cell table:formula="of:=AVERAGE([VNS.BV2:.BV1000])" office:value-type="float" office:value="5854" calcext:value-type="float">
            <text:p>5854</text:p>
          </table:table-cell>
          <table:table-cell table:formula="of:=AVERAGE([VNS.BW2:.BW1000])" office:value-type="float" office:value="5532" calcext:value-type="float">
            <text:p>5532</text:p>
          </table:table-cell>
          <table:table-cell table:formula="of:=AVERAGE([VNS.BX2:.BX1000])" office:value-type="float" office:value="5317" calcext:value-type="float">
            <text:p>5317</text:p>
          </table:table-cell>
          <table:table-cell table:formula="of:=AVERAGE([VNS.BY2:.BY1000])" office:value-type="float" office:value="5677" calcext:value-type="float">
            <text:p>5677</text:p>
          </table:table-cell>
          <table:table-cell table:formula="of:=AVERAGE([VNS.BZ2:.BZ1000])" office:value-type="float" office:value="5709" calcext:value-type="float">
            <text:p>5709</text:p>
          </table:table-cell>
          <table:table-cell table:formula="of:=AVERAGE([VNS.CA2:.CA1000])" office:value-type="float" office:value="5979" calcext:value-type="float">
            <text:p>5979</text:p>
          </table:table-cell>
          <table:table-cell table:formula="of:=AVERAGE([VNS.CB2:.CB1000])" office:value-type="float" office:value="5903" calcext:value-type="float">
            <text:p>5903</text:p>
          </table:table-cell>
          <table:table-cell table:formula="of:=AVERAGE([VNS.CC2:.CC1000])" office:value-type="float" office:value="6431" calcext:value-type="float">
            <text:p>6431</text:p>
          </table:table-cell>
          <table:table-cell table:formula="of:=AVERAGE([VNS.CD2:.CD1000])" office:value-type="float" office:value="6404" calcext:value-type="float">
            <text:p>6404</text:p>
          </table:table-cell>
          <table:table-cell table:formula="of:=AVERAGE([VNS.CE2:.CE1000])" office:value-type="float" office:value="6528" calcext:value-type="float">
            <text:p>6528</text:p>
          </table:table-cell>
          <table:table-cell table:formula="of:=AVERAGE([VNS.CF2:.CF1000])" office:value-type="float" office:value="6492" calcext:value-type="float">
            <text:p>6492</text:p>
          </table:table-cell>
          <table:table-cell table:formula="of:=AVERAGE([VNS.CG2:.CG1000])" office:value-type="float" office:value="6598" calcext:value-type="float">
            <text:p>6598</text:p>
          </table:table-cell>
          <table:table-cell table:formula="of:=AVERAGE([VNS.CH2:.CH1000])" office:value-type="float" office:value="6638" calcext:value-type="float">
            <text:p>6638</text:p>
          </table:table-cell>
          <table:table-cell table:formula="of:=AVERAGE([VNS.CI2:.CI1000])" office:value-type="float" office:value="6567" calcext:value-type="float">
            <text:p>6567</text:p>
          </table:table-cell>
          <table:table-cell table:formula="of:=AVERAGE([VNS.CJ2:.CJ1000])" office:value-type="float" office:value="6665" calcext:value-type="float">
            <text:p>6665</text:p>
          </table:table-cell>
          <table:table-cell table:formula="of:=AVERAGE([VNS.CK2:.CK1000])" office:value-type="float" office:value="6602" calcext:value-type="float">
            <text:p>6602</text:p>
          </table:table-cell>
          <table:table-cell table:formula="of:=AVERAGE([VNS.CL2:.CL1000])" office:value-type="float" office:value="6618" calcext:value-type="float">
            <text:p>6618</text:p>
          </table:table-cell>
          <table:table-cell table:formula="of:=AVERAGE([VNS.CM2:.CM1000])" office:value-type="float" office:value="10942" calcext:value-type="float">
            <text:p>10942</text:p>
          </table:table-cell>
          <table:table-cell table:formula="of:=AVERAGE([VNS.CN2:.CN1000])" office:value-type="float" office:value="10674" calcext:value-type="float">
            <text:p>10674</text:p>
          </table:table-cell>
          <table:table-cell table:formula="of:=AVERAGE([VNS.CO2:.CO1000])" office:value-type="float" office:value="11025" calcext:value-type="float">
            <text:p>11025</text:p>
          </table:table-cell>
          <table:table-cell table:formula="of:=AVERAGE([VNS.CP2:.CP1000])" office:value-type="float" office:value="10984" calcext:value-type="float">
            <text:p>10984</text:p>
          </table:table-cell>
          <table:table-cell table:formula="of:=AVERAGE([VNS.CQ2:.CQ1000])" office:value-type="float" office:value="10617" calcext:value-type="float">
            <text:p>10617</text:p>
          </table:table-cell>
          <table:table-cell table:formula="of:=AVERAGE([VNS.CR2:.CR1000])" office:value-type="float" office:value="10415" calcext:value-type="float">
            <text:p>10415</text:p>
          </table:table-cell>
          <table:table-cell table:formula="of:=AVERAGE([VNS.CS2:.CS1000])" office:value-type="float" office:value="10972" calcext:value-type="float">
            <text:p>10972</text:p>
          </table:table-cell>
          <table:table-cell table:formula="of:=AVERAGE([VNS.CT2:.CT1000])" office:value-type="float" office:value="10828" calcext:value-type="float">
            <text:p>10828</text:p>
          </table:table-cell>
          <table:table-cell table:formula="of:=AVERAGE([VNS.CU2:.CU1000])" office:value-type="float" office:value="10529" calcext:value-type="float">
            <text:p>10529</text:p>
          </table:table-cell>
          <table:table-cell table:formula="of:=AVERAGE([VNS.CV2:.CV1000])" office:value-type="float" office:value="10781" calcext:value-type="float">
            <text:p>10781</text:p>
          </table:table-cell>
          <table:table-cell table:formula="of:=AVERAGE([VNS.CW2:.CW1000])" office:value-type="float" office:value="11561" calcext:value-type="float">
            <text:p>11561</text:p>
          </table:table-cell>
          <table:table-cell table:formula="of:=AVERAGE([VNS.CX2:.CX1000])" office:value-type="float" office:value="11638" calcext:value-type="float">
            <text:p>11638</text:p>
          </table:table-cell>
          <table:table-cell table:formula="of:=AVERAGE([VNS.CY2:.CY1000])" office:value-type="float" office:value="11798" calcext:value-type="float">
            <text:p>11798</text:p>
          </table:table-cell>
          <table:table-cell table:formula="of:=AVERAGE([VNS.CZ2:.CZ1000])" office:value-type="float" office:value="11767" calcext:value-type="float">
            <text:p>11767</text:p>
          </table:table-cell>
          <table:table-cell table:formula="of:=AVERAGE([VNS.DA2:.DA1000])" office:value-type="float" office:value="11643" calcext:value-type="float">
            <text:p>11643</text:p>
          </table:table-cell>
          <table:table-cell table:formula="of:=AVERAGE([VNS.DB2:.DB1000])" office:value-type="float" office:value="11600.5" calcext:value-type="float">
            <text:p>11600,5</text:p>
          </table:table-cell>
          <table:table-cell table:formula="of:=AVERAGE([VNS.DC2:.DC1000])" office:value-type="float" office:value="11785" calcext:value-type="float">
            <text:p>11785</text:p>
          </table:table-cell>
          <table:table-cell table:formula="of:=AVERAGE([VNS.DD2:.DD1000])" office:value-type="float" office:value="11851" calcext:value-type="float">
            <text:p>11851</text:p>
          </table:table-cell>
          <table:table-cell table:formula="of:=AVERAGE([VNS.DE2:.DE1000])" office:value-type="float" office:value="11658" calcext:value-type="float">
            <text:p>11658</text:p>
          </table:table-cell>
          <table:table-cell table:formula="of:=AVERAGE([VNS.DF2:.DF1000])" office:value-type="float" office:value="11813" calcext:value-type="float">
            <text:p>11813</text:p>
          </table:table-cell>
          <table:table-cell table:formula="of:=AVERAGE([VNS.DG2:.DG1000])" office:value-type="string" office:string-value="" calcext:value-type="error">
            <text:p>#DIV/0 !</text:p>
          </table:table-cell>
          <table:table-cell table:formula="of:=AVERAGE([VNS.DH2:.DH1000])" office:value-type="string" office:string-value="" calcext:value-type="error">
            <text:p>#DIV/0 !</text:p>
          </table:table-cell>
          <table:table-cell table:formula="of:=AVERAGE([VNS.DI2:.DI1000])" office:value-type="string" office:string-value="" calcext:value-type="error">
            <text:p>#DIV/0 !</text:p>
          </table:table-cell>
          <table:table-cell table:formula="of:=AVERAGE([VNS.DJ2:.DJ1000])" office:value-type="string" office:string-value="" calcext:value-type="error">
            <text:p>#DIV/0 !</text:p>
          </table:table-cell>
          <table:table-cell table:formula="of:=AVERAGE([VNS.DK2:.DK1000])" office:value-type="string" office:string-value="" calcext:value-type="error">
            <text:p>#DIV/0 !</text:p>
          </table:table-cell>
          <table:table-cell table:formula="of:=AVERAGE([VNS.DL2:.DL1000])" office:value-type="string" office:string-value="" calcext:value-type="error">
            <text:p>#DIV/0 !</text:p>
          </table:table-cell>
          <table:table-cell table:formula="of:=AVERAGE([VNS.DM2:.DM1000])" office:value-type="string" office:string-value="" calcext:value-type="error">
            <text:p>#DIV/0 !</text:p>
          </table:table-cell>
          <table:table-cell table:formula="of:=AVERAGE([VNS.DN2:.DN1000])" office:value-type="string" office:string-value="" calcext:value-type="error">
            <text:p>#DIV/0 !</text:p>
          </table:table-cell>
          <table:table-cell table:formula="of:=AVERAGE([VNS.DO2:.DO1000])" office:value-type="string" office:string-value="" calcext:value-type="error">
            <text:p>#DIV/0 !</text:p>
          </table:table-cell>
          <table:table-cell table:formula="of:=AVERAGE([VNS.DP2:.DP1000]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Wolf Pack Algorithm</text:p>
          </table:table-cell>
          <table:table-cell table:formula="of:=AVERAGE(['Wolf Pack Algorithm'.A2:.A1000])" office:value-type="float" office:value="1278" calcext:value-type="float">
            <text:p>1278</text:p>
          </table:table-cell>
          <table:table-cell table:formula="of:=AVERAGE(['Wolf Pack Algorithm'.B2:.B1000])" office:value-type="float" office:value="1359" calcext:value-type="float">
            <text:p>1359</text:p>
          </table:table-cell>
          <table:table-cell table:formula="of:=AVERAGE(['Wolf Pack Algorithm'.C2:.C1000])" office:value-type="float" office:value="1081" calcext:value-type="float">
            <text:p>1081</text:p>
          </table:table-cell>
          <table:table-cell table:formula="of:=AVERAGE(['Wolf Pack Algorithm'.D2:.D1000])" office:value-type="float" office:value="1293" calcext:value-type="float">
            <text:p>1293</text:p>
          </table:table-cell>
          <table:table-cell table:formula="of:=AVERAGE(['Wolf Pack Algorithm'.E2:.E1000])" office:value-type="float" office:value="1235" calcext:value-type="float">
            <text:p>1235</text:p>
          </table:table-cell>
          <table:table-cell table:formula="of:=AVERAGE(['Wolf Pack Algorithm'.F2:.F1000])" office:value-type="float" office:value="1195" calcext:value-type="float">
            <text:p>1195</text:p>
          </table:table-cell>
          <table:table-cell table:formula="of:=AVERAGE(['Wolf Pack Algorithm'.G2:.G1000])" office:value-type="float" office:value="1239" calcext:value-type="float">
            <text:p>1239</text:p>
          </table:table-cell>
          <table:table-cell table:formula="of:=AVERAGE(['Wolf Pack Algorithm'.H2:.H1000])" office:value-type="float" office:value="1206" calcext:value-type="float">
            <text:p>1206</text:p>
          </table:table-cell>
          <table:table-cell table:formula="of:=AVERAGE(['Wolf Pack Algorithm'.I2:.I1000])" office:value-type="float" office:value="1230" calcext:value-type="float">
            <text:p>1230</text:p>
          </table:table-cell>
          <table:table-cell table:formula="of:=AVERAGE(['Wolf Pack Algorithm'.J2:.J1000])" office:value-type="float" office:value="1108" calcext:value-type="float">
            <text:p>1108</text:p>
          </table:table-cell>
          <table:table-cell table:formula="of:=AVERAGE(['Wolf Pack Algorithm'.K2:.K1000])" office:value-type="float" office:value="1582.88095238095" calcext:value-type="float">
            <text:p>1582,880952381</text:p>
          </table:table-cell>
          <table:table-cell table:formula="of:=AVERAGE(['Wolf Pack Algorithm'.L2:.L1000])" office:value-type="float" office:value="1662.21428571429" calcext:value-type="float">
            <text:p>1662,2142857143</text:p>
          </table:table-cell>
          <table:table-cell table:formula="of:=AVERAGE(['Wolf Pack Algorithm'.M2:.M1000])" office:value-type="float" office:value="1502.78571428571" calcext:value-type="float">
            <text:p>1502,7857142857</text:p>
          </table:table-cell>
          <table:table-cell table:formula="of:=AVERAGE(['Wolf Pack Algorithm'.N2:.N1000])" office:value-type="float" office:value="1378.64285714286" calcext:value-type="float">
            <text:p>1378,6428571429</text:p>
          </table:table-cell>
          <table:table-cell table:formula="of:=AVERAGE(['Wolf Pack Algorithm'.O2:.O1000])" office:value-type="float" office:value="1420.78571428571" calcext:value-type="float">
            <text:p>1420,7857142857</text:p>
          </table:table-cell>
          <table:table-cell table:formula="of:=AVERAGE(['Wolf Pack Algorithm'.P2:.P1000])" office:value-type="float" office:value="1397.64285714286" calcext:value-type="float">
            <text:p>1397,6428571429</text:p>
          </table:table-cell>
          <table:table-cell table:formula="of:=AVERAGE(['Wolf Pack Algorithm'.Q2:.Q1000])" office:value-type="float" office:value="1484.28571428571" calcext:value-type="float">
            <text:p>1484,2857142857</text:p>
          </table:table-cell>
          <table:table-cell table:formula="of:=AVERAGE(['Wolf Pack Algorithm'.R2:.R1000])" office:value-type="float" office:value="1544.42857142857" calcext:value-type="float">
            <text:p>1544,4285714286</text:p>
          </table:table-cell>
          <table:table-cell table:formula="of:=AVERAGE(['Wolf Pack Algorithm'.S2:.S1000])" office:value-type="float" office:value="1594" calcext:value-type="float">
            <text:p>1594</text:p>
          </table:table-cell>
          <table:table-cell table:formula="of:=AVERAGE(['Wolf Pack Algorithm'.T2:.T1000])" office:value-type="float" office:value="1595.71428571429" calcext:value-type="float">
            <text:p>1595,7142857143</text:p>
          </table:table-cell>
          <table:table-cell table:formula="of:=AVERAGE(['Wolf Pack Algorithm'.U2:.U1000])" office:value-type="float" office:value="2302.21428571429" calcext:value-type="float">
            <text:p>2302,2142857143</text:p>
          </table:table-cell>
          <table:table-cell table:formula="of:=AVERAGE(['Wolf Pack Algorithm'.V2:.V1000])" office:value-type="float" office:value="2104.5" calcext:value-type="float">
            <text:p>2104,5</text:p>
          </table:table-cell>
          <table:table-cell table:formula="of:=AVERAGE(['Wolf Pack Algorithm'.W2:.W1000])" office:value-type="float" office:value="2334.5" calcext:value-type="float">
            <text:p>2334,5</text:p>
          </table:table-cell>
          <table:table-cell table:formula="of:=AVERAGE(['Wolf Pack Algorithm'.X2:.X1000])" office:value-type="float" office:value="2232.5" calcext:value-type="float">
            <text:p>2232,5</text:p>
          </table:table-cell>
          <table:table-cell table:formula="of:=AVERAGE(['Wolf Pack Algorithm'.Y2:.Y1000])" office:value-type="float" office:value="2300.25" calcext:value-type="float">
            <text:p>2300,25</text:p>
          </table:table-cell>
          <table:table-cell table:formula="of:=AVERAGE(['Wolf Pack Algorithm'.Z2:.Z1000])" office:value-type="float" office:value="2231.5" calcext:value-type="float">
            <text:p>2231,5</text:p>
          </table:table-cell>
          <table:table-cell table:formula="of:=AVERAGE(['Wolf Pack Algorithm'.AA2:.AA1000])" office:value-type="float" office:value="2281.75" calcext:value-type="float">
            <text:p>2281,75</text:p>
          </table:table-cell>
          <table:table-cell table:formula="of:=AVERAGE(['Wolf Pack Algorithm'.AB2:.AB1000])" office:value-type="float" office:value="2209.5" calcext:value-type="float">
            <text:p>2209,5</text:p>
          </table:table-cell>
          <table:table-cell table:formula="of:=AVERAGE(['Wolf Pack Algorithm'.AC2:.AC1000])" office:value-type="float" office:value="2241" calcext:value-type="float">
            <text:p>2241</text:p>
          </table:table-cell>
          <table:table-cell table:formula="of:=AVERAGE(['Wolf Pack Algorithm'.AD2:.AD1000])" office:value-type="float" office:value="2187.5" calcext:value-type="float">
            <text:p>2187,5</text:p>
          </table:table-cell>
          <table:table-cell table:formula="of:=AVERAGE(['Wolf Pack Algorithm'.AE2:.AE1000])" office:value-type="float" office:value="2724.17361111111" calcext:value-type="float">
            <text:p>2724,1736111111</text:p>
          </table:table-cell>
          <table:table-cell table:formula="of:=AVERAGE(['Wolf Pack Algorithm'.AF2:.AF1000])" office:value-type="float" office:value="2843" calcext:value-type="float">
            <text:p>2843</text:p>
          </table:table-cell>
          <table:table-cell table:formula="of:=AVERAGE(['Wolf Pack Algorithm'.AG2:.AG1000])" office:value-type="float" office:value="2621.25" calcext:value-type="float">
            <text:p>2621,25</text:p>
          </table:table-cell>
          <table:table-cell table:formula="of:=AVERAGE(['Wolf Pack Algorithm'.AH2:.AH1000])" office:value-type="float" office:value="2757.5" calcext:value-type="float">
            <text:p>2757,5</text:p>
          </table:table-cell>
          <table:table-cell table:formula="of:=AVERAGE(['Wolf Pack Algorithm'.AI2:.AI1000])" office:value-type="float" office:value="2863.75" calcext:value-type="float">
            <text:p>2863,75</text:p>
          </table:table-cell>
          <table:table-cell table:formula="of:=AVERAGE(['Wolf Pack Algorithm'.AJ2:.AJ1000])" office:value-type="float" office:value="2831.25" calcext:value-type="float">
            <text:p>2831,25</text:p>
          </table:table-cell>
          <table:table-cell table:formula="of:=AVERAGE(['Wolf Pack Algorithm'.AK2:.AK1000])" office:value-type="float" office:value="2732" calcext:value-type="float">
            <text:p>2732</text:p>
          </table:table-cell>
          <table:table-cell table:formula="of:=AVERAGE(['Wolf Pack Algorithm'.AL2:.AL1000])" office:value-type="float" office:value="2690.25" calcext:value-type="float">
            <text:p>2690,25</text:p>
          </table:table-cell>
          <table:table-cell table:formula="of:=AVERAGE(['Wolf Pack Algorithm'.AM2:.AM1000])" office:value-type="float" office:value="2561" calcext:value-type="float">
            <text:p>2561</text:p>
          </table:table-cell>
          <table:table-cell table:formula="of:=AVERAGE(['Wolf Pack Algorithm'.AN2:.AN1000])" office:value-type="float" office:value="2782" calcext:value-type="float">
            <text:p>2782</text:p>
          </table:table-cell>
          <table:table-cell table:formula="of:=AVERAGE(['Wolf Pack Algorithm'.AO2:.AO1000])" office:value-type="float" office:value="3074.09027777778" calcext:value-type="float">
            <text:p>3074,0902777778</text:p>
          </table:table-cell>
          <table:table-cell table:formula="of:=AVERAGE(['Wolf Pack Algorithm'.AP2:.AP1000])" office:value-type="float" office:value="2966" calcext:value-type="float">
            <text:p>2966</text:p>
          </table:table-cell>
          <table:table-cell table:formula="of:=AVERAGE(['Wolf Pack Algorithm'.AQ2:.AQ1000])" office:value-type="float" office:value="2942.5" calcext:value-type="float">
            <text:p>2942,5</text:p>
          </table:table-cell>
          <table:table-cell table:formula="of:=AVERAGE(['Wolf Pack Algorithm'.AR2:.AR1000])" office:value-type="float" office:value="3107.75" calcext:value-type="float">
            <text:p>3107,75</text:p>
          </table:table-cell>
          <table:table-cell table:formula="of:=AVERAGE(['Wolf Pack Algorithm'.AS2:.AS1000])" office:value-type="float" office:value="3068.75" calcext:value-type="float">
            <text:p>3068,75</text:p>
          </table:table-cell>
          <table:table-cell table:formula="of:=AVERAGE(['Wolf Pack Algorithm'.AT2:.AT1000])" office:value-type="float" office:value="3080.5" calcext:value-type="float">
            <text:p>3080,5</text:p>
          </table:table-cell>
          <table:table-cell table:formula="of:=AVERAGE(['Wolf Pack Algorithm'.AU2:.AU1000])" office:value-type="float" office:value="3164.75" calcext:value-type="float">
            <text:p>3164,75</text:p>
          </table:table-cell>
          <table:table-cell table:formula="of:=AVERAGE(['Wolf Pack Algorithm'.AV2:.AV1000])" office:value-type="float" office:value="3089.25" calcext:value-type="float">
            <text:p>3089,25</text:p>
          </table:table-cell>
          <table:table-cell table:formula="of:=AVERAGE(['Wolf Pack Algorithm'.AW2:.AW1000])" office:value-type="float" office:value="2974" calcext:value-type="float">
            <text:p>2974</text:p>
          </table:table-cell>
          <table:table-cell table:formula="of:=AVERAGE(['Wolf Pack Algorithm'.AX2:.AX1000])" office:value-type="float" office:value="3146.25" calcext:value-type="float">
            <text:p>3146,25</text:p>
          </table:table-cell>
          <table:table-cell table:formula="of:=AVERAGE(['Wolf Pack Algorithm'.AY2:.AY1000])" office:value-type="float" office:value="3990.4537037037" calcext:value-type="float">
            <text:p>3990,4537037037</text:p>
          </table:table-cell>
          <table:table-cell table:formula="of:=AVERAGE(['Wolf Pack Algorithm'.AZ2:.AZ1000])" office:value-type="float" office:value="3849" calcext:value-type="float">
            <text:p>3849</text:p>
          </table:table-cell>
          <table:table-cell table:formula="of:=AVERAGE(['Wolf Pack Algorithm'.BA2:.BA1000])" office:value-type="float" office:value="3817.75" calcext:value-type="float">
            <text:p>3817,75</text:p>
          </table:table-cell>
          <table:table-cell table:formula="of:=AVERAGE(['Wolf Pack Algorithm'.BB2:.BB1000])" office:value-type="float" office:value="3868.25" calcext:value-type="float">
            <text:p>3868,25</text:p>
          </table:table-cell>
          <table:table-cell table:formula="of:=AVERAGE(['Wolf Pack Algorithm'.BC2:.BC1000])" office:value-type="float" office:value="3759" calcext:value-type="float">
            <text:p>3759</text:p>
          </table:table-cell>
          <table:table-cell table:formula="of:=AVERAGE(['Wolf Pack Algorithm'.BD2:.BD1000])" office:value-type="float" office:value="3836.25" calcext:value-type="float">
            <text:p>3836,25</text:p>
          </table:table-cell>
          <table:table-cell table:formula="of:=AVERAGE(['Wolf Pack Algorithm'.BE2:.BE1000])" office:value-type="float" office:value="3864.75" calcext:value-type="float">
            <text:p>3864,75</text:p>
          </table:table-cell>
          <table:table-cell table:formula="of:=AVERAGE(['Wolf Pack Algorithm'.BF2:.BF1000])" office:value-type="float" office:value="3873" calcext:value-type="float">
            <text:p>3873</text:p>
          </table:table-cell>
          <table:table-cell table:formula="of:=AVERAGE(['Wolf Pack Algorithm'.BG2:.BG1000])" office:value-type="float" office:value="3907" calcext:value-type="float">
            <text:p>3907</text:p>
          </table:table-cell>
          <table:table-cell table:formula="of:=AVERAGE(['Wolf Pack Algorithm'.BH2:.BH1000])" office:value-type="float" office:value="3905.25" calcext:value-type="float">
            <text:p>3905,25</text:p>
          </table:table-cell>
          <table:table-cell table:formula="of:=AVERAGE(['Wolf Pack Algorithm'.BI2:.BI1000])" office:value-type="string" office:string-value="" calcext:value-type="error">
            <text:p>#DIV/0 !</text:p>
          </table:table-cell>
          <table:table-cell table:formula="of:=AVERAGE(['Wolf Pack Algorithm'.BJ2:.BJ1000])" office:value-type="string" office:string-value="" calcext:value-type="error">
            <text:p>#DIV/0 !</text:p>
          </table:table-cell>
          <table:table-cell table:formula="of:=AVERAGE(['Wolf Pack Algorithm'.BK2:.BK1000])" office:value-type="string" office:string-value="" calcext:value-type="error">
            <text:p>#DIV/0 !</text:p>
          </table:table-cell>
          <table:table-cell table:formula="of:=AVERAGE(['Wolf Pack Algorithm'.BL2:.BL1000])" office:value-type="string" office:string-value="" calcext:value-type="error">
            <text:p>#DIV/0 !</text:p>
          </table:table-cell>
          <table:table-cell table:formula="of:=AVERAGE(['Wolf Pack Algorithm'.BM2:.BM1000])" office:value-type="string" office:string-value="" calcext:value-type="error">
            <text:p>#DIV/0 !</text:p>
          </table:table-cell>
          <table:table-cell table:formula="of:=AVERAGE(['Wolf Pack Algorithm'.BN2:.BN1000])" office:value-type="string" office:string-value="" calcext:value-type="error">
            <text:p>#DIV/0 !</text:p>
          </table:table-cell>
          <table:table-cell table:formula="of:=AVERAGE(['Wolf Pack Algorithm'.BO2:.BO1000])" office:value-type="string" office:string-value="" calcext:value-type="error">
            <text:p>#DIV/0 !</text:p>
          </table:table-cell>
          <table:table-cell table:formula="of:=AVERAGE(['Wolf Pack Algorithm'.BP2:.BP1000])" office:value-type="string" office:string-value="" calcext:value-type="error">
            <text:p>#DIV/0 !</text:p>
          </table:table-cell>
          <table:table-cell table:formula="of:=AVERAGE(['Wolf Pack Algorithm'.BQ2:.BQ1000])" office:value-type="string" office:string-value="" calcext:value-type="error">
            <text:p>#DIV/0 !</text:p>
          </table:table-cell>
          <table:table-cell table:formula="of:=AVERAGE(['Wolf Pack Algorithm'.BR2:.BR1000])" office:value-type="string" office:string-value="" calcext:value-type="error">
            <text:p>#DIV/0 !</text:p>
          </table:table-cell>
          <table:table-cell table:formula="of:=AVERAGE(['Wolf Pack Algorithm'.BS2:.BS1000])" office:value-type="string" office:string-value="" calcext:value-type="error">
            <text:p>#DIV/0 !</text:p>
          </table:table-cell>
          <table:table-cell table:formula="of:=AVERAGE(['Wolf Pack Algorithm'.BT2:.BT1000])" office:value-type="string" office:string-value="" calcext:value-type="error">
            <text:p>#DIV/0 !</text:p>
          </table:table-cell>
          <table:table-cell table:formula="of:=AVERAGE(['Wolf Pack Algorithm'.BU2:.BU1000])" office:value-type="string" office:string-value="" calcext:value-type="error">
            <text:p>#DIV/0 !</text:p>
          </table:table-cell>
          <table:table-cell table:formula="of:=AVERAGE(['Wolf Pack Algorithm'.BV2:.BV1000])" office:value-type="string" office:string-value="" calcext:value-type="error">
            <text:p>#DIV/0 !</text:p>
          </table:table-cell>
          <table:table-cell table:formula="of:=AVERAGE(['Wolf Pack Algorithm'.BW2:.BW1000])" office:value-type="string" office:string-value="" calcext:value-type="error">
            <text:p>#DIV/0 !</text:p>
          </table:table-cell>
          <table:table-cell table:formula="of:=AVERAGE(['Wolf Pack Algorithm'.BX2:.BX1000])" office:value-type="string" office:string-value="" calcext:value-type="error">
            <text:p>#DIV/0 !</text:p>
          </table:table-cell>
          <table:table-cell table:formula="of:=AVERAGE(['Wolf Pack Algorithm'.BY2:.BY1000])" office:value-type="string" office:string-value="" calcext:value-type="error">
            <text:p>#DIV/0 !</text:p>
          </table:table-cell>
          <table:table-cell table:formula="of:=AVERAGE(['Wolf Pack Algorithm'.BZ2:.BZ1000])" office:value-type="string" office:string-value="" calcext:value-type="error">
            <text:p>#DIV/0 !</text:p>
          </table:table-cell>
          <table:table-cell table:formula="of:=AVERAGE(['Wolf Pack Algorithm'.CA2:.CA1000])" office:value-type="string" office:string-value="" calcext:value-type="error">
            <text:p>#DIV/0 !</text:p>
          </table:table-cell>
          <table:table-cell table:formula="of:=AVERAGE(['Wolf Pack Algorithm'.CB2:.CB1000])" office:value-type="string" office:string-value="" calcext:value-type="error">
            <text:p>#DIV/0 !</text:p>
          </table:table-cell>
          <table:table-cell table:formula="of:=AVERAGE(['Wolf Pack Algorithm'.CC2:.CC1000])" office:value-type="string" office:string-value="" calcext:value-type="error">
            <text:p>#DIV/0 !</text:p>
          </table:table-cell>
          <table:table-cell table:formula="of:=AVERAGE(['Wolf Pack Algorithm'.CD2:.CD1000])" office:value-type="string" office:string-value="" calcext:value-type="error">
            <text:p>#DIV/0 !</text:p>
          </table:table-cell>
          <table:table-cell table:formula="of:=AVERAGE(['Wolf Pack Algorithm'.CE2:.CE1000])" office:value-type="string" office:string-value="" calcext:value-type="error">
            <text:p>#DIV/0 !</text:p>
          </table:table-cell>
          <table:table-cell table:formula="of:=AVERAGE(['Wolf Pack Algorithm'.CF2:.CF1000])" office:value-type="string" office:string-value="" calcext:value-type="error">
            <text:p>#DIV/0 !</text:p>
          </table:table-cell>
          <table:table-cell table:formula="of:=AVERAGE(['Wolf Pack Algorithm'.CG2:.CG1000])" office:value-type="string" office:string-value="" calcext:value-type="error">
            <text:p>#DIV/0 !</text:p>
          </table:table-cell>
          <table:table-cell table:formula="of:=AVERAGE(['Wolf Pack Algorithm'.CH2:.CH1000])" office:value-type="string" office:string-value="" calcext:value-type="error">
            <text:p>#DIV/0 !</text:p>
          </table:table-cell>
          <table:table-cell table:formula="of:=AVERAGE(['Wolf Pack Algorithm'.CI2:.CI1000])" office:value-type="string" office:string-value="" calcext:value-type="error">
            <text:p>#DIV/0 !</text:p>
          </table:table-cell>
          <table:table-cell table:formula="of:=AVERAGE(['Wolf Pack Algorithm'.CJ2:.CJ1000])" office:value-type="string" office:string-value="" calcext:value-type="error">
            <text:p>#DIV/0 !</text:p>
          </table:table-cell>
          <table:table-cell table:formula="of:=AVERAGE(['Wolf Pack Algorithm'.CK2:.CK1000])" office:value-type="string" office:string-value="" calcext:value-type="error">
            <text:p>#DIV/0 !</text:p>
          </table:table-cell>
          <table:table-cell table:formula="of:=AVERAGE(['Wolf Pack Algorithm'.CL2:.CL1000])" office:value-type="string" office:string-value="" calcext:value-type="error">
            <text:p>#DIV/0 !</text:p>
          </table:table-cell>
          <table:table-cell table:formula="of:=AVERAGE(['Wolf Pack Algorithm'.CM2:.CM1000])" office:value-type="string" office:string-value="" calcext:value-type="error">
            <text:p>#DIV/0 !</text:p>
          </table:table-cell>
          <table:table-cell table:formula="of:=AVERAGE(['Wolf Pack Algorithm'.CN2:.CN1000])" office:value-type="string" office:string-value="" calcext:value-type="error">
            <text:p>#DIV/0 !</text:p>
          </table:table-cell>
          <table:table-cell table:formula="of:=AVERAGE(['Wolf Pack Algorithm'.CO2:.CO1000])" office:value-type="string" office:string-value="" calcext:value-type="error">
            <text:p>#DIV/0 !</text:p>
          </table:table-cell>
          <table:table-cell table:formula="of:=AVERAGE(['Wolf Pack Algorithm'.CP2:.CP1000])" office:value-type="string" office:string-value="" calcext:value-type="error">
            <text:p>#DIV/0 !</text:p>
          </table:table-cell>
          <table:table-cell table:formula="of:=AVERAGE(['Wolf Pack Algorithm'.CQ2:.CQ1000])" office:value-type="string" office:string-value="" calcext:value-type="error">
            <text:p>#DIV/0 !</text:p>
          </table:table-cell>
          <table:table-cell table:formula="of:=AVERAGE(['Wolf Pack Algorithm'.CR2:.CR1000])" office:value-type="string" office:string-value="" calcext:value-type="error">
            <text:p>#DIV/0 !</text:p>
          </table:table-cell>
          <table:table-cell table:formula="of:=AVERAGE(['Wolf Pack Algorithm'.CS2:.CS1000])" office:value-type="string" office:string-value="" calcext:value-type="error">
            <text:p>#DIV/0 !</text:p>
          </table:table-cell>
          <table:table-cell table:formula="of:=AVERAGE(['Wolf Pack Algorithm'.CT2:.CT1000])" office:value-type="string" office:string-value="" calcext:value-type="error">
            <text:p>#DIV/0 !</text:p>
          </table:table-cell>
          <table:table-cell table:formula="of:=AVERAGE(['Wolf Pack Algorithm'.CU2:.CU1000])" office:value-type="string" office:string-value="" calcext:value-type="error">
            <text:p>#DIV/0 !</text:p>
          </table:table-cell>
          <table:table-cell table:formula="of:=AVERAGE(['Wolf Pack Algorithm'.CV2:.CV1000])" office:value-type="string" office:string-value="" calcext:value-type="error">
            <text:p>#DIV/0 !</text:p>
          </table:table-cell>
          <table:table-cell table:formula="of:=AVERAGE(['Wolf Pack Algorithm'.CW2:.CW1000])" office:value-type="string" office:string-value="" calcext:value-type="error">
            <text:p>#DIV/0 !</text:p>
          </table:table-cell>
          <table:table-cell table:formula="of:=AVERAGE(['Wolf Pack Algorithm'.CX2:.CX1000])" office:value-type="string" office:string-value="" calcext:value-type="error">
            <text:p>#DIV/0 !</text:p>
          </table:table-cell>
          <table:table-cell table:formula="of:=AVERAGE(['Wolf Pack Algorithm'.CY2:.CY1000])" office:value-type="string" office:string-value="" calcext:value-type="error">
            <text:p>#DIV/0 !</text:p>
          </table:table-cell>
          <table:table-cell table:formula="of:=AVERAGE(['Wolf Pack Algorithm'.CZ2:.CZ1000])" office:value-type="string" office:string-value="" calcext:value-type="error">
            <text:p>#DIV/0 !</text:p>
          </table:table-cell>
          <table:table-cell table:formula="of:=AVERAGE(['Wolf Pack Algorithm'.DA2:.DA1000])" office:value-type="string" office:string-value="" calcext:value-type="error">
            <text:p>#DIV/0 !</text:p>
          </table:table-cell>
          <table:table-cell table:formula="of:=AVERAGE(['Wolf Pack Algorithm'.DB2:.DB1000])" office:value-type="string" office:string-value="" calcext:value-type="error">
            <text:p>#DIV/0 !</text:p>
          </table:table-cell>
          <table:table-cell table:formula="of:=AVERAGE(['Wolf Pack Algorithm'.DC2:.DC1000])" office:value-type="string" office:string-value="" calcext:value-type="error">
            <text:p>#DIV/0 !</text:p>
          </table:table-cell>
          <table:table-cell table:formula="of:=AVERAGE(['Wolf Pack Algorithm'.DD2:.DD1000])" office:value-type="string" office:string-value="" calcext:value-type="error">
            <text:p>#DIV/0 !</text:p>
          </table:table-cell>
          <table:table-cell table:formula="of:=AVERAGE(['Wolf Pack Algorithm'.DE2:.DE1000])" office:value-type="string" office:string-value="" calcext:value-type="error">
            <text:p>#DIV/0 !</text:p>
          </table:table-cell>
          <table:table-cell table:formula="of:=AVERAGE(['Wolf Pack Algorithm'.DF2:.DF1000])" office:value-type="string" office:string-value="" calcext:value-type="error">
            <text:p>#DIV/0 !</text:p>
          </table:table-cell>
          <table:table-cell table:formula="of:=AVERAGE(['Wolf Pack Algorithm'.DG2:.DG1000])" office:value-type="string" office:string-value="" calcext:value-type="error">
            <text:p>#DIV/0 !</text:p>
          </table:table-cell>
          <table:table-cell table:formula="of:=AVERAGE(['Wolf Pack Algorithm'.DH2:.DH1000])" office:value-type="string" office:string-value="" calcext:value-type="error">
            <text:p>#DIV/0 !</text:p>
          </table:table-cell>
          <table:table-cell table:formula="of:=AVERAGE(['Wolf Pack Algorithm'.DI2:.DI1000])" office:value-type="string" office:string-value="" calcext:value-type="error">
            <text:p>#DIV/0 !</text:p>
          </table:table-cell>
          <table:table-cell table:formula="of:=AVERAGE(['Wolf Pack Algorithm'.DJ2:.DJ1000])" office:value-type="string" office:string-value="" calcext:value-type="error">
            <text:p>#DIV/0 !</text:p>
          </table:table-cell>
          <table:table-cell table:formula="of:=AVERAGE(['Wolf Pack Algorithm'.DK2:.DK1000])" office:value-type="string" office:string-value="" calcext:value-type="error">
            <text:p>#DIV/0 !</text:p>
          </table:table-cell>
          <table:table-cell table:formula="of:=AVERAGE(['Wolf Pack Algorithm'.DL2:.DL1000])" office:value-type="string" office:string-value="" calcext:value-type="error">
            <text:p>#DIV/0 !</text:p>
          </table:table-cell>
          <table:table-cell table:formula="of:=AVERAGE(['Wolf Pack Algorithm'.DM2:.DM1000])" office:value-type="string" office:string-value="" calcext:value-type="error">
            <text:p>#DIV/0 !</text:p>
          </table:table-cell>
          <table:table-cell table:formula="of:=AVERAGE(['Wolf Pack Algorithm'.DN2:.DN1000])" office:value-type="string" office:string-value="" calcext:value-type="error">
            <text:p>#DIV/0 !</text:p>
          </table:table-cell>
          <table:table-cell table:formula="of:=AVERAGE(['Wolf Pack Algorithm'.DO2:.DO1000])" office:value-type="string" office:string-value="" calcext:value-type="error">
            <text:p>#DIV/0 !</text:p>
          </table:table-cell>
          <table:table-cell table:formula="of:=AVERAGE(['Wolf Pack Algorithm'.DP2:.DP1000])" office:value-type="string" office:string-value="" calcext:value-type="error">
            <text:p>#DIV/0 !</text:p>
          </table:table-cell>
        </table:table-row>
      </table:table>
      <table:table table:name="Ecarts" table:style-name="ta1">
        <table:shapes>
          <draw:frame draw:z-index="0" draw:style-name="gr1" draw:text-style-name="P1" svg:width="159.91mm" svg:height="90.01mm" svg:x="350.1mm" svg:y="128.72mm">
            <loext:p draw:notify-on-update-of-ranges="Ecarts.A3:Ecarts.A3 Ecarts.B16:Ecarts.B16 Ecarts.A4:Ecarts.A4 Ecarts.B17:Ecarts.B17 Ecarts.A5:Ecarts.A5 Ecarts.B18:Ecarts.B18 Ecarts.A6:Ecarts.A6 Ecarts.B19:Ecarts.B19 Ecarts.A7:Ecarts.A7 Ecarts.B20:Ecarts.B20 Ecarts.A8:Ecarts.A8 Ecarts.B21:Ecarts.B21 Ecarts.A9:Ecarts.A9 Ecarts.B22:Ecarts.B22 Ecarts.A10:Ecarts.A10 Ecarts.B23:Ecarts.B23 Ecarts.A11:Ecarts.A11 Ecarts.B24:Ecarts.B24 Ecarts.A12:Ecarts.A12 Ecarts.B25:Ecarts.B2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333.67mm" svg:height="151.27mm" svg:x="3.16mm" svg:y="129.67mm">
            <loext:p draw:notify-on-update-of-ranges="Ecarts.A3:Ecarts.A3 Ecarts.A4:Ecarts.A4 Ecarts.A5:Ecarts.A5 Ecarts.A6:Ecarts.A6 Ecarts.A7:Ecarts.A7 Ecarts.A8:Ecarts.A8 Ecarts.A9:Ecarts.A9 Ecarts.A10:Ecarts.A10 Ecarts.A11:Ecarts.A11 Ecarts.A12:Ecarts.A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2.27mm" svg:y="313.82mm">
            <loext:p draw:notify-on-update-of-ranges="Ecarts.A3:Ecarts.A3 Ecarts.D16:Ecarts.D16 Ecarts.A4:Ecarts.A4 Ecarts.D17:Ecarts.D17 Ecarts.A5:Ecarts.A5 Ecarts.D18:Ecarts.D18 Ecarts.A6:Ecarts.A6 Ecarts.D19:Ecarts.D19 Ecarts.A7:Ecarts.A7 Ecarts.D20:Ecarts.D20 Ecarts.A8:Ecarts.A8 Ecarts.D21:Ecarts.D21 Ecarts.A9:Ecarts.A9 Ecarts.D22:Ecarts.D22 Ecarts.A10:Ecarts.A10 Ecarts.D23:Ecarts.D23 Ecarts.A11:Ecarts.A11 Ecarts.D24:Ecarts.D24 Ecarts.A12:Ecarts.A12 Ecarts.D25:Ecarts.D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67.35mm" svg:y="313.69mm">
            <loext:p draw:notify-on-update-of-ranges="Ecarts.A3:Ecarts.A3 Ecarts.E16:Ecarts.E16 Ecarts.A4:Ecarts.A4 Ecarts.E17:Ecarts.E17 Ecarts.A5:Ecarts.A5 Ecarts.E18:Ecarts.E18 Ecarts.A6:Ecarts.A6 Ecarts.E19:Ecarts.E19 Ecarts.A7:Ecarts.A7 Ecarts.E20:Ecarts.E20 Ecarts.A8:Ecarts.A8 Ecarts.E21:Ecarts.E21 Ecarts.A9:Ecarts.A9 Ecarts.E22:Ecarts.E22 Ecarts.A10:Ecarts.A10 Ecarts.E23:Ecarts.E23 Ecarts.A11:Ecarts.A11 Ecarts.E24:Ecarts.E24 Ecarts.A12:Ecarts.A12 Ecarts.E25:Ecarts.E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3mm" svg:height="89.75mm" svg:x="335.14mm" svg:y="314.1mm">
            <loext:p draw:notify-on-update-of-ranges="Ecarts.A3:Ecarts.A3 Ecarts.F16:Ecarts.F16 Ecarts.A4:Ecarts.A4 Ecarts.F17:Ecarts.F17 Ecarts.A5:Ecarts.A5 Ecarts.F18:Ecarts.F18 Ecarts.A6:Ecarts.A6 Ecarts.F19:Ecarts.F19 Ecarts.A7:Ecarts.A7 Ecarts.F20:Ecarts.F20 Ecarts.A8:Ecarts.A8 Ecarts.F21:Ecarts.F21 Ecarts.A9:Ecarts.A9 Ecarts.F22:Ecarts.F22 Ecarts.A10:Ecarts.A10 Ecarts.F23:Ecarts.F23 Ecarts.A11:Ecarts.A11 Ecarts.F24:Ecarts.F24 Ecarts.A12:Ecarts.A12 Ecarts.F25:Ecarts.F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3mm" svg:height="89.75mm" svg:x="1.15mm" svg:y="413.44mm">
            <loext:p draw:notify-on-update-of-ranges="Ecarts.A3:Ecarts.A3 Ecarts.G16:Ecarts.G16 Ecarts.A4:Ecarts.A4 Ecarts.G17:Ecarts.G17 Ecarts.A5:Ecarts.A5 Ecarts.G18:Ecarts.G18 Ecarts.A6:Ecarts.A6 Ecarts.G19:Ecarts.G19 Ecarts.A7:Ecarts.A7 Ecarts.G20:Ecarts.G20 Ecarts.A8:Ecarts.A8 Ecarts.G21:Ecarts.G21 Ecarts.A9:Ecarts.A9 Ecarts.G22:Ecarts.G22 Ecarts.A10:Ecarts.A10 Ecarts.G23:Ecarts.G23 Ecarts.A11:Ecarts.A11 Ecarts.G24:Ecarts.G24 Ecarts.A12:Ecarts.A12 Ecarts.G25:Ecarts.G2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3mm" svg:height="89.74mm" svg:x="167.73mm" svg:y="414.57mm">
            <loext:p draw:notify-on-update-of-ranges="Ecarts.A3:Ecarts.A3 Ecarts.H16:Ecarts.H16 Ecarts.A4:Ecarts.A4 Ecarts.H17:Ecarts.H17 Ecarts.A5:Ecarts.A5 Ecarts.H18:Ecarts.H18 Ecarts.A6:Ecarts.A6 Ecarts.H19:Ecarts.H19 Ecarts.A7:Ecarts.A7 Ecarts.H20:Ecarts.H20 Ecarts.A8:Ecarts.A8 Ecarts.H21:Ecarts.H21 Ecarts.A9:Ecarts.A9 Ecarts.H22:Ecarts.H22 Ecarts.A10:Ecarts.A10 Ecarts.H23:Ecarts.H23 Ecarts.A11:Ecarts.A11 Ecarts.H24:Ecarts.H24 Ecarts.A12:Ecarts.A12 Ecarts.H25:Ecarts.H2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3mm" svg:height="89.74mm" svg:x="334.86mm" svg:y="413.44mm">
            <loext:p draw:notify-on-update-of-ranges="Ecarts.A3:Ecarts.A3 Ecarts.I16:Ecarts.I16 Ecarts.A4:Ecarts.A4 Ecarts.I17:Ecarts.I17 Ecarts.A5:Ecarts.A5 Ecarts.I18:Ecarts.I18 Ecarts.A6:Ecarts.A6 Ecarts.I19:Ecarts.I19 Ecarts.A7:Ecarts.A7 Ecarts.I20:Ecarts.I20 Ecarts.A8:Ecarts.A8 Ecarts.I21:Ecarts.I21 Ecarts.A9:Ecarts.A9 Ecarts.I22:Ecarts.I22 Ecarts.A10:Ecarts.A10 Ecarts.I23:Ecarts.I23 Ecarts.A11:Ecarts.A11 Ecarts.I24:Ecarts.I24 Ecarts.A12:Ecarts.A12 Ecarts.I25:Ecarts.I2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ce2"/>
        <table:table-column table:style-name="co13" table:number-columns-repeated="13" table:default-cell-style-name="ce2"/>
        <table:table-column table:style-name="co13" table:number-columns-repeated="106" table:default-cell-style-name="Default"/>
        <table:table-row table:style-name="ro1">
          <table:table-cell office:value-type="string" calcext:value-type="string">
            <text:p>(en pourcentages)</text:p>
          </table:table-cell>
          <table:table-cell table:style-name="Default" table:formula="of:=[Moyennes.B1]" office:value-type="string" office:string-value="tai01" calcext:value-type="string">
            <text:p>tai01</text:p>
          </table:table-cell>
          <table:table-cell table:style-name="Default" table:formula="of:=[Moyennes.C1]" office:value-type="string" office:string-value="tai02" calcext:value-type="string">
            <text:p>tai02</text:p>
          </table:table-cell>
          <table:table-cell table:style-name="Default" table:formula="of:=[Moyennes.D1]" office:value-type="string" office:string-value="tai03" calcext:value-type="string">
            <text:p>tai03</text:p>
          </table:table-cell>
          <table:table-cell table:style-name="Default" table:formula="of:=[Moyennes.E1]" office:value-type="string" office:string-value="tai04" calcext:value-type="string">
            <text:p>tai04</text:p>
          </table:table-cell>
          <table:table-cell table:style-name="Default" table:formula="of:=[Moyennes.F1]" office:value-type="string" office:string-value="tai05" calcext:value-type="string">
            <text:p>tai05</text:p>
          </table:table-cell>
          <table:table-cell table:style-name="Default" table:formula="of:=[Moyennes.G1]" office:value-type="string" office:string-value="tai06" calcext:value-type="string">
            <text:p>tai06</text:p>
          </table:table-cell>
          <table:table-cell table:style-name="Default" table:formula="of:=[Moyennes.H1]" office:value-type="string" office:string-value="tai07" calcext:value-type="string">
            <text:p>tai07</text:p>
          </table:table-cell>
          <table:table-cell table:style-name="Default" table:formula="of:=[Moyennes.I1]" office:value-type="string" office:string-value="tai08" calcext:value-type="string">
            <text:p>tai08</text:p>
          </table:table-cell>
          <table:table-cell table:style-name="Default" table:formula="of:=[Moyennes.J1]" office:value-type="string" office:string-value="tai09" calcext:value-type="string">
            <text:p>tai09</text:p>
          </table:table-cell>
          <table:table-cell table:style-name="Default" table:formula="of:=[Moyennes.K1]" office:value-type="string" office:string-value="tai10" calcext:value-type="string">
            <text:p>tai10</text:p>
          </table:table-cell>
          <table:table-cell table:style-name="Default" table:formula="of:=[Moyennes.L1]" office:value-type="string" office:string-value="tai11" calcext:value-type="string">
            <text:p>tai11</text:p>
          </table:table-cell>
          <table:table-cell table:style-name="Default" table:formula="of:=[Moyennes.M1]" office:value-type="string" office:string-value="tai12" calcext:value-type="string">
            <text:p>tai12</text:p>
          </table:table-cell>
          <table:table-cell table:style-name="Default" table:formula="of:=[Moyennes.N1]" office:value-type="string" office:string-value="tai13" calcext:value-type="string">
            <text:p>tai13</text:p>
          </table:table-cell>
          <table:table-cell table:style-name="Default" table:formula="of:=[Moyennes.O1]" office:value-type="string" office:string-value="tai14" calcext:value-type="string">
            <text:p>tai14</text:p>
          </table:table-cell>
          <table:table-cell table:formula="of:=[Moyennes.P1]" office:value-type="string" office:string-value="tai15" calcext:value-type="string">
            <text:p>tai15</text:p>
          </table:table-cell>
          <table:table-cell table:formula="of:=[Moyennes.Q1]" office:value-type="string" office:string-value="tai16" calcext:value-type="string">
            <text:p>tai16</text:p>
          </table:table-cell>
          <table:table-cell table:formula="of:=[Moyennes.R1]" office:value-type="string" office:string-value="tai17" calcext:value-type="string">
            <text:p>tai17</text:p>
          </table:table-cell>
          <table:table-cell table:formula="of:=[Moyennes.S1]" office:value-type="string" office:string-value="tai18" calcext:value-type="string">
            <text:p>tai18</text:p>
          </table:table-cell>
          <table:table-cell table:formula="of:=[Moyennes.T1]" office:value-type="string" office:string-value="tai19" calcext:value-type="string">
            <text:p>tai19</text:p>
          </table:table-cell>
          <table:table-cell table:formula="of:=[Moyennes.U1]" office:value-type="string" office:string-value="tai20" calcext:value-type="string">
            <text:p>tai20</text:p>
          </table:table-cell>
          <table:table-cell table:formula="of:=[Moyennes.V1]" office:value-type="string" office:string-value="tai21" calcext:value-type="string">
            <text:p>tai21</text:p>
          </table:table-cell>
          <table:table-cell table:formula="of:=[Moyennes.W1]" office:value-type="string" office:string-value="tai22" calcext:value-type="string">
            <text:p>tai22</text:p>
          </table:table-cell>
          <table:table-cell table:formula="of:=[Moyennes.X1]" office:value-type="string" office:string-value="tai23" calcext:value-type="string">
            <text:p>tai23</text:p>
          </table:table-cell>
          <table:table-cell table:formula="of:=[Moyennes.Y1]" office:value-type="string" office:string-value="tai24" calcext:value-type="string">
            <text:p>tai24</text:p>
          </table:table-cell>
          <table:table-cell table:formula="of:=[Moyennes.Z1]" office:value-type="string" office:string-value="tai25" calcext:value-type="string">
            <text:p>tai25</text:p>
          </table:table-cell>
          <table:table-cell table:formula="of:=[Moyennes.AA1]" office:value-type="string" office:string-value="tai26" calcext:value-type="string">
            <text:p>tai26</text:p>
          </table:table-cell>
          <table:table-cell table:formula="of:=[Moyennes.AB1]" office:value-type="string" office:string-value="tai27" calcext:value-type="string">
            <text:p>tai27</text:p>
          </table:table-cell>
          <table:table-cell table:formula="of:=[Moyennes.AC1]" office:value-type="string" office:string-value="tai28" calcext:value-type="string">
            <text:p>tai28</text:p>
          </table:table-cell>
          <table:table-cell table:formula="of:=[Moyennes.AD1]" office:value-type="string" office:string-value="tai29" calcext:value-type="string">
            <text:p>tai29</text:p>
          </table:table-cell>
          <table:table-cell table:formula="of:=[Moyennes.AE1]" office:value-type="string" office:string-value="tai30" calcext:value-type="string">
            <text:p>tai30</text:p>
          </table:table-cell>
          <table:table-cell table:formula="of:=[Moyennes.AF1]" office:value-type="string" office:string-value="tai31" calcext:value-type="string">
            <text:p>tai31</text:p>
          </table:table-cell>
          <table:table-cell table:formula="of:=[Moyennes.AG1]" office:value-type="string" office:string-value="tai32" calcext:value-type="string">
            <text:p>tai32</text:p>
          </table:table-cell>
          <table:table-cell table:formula="of:=[Moyennes.AH1]" office:value-type="string" office:string-value="tai33" calcext:value-type="string">
            <text:p>tai33</text:p>
          </table:table-cell>
          <table:table-cell table:formula="of:=[Moyennes.AI1]" office:value-type="string" office:string-value="tai34" calcext:value-type="string">
            <text:p>tai34</text:p>
          </table:table-cell>
          <table:table-cell table:formula="of:=[Moyennes.AJ1]" office:value-type="string" office:string-value="tai35" calcext:value-type="string">
            <text:p>tai35</text:p>
          </table:table-cell>
          <table:table-cell table:formula="of:=[Moyennes.AK1]" office:value-type="string" office:string-value="tai36" calcext:value-type="string">
            <text:p>tai36</text:p>
          </table:table-cell>
          <table:table-cell table:formula="of:=[Moyennes.AL1]" office:value-type="string" office:string-value="tai37" calcext:value-type="string">
            <text:p>tai37</text:p>
          </table:table-cell>
          <table:table-cell table:formula="of:=[Moyennes.AM1]" office:value-type="string" office:string-value="tai38" calcext:value-type="string">
            <text:p>tai38</text:p>
          </table:table-cell>
          <table:table-cell table:formula="of:=[Moyennes.AN1]" office:value-type="string" office:string-value="tai39" calcext:value-type="string">
            <text:p>tai39</text:p>
          </table:table-cell>
          <table:table-cell table:formula="of:=[Moyennes.AO1]" office:value-type="string" office:string-value="tai40" calcext:value-type="string">
            <text:p>tai40</text:p>
          </table:table-cell>
          <table:table-cell table:formula="of:=[Moyennes.AP1]" office:value-type="string" office:string-value="tai41" calcext:value-type="string">
            <text:p>tai41</text:p>
          </table:table-cell>
          <table:table-cell table:formula="of:=[Moyennes.AQ1]" office:value-type="string" office:string-value="tai42" calcext:value-type="string">
            <text:p>tai42</text:p>
          </table:table-cell>
          <table:table-cell table:formula="of:=[Moyennes.AR1]" office:value-type="string" office:string-value="tai43" calcext:value-type="string">
            <text:p>tai43</text:p>
          </table:table-cell>
          <table:table-cell table:formula="of:=[Moyennes.AS1]" office:value-type="string" office:string-value="tai44" calcext:value-type="string">
            <text:p>tai44</text:p>
          </table:table-cell>
          <table:table-cell table:formula="of:=[Moyennes.AT1]" office:value-type="string" office:string-value="tai45" calcext:value-type="string">
            <text:p>tai45</text:p>
          </table:table-cell>
          <table:table-cell table:formula="of:=[Moyennes.AU1]" office:value-type="string" office:string-value="tai46" calcext:value-type="string">
            <text:p>tai46</text:p>
          </table:table-cell>
          <table:table-cell table:formula="of:=[Moyennes.AV1]" office:value-type="string" office:string-value="tai47" calcext:value-type="string">
            <text:p>tai47</text:p>
          </table:table-cell>
          <table:table-cell table:formula="of:=[Moyennes.AW1]" office:value-type="string" office:string-value="tai48" calcext:value-type="string">
            <text:p>tai48</text:p>
          </table:table-cell>
          <table:table-cell table:formula="of:=[Moyennes.AX1]" office:value-type="string" office:string-value="tai49" calcext:value-type="string">
            <text:p>tai49</text:p>
          </table:table-cell>
          <table:table-cell table:formula="of:=[Moyennes.AY1]" office:value-type="string" office:string-value="tai50" calcext:value-type="string">
            <text:p>tai50</text:p>
          </table:table-cell>
          <table:table-cell table:formula="of:=[Moyennes.AZ1]" office:value-type="string" office:string-value="tai51" calcext:value-type="string">
            <text:p>tai51</text:p>
          </table:table-cell>
          <table:table-cell table:formula="of:=[Moyennes.BA1]" office:value-type="string" office:string-value="tai52" calcext:value-type="string">
            <text:p>tai52</text:p>
          </table:table-cell>
          <table:table-cell table:formula="of:=[Moyennes.BB1]" office:value-type="string" office:string-value="tai53" calcext:value-type="string">
            <text:p>tai53</text:p>
          </table:table-cell>
          <table:table-cell table:formula="of:=[Moyennes.BC1]" office:value-type="string" office:string-value="tai54" calcext:value-type="string">
            <text:p>tai54</text:p>
          </table:table-cell>
          <table:table-cell table:formula="of:=[Moyennes.BD1]" office:value-type="string" office:string-value="tai55" calcext:value-type="string">
            <text:p>tai55</text:p>
          </table:table-cell>
          <table:table-cell table:formula="of:=[Moyennes.BE1]" office:value-type="string" office:string-value="tai56" calcext:value-type="string">
            <text:p>tai56</text:p>
          </table:table-cell>
          <table:table-cell table:formula="of:=[Moyennes.BF1]" office:value-type="string" office:string-value="tai57" calcext:value-type="string">
            <text:p>tai57</text:p>
          </table:table-cell>
          <table:table-cell table:formula="of:=[Moyennes.BG1]" office:value-type="string" office:string-value="tai58" calcext:value-type="string">
            <text:p>tai58</text:p>
          </table:table-cell>
          <table:table-cell table:formula="of:=[Moyennes.BH1]" office:value-type="string" office:string-value="tai59" calcext:value-type="string">
            <text:p>tai59</text:p>
          </table:table-cell>
          <table:table-cell table:formula="of:=[Moyennes.BI1]" office:value-type="string" office:string-value="tai60" calcext:value-type="string">
            <text:p>tai60</text:p>
          </table:table-cell>
          <table:table-cell table:formula="of:=[Moyennes.BJ1]" office:value-type="string" office:string-value="tai61" calcext:value-type="string">
            <text:p>tai61</text:p>
          </table:table-cell>
          <table:table-cell table:formula="of:=[Moyennes.BK1]" office:value-type="string" office:string-value="tai62" calcext:value-type="string">
            <text:p>tai62</text:p>
          </table:table-cell>
          <table:table-cell table:formula="of:=[Moyennes.BL1]" office:value-type="string" office:string-value="tai63" calcext:value-type="string">
            <text:p>tai63</text:p>
          </table:table-cell>
          <table:table-cell table:formula="of:=[Moyennes.BM1]" office:value-type="string" office:string-value="tai64" calcext:value-type="string">
            <text:p>tai64</text:p>
          </table:table-cell>
          <table:table-cell table:formula="of:=[Moyennes.BN1]" office:value-type="string" office:string-value="tai65" calcext:value-type="string">
            <text:p>tai65</text:p>
          </table:table-cell>
          <table:table-cell table:formula="of:=[Moyennes.BO1]" office:value-type="string" office:string-value="tai66" calcext:value-type="string">
            <text:p>tai66</text:p>
          </table:table-cell>
          <table:table-cell table:formula="of:=[Moyennes.BP1]" office:value-type="string" office:string-value="tai67" calcext:value-type="string">
            <text:p>tai67</text:p>
          </table:table-cell>
          <table:table-cell table:formula="of:=[Moyennes.BQ1]" office:value-type="string" office:string-value="tai68" calcext:value-type="string">
            <text:p>tai68</text:p>
          </table:table-cell>
          <table:table-cell table:formula="of:=[Moyennes.BR1]" office:value-type="string" office:string-value="tai69" calcext:value-type="string">
            <text:p>tai69</text:p>
          </table:table-cell>
          <table:table-cell table:formula="of:=[Moyennes.BS1]" office:value-type="string" office:string-value="tai70" calcext:value-type="string">
            <text:p>tai70</text:p>
          </table:table-cell>
          <table:table-cell table:formula="of:=[Moyennes.BT1]" office:value-type="string" office:string-value="tai71" calcext:value-type="string">
            <text:p>tai71</text:p>
          </table:table-cell>
          <table:table-cell table:formula="of:=[Moyennes.BU1]" office:value-type="string" office:string-value="tai72" calcext:value-type="string">
            <text:p>tai72</text:p>
          </table:table-cell>
          <table:table-cell table:formula="of:=[Moyennes.BV1]" office:value-type="string" office:string-value="tai73" calcext:value-type="string">
            <text:p>tai73</text:p>
          </table:table-cell>
          <table:table-cell table:formula="of:=[Moyennes.BW1]" office:value-type="string" office:string-value="tai74" calcext:value-type="string">
            <text:p>tai74</text:p>
          </table:table-cell>
          <table:table-cell table:formula="of:=[Moyennes.BX1]" office:value-type="string" office:string-value="tai75" calcext:value-type="string">
            <text:p>tai75</text:p>
          </table:table-cell>
          <table:table-cell table:formula="of:=[Moyennes.BY1]" office:value-type="string" office:string-value="tai76" calcext:value-type="string">
            <text:p>tai76</text:p>
          </table:table-cell>
          <table:table-cell table:formula="of:=[Moyennes.BZ1]" office:value-type="string" office:string-value="tai77" calcext:value-type="string">
            <text:p>tai77</text:p>
          </table:table-cell>
          <table:table-cell table:formula="of:=[Moyennes.CA1]" office:value-type="string" office:string-value="tai78" calcext:value-type="string">
            <text:p>tai78</text:p>
          </table:table-cell>
          <table:table-cell table:formula="of:=[Moyennes.CB1]" office:value-type="string" office:string-value="tai79" calcext:value-type="string">
            <text:p>tai79</text:p>
          </table:table-cell>
          <table:table-cell table:formula="of:=[Moyennes.CC1]" office:value-type="string" office:string-value="tai80" calcext:value-type="string">
            <text:p>tai80</text:p>
          </table:table-cell>
          <table:table-cell table:formula="of:=[Moyennes.CD1]" office:value-type="string" office:string-value="tai81" calcext:value-type="string">
            <text:p>tai81</text:p>
          </table:table-cell>
          <table:table-cell table:formula="of:=[Moyennes.CE1]" office:value-type="string" office:string-value="tai82" calcext:value-type="string">
            <text:p>tai82</text:p>
          </table:table-cell>
          <table:table-cell table:formula="of:=[Moyennes.CF1]" office:value-type="string" office:string-value="tai83" calcext:value-type="string">
            <text:p>tai83</text:p>
          </table:table-cell>
          <table:table-cell table:formula="of:=[Moyennes.CG1]" office:value-type="string" office:string-value="tai84" calcext:value-type="string">
            <text:p>tai84</text:p>
          </table:table-cell>
          <table:table-cell table:formula="of:=[Moyennes.CH1]" office:value-type="string" office:string-value="tai85" calcext:value-type="string">
            <text:p>tai85</text:p>
          </table:table-cell>
          <table:table-cell table:formula="of:=[Moyennes.CI1]" office:value-type="string" office:string-value="tai86" calcext:value-type="string">
            <text:p>tai86</text:p>
          </table:table-cell>
          <table:table-cell table:formula="of:=[Moyennes.CJ1]" office:value-type="string" office:string-value="tai87" calcext:value-type="string">
            <text:p>tai87</text:p>
          </table:table-cell>
          <table:table-cell table:formula="of:=[Moyennes.CK1]" office:value-type="string" office:string-value="tai88" calcext:value-type="string">
            <text:p>tai88</text:p>
          </table:table-cell>
          <table:table-cell table:formula="of:=[Moyennes.CL1]" office:value-type="string" office:string-value="tai89" calcext:value-type="string">
            <text:p>tai89</text:p>
          </table:table-cell>
          <table:table-cell table:formula="of:=[Moyennes.CM1]" office:value-type="string" office:string-value="tai90" calcext:value-type="string">
            <text:p>tai90</text:p>
          </table:table-cell>
          <table:table-cell table:formula="of:=[Moyennes.CN1]" office:value-type="string" office:string-value="tai91" calcext:value-type="string">
            <text:p>tai91</text:p>
          </table:table-cell>
          <table:table-cell table:formula="of:=[Moyennes.CO1]" office:value-type="string" office:string-value="tai92" calcext:value-type="string">
            <text:p>tai92</text:p>
          </table:table-cell>
          <table:table-cell table:formula="of:=[Moyennes.CP1]" office:value-type="string" office:string-value="tai93" calcext:value-type="string">
            <text:p>tai93</text:p>
          </table:table-cell>
          <table:table-cell table:formula="of:=[Moyennes.CQ1]" office:value-type="string" office:string-value="tai94" calcext:value-type="string">
            <text:p>tai94</text:p>
          </table:table-cell>
          <table:table-cell table:formula="of:=[Moyennes.CR1]" office:value-type="string" office:string-value="tai95" calcext:value-type="string">
            <text:p>tai95</text:p>
          </table:table-cell>
          <table:table-cell table:formula="of:=[Moyennes.CS1]" office:value-type="string" office:string-value="tai96" calcext:value-type="string">
            <text:p>tai96</text:p>
          </table:table-cell>
          <table:table-cell table:formula="of:=[Moyennes.CT1]" office:value-type="string" office:string-value="tai97" calcext:value-type="string">
            <text:p>tai97</text:p>
          </table:table-cell>
          <table:table-cell table:formula="of:=[Moyennes.CU1]" office:value-type="string" office:string-value="tai98" calcext:value-type="string">
            <text:p>tai98</text:p>
          </table:table-cell>
          <table:table-cell table:formula="of:=[Moyennes.CV1]" office:value-type="string" office:string-value="tai99" calcext:value-type="string">
            <text:p>tai99</text:p>
          </table:table-cell>
          <table:table-cell table:formula="of:=[Moyennes.CW1]" office:value-type="string" office:string-value="tai100" calcext:value-type="string">
            <text:p>tai100</text:p>
          </table:table-cell>
          <table:table-cell table:formula="of:=[Moyennes.CX1]" office:value-type="string" office:string-value="tai101" calcext:value-type="string">
            <text:p>tai101</text:p>
          </table:table-cell>
          <table:table-cell table:formula="of:=[Moyennes.CY1]" office:value-type="string" office:string-value="tai102" calcext:value-type="string">
            <text:p>tai102</text:p>
          </table:table-cell>
          <table:table-cell table:formula="of:=[Moyennes.CZ1]" office:value-type="string" office:string-value="tai103" calcext:value-type="string">
            <text:p>tai103</text:p>
          </table:table-cell>
          <table:table-cell table:formula="of:=[Moyennes.DA1]" office:value-type="string" office:string-value="tai104" calcext:value-type="string">
            <text:p>tai104</text:p>
          </table:table-cell>
          <table:table-cell table:formula="of:=[Moyennes.DB1]" office:value-type="string" office:string-value="tai105" calcext:value-type="string">
            <text:p>tai105</text:p>
          </table:table-cell>
          <table:table-cell table:formula="of:=[Moyennes.DC1]" office:value-type="string" office:string-value="tai106" calcext:value-type="string">
            <text:p>tai106</text:p>
          </table:table-cell>
          <table:table-cell table:formula="of:=[Moyennes.DD1]" office:value-type="string" office:string-value="tai107" calcext:value-type="string">
            <text:p>tai107</text:p>
          </table:table-cell>
          <table:table-cell table:formula="of:=[Moyennes.DE1]" office:value-type="string" office:string-value="tai108" calcext:value-type="string">
            <text:p>tai108</text:p>
          </table:table-cell>
          <table:table-cell table:formula="of:=[Moyennes.DF1]" office:value-type="string" office:string-value="tai109" calcext:value-type="string">
            <text:p>tai109</text:p>
          </table:table-cell>
          <table:table-cell table:formula="of:=[Moyennes.DG1]" office:value-type="string" office:string-value="tai110" calcext:value-type="string">
            <text:p>tai110</text:p>
          </table:table-cell>
          <table:table-cell table:formula="of:=[Moyennes.DH1]" office:value-type="string" office:string-value="tai111" calcext:value-type="string">
            <text:p>tai111</text:p>
          </table:table-cell>
          <table:table-cell table:formula="of:=[Moyennes.DI1]" office:value-type="string" office:string-value="tai112" calcext:value-type="string">
            <text:p>tai112</text:p>
          </table:table-cell>
          <table:table-cell table:formula="of:=[Moyennes.DJ1]" office:value-type="string" office:string-value="tai113" calcext:value-type="string">
            <text:p>tai113</text:p>
          </table:table-cell>
          <table:table-cell table:formula="of:=[Moyennes.DK1]" office:value-type="string" office:string-value="tai114" calcext:value-type="string">
            <text:p>tai114</text:p>
          </table:table-cell>
          <table:table-cell table:formula="of:=[Moyennes.DL1]" office:value-type="string" office:string-value="tai115" calcext:value-type="string">
            <text:p>tai115</text:p>
          </table:table-cell>
          <table:table-cell table:formula="of:=[Moyennes.DM1]" office:value-type="string" office:string-value="tai116" calcext:value-type="string">
            <text:p>tai116</text:p>
          </table:table-cell>
          <table:table-cell table:formula="of:=[Moyennes.DN1]" office:value-type="string" office:string-value="tai117" calcext:value-type="string">
            <text:p>tai117</text:p>
          </table:table-cell>
          <table:table-cell table:formula="of:=[Moyennes.DO1]" office:value-type="string" office:string-value="tai118" calcext:value-type="string">
            <text:p>tai118</text:p>
          </table:table-cell>
          <table:table-cell table:formula="of:=[Moyennes.DP1]" office:value-type="string" office:string-value="tai119" calcext:value-type="string">
            <text:p>tai119</text:p>
          </table:table-cell>
          <table:table-cell table:formula="of:=[Moyennes.DQ1]" office:value-type="string" office:string-value="tai120" calcext:value-type="string">
            <text:p>tai120</text:p>
          </table:table-cell>
        </table:table-row>
        <table:table-row table:style-name="ro1">
          <table:table-cell table:style-name="ce1" office:value-type="string" calcext:value-type="string">
            <text:p>Optimal / Best known</text:p>
          </table:table-cell>
          <table:table-cell table:style-name="ce1" table:formula="of:=['Opt-Best'.A2]" office:value-type="float" office:value="1278" calcext:value-type="float">
            <text:p>1278</text:p>
          </table:table-cell>
          <table:table-cell table:style-name="ce1" table:formula="of:=['Opt-Best'.B2]" office:value-type="float" office:value="1359" calcext:value-type="float">
            <text:p>1359</text:p>
          </table:table-cell>
          <table:table-cell table:style-name="ce1" table:formula="of:=['Opt-Best'.C2]" office:value-type="float" office:value="1081" calcext:value-type="float">
            <text:p>1081</text:p>
          </table:table-cell>
          <table:table-cell table:style-name="ce1" table:formula="of:=['Opt-Best'.D2]" office:value-type="float" office:value="1293" calcext:value-type="float">
            <text:p>1293</text:p>
          </table:table-cell>
          <table:table-cell table:style-name="ce1" table:formula="of:=['Opt-Best'.E2]" office:value-type="float" office:value="1235" calcext:value-type="float">
            <text:p>1235</text:p>
          </table:table-cell>
          <table:table-cell table:style-name="ce1" table:formula="of:=['Opt-Best'.F2]" office:value-type="float" office:value="1195" calcext:value-type="float">
            <text:p>1195</text:p>
          </table:table-cell>
          <table:table-cell table:style-name="ce1" table:formula="of:=['Opt-Best'.G2]" office:value-type="float" office:value="1234" calcext:value-type="float">
            <text:p>1234</text:p>
          </table:table-cell>
          <table:table-cell table:style-name="ce1" table:formula="of:=['Opt-Best'.H2]" office:value-type="float" office:value="1206" calcext:value-type="float">
            <text:p>1206</text:p>
          </table:table-cell>
          <table:table-cell table:style-name="ce1" table:formula="of:=['Opt-Best'.I2]" office:value-type="float" office:value="1230" calcext:value-type="float">
            <text:p>1230</text:p>
          </table:table-cell>
          <table:table-cell table:style-name="ce1" table:formula="of:=['Opt-Best'.J2]" office:value-type="float" office:value="1108" calcext:value-type="float">
            <text:p>1108</text:p>
          </table:table-cell>
          <table:table-cell table:style-name="ce1" table:formula="of:=['Opt-Best'.K2]" office:value-type="float" office:value="1582" calcext:value-type="float">
            <text:p>1582</text:p>
          </table:table-cell>
          <table:table-cell table:style-name="ce1" table:formula="of:=['Opt-Best'.L2]" office:value-type="float" office:value="1659" calcext:value-type="float">
            <text:p>1659</text:p>
          </table:table-cell>
          <table:table-cell table:style-name="ce1" table:formula="of:=['Opt-Best'.M2]" office:value-type="float" office:value="1496" calcext:value-type="float">
            <text:p>1496</text:p>
          </table:table-cell>
          <table:table-cell table:style-name="ce1" table:formula="of:=['Opt-Best'.N2]" office:value-type="float" office:value="1377" calcext:value-type="float">
            <text:p>1377</text:p>
          </table:table-cell>
          <table:table-cell table:style-name="ce1" table:formula="of:=['Opt-Best'.O2]" office:value-type="float" office:value="1419" calcext:value-type="float">
            <text:p>1419</text:p>
          </table:table-cell>
          <table:table-cell table:style-name="ce1" table:formula="of:=['Opt-Best'.P2]" office:value-type="float" office:value="1397" calcext:value-type="float">
            <text:p>1397</text:p>
          </table:table-cell>
          <table:table-cell table:style-name="ce1" table:formula="of:=['Opt-Best'.Q2]" office:value-type="float" office:value="1484" calcext:value-type="float">
            <text:p>1484</text:p>
          </table:table-cell>
          <table:table-cell table:style-name="ce1" table:formula="of:=['Opt-Best'.R2]" office:value-type="float" office:value="1538" calcext:value-type="float">
            <text:p>1538</text:p>
          </table:table-cell>
          <table:table-cell table:style-name="ce1" table:formula="of:=['Opt-Best'.S2]" office:value-type="float" office:value="1593" calcext:value-type="float">
            <text:p>1593</text:p>
          </table:table-cell>
          <table:table-cell table:style-name="ce1" table:formula="of:=['Opt-Best'.T2]" office:value-type="float" office:value="1591" calcext:value-type="float">
            <text:p>1591</text:p>
          </table:table-cell>
          <table:table-cell table:style-name="ce1" table:formula="of:=['Opt-Best'.U2]" office:value-type="float" office:value="2297" calcext:value-type="float">
            <text:p>2297</text:p>
          </table:table-cell>
          <table:table-cell table:style-name="ce1" table:formula="of:=['Opt-Best'.V2]" office:value-type="float" office:value="2099" calcext:value-type="float">
            <text:p>2099</text:p>
          </table:table-cell>
          <table:table-cell table:style-name="ce1" table:formula="of:=['Opt-Best'.W2]" office:value-type="float" office:value="2326" calcext:value-type="float">
            <text:p>2326</text:p>
          </table:table-cell>
          <table:table-cell table:style-name="ce1" table:formula="of:=['Opt-Best'.X2]" office:value-type="float" office:value="2223" calcext:value-type="float">
            <text:p>2223</text:p>
          </table:table-cell>
          <table:table-cell table:style-name="ce1" table:formula="of:=['Opt-Best'.Y2]" office:value-type="float" office:value="2291" calcext:value-type="float">
            <text:p>2291</text:p>
          </table:table-cell>
          <table:table-cell table:style-name="ce1" table:formula="of:=['Opt-Best'.Z2]" office:value-type="float" office:value="2226" calcext:value-type="float">
            <text:p>2226</text:p>
          </table:table-cell>
          <table:table-cell table:style-name="ce1" table:formula="of:=['Opt-Best'.AA2]" office:value-type="float" office:value="2273" calcext:value-type="float">
            <text:p>2273</text:p>
          </table:table-cell>
          <table:table-cell table:style-name="ce1" table:formula="of:=['Opt-Best'.AB2]" office:value-type="float" office:value="2200" calcext:value-type="float">
            <text:p>2200</text:p>
          </table:table-cell>
          <table:table-cell table:style-name="ce1" table:formula="of:=['Opt-Best'.AC2]" office:value-type="float" office:value="2237" calcext:value-type="float">
            <text:p>2237</text:p>
          </table:table-cell>
          <table:table-cell table:style-name="ce1" table:formula="of:=['Opt-Best'.AD2]" office:value-type="float" office:value="2178" calcext:value-type="float">
            <text:p>2178</text:p>
          </table:table-cell>
          <table:table-cell table:style-name="ce1" table:formula="of:=['Opt-Best'.AE2]" office:value-type="float" office:value="2724" calcext:value-type="float">
            <text:p>2724</text:p>
          </table:table-cell>
          <table:table-cell table:style-name="ce1" table:formula="of:=['Opt-Best'.AF2]" office:value-type="float" office:value="2834" calcext:value-type="float">
            <text:p>2834</text:p>
          </table:table-cell>
          <table:table-cell table:style-name="ce1" table:formula="of:=['Opt-Best'.AG2]" office:value-type="float" office:value="2621" calcext:value-type="float">
            <text:p>2621</text:p>
          </table:table-cell>
          <table:table-cell table:style-name="ce1" table:formula="of:=['Opt-Best'.AH2]" office:value-type="float" office:value="2751" calcext:value-type="float">
            <text:p>2751</text:p>
          </table:table-cell>
          <table:table-cell table:style-name="ce1" table:formula="of:=['Opt-Best'.AI2]" office:value-type="float" office:value="2863" calcext:value-type="float">
            <text:p>2863</text:p>
          </table:table-cell>
          <table:table-cell table:style-name="ce1" table:formula="of:=['Opt-Best'.AJ2]" office:value-type="float" office:value="2829" calcext:value-type="float">
            <text:p>2829</text:p>
          </table:table-cell>
          <table:table-cell table:style-name="ce1" table:formula="of:=['Opt-Best'.AK2]" office:value-type="float" office:value="2725" calcext:value-type="float">
            <text:p>2725</text:p>
          </table:table-cell>
          <table:table-cell table:style-name="ce1" table:formula="of:=['Opt-Best'.AL2]" office:value-type="float" office:value="2683" calcext:value-type="float">
            <text:p>2683</text:p>
          </table:table-cell>
          <table:table-cell table:style-name="ce1" table:formula="of:=['Opt-Best'.AM2]" office:value-type="float" office:value="2552" calcext:value-type="float">
            <text:p>2552</text:p>
          </table:table-cell>
          <table:table-cell table:style-name="ce1" table:formula="of:=['Opt-Best'.AN2]" office:value-type="float" office:value="2782" calcext:value-type="float">
            <text:p>2782</text:p>
          </table:table-cell>
          <table:table-cell table:style-name="ce1" table:formula="of:=['Opt-Best'.AO2]" office:value-type="float" office:value="2991" calcext:value-type="float">
            <text:p>2991</text:p>
          </table:table-cell>
          <table:table-cell table:style-name="ce1" table:formula="of:=['Opt-Best'.AP2]" office:value-type="float" office:value="2867" calcext:value-type="float">
            <text:p>2867</text:p>
          </table:table-cell>
          <table:table-cell table:style-name="ce1" table:formula="of:=['Opt-Best'.AQ2]" office:value-type="float" office:value="2839" calcext:value-type="float">
            <text:p>2839</text:p>
          </table:table-cell>
          <table:table-cell table:style-name="ce1" table:formula="of:=['Opt-Best'.AR2]" office:value-type="float" office:value="3063" calcext:value-type="float">
            <text:p>3063</text:p>
          </table:table-cell>
          <table:table-cell table:style-name="ce1" table:formula="of:=['Opt-Best'.AS2]" office:value-type="float" office:value="2976" calcext:value-type="float">
            <text:p>2976</text:p>
          </table:table-cell>
          <table:table-cell table:style-name="ce1" table:formula="of:=['Opt-Best'.AT2]" office:value-type="float" office:value="3006" calcext:value-type="float">
            <text:p>3006</text:p>
          </table:table-cell>
          <table:table-cell table:style-name="ce1" table:formula="of:=['Opt-Best'.AU2]" office:value-type="float" office:value="3093" calcext:value-type="float">
            <text:p>3093</text:p>
          </table:table-cell>
          <table:table-cell table:style-name="ce1" table:formula="of:=['Opt-Best'.AV2]" office:value-type="float" office:value="3037" calcext:value-type="float">
            <text:p>3037</text:p>
          </table:table-cell>
          <table:table-cell table:style-name="ce1" table:formula="of:=['Opt-Best'.AW2]" office:value-type="float" office:value="2897" calcext:value-type="float">
            <text:p>2897</text:p>
          </table:table-cell>
          <table:table-cell table:style-name="ce1" table:formula="of:=['Opt-Best'.AX2]" office:value-type="float" office:value="3065" calcext:value-type="float">
            <text:p>3065</text:p>
          </table:table-cell>
          <table:table-cell table:style-name="ce1" table:formula="of:=['Opt-Best'.AY2]" office:value-type="float" office:value="3850" calcext:value-type="float">
            <text:p>3850</text:p>
          </table:table-cell>
          <table:table-cell table:style-name="ce1" table:formula="of:=['Opt-Best'.AZ2]" office:value-type="float" office:value="3704" calcext:value-type="float">
            <text:p>3704</text:p>
          </table:table-cell>
          <table:table-cell table:style-name="ce1" table:formula="of:=['Opt-Best'.BA2]" office:value-type="float" office:value="3640" calcext:value-type="float">
            <text:p>3640</text:p>
          </table:table-cell>
          <table:table-cell table:style-name="ce1" table:formula="of:=['Opt-Best'.BB2]" office:value-type="float" office:value="3723" calcext:value-type="float">
            <text:p>3723</text:p>
          </table:table-cell>
          <table:table-cell table:style-name="ce1" table:formula="of:=['Opt-Best'.BC2]" office:value-type="float" office:value="3611" calcext:value-type="float">
            <text:p>3611</text:p>
          </table:table-cell>
          <table:table-cell table:style-name="ce1" table:formula="of:=['Opt-Best'.BD2]" office:value-type="float" office:value="3681" calcext:value-type="float">
            <text:p>3681</text:p>
          </table:table-cell>
          <table:table-cell table:style-name="ce1" table:formula="of:=['Opt-Best'.BE2]" office:value-type="float" office:value="3704" calcext:value-type="float">
            <text:p>3704</text:p>
          </table:table-cell>
          <table:table-cell table:style-name="ce1" table:formula="of:=['Opt-Best'.BF2]" office:value-type="float" office:value="3691" calcext:value-type="float">
            <text:p>3691</text:p>
          </table:table-cell>
          <table:table-cell table:style-name="ce1" table:formula="of:=['Opt-Best'.BG2]" office:value-type="float" office:value="3743" calcext:value-type="float">
            <text:p>3743</text:p>
          </table:table-cell>
          <table:table-cell table:style-name="ce1" table:formula="of:=['Opt-Best'.BH2]" office:value-type="float" office:value="3756" calcext:value-type="float">
            <text:p>3756</text:p>
          </table:table-cell>
          <table:table-cell table:style-name="ce1" table:formula="of:=['Opt-Best'.BI2]" office:value-type="float" office:value="5493" calcext:value-type="float">
            <text:p>5493</text:p>
          </table:table-cell>
          <table:table-cell table:style-name="ce1" table:formula="of:=['Opt-Best'.BJ2]" office:value-type="float" office:value="5268" calcext:value-type="float">
            <text:p>5268</text:p>
          </table:table-cell>
          <table:table-cell table:style-name="ce1" table:formula="of:=['Opt-Best'.BK2]" office:value-type="float" office:value="5175" calcext:value-type="float">
            <text:p>5175</text:p>
          </table:table-cell>
          <table:table-cell table:style-name="ce1" table:formula="of:=['Opt-Best'.BL2]" office:value-type="float" office:value="5014" calcext:value-type="float">
            <text:p>5014</text:p>
          </table:table-cell>
          <table:table-cell table:style-name="ce1" table:formula="of:=['Opt-Best'.BM2]" office:value-type="float" office:value="5250" calcext:value-type="float">
            <text:p>5250</text:p>
          </table:table-cell>
          <table:table-cell table:style-name="ce1" table:formula="of:=['Opt-Best'.BN2]" office:value-type="float" office:value="5135" calcext:value-type="float">
            <text:p>5135</text:p>
          </table:table-cell>
          <table:table-cell table:style-name="ce1" table:formula="of:=['Opt-Best'.BO2]" office:value-type="float" office:value="5246" calcext:value-type="float">
            <text:p>5246</text:p>
          </table:table-cell>
          <table:table-cell table:style-name="ce1" table:formula="of:=['Opt-Best'.BP2]" office:value-type="float" office:value="5094" calcext:value-type="float">
            <text:p>5094</text:p>
          </table:table-cell>
          <table:table-cell table:style-name="ce1" table:formula="of:=['Opt-Best'.BQ2]" office:value-type="float" office:value="5448" calcext:value-type="float">
            <text:p>5448</text:p>
          </table:table-cell>
          <table:table-cell table:style-name="ce1" table:formula="of:=['Opt-Best'.BR2]" office:value-type="float" office:value="5322" calcext:value-type="float">
            <text:p>5322</text:p>
          </table:table-cell>
          <table:table-cell table:style-name="ce1" table:formula="of:=['Opt-Best'.BS2]" office:value-type="float" office:value="5770" calcext:value-type="float">
            <text:p>5770</text:p>
          </table:table-cell>
          <table:table-cell table:style-name="ce1" table:formula="of:=['Opt-Best'.BT2]" office:value-type="float" office:value="5349" calcext:value-type="float">
            <text:p>5349</text:p>
          </table:table-cell>
          <table:table-cell table:style-name="ce1" table:formula="of:=['Opt-Best'.BU2]" office:value-type="float" office:value="5676" calcext:value-type="float">
            <text:p>5676</text:p>
          </table:table-cell>
          <table:table-cell table:style-name="ce1" table:formula="of:=['Opt-Best'.BV2]" office:value-type="float" office:value="5781" calcext:value-type="float">
            <text:p>5781</text:p>
          </table:table-cell>
          <table:table-cell table:style-name="ce1" table:formula="of:=['Opt-Best'.BW2]" office:value-type="float" office:value="5467" calcext:value-type="float">
            <text:p>5467</text:p>
          </table:table-cell>
          <table:table-cell table:style-name="ce1" table:formula="of:=['Opt-Best'.BX2]" office:value-type="float" office:value="5303" calcext:value-type="float">
            <text:p>5303</text:p>
          </table:table-cell>
          <table:table-cell table:style-name="ce1" table:formula="of:=['Opt-Best'.BY2]" office:value-type="float" office:value="5595" calcext:value-type="float">
            <text:p>5595</text:p>
          </table:table-cell>
          <table:table-cell table:style-name="ce1" table:formula="of:=['Opt-Best'.BZ2]" office:value-type="float" office:value="5617" calcext:value-type="float">
            <text:p>5617</text:p>
          </table:table-cell>
          <table:table-cell table:style-name="ce1" table:formula="of:=['Opt-Best'.CA2]" office:value-type="float" office:value="5871" calcext:value-type="float">
            <text:p>5871</text:p>
          </table:table-cell>
          <table:table-cell table:style-name="ce1" table:formula="of:=['Opt-Best'.CB2]" office:value-type="float" office:value="5845" calcext:value-type="float">
            <text:p>5845</text:p>
          </table:table-cell>
          <table:table-cell table:style-name="ce1" table:formula="of:=['Opt-Best'.CC2]" office:value-type="float" office:value="6202" calcext:value-type="float">
            <text:p>6202</text:p>
          </table:table-cell>
          <table:table-cell table:style-name="ce1" table:formula="of:=['Opt-Best'.CD2]" office:value-type="float" office:value="6183" calcext:value-type="float">
            <text:p>6183</text:p>
          </table:table-cell>
          <table:table-cell table:style-name="ce1" table:formula="of:=['Opt-Best'.CE2]" office:value-type="float" office:value="6271" calcext:value-type="float">
            <text:p>6271</text:p>
          </table:table-cell>
          <table:table-cell table:style-name="ce1" table:formula="of:=['Opt-Best'.CF2]" office:value-type="float" office:value="6269" calcext:value-type="float">
            <text:p>6269</text:p>
          </table:table-cell>
          <table:table-cell table:style-name="ce1" table:formula="of:=['Opt-Best'.CG2]" office:value-type="float" office:value="6314" calcext:value-type="float">
            <text:p>6314</text:p>
          </table:table-cell>
          <table:table-cell table:style-name="ce1" table:formula="of:=['Opt-Best'.CH2]" office:value-type="float" office:value="6364" calcext:value-type="float">
            <text:p>6364</text:p>
          </table:table-cell>
          <table:table-cell table:style-name="ce1" table:formula="of:=['Opt-Best'.CI2]" office:value-type="float" office:value="6268" calcext:value-type="float">
            <text:p>6268</text:p>
          </table:table-cell>
          <table:table-cell table:style-name="ce1" table:formula="of:=['Opt-Best'.CJ2]" office:value-type="float" office:value="6401" calcext:value-type="float">
            <text:p>6401</text:p>
          </table:table-cell>
          <table:table-cell table:style-name="ce1" table:formula="of:=['Opt-Best'.CK2]" office:value-type="float" office:value="6275" calcext:value-type="float">
            <text:p>6275</text:p>
          </table:table-cell>
          <table:table-cell table:style-name="ce1" table:formula="of:=['Opt-Best'.CL2]" office:value-type="float" office:value="6434" calcext:value-type="float">
            <text:p>6434</text:p>
          </table:table-cell>
          <table:table-cell table:style-name="ce1" table:formula="of:=['Opt-Best'.CM2]" office:value-type="float" office:value="10862" calcext:value-type="float">
            <text:p>10862</text:p>
          </table:table-cell>
          <table:table-cell table:style-name="ce1" table:formula="of:=['Opt-Best'.CN2]" office:value-type="float" office:value="10480" calcext:value-type="float">
            <text:p>10480</text:p>
          </table:table-cell>
          <table:table-cell table:style-name="ce1" table:formula="of:=['Opt-Best'.CO2]" office:value-type="float" office:value="10922" calcext:value-type="float">
            <text:p>10922</text:p>
          </table:table-cell>
          <table:table-cell table:style-name="ce1" table:formula="of:=['Opt-Best'.CP2]" office:value-type="float" office:value="10889" calcext:value-type="float">
            <text:p>10889</text:p>
          </table:table-cell>
          <table:table-cell table:style-name="ce1" table:formula="of:=['Opt-Best'.CQ2]" office:value-type="float" office:value="10524" calcext:value-type="float">
            <text:p>10524</text:p>
          </table:table-cell>
          <table:table-cell table:style-name="ce1" table:formula="of:=['Opt-Best'.CR2]" office:value-type="float" office:value="10329" calcext:value-type="float">
            <text:p>10329</text:p>
          </table:table-cell>
          <table:table-cell table:style-name="ce1" table:formula="of:=['Opt-Best'.CS2]" office:value-type="float" office:value="10854" calcext:value-type="float">
            <text:p>10854</text:p>
          </table:table-cell>
          <table:table-cell table:style-name="ce1" table:formula="of:=['Opt-Best'.CT2]" office:value-type="float" office:value="10730" calcext:value-type="float">
            <text:p>10730</text:p>
          </table:table-cell>
          <table:table-cell table:style-name="ce1" table:formula="of:=['Opt-Best'.CU2]" office:value-type="float" office:value="10438" calcext:value-type="float">
            <text:p>10438</text:p>
          </table:table-cell>
          <table:table-cell table:style-name="ce1" table:formula="of:=['Opt-Best'.CV2]" office:value-type="float" office:value="10675" calcext:value-type="float">
            <text:p>10675</text:p>
          </table:table-cell>
          <table:table-cell table:style-name="ce1" table:formula="of:=['Opt-Best'.CW2]" office:value-type="float" office:value="11195" calcext:value-type="float">
            <text:p>11195</text:p>
          </table:table-cell>
          <table:table-cell table:style-name="ce1" table:formula="of:=['Opt-Best'.CX2]" office:value-type="float" office:value="11203" calcext:value-type="float">
            <text:p>11203</text:p>
          </table:table-cell>
          <table:table-cell table:style-name="ce1" table:formula="of:=['Opt-Best'.CY2]" office:value-type="float" office:value="11281" calcext:value-type="float">
            <text:p>11281</text:p>
          </table:table-cell>
          <table:table-cell table:style-name="ce1" table:formula="of:=['Opt-Best'.CZ2]" office:value-type="float" office:value="11275" calcext:value-type="float">
            <text:p>11275</text:p>
          </table:table-cell>
          <table:table-cell table:style-name="ce1" table:formula="of:=['Opt-Best'.DA2]" office:value-type="float" office:value="11259" calcext:value-type="float">
            <text:p>11259</text:p>
          </table:table-cell>
          <table:table-cell table:style-name="ce1" table:formula="of:=['Opt-Best'.DB2]" office:value-type="float" office:value="11179" calcext:value-type="float">
            <text:p>11179</text:p>
          </table:table-cell>
          <table:table-cell table:style-name="ce1" table:formula="of:=['Opt-Best'.DC2]" office:value-type="float" office:value="11360" calcext:value-type="float">
            <text:p>11360</text:p>
          </table:table-cell>
          <table:table-cell table:style-name="ce1" table:formula="of:=['Opt-Best'.DD2]" office:value-type="float" office:value="11334" calcext:value-type="float">
            <text:p>11334</text:p>
          </table:table-cell>
          <table:table-cell table:style-name="ce1" table:formula="of:=['Opt-Best'.DE2]" office:value-type="float" office:value="11192" calcext:value-type="float">
            <text:p>11192</text:p>
          </table:table-cell>
          <table:table-cell table:style-name="ce1" table:formula="of:=['Opt-Best'.DF2]" office:value-type="float" office:value="11284" calcext:value-type="float">
            <text:p>11284</text:p>
          </table:table-cell>
          <table:table-cell table:style-name="ce1" table:formula="of:=['Opt-Best'.DG2]" office:value-type="float" office:value="26040" calcext:value-type="float">
            <text:p>26040</text:p>
          </table:table-cell>
          <table:table-cell table:style-name="ce1" table:formula="of:=['Opt-Best'.DH2]" office:value-type="float" office:value="26520" calcext:value-type="float">
            <text:p>26520</text:p>
          </table:table-cell>
          <table:table-cell table:style-name="ce1" table:formula="of:=['Opt-Best'.DI2]" office:value-type="float" office:value="26371" calcext:value-type="float">
            <text:p>26371</text:p>
          </table:table-cell>
          <table:table-cell table:style-name="ce1" table:formula="of:=['Opt-Best'.DJ2]" office:value-type="float" office:value="26456" calcext:value-type="float">
            <text:p>26456</text:p>
          </table:table-cell>
          <table:table-cell table:style-name="ce1" table:formula="of:=['Opt-Best'.DK2]" office:value-type="float" office:value="26334" calcext:value-type="float">
            <text:p>26334</text:p>
          </table:table-cell>
          <table:table-cell table:style-name="ce1" table:formula="of:=['Opt-Best'.DL2]" office:value-type="float" office:value="26477" calcext:value-type="float">
            <text:p>26477</text:p>
          </table:table-cell>
          <table:table-cell table:style-name="ce1" table:formula="of:=['Opt-Best'.DM2]" office:value-type="float" office:value="26389" calcext:value-type="float">
            <text:p>26389</text:p>
          </table:table-cell>
          <table:table-cell table:style-name="ce1" table:formula="of:=['Opt-Best'.DN2]" office:value-type="float" office:value="26560" calcext:value-type="float">
            <text:p>26560</text:p>
          </table:table-cell>
          <table:table-cell table:style-name="ce1" table:formula="of:=['Opt-Best'.DO2]" office:value-type="float" office:value="26005" calcext:value-type="float">
            <text:p>26005</text:p>
          </table:table-cell>
          <table:table-cell table:style-name="ce1" table:formula="of:=['Opt-Best'.DP2]" office:value-type="float" office:value="26457" calcext:value-type="float">
            <text:p>26457</text:p>
          </table:table-cell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100*([Moyennes.B2]-[.B$2])/[.B$2]" office:value-type="float" office:value="0" calcext:value-type="float">
            <text:p>0,0000000000</text:p>
          </table:table-cell>
          <table:table-cell table:formula="of:=100*([Moyennes.C2]-[.C$2])/[.C$2]" office:value-type="float" office:value="0.0286158122802733" calcext:value-type="float">
            <text:p>0,0286158123</text:p>
          </table:table-cell>
          <table:table-cell table:formula="of:=100*([Moyennes.D2]-[.D$2])/[.D$2]" office:value-type="float" office:value="0.190153150375176" calcext:value-type="float">
            <text:p>0,1901531504</text:p>
          </table:table-cell>
          <table:table-cell table:formula="of:=100*([Moyennes.E2]-[.E$2])/[.E$2]" office:value-type="float" office:value="0.532783363409815" calcext:value-type="float">
            <text:p>0,5327833634</text:p>
          </table:table-cell>
          <table:table-cell table:formula="of:=100*([Moyennes.F2]-[.F$2])/[.F$2]" office:value-type="float" office:value="0.116959064327477" calcext:value-type="float">
            <text:p>0,1169590643</text:p>
          </table:table-cell>
          <table:table-cell table:formula="of:=100*([Moyennes.G2]-[.G$2])/[.G$2]" office:value-type="float" office:value="0.209205020920502" calcext:value-type="float">
            <text:p>0,2092050209</text:p>
          </table:table-cell>
          <table:table-cell table:formula="of:=100*([Moyennes.H2]-[.H$2])/[.H$2]" office:value-type="float" office:value="0.405186385737439" calcext:value-type="float">
            <text:p>0,4051863857</text:p>
          </table:table-cell>
          <table:table-cell table:formula="of:=100*([Moyennes.I2]-[.I$2])/[.I$2]" office:value-type="float" office:value="0" calcext:value-type="float">
            <text:p>0,0000000000</text:p>
          </table:table-cell>
          <table:table-cell table:formula="of:=100*([Moyennes.J2]-[.J$2])/[.J$2]" office:value-type="float" office:value="0" calcext:value-type="float">
            <text:p>0,0000000000</text:p>
          </table:table-cell>
          <table:table-cell table:formula="of:=100*([Moyennes.K2]-[.K$2])/[.K$2]" office:value-type="float" office:value="0" calcext:value-type="float">
            <text:p>0,0000000000</text:p>
          </table:table-cell>
          <table:table-cell table:formula="of:=100*([Moyennes.L2]-[.L$2])/[.L$2]" office:value-type="float" office:value="1.50075445536479" calcext:value-type="float">
            <text:p>1,5007544554</text:p>
          </table:table-cell>
          <table:table-cell table:formula="of:=100*([Moyennes.M2]-[.M$2])/[.M$2]" office:value-type="float" office:value="0.882631533626107" calcext:value-type="float">
            <text:p>0,8826315336</text:p>
          </table:table-cell>
          <table:table-cell table:formula="of:=100*([Moyennes.N2]-[.N$2])/[.N$2]" office:value-type="float" office:value="1.17933537051184" calcext:value-type="float">
            <text:p>1,1793353705</text:p>
          </table:table-cell>
          <table:table-cell table:formula="of:=100*([Moyennes.O2]-[.O$2])/[.O$2]" office:value-type="float" office:value="0.503164228654418" calcext:value-type="float">
            <text:p>0,5031642287</text:p>
          </table:table-cell>
          <table:table-cell table:style-name="ce2" table:formula="of:=100*([Moyennes.P2]-[.P$2])/[.P$2]" office:value-type="float" office:value="0.241618846270002" calcext:value-type="float">
            <text:p>0,2416188463</text:p>
          </table:table-cell>
          <table:table-cell table:style-name="ce2" table:formula="of:=100*([Moyennes.Q2]-[.Q$2])/[.Q$2]" office:value-type="float" office:value="1.18621535944371" calcext:value-type="float">
            <text:p>1,1862153594</text:p>
          </table:table-cell>
          <table:table-cell table:style-name="ce2" table:formula="of:=100*([Moyennes.R2]-[.R$2])/[.R$2]" office:value-type="float" office:value="0.28879476318829" calcext:value-type="float">
            <text:p>0,2887947632</text:p>
          </table:table-cell>
          <table:table-cell table:style-name="ce2" table:formula="of:=100*([Moyennes.S2]-[.S$2])/[.S$2]" office:value-type="float" office:value="1.14248560282371" calcext:value-type="float">
            <text:p>1,1424856028</text:p>
          </table:table-cell>
          <table:table-cell table:style-name="ce2" table:formula="of:=100*([Moyennes.T2]-[.T$2])/[.T$2]" office:value-type="float" office:value="0.847457627118644" calcext:value-type="float">
            <text:p>0,8474576271</text:p>
          </table:table-cell>
          <table:table-cell table:style-name="ce2" table:formula="of:=100*([Moyennes.U2]-[.U$2])/[.U$2]" office:value-type="float" office:value="1.26156056388615" calcext:value-type="float">
            <text:p>1,2615605639</text:p>
          </table:table-cell>
          <table:table-cell table:style-name="ce2" table:formula="of:=100*([Moyennes.V2]-[.V$2])/[.V$2]" office:value-type="float" office:value="1.26532503826871" calcext:value-type="float">
            <text:p>1,2653250383</text:p>
          </table:table-cell>
          <table:table-cell table:style-name="ce2" table:formula="of:=100*([Moyennes.W2]-[.W$2])/[.W$2]" office:value-type="float" office:value="1.03620771796093" calcext:value-type="float">
            <text:p>1,0362077180</text:p>
          </table:table-cell>
          <table:table-cell table:style-name="ce2" table:formula="of:=100*([Moyennes.X2]-[.X$2])/[.X$2]" office:value-type="float" office:value="1.38650042992261" calcext:value-type="float">
            <text:p>1,3865004299</text:p>
          </table:table-cell>
          <table:table-cell table:style-name="ce2" table:formula="of:=100*([Moyennes.Y2]-[.Y$2])/[.Y$2]" office:value-type="float" office:value="0.573549257759784" calcext:value-type="float">
            <text:p>0,5735492578</text:p>
          </table:table-cell>
          <table:table-cell table:style-name="ce2" table:formula="of:=100*([Moyennes.Z2]-[.Z$2])/[.Z$2]" office:value-type="float" office:value="1.1348756001746" calcext:value-type="float">
            <text:p>1,1348756002</text:p>
          </table:table-cell>
          <table:table-cell table:style-name="ce2" table:formula="of:=100*([Moyennes.AA2]-[.AA$2])/[.AA$2]" office:value-type="float" office:value="0.494159928122192" calcext:value-type="float">
            <text:p>0,4941599281</text:p>
          </table:table-cell>
          <table:table-cell table:style-name="ce2" table:formula="of:=100*([Moyennes.AB2]-[.AB$2])/[.AB$2]" office:value-type="float" office:value="1.03387593488781" calcext:value-type="float">
            <text:p>1,0338759349</text:p>
          </table:table-cell>
          <table:table-cell table:style-name="ce2" table:formula="of:=100*([Moyennes.AC2]-[.AC$2])/[.AC$2]" office:value-type="float" office:value="0.863636363636364" calcext:value-type="float">
            <text:p>0,8636363636</text:p>
          </table:table-cell>
          <table:table-cell table:style-name="ce2" table:formula="of:=100*([Moyennes.AD2]-[.AD$2])/[.AD$2]" office:value-type="float" office:value="0.75994635672776" calcext:value-type="float">
            <text:p>0,7599463567</text:p>
          </table:table-cell>
          <table:table-cell table:style-name="ce2" table:formula="of:=100*([Moyennes.AE2]-[.AE$2])/[.AE$2]" office:value-type="float" office:value="0.803489439853076" calcext:value-type="float">
            <text:p>0,8034894399</text:p>
          </table:table-cell>
          <table:table-cell table:style-name="ce2" table:formula="of:=100*([Moyennes.AF2]-[.AF$2])/[.AF$2]" office:value-type="float" office:value="0.177928568045092" calcext:value-type="float">
            <text:p>0,1779285680</text:p>
          </table:table-cell>
          <table:table-cell table:style-name="ce2" table:formula="of:=100*([Moyennes.AG2]-[.AG$2])/[.AG$2]" office:value-type="float" office:value="0.31757233592096" calcext:value-type="float">
            <text:p>0,3175723359</text:p>
          </table:table-cell>
          <table:table-cell table:style-name="ce2" table:formula="of:=100*([Moyennes.AH2]-[.AH$2])/[.AH$2]" office:value-type="float" office:value="0.553223960320488" calcext:value-type="float">
            <text:p>0,5532239603</text:p>
          </table:table-cell>
          <table:table-cell table:style-name="ce2" table:formula="of:=100*([Moyennes.AI2]-[.AI$2])/[.AI$2]" office:value-type="float" office:value="0.527081061432206" calcext:value-type="float">
            <text:p>0,5270810614</text:p>
          </table:table-cell>
          <table:table-cell table:style-name="ce2" table:formula="of:=100*([Moyennes.AJ2]-[.AJ$2])/[.AJ$2]" office:value-type="float" office:value="0.122249388753056" calcext:value-type="float">
            <text:p>0,1222493888</text:p>
          </table:table-cell>
          <table:table-cell table:style-name="ce2" table:formula="of:=100*([Moyennes.AK2]-[.AK$2])/[.AK$2]" office:value-type="float" office:value="0.203252032520325" calcext:value-type="float">
            <text:p>0,2032520325</text:p>
          </table:table-cell>
          <table:table-cell table:style-name="ce2" table:formula="of:=100*([Moyennes.AL2]-[.AL$2])/[.AL$2]" office:value-type="float" office:value="0.779816513761468" calcext:value-type="float">
            <text:p>0,7798165138</text:p>
          </table:table-cell>
          <table:table-cell table:style-name="ce2" table:formula="of:=100*([Moyennes.AM2]-[.AM$2])/[.AM$2]" office:value-type="float" office:value="0.875885203130824" calcext:value-type="float">
            <text:p>0,8758852031</text:p>
          </table:table-cell>
          <table:table-cell table:style-name="ce2" table:formula="of:=100*([Moyennes.AN2]-[.AN$2])/[.AN$2]" office:value-type="float" office:value="0.940438871473354" calcext:value-type="float">
            <text:p>0,9404388715</text:p>
          </table:table-cell>
          <table:table-cell table:style-name="ce2" table:formula="of:=100*([Moyennes.AO2]-[.AO$2])/[.AO$2]" office:value-type="float" office:value="0.224658519051042" calcext:value-type="float">
            <text:p>0,2246585191</text:p>
          </table:table-cell>
          <table:table-cell table:style-name="ce2" table:formula="of:=100*([Moyennes.AP2]-[.AP$2])/[.AP$2]" office:value-type="float" office:value="4.71791719243752" calcext:value-type="float">
            <text:p>4,7179171924</text:p>
          </table:table-cell>
          <table:table-cell table:style-name="ce2" table:formula="of:=100*([Moyennes.AQ2]-[.AQ$2])/[.AQ$2]" office:value-type="float" office:value="4.85699337286362" calcext:value-type="float">
            <text:p>4,8569933729</text:p>
          </table:table-cell>
          <table:table-cell table:style-name="ce2" table:formula="of:=100*([Moyennes.AR2]-[.AR$2])/[.AR$2]" office:value-type="float" office:value="4.88728425501937" calcext:value-type="float">
            <text:p>4,8872842550</text:p>
          </table:table-cell>
          <table:table-cell table:style-name="ce2" table:formula="of:=100*([Moyennes.AS2]-[.AS$2])/[.AS$2]" office:value-type="float" office:value="2.45674175644793" calcext:value-type="float">
            <text:p>2,4567417564</text:p>
          </table:table-cell>
          <table:table-cell table:style-name="ce2" table:formula="of:=100*([Moyennes.AT2]-[.AT$2])/[.AT$2]" office:value-type="float" office:value="5.02352150537634" calcext:value-type="float">
            <text:p>5,0235215054</text:p>
          </table:table-cell>
          <table:table-cell table:style-name="ce2" table:formula="of:=100*([Moyennes.AU2]-[.AU$2])/[.AU$2]" office:value-type="float" office:value="3.95043246839654" calcext:value-type="float">
            <text:p>3,9504324684</text:p>
          </table:table-cell>
          <table:table-cell table:style-name="ce2" table:formula="of:=100*([Moyennes.AV2]-[.AV$2])/[.AV$2]" office:value-type="float" office:value="3.99288716456515" calcext:value-type="float">
            <text:p>3,9928871646</text:p>
          </table:table-cell>
          <table:table-cell table:style-name="ce2" table:formula="of:=100*([Moyennes.AW2]-[.AW$2])/[.AW$2]" office:value-type="float" office:value="2.78235100428054" calcext:value-type="float">
            <text:p>2,7823510043</text:p>
          </table:table-cell>
          <table:table-cell table:style-name="ce2" table:formula="of:=100*([Moyennes.AX2]-[.AX$2])/[.AX$2]" office:value-type="float" office:value="3.572661373835" calcext:value-type="float">
            <text:p>3,5726613738</text:p>
          </table:table-cell>
          <table:table-cell table:style-name="ce2" table:formula="of:=100*([Moyennes.AY2]-[.AY$2])/[.AY$2]" office:value-type="float" office:value="5.163132137031" calcext:value-type="float">
            <text:p>5,1631321370</text:p>
          </table:table-cell>
          <table:table-cell table:style-name="ce2" table:formula="of:=100*([Moyennes.AZ2]-[.AZ$2])/[.AZ$2]" office:value-type="float" office:value="5.72161709258483" calcext:value-type="float">
            <text:p>5,7216170926</text:p>
          </table:table-cell>
          <table:table-cell table:style-name="ce2" table:formula="of:=100*([Moyennes.BA2]-[.BA$2])/[.BA$2]" office:value-type="float" office:value="5.64254859611231" calcext:value-type="float">
            <text:p>5,6425485961</text:p>
          </table:table-cell>
          <table:table-cell table:style-name="ce2" table:formula="of:=100*([Moyennes.BB2]-[.BB$2])/[.BB$2]" office:value-type="float" office:value="5.56318681318681" calcext:value-type="float">
            <text:p>5,5631868132</text:p>
          </table:table-cell>
          <table:table-cell table:style-name="ce2" table:formula="of:=100*([Moyennes.BC2]-[.BC$2])/[.BC$2]" office:value-type="float" office:value="5.92264302981467" calcext:value-type="float">
            <text:p>5,9226430298</text:p>
          </table:table-cell>
          <table:table-cell table:style-name="ce2" table:formula="of:=100*([Moyennes.BD2]-[.BD$2])/[.BD$2]" office:value-type="float" office:value="6.1063417335918" calcext:value-type="float">
            <text:p>6,1063417336</text:p>
          </table:table-cell>
          <table:table-cell table:style-name="ce2" table:formula="of:=100*([Moyennes.BE2]-[.BE$2])/[.BE$2]" office:value-type="float" office:value="6.32980168432491" calcext:value-type="float">
            <text:p>6,3298016843</text:p>
          </table:table-cell>
          <table:table-cell table:style-name="ce2" table:formula="of:=100*([Moyennes.BF2]-[.BF$2])/[.BF$2]" office:value-type="float" office:value="6.40523758099352" calcext:value-type="float">
            <text:p>6,4052375810</text:p>
          </table:table-cell>
          <table:table-cell table:style-name="ce2" table:formula="of:=100*([Moyennes.BG2]-[.BG$2])/[.BG$2]" office:value-type="float" office:value="6.17041452180981" calcext:value-type="float">
            <text:p>6,1704145218</text:p>
          </table:table-cell>
          <table:table-cell table:style-name="ce2" table:formula="of:=100*([Moyennes.BH2]-[.BH$2])/[.BH$2]" office:value-type="float" office:value="5.58375634517767" calcext:value-type="float">
            <text:p>5,5837563452</text:p>
          </table:table-cell>
          <table:table-cell table:style-name="ce2" table:formula="of:=100*([Moyennes.BI2]-[.BI$2])/[.BI$2]" office:value-type="float" office:value="5.61767838125666" calcext:value-type="float">
            <text:p>5,6176783813</text:p>
          </table:table-cell>
          <table:table-cell table:style-name="ce2" table:formula="of:=100*([Moyennes.BJ2]-[.BJ$2])/[.BJ$2]" office:value-type="string" office:string-value="" calcext:value-type="error">
            <text:p>#DIV/0 !</text:p>
          </table:table-cell>
          <table:table-cell table:style-name="ce2" table:formula="of:=100*([Moyennes.BK2]-[.BK$2])/[.BK$2]" office:value-type="string" office:string-value="" calcext:value-type="error">
            <text:p>#DIV/0 !</text:p>
          </table:table-cell>
          <table:table-cell table:style-name="ce2" table:formula="of:=100*([Moyennes.BL2]-[.BL$2])/[.BL$2]" office:value-type="string" office:string-value="" calcext:value-type="error">
            <text:p>#DIV/0 !</text:p>
          </table:table-cell>
          <table:table-cell table:style-name="ce2" table:formula="of:=100*([Moyennes.BM2]-[.BM$2])/[.BM$2]" office:value-type="string" office:string-value="" calcext:value-type="error">
            <text:p>#DIV/0 !</text:p>
          </table:table-cell>
          <table:table-cell table:style-name="ce2" table:formula="of:=100*([Moyennes.BN2]-[.BN$2])/[.BN$2]" office:value-type="string" office:string-value="" calcext:value-type="error">
            <text:p>#DIV/0 !</text:p>
          </table:table-cell>
          <table:table-cell table:style-name="ce2" table:formula="of:=100*([Moyennes.BO2]-[.BO$2])/[.BO$2]" office:value-type="string" office:string-value="" calcext:value-type="error">
            <text:p>#DIV/0 !</text:p>
          </table:table-cell>
          <table:table-cell table:style-name="ce2" table:formula="of:=100*([Moyennes.BP2]-[.BP$2])/[.BP$2]" office:value-type="string" office:string-value="" calcext:value-type="error">
            <text:p>#DIV/0 !</text:p>
          </table:table-cell>
          <table:table-cell table:style-name="ce2" table:formula="of:=100*([Moyennes.BQ2]-[.BQ$2])/[.BQ$2]" office:value-type="string" office:string-value="" calcext:value-type="error">
            <text:p>#DIV/0 !</text:p>
          </table:table-cell>
          <table:table-cell table:style-name="ce2" table:formula="of:=100*([Moyennes.BR2]-[.BR$2])/[.BR$2]" office:value-type="string" office:string-value="" calcext:value-type="error">
            <text:p>#DIV/0 !</text:p>
          </table:table-cell>
          <table:table-cell table:style-name="ce2" table:formula="of:=100*([Moyennes.BS2]-[.BS$2])/[.BS$2]" office:value-type="string" office:string-value="" calcext:value-type="error">
            <text:p>#DIV/0 !</text:p>
          </table:table-cell>
          <table:table-cell table:style-name="ce2" table:formula="of:=100*([Moyennes.BT2]-[.BT$2])/[.BT$2]" office:value-type="string" office:string-value="" calcext:value-type="error">
            <text:p>#DIV/0 !</text:p>
          </table:table-cell>
          <table:table-cell table:style-name="ce2" table:formula="of:=100*([Moyennes.BU2]-[.BU$2])/[.BU$2]" office:value-type="string" office:string-value="" calcext:value-type="error">
            <text:p>#DIV/0 !</text:p>
          </table:table-cell>
          <table:table-cell table:style-name="ce2" table:formula="of:=100*([Moyennes.BV2]-[.BV$2])/[.BV$2]" office:value-type="string" office:string-value="" calcext:value-type="error">
            <text:p>#DIV/0 !</text:p>
          </table:table-cell>
          <table:table-cell table:style-name="ce2" table:formula="of:=100*([Moyennes.BW2]-[.BW$2])/[.BW$2]" office:value-type="string" office:string-value="" calcext:value-type="error">
            <text:p>#DIV/0 !</text:p>
          </table:table-cell>
          <table:table-cell table:style-name="ce2" table:formula="of:=100*([Moyennes.BX2]-[.BX$2])/[.BX$2]" office:value-type="string" office:string-value="" calcext:value-type="error">
            <text:p>#DIV/0 !</text:p>
          </table:table-cell>
          <table:table-cell table:style-name="ce2" table:formula="of:=100*([Moyennes.BY2]-[.BY$2])/[.BY$2]" office:value-type="string" office:string-value="" calcext:value-type="error">
            <text:p>#DIV/0 !</text:p>
          </table:table-cell>
          <table:table-cell table:style-name="ce2" table:formula="of:=100*([Moyennes.BZ2]-[.BZ$2])/[.BZ$2]" office:value-type="string" office:string-value="" calcext:value-type="error">
            <text:p>#DIV/0 !</text:p>
          </table:table-cell>
          <table:table-cell table:style-name="ce2" table:formula="of:=100*([Moyennes.CA2]-[.CA$2])/[.CA$2]" office:value-type="string" office:string-value="" calcext:value-type="error">
            <text:p>#DIV/0 !</text:p>
          </table:table-cell>
          <table:table-cell table:style-name="ce2" table:formula="of:=100*([Moyennes.CB2]-[.CB$2])/[.CB$2]" office:value-type="string" office:string-value="" calcext:value-type="error">
            <text:p>#DIV/0 !</text:p>
          </table:table-cell>
          <table:table-cell table:style-name="ce2" table:formula="of:=100*([Moyennes.CC2]-[.CC$2])/[.CC$2]" office:value-type="string" office:string-value="" calcext:value-type="error">
            <text:p>#DIV/0 !</text:p>
          </table:table-cell>
          <table:table-cell table:style-name="ce2" table:formula="of:=100*([Moyennes.CD2]-[.CD$2])/[.CD$2]" office:value-type="string" office:string-value="" calcext:value-type="error">
            <text:p>#DIV/0 !</text:p>
          </table:table-cell>
          <table:table-cell table:style-name="ce2" table:formula="of:=100*([Moyennes.CE2]-[.CE$2])/[.CE$2]" office:value-type="string" office:string-value="" calcext:value-type="error">
            <text:p>#DIV/0 !</text:p>
          </table:table-cell>
          <table:table-cell table:style-name="ce2" table:formula="of:=100*([Moyennes.CF2]-[.CF$2])/[.CF$2]" office:value-type="string" office:string-value="" calcext:value-type="error">
            <text:p>#DIV/0 !</text:p>
          </table:table-cell>
          <table:table-cell table:style-name="ce2" table:formula="of:=100*([Moyennes.CG2]-[.CG$2])/[.CG$2]" office:value-type="string" office:string-value="" calcext:value-type="error">
            <text:p>#DIV/0 !</text:p>
          </table:table-cell>
          <table:table-cell table:style-name="ce2" table:formula="of:=100*([Moyennes.CH2]-[.CH$2])/[.CH$2]" office:value-type="string" office:string-value="" calcext:value-type="error">
            <text:p>#DIV/0 !</text:p>
          </table:table-cell>
          <table:table-cell table:style-name="ce2" table:formula="of:=100*([Moyennes.CI2]-[.CI$2])/[.CI$2]" office:value-type="string" office:string-value="" calcext:value-type="error">
            <text:p>#DIV/0 !</text:p>
          </table:table-cell>
          <table:table-cell table:style-name="ce2" table:formula="of:=100*([Moyennes.CJ2]-[.CJ$2])/[.CJ$2]" office:value-type="string" office:string-value="" calcext:value-type="error">
            <text:p>#DIV/0 !</text:p>
          </table:table-cell>
          <table:table-cell table:style-name="ce2" table:formula="of:=100*([Moyennes.CK2]-[.CK$2])/[.CK$2]" office:value-type="string" office:string-value="" calcext:value-type="error">
            <text:p>#DIV/0 !</text:p>
          </table:table-cell>
          <table:table-cell table:style-name="ce2" table:formula="of:=100*([Moyennes.CL2]-[.CL$2])/[.CL$2]" office:value-type="string" office:string-value="" calcext:value-type="error">
            <text:p>#DIV/0 !</text:p>
          </table:table-cell>
          <table:table-cell table:style-name="ce2" table:formula="of:=100*([Moyennes.CM2]-[.CM$2])/[.CM$2]" office:value-type="string" office:string-value="" calcext:value-type="error">
            <text:p>#DIV/0 !</text:p>
          </table:table-cell>
          <table:table-cell table:style-name="ce2" table:formula="of:=100*([Moyennes.CN2]-[.CN$2])/[.CN$2]" office:value-type="string" office:string-value="" calcext:value-type="error">
            <text:p>#DIV/0 !</text:p>
          </table:table-cell>
          <table:table-cell table:style-name="ce2" table:formula="of:=100*([Moyennes.CO2]-[.CO$2])/[.CO$2]" office:value-type="string" office:string-value="" calcext:value-type="error">
            <text:p>#DIV/0 !</text:p>
          </table:table-cell>
          <table:table-cell table:style-name="ce2" table:formula="of:=100*([Moyennes.CP2]-[.CP$2])/[.CP$2]" office:value-type="string" office:string-value="" calcext:value-type="error">
            <text:p>#DIV/0 !</text:p>
          </table:table-cell>
          <table:table-cell table:style-name="ce2" table:formula="of:=100*([Moyennes.CQ2]-[.CQ$2])/[.CQ$2]" office:value-type="string" office:string-value="" calcext:value-type="error">
            <text:p>#DIV/0 !</text:p>
          </table:table-cell>
          <table:table-cell table:style-name="ce2" table:formula="of:=100*([Moyennes.CR2]-[.CR$2])/[.CR$2]" office:value-type="string" office:string-value="" calcext:value-type="error">
            <text:p>#DIV/0 !</text:p>
          </table:table-cell>
          <table:table-cell table:style-name="ce2" table:formula="of:=100*([Moyennes.CS2]-[.CS$2])/[.CS$2]" office:value-type="string" office:string-value="" calcext:value-type="error">
            <text:p>#DIV/0 !</text:p>
          </table:table-cell>
          <table:table-cell table:style-name="ce2" table:formula="of:=100*([Moyennes.CT2]-[.CT$2])/[.CT$2]" office:value-type="string" office:string-value="" calcext:value-type="error">
            <text:p>#DIV/0 !</text:p>
          </table:table-cell>
          <table:table-cell table:style-name="ce2" table:formula="of:=100*([Moyennes.CU2]-[.CU$2])/[.CU$2]" office:value-type="string" office:string-value="" calcext:value-type="error">
            <text:p>#DIV/0 !</text:p>
          </table:table-cell>
          <table:table-cell table:style-name="ce2" table:formula="of:=100*([Moyennes.CV2]-[.CV$2])/[.CV$2]" office:value-type="string" office:string-value="" calcext:value-type="error">
            <text:p>#DIV/0 !</text:p>
          </table:table-cell>
          <table:table-cell table:style-name="ce2" table:formula="of:=100*([Moyennes.CW2]-[.CW$2])/[.CW$2]" office:value-type="string" office:string-value="" calcext:value-type="error">
            <text:p>#DIV/0 !</text:p>
          </table:table-cell>
          <table:table-cell table:style-name="ce2" table:formula="of:=100*([Moyennes.CX2]-[.CX$2])/[.CX$2]" office:value-type="string" office:string-value="" calcext:value-type="error">
            <text:p>#DIV/0 !</text:p>
          </table:table-cell>
          <table:table-cell table:style-name="ce2" table:formula="of:=100*([Moyennes.CY2]-[.CY$2])/[.CY$2]" office:value-type="string" office:string-value="" calcext:value-type="error">
            <text:p>#DIV/0 !</text:p>
          </table:table-cell>
          <table:table-cell table:style-name="ce2" table:formula="of:=100*([Moyennes.CZ2]-[.CZ$2])/[.CZ$2]" office:value-type="string" office:string-value="" calcext:value-type="error">
            <text:p>#DIV/0 !</text:p>
          </table:table-cell>
          <table:table-cell table:style-name="ce2" table:formula="of:=100*([Moyennes.DA2]-[.DA$2])/[.DA$2]" office:value-type="string" office:string-value="" calcext:value-type="error">
            <text:p>#DIV/0 !</text:p>
          </table:table-cell>
          <table:table-cell table:style-name="ce2" table:formula="of:=100*([Moyennes.DB2]-[.DB$2])/[.DB$2]" office:value-type="string" office:string-value="" calcext:value-type="error">
            <text:p>#DIV/0 !</text:p>
          </table:table-cell>
          <table:table-cell table:style-name="ce2" table:formula="of:=100*([Moyennes.DC2]-[.DC$2])/[.DC$2]" office:value-type="string" office:string-value="" calcext:value-type="error">
            <text:p>#DIV/0 !</text:p>
          </table:table-cell>
          <table:table-cell table:style-name="ce2" table:formula="of:=100*([Moyennes.DD2]-[.DD$2])/[.DD$2]" office:value-type="string" office:string-value="" calcext:value-type="error">
            <text:p>#DIV/0 !</text:p>
          </table:table-cell>
          <table:table-cell table:style-name="ce2" table:formula="of:=100*([Moyennes.DE2]-[.DE$2])/[.DE$2]" office:value-type="string" office:string-value="" calcext:value-type="error">
            <text:p>#DIV/0 !</text:p>
          </table:table-cell>
          <table:table-cell table:style-name="ce2" table:formula="of:=100*([Moyennes.DF2]-[.DF$2])/[.DF$2]" office:value-type="string" office:string-value="" calcext:value-type="error">
            <text:p>#DIV/0 !</text:p>
          </table:table-cell>
          <table:table-cell table:style-name="ce2" table:formula="of:=100*([Moyennes.DG2]-[.DG$2])/[.DG$2]" office:value-type="string" office:string-value="" calcext:value-type="error">
            <text:p>#DIV/0 !</text:p>
          </table:table-cell>
          <table:table-cell table:style-name="ce2" table:formula="of:=100*([Moyennes.DH2]-[.DH$2])/[.DH$2]" office:value-type="string" office:string-value="" calcext:value-type="error">
            <text:p>#DIV/0 !</text:p>
          </table:table-cell>
          <table:table-cell table:style-name="ce2" table:formula="of:=100*([Moyennes.DI2]-[.DI$2])/[.DI$2]" office:value-type="string" office:string-value="" calcext:value-type="error">
            <text:p>#DIV/0 !</text:p>
          </table:table-cell>
          <table:table-cell table:style-name="ce2" table:formula="of:=100*([Moyennes.DJ2]-[.DJ$2])/[.DJ$2]" office:value-type="string" office:string-value="" calcext:value-type="error">
            <text:p>#DIV/0 !</text:p>
          </table:table-cell>
          <table:table-cell table:style-name="ce2" table:formula="of:=100*([Moyennes.DK2]-[.DK$2])/[.DK$2]" office:value-type="string" office:string-value="" calcext:value-type="error">
            <text:p>#DIV/0 !</text:p>
          </table:table-cell>
          <table:table-cell table:style-name="ce2" table:formula="of:=100*([Moyennes.DL2]-[.DL$2])/[.DL$2]" office:value-type="string" office:string-value="" calcext:value-type="error">
            <text:p>#DIV/0 !</text:p>
          </table:table-cell>
          <table:table-cell table:style-name="ce2" table:formula="of:=100*([Moyennes.DM2]-[.DM$2])/[.DM$2]" office:value-type="string" office:string-value="" calcext:value-type="error">
            <text:p>#DIV/0 !</text:p>
          </table:table-cell>
          <table:table-cell table:style-name="ce2" table:formula="of:=100*([Moyennes.DN2]-[.DN$2])/[.DN$2]" office:value-type="string" office:string-value="" calcext:value-type="error">
            <text:p>#DIV/0 !</text:p>
          </table:table-cell>
          <table:table-cell table:style-name="ce2" table:formula="of:=100*([Moyennes.DO2]-[.DO$2])/[.DO$2]" office:value-type="string" office:string-value="" calcext:value-type="error">
            <text:p>#DIV/0 !</text:p>
          </table:table-cell>
          <table:table-cell table:style-name="ce2" table:formula="of:=100*([Moyennes.DP2]-[.DP$2])/[.DP$2]" office:value-type="string" office:string-value="" calcext:value-type="error">
            <text:p>#DIV/0 !</text:p>
          </table:table-cell>
          <table:table-cell table:style-name="ce2" table:formula="of:=100*([Moyennes.DQ2]-[.DQ$2])/[.DQ$2]" office:value-type="string" office:string-value="" calcext:value-type="error">
            <text:p>#DIV/0 !</text:p>
          </table:table-cell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100*([Moyennes.B3]-[.B$2])/[.B$2]" office:value-type="float" office:value="0.00126205260235132" calcext:value-type="float">
            <text:p>0,0012620526</text:p>
          </table:table-cell>
          <table:table-cell table:formula="of:=100*([Moyennes.C3]-[.C$2])/[.C$2]" office:value-type="float" office:value="0" calcext:value-type="float">
            <text:p>0,0000000000</text:p>
          </table:table-cell>
          <table:table-cell table:formula="of:=100*([Moyennes.D3]-[.D$2])/[.D$2]" office:value-type="float" office:value="0" calcext:value-type="float">
            <text:p>0,0000000000</text:p>
          </table:table-cell>
          <table:table-cell table:formula="of:=100*([Moyennes.E3]-[.E$2])/[.E$2]" office:value-type="float" office:value="0" calcext:value-type="float">
            <text:p>0,0000000000</text:p>
          </table:table-cell>
          <table:table-cell table:formula="of:=100*([Moyennes.F3]-[.F$2])/[.F$2]" office:value-type="float" office:value="0.0944669365722059" calcext:value-type="float">
            <text:p>0,0944669366</text:p>
          </table:table-cell>
          <table:table-cell table:formula="of:=100*([Moyennes.G3]-[.G$2])/[.G$2]" office:value-type="float" office:value="0" calcext:value-type="float">
            <text:p>0,0000000000</text:p>
          </table:table-cell>
          <table:table-cell table:formula="of:=100*([Moyennes.H3]-[.H$2])/[.H$2]" office:value-type="float" office:value="0.405186385737439" calcext:value-type="float">
            <text:p>0,4051863857</text:p>
          </table:table-cell>
          <table:table-cell table:formula="of:=100*([Moyennes.I3]-[.I$2])/[.I$2]" office:value-type="float" office:value="0" calcext:value-type="float">
            <text:p>0,0000000000</text:p>
          </table:table-cell>
          <table:table-cell table:formula="of:=100*([Moyennes.J3]-[.J$2])/[.J$2]" office:value-type="float" office:value="0" calcext:value-type="float">
            <text:p>0,0000000000</text:p>
          </table:table-cell>
          <table:table-cell table:formula="of:=100*([Moyennes.K3]-[.K$2])/[.K$2]" office:value-type="float" office:value="0" calcext:value-type="float">
            <text:p>0,0000000000</text:p>
          </table:table-cell>
          <table:table-cell table:formula="of:=100*([Moyennes.L3]-[.L$2])/[.L$2]" office:value-type="float" office:value="0.143754333020675" calcext:value-type="float">
            <text:p>0,1437543330</text:p>
          </table:table-cell>
          <table:table-cell table:formula="of:=100*([Moyennes.M3]-[.M$2])/[.M$2]" office:value-type="float" office:value="0.602772754671489" calcext:value-type="float">
            <text:p>0,6027727547</text:p>
          </table:table-cell>
          <table:table-cell table:formula="of:=100*([Moyennes.N3]-[.N$2])/[.N$2]" office:value-type="float" office:value="0.453590527119935" calcext:value-type="float">
            <text:p>0,4535905271</text:p>
          </table:table-cell>
          <table:table-cell table:formula="of:=100*([Moyennes.O3]-[.O$2])/[.O$2]" office:value-type="float" office:value="0.150430542587412" calcext:value-type="float">
            <text:p>0,1504305426</text:p>
          </table:table-cell>
          <table:table-cell table:style-name="ce2" table:formula="of:=100*([Moyennes.P3]-[.P$2])/[.P$2]" office:value-type="float" office:value="0.271821202053762" calcext:value-type="float">
            <text:p>0,2718212021</text:p>
          </table:table-cell>
          <table:table-cell table:style-name="ce2" table:formula="of:=100*([Moyennes.Q3]-[.Q$2])/[.Q$2]" office:value-type="float" office:value="0.117598936496572" calcext:value-type="float">
            <text:p>0,1175989365</text:p>
          </table:table-cell>
          <table:table-cell table:style-name="ce2" table:formula="of:=100*([Moyennes.R3]-[.R$2])/[.R$2]" office:value-type="float" office:value="0.110704659222177" calcext:value-type="float">
            <text:p>0,1107046592</text:p>
          </table:table-cell>
          <table:table-cell table:style-name="ce2" table:formula="of:=100*([Moyennes.S3]-[.S$2])/[.S$2]" office:value-type="float" office:value="0.506223295560092" calcext:value-type="float">
            <text:p>0,5062232956</text:p>
          </table:table-cell>
          <table:table-cell table:style-name="ce2" table:formula="of:=100*([Moyennes.T3]-[.T$2])/[.T$2]" office:value-type="float" office:value="0.224195139449383" calcext:value-type="float">
            <text:p>0,2241951394</text:p>
          </table:table-cell>
          <table:table-cell table:style-name="ce2" table:formula="of:=100*([Moyennes.U3]-[.U$2])/[.U$2]" office:value-type="float" office:value="0.395079464846903" calcext:value-type="float">
            <text:p>0,3950794648</text:p>
          </table:table-cell>
          <table:table-cell table:style-name="ce2" table:formula="of:=100*([Moyennes.V3]-[.V$2])/[.V$2]" office:value-type="float" office:value="0.434999368039649" calcext:value-type="float">
            <text:p>0,4349993680</text:p>
          </table:table-cell>
          <table:table-cell table:style-name="ce2" table:formula="of:=100*([Moyennes.W3]-[.W$2])/[.W$2]" office:value-type="float" office:value="0.262029537875179" calcext:value-type="float">
            <text:p>0,2620295379</text:p>
          </table:table-cell>
          <table:table-cell table:style-name="ce2" table:formula="of:=100*([Moyennes.X3]-[.X$2])/[.X$2]" office:value-type="float" office:value="0.397678417884781" calcext:value-type="float">
            <text:p>0,3976784179</text:p>
          </table:table-cell>
          <table:table-cell table:style-name="ce2" table:formula="of:=100*([Moyennes.Y3]-[.Y$2])/[.Y$2]" office:value-type="float" office:value="0.326135852451642" calcext:value-type="float">
            <text:p>0,3261358525</text:p>
          </table:table-cell>
          <table:table-cell table:style-name="ce2" table:formula="of:=100*([Moyennes.Z3]-[.Z$2])/[.Z$2]" office:value-type="float" office:value="0.46922741161065" calcext:value-type="float">
            <text:p>0,4692274116</text:p>
          </table:table-cell>
          <table:table-cell table:style-name="ce2" table:formula="of:=100*([Moyennes.AA3]-[.AA$2])/[.AA$2]" office:value-type="float" office:value="0.247079964061096" calcext:value-type="float">
            <text:p>0,2470799641</text:p>
          </table:table-cell>
          <table:table-cell table:style-name="ce2" table:formula="of:=100*([Moyennes.AB3]-[.AB$2])/[.AB$2]" office:value-type="float" office:value="0.384953805543335" calcext:value-type="float">
            <text:p>0,3849538055</text:p>
          </table:table-cell>
          <table:table-cell table:style-name="ce2" table:formula="of:=100*([Moyennes.AC3]-[.AC$2])/[.AC$2]" office:value-type="float" office:value="0.602272727272727" calcext:value-type="float">
            <text:p>0,6022727273</text:p>
          </table:table-cell>
          <table:table-cell table:style-name="ce2" table:formula="of:=100*([Moyennes.AD3]-[.AD$2])/[.AD$2]" office:value-type="float" office:value="0.234689316048279" calcext:value-type="float">
            <text:p>0,2346893160</text:p>
          </table:table-cell>
          <table:table-cell table:style-name="ce2" table:formula="of:=100*([Moyennes.AE3]-[.AE$2])/[.AE$2]" office:value-type="float" office:value="0.424701561065197" calcext:value-type="float">
            <text:p>0,4247015611</text:p>
          </table:table-cell>
          <table:table-cell table:style-name="ce2" table:formula="of:=100*([Moyennes.AF3]-[.AF$2])/[.AF$2]" office:value-type="float" office:value="0.0603950547108094" calcext:value-type="float">
            <text:p>0,0603950547</text:p>
          </table:table-cell>
          <table:table-cell table:style-name="ce2" table:formula="of:=100*([Moyennes.AG3]-[.AG$2])/[.AG$2]" office:value-type="float" office:value="0.31757233592096" calcext:value-type="float">
            <text:p>0,3175723359</text:p>
          </table:table-cell>
          <table:table-cell table:style-name="ce2" table:formula="of:=100*([Moyennes.AH3]-[.AH$2])/[.AH$2]" office:value-type="float" office:value="0.247996947729874" calcext:value-type="float">
            <text:p>0,2479969477</text:p>
          </table:table-cell>
          <table:table-cell table:style-name="ce2" table:formula="of:=100*([Moyennes.AI3]-[.AI$2])/[.AI$2]" office:value-type="float" office:value="0.536168665939658" calcext:value-type="float">
            <text:p>0,5361686659</text:p>
          </table:table-cell>
          <table:table-cell table:style-name="ce2" table:formula="of:=100*([Moyennes.AJ3]-[.AJ$2])/[.AJ$2]" office:value-type="float" office:value="0.0174641983932937" calcext:value-type="float">
            <text:p>0,0174641984</text:p>
          </table:table-cell>
          <table:table-cell table:style-name="ce2" table:formula="of:=100*([Moyennes.AK3]-[.AK$2])/[.AK$2]" office:value-type="float" office:value="0.132555673382821" calcext:value-type="float">
            <text:p>0,1325556734</text:p>
          </table:table-cell>
          <table:table-cell table:style-name="ce2" table:formula="of:=100*([Moyennes.AL3]-[.AL$2])/[.AL$2]" office:value-type="float" office:value="0.275229357798165" calcext:value-type="float">
            <text:p>0,2752293578</text:p>
          </table:table-cell>
          <table:table-cell table:style-name="ce2" table:formula="of:=100*([Moyennes.AM3]-[.AM$2])/[.AM$2]" office:value-type="float" office:value="0.773387998509132" calcext:value-type="float">
            <text:p>0,7733879985</text:p>
          </table:table-cell>
          <table:table-cell table:style-name="ce2" table:formula="of:=100*([Moyennes.AN3]-[.AN$2])/[.AN$2]" office:value-type="float" office:value="0.401645768025078" calcext:value-type="float">
            <text:p>0,4016457680</text:p>
          </table:table-cell>
          <table:table-cell table:style-name="ce2" table:formula="of:=100*([Moyennes.AO3]-[.AO$2])/[.AO$2]" office:value-type="float" office:value="0" calcext:value-type="float">
            <text:p>0,0000000000</text:p>
          </table:table-cell>
          <table:table-cell table:style-name="ce2" table:formula="of:=100*([Moyennes.AP3]-[.AP$2])/[.AP$2]" office:value-type="float" office:value="4.41054345833199" calcext:value-type="float">
            <text:p>4,4105434583</text:p>
          </table:table-cell>
          <table:table-cell table:style-name="ce2" table:formula="of:=100*([Moyennes.AQ3]-[.AQ$2])/[.AQ$2]" office:value-type="float" office:value="5.19707010812696" calcext:value-type="float">
            <text:p>5,1970701081</text:p>
          </table:table-cell>
          <table:table-cell table:style-name="ce2" table:formula="of:=100*([Moyennes.AR3]-[.AR$2])/[.AR$2]" office:value-type="float" office:value="5.17787953504755" calcext:value-type="float">
            <text:p>5,1778795350</text:p>
          </table:table-cell>
          <table:table-cell table:style-name="ce2" table:formula="of:=100*([Moyennes.AS3]-[.AS$2])/[.AS$2]" office:value-type="float" office:value="2.87300032647731" calcext:value-type="float">
            <text:p>2,8730003265</text:p>
          </table:table-cell>
          <table:table-cell table:style-name="ce2" table:formula="of:=100*([Moyennes.AT3]-[.AT$2])/[.AT$2]" office:value-type="float" office:value="6.04838709677419" calcext:value-type="float">
            <text:p>6,0483870968</text:p>
          </table:table-cell>
          <table:table-cell table:style-name="ce2" table:formula="of:=100*([Moyennes.AU3]-[.AU$2])/[.AU$2]" office:value-type="float" office:value="4.59081836327345" calcext:value-type="float">
            <text:p>4,5908183633</text:p>
          </table:table-cell>
          <table:table-cell table:style-name="ce2" table:formula="of:=100*([Moyennes.AV3]-[.AV$2])/[.AV$2]" office:value-type="float" office:value="3.84739734885225" calcext:value-type="float">
            <text:p>3,8473973489</text:p>
          </table:table-cell>
          <table:table-cell table:style-name="ce2" table:formula="of:=100*([Moyennes.AW3]-[.AW$2])/[.AW$2]" office:value-type="float" office:value="2.83174185051037" calcext:value-type="float">
            <text:p>2,8317418505</text:p>
          </table:table-cell>
          <table:table-cell table:style-name="ce2" table:formula="of:=100*([Moyennes.AX3]-[.AX$2])/[.AX$2]" office:value-type="float" office:value="3.62443907490507" calcext:value-type="float">
            <text:p>3,6244390749</text:p>
          </table:table-cell>
          <table:table-cell table:style-name="ce2" table:formula="of:=100*([Moyennes.AY3]-[.AY$2])/[.AY$2]" office:value-type="float" office:value="4.78792822185971" calcext:value-type="float">
            <text:p>4,7879282219</text:p>
          </table:table-cell>
          <table:table-cell table:style-name="ce2" table:formula="of:=100*([Moyennes.AZ3]-[.AZ$2])/[.AZ$2]" office:value-type="float" office:value="5.95224130708001" calcext:value-type="float">
            <text:p>5,9522413071</text:p>
          </table:table-cell>
          <table:table-cell table:style-name="ce2" table:formula="of:=100*([Moyennes.BA3]-[.BA$2])/[.BA$2]" office:value-type="float" office:value="5.8585313174946" calcext:value-type="float">
            <text:p>5,8585313175</text:p>
          </table:table-cell>
          <table:table-cell table:style-name="ce2" table:formula="of:=100*([Moyennes.BB3]-[.BB$2])/[.BB$2]" office:value-type="float" office:value="7.88461538461539" calcext:value-type="float">
            <text:p>7,8846153846</text:p>
          </table:table-cell>
          <table:table-cell table:style-name="ce2" table:formula="of:=100*([Moyennes.BC3]-[.BC$2])/[.BC$2]" office:value-type="float" office:value="6.60757453666398" calcext:value-type="float">
            <text:p>6,6075745367</text:p>
          </table:table-cell>
          <table:table-cell table:style-name="ce2" table:formula="of:=100*([Moyennes.BD3]-[.BD$2])/[.BD$2]" office:value-type="float" office:value="6.20326779285517" calcext:value-type="float">
            <text:p>6,2032677929</text:p>
          </table:table-cell>
          <table:table-cell table:style-name="ce2" table:formula="of:=100*([Moyennes.BE3]-[.BE$2])/[.BE$2]" office:value-type="float" office:value="6.32980168432491" calcext:value-type="float">
            <text:p>6,3298016843</text:p>
          </table:table-cell>
          <table:table-cell table:style-name="ce2" table:formula="of:=100*([Moyennes.BF3]-[.BF$2])/[.BF$2]" office:value-type="float" office:value="6.69546436285097" calcext:value-type="float">
            <text:p>6,6954643629</text:p>
          </table:table-cell>
          <table:table-cell table:style-name="ce2" table:formula="of:=100*([Moyennes.BG3]-[.BG$2])/[.BG$2]" office:value-type="float" office:value="6.69195340016256" calcext:value-type="float">
            <text:p>6,6919534002</text:p>
          </table:table-cell>
          <table:table-cell table:style-name="ce2" table:formula="of:=100*([Moyennes.BH3]-[.BH$2])/[.BH$2]" office:value-type="float" office:value="5.58375634517767" calcext:value-type="float">
            <text:p>5,5837563452</text:p>
          </table:table-cell>
          <table:table-cell table:style-name="ce2" table:formula="of:=100*([Moyennes.BI3]-[.BI$2])/[.BI$2]" office:value-type="float" office:value="8.13365282215123" calcext:value-type="float">
            <text:p>8,1336528222</text:p>
          </table:table-cell>
          <table:table-cell table:style-name="ce2" table:formula="of:=100*([Moyennes.BJ3]-[.BJ$2])/[.BJ$2]" office:value-type="string" office:string-value="" calcext:value-type="error">
            <text:p>#DIV/0 !</text:p>
          </table:table-cell>
          <table:table-cell table:style-name="ce2" table:formula="of:=100*([Moyennes.BK3]-[.BK$2])/[.BK$2]" office:value-type="string" office:string-value="" calcext:value-type="error">
            <text:p>#DIV/0 !</text:p>
          </table:table-cell>
          <table:table-cell table:style-name="ce2" table:formula="of:=100*([Moyennes.BL3]-[.BL$2])/[.BL$2]" office:value-type="string" office:string-value="" calcext:value-type="error">
            <text:p>#DIV/0 !</text:p>
          </table:table-cell>
          <table:table-cell table:style-name="ce2" table:formula="of:=100*([Moyennes.BM3]-[.BM$2])/[.BM$2]" office:value-type="string" office:string-value="" calcext:value-type="error">
            <text:p>#DIV/0 !</text:p>
          </table:table-cell>
          <table:table-cell table:style-name="ce2" table:formula="of:=100*([Moyennes.BN3]-[.BN$2])/[.BN$2]" office:value-type="string" office:string-value="" calcext:value-type="error">
            <text:p>#DIV/0 !</text:p>
          </table:table-cell>
          <table:table-cell table:style-name="ce2" table:formula="of:=100*([Moyennes.BO3]-[.BO$2])/[.BO$2]" office:value-type="string" office:string-value="" calcext:value-type="error">
            <text:p>#DIV/0 !</text:p>
          </table:table-cell>
          <table:table-cell table:style-name="ce2" table:formula="of:=100*([Moyennes.BP3]-[.BP$2])/[.BP$2]" office:value-type="string" office:string-value="" calcext:value-type="error">
            <text:p>#DIV/0 !</text:p>
          </table:table-cell>
          <table:table-cell table:style-name="ce2" table:formula="of:=100*([Moyennes.BQ3]-[.BQ$2])/[.BQ$2]" office:value-type="string" office:string-value="" calcext:value-type="error">
            <text:p>#DIV/0 !</text:p>
          </table:table-cell>
          <table:table-cell table:style-name="ce2" table:formula="of:=100*([Moyennes.BR3]-[.BR$2])/[.BR$2]" office:value-type="string" office:string-value="" calcext:value-type="error">
            <text:p>#DIV/0 !</text:p>
          </table:table-cell>
          <table:table-cell table:style-name="ce2" table:formula="of:=100*([Moyennes.BS3]-[.BS$2])/[.BS$2]" office:value-type="string" office:string-value="" calcext:value-type="error">
            <text:p>#DIV/0 !</text:p>
          </table:table-cell>
          <table:table-cell table:style-name="ce2" table:formula="of:=100*([Moyennes.BT3]-[.BT$2])/[.BT$2]" office:value-type="string" office:string-value="" calcext:value-type="error">
            <text:p>#DIV/0 !</text:p>
          </table:table-cell>
          <table:table-cell table:style-name="ce2" table:formula="of:=100*([Moyennes.BU3]-[.BU$2])/[.BU$2]" office:value-type="string" office:string-value="" calcext:value-type="error">
            <text:p>#DIV/0 !</text:p>
          </table:table-cell>
          <table:table-cell table:style-name="ce2" table:formula="of:=100*([Moyennes.BV3]-[.BV$2])/[.BV$2]" office:value-type="string" office:string-value="" calcext:value-type="error">
            <text:p>#DIV/0 !</text:p>
          </table:table-cell>
          <table:table-cell table:style-name="ce2" table:formula="of:=100*([Moyennes.BW3]-[.BW$2])/[.BW$2]" office:value-type="string" office:string-value="" calcext:value-type="error">
            <text:p>#DIV/0 !</text:p>
          </table:table-cell>
          <table:table-cell table:style-name="ce2" table:formula="of:=100*([Moyennes.BX3]-[.BX$2])/[.BX$2]" office:value-type="string" office:string-value="" calcext:value-type="error">
            <text:p>#DIV/0 !</text:p>
          </table:table-cell>
          <table:table-cell table:style-name="ce2" table:formula="of:=100*([Moyennes.BY3]-[.BY$2])/[.BY$2]" office:value-type="string" office:string-value="" calcext:value-type="error">
            <text:p>#DIV/0 !</text:p>
          </table:table-cell>
          <table:table-cell table:style-name="ce2" table:formula="of:=100*([Moyennes.BZ3]-[.BZ$2])/[.BZ$2]" office:value-type="string" office:string-value="" calcext:value-type="error">
            <text:p>#DIV/0 !</text:p>
          </table:table-cell>
          <table:table-cell table:style-name="ce2" table:formula="of:=100*([Moyennes.CA3]-[.CA$2])/[.CA$2]" office:value-type="string" office:string-value="" calcext:value-type="error">
            <text:p>#DIV/0 !</text:p>
          </table:table-cell>
          <table:table-cell table:style-name="ce2" table:formula="of:=100*([Moyennes.CB3]-[.CB$2])/[.CB$2]" office:value-type="string" office:string-value="" calcext:value-type="error">
            <text:p>#DIV/0 !</text:p>
          </table:table-cell>
          <table:table-cell table:style-name="ce2" table:formula="of:=100*([Moyennes.CC3]-[.CC$2])/[.CC$2]" office:value-type="string" office:string-value="" calcext:value-type="error">
            <text:p>#DIV/0 !</text:p>
          </table:table-cell>
          <table:table-cell table:style-name="ce2" table:formula="of:=100*([Moyennes.CD3]-[.CD$2])/[.CD$2]" office:value-type="string" office:string-value="" calcext:value-type="error">
            <text:p>#DIV/0 !</text:p>
          </table:table-cell>
          <table:table-cell table:style-name="ce2" table:formula="of:=100*([Moyennes.CE3]-[.CE$2])/[.CE$2]" office:value-type="string" office:string-value="" calcext:value-type="error">
            <text:p>#DIV/0 !</text:p>
          </table:table-cell>
          <table:table-cell table:style-name="ce2" table:formula="of:=100*([Moyennes.CF3]-[.CF$2])/[.CF$2]" office:value-type="string" office:string-value="" calcext:value-type="error">
            <text:p>#DIV/0 !</text:p>
          </table:table-cell>
          <table:table-cell table:style-name="ce2" table:formula="of:=100*([Moyennes.CG3]-[.CG$2])/[.CG$2]" office:value-type="string" office:string-value="" calcext:value-type="error">
            <text:p>#DIV/0 !</text:p>
          </table:table-cell>
          <table:table-cell table:style-name="ce2" table:formula="of:=100*([Moyennes.CH3]-[.CH$2])/[.CH$2]" office:value-type="string" office:string-value="" calcext:value-type="error">
            <text:p>#DIV/0 !</text:p>
          </table:table-cell>
          <table:table-cell table:style-name="ce2" table:formula="of:=100*([Moyennes.CI3]-[.CI$2])/[.CI$2]" office:value-type="string" office:string-value="" calcext:value-type="error">
            <text:p>#DIV/0 !</text:p>
          </table:table-cell>
          <table:table-cell table:style-name="ce2" table:formula="of:=100*([Moyennes.CJ3]-[.CJ$2])/[.CJ$2]" office:value-type="string" office:string-value="" calcext:value-type="error">
            <text:p>#DIV/0 !</text:p>
          </table:table-cell>
          <table:table-cell table:style-name="ce2" table:formula="of:=100*([Moyennes.CK3]-[.CK$2])/[.CK$2]" office:value-type="string" office:string-value="" calcext:value-type="error">
            <text:p>#DIV/0 !</text:p>
          </table:table-cell>
          <table:table-cell table:style-name="ce2" table:formula="of:=100*([Moyennes.CL3]-[.CL$2])/[.CL$2]" office:value-type="string" office:string-value="" calcext:value-type="error">
            <text:p>#DIV/0 !</text:p>
          </table:table-cell>
          <table:table-cell table:style-name="ce2" table:formula="of:=100*([Moyennes.CM3]-[.CM$2])/[.CM$2]" office:value-type="string" office:string-value="" calcext:value-type="error">
            <text:p>#DIV/0 !</text:p>
          </table:table-cell>
          <table:table-cell table:style-name="ce2" table:formula="of:=100*([Moyennes.CN3]-[.CN$2])/[.CN$2]" office:value-type="string" office:string-value="" calcext:value-type="error">
            <text:p>#DIV/0 !</text:p>
          </table:table-cell>
          <table:table-cell table:style-name="ce2" table:formula="of:=100*([Moyennes.CO3]-[.CO$2])/[.CO$2]" office:value-type="string" office:string-value="" calcext:value-type="error">
            <text:p>#DIV/0 !</text:p>
          </table:table-cell>
          <table:table-cell table:style-name="ce2" table:formula="of:=100*([Moyennes.CP3]-[.CP$2])/[.CP$2]" office:value-type="string" office:string-value="" calcext:value-type="error">
            <text:p>#DIV/0 !</text:p>
          </table:table-cell>
          <table:table-cell table:style-name="ce2" table:formula="of:=100*([Moyennes.CQ3]-[.CQ$2])/[.CQ$2]" office:value-type="string" office:string-value="" calcext:value-type="error">
            <text:p>#DIV/0 !</text:p>
          </table:table-cell>
          <table:table-cell table:style-name="ce2" table:formula="of:=100*([Moyennes.CR3]-[.CR$2])/[.CR$2]" office:value-type="string" office:string-value="" calcext:value-type="error">
            <text:p>#DIV/0 !</text:p>
          </table:table-cell>
          <table:table-cell table:style-name="ce2" table:formula="of:=100*([Moyennes.CS3]-[.CS$2])/[.CS$2]" office:value-type="string" office:string-value="" calcext:value-type="error">
            <text:p>#DIV/0 !</text:p>
          </table:table-cell>
          <table:table-cell table:style-name="ce2" table:formula="of:=100*([Moyennes.CT3]-[.CT$2])/[.CT$2]" office:value-type="string" office:string-value="" calcext:value-type="error">
            <text:p>#DIV/0 !</text:p>
          </table:table-cell>
          <table:table-cell table:style-name="ce2" table:formula="of:=100*([Moyennes.CU3]-[.CU$2])/[.CU$2]" office:value-type="string" office:string-value="" calcext:value-type="error">
            <text:p>#DIV/0 !</text:p>
          </table:table-cell>
          <table:table-cell table:style-name="ce2" table:formula="of:=100*([Moyennes.CV3]-[.CV$2])/[.CV$2]" office:value-type="string" office:string-value="" calcext:value-type="error">
            <text:p>#DIV/0 !</text:p>
          </table:table-cell>
          <table:table-cell table:style-name="ce2" table:formula="of:=100*([Moyennes.CW3]-[.CW$2])/[.CW$2]" office:value-type="string" office:string-value="" calcext:value-type="error">
            <text:p>#DIV/0 !</text:p>
          </table:table-cell>
          <table:table-cell table:style-name="ce2" table:formula="of:=100*([Moyennes.CX3]-[.CX$2])/[.CX$2]" office:value-type="string" office:string-value="" calcext:value-type="error">
            <text:p>#DIV/0 !</text:p>
          </table:table-cell>
          <table:table-cell table:style-name="ce2" table:formula="of:=100*([Moyennes.CY3]-[.CY$2])/[.CY$2]" office:value-type="string" office:string-value="" calcext:value-type="error">
            <text:p>#DIV/0 !</text:p>
          </table:table-cell>
          <table:table-cell table:style-name="ce2" table:formula="of:=100*([Moyennes.CZ3]-[.CZ$2])/[.CZ$2]" office:value-type="string" office:string-value="" calcext:value-type="error">
            <text:p>#DIV/0 !</text:p>
          </table:table-cell>
          <table:table-cell table:style-name="ce2" table:formula="of:=100*([Moyennes.DA3]-[.DA$2])/[.DA$2]" office:value-type="string" office:string-value="" calcext:value-type="error">
            <text:p>#DIV/0 !</text:p>
          </table:table-cell>
          <table:table-cell table:style-name="ce2" table:formula="of:=100*([Moyennes.DB3]-[.DB$2])/[.DB$2]" office:value-type="string" office:string-value="" calcext:value-type="error">
            <text:p>#DIV/0 !</text:p>
          </table:table-cell>
          <table:table-cell table:style-name="ce2" table:formula="of:=100*([Moyennes.DC3]-[.DC$2])/[.DC$2]" office:value-type="string" office:string-value="" calcext:value-type="error">
            <text:p>#DIV/0 !</text:p>
          </table:table-cell>
          <table:table-cell table:style-name="ce2" table:formula="of:=100*([Moyennes.DD3]-[.DD$2])/[.DD$2]" office:value-type="string" office:string-value="" calcext:value-type="error">
            <text:p>#DIV/0 !</text:p>
          </table:table-cell>
          <table:table-cell table:style-name="ce2" table:formula="of:=100*([Moyennes.DE3]-[.DE$2])/[.DE$2]" office:value-type="string" office:string-value="" calcext:value-type="error">
            <text:p>#DIV/0 !</text:p>
          </table:table-cell>
          <table:table-cell table:style-name="ce2" table:formula="of:=100*([Moyennes.DF3]-[.DF$2])/[.DF$2]" office:value-type="string" office:string-value="" calcext:value-type="error">
            <text:p>#DIV/0 !</text:p>
          </table:table-cell>
          <table:table-cell table:style-name="ce2" table:formula="of:=100*([Moyennes.DG3]-[.DG$2])/[.DG$2]" office:value-type="string" office:string-value="" calcext:value-type="error">
            <text:p>#DIV/0 !</text:p>
          </table:table-cell>
          <table:table-cell table:style-name="ce2" table:formula="of:=100*([Moyennes.DH3]-[.DH$2])/[.DH$2]" office:value-type="string" office:string-value="" calcext:value-type="error">
            <text:p>#DIV/0 !</text:p>
          </table:table-cell>
          <table:table-cell table:style-name="ce2" table:formula="of:=100*([Moyennes.DI3]-[.DI$2])/[.DI$2]" office:value-type="string" office:string-value="" calcext:value-type="error">
            <text:p>#DIV/0 !</text:p>
          </table:table-cell>
          <table:table-cell table:style-name="ce2" table:formula="of:=100*([Moyennes.DJ3]-[.DJ$2])/[.DJ$2]" office:value-type="string" office:string-value="" calcext:value-type="error">
            <text:p>#DIV/0 !</text:p>
          </table:table-cell>
          <table:table-cell table:style-name="ce2" table:formula="of:=100*([Moyennes.DK3]-[.DK$2])/[.DK$2]" office:value-type="string" office:string-value="" calcext:value-type="error">
            <text:p>#DIV/0 !</text:p>
          </table:table-cell>
          <table:table-cell table:style-name="ce2" table:formula="of:=100*([Moyennes.DL3]-[.DL$2])/[.DL$2]" office:value-type="string" office:string-value="" calcext:value-type="error">
            <text:p>#DIV/0 !</text:p>
          </table:table-cell>
          <table:table-cell table:style-name="ce2" table:formula="of:=100*([Moyennes.DM3]-[.DM$2])/[.DM$2]" office:value-type="string" office:string-value="" calcext:value-type="error">
            <text:p>#DIV/0 !</text:p>
          </table:table-cell>
          <table:table-cell table:style-name="ce2" table:formula="of:=100*([Moyennes.DN3]-[.DN$2])/[.DN$2]" office:value-type="string" office:string-value="" calcext:value-type="error">
            <text:p>#DIV/0 !</text:p>
          </table:table-cell>
          <table:table-cell table:style-name="ce2" table:formula="of:=100*([Moyennes.DO3]-[.DO$2])/[.DO$2]" office:value-type="string" office:string-value="" calcext:value-type="error">
            <text:p>#DIV/0 !</text:p>
          </table:table-cell>
          <table:table-cell table:style-name="ce2" table:formula="of:=100*([Moyennes.DP3]-[.DP$2])/[.DP$2]" office:value-type="string" office:string-value="" calcext:value-type="error">
            <text:p>#DIV/0 !</text:p>
          </table:table-cell>
          <table:table-cell table:style-name="ce2" table:formula="of:=100*([Moyennes.DQ3]-[.DQ$2])/[.DQ$2]" office:value-type="string" office:string-value="" calcext:value-type="error">
            <text:p>#DIV/0 !</text:p>
          </table:table-cell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100*([Moyennes.B4]-[.B$2])/[.B$2]" office:value-type="float" office:value="0.110466721900034" calcext:value-type="float">
            <text:p>0,1104667219</text:p>
          </table:table-cell>
          <table:table-cell table:formula="of:=100*([Moyennes.C4]-[.C$2])/[.C$2]" office:value-type="float" office:value="0.0981113563894965" calcext:value-type="float">
            <text:p>0,0981113564</text:p>
          </table:table-cell>
          <table:table-cell table:formula="of:=100*([Moyennes.D4]-[.D$2])/[.D$2]" office:value-type="float" office:value="0.32377428307123" calcext:value-type="float">
            <text:p>0,3237742831</text:p>
          </table:table-cell>
          <table:table-cell table:formula="of:=100*([Moyennes.E4]-[.E$2])/[.E$2]" office:value-type="float" office:value="0.485520323107334" calcext:value-type="float">
            <text:p>0,4855203231</text:p>
          </table:table-cell>
          <table:table-cell table:formula="of:=100*([Moyennes.F4]-[.F$2])/[.F$2]" office:value-type="float" office:value="0.742240215924433" calcext:value-type="float">
            <text:p>0,7422402159</text:p>
          </table:table-cell>
          <table:table-cell table:formula="of:=100*([Moyennes.G4]-[.G$2])/[.G$2]" office:value-type="float" office:value="0.75911536162583" calcext:value-type="float">
            <text:p>0,7591153616</text:p>
          </table:table-cell>
          <table:table-cell table:formula="of:=100*([Moyennes.H4]-[.H$2])/[.H$2]" office:value-type="float" office:value="1.37763371150729" calcext:value-type="float">
            <text:p>1,3776337115</text:p>
          </table:table-cell>
          <table:table-cell table:formula="of:=100*([Moyennes.I4]-[.I$2])/[.I$2]" office:value-type="float" office:value="0" calcext:value-type="float">
            <text:p>0,0000000000</text:p>
          </table:table-cell>
          <table:table-cell table:formula="of:=100*([Moyennes.J4]-[.J$2])/[.J$2]" office:value-type="float" office:value="0.958188153310099" calcext:value-type="float">
            <text:p>0,9581881533</text:p>
          </table:table-cell>
          <table:table-cell table:formula="of:=100*([Moyennes.K4]-[.K$2])/[.K$2]" office:value-type="float" office:value="1.23130479628674" calcext:value-type="float">
            <text:p>1,2313047963</text:p>
          </table:table-cell>
          <table:table-cell table:formula="of:=100*([Moyennes.L4]-[.L$2])/[.L$2]" office:value-type="float" office:value="0.303041570610543" calcext:value-type="float">
            <text:p>0,3030415706</text:p>
          </table:table-cell>
          <table:table-cell table:formula="of:=100*([Moyennes.M4]-[.M$2])/[.M$2]" office:value-type="float" office:value="1.28304486351502" calcext:value-type="float">
            <text:p>1,2830448635</text:p>
          </table:table-cell>
          <table:table-cell table:formula="of:=100*([Moyennes.N4]-[.N$2])/[.N$2]" office:value-type="float" office:value="0.615928189457606" calcext:value-type="float">
            <text:p>0,6159281895</text:p>
          </table:table-cell>
          <table:table-cell table:formula="of:=100*([Moyennes.O4]-[.O$2])/[.O$2]" office:value-type="float" office:value="1.42649652453574" calcext:value-type="float">
            <text:p>1,4264965245</text:p>
          </table:table-cell>
          <table:table-cell table:style-name="ce2" table:formula="of:=100*([Moyennes.P4]-[.P$2])/[.P$2]" office:value-type="float" office:value="0.765126346521698" calcext:value-type="float">
            <text:p>0,7651263465</text:p>
          </table:table-cell>
          <table:table-cell table:style-name="ce2" table:formula="of:=100*([Moyennes.Q4]-[.Q$2])/[.Q$2]" office:value-type="float" office:value="0.981695469884451" calcext:value-type="float">
            <text:p>0,9816954699</text:p>
          </table:table-cell>
          <table:table-cell table:style-name="ce2" table:formula="of:=100*([Moyennes.R4]-[.R$2])/[.R$2]" office:value-type="float" office:value="1.79534077782056" calcext:value-type="float">
            <text:p>1,7953407778</text:p>
          </table:table-cell>
          <table:table-cell table:style-name="ce2" table:formula="of:=100*([Moyennes.S4]-[.S$2])/[.S$2]" office:value-type="float" office:value="1.04031209362809" calcext:value-type="float">
            <text:p>1,0403120936</text:p>
          </table:table-cell>
          <table:table-cell table:style-name="ce2" table:formula="of:=100*([Moyennes.T4]-[.T$2])/[.T$2]" office:value-type="float" office:value="0.49771320957761" calcext:value-type="float">
            <text:p>0,4977132096</text:p>
          </table:table-cell>
          <table:table-cell table:style-name="ce2" table:formula="of:=100*([Moyennes.U4]-[.U$2])/[.U$2]" office:value-type="float" office:value="1.14932207955463" calcext:value-type="float">
            <text:p>1,1493220796</text:p>
          </table:table-cell>
          <table:table-cell table:style-name="ce2" table:formula="of:=100*([Moyennes.V4]-[.V$2])/[.V$2]" office:value-type="float" office:value="0.778509052728628" calcext:value-type="float">
            <text:p>0,7785090527</text:p>
          </table:table-cell>
          <table:table-cell table:style-name="ce2" table:formula="of:=100*([Moyennes.W4]-[.W$2])/[.W$2]" office:value-type="float" office:value="0.738446879466413" calcext:value-type="float">
            <text:p>0,7384468795</text:p>
          </table:table-cell>
          <table:table-cell table:style-name="ce2" table:formula="of:=100*([Moyennes.X4]-[.X$2])/[.X$2]" office:value-type="float" office:value="0.913585554600172" calcext:value-type="float">
            <text:p>0,9135855546</text:p>
          </table:table-cell>
          <table:table-cell table:style-name="ce2" table:formula="of:=100*([Moyennes.Y4]-[.Y$2])/[.Y$2]" office:value-type="float" office:value="0.67476383265857" calcext:value-type="float">
            <text:p>0,6747638327</text:p>
          </table:table-cell>
          <table:table-cell table:style-name="ce2" table:formula="of:=100*([Moyennes.Z4]-[.Z$2])/[.Z$2]" office:value-type="float" office:value="0.774770842426888" calcext:value-type="float">
            <text:p>0,7747708424</text:p>
          </table:table-cell>
          <table:table-cell table:style-name="ce2" table:formula="of:=100*([Moyennes.AA4]-[.AA$2])/[.AA$2]" office:value-type="float" office:value="0.707547169811321" calcext:value-type="float">
            <text:p>0,7075471698</text:p>
          </table:table-cell>
          <table:table-cell table:style-name="ce2" table:formula="of:=100*([Moyennes.AB4]-[.AB$2])/[.AB$2]" office:value-type="float" office:value="0.780906291245051" calcext:value-type="float">
            <text:p>0,7809062912</text:p>
          </table:table-cell>
          <table:table-cell table:style-name="ce2" table:formula="of:=100*([Moyennes.AC4]-[.AC$2])/[.AC$2]" office:value-type="float" office:value="0.840909090909091" calcext:value-type="float">
            <text:p>0,8409090909</text:p>
          </table:table-cell>
          <table:table-cell table:style-name="ce2" table:formula="of:=100*([Moyennes.AD4]-[.AD$2])/[.AD$2]" office:value-type="float" office:value="0.469378632096558" calcext:value-type="float">
            <text:p>0,4693786321</text:p>
          </table:table-cell>
          <table:table-cell table:style-name="ce2" table:formula="of:=100*([Moyennes.AE4]-[.AE$2])/[.AE$2]" office:value-type="float" office:value="0.792011019283746" calcext:value-type="float">
            <text:p>0,7920110193</text:p>
          </table:table-cell>
          <table:table-cell table:style-name="ce2" table:formula="of:=100*([Moyennes.AF4]-[.AF$2])/[.AF$2]" office:value-type="float" office:value="0.176805303619247" calcext:value-type="float">
            <text:p>0,1768053036</text:p>
          </table:table-cell>
          <table:table-cell table:style-name="ce2" table:formula="of:=100*([Moyennes.AG4]-[.AG$2])/[.AG$2]" office:value-type="float" office:value="0.247000705716302" calcext:value-type="float">
            <text:p>0,2470007057</text:p>
          </table:table-cell>
          <table:table-cell table:style-name="ce2" table:formula="of:=100*([Moyennes.AH4]-[.AH$2])/[.AH$2]" office:value-type="float" office:value="0.658145745898512" calcext:value-type="float">
            <text:p>0,6581457459</text:p>
          </table:table-cell>
          <table:table-cell table:style-name="ce2" table:formula="of:=100*([Moyennes.AI4]-[.AI$2])/[.AI$2]" office:value-type="float" office:value="0.926935659760087" calcext:value-type="float">
            <text:p>0,9269356598</text:p>
          </table:table-cell>
          <table:table-cell table:style-name="ce2" table:formula="of:=100*([Moyennes.AJ4]-[.AJ$2])/[.AJ$2]" office:value-type="float" office:value="0.0349283967865875" calcext:value-type="float">
            <text:p>0,0349283968</text:p>
          </table:table-cell>
          <table:table-cell table:style-name="ce2" table:formula="of:=100*([Moyennes.AK4]-[.AK$2])/[.AK$2]" office:value-type="float" office:value="0.247437256981265" calcext:value-type="float">
            <text:p>0,2474372570</text:p>
          </table:table-cell>
          <table:table-cell table:style-name="ce2" table:formula="of:=100*([Moyennes.AL4]-[.AL$2])/[.AL$2]" office:value-type="float" office:value="0.44954128440367" calcext:value-type="float">
            <text:p>0,4495412844</text:p>
          </table:table-cell>
          <table:table-cell table:style-name="ce2" table:formula="of:=100*([Moyennes.AM4]-[.AM$2])/[.AM$2]" office:value-type="float" office:value="0.270219903093552" calcext:value-type="float">
            <text:p>0,2702199031</text:p>
          </table:table-cell>
          <table:table-cell table:style-name="ce2" table:formula="of:=100*([Moyennes.AN4]-[.AN$2])/[.AN$2]" office:value-type="float" office:value="0.519200626959248" calcext:value-type="float">
            <text:p>0,5192006270</text:p>
          </table:table-cell>
          <table:table-cell table:style-name="ce2" table:formula="of:=100*([Moyennes.AO4]-[.AO$2])/[.AO$2]" office:value-type="float" office:value="0.251617541337168" calcext:value-type="float">
            <text:p>0,2516175413</text:p>
          </table:table-cell>
          <table:table-cell table:style-name="ce2" table:formula="of:=100*([Moyennes.AP4]-[.AP$2])/[.AP$2]" office:value-type="float" office:value="3.5287234251775" calcext:value-type="float">
            <text:p>3,5287234252</text:p>
          </table:table-cell>
          <table:table-cell table:style-name="ce2" table:formula="of:=100*([Moyennes.AQ4]-[.AQ$2])/[.AQ$2]" office:value-type="float" office:value="2.76421346355075" calcext:value-type="float">
            <text:p>2,7642134636</text:p>
          </table:table-cell>
          <table:table-cell table:style-name="ce2" table:formula="of:=100*([Moyennes.AR4]-[.AR$2])/[.AR$2]" office:value-type="float" office:value="3.63684395914054" calcext:value-type="float">
            <text:p>3,6368439591</text:p>
          </table:table-cell>
          <table:table-cell table:style-name="ce2" table:formula="of:=100*([Moyennes.AS4]-[.AS$2])/[.AS$2]" office:value-type="float" office:value="1.59973881815214" calcext:value-type="float">
            <text:p>1,5997388182</text:p>
          </table:table-cell>
          <table:table-cell table:style-name="ce2" table:formula="of:=100*([Moyennes.AT4]-[.AT$2])/[.AT$2]" office:value-type="float" office:value="2.12533602150538" calcext:value-type="float">
            <text:p>2,1253360215</text:p>
          </table:table-cell>
          <table:table-cell table:style-name="ce2" table:formula="of:=100*([Moyennes.AU4]-[.AU$2])/[.AU$2]" office:value-type="float" office:value="4.98170326014637" calcext:value-type="float">
            <text:p>4,9817032601</text:p>
          </table:table-cell>
          <table:table-cell table:style-name="ce2" table:formula="of:=100*([Moyennes.AV4]-[.AV$2])/[.AV$2]" office:value-type="float" office:value="3.57258325250566" calcext:value-type="float">
            <text:p>3,5725832525</text:p>
          </table:table-cell>
          <table:table-cell table:style-name="ce2" table:formula="of:=100*([Moyennes.AW4]-[.AW$2])/[.AW$2]" office:value-type="float" office:value="1.47349357918999" calcext:value-type="float">
            <text:p>1,4734935792</text:p>
          </table:table-cell>
          <table:table-cell table:style-name="ce2" table:formula="of:=100*([Moyennes.AX4]-[.AX$2])/[.AX$2]" office:value-type="float" office:value="1.86399723852261" calcext:value-type="float">
            <text:p>1,8639972385</text:p>
          </table:table-cell>
          <table:table-cell table:style-name="ce2" table:formula="of:=100*([Moyennes.AY4]-[.AY$2])/[.AY$2]" office:value-type="float" office:value="4.27406199021207" calcext:value-type="float">
            <text:p>4,2740619902</text:p>
          </table:table-cell>
          <table:table-cell table:style-name="ce2" table:formula="of:=100*([Moyennes.AZ4]-[.AZ$2])/[.AZ$2]" office:value-type="float" office:value="3.91004583651643" calcext:value-type="float">
            <text:p>3,9100458365</text:p>
          </table:table-cell>
          <table:table-cell table:style-name="ce2" table:formula="of:=100*([Moyennes.BA4]-[.BA$2])/[.BA$2]" office:value-type="float" office:value="3.93493520518359" calcext:value-type="float">
            <text:p>3,9349352052</text:p>
          </table:table-cell>
          <table:table-cell table:style-name="ce2" table:formula="of:=100*([Moyennes.BB4]-[.BB$2])/[.BB$2]" office:value-type="float" office:value="5.57005494505495" calcext:value-type="float">
            <text:p>5,5700549451</text:p>
          </table:table-cell>
          <table:table-cell table:style-name="ce2" table:formula="of:=100*([Moyennes.BC4]-[.BC$2])/[.BC$2]" office:value-type="float" office:value="5.01611603545528" calcext:value-type="float">
            <text:p>5,0161160355</text:p>
          </table:table-cell>
          <table:table-cell table:style-name="ce2" table:formula="of:=100*([Moyennes.BD4]-[.BD$2])/[.BD$2]" office:value-type="float" office:value="4.45167543616727" calcext:value-type="float">
            <text:p>4,4516754362</text:p>
          </table:table-cell>
          <table:table-cell table:style-name="ce2" table:formula="of:=100*([Moyennes.BE4]-[.BE$2])/[.BE$2]" office:value-type="float" office:value="4.23797881010595" calcext:value-type="float">
            <text:p>4,2379788101</text:p>
          </table:table-cell>
          <table:table-cell table:style-name="ce2" table:formula="of:=100*([Moyennes.BF4]-[.BF$2])/[.BF$2]" office:value-type="float" office:value="4.45464362850972" calcext:value-type="float">
            <text:p>4,4546436285</text:p>
          </table:table-cell>
          <table:table-cell table:style-name="ce2" table:formula="of:=100*([Moyennes.BG4]-[.BG$2])/[.BG$2]" office:value-type="float" office:value="4.79544838797074" calcext:value-type="float">
            <text:p>4,7954483880</text:p>
          </table:table-cell>
          <table:table-cell table:style-name="ce2" table:formula="of:=100*([Moyennes.BH4]-[.BH$2])/[.BH$2]" office:value-type="float" office:value="3.47314987977558" calcext:value-type="float">
            <text:p>3,4731498798</text:p>
          </table:table-cell>
          <table:table-cell table:style-name="ce2" table:formula="of:=100*([Moyennes.BI4]-[.BI$2])/[.BI$2]" office:value-type="float" office:value="5.07188498402556" calcext:value-type="float">
            <text:p>5,0718849840</text:p>
          </table:table-cell>
          <table:table-cell table:style-name="ce2" table:formula="of:=100*([Moyennes.BJ4]-[.BJ$2])/[.BJ$2]" office:value-type="string" office:string-value="" calcext:value-type="error">
            <text:p>#DIV/0 !</text:p>
          </table:table-cell>
          <table:table-cell table:style-name="ce2" table:formula="of:=100*([Moyennes.BK4]-[.BK$2])/[.BK$2]" office:value-type="string" office:string-value="" calcext:value-type="error">
            <text:p>#DIV/0 !</text:p>
          </table:table-cell>
          <table:table-cell table:style-name="ce2" table:formula="of:=100*([Moyennes.BL4]-[.BL$2])/[.BL$2]" office:value-type="string" office:string-value="" calcext:value-type="error">
            <text:p>#DIV/0 !</text:p>
          </table:table-cell>
          <table:table-cell table:style-name="ce2" table:formula="of:=100*([Moyennes.BM4]-[.BM$2])/[.BM$2]" office:value-type="string" office:string-value="" calcext:value-type="error">
            <text:p>#DIV/0 !</text:p>
          </table:table-cell>
          <table:table-cell table:style-name="ce2" table:formula="of:=100*([Moyennes.BN4]-[.BN$2])/[.BN$2]" office:value-type="string" office:string-value="" calcext:value-type="error">
            <text:p>#DIV/0 !</text:p>
          </table:table-cell>
          <table:table-cell table:style-name="ce2" table:formula="of:=100*([Moyennes.BO4]-[.BO$2])/[.BO$2]" office:value-type="string" office:string-value="" calcext:value-type="error">
            <text:p>#DIV/0 !</text:p>
          </table:table-cell>
          <table:table-cell table:style-name="ce2" table:formula="of:=100*([Moyennes.BP4]-[.BP$2])/[.BP$2]" office:value-type="string" office:string-value="" calcext:value-type="error">
            <text:p>#DIV/0 !</text:p>
          </table:table-cell>
          <table:table-cell table:style-name="ce2" table:formula="of:=100*([Moyennes.BQ4]-[.BQ$2])/[.BQ$2]" office:value-type="string" office:string-value="" calcext:value-type="error">
            <text:p>#DIV/0 !</text:p>
          </table:table-cell>
          <table:table-cell table:style-name="ce2" table:formula="of:=100*([Moyennes.BR4]-[.BR$2])/[.BR$2]" office:value-type="string" office:string-value="" calcext:value-type="error">
            <text:p>#DIV/0 !</text:p>
          </table:table-cell>
          <table:table-cell table:style-name="ce2" table:formula="of:=100*([Moyennes.BS4]-[.BS$2])/[.BS$2]" office:value-type="string" office:string-value="" calcext:value-type="error">
            <text:p>#DIV/0 !</text:p>
          </table:table-cell>
          <table:table-cell table:style-name="ce2" table:formula="of:=100*([Moyennes.BT4]-[.BT$2])/[.BT$2]" office:value-type="string" office:string-value="" calcext:value-type="error">
            <text:p>#DIV/0 !</text:p>
          </table:table-cell>
          <table:table-cell table:style-name="ce2" table:formula="of:=100*([Moyennes.BU4]-[.BU$2])/[.BU$2]" office:value-type="string" office:string-value="" calcext:value-type="error">
            <text:p>#DIV/0 !</text:p>
          </table:table-cell>
          <table:table-cell table:style-name="ce2" table:formula="of:=100*([Moyennes.BV4]-[.BV$2])/[.BV$2]" office:value-type="string" office:string-value="" calcext:value-type="error">
            <text:p>#DIV/0 !</text:p>
          </table:table-cell>
          <table:table-cell table:style-name="ce2" table:formula="of:=100*([Moyennes.BW4]-[.BW$2])/[.BW$2]" office:value-type="string" office:string-value="" calcext:value-type="error">
            <text:p>#DIV/0 !</text:p>
          </table:table-cell>
          <table:table-cell table:style-name="ce2" table:formula="of:=100*([Moyennes.BX4]-[.BX$2])/[.BX$2]" office:value-type="string" office:string-value="" calcext:value-type="error">
            <text:p>#DIV/0 !</text:p>
          </table:table-cell>
          <table:table-cell table:style-name="ce2" table:formula="of:=100*([Moyennes.BY4]-[.BY$2])/[.BY$2]" office:value-type="string" office:string-value="" calcext:value-type="error">
            <text:p>#DIV/0 !</text:p>
          </table:table-cell>
          <table:table-cell table:style-name="ce2" table:formula="of:=100*([Moyennes.BZ4]-[.BZ$2])/[.BZ$2]" office:value-type="string" office:string-value="" calcext:value-type="error">
            <text:p>#DIV/0 !</text:p>
          </table:table-cell>
          <table:table-cell table:style-name="ce2" table:formula="of:=100*([Moyennes.CA4]-[.CA$2])/[.CA$2]" office:value-type="string" office:string-value="" calcext:value-type="error">
            <text:p>#DIV/0 !</text:p>
          </table:table-cell>
          <table:table-cell table:style-name="ce2" table:formula="of:=100*([Moyennes.CB4]-[.CB$2])/[.CB$2]" office:value-type="string" office:string-value="" calcext:value-type="error">
            <text:p>#DIV/0 !</text:p>
          </table:table-cell>
          <table:table-cell table:style-name="ce2" table:formula="of:=100*([Moyennes.CC4]-[.CC$2])/[.CC$2]" office:value-type="string" office:string-value="" calcext:value-type="error">
            <text:p>#DIV/0 !</text:p>
          </table:table-cell>
          <table:table-cell table:style-name="ce2" table:formula="of:=100*([Moyennes.CD4]-[.CD$2])/[.CD$2]" office:value-type="string" office:string-value="" calcext:value-type="error">
            <text:p>#DIV/0 !</text:p>
          </table:table-cell>
          <table:table-cell table:style-name="ce2" table:formula="of:=100*([Moyennes.CE4]-[.CE$2])/[.CE$2]" office:value-type="string" office:string-value="" calcext:value-type="error">
            <text:p>#DIV/0 !</text:p>
          </table:table-cell>
          <table:table-cell table:style-name="ce2" table:formula="of:=100*([Moyennes.CF4]-[.CF$2])/[.CF$2]" office:value-type="string" office:string-value="" calcext:value-type="error">
            <text:p>#DIV/0 !</text:p>
          </table:table-cell>
          <table:table-cell table:style-name="ce2" table:formula="of:=100*([Moyennes.CG4]-[.CG$2])/[.CG$2]" office:value-type="string" office:string-value="" calcext:value-type="error">
            <text:p>#DIV/0 !</text:p>
          </table:table-cell>
          <table:table-cell table:style-name="ce2" table:formula="of:=100*([Moyennes.CH4]-[.CH$2])/[.CH$2]" office:value-type="string" office:string-value="" calcext:value-type="error">
            <text:p>#DIV/0 !</text:p>
          </table:table-cell>
          <table:table-cell table:style-name="ce2" table:formula="of:=100*([Moyennes.CI4]-[.CI$2])/[.CI$2]" office:value-type="string" office:string-value="" calcext:value-type="error">
            <text:p>#DIV/0 !</text:p>
          </table:table-cell>
          <table:table-cell table:style-name="ce2" table:formula="of:=100*([Moyennes.CJ4]-[.CJ$2])/[.CJ$2]" office:value-type="string" office:string-value="" calcext:value-type="error">
            <text:p>#DIV/0 !</text:p>
          </table:table-cell>
          <table:table-cell table:style-name="ce2" table:formula="of:=100*([Moyennes.CK4]-[.CK$2])/[.CK$2]" office:value-type="string" office:string-value="" calcext:value-type="error">
            <text:p>#DIV/0 !</text:p>
          </table:table-cell>
          <table:table-cell table:style-name="ce2" table:formula="of:=100*([Moyennes.CL4]-[.CL$2])/[.CL$2]" office:value-type="string" office:string-value="" calcext:value-type="error">
            <text:p>#DIV/0 !</text:p>
          </table:table-cell>
          <table:table-cell table:style-name="ce2" table:formula="of:=100*([Moyennes.CM4]-[.CM$2])/[.CM$2]" office:value-type="string" office:string-value="" calcext:value-type="error">
            <text:p>#DIV/0 !</text:p>
          </table:table-cell>
          <table:table-cell table:style-name="ce2" table:formula="of:=100*([Moyennes.CN4]-[.CN$2])/[.CN$2]" office:value-type="string" office:string-value="" calcext:value-type="error">
            <text:p>#DIV/0 !</text:p>
          </table:table-cell>
          <table:table-cell table:style-name="ce2" table:formula="of:=100*([Moyennes.CO4]-[.CO$2])/[.CO$2]" office:value-type="string" office:string-value="" calcext:value-type="error">
            <text:p>#DIV/0 !</text:p>
          </table:table-cell>
          <table:table-cell table:style-name="ce2" table:formula="of:=100*([Moyennes.CP4]-[.CP$2])/[.CP$2]" office:value-type="string" office:string-value="" calcext:value-type="error">
            <text:p>#DIV/0 !</text:p>
          </table:table-cell>
          <table:table-cell table:style-name="ce2" table:formula="of:=100*([Moyennes.CQ4]-[.CQ$2])/[.CQ$2]" office:value-type="string" office:string-value="" calcext:value-type="error">
            <text:p>#DIV/0 !</text:p>
          </table:table-cell>
          <table:table-cell table:style-name="ce2" table:formula="of:=100*([Moyennes.CR4]-[.CR$2])/[.CR$2]" office:value-type="string" office:string-value="" calcext:value-type="error">
            <text:p>#DIV/0 !</text:p>
          </table:table-cell>
          <table:table-cell table:style-name="ce2" table:formula="of:=100*([Moyennes.CS4]-[.CS$2])/[.CS$2]" office:value-type="string" office:string-value="" calcext:value-type="error">
            <text:p>#DIV/0 !</text:p>
          </table:table-cell>
          <table:table-cell table:style-name="ce2" table:formula="of:=100*([Moyennes.CT4]-[.CT$2])/[.CT$2]" office:value-type="string" office:string-value="" calcext:value-type="error">
            <text:p>#DIV/0 !</text:p>
          </table:table-cell>
          <table:table-cell table:style-name="ce2" table:formula="of:=100*([Moyennes.CU4]-[.CU$2])/[.CU$2]" office:value-type="string" office:string-value="" calcext:value-type="error">
            <text:p>#DIV/0 !</text:p>
          </table:table-cell>
          <table:table-cell table:style-name="ce2" table:formula="of:=100*([Moyennes.CV4]-[.CV$2])/[.CV$2]" office:value-type="string" office:string-value="" calcext:value-type="error">
            <text:p>#DIV/0 !</text:p>
          </table:table-cell>
          <table:table-cell table:style-name="ce2" table:formula="of:=100*([Moyennes.CW4]-[.CW$2])/[.CW$2]" office:value-type="string" office:string-value="" calcext:value-type="error">
            <text:p>#DIV/0 !</text:p>
          </table:table-cell>
          <table:table-cell table:style-name="ce2" table:formula="of:=100*([Moyennes.CX4]-[.CX$2])/[.CX$2]" office:value-type="string" office:string-value="" calcext:value-type="error">
            <text:p>#DIV/0 !</text:p>
          </table:table-cell>
          <table:table-cell table:style-name="ce2" table:formula="of:=100*([Moyennes.CY4]-[.CY$2])/[.CY$2]" office:value-type="string" office:string-value="" calcext:value-type="error">
            <text:p>#DIV/0 !</text:p>
          </table:table-cell>
          <table:table-cell table:style-name="ce2" table:formula="of:=100*([Moyennes.CZ4]-[.CZ$2])/[.CZ$2]" office:value-type="string" office:string-value="" calcext:value-type="error">
            <text:p>#DIV/0 !</text:p>
          </table:table-cell>
          <table:table-cell table:style-name="ce2" table:formula="of:=100*([Moyennes.DA4]-[.DA$2])/[.DA$2]" office:value-type="string" office:string-value="" calcext:value-type="error">
            <text:p>#DIV/0 !</text:p>
          </table:table-cell>
          <table:table-cell table:style-name="ce2" table:formula="of:=100*([Moyennes.DB4]-[.DB$2])/[.DB$2]" office:value-type="string" office:string-value="" calcext:value-type="error">
            <text:p>#DIV/0 !</text:p>
          </table:table-cell>
          <table:table-cell table:style-name="ce2" table:formula="of:=100*([Moyennes.DC4]-[.DC$2])/[.DC$2]" office:value-type="string" office:string-value="" calcext:value-type="error">
            <text:p>#DIV/0 !</text:p>
          </table:table-cell>
          <table:table-cell table:style-name="ce2" table:formula="of:=100*([Moyennes.DD4]-[.DD$2])/[.DD$2]" office:value-type="string" office:string-value="" calcext:value-type="error">
            <text:p>#DIV/0 !</text:p>
          </table:table-cell>
          <table:table-cell table:style-name="ce2" table:formula="of:=100*([Moyennes.DE4]-[.DE$2])/[.DE$2]" office:value-type="string" office:string-value="" calcext:value-type="error">
            <text:p>#DIV/0 !</text:p>
          </table:table-cell>
          <table:table-cell table:style-name="ce2" table:formula="of:=100*([Moyennes.DF4]-[.DF$2])/[.DF$2]" office:value-type="string" office:string-value="" calcext:value-type="error">
            <text:p>#DIV/0 !</text:p>
          </table:table-cell>
          <table:table-cell table:style-name="ce2" table:formula="of:=100*([Moyennes.DG4]-[.DG$2])/[.DG$2]" office:value-type="string" office:string-value="" calcext:value-type="error">
            <text:p>#DIV/0 !</text:p>
          </table:table-cell>
          <table:table-cell table:style-name="ce2" table:formula="of:=100*([Moyennes.DH4]-[.DH$2])/[.DH$2]" office:value-type="string" office:string-value="" calcext:value-type="error">
            <text:p>#DIV/0 !</text:p>
          </table:table-cell>
          <table:table-cell table:style-name="ce2" table:formula="of:=100*([Moyennes.DI4]-[.DI$2])/[.DI$2]" office:value-type="string" office:string-value="" calcext:value-type="error">
            <text:p>#DIV/0 !</text:p>
          </table:table-cell>
          <table:table-cell table:style-name="ce2" table:formula="of:=100*([Moyennes.DJ4]-[.DJ$2])/[.DJ$2]" office:value-type="string" office:string-value="" calcext:value-type="error">
            <text:p>#DIV/0 !</text:p>
          </table:table-cell>
          <table:table-cell table:style-name="ce2" table:formula="of:=100*([Moyennes.DK4]-[.DK$2])/[.DK$2]" office:value-type="string" office:string-value="" calcext:value-type="error">
            <text:p>#DIV/0 !</text:p>
          </table:table-cell>
          <table:table-cell table:style-name="ce2" table:formula="of:=100*([Moyennes.DL4]-[.DL$2])/[.DL$2]" office:value-type="string" office:string-value="" calcext:value-type="error">
            <text:p>#DIV/0 !</text:p>
          </table:table-cell>
          <table:table-cell table:style-name="ce2" table:formula="of:=100*([Moyennes.DM4]-[.DM$2])/[.DM$2]" office:value-type="string" office:string-value="" calcext:value-type="error">
            <text:p>#DIV/0 !</text:p>
          </table:table-cell>
          <table:table-cell table:style-name="ce2" table:formula="of:=100*([Moyennes.DN4]-[.DN$2])/[.DN$2]" office:value-type="string" office:string-value="" calcext:value-type="error">
            <text:p>#DIV/0 !</text:p>
          </table:table-cell>
          <table:table-cell table:style-name="ce2" table:formula="of:=100*([Moyennes.DO4]-[.DO$2])/[.DO$2]" office:value-type="string" office:string-value="" calcext:value-type="error">
            <text:p>#DIV/0 !</text:p>
          </table:table-cell>
          <table:table-cell table:style-name="ce2" table:formula="of:=100*([Moyennes.DP4]-[.DP$2])/[.DP$2]" office:value-type="string" office:string-value="" calcext:value-type="error">
            <text:p>#DIV/0 !</text:p>
          </table:table-cell>
          <table:table-cell table:style-name="ce2" table:formula="of:=100*([Moyennes.DQ4]-[.DQ$2])/[.DQ$2]" office:value-type="string" office:string-value="" calcext:value-type="error">
            <text:p>#DIV/0 !</text:p>
          </table:table-cell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100*([Moyennes.B5]-[.B$2])/[.B$2]" office:value-type="float" office:value="0.00883436821645923" calcext:value-type="float">
            <text:p>0,0088343682</text:p>
          </table:table-cell>
          <table:table-cell table:formula="of:=100*([Moyennes.C5]-[.C$2])/[.C$2]" office:value-type="float" office:value="0.0613195977434332" calcext:value-type="float">
            <text:p>0,0613195977</text:p>
          </table:table-cell>
          <table:table-cell table:formula="of:=100*([Moyennes.D5]-[.D$2])/[.D$2]" office:value-type="float" office:value="0" calcext:value-type="float">
            <text:p>0,0000000000</text:p>
          </table:table-cell>
          <table:table-cell table:formula="of:=100*([Moyennes.E5]-[.E$2])/[.E$2]" office:value-type="float" office:value="0.339434562172383" calcext:value-type="float">
            <text:p>0,3394345622</text:p>
          </table:table-cell>
          <table:table-cell table:formula="of:=100*([Moyennes.F5]-[.F$2])/[.F$2]" office:value-type="float" office:value="0" calcext:value-type="float">
            <text:p>0,0000000000</text:p>
          </table:table-cell>
          <table:table-cell table:formula="of:=100*([Moyennes.G5]-[.G$2])/[.G$2]" office:value-type="float" office:value="0" calcext:value-type="float">
            <text:p>0,0000000000</text:p>
          </table:table-cell>
          <table:table-cell table:formula="of:=100*([Moyennes.H5]-[.H$2])/[.H$2]" office:value-type="float" office:value="0.405186385737439" calcext:value-type="float">
            <text:p>0,4051863857</text:p>
          </table:table-cell>
          <table:table-cell table:formula="of:=100*([Moyennes.I5]-[.I$2])/[.I$2]" office:value-type="float" office:value="0.0296138355839875" calcext:value-type="float">
            <text:p>0,0296138356</text:p>
          </table:table-cell>
          <table:table-cell table:formula="of:=100*([Moyennes.J5]-[.J$2])/[.J$2]" office:value-type="float" office:value="0.592334494773514" calcext:value-type="float">
            <text:p>0,5923344948</text:p>
          </table:table-cell>
          <table:table-cell table:formula="of:=100*([Moyennes.K5]-[.K$2])/[.K$2]" office:value-type="float" office:value="0" calcext:value-type="float">
            <text:p>0,0000000000</text:p>
          </table:table-cell>
          <table:table-cell table:formula="of:=100*([Moyennes.L5]-[.L$2])/[.L$2]" office:value-type="float" office:value="0.398128135067898" calcext:value-type="float">
            <text:p>0,3981281351</text:p>
          </table:table-cell>
          <table:table-cell table:formula="of:=100*([Moyennes.M5]-[.M$2])/[.M$2]" office:value-type="float" office:value="0.0215275983811266" calcext:value-type="float">
            <text:p>0,0215275984</text:p>
          </table:table-cell>
          <table:table-cell table:formula="of:=100*([Moyennes.N5]-[.N$2])/[.N$2]" office:value-type="float" office:value="1.19843391902215" calcext:value-type="float">
            <text:p>1,1984339190</text:p>
          </table:table-cell>
          <table:table-cell table:formula="of:=100*([Moyennes.O5]-[.O$2])/[.O$2]" office:value-type="float" office:value="0.280112044817929" calcext:value-type="float">
            <text:p>0,2801120448</text:p>
          </table:table-cell>
          <table:table-cell table:style-name="ce2" table:formula="of:=100*([Moyennes.P5]-[.P$2])/[.P$2]" office:value-type="float" office:value="0.166112956810634" calcext:value-type="float">
            <text:p>0,1661129568</text:p>
          </table:table-cell>
          <table:table-cell table:style-name="ce2" table:formula="of:=100*([Moyennes.Q5]-[.Q$2])/[.Q$2]" office:value-type="float" office:value="0.7720625830862" calcext:value-type="float">
            <text:p>0,7720625831</text:p>
          </table:table-cell>
          <table:table-cell table:style-name="ce2" table:formula="of:=100*([Moyennes.R5]-[.R$2])/[.R$2]" office:value-type="float" office:value="0.264728532922596" calcext:value-type="float">
            <text:p>0,2647285329</text:p>
          </table:table-cell>
          <table:table-cell table:style-name="ce2" table:formula="of:=100*([Moyennes.S5]-[.S$2])/[.S$2]" office:value-type="float" office:value="1.92736392346275" calcext:value-type="float">
            <text:p>1,9273639235</text:p>
          </table:table-cell>
          <table:table-cell table:style-name="ce2" table:formula="of:=100*([Moyennes.T5]-[.T$2])/[.T$2]" office:value-type="float" office:value="0.645682001614201" calcext:value-type="float">
            <text:p>0,6456820016</text:p>
          </table:table-cell>
          <table:table-cell table:style-name="ce2" table:formula="of:=100*([Moyennes.U5]-[.U$2])/[.U$2]" office:value-type="float" office:value="0.956271886504449" calcext:value-type="float">
            <text:p>0,9562718865</text:p>
          </table:table-cell>
          <table:table-cell table:style-name="ce2" table:formula="of:=100*([Moyennes.V5]-[.V$2])/[.V$2]" office:value-type="float" office:value="0.568764306879939" calcext:value-type="float">
            <text:p>0,5687643069</text:p>
          </table:table-cell>
          <table:table-cell table:style-name="ce2" table:formula="of:=100*([Moyennes.W5]-[.W$2])/[.W$2]" office:value-type="float" office:value="0.226298237255836" calcext:value-type="float">
            <text:p>0,2262982373</text:p>
          </table:table-cell>
          <table:table-cell table:style-name="ce2" table:formula="of:=100*([Moyennes.X5]-[.X$2])/[.X$2]" office:value-type="float" office:value="0.892089423903697" calcext:value-type="float">
            <text:p>0,8920894239</text:p>
          </table:table-cell>
          <table:table-cell table:style-name="ce2" table:formula="of:=100*([Moyennes.Y5]-[.Y$2])/[.Y$2]" office:value-type="float" office:value="1.03463787674314" calcext:value-type="float">
            <text:p>1,0346378767</text:p>
          </table:table-cell>
          <table:table-cell table:style-name="ce2" table:formula="of:=100*([Moyennes.Z5]-[.Z$2])/[.Z$2]" office:value-type="float" office:value="0.13094718463553" calcext:value-type="float">
            <text:p>0,1309471846</text:p>
          </table:table-cell>
          <table:table-cell table:style-name="ce2" table:formula="of:=100*([Moyennes.AA5]-[.AA$2])/[.AA$2]" office:value-type="float" office:value="0.393081761006289" calcext:value-type="float">
            <text:p>0,3930817610</text:p>
          </table:table-cell>
          <table:table-cell table:style-name="ce2" table:formula="of:=100*([Moyennes.AB5]-[.AB$2])/[.AB$2]" office:value-type="float" office:value="0.945886493620765" calcext:value-type="float">
            <text:p>0,9458864936</text:p>
          </table:table-cell>
          <table:table-cell table:style-name="ce2" table:formula="of:=100*([Moyennes.AC5]-[.AC$2])/[.AC$2]" office:value-type="float" office:value="0.556818181818182" calcext:value-type="float">
            <text:p>0,5568181818</text:p>
          </table:table-cell>
          <table:table-cell table:style-name="ce2" table:formula="of:=100*([Moyennes.AD5]-[.AD$2])/[.AD$2]" office:value-type="float" office:value="0.223513634331694" calcext:value-type="float">
            <text:p>0,2235136343</text:p>
          </table:table-cell>
          <table:table-cell table:style-name="ce2" table:formula="of:=100*([Moyennes.AE5]-[.AE$2])/[.AE$2]" office:value-type="float" office:value="0.424701561065197" calcext:value-type="float">
            <text:p>0,4247015611</text:p>
          </table:table-cell>
          <table:table-cell table:style-name="ce2" table:formula="of:=100*([Moyennes.AF5]-[.AF$2])/[.AF$2]" office:value-type="float" office:value="0.00828951731324148" calcext:value-type="float">
            <text:p>0,0082895173</text:p>
          </table:table-cell>
          <table:table-cell table:style-name="ce2" table:formula="of:=100*([Moyennes.AG5]-[.AG$2])/[.AG$2]" office:value-type="float" office:value="0.31757233592096" calcext:value-type="float">
            <text:p>0,3175723359</text:p>
          </table:table-cell>
          <table:table-cell table:style-name="ce2" table:formula="of:=100*([Moyennes.AH5]-[.AH$2])/[.AH$2]" office:value-type="float" office:value="0" calcext:value-type="float">
            <text:p>0,0000000000</text:p>
          </table:table-cell>
          <table:table-cell table:style-name="ce2" table:formula="of:=100*([Moyennes.AI5]-[.AI$2])/[.AI$2]" office:value-type="float" office:value="0.399854598327881" calcext:value-type="float">
            <text:p>0,3998545983</text:p>
          </table:table-cell>
          <table:table-cell table:style-name="ce2" table:formula="of:=100*([Moyennes.AJ5]-[.AJ$2])/[.AJ$2]" office:value-type="float" office:value="0.0174641983932937" calcext:value-type="float">
            <text:p>0,0174641984</text:p>
          </table:table-cell>
          <table:table-cell table:style-name="ce2" table:formula="of:=100*([Moyennes.AK5]-[.AK$2])/[.AK$2]" office:value-type="float" office:value="0.159066808059385" calcext:value-type="float">
            <text:p>0,1590668081</text:p>
          </table:table-cell>
          <table:table-cell table:style-name="ce2" table:formula="of:=100*([Moyennes.AL5]-[.AL$2])/[.AL$2]" office:value-type="float" office:value="0.137614678899083" calcext:value-type="float">
            <text:p>0,1376146789</text:p>
          </table:table-cell>
          <table:table-cell table:style-name="ce2" table:formula="of:=100*([Moyennes.AM5]-[.AM$2])/[.AM$2]" office:value-type="float" office:value="0" calcext:value-type="float">
            <text:p>0,0000000000</text:p>
          </table:table-cell>
          <table:table-cell table:style-name="ce2" table:formula="of:=100*([Moyennes.AN5]-[.AN$2])/[.AN$2]" office:value-type="float" office:value="0.21551724137931" calcext:value-type="float">
            <text:p>0,2155172414</text:p>
          </table:table-cell>
          <table:table-cell table:style-name="ce2" table:formula="of:=100*([Moyennes.AO5]-[.AO$2])/[.AO$2]" office:value-type="float" office:value="0.143781452192667" calcext:value-type="float">
            <text:p>0,1437814522</text:p>
          </table:table-cell>
          <table:table-cell table:style-name="ce2" table:formula="of:=100*([Moyennes.AP5]-[.AP$2])/[.AP$2]" office:value-type="float" office:value="3.7453759126843" calcext:value-type="float">
            <text:p>3,7453759127</text:p>
          </table:table-cell>
          <table:table-cell table:style-name="ce2" table:formula="of:=100*([Moyennes.AQ5]-[.AQ$2])/[.AQ$2]" office:value-type="float" office:value="4.15940006975933" calcext:value-type="float">
            <text:p>4,1594000698</text:p>
          </table:table-cell>
          <table:table-cell table:style-name="ce2" table:formula="of:=100*([Moyennes.AR5]-[.AR$2])/[.AR$2]" office:value-type="float" office:value="3.48714336033815" calcext:value-type="float">
            <text:p>3,4871433603</text:p>
          </table:table-cell>
          <table:table-cell table:style-name="ce2" table:formula="of:=100*([Moyennes.AS5]-[.AS$2])/[.AS$2]" office:value-type="float" office:value="1.55076722167809" calcext:value-type="float">
            <text:p>1,5507672217</text:p>
          </table:table-cell>
          <table:table-cell table:style-name="ce2" table:formula="of:=100*([Moyennes.AT5]-[.AT$2])/[.AT$2]" office:value-type="float" office:value="4.11626344086022" calcext:value-type="float">
            <text:p>4,1162634409</text:p>
          </table:table-cell>
          <table:table-cell table:style-name="ce2" table:formula="of:=100*([Moyennes.AU5]-[.AU$2])/[.AU$2]" office:value-type="float" office:value="2.96074517631404" calcext:value-type="float">
            <text:p>2,9607451763</text:p>
          </table:table-cell>
          <table:table-cell table:style-name="ce2" table:formula="of:=100*([Moyennes.AV5]-[.AV$2])/[.AV$2]" office:value-type="float" office:value="2.52990623989654" calcext:value-type="float">
            <text:p>2,5299062399</text:p>
          </table:table-cell>
          <table:table-cell table:style-name="ce2" table:formula="of:=100*([Moyennes.AW5]-[.AW$2])/[.AW$2]" office:value-type="float" office:value="2.11557458017781" calcext:value-type="float">
            <text:p>2,1155745802</text:p>
          </table:table-cell>
          <table:table-cell table:style-name="ce2" table:formula="of:=100*([Moyennes.AX5]-[.AX$2])/[.AX$2]" office:value-type="float" office:value="2.26095961339317" calcext:value-type="float">
            <text:p>2,2609596134</text:p>
          </table:table-cell>
          <table:table-cell table:style-name="ce2" table:formula="of:=100*([Moyennes.AY5]-[.AY$2])/[.AY$2]" office:value-type="float" office:value="3.30342577487765" calcext:value-type="float">
            <text:p>3,3034257749</text:p>
          </table:table-cell>
          <table:table-cell table:style-name="ce2" table:formula="of:=100*([Moyennes.AZ5]-[.AZ$2])/[.AZ$2]" office:value-type="float" office:value="5.5427314620863" calcext:value-type="float">
            <text:p>5,5427314621</text:p>
          </table:table-cell>
          <table:table-cell table:style-name="ce2" table:formula="of:=100*([Moyennes.BA5]-[.BA$2])/[.BA$2]" office:value-type="float" office:value="4.59638228941685" calcext:value-type="float">
            <text:p>4,5963822894</text:p>
          </table:table-cell>
          <table:table-cell table:style-name="ce2" table:formula="of:=100*([Moyennes.BB5]-[.BB$2])/[.BB$2]" office:value-type="float" office:value="6.05082417582418" calcext:value-type="float">
            <text:p>6,0508241758</text:p>
          </table:table-cell>
          <table:table-cell table:style-name="ce2" table:formula="of:=100*([Moyennes.BC5]-[.BC$2])/[.BC$2]" office:value-type="float" office:value="5.75476766048885" calcext:value-type="float">
            <text:p>5,7547676605</text:p>
          </table:table-cell>
          <table:table-cell table:style-name="ce2" table:formula="of:=100*([Moyennes.BD5]-[.BD$2])/[.BD$2]" office:value-type="float" office:value="5.31016338964276" calcext:value-type="float">
            <text:p>5,3101633896</text:p>
          </table:table-cell>
          <table:table-cell table:style-name="ce2" table:formula="of:=100*([Moyennes.BE5]-[.BE$2])/[.BE$2]" office:value-type="float" office:value="4.21081227927194" calcext:value-type="float">
            <text:p>4,2108122793</text:p>
          </table:table-cell>
          <table:table-cell table:style-name="ce2" table:formula="of:=100*([Moyennes.BF5]-[.BF$2])/[.BF$2]" office:value-type="float" office:value="5.54805615550756" calcext:value-type="float">
            <text:p>5,5480561555</text:p>
          </table:table-cell>
          <table:table-cell table:style-name="ce2" table:formula="of:=100*([Moyennes.BG5]-[.BG$2])/[.BG$2]" office:value-type="float" office:value="5.05960444324031" calcext:value-type="float">
            <text:p>5,0596044432</text:p>
          </table:table-cell>
          <table:table-cell table:style-name="ce2" table:formula="of:=100*([Moyennes.BH5]-[.BH$2])/[.BH$2]" office:value-type="float" office:value="4.61528185947101" calcext:value-type="float">
            <text:p>4,6152818595</text:p>
          </table:table-cell>
          <table:table-cell table:style-name="ce2" table:formula="of:=100*([Moyennes.BI5]-[.BI$2])/[.BI$2]" office:value-type="float" office:value="5.47124600638978" calcext:value-type="float">
            <text:p>5,4712460064</text:p>
          </table:table-cell>
          <table:table-cell table:style-name="ce2" table:formula="of:=100*([Moyennes.BJ5]-[.BJ$2])/[.BJ$2]" office:value-type="string" office:string-value="" calcext:value-type="error">
            <text:p>#DIV/0 !</text:p>
          </table:table-cell>
          <table:table-cell table:style-name="ce2" table:formula="of:=100*([Moyennes.BK5]-[.BK$2])/[.BK$2]" office:value-type="string" office:string-value="" calcext:value-type="error">
            <text:p>#DIV/0 !</text:p>
          </table:table-cell>
          <table:table-cell table:style-name="ce2" table:formula="of:=100*([Moyennes.BL5]-[.BL$2])/[.BL$2]" office:value-type="string" office:string-value="" calcext:value-type="error">
            <text:p>#DIV/0 !</text:p>
          </table:table-cell>
          <table:table-cell table:style-name="ce2" table:formula="of:=100*([Moyennes.BM5]-[.BM$2])/[.BM$2]" office:value-type="string" office:string-value="" calcext:value-type="error">
            <text:p>#DIV/0 !</text:p>
          </table:table-cell>
          <table:table-cell table:style-name="ce2" table:formula="of:=100*([Moyennes.BN5]-[.BN$2])/[.BN$2]" office:value-type="string" office:string-value="" calcext:value-type="error">
            <text:p>#DIV/0 !</text:p>
          </table:table-cell>
          <table:table-cell table:style-name="ce2" table:formula="of:=100*([Moyennes.BO5]-[.BO$2])/[.BO$2]" office:value-type="string" office:string-value="" calcext:value-type="error">
            <text:p>#DIV/0 !</text:p>
          </table:table-cell>
          <table:table-cell table:style-name="ce2" table:formula="of:=100*([Moyennes.BP5]-[.BP$2])/[.BP$2]" office:value-type="string" office:string-value="" calcext:value-type="error">
            <text:p>#DIV/0 !</text:p>
          </table:table-cell>
          <table:table-cell table:style-name="ce2" table:formula="of:=100*([Moyennes.BQ5]-[.BQ$2])/[.BQ$2]" office:value-type="string" office:string-value="" calcext:value-type="error">
            <text:p>#DIV/0 !</text:p>
          </table:table-cell>
          <table:table-cell table:style-name="ce2" table:formula="of:=100*([Moyennes.BR5]-[.BR$2])/[.BR$2]" office:value-type="string" office:string-value="" calcext:value-type="error">
            <text:p>#DIV/0 !</text:p>
          </table:table-cell>
          <table:table-cell table:style-name="ce2" table:formula="of:=100*([Moyennes.BS5]-[.BS$2])/[.BS$2]" office:value-type="string" office:string-value="" calcext:value-type="error">
            <text:p>#DIV/0 !</text:p>
          </table:table-cell>
          <table:table-cell table:style-name="ce2" table:formula="of:=100*([Moyennes.BT5]-[.BT$2])/[.BT$2]" office:value-type="string" office:string-value="" calcext:value-type="error">
            <text:p>#DIV/0 !</text:p>
          </table:table-cell>
          <table:table-cell table:style-name="ce2" table:formula="of:=100*([Moyennes.BU5]-[.BU$2])/[.BU$2]" office:value-type="string" office:string-value="" calcext:value-type="error">
            <text:p>#DIV/0 !</text:p>
          </table:table-cell>
          <table:table-cell table:style-name="ce2" table:formula="of:=100*([Moyennes.BV5]-[.BV$2])/[.BV$2]" office:value-type="string" office:string-value="" calcext:value-type="error">
            <text:p>#DIV/0 !</text:p>
          </table:table-cell>
          <table:table-cell table:style-name="ce2" table:formula="of:=100*([Moyennes.BW5]-[.BW$2])/[.BW$2]" office:value-type="string" office:string-value="" calcext:value-type="error">
            <text:p>#DIV/0 !</text:p>
          </table:table-cell>
          <table:table-cell table:style-name="ce2" table:formula="of:=100*([Moyennes.BX5]-[.BX$2])/[.BX$2]" office:value-type="string" office:string-value="" calcext:value-type="error">
            <text:p>#DIV/0 !</text:p>
          </table:table-cell>
          <table:table-cell table:style-name="ce2" table:formula="of:=100*([Moyennes.BY5]-[.BY$2])/[.BY$2]" office:value-type="string" office:string-value="" calcext:value-type="error">
            <text:p>#DIV/0 !</text:p>
          </table:table-cell>
          <table:table-cell table:style-name="ce2" table:formula="of:=100*([Moyennes.BZ5]-[.BZ$2])/[.BZ$2]" office:value-type="string" office:string-value="" calcext:value-type="error">
            <text:p>#DIV/0 !</text:p>
          </table:table-cell>
          <table:table-cell table:style-name="ce2" table:formula="of:=100*([Moyennes.CA5]-[.CA$2])/[.CA$2]" office:value-type="string" office:string-value="" calcext:value-type="error">
            <text:p>#DIV/0 !</text:p>
          </table:table-cell>
          <table:table-cell table:style-name="ce2" table:formula="of:=100*([Moyennes.CB5]-[.CB$2])/[.CB$2]" office:value-type="string" office:string-value="" calcext:value-type="error">
            <text:p>#DIV/0 !</text:p>
          </table:table-cell>
          <table:table-cell table:style-name="ce2" table:formula="of:=100*([Moyennes.CC5]-[.CC$2])/[.CC$2]" office:value-type="string" office:string-value="" calcext:value-type="error">
            <text:p>#DIV/0 !</text:p>
          </table:table-cell>
          <table:table-cell table:style-name="ce2" table:formula="of:=100*([Moyennes.CD5]-[.CD$2])/[.CD$2]" office:value-type="string" office:string-value="" calcext:value-type="error">
            <text:p>#DIV/0 !</text:p>
          </table:table-cell>
          <table:table-cell table:style-name="ce2" table:formula="of:=100*([Moyennes.CE5]-[.CE$2])/[.CE$2]" office:value-type="string" office:string-value="" calcext:value-type="error">
            <text:p>#DIV/0 !</text:p>
          </table:table-cell>
          <table:table-cell table:style-name="ce2" table:formula="of:=100*([Moyennes.CF5]-[.CF$2])/[.CF$2]" office:value-type="string" office:string-value="" calcext:value-type="error">
            <text:p>#DIV/0 !</text:p>
          </table:table-cell>
          <table:table-cell table:style-name="ce2" table:formula="of:=100*([Moyennes.CG5]-[.CG$2])/[.CG$2]" office:value-type="string" office:string-value="" calcext:value-type="error">
            <text:p>#DIV/0 !</text:p>
          </table:table-cell>
          <table:table-cell table:style-name="ce2" table:formula="of:=100*([Moyennes.CH5]-[.CH$2])/[.CH$2]" office:value-type="string" office:string-value="" calcext:value-type="error">
            <text:p>#DIV/0 !</text:p>
          </table:table-cell>
          <table:table-cell table:style-name="ce2" table:formula="of:=100*([Moyennes.CI5]-[.CI$2])/[.CI$2]" office:value-type="string" office:string-value="" calcext:value-type="error">
            <text:p>#DIV/0 !</text:p>
          </table:table-cell>
          <table:table-cell table:style-name="ce2" table:formula="of:=100*([Moyennes.CJ5]-[.CJ$2])/[.CJ$2]" office:value-type="string" office:string-value="" calcext:value-type="error">
            <text:p>#DIV/0 !</text:p>
          </table:table-cell>
          <table:table-cell table:style-name="ce2" table:formula="of:=100*([Moyennes.CK5]-[.CK$2])/[.CK$2]" office:value-type="string" office:string-value="" calcext:value-type="error">
            <text:p>#DIV/0 !</text:p>
          </table:table-cell>
          <table:table-cell table:style-name="ce2" table:formula="of:=100*([Moyennes.CL5]-[.CL$2])/[.CL$2]" office:value-type="string" office:string-value="" calcext:value-type="error">
            <text:p>#DIV/0 !</text:p>
          </table:table-cell>
          <table:table-cell table:style-name="ce2" table:formula="of:=100*([Moyennes.CM5]-[.CM$2])/[.CM$2]" office:value-type="string" office:string-value="" calcext:value-type="error">
            <text:p>#DIV/0 !</text:p>
          </table:table-cell>
          <table:table-cell table:style-name="ce2" table:formula="of:=100*([Moyennes.CN5]-[.CN$2])/[.CN$2]" office:value-type="string" office:string-value="" calcext:value-type="error">
            <text:p>#DIV/0 !</text:p>
          </table:table-cell>
          <table:table-cell table:style-name="ce2" table:formula="of:=100*([Moyennes.CO5]-[.CO$2])/[.CO$2]" office:value-type="string" office:string-value="" calcext:value-type="error">
            <text:p>#DIV/0 !</text:p>
          </table:table-cell>
          <table:table-cell table:style-name="ce2" table:formula="of:=100*([Moyennes.CP5]-[.CP$2])/[.CP$2]" office:value-type="string" office:string-value="" calcext:value-type="error">
            <text:p>#DIV/0 !</text:p>
          </table:table-cell>
          <table:table-cell table:style-name="ce2" table:formula="of:=100*([Moyennes.CQ5]-[.CQ$2])/[.CQ$2]" office:value-type="string" office:string-value="" calcext:value-type="error">
            <text:p>#DIV/0 !</text:p>
          </table:table-cell>
          <table:table-cell table:style-name="ce2" table:formula="of:=100*([Moyennes.CR5]-[.CR$2])/[.CR$2]" office:value-type="string" office:string-value="" calcext:value-type="error">
            <text:p>#DIV/0 !</text:p>
          </table:table-cell>
          <table:table-cell table:style-name="ce2" table:formula="of:=100*([Moyennes.CS5]-[.CS$2])/[.CS$2]" office:value-type="string" office:string-value="" calcext:value-type="error">
            <text:p>#DIV/0 !</text:p>
          </table:table-cell>
          <table:table-cell table:style-name="ce2" table:formula="of:=100*([Moyennes.CT5]-[.CT$2])/[.CT$2]" office:value-type="string" office:string-value="" calcext:value-type="error">
            <text:p>#DIV/0 !</text:p>
          </table:table-cell>
          <table:table-cell table:style-name="ce2" table:formula="of:=100*([Moyennes.CU5]-[.CU$2])/[.CU$2]" office:value-type="string" office:string-value="" calcext:value-type="error">
            <text:p>#DIV/0 !</text:p>
          </table:table-cell>
          <table:table-cell table:style-name="ce2" table:formula="of:=100*([Moyennes.CV5]-[.CV$2])/[.CV$2]" office:value-type="string" office:string-value="" calcext:value-type="error">
            <text:p>#DIV/0 !</text:p>
          </table:table-cell>
          <table:table-cell table:style-name="ce2" table:formula="of:=100*([Moyennes.CW5]-[.CW$2])/[.CW$2]" office:value-type="string" office:string-value="" calcext:value-type="error">
            <text:p>#DIV/0 !</text:p>
          </table:table-cell>
          <table:table-cell table:style-name="ce2" table:formula="of:=100*([Moyennes.CX5]-[.CX$2])/[.CX$2]" office:value-type="string" office:string-value="" calcext:value-type="error">
            <text:p>#DIV/0 !</text:p>
          </table:table-cell>
          <table:table-cell table:style-name="ce2" table:formula="of:=100*([Moyennes.CY5]-[.CY$2])/[.CY$2]" office:value-type="string" office:string-value="" calcext:value-type="error">
            <text:p>#DIV/0 !</text:p>
          </table:table-cell>
          <table:table-cell table:style-name="ce2" table:formula="of:=100*([Moyennes.CZ5]-[.CZ$2])/[.CZ$2]" office:value-type="string" office:string-value="" calcext:value-type="error">
            <text:p>#DIV/0 !</text:p>
          </table:table-cell>
          <table:table-cell table:style-name="ce2" table:formula="of:=100*([Moyennes.DA5]-[.DA$2])/[.DA$2]" office:value-type="string" office:string-value="" calcext:value-type="error">
            <text:p>#DIV/0 !</text:p>
          </table:table-cell>
          <table:table-cell table:style-name="ce2" table:formula="of:=100*([Moyennes.DB5]-[.DB$2])/[.DB$2]" office:value-type="string" office:string-value="" calcext:value-type="error">
            <text:p>#DIV/0 !</text:p>
          </table:table-cell>
          <table:table-cell table:style-name="ce2" table:formula="of:=100*([Moyennes.DC5]-[.DC$2])/[.DC$2]" office:value-type="string" office:string-value="" calcext:value-type="error">
            <text:p>#DIV/0 !</text:p>
          </table:table-cell>
          <table:table-cell table:style-name="ce2" table:formula="of:=100*([Moyennes.DD5]-[.DD$2])/[.DD$2]" office:value-type="string" office:string-value="" calcext:value-type="error">
            <text:p>#DIV/0 !</text:p>
          </table:table-cell>
          <table:table-cell table:style-name="ce2" table:formula="of:=100*([Moyennes.DE5]-[.DE$2])/[.DE$2]" office:value-type="string" office:string-value="" calcext:value-type="error">
            <text:p>#DIV/0 !</text:p>
          </table:table-cell>
          <table:table-cell table:style-name="ce2" table:formula="of:=100*([Moyennes.DF5]-[.DF$2])/[.DF$2]" office:value-type="string" office:string-value="" calcext:value-type="error">
            <text:p>#DIV/0 !</text:p>
          </table:table-cell>
          <table:table-cell table:style-name="ce2" table:formula="of:=100*([Moyennes.DG5]-[.DG$2])/[.DG$2]" office:value-type="string" office:string-value="" calcext:value-type="error">
            <text:p>#DIV/0 !</text:p>
          </table:table-cell>
          <table:table-cell table:style-name="ce2" table:formula="of:=100*([Moyennes.DH5]-[.DH$2])/[.DH$2]" office:value-type="string" office:string-value="" calcext:value-type="error">
            <text:p>#DIV/0 !</text:p>
          </table:table-cell>
          <table:table-cell table:style-name="ce2" table:formula="of:=100*([Moyennes.DI5]-[.DI$2])/[.DI$2]" office:value-type="string" office:string-value="" calcext:value-type="error">
            <text:p>#DIV/0 !</text:p>
          </table:table-cell>
          <table:table-cell table:style-name="ce2" table:formula="of:=100*([Moyennes.DJ5]-[.DJ$2])/[.DJ$2]" office:value-type="string" office:string-value="" calcext:value-type="error">
            <text:p>#DIV/0 !</text:p>
          </table:table-cell>
          <table:table-cell table:style-name="ce2" table:formula="of:=100*([Moyennes.DK5]-[.DK$2])/[.DK$2]" office:value-type="string" office:string-value="" calcext:value-type="error">
            <text:p>#DIV/0 !</text:p>
          </table:table-cell>
          <table:table-cell table:style-name="ce2" table:formula="of:=100*([Moyennes.DL5]-[.DL$2])/[.DL$2]" office:value-type="string" office:string-value="" calcext:value-type="error">
            <text:p>#DIV/0 !</text:p>
          </table:table-cell>
          <table:table-cell table:style-name="ce2" table:formula="of:=100*([Moyennes.DM5]-[.DM$2])/[.DM$2]" office:value-type="string" office:string-value="" calcext:value-type="error">
            <text:p>#DIV/0 !</text:p>
          </table:table-cell>
          <table:table-cell table:style-name="ce2" table:formula="of:=100*([Moyennes.DN5]-[.DN$2])/[.DN$2]" office:value-type="string" office:string-value="" calcext:value-type="error">
            <text:p>#DIV/0 !</text:p>
          </table:table-cell>
          <table:table-cell table:style-name="ce2" table:formula="of:=100*([Moyennes.DO5]-[.DO$2])/[.DO$2]" office:value-type="string" office:string-value="" calcext:value-type="error">
            <text:p>#DIV/0 !</text:p>
          </table:table-cell>
          <table:table-cell table:style-name="ce2" table:formula="of:=100*([Moyennes.DP5]-[.DP$2])/[.DP$2]" office:value-type="string" office:string-value="" calcext:value-type="error">
            <text:p>#DIV/0 !</text:p>
          </table:table-cell>
          <table:table-cell table:style-name="ce2" table:formula="of:=100*([Moyennes.DQ5]-[.DQ$2])/[.DQ$2]" office:value-type="string" office:string-value="" calcext:value-type="error">
            <text:p>#DIV/0 !</text:p>
          </table:table-cell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100*([Moyennes.B6]-[.B$2])/[.B$2]" office:value-type="float" office:value="0" calcext:value-type="float">
            <text:p>0,0000000000</text:p>
          </table:table-cell>
          <table:table-cell table:formula="of:=100*([Moyennes.C6]-[.C$2])/[.C$2]" office:value-type="float" office:value="0" calcext:value-type="float">
            <text:p>0,0000000000</text:p>
          </table:table-cell>
          <table:table-cell table:formula="of:=100*([Moyennes.D6]-[.D$2])/[.D$2]" office:value-type="float" office:value="0" calcext:value-type="float">
            <text:p>0,0000000000</text:p>
          </table:table-cell>
          <table:table-cell table:formula="of:=100*([Moyennes.E6]-[.E$2])/[.E$2]" office:value-type="float" office:value="0.137492480879956" calcext:value-type="float">
            <text:p>0,1374924809</text:p>
          </table:table-cell>
          <table:table-cell table:formula="of:=100*([Moyennes.F6]-[.F$2])/[.F$2]" office:value-type="float" office:value="0.292397660818711" calcext:value-type="float">
            <text:p>0,2923976608</text:p>
          </table:table-cell>
          <table:table-cell table:formula="of:=100*([Moyennes.G6]-[.G$2])/[.G$2]" office:value-type="float" office:value="0" calcext:value-type="float">
            <text:p>0,0000000000</text:p>
          </table:table-cell>
          <table:table-cell table:formula="of:=100*([Moyennes.H6]-[.H$2])/[.H$2]" office:value-type="float" office:value="0.405186385737439" calcext:value-type="float">
            <text:p>0,4051863857</text:p>
          </table:table-cell>
          <table:table-cell table:formula="of:=100*([Moyennes.I6]-[.I$2])/[.I$2]" office:value-type="float" office:value="0" calcext:value-type="float">
            <text:p>0,0000000000</text:p>
          </table:table-cell>
          <table:table-cell table:formula="of:=100*([Moyennes.J6]-[.J$2])/[.J$2]" office:value-type="float" office:value="0" calcext:value-type="float">
            <text:p>0,0000000000</text:p>
          </table:table-cell>
          <table:table-cell table:formula="of:=100*([Moyennes.K6]-[.K$2])/[.K$2]" office:value-type="float" office:value="0" calcext:value-type="float">
            <text:p>0,0000000000</text:p>
          </table:table-cell>
          <table:table-cell table:formula="of:=100*([Moyennes.L6]-[.L$2])/[.L$2]" office:value-type="float" office:value="0.606622894661713" calcext:value-type="float">
            <text:p>0,6066228947</text:p>
          </table:table-cell>
          <table:table-cell table:formula="of:=100*([Moyennes.M6]-[.M$2])/[.M$2]" office:value-type="float" office:value="0.70179970722466" calcext:value-type="float">
            <text:p>0,7017997072</text:p>
          </table:table-cell>
          <table:table-cell table:formula="of:=100*([Moyennes.N6]-[.N$2])/[.N$2]" office:value-type="float" office:value="0.740068754774644" calcext:value-type="float">
            <text:p>0,7400687548</text:p>
          </table:table-cell>
          <table:table-cell table:formula="of:=100*([Moyennes.O6]-[.O$2])/[.O$2]" office:value-type="float" office:value="0.207490403568837" calcext:value-type="float">
            <text:p>0,2074904036</text:p>
          </table:table-cell>
          <table:table-cell table:style-name="ce2" table:formula="of:=100*([Moyennes.P6]-[.P$2])/[.P$2]" office:value-type="float" office:value="0.100674519279164" calcext:value-type="float">
            <text:p>0,1006745193</text:p>
          </table:table-cell>
          <table:table-cell table:style-name="ce2" table:formula="of:=100*([Moyennes.Q6]-[.Q$2])/[.Q$2]" office:value-type="float" office:value="0.373248798445653" calcext:value-type="float">
            <text:p>0,3732487984</text:p>
          </table:table-cell>
          <table:table-cell table:style-name="ce2" table:formula="of:=100*([Moyennes.R6]-[.R$2])/[.R$2]" office:value-type="float" office:value="0.0962649210627582" calcext:value-type="float">
            <text:p>0,0962649211</text:p>
          </table:table-cell>
          <table:table-cell table:style-name="ce2" table:formula="of:=100*([Moyennes.S6]-[.S$2])/[.S$2]" office:value-type="float" office:value="0.873119078580711" calcext:value-type="float">
            <text:p>0,8731190786</text:p>
          </table:table-cell>
          <table:table-cell table:style-name="ce2" table:formula="of:=100*([Moyennes.T6]-[.T$2])/[.T$2]" office:value-type="float" office:value="0.654649807192174" calcext:value-type="float">
            <text:p>0,6546498072</text:p>
          </table:table-cell>
          <table:table-cell table:style-name="ce2" table:formula="of:=100*([Moyennes.U6]-[.U$2])/[.U$2]" office:value-type="float" office:value="0.826075244679894" calcext:value-type="float">
            <text:p>0,8260752447</text:p>
          </table:table-cell>
          <table:table-cell table:style-name="ce2" table:formula="of:=100*([Moyennes.V6]-[.V$2])/[.V$2]" office:value-type="float" office:value="0.608086283651889" calcext:value-type="float">
            <text:p>0,6080862837</text:p>
          </table:table-cell>
          <table:table-cell table:style-name="ce2" table:formula="of:=100*([Moyennes.W6]-[.W$2])/[.W$2]" office:value-type="float" office:value="0.714626012386851" calcext:value-type="float">
            <text:p>0,7146260124</text:p>
          </table:table-cell>
          <table:table-cell table:style-name="ce2" table:formula="of:=100*([Moyennes.X6]-[.X$2])/[.X$2]" office:value-type="float" office:value="0.591143594153052" calcext:value-type="float">
            <text:p>0,5911435942</text:p>
          </table:table-cell>
          <table:table-cell table:style-name="ce2" table:formula="of:=100*([Moyennes.Y6]-[.Y$2])/[.Y$2]" office:value-type="float" office:value="0.618533513270355" calcext:value-type="float">
            <text:p>0,6185335133</text:p>
          </table:table-cell>
          <table:table-cell table:style-name="ce2" table:formula="of:=100*([Moyennes.Z6]-[.Z$2])/[.Z$2]" office:value-type="float" office:value="0.371017023134003" calcext:value-type="float">
            <text:p>0,3710170231</text:p>
          </table:table-cell>
          <table:table-cell table:style-name="ce2" table:formula="of:=100*([Moyennes.AA6]-[.AA$2])/[.AA$2]" office:value-type="float" office:value="0.516621743036837" calcext:value-type="float">
            <text:p>0,5166217430</text:p>
          </table:table-cell>
          <table:table-cell table:style-name="ce2" table:formula="of:=100*([Moyennes.AB6]-[.AB$2])/[.AB$2]" office:value-type="float" office:value="0.516937967443907" calcext:value-type="float">
            <text:p>0,5169379674</text:p>
          </table:table-cell>
          <table:table-cell table:style-name="ce2" table:formula="of:=100*([Moyennes.AC6]-[.AC$2])/[.AC$2]" office:value-type="float" office:value="0.738636363636364" calcext:value-type="float">
            <text:p>0,7386363636</text:p>
          </table:table-cell>
          <table:table-cell table:style-name="ce2" table:formula="of:=100*([Moyennes.AD6]-[.AD$2])/[.AD$2]" office:value-type="float" office:value="0.257040679481448" calcext:value-type="float">
            <text:p>0,2570406795</text:p>
          </table:table-cell>
          <table:table-cell table:style-name="ce2" table:formula="of:=100*([Moyennes.AE6]-[.AE$2])/[.AE$2]" office:value-type="float" office:value="0.401744719926538" calcext:value-type="float">
            <text:p>0,4017447199</text:p>
          </table:table-cell>
          <table:table-cell table:style-name="ce2" table:formula="of:=100*([Moyennes.AF6]-[.AF$2])/[.AF$2]" office:value-type="float" office:value="0.0145066552981809" calcext:value-type="float">
            <text:p>0,0145066553</text:p>
          </table:table-cell>
          <table:table-cell table:style-name="ce2" table:formula="of:=100*([Moyennes.AG6]-[.AG$2])/[.AG$2]" office:value-type="float" office:value="0.141143260409315" calcext:value-type="float">
            <text:p>0,1411432604</text:p>
          </table:table-cell>
          <table:table-cell table:style-name="ce2" table:formula="of:=100*([Moyennes.AH6]-[.AH$2])/[.AH$2]" office:value-type="float" office:value="0.219381915299504" calcext:value-type="float">
            <text:p>0,2193819153</text:p>
          </table:table-cell>
          <table:table-cell table:style-name="ce2" table:formula="of:=100*([Moyennes.AI6]-[.AI$2])/[.AI$2]" office:value-type="float" office:value="0.34532897128317" calcext:value-type="float">
            <text:p>0,3453289713</text:p>
          </table:table-cell>
          <table:table-cell table:style-name="ce2" table:formula="of:=100*([Moyennes.AJ6]-[.AJ$2])/[.AJ$2]" office:value-type="float" office:value="0.0349283967865875" calcext:value-type="float">
            <text:p>0,0349283968</text:p>
          </table:table-cell>
          <table:table-cell table:style-name="ce2" table:formula="of:=100*([Moyennes.AK6]-[.AK$2])/[.AK$2]" office:value-type="float" office:value="0.159066808059385" calcext:value-type="float">
            <text:p>0,1590668081</text:p>
          </table:table-cell>
          <table:table-cell table:style-name="ce2" table:formula="of:=100*([Moyennes.AL6]-[.AL$2])/[.AL$2]" office:value-type="float" office:value="0.357798165137615" calcext:value-type="float">
            <text:p>0,3577981651</text:p>
          </table:table-cell>
          <table:table-cell table:style-name="ce2" table:formula="of:=100*([Moyennes.AM6]-[.AM$2])/[.AM$2]" office:value-type="float" office:value="0.111815132314573" calcext:value-type="float">
            <text:p>0,1118151323</text:p>
          </table:table-cell>
          <table:table-cell table:style-name="ce2" table:formula="of:=100*([Moyennes.AN6]-[.AN$2])/[.AN$2]" office:value-type="float" office:value="0.440830721003135" calcext:value-type="float">
            <text:p>0,4408307210</text:p>
          </table:table-cell>
          <table:table-cell table:style-name="ce2" table:formula="of:=100*([Moyennes.AO6]-[.AO$2])/[.AO$2]" office:value-type="float" office:value="0.0179726815240834" calcext:value-type="float">
            <text:p>0,0179726815</text:p>
          </table:table-cell>
          <table:table-cell table:style-name="ce2" table:formula="of:=100*([Moyennes.AP6]-[.AP$2])/[.AP$2]" office:value-type="float" office:value="4.33181264222776" calcext:value-type="float">
            <text:p>4,3318126422</text:p>
          </table:table-cell>
          <table:table-cell table:style-name="ce2" table:formula="of:=100*([Moyennes.AQ6]-[.AQ$2])/[.AQ$2]" office:value-type="float" office:value="3.86292291594001" calcext:value-type="float">
            <text:p>3,8629229159</text:p>
          </table:table-cell>
          <table:table-cell table:style-name="ce2" table:formula="of:=100*([Moyennes.AR6]-[.AR$2])/[.AR$2]" office:value-type="float" office:value="4.24445227192673" calcext:value-type="float">
            <text:p>4,2444522719</text:p>
          </table:table-cell>
          <table:table-cell table:style-name="ce2" table:formula="of:=100*([Moyennes.AS6]-[.AS$2])/[.AS$2]" office:value-type="float" office:value="1.50995755794972" calcext:value-type="float">
            <text:p>1,5099575579</text:p>
          </table:table-cell>
          <table:table-cell table:style-name="ce2" table:formula="of:=100*([Moyennes.AT6]-[.AT$2])/[.AT$2]" office:value-type="float" office:value="3.67943548387097" calcext:value-type="float">
            <text:p>3,6794354839</text:p>
          </table:table-cell>
          <table:table-cell table:style-name="ce2" table:formula="of:=100*([Moyennes.AU6]-[.AU$2])/[.AU$2]" office:value-type="float" office:value="2.71956087824351" calcext:value-type="float">
            <text:p>2,7195608782</text:p>
          </table:table-cell>
          <table:table-cell table:style-name="ce2" table:formula="of:=100*([Moyennes.AV6]-[.AV$2])/[.AV$2]" office:value-type="float" office:value="2.89363077917879" calcext:value-type="float">
            <text:p>2,8936307792</text:p>
          </table:table-cell>
          <table:table-cell table:style-name="ce2" table:formula="of:=100*([Moyennes.AW6]-[.AW$2])/[.AW$2]" office:value-type="float" office:value="1.94270661837339" calcext:value-type="float">
            <text:p>1,9427066184</text:p>
          </table:table-cell>
          <table:table-cell table:style-name="ce2" table:formula="of:=100*([Moyennes.AX6]-[.AX$2])/[.AX$2]" office:value-type="float" office:value="2.98584742837418" calcext:value-type="float">
            <text:p>2,9858474284</text:p>
          </table:table-cell>
          <table:table-cell table:style-name="ce2" table:formula="of:=100*([Moyennes.AY6]-[.AY$2])/[.AY$2]" office:value-type="float" office:value="3.4257748776509" calcext:value-type="float">
            <text:p>3,4257748777</text:p>
          </table:table-cell>
          <table:table-cell table:style-name="ce2" table:formula="of:=100*([Moyennes.AZ6]-[.AZ$2])/[.AZ$2]" office:value-type="float" office:value="4.22077922077922" calcext:value-type="float">
            <text:p>4,2207792208</text:p>
          </table:table-cell>
          <table:table-cell table:style-name="ce2" table:formula="of:=100*([Moyennes.BA6]-[.BA$2])/[.BA$2]" office:value-type="float" office:value="4.73812095032397" calcext:value-type="float">
            <text:p>4,7381209503</text:p>
          </table:table-cell>
          <table:table-cell table:style-name="ce2" table:formula="of:=100*([Moyennes.BB6]-[.BB$2])/[.BB$2]" office:value-type="float" office:value="4.80769230769231" calcext:value-type="float">
            <text:p>4,8076923077</text:p>
          </table:table-cell>
          <table:table-cell table:style-name="ce2" table:formula="of:=100*([Moyennes.BC6]-[.BC$2])/[.BC$2]" office:value-type="float" office:value="4.78109051839914" calcext:value-type="float">
            <text:p>4,7810905184</text:p>
          </table:table-cell>
          <table:table-cell table:style-name="ce2" table:formula="of:=100*([Moyennes.BD6]-[.BD$2])/[.BD$2]" office:value-type="float" office:value="4.59706452506231" calcext:value-type="float">
            <text:p>4,5970645251</text:p>
          </table:table-cell>
          <table:table-cell table:style-name="ce2" table:formula="of:=100*([Moyennes.BE6]-[.BE$2])/[.BE$2]" office:value-type="float" office:value="4.29231187177397" calcext:value-type="float">
            <text:p>4,2923118718</text:p>
          </table:table-cell>
          <table:table-cell table:style-name="ce2" table:formula="of:=100*([Moyennes.BF6]-[.BF$2])/[.BF$2]" office:value-type="float" office:value="5.05534557235421" calcext:value-type="float">
            <text:p>5,0553455724</text:p>
          </table:table-cell>
          <table:table-cell table:style-name="ce2" table:formula="of:=100*([Moyennes.BG6]-[.BG$2])/[.BG$2]" office:value-type="float" office:value="5.05960444324031" calcext:value-type="float">
            <text:p>5,0596044432</text:p>
          </table:table-cell>
          <table:table-cell table:style-name="ce2" table:formula="of:=100*([Moyennes.BH6]-[.BH$2])/[.BH$2]" office:value-type="float" office:value="4.22789206518835" calcext:value-type="float">
            <text:p>4,2278920652</text:p>
          </table:table-cell>
          <table:table-cell table:style-name="ce2" table:formula="of:=100*([Moyennes.BI6]-[.BI$2])/[.BI$2]" office:value-type="float" office:value="4.30644302449414" calcext:value-type="float">
            <text:p>4,3064430245</text:p>
          </table:table-cell>
          <table:table-cell table:style-name="ce2" table:formula="of:=100*([Moyennes.BJ6]-[.BJ$2])/[.BJ$2]" office:value-type="string" office:string-value="" calcext:value-type="error">
            <text:p>#DIV/0 !</text:p>
          </table:table-cell>
          <table:table-cell table:style-name="ce2" table:formula="of:=100*([Moyennes.BK6]-[.BK$2])/[.BK$2]" office:value-type="string" office:string-value="" calcext:value-type="error">
            <text:p>#DIV/0 !</text:p>
          </table:table-cell>
          <table:table-cell table:style-name="ce2" table:formula="of:=100*([Moyennes.BL6]-[.BL$2])/[.BL$2]" office:value-type="string" office:string-value="" calcext:value-type="error">
            <text:p>#DIV/0 !</text:p>
          </table:table-cell>
          <table:table-cell table:style-name="ce2" table:formula="of:=100*([Moyennes.BM6]-[.BM$2])/[.BM$2]" office:value-type="string" office:string-value="" calcext:value-type="error">
            <text:p>#DIV/0 !</text:p>
          </table:table-cell>
          <table:table-cell table:style-name="ce2" table:formula="of:=100*([Moyennes.BN6]-[.BN$2])/[.BN$2]" office:value-type="string" office:string-value="" calcext:value-type="error">
            <text:p>#DIV/0 !</text:p>
          </table:table-cell>
          <table:table-cell table:style-name="ce2" table:formula="of:=100*([Moyennes.BO6]-[.BO$2])/[.BO$2]" office:value-type="string" office:string-value="" calcext:value-type="error">
            <text:p>#DIV/0 !</text:p>
          </table:table-cell>
          <table:table-cell table:style-name="ce2" table:formula="of:=100*([Moyennes.BP6]-[.BP$2])/[.BP$2]" office:value-type="string" office:string-value="" calcext:value-type="error">
            <text:p>#DIV/0 !</text:p>
          </table:table-cell>
          <table:table-cell table:style-name="ce2" table:formula="of:=100*([Moyennes.BQ6]-[.BQ$2])/[.BQ$2]" office:value-type="string" office:string-value="" calcext:value-type="error">
            <text:p>#DIV/0 !</text:p>
          </table:table-cell>
          <table:table-cell table:style-name="ce2" table:formula="of:=100*([Moyennes.BR6]-[.BR$2])/[.BR$2]" office:value-type="string" office:string-value="" calcext:value-type="error">
            <text:p>#DIV/0 !</text:p>
          </table:table-cell>
          <table:table-cell table:style-name="ce2" table:formula="of:=100*([Moyennes.BS6]-[.BS$2])/[.BS$2]" office:value-type="string" office:string-value="" calcext:value-type="error">
            <text:p>#DIV/0 !</text:p>
          </table:table-cell>
          <table:table-cell table:style-name="ce2" table:formula="of:=100*([Moyennes.BT6]-[.BT$2])/[.BT$2]" office:value-type="string" office:string-value="" calcext:value-type="error">
            <text:p>#DIV/0 !</text:p>
          </table:table-cell>
          <table:table-cell table:style-name="ce2" table:formula="of:=100*([Moyennes.BU6]-[.BU$2])/[.BU$2]" office:value-type="string" office:string-value="" calcext:value-type="error">
            <text:p>#DIV/0 !</text:p>
          </table:table-cell>
          <table:table-cell table:style-name="ce2" table:formula="of:=100*([Moyennes.BV6]-[.BV$2])/[.BV$2]" office:value-type="string" office:string-value="" calcext:value-type="error">
            <text:p>#DIV/0 !</text:p>
          </table:table-cell>
          <table:table-cell table:style-name="ce2" table:formula="of:=100*([Moyennes.BW6]-[.BW$2])/[.BW$2]" office:value-type="string" office:string-value="" calcext:value-type="error">
            <text:p>#DIV/0 !</text:p>
          </table:table-cell>
          <table:table-cell table:style-name="ce2" table:formula="of:=100*([Moyennes.BX6]-[.BX$2])/[.BX$2]" office:value-type="string" office:string-value="" calcext:value-type="error">
            <text:p>#DIV/0 !</text:p>
          </table:table-cell>
          <table:table-cell table:style-name="ce2" table:formula="of:=100*([Moyennes.BY6]-[.BY$2])/[.BY$2]" office:value-type="string" office:string-value="" calcext:value-type="error">
            <text:p>#DIV/0 !</text:p>
          </table:table-cell>
          <table:table-cell table:style-name="ce2" table:formula="of:=100*([Moyennes.BZ6]-[.BZ$2])/[.BZ$2]" office:value-type="string" office:string-value="" calcext:value-type="error">
            <text:p>#DIV/0 !</text:p>
          </table:table-cell>
          <table:table-cell table:style-name="ce2" table:formula="of:=100*([Moyennes.CA6]-[.CA$2])/[.CA$2]" office:value-type="string" office:string-value="" calcext:value-type="error">
            <text:p>#DIV/0 !</text:p>
          </table:table-cell>
          <table:table-cell table:style-name="ce2" table:formula="of:=100*([Moyennes.CB6]-[.CB$2])/[.CB$2]" office:value-type="string" office:string-value="" calcext:value-type="error">
            <text:p>#DIV/0 !</text:p>
          </table:table-cell>
          <table:table-cell table:style-name="ce2" table:formula="of:=100*([Moyennes.CC6]-[.CC$2])/[.CC$2]" office:value-type="string" office:string-value="" calcext:value-type="error">
            <text:p>#DIV/0 !</text:p>
          </table:table-cell>
          <table:table-cell table:style-name="ce2" table:formula="of:=100*([Moyennes.CD6]-[.CD$2])/[.CD$2]" office:value-type="string" office:string-value="" calcext:value-type="error">
            <text:p>#DIV/0 !</text:p>
          </table:table-cell>
          <table:table-cell table:style-name="ce2" table:formula="of:=100*([Moyennes.CE6]-[.CE$2])/[.CE$2]" office:value-type="string" office:string-value="" calcext:value-type="error">
            <text:p>#DIV/0 !</text:p>
          </table:table-cell>
          <table:table-cell table:style-name="ce2" table:formula="of:=100*([Moyennes.CF6]-[.CF$2])/[.CF$2]" office:value-type="string" office:string-value="" calcext:value-type="error">
            <text:p>#DIV/0 !</text:p>
          </table:table-cell>
          <table:table-cell table:style-name="ce2" table:formula="of:=100*([Moyennes.CG6]-[.CG$2])/[.CG$2]" office:value-type="string" office:string-value="" calcext:value-type="error">
            <text:p>#DIV/0 !</text:p>
          </table:table-cell>
          <table:table-cell table:style-name="ce2" table:formula="of:=100*([Moyennes.CH6]-[.CH$2])/[.CH$2]" office:value-type="string" office:string-value="" calcext:value-type="error">
            <text:p>#DIV/0 !</text:p>
          </table:table-cell>
          <table:table-cell table:style-name="ce2" table:formula="of:=100*([Moyennes.CI6]-[.CI$2])/[.CI$2]" office:value-type="string" office:string-value="" calcext:value-type="error">
            <text:p>#DIV/0 !</text:p>
          </table:table-cell>
          <table:table-cell table:style-name="ce2" table:formula="of:=100*([Moyennes.CJ6]-[.CJ$2])/[.CJ$2]" office:value-type="string" office:string-value="" calcext:value-type="error">
            <text:p>#DIV/0 !</text:p>
          </table:table-cell>
          <table:table-cell table:style-name="ce2" table:formula="of:=100*([Moyennes.CK6]-[.CK$2])/[.CK$2]" office:value-type="string" office:string-value="" calcext:value-type="error">
            <text:p>#DIV/0 !</text:p>
          </table:table-cell>
          <table:table-cell table:style-name="ce2" table:formula="of:=100*([Moyennes.CL6]-[.CL$2])/[.CL$2]" office:value-type="string" office:string-value="" calcext:value-type="error">
            <text:p>#DIV/0 !</text:p>
          </table:table-cell>
          <table:table-cell table:style-name="ce2" table:formula="of:=100*([Moyennes.CM6]-[.CM$2])/[.CM$2]" office:value-type="string" office:string-value="" calcext:value-type="error">
            <text:p>#DIV/0 !</text:p>
          </table:table-cell>
          <table:table-cell table:style-name="ce2" table:formula="of:=100*([Moyennes.CN6]-[.CN$2])/[.CN$2]" office:value-type="string" office:string-value="" calcext:value-type="error">
            <text:p>#DIV/0 !</text:p>
          </table:table-cell>
          <table:table-cell table:style-name="ce2" table:formula="of:=100*([Moyennes.CO6]-[.CO$2])/[.CO$2]" office:value-type="string" office:string-value="" calcext:value-type="error">
            <text:p>#DIV/0 !</text:p>
          </table:table-cell>
          <table:table-cell table:style-name="ce2" table:formula="of:=100*([Moyennes.CP6]-[.CP$2])/[.CP$2]" office:value-type="string" office:string-value="" calcext:value-type="error">
            <text:p>#DIV/0 !</text:p>
          </table:table-cell>
          <table:table-cell table:style-name="ce2" table:formula="of:=100*([Moyennes.CQ6]-[.CQ$2])/[.CQ$2]" office:value-type="string" office:string-value="" calcext:value-type="error">
            <text:p>#DIV/0 !</text:p>
          </table:table-cell>
          <table:table-cell table:style-name="ce2" table:formula="of:=100*([Moyennes.CR6]-[.CR$2])/[.CR$2]" office:value-type="string" office:string-value="" calcext:value-type="error">
            <text:p>#DIV/0 !</text:p>
          </table:table-cell>
          <table:table-cell table:style-name="ce2" table:formula="of:=100*([Moyennes.CS6]-[.CS$2])/[.CS$2]" office:value-type="string" office:string-value="" calcext:value-type="error">
            <text:p>#DIV/0 !</text:p>
          </table:table-cell>
          <table:table-cell table:style-name="ce2" table:formula="of:=100*([Moyennes.CT6]-[.CT$2])/[.CT$2]" office:value-type="string" office:string-value="" calcext:value-type="error">
            <text:p>#DIV/0 !</text:p>
          </table:table-cell>
          <table:table-cell table:style-name="ce2" table:formula="of:=100*([Moyennes.CU6]-[.CU$2])/[.CU$2]" office:value-type="string" office:string-value="" calcext:value-type="error">
            <text:p>#DIV/0 !</text:p>
          </table:table-cell>
          <table:table-cell table:style-name="ce2" table:formula="of:=100*([Moyennes.CV6]-[.CV$2])/[.CV$2]" office:value-type="string" office:string-value="" calcext:value-type="error">
            <text:p>#DIV/0 !</text:p>
          </table:table-cell>
          <table:table-cell table:style-name="ce2" table:formula="of:=100*([Moyennes.CW6]-[.CW$2])/[.CW$2]" office:value-type="string" office:string-value="" calcext:value-type="error">
            <text:p>#DIV/0 !</text:p>
          </table:table-cell>
          <table:table-cell table:style-name="ce2" table:formula="of:=100*([Moyennes.CX6]-[.CX$2])/[.CX$2]" office:value-type="string" office:string-value="" calcext:value-type="error">
            <text:p>#DIV/0 !</text:p>
          </table:table-cell>
          <table:table-cell table:style-name="ce2" table:formula="of:=100*([Moyennes.CY6]-[.CY$2])/[.CY$2]" office:value-type="string" office:string-value="" calcext:value-type="error">
            <text:p>#DIV/0 !</text:p>
          </table:table-cell>
          <table:table-cell table:style-name="ce2" table:formula="of:=100*([Moyennes.CZ6]-[.CZ$2])/[.CZ$2]" office:value-type="string" office:string-value="" calcext:value-type="error">
            <text:p>#DIV/0 !</text:p>
          </table:table-cell>
          <table:table-cell table:style-name="ce2" table:formula="of:=100*([Moyennes.DA6]-[.DA$2])/[.DA$2]" office:value-type="string" office:string-value="" calcext:value-type="error">
            <text:p>#DIV/0 !</text:p>
          </table:table-cell>
          <table:table-cell table:style-name="ce2" table:formula="of:=100*([Moyennes.DB6]-[.DB$2])/[.DB$2]" office:value-type="string" office:string-value="" calcext:value-type="error">
            <text:p>#DIV/0 !</text:p>
          </table:table-cell>
          <table:table-cell table:style-name="ce2" table:formula="of:=100*([Moyennes.DC6]-[.DC$2])/[.DC$2]" office:value-type="string" office:string-value="" calcext:value-type="error">
            <text:p>#DIV/0 !</text:p>
          </table:table-cell>
          <table:table-cell table:style-name="ce2" table:formula="of:=100*([Moyennes.DD6]-[.DD$2])/[.DD$2]" office:value-type="string" office:string-value="" calcext:value-type="error">
            <text:p>#DIV/0 !</text:p>
          </table:table-cell>
          <table:table-cell table:style-name="ce2" table:formula="of:=100*([Moyennes.DE6]-[.DE$2])/[.DE$2]" office:value-type="string" office:string-value="" calcext:value-type="error">
            <text:p>#DIV/0 !</text:p>
          </table:table-cell>
          <table:table-cell table:style-name="ce2" table:formula="of:=100*([Moyennes.DF6]-[.DF$2])/[.DF$2]" office:value-type="string" office:string-value="" calcext:value-type="error">
            <text:p>#DIV/0 !</text:p>
          </table:table-cell>
          <table:table-cell table:style-name="ce2" table:formula="of:=100*([Moyennes.DG6]-[.DG$2])/[.DG$2]" office:value-type="string" office:string-value="" calcext:value-type="error">
            <text:p>#DIV/0 !</text:p>
          </table:table-cell>
          <table:table-cell table:style-name="ce2" table:formula="of:=100*([Moyennes.DH6]-[.DH$2])/[.DH$2]" office:value-type="string" office:string-value="" calcext:value-type="error">
            <text:p>#DIV/0 !</text:p>
          </table:table-cell>
          <table:table-cell table:style-name="ce2" table:formula="of:=100*([Moyennes.DI6]-[.DI$2])/[.DI$2]" office:value-type="string" office:string-value="" calcext:value-type="error">
            <text:p>#DIV/0 !</text:p>
          </table:table-cell>
          <table:table-cell table:style-name="ce2" table:formula="of:=100*([Moyennes.DJ6]-[.DJ$2])/[.DJ$2]" office:value-type="string" office:string-value="" calcext:value-type="error">
            <text:p>#DIV/0 !</text:p>
          </table:table-cell>
          <table:table-cell table:style-name="ce2" table:formula="of:=100*([Moyennes.DK6]-[.DK$2])/[.DK$2]" office:value-type="string" office:string-value="" calcext:value-type="error">
            <text:p>#DIV/0 !</text:p>
          </table:table-cell>
          <table:table-cell table:style-name="ce2" table:formula="of:=100*([Moyennes.DL6]-[.DL$2])/[.DL$2]" office:value-type="string" office:string-value="" calcext:value-type="error">
            <text:p>#DIV/0 !</text:p>
          </table:table-cell>
          <table:table-cell table:style-name="ce2" table:formula="of:=100*([Moyennes.DM6]-[.DM$2])/[.DM$2]" office:value-type="string" office:string-value="" calcext:value-type="error">
            <text:p>#DIV/0 !</text:p>
          </table:table-cell>
          <table:table-cell table:style-name="ce2" table:formula="of:=100*([Moyennes.DN6]-[.DN$2])/[.DN$2]" office:value-type="string" office:string-value="" calcext:value-type="error">
            <text:p>#DIV/0 !</text:p>
          </table:table-cell>
          <table:table-cell table:style-name="ce2" table:formula="of:=100*([Moyennes.DO6]-[.DO$2])/[.DO$2]" office:value-type="string" office:string-value="" calcext:value-type="error">
            <text:p>#DIV/0 !</text:p>
          </table:table-cell>
          <table:table-cell table:style-name="ce2" table:formula="of:=100*([Moyennes.DP6]-[.DP$2])/[.DP$2]" office:value-type="string" office:string-value="" calcext:value-type="error">
            <text:p>#DIV/0 !</text:p>
          </table:table-cell>
          <table:table-cell table:style-name="ce2" table:formula="of:=100*([Moyennes.DQ6]-[.DQ$2])/[.DQ$2]" office:value-type="string" office:string-value="" calcext:value-type="error">
            <text:p>#DIV/0 !</text:p>
          </table:table-cell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100*([Moyennes.B7]-[.B$2])/[.B$2]" office:value-type="float" office:value="0" calcext:value-type="float">
            <text:p>0,0000000000</text:p>
          </table:table-cell>
          <table:table-cell table:formula="of:=100*([Moyennes.C7]-[.C$2])/[.C$2]" office:value-type="float" office:value="0" calcext:value-type="float">
            <text:p>0,0000000000</text:p>
          </table:table-cell>
          <table:table-cell table:formula="of:=100*([Moyennes.D7]-[.D$2])/[.D$2]" office:value-type="float" office:value="0" calcext:value-type="float">
            <text:p>0,0000000000</text:p>
          </table:table-cell>
          <table:table-cell table:formula="of:=100*([Moyennes.E7]-[.E$2])/[.E$2]" office:value-type="float" office:value="0" calcext:value-type="float">
            <text:p>0,0000000000</text:p>
          </table:table-cell>
          <table:table-cell table:formula="of:=100*([Moyennes.F7]-[.F$2])/[.F$2]" office:value-type="float" office:value="0" calcext:value-type="float">
            <text:p>0,0000000000</text:p>
          </table:table-cell>
          <table:table-cell table:formula="of:=100*([Moyennes.G7]-[.G$2])/[.G$2]" office:value-type="float" office:value="0" calcext:value-type="float">
            <text:p>0,0000000000</text:p>
          </table:table-cell>
          <table:table-cell table:formula="of:=100*([Moyennes.H7]-[.H$2])/[.H$2]" office:value-type="float" office:value="0.405186385737439" calcext:value-type="float">
            <text:p>0,4051863857</text:p>
          </table:table-cell>
          <table:table-cell table:formula="of:=100*([Moyennes.I7]-[.I$2])/[.I$2]" office:value-type="float" office:value="0" calcext:value-type="float">
            <text:p>0,0000000000</text:p>
          </table:table-cell>
          <table:table-cell table:formula="of:=100*([Moyennes.J7]-[.J$2])/[.J$2]" office:value-type="float" office:value="0" calcext:value-type="float">
            <text:p>0,0000000000</text:p>
          </table:table-cell>
          <table:table-cell table:formula="of:=100*([Moyennes.K7]-[.K$2])/[.K$2]" office:value-type="float" office:value="0" calcext:value-type="float">
            <text:p>0,0000000000</text:p>
          </table:table-cell>
          <table:table-cell table:formula="of:=100*([Moyennes.L7]-[.L$2])/[.L$2]" office:value-type="float" office:value="0" calcext:value-type="float">
            <text:p>0,0000000000</text:p>
          </table:table-cell>
          <table:table-cell table:formula="of:=100*([Moyennes.M7]-[.M$2])/[.M$2]" office:value-type="float" office:value="0" calcext:value-type="float">
            <text:p>0,0000000000</text:p>
          </table:table-cell>
          <table:table-cell table:formula="of:=100*([Moyennes.N7]-[.N$2])/[.N$2]" office:value-type="float" office:value="0.200534759358289" calcext:value-type="float">
            <text:p>0,2005347594</text:p>
          </table:table-cell>
          <table:table-cell table:formula="of:=100*([Moyennes.O7]-[.O$2])/[.O$2]" office:value-type="float" office:value="0.0518726008922135" calcext:value-type="float">
            <text:p>0,0518726009</text:p>
          </table:table-cell>
          <table:table-cell table:style-name="ce2" table:formula="of:=100*([Moyennes.P7]-[.P$2])/[.P$2]" office:value-type="float" office:value="0.0453035336756244" calcext:value-type="float">
            <text:p>0,0453035337</text:p>
          </table:table-cell>
          <table:table-cell table:style-name="ce2" table:formula="of:=100*([Moyennes.Q7]-[.Q$2])/[.Q$2]" office:value-type="float" office:value="0" calcext:value-type="float">
            <text:p>0,0000000000</text:p>
          </table:table-cell>
          <table:table-cell table:style-name="ce2" table:formula="of:=100*([Moyennes.R7]-[.R$2])/[.R$2]" office:value-type="float" office:value="0" calcext:value-type="float">
            <text:p>0,0000000000</text:p>
          </table:table-cell>
          <table:table-cell table:style-name="ce2" table:formula="of:=100*([Moyennes.S7]-[.S$2])/[.S$2]" office:value-type="float" office:value="0.236856771317107" calcext:value-type="float">
            <text:p>0,2368567713</text:p>
          </table:table-cell>
          <table:table-cell table:style-name="ce2" table:formula="of:=100*([Moyennes.T7]-[.T$2])/[.T$2]" office:value-type="float" office:value="0.00448390278899365" calcext:value-type="float">
            <text:p>0,0044839028</text:p>
          </table:table-cell>
          <table:table-cell table:style-name="ce2" table:formula="of:=100*([Moyennes.U7]-[.U$2])/[.U$2]" office:value-type="float" office:value="0.148154799317592" calcext:value-type="float">
            <text:p>0,1481547993</text:p>
          </table:table-cell>
          <table:table-cell table:style-name="ce2" table:formula="of:=100*([Moyennes.V7]-[.V$2])/[.V$2]" office:value-type="float" office:value="0.0944429620683392" calcext:value-type="float">
            <text:p>0,0944429621</text:p>
          </table:table-cell>
          <table:table-cell table:style-name="ce2" table:formula="of:=100*([Moyennes.W7]-[.W$2])/[.W$2]" office:value-type="float" office:value="0.14292520247737" calcext:value-type="float">
            <text:p>0,1429252025</text:p>
          </table:table-cell>
          <table:table-cell table:style-name="ce2" table:formula="of:=100*([Moyennes.X7]-[.X$2])/[.X$2]" office:value-type="float" office:value="0.204213241616509" calcext:value-type="float">
            <text:p>0,2042132416</text:p>
          </table:table-cell>
          <table:table-cell table:style-name="ce2" table:formula="of:=100*([Moyennes.Y7]-[.Y$2])/[.Y$2]" office:value-type="float" office:value="0.179937022042285" calcext:value-type="float">
            <text:p>0,1799370220</text:p>
          </table:table-cell>
          <table:table-cell table:style-name="ce2" table:formula="of:=100*([Moyennes.Z7]-[.Z$2])/[.Z$2]" office:value-type="float" office:value="0.240069838498472" calcext:value-type="float">
            <text:p>0,2400698385</text:p>
          </table:table-cell>
          <table:table-cell table:style-name="ce2" table:formula="of:=100*([Moyennes.AA7]-[.AA$2])/[.AA$2]" office:value-type="float" office:value="0.179694519317161" calcext:value-type="float">
            <text:p>0,1796945193</text:p>
          </table:table-cell>
          <table:table-cell table:style-name="ce2" table:formula="of:=100*([Moyennes.AB7]-[.AB$2])/[.AB$2]" office:value-type="float" office:value="0.054993400791905" calcext:value-type="float">
            <text:p>0,0549934008</text:p>
          </table:table-cell>
          <table:table-cell table:style-name="ce2" table:formula="of:=100*([Moyennes.AC7]-[.AC$2])/[.AC$2]" office:value-type="float" office:value="0.125" calcext:value-type="float">
            <text:p>0,1250000000</text:p>
          </table:table-cell>
          <table:table-cell table:style-name="ce2" table:formula="of:=100*([Moyennes.AD7]-[.AD$2])/[.AD$2]" office:value-type="float" office:value="0.111756817165847" calcext:value-type="float">
            <text:p>0,1117568172</text:p>
          </table:table-cell>
          <table:table-cell table:style-name="ce2" table:formula="of:=100*([Moyennes.AE7]-[.AE$2])/[.AE$2]" office:value-type="float" office:value="0.0229568411386593" calcext:value-type="float">
            <text:p>0,0229568411</text:p>
          </table:table-cell>
          <table:table-cell table:style-name="ce2" table:formula="of:=100*([Moyennes.AF7]-[.AF$2])/[.AF$2]" office:value-type="float" office:value="0.00296054189758624" calcext:value-type="float">
            <text:p>0,0029605419</text:p>
          </table:table-cell>
          <table:table-cell table:style-name="ce2" table:formula="of:=100*([Moyennes.AG7]-[.AG$2])/[.AG$2]" office:value-type="float" office:value="0.0705716302046577" calcext:value-type="float">
            <text:p>0,0705716302</text:p>
          </table:table-cell>
          <table:table-cell table:style-name="ce2" table:formula="of:=100*([Moyennes.AH7]-[.AH$2])/[.AH$2]" office:value-type="float" office:value="0.0095383441434567" calcext:value-type="float">
            <text:p>0,0095383441</text:p>
          </table:table-cell>
          <table:table-cell table:style-name="ce2" table:formula="of:=100*([Moyennes.AI7]-[.AI$2])/[.AI$2]" office:value-type="float" office:value="0.0181752090149037" calcext:value-type="float">
            <text:p>0,0181752090</text:p>
          </table:table-cell>
          <table:table-cell table:style-name="ce2" table:formula="of:=100*([Moyennes.AJ7]-[.AJ$2])/[.AJ$2]" office:value-type="float" office:value="0.0174641983932937" calcext:value-type="float">
            <text:p>0,0174641984</text:p>
          </table:table-cell>
          <table:table-cell table:style-name="ce2" table:formula="of:=100*([Moyennes.AK7]-[.AK$2])/[.AK$2]" office:value-type="float" office:value="0.0530222693531283" calcext:value-type="float">
            <text:p>0,0530222694</text:p>
          </table:table-cell>
          <table:table-cell table:style-name="ce2" table:formula="of:=100*([Moyennes.AL7]-[.AL$2])/[.AL$2]" office:value-type="float" office:value="0" calcext:value-type="float">
            <text:p>0,0000000000</text:p>
          </table:table-cell>
          <table:table-cell table:style-name="ce2" table:formula="of:=100*([Moyennes.AM7]-[.AM$2])/[.AM$2]" office:value-type="float" office:value="0.0838613492359299" calcext:value-type="float">
            <text:p>0,0838613492</text:p>
          </table:table-cell>
          <table:table-cell table:style-name="ce2" table:formula="of:=100*([Moyennes.AN7]-[.AN$2])/[.AN$2]" office:value-type="float" office:value="0.323275862068966" calcext:value-type="float">
            <text:p>0,3232758621</text:p>
          </table:table-cell>
          <table:table-cell table:style-name="ce2" table:formula="of:=100*([Moyennes.AO7]-[.AO$2])/[.AO$2]" office:value-type="float" office:value="0" calcext:value-type="float">
            <text:p>0,0000000000</text:p>
          </table:table-cell>
          <table:table-cell table:style-name="ce2" table:formula="of:=100*([Moyennes.AP7]-[.AP$2])/[.AP$2]" office:value-type="float" office:value="2.67361223455312" calcext:value-type="float">
            <text:p>2,6736122346</text:p>
          </table:table-cell>
          <table:table-cell table:style-name="ce2" table:formula="of:=100*([Moyennes.AQ7]-[.AQ$2])/[.AQ$2]" office:value-type="float" office:value="2.83397279386118" calcext:value-type="float">
            <text:p>2,8339727939</text:p>
          </table:table-cell>
          <table:table-cell table:style-name="ce2" table:formula="of:=100*([Moyennes.AR7]-[.AR$2])/[.AR$2]" office:value-type="float" office:value="2.87072912997534" calcext:value-type="float">
            <text:p>2,8707291300</text:p>
          </table:table-cell>
          <table:table-cell table:style-name="ce2" table:formula="of:=100*([Moyennes.AS7]-[.AS$2])/[.AS$2]" office:value-type="float" office:value="0.701926216127979" calcext:value-type="float">
            <text:p>0,7019262161</text:p>
          </table:table-cell>
          <table:table-cell table:style-name="ce2" table:formula="of:=100*([Moyennes.AT7]-[.AT$2])/[.AT$2]" office:value-type="float" office:value="2.96538978494624" calcext:value-type="float">
            <text:p>2,9653897849</text:p>
          </table:table-cell>
          <table:table-cell table:style-name="ce2" table:formula="of:=100*([Moyennes.AU7]-[.AU$2])/[.AU$2]" office:value-type="float" office:value="1.86294078509647" calcext:value-type="float">
            <text:p>1,8629407851</text:p>
          </table:table-cell>
          <table:table-cell table:style-name="ce2" table:formula="of:=100*([Moyennes.AV7]-[.AV$2])/[.AV$2]" office:value-type="float" office:value="1.93986420950533" calcext:value-type="float">
            <text:p>1,9398642095</text:p>
          </table:table-cell>
          <table:table-cell table:style-name="ce2" table:formula="of:=100*([Moyennes.AW7]-[.AW$2])/[.AW$2]" office:value-type="float" office:value="1.0289759631215" calcext:value-type="float">
            <text:p>1,0289759631</text:p>
          </table:table-cell>
          <table:table-cell table:style-name="ce2" table:formula="of:=100*([Moyennes.AX7]-[.AX$2])/[.AX$2]" office:value-type="float" office:value="2.04521919226786" calcext:value-type="float">
            <text:p>2,0452191923</text:p>
          </table:table-cell>
          <table:table-cell table:style-name="ce2" table:formula="of:=100*([Moyennes.AY7]-[.AY$2])/[.AY$2]" office:value-type="float" office:value="2.48776508972268" calcext:value-type="float">
            <text:p>2,4877650897</text:p>
          </table:table-cell>
          <table:table-cell table:style-name="ce2" table:formula="of:=100*([Moyennes.AZ7]-[.AZ$2])/[.AZ$2]" office:value-type="float" office:value="4.28110599078341" calcext:value-type="float">
            <text:p>4,2811059908</text:p>
          </table:table-cell>
          <table:table-cell table:style-name="ce2" table:formula="of:=100*([Moyennes.BA7]-[.BA$2])/[.BA$2]" office:value-type="float" office:value="4.75161987041037" calcext:value-type="float">
            <text:p>4,7516198704</text:p>
          </table:table-cell>
          <table:table-cell table:style-name="ce2" table:formula="of:=100*([Moyennes.BB7]-[.BB$2])/[.BB$2]" office:value-type="float" office:value="5.35027472527473" calcext:value-type="float">
            <text:p>5,3502747253</text:p>
          </table:table-cell>
          <table:table-cell table:style-name="ce2" table:formula="of:=100*([Moyennes.BC7]-[.BC$2])/[.BC$2]" office:value-type="float" office:value="5.17727639000806" calcext:value-type="float">
            <text:p>5,1772763900</text:p>
          </table:table-cell>
          <table:table-cell table:style-name="ce2" table:formula="of:=100*([Moyennes.BD7]-[.BD$2])/[.BD$2]" office:value-type="float" office:value="4.65937413458876" calcext:value-type="float">
            <text:p>4,6593741346</text:p>
          </table:table-cell>
          <table:table-cell table:style-name="ce2" table:formula="of:=100*([Moyennes.BE7]-[.BE$2])/[.BE$2]" office:value-type="float" office:value="4.95789187720728" calcext:value-type="float">
            <text:p>4,9578918772</text:p>
          </table:table-cell>
          <table:table-cell table:style-name="ce2" table:formula="of:=100*([Moyennes.BF7]-[.BF$2])/[.BF$2]" office:value-type="float" office:value="5.04859611231102" calcext:value-type="float">
            <text:p>5,0485961123</text:p>
          </table:table-cell>
          <table:table-cell table:style-name="ce2" table:formula="of:=100*([Moyennes.BG7]-[.BG$2])/[.BG$2]" office:value-type="float" office:value="5.2560281766459" calcext:value-type="float">
            <text:p>5,2560281766</text:p>
          </table:table-cell>
          <table:table-cell table:style-name="ce2" table:formula="of:=100*([Moyennes.BH7]-[.BH$2])/[.BH$2]" office:value-type="float" office:value="4.23457119957254" calcext:value-type="float">
            <text:p>4,2345711996</text:p>
          </table:table-cell>
          <table:table-cell table:style-name="ce2" table:formula="of:=100*([Moyennes.BI7]-[.BI$2])/[.BI$2]" office:value-type="float" office:value="4.73242811501597" calcext:value-type="float">
            <text:p>4,7324281150</text:p>
          </table:table-cell>
          <table:table-cell table:style-name="ce2" table:formula="of:=100*([Moyennes.BJ7]-[.BJ$2])/[.BJ$2]" office:value-type="string" office:string-value="" calcext:value-type="error">
            <text:p>#DIV/0 !</text:p>
          </table:table-cell>
          <table:table-cell table:style-name="ce2" table:formula="of:=100*([Moyennes.BK7]-[.BK$2])/[.BK$2]" office:value-type="string" office:string-value="" calcext:value-type="error">
            <text:p>#DIV/0 !</text:p>
          </table:table-cell>
          <table:table-cell table:style-name="ce2" table:formula="of:=100*([Moyennes.BL7]-[.BL$2])/[.BL$2]" office:value-type="string" office:string-value="" calcext:value-type="error">
            <text:p>#DIV/0 !</text:p>
          </table:table-cell>
          <table:table-cell table:style-name="ce2" table:formula="of:=100*([Moyennes.BM7]-[.BM$2])/[.BM$2]" office:value-type="string" office:string-value="" calcext:value-type="error">
            <text:p>#DIV/0 !</text:p>
          </table:table-cell>
          <table:table-cell table:style-name="ce2" table:formula="of:=100*([Moyennes.BN7]-[.BN$2])/[.BN$2]" office:value-type="string" office:string-value="" calcext:value-type="error">
            <text:p>#DIV/0 !</text:p>
          </table:table-cell>
          <table:table-cell table:style-name="ce2" table:formula="of:=100*([Moyennes.BO7]-[.BO$2])/[.BO$2]" office:value-type="string" office:string-value="" calcext:value-type="error">
            <text:p>#DIV/0 !</text:p>
          </table:table-cell>
          <table:table-cell table:style-name="ce2" table:formula="of:=100*([Moyennes.BP7]-[.BP$2])/[.BP$2]" office:value-type="string" office:string-value="" calcext:value-type="error">
            <text:p>#DIV/0 !</text:p>
          </table:table-cell>
          <table:table-cell table:style-name="ce2" table:formula="of:=100*([Moyennes.BQ7]-[.BQ$2])/[.BQ$2]" office:value-type="string" office:string-value="" calcext:value-type="error">
            <text:p>#DIV/0 !</text:p>
          </table:table-cell>
          <table:table-cell table:style-name="ce2" table:formula="of:=100*([Moyennes.BR7]-[.BR$2])/[.BR$2]" office:value-type="string" office:string-value="" calcext:value-type="error">
            <text:p>#DIV/0 !</text:p>
          </table:table-cell>
          <table:table-cell table:style-name="ce2" table:formula="of:=100*([Moyennes.BS7]-[.BS$2])/[.BS$2]" office:value-type="string" office:string-value="" calcext:value-type="error">
            <text:p>#DIV/0 !</text:p>
          </table:table-cell>
          <table:table-cell table:style-name="ce2" table:formula="of:=100*([Moyennes.BT7]-[.BT$2])/[.BT$2]" office:value-type="string" office:string-value="" calcext:value-type="error">
            <text:p>#DIV/0 !</text:p>
          </table:table-cell>
          <table:table-cell table:style-name="ce2" table:formula="of:=100*([Moyennes.BU7]-[.BU$2])/[.BU$2]" office:value-type="string" office:string-value="" calcext:value-type="error">
            <text:p>#DIV/0 !</text:p>
          </table:table-cell>
          <table:table-cell table:style-name="ce2" table:formula="of:=100*([Moyennes.BV7]-[.BV$2])/[.BV$2]" office:value-type="string" office:string-value="" calcext:value-type="error">
            <text:p>#DIV/0 !</text:p>
          </table:table-cell>
          <table:table-cell table:style-name="ce2" table:formula="of:=100*([Moyennes.BW7]-[.BW$2])/[.BW$2]" office:value-type="string" office:string-value="" calcext:value-type="error">
            <text:p>#DIV/0 !</text:p>
          </table:table-cell>
          <table:table-cell table:style-name="ce2" table:formula="of:=100*([Moyennes.BX7]-[.BX$2])/[.BX$2]" office:value-type="string" office:string-value="" calcext:value-type="error">
            <text:p>#DIV/0 !</text:p>
          </table:table-cell>
          <table:table-cell table:style-name="ce2" table:formula="of:=100*([Moyennes.BY7]-[.BY$2])/[.BY$2]" office:value-type="string" office:string-value="" calcext:value-type="error">
            <text:p>#DIV/0 !</text:p>
          </table:table-cell>
          <table:table-cell table:style-name="ce2" table:formula="of:=100*([Moyennes.BZ7]-[.BZ$2])/[.BZ$2]" office:value-type="string" office:string-value="" calcext:value-type="error">
            <text:p>#DIV/0 !</text:p>
          </table:table-cell>
          <table:table-cell table:style-name="ce2" table:formula="of:=100*([Moyennes.CA7]-[.CA$2])/[.CA$2]" office:value-type="string" office:string-value="" calcext:value-type="error">
            <text:p>#DIV/0 !</text:p>
          </table:table-cell>
          <table:table-cell table:style-name="ce2" table:formula="of:=100*([Moyennes.CB7]-[.CB$2])/[.CB$2]" office:value-type="string" office:string-value="" calcext:value-type="error">
            <text:p>#DIV/0 !</text:p>
          </table:table-cell>
          <table:table-cell table:style-name="ce2" table:formula="of:=100*([Moyennes.CC7]-[.CC$2])/[.CC$2]" office:value-type="string" office:string-value="" calcext:value-type="error">
            <text:p>#DIV/0 !</text:p>
          </table:table-cell>
          <table:table-cell table:style-name="ce2" table:formula="of:=100*([Moyennes.CD7]-[.CD$2])/[.CD$2]" office:value-type="string" office:string-value="" calcext:value-type="error">
            <text:p>#DIV/0 !</text:p>
          </table:table-cell>
          <table:table-cell table:style-name="ce2" table:formula="of:=100*([Moyennes.CE7]-[.CE$2])/[.CE$2]" office:value-type="string" office:string-value="" calcext:value-type="error">
            <text:p>#DIV/0 !</text:p>
          </table:table-cell>
          <table:table-cell table:style-name="ce2" table:formula="of:=100*([Moyennes.CF7]-[.CF$2])/[.CF$2]" office:value-type="string" office:string-value="" calcext:value-type="error">
            <text:p>#DIV/0 !</text:p>
          </table:table-cell>
          <table:table-cell table:style-name="ce2" table:formula="of:=100*([Moyennes.CG7]-[.CG$2])/[.CG$2]" office:value-type="string" office:string-value="" calcext:value-type="error">
            <text:p>#DIV/0 !</text:p>
          </table:table-cell>
          <table:table-cell table:style-name="ce2" table:formula="of:=100*([Moyennes.CH7]-[.CH$2])/[.CH$2]" office:value-type="string" office:string-value="" calcext:value-type="error">
            <text:p>#DIV/0 !</text:p>
          </table:table-cell>
          <table:table-cell table:style-name="ce2" table:formula="of:=100*([Moyennes.CI7]-[.CI$2])/[.CI$2]" office:value-type="string" office:string-value="" calcext:value-type="error">
            <text:p>#DIV/0 !</text:p>
          </table:table-cell>
          <table:table-cell table:style-name="ce2" table:formula="of:=100*([Moyennes.CJ7]-[.CJ$2])/[.CJ$2]" office:value-type="string" office:string-value="" calcext:value-type="error">
            <text:p>#DIV/0 !</text:p>
          </table:table-cell>
          <table:table-cell table:style-name="ce2" table:formula="of:=100*([Moyennes.CK7]-[.CK$2])/[.CK$2]" office:value-type="string" office:string-value="" calcext:value-type="error">
            <text:p>#DIV/0 !</text:p>
          </table:table-cell>
          <table:table-cell table:style-name="ce2" table:formula="of:=100*([Moyennes.CL7]-[.CL$2])/[.CL$2]" office:value-type="string" office:string-value="" calcext:value-type="error">
            <text:p>#DIV/0 !</text:p>
          </table:table-cell>
          <table:table-cell table:style-name="ce2" table:formula="of:=100*([Moyennes.CM7]-[.CM$2])/[.CM$2]" office:value-type="string" office:string-value="" calcext:value-type="error">
            <text:p>#DIV/0 !</text:p>
          </table:table-cell>
          <table:table-cell table:style-name="ce2" table:formula="of:=100*([Moyennes.CN7]-[.CN$2])/[.CN$2]" office:value-type="string" office:string-value="" calcext:value-type="error">
            <text:p>#DIV/0 !</text:p>
          </table:table-cell>
          <table:table-cell table:style-name="ce2" table:formula="of:=100*([Moyennes.CO7]-[.CO$2])/[.CO$2]" office:value-type="string" office:string-value="" calcext:value-type="error">
            <text:p>#DIV/0 !</text:p>
          </table:table-cell>
          <table:table-cell table:style-name="ce2" table:formula="of:=100*([Moyennes.CP7]-[.CP$2])/[.CP$2]" office:value-type="string" office:string-value="" calcext:value-type="error">
            <text:p>#DIV/0 !</text:p>
          </table:table-cell>
          <table:table-cell table:style-name="ce2" table:formula="of:=100*([Moyennes.CQ7]-[.CQ$2])/[.CQ$2]" office:value-type="string" office:string-value="" calcext:value-type="error">
            <text:p>#DIV/0 !</text:p>
          </table:table-cell>
          <table:table-cell table:style-name="ce2" table:formula="of:=100*([Moyennes.CR7]-[.CR$2])/[.CR$2]" office:value-type="string" office:string-value="" calcext:value-type="error">
            <text:p>#DIV/0 !</text:p>
          </table:table-cell>
          <table:table-cell table:style-name="ce2" table:formula="of:=100*([Moyennes.CS7]-[.CS$2])/[.CS$2]" office:value-type="string" office:string-value="" calcext:value-type="error">
            <text:p>#DIV/0 !</text:p>
          </table:table-cell>
          <table:table-cell table:style-name="ce2" table:formula="of:=100*([Moyennes.CT7]-[.CT$2])/[.CT$2]" office:value-type="string" office:string-value="" calcext:value-type="error">
            <text:p>#DIV/0 !</text:p>
          </table:table-cell>
          <table:table-cell table:style-name="ce2" table:formula="of:=100*([Moyennes.CU7]-[.CU$2])/[.CU$2]" office:value-type="string" office:string-value="" calcext:value-type="error">
            <text:p>#DIV/0 !</text:p>
          </table:table-cell>
          <table:table-cell table:style-name="ce2" table:formula="of:=100*([Moyennes.CV7]-[.CV$2])/[.CV$2]" office:value-type="string" office:string-value="" calcext:value-type="error">
            <text:p>#DIV/0 !</text:p>
          </table:table-cell>
          <table:table-cell table:style-name="ce2" table:formula="of:=100*([Moyennes.CW7]-[.CW$2])/[.CW$2]" office:value-type="string" office:string-value="" calcext:value-type="error">
            <text:p>#DIV/0 !</text:p>
          </table:table-cell>
          <table:table-cell table:style-name="ce2" table:formula="of:=100*([Moyennes.CX7]-[.CX$2])/[.CX$2]" office:value-type="string" office:string-value="" calcext:value-type="error">
            <text:p>#DIV/0 !</text:p>
          </table:table-cell>
          <table:table-cell table:style-name="ce2" table:formula="of:=100*([Moyennes.CY7]-[.CY$2])/[.CY$2]" office:value-type="string" office:string-value="" calcext:value-type="error">
            <text:p>#DIV/0 !</text:p>
          </table:table-cell>
          <table:table-cell table:style-name="ce2" table:formula="of:=100*([Moyennes.CZ7]-[.CZ$2])/[.CZ$2]" office:value-type="string" office:string-value="" calcext:value-type="error">
            <text:p>#DIV/0 !</text:p>
          </table:table-cell>
          <table:table-cell table:style-name="ce2" table:formula="of:=100*([Moyennes.DA7]-[.DA$2])/[.DA$2]" office:value-type="string" office:string-value="" calcext:value-type="error">
            <text:p>#DIV/0 !</text:p>
          </table:table-cell>
          <table:table-cell table:style-name="ce2" table:formula="of:=100*([Moyennes.DB7]-[.DB$2])/[.DB$2]" office:value-type="string" office:string-value="" calcext:value-type="error">
            <text:p>#DIV/0 !</text:p>
          </table:table-cell>
          <table:table-cell table:style-name="ce2" table:formula="of:=100*([Moyennes.DC7]-[.DC$2])/[.DC$2]" office:value-type="string" office:string-value="" calcext:value-type="error">
            <text:p>#DIV/0 !</text:p>
          </table:table-cell>
          <table:table-cell table:style-name="ce2" table:formula="of:=100*([Moyennes.DD7]-[.DD$2])/[.DD$2]" office:value-type="string" office:string-value="" calcext:value-type="error">
            <text:p>#DIV/0 !</text:p>
          </table:table-cell>
          <table:table-cell table:style-name="ce2" table:formula="of:=100*([Moyennes.DE7]-[.DE$2])/[.DE$2]" office:value-type="string" office:string-value="" calcext:value-type="error">
            <text:p>#DIV/0 !</text:p>
          </table:table-cell>
          <table:table-cell table:style-name="ce2" table:formula="of:=100*([Moyennes.DF7]-[.DF$2])/[.DF$2]" office:value-type="string" office:string-value="" calcext:value-type="error">
            <text:p>#DIV/0 !</text:p>
          </table:table-cell>
          <table:table-cell table:style-name="ce2" table:formula="of:=100*([Moyennes.DG7]-[.DG$2])/[.DG$2]" office:value-type="string" office:string-value="" calcext:value-type="error">
            <text:p>#DIV/0 !</text:p>
          </table:table-cell>
          <table:table-cell table:style-name="ce2" table:formula="of:=100*([Moyennes.DH7]-[.DH$2])/[.DH$2]" office:value-type="string" office:string-value="" calcext:value-type="error">
            <text:p>#DIV/0 !</text:p>
          </table:table-cell>
          <table:table-cell table:style-name="ce2" table:formula="of:=100*([Moyennes.DI7]-[.DI$2])/[.DI$2]" office:value-type="string" office:string-value="" calcext:value-type="error">
            <text:p>#DIV/0 !</text:p>
          </table:table-cell>
          <table:table-cell table:style-name="ce2" table:formula="of:=100*([Moyennes.DJ7]-[.DJ$2])/[.DJ$2]" office:value-type="string" office:string-value="" calcext:value-type="error">
            <text:p>#DIV/0 !</text:p>
          </table:table-cell>
          <table:table-cell table:style-name="ce2" table:formula="of:=100*([Moyennes.DK7]-[.DK$2])/[.DK$2]" office:value-type="string" office:string-value="" calcext:value-type="error">
            <text:p>#DIV/0 !</text:p>
          </table:table-cell>
          <table:table-cell table:style-name="ce2" table:formula="of:=100*([Moyennes.DL7]-[.DL$2])/[.DL$2]" office:value-type="string" office:string-value="" calcext:value-type="error">
            <text:p>#DIV/0 !</text:p>
          </table:table-cell>
          <table:table-cell table:style-name="ce2" table:formula="of:=100*([Moyennes.DM7]-[.DM$2])/[.DM$2]" office:value-type="string" office:string-value="" calcext:value-type="error">
            <text:p>#DIV/0 !</text:p>
          </table:table-cell>
          <table:table-cell table:style-name="ce2" table:formula="of:=100*([Moyennes.DN7]-[.DN$2])/[.DN$2]" office:value-type="string" office:string-value="" calcext:value-type="error">
            <text:p>#DIV/0 !</text:p>
          </table:table-cell>
          <table:table-cell table:style-name="ce2" table:formula="of:=100*([Moyennes.DO7]-[.DO$2])/[.DO$2]" office:value-type="string" office:string-value="" calcext:value-type="error">
            <text:p>#DIV/0 !</text:p>
          </table:table-cell>
          <table:table-cell table:style-name="ce2" table:formula="of:=100*([Moyennes.DP7]-[.DP$2])/[.DP$2]" office:value-type="string" office:string-value="" calcext:value-type="error">
            <text:p>#DIV/0 !</text:p>
          </table:table-cell>
          <table:table-cell table:style-name="ce2" table:formula="of:=100*([Moyennes.DQ7]-[.DQ$2])/[.DQ$2]" office:value-type="string" office:string-value="" calcext:value-type="error">
            <text:p>#DIV/0 !</text:p>
          </table:table-cell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100*([Moyennes.B8]-[.B$2])/[.B$2]" office:value-type="float" office:value="0.166590943510534" calcext:value-type="float">
            <text:p>0,1665909435</text:p>
          </table:table-cell>
          <table:table-cell table:formula="of:=100*([Moyennes.C8]-[.C$2])/[.C$2]" office:value-type="float" office:value="0.0327037854631599" calcext:value-type="float">
            <text:p>0,0327037855</text:p>
          </table:table-cell>
          <table:table-cell table:formula="of:=100*([Moyennes.D8]-[.D$2])/[.D$2]" office:value-type="float" office:value="1.20772946859904" calcext:value-type="float">
            <text:p>1,2077294686</text:p>
          </table:table-cell>
          <table:table-cell table:formula="of:=100*([Moyennes.E8]-[.E$2])/[.E$2]" office:value-type="float" office:value="1.16868608747959" calcext:value-type="float">
            <text:p>1,1686860875</text:p>
          </table:table-cell>
          <table:table-cell table:formula="of:=100*([Moyennes.F8]-[.F$2])/[.F$2]" office:value-type="float" office:value="1.16059379217273" calcext:value-type="float">
            <text:p>1,1605937922</text:p>
          </table:table-cell>
          <table:table-cell table:formula="of:=100*([Moyennes.G8]-[.G$2])/[.G$2]" office:value-type="float" office:value="1.02211595935446" calcext:value-type="float">
            <text:p>1,0221159594</text:p>
          </table:table-cell>
          <table:table-cell table:formula="of:=100*([Moyennes.H8]-[.H$2])/[.H$2]" office:value-type="float" office:value="0.665663347997227" calcext:value-type="float">
            <text:p>0,6656633480</text:p>
          </table:table-cell>
          <table:table-cell table:formula="of:=100*([Moyennes.I8]-[.I$2])/[.I$2]" office:value-type="float" office:value="0.230987917555076" calcext:value-type="float">
            <text:p>0,2309879176</text:p>
          </table:table-cell>
          <table:table-cell table:formula="of:=100*([Moyennes.J8]-[.J$2])/[.J$2]" office:value-type="float" office:value="1.37630662020905" calcext:value-type="float">
            <text:p>1,3763066202</text:p>
          </table:table-cell>
          <table:table-cell table:formula="of:=100*([Moyennes.K8]-[.K$2])/[.K$2]" office:value-type="float" office:value="0.838060856111392" calcext:value-type="float">
            <text:p>0,8380608561</text:p>
          </table:table-cell>
          <table:table-cell table:formula="of:=100*([Moyennes.L8]-[.L$2])/[.L$2]" office:value-type="float" office:value="1.23720484482688" calcext:value-type="float">
            <text:p>1,2372048448</text:p>
          </table:table-cell>
          <table:table-cell table:formula="of:=100*([Moyennes.M8]-[.M$2])/[.M$2]" office:value-type="float" office:value="1.97192801171102" calcext:value-type="float">
            <text:p>1,9719280117</text:p>
          </table:table-cell>
          <table:table-cell table:formula="of:=100*([Moyennes.N8]-[.N$2])/[.N$2]" office:value-type="float" office:value="1.88120702826585" calcext:value-type="float">
            <text:p>1,8812070283</text:p>
          </table:table-cell>
          <table:table-cell table:formula="of:=100*([Moyennes.O8]-[.O$2])/[.O$2]" office:value-type="float" office:value="1.30200228239443" calcext:value-type="float">
            <text:p>1,3020022824</text:p>
          </table:table-cell>
          <table:table-cell table:style-name="ce2" table:formula="of:=100*([Moyennes.P8]-[.P$2])/[.P$2]" office:value-type="float" office:value="1.3591060102688" calcext:value-type="float">
            <text:p>1,3591060103</text:p>
          </table:table-cell>
          <table:table-cell table:style-name="ce2" table:formula="of:=100*([Moyennes.Q8]-[.Q$2])/[.Q$2]" office:value-type="float" office:value="1.83045301155538" calcext:value-type="float">
            <text:p>1,8304530116</text:p>
          </table:table-cell>
          <table:table-cell table:style-name="ce2" table:formula="of:=100*([Moyennes.R8]-[.R$2])/[.R$2]" office:value-type="float" office:value="1.43916056988834" calcext:value-type="float">
            <text:p>1,4391605699</text:p>
          </table:table-cell>
          <table:table-cell table:style-name="ce2" table:formula="of:=100*([Moyennes.S8]-[.S$2])/[.S$2]" office:value-type="float" office:value="1.88092141928292" calcext:value-type="float">
            <text:p>1,8809214193</text:p>
          </table:table-cell>
          <table:table-cell table:style-name="ce2" table:formula="of:=100*([Moyennes.T8]-[.T$2])/[.T$2]" office:value-type="float" office:value="1.49313962873284" calcext:value-type="float">
            <text:p>1,4931396287</text:p>
          </table:table-cell>
          <table:table-cell table:style-name="ce2" table:formula="of:=100*([Moyennes.U8]-[.U$2])/[.U$2]" office:value-type="float" office:value="1.88111699739606" calcext:value-type="float">
            <text:p>1,8811169974</text:p>
          </table:table-cell>
          <table:table-cell table:style-name="ce2" table:formula="of:=100*([Moyennes.V8]-[.V$2])/[.V$2]" office:value-type="float" office:value="1.91203112053591" calcext:value-type="float">
            <text:p>1,9120311205</text:p>
          </table:table-cell>
          <table:table-cell table:style-name="ce2" table:formula="of:=100*([Moyennes.W8]-[.W$2])/[.W$2]" office:value-type="float" office:value="1.29823725583611" calcext:value-type="float">
            <text:p>1,2982372558</text:p>
          </table:table-cell>
          <table:table-cell table:style-name="ce2" table:formula="of:=100*([Moyennes.X8]-[.X$2])/[.X$2]" office:value-type="float" office:value="1.6122098022356" calcext:value-type="float">
            <text:p>1,6122098022</text:p>
          </table:table-cell>
          <table:table-cell table:style-name="ce2" table:formula="of:=100*([Moyennes.Y8]-[.Y$2])/[.Y$2]" office:value-type="float" office:value="1.259559154296" calcext:value-type="float">
            <text:p>1,2595591543</text:p>
          </table:table-cell>
          <table:table-cell table:style-name="ce2" table:formula="of:=100*([Moyennes.Z8]-[.Z$2])/[.Z$2]" office:value-type="float" office:value="1.25491051942383" calcext:value-type="float">
            <text:p>1,2549105194</text:p>
          </table:table-cell>
          <table:table-cell table:style-name="ce2" table:formula="of:=100*([Moyennes.AA8]-[.AA$2])/[.AA$2]" office:value-type="float" office:value="0.977088948787062" calcext:value-type="float">
            <text:p>0,9770889488</text:p>
          </table:table-cell>
          <table:table-cell table:style-name="ce2" table:formula="of:=100*([Moyennes.AB8]-[.AB$2])/[.AB$2]" office:value-type="float" office:value="1.41882974043115" calcext:value-type="float">
            <text:p>1,4188297404</text:p>
          </table:table-cell>
          <table:table-cell table:style-name="ce2" table:formula="of:=100*([Moyennes.AC8]-[.AC$2])/[.AC$2]" office:value-type="float" office:value="1.85227272727273" calcext:value-type="float">
            <text:p>1,8522727273</text:p>
          </table:table-cell>
          <table:table-cell table:style-name="ce2" table:formula="of:=100*([Moyennes.AD8]-[.AD$2])/[.AD$2]" office:value-type="float" office:value="1.66517657577112" calcext:value-type="float">
            <text:p>1,6651765758</text:p>
          </table:table-cell>
          <table:table-cell table:style-name="ce2" table:formula="of:=100*([Moyennes.AE8]-[.AE$2])/[.AE$2]" office:value-type="float" office:value="1.59550045913682" calcext:value-type="float">
            <text:p>1,5955004591</text:p>
          </table:table-cell>
          <table:table-cell table:style-name="ce2" table:formula="of:=100*([Moyennes.AF8]-[.AF$2])/[.AF$2]" office:value-type="float" office:value="0.240692056273987" calcext:value-type="float">
            <text:p>0,2406920563</text:p>
          </table:table-cell>
          <table:table-cell table:style-name="ce2" table:formula="of:=100*([Moyennes.AG8]-[.AG$2])/[.AG$2]" office:value-type="float" office:value="0.31757233592096" calcext:value-type="float">
            <text:p>0,3175723359</text:p>
          </table:table-cell>
          <table:table-cell table:style-name="ce2" table:formula="of:=100*([Moyennes.AH8]-[.AH$2])/[.AH$2]" office:value-type="float" office:value="0.619992369324685" calcext:value-type="float">
            <text:p>0,6199923693</text:p>
          </table:table-cell>
          <table:table-cell table:style-name="ce2" table:formula="of:=100*([Moyennes.AI8]-[.AI$2])/[.AI$2]" office:value-type="float" office:value="0.536168665939658" calcext:value-type="float">
            <text:p>0,5361686659</text:p>
          </table:table-cell>
          <table:table-cell table:style-name="ce2" table:formula="of:=100*([Moyennes.AJ8]-[.AJ$2])/[.AJ$2]" office:value-type="float" office:value="0.069856793573175" calcext:value-type="float">
            <text:p>0,0698567936</text:p>
          </table:table-cell>
          <table:table-cell table:style-name="ce2" table:formula="of:=100*([Moyennes.AK8]-[.AK$2])/[.AK$2]" office:value-type="float" office:value="0.212089077412513" calcext:value-type="float">
            <text:p>0,2120890774</text:p>
          </table:table-cell>
          <table:table-cell table:style-name="ce2" table:formula="of:=100*([Moyennes.AL8]-[.AL$2])/[.AL$2]" office:value-type="float" office:value="1.07339449541284" calcext:value-type="float">
            <text:p>1,0733944954</text:p>
          </table:table-cell>
          <table:table-cell table:style-name="ce2" table:formula="of:=100*([Moyennes.AM8]-[.AM$2])/[.AM$2]" office:value-type="float" office:value="0.875885203130824" calcext:value-type="float">
            <text:p>0,8758852031</text:p>
          </table:table-cell>
          <table:table-cell table:style-name="ce2" table:formula="of:=100*([Moyennes.AN8]-[.AN$2])/[.AN$2]" office:value-type="float" office:value="0.71512539184953" calcext:value-type="float">
            <text:p>0,7151253918</text:p>
          </table:table-cell>
          <table:table-cell table:style-name="ce2" table:formula="of:=100*([Moyennes.AO8]-[.AO$2])/[.AO$2]" office:value-type="float" office:value="0.0629043853342919" calcext:value-type="float">
            <text:p>0,0629043853</text:p>
          </table:table-cell>
          <table:table-cell table:style-name="ce2" table:formula="of:=100*([Moyennes.AP8]-[.AP$2])/[.AP$2]" office:value-type="float" office:value="4.69823448841148" calcext:value-type="float">
            <text:p>4,6982344884</text:p>
          </table:table-cell>
          <table:table-cell table:style-name="ce2" table:formula="of:=100*([Moyennes.AQ8]-[.AQ$2])/[.AQ$2]" office:value-type="float" office:value="5.38890826648064" calcext:value-type="float">
            <text:p>5,3889082665</text:p>
          </table:table-cell>
          <table:table-cell table:style-name="ce2" table:formula="of:=100*([Moyennes.AR8]-[.AR$2])/[.AR$2]" office:value-type="float" office:value="5.17787953504755" calcext:value-type="float">
            <text:p>5,1778795350</text:p>
          </table:table-cell>
          <table:table-cell table:style-name="ce2" table:formula="of:=100*([Moyennes.AS8]-[.AS$2])/[.AS$2]" office:value-type="float" office:value="2.82402873000326" calcext:value-type="float">
            <text:p>2,8240287300</text:p>
          </table:table-cell>
          <table:table-cell table:style-name="ce2" table:formula="of:=100*([Moyennes.AT8]-[.AT$2])/[.AT$2]" office:value-type="float" office:value="4.96471774193548" calcext:value-type="float">
            <text:p>4,9647177419</text:p>
          </table:table-cell>
          <table:table-cell table:style-name="ce2" table:formula="of:=100*([Moyennes.AU8]-[.AU$2])/[.AU$2]" office:value-type="float" office:value="3.90053226879574" calcext:value-type="float">
            <text:p>3,9005322688</text:p>
          </table:table-cell>
          <table:table-cell table:style-name="ce2" table:formula="of:=100*([Moyennes.AV8]-[.AV$2])/[.AV$2]" office:value-type="float" office:value="5.16488845780795" calcext:value-type="float">
            <text:p>5,1648884578</text:p>
          </table:table-cell>
          <table:table-cell table:style-name="ce2" table:formula="of:=100*([Moyennes.AW8]-[.AW$2])/[.AW$2]" office:value-type="float" office:value="2.83174185051037" calcext:value-type="float">
            <text:p>2,8317418505</text:p>
          </table:table-cell>
          <table:table-cell table:style-name="ce2" table:formula="of:=100*([Moyennes.AX8]-[.AX$2])/[.AX$2]" office:value-type="float" office:value="3.62443907490507" calcext:value-type="float">
            <text:p>3,6244390749</text:p>
          </table:table-cell>
          <table:table-cell table:style-name="ce2" table:formula="of:=100*([Moyennes.AY8]-[.AY$2])/[.AY$2]" office:value-type="float" office:value="4.12724306688418" calcext:value-type="float">
            <text:p>4,1272430669</text:p>
          </table:table-cell>
          <table:table-cell table:style-name="ce2" table:formula="of:=100*([Moyennes.AZ8]-[.AZ$2])/[.AZ$2]" office:value-type="float" office:value="5.54964390448261" calcext:value-type="float">
            <text:p>5,5496439045</text:p>
          </table:table-cell>
          <table:table-cell table:style-name="ce2" table:formula="of:=100*([Moyennes.BA8]-[.BA$2])/[.BA$2]" office:value-type="float" office:value="5.79778617710583" calcext:value-type="float">
            <text:p>5,7977861771</text:p>
          </table:table-cell>
          <table:table-cell table:style-name="ce2" table:formula="of:=100*([Moyennes.BB8]-[.BB$2])/[.BB$2]" office:value-type="float" office:value="7.21840659340659" calcext:value-type="float">
            <text:p>7,2184065934</text:p>
          </table:table-cell>
          <table:table-cell table:style-name="ce2" table:formula="of:=100*([Moyennes.BC8]-[.BC$2])/[.BC$2]" office:value-type="float" office:value="5.84206285253828" calcext:value-type="float">
            <text:p>5,8420628525</text:p>
          </table:table-cell>
          <table:table-cell table:style-name="ce2" table:formula="of:=100*([Moyennes.BD8]-[.BD$2])/[.BD$2]" office:value-type="float" office:value="6.16172805317087" calcext:value-type="float">
            <text:p>6,1617280532</text:p>
          </table:table-cell>
          <table:table-cell table:style-name="ce2" table:formula="of:=100*([Moyennes.BE8]-[.BE$2])/[.BE$2]" office:value-type="float" office:value="5.59630535180657" calcext:value-type="float">
            <text:p>5,5963053518</text:p>
          </table:table-cell>
          <table:table-cell table:style-name="ce2" table:formula="of:=100*([Moyennes.BF8]-[.BF$2])/[.BF$2]" office:value-type="float" office:value="6.6414686825054" calcext:value-type="float">
            <text:p>6,6414686825</text:p>
          </table:table-cell>
          <table:table-cell table:style-name="ce2" table:formula="of:=100*([Moyennes.BG8]-[.BG$2])/[.BG$2]" office:value-type="float" office:value="6.15686805743701" calcext:value-type="float">
            <text:p>6,1568680574</text:p>
          </table:table-cell>
          <table:table-cell table:style-name="ce2" table:formula="of:=100*([Moyennes.BH8]-[.BH$2])/[.BH$2]" office:value-type="float" office:value="5.58375634517767" calcext:value-type="float">
            <text:p>5,5837563452</text:p>
          </table:table-cell>
          <table:table-cell table:style-name="ce2" table:formula="of:=100*([Moyennes.BI8]-[.BI$2])/[.BI$2]" office:value-type="float" office:value="5.53780617678381" calcext:value-type="float">
            <text:p>5,5378061768</text:p>
          </table:table-cell>
          <table:table-cell table:style-name="ce2" table:formula="of:=100*([Moyennes.BJ8]-[.BJ$2])/[.BJ$2]" office:value-type="string" office:string-value="" calcext:value-type="error">
            <text:p>#DIV/0 !</text:p>
          </table:table-cell>
          <table:table-cell table:style-name="ce2" table:formula="of:=100*([Moyennes.BK8]-[.BK$2])/[.BK$2]" office:value-type="string" office:string-value="" calcext:value-type="error">
            <text:p>#DIV/0 !</text:p>
          </table:table-cell>
          <table:table-cell table:style-name="ce2" table:formula="of:=100*([Moyennes.BL8]-[.BL$2])/[.BL$2]" office:value-type="string" office:string-value="" calcext:value-type="error">
            <text:p>#DIV/0 !</text:p>
          </table:table-cell>
          <table:table-cell table:style-name="ce2" table:formula="of:=100*([Moyennes.BM8]-[.BM$2])/[.BM$2]" office:value-type="string" office:string-value="" calcext:value-type="error">
            <text:p>#DIV/0 !</text:p>
          </table:table-cell>
          <table:table-cell table:style-name="ce2" table:formula="of:=100*([Moyennes.BN8]-[.BN$2])/[.BN$2]" office:value-type="string" office:string-value="" calcext:value-type="error">
            <text:p>#DIV/0 !</text:p>
          </table:table-cell>
          <table:table-cell table:style-name="ce2" table:formula="of:=100*([Moyennes.BO8]-[.BO$2])/[.BO$2]" office:value-type="string" office:string-value="" calcext:value-type="error">
            <text:p>#DIV/0 !</text:p>
          </table:table-cell>
          <table:table-cell table:style-name="ce2" table:formula="of:=100*([Moyennes.BP8]-[.BP$2])/[.BP$2]" office:value-type="string" office:string-value="" calcext:value-type="error">
            <text:p>#DIV/0 !</text:p>
          </table:table-cell>
          <table:table-cell table:style-name="ce2" table:formula="of:=100*([Moyennes.BQ8]-[.BQ$2])/[.BQ$2]" office:value-type="string" office:string-value="" calcext:value-type="error">
            <text:p>#DIV/0 !</text:p>
          </table:table-cell>
          <table:table-cell table:style-name="ce2" table:formula="of:=100*([Moyennes.BR8]-[.BR$2])/[.BR$2]" office:value-type="string" office:string-value="" calcext:value-type="error">
            <text:p>#DIV/0 !</text:p>
          </table:table-cell>
          <table:table-cell table:style-name="ce2" table:formula="of:=100*([Moyennes.BS8]-[.BS$2])/[.BS$2]" office:value-type="string" office:string-value="" calcext:value-type="error">
            <text:p>#DIV/0 !</text:p>
          </table:table-cell>
          <table:table-cell table:style-name="ce2" table:formula="of:=100*([Moyennes.BT8]-[.BT$2])/[.BT$2]" office:value-type="string" office:string-value="" calcext:value-type="error">
            <text:p>#DIV/0 !</text:p>
          </table:table-cell>
          <table:table-cell table:style-name="ce2" table:formula="of:=100*([Moyennes.BU8]-[.BU$2])/[.BU$2]" office:value-type="string" office:string-value="" calcext:value-type="error">
            <text:p>#DIV/0 !</text:p>
          </table:table-cell>
          <table:table-cell table:style-name="ce2" table:formula="of:=100*([Moyennes.BV8]-[.BV$2])/[.BV$2]" office:value-type="string" office:string-value="" calcext:value-type="error">
            <text:p>#DIV/0 !</text:p>
          </table:table-cell>
          <table:table-cell table:style-name="ce2" table:formula="of:=100*([Moyennes.BW8]-[.BW$2])/[.BW$2]" office:value-type="string" office:string-value="" calcext:value-type="error">
            <text:p>#DIV/0 !</text:p>
          </table:table-cell>
          <table:table-cell table:style-name="ce2" table:formula="of:=100*([Moyennes.BX8]-[.BX$2])/[.BX$2]" office:value-type="string" office:string-value="" calcext:value-type="error">
            <text:p>#DIV/0 !</text:p>
          </table:table-cell>
          <table:table-cell table:style-name="ce2" table:formula="of:=100*([Moyennes.BY8]-[.BY$2])/[.BY$2]" office:value-type="string" office:string-value="" calcext:value-type="error">
            <text:p>#DIV/0 !</text:p>
          </table:table-cell>
          <table:table-cell table:style-name="ce2" table:formula="of:=100*([Moyennes.BZ8]-[.BZ$2])/[.BZ$2]" office:value-type="string" office:string-value="" calcext:value-type="error">
            <text:p>#DIV/0 !</text:p>
          </table:table-cell>
          <table:table-cell table:style-name="ce2" table:formula="of:=100*([Moyennes.CA8]-[.CA$2])/[.CA$2]" office:value-type="string" office:string-value="" calcext:value-type="error">
            <text:p>#DIV/0 !</text:p>
          </table:table-cell>
          <table:table-cell table:style-name="ce2" table:formula="of:=100*([Moyennes.CB8]-[.CB$2])/[.CB$2]" office:value-type="string" office:string-value="" calcext:value-type="error">
            <text:p>#DIV/0 !</text:p>
          </table:table-cell>
          <table:table-cell table:style-name="ce2" table:formula="of:=100*([Moyennes.CC8]-[.CC$2])/[.CC$2]" office:value-type="string" office:string-value="" calcext:value-type="error">
            <text:p>#DIV/0 !</text:p>
          </table:table-cell>
          <table:table-cell table:style-name="ce2" table:formula="of:=100*([Moyennes.CD8]-[.CD$2])/[.CD$2]" office:value-type="string" office:string-value="" calcext:value-type="error">
            <text:p>#DIV/0 !</text:p>
          </table:table-cell>
          <table:table-cell table:style-name="ce2" table:formula="of:=100*([Moyennes.CE8]-[.CE$2])/[.CE$2]" office:value-type="string" office:string-value="" calcext:value-type="error">
            <text:p>#DIV/0 !</text:p>
          </table:table-cell>
          <table:table-cell table:style-name="ce2" table:formula="of:=100*([Moyennes.CF8]-[.CF$2])/[.CF$2]" office:value-type="string" office:string-value="" calcext:value-type="error">
            <text:p>#DIV/0 !</text:p>
          </table:table-cell>
          <table:table-cell table:style-name="ce2" table:formula="of:=100*([Moyennes.CG8]-[.CG$2])/[.CG$2]" office:value-type="string" office:string-value="" calcext:value-type="error">
            <text:p>#DIV/0 !</text:p>
          </table:table-cell>
          <table:table-cell table:style-name="ce2" table:formula="of:=100*([Moyennes.CH8]-[.CH$2])/[.CH$2]" office:value-type="string" office:string-value="" calcext:value-type="error">
            <text:p>#DIV/0 !</text:p>
          </table:table-cell>
          <table:table-cell table:style-name="ce2" table:formula="of:=100*([Moyennes.CI8]-[.CI$2])/[.CI$2]" office:value-type="string" office:string-value="" calcext:value-type="error">
            <text:p>#DIV/0 !</text:p>
          </table:table-cell>
          <table:table-cell table:style-name="ce2" table:formula="of:=100*([Moyennes.CJ8]-[.CJ$2])/[.CJ$2]" office:value-type="string" office:string-value="" calcext:value-type="error">
            <text:p>#DIV/0 !</text:p>
          </table:table-cell>
          <table:table-cell table:style-name="ce2" table:formula="of:=100*([Moyennes.CK8]-[.CK$2])/[.CK$2]" office:value-type="string" office:string-value="" calcext:value-type="error">
            <text:p>#DIV/0 !</text:p>
          </table:table-cell>
          <table:table-cell table:style-name="ce2" table:formula="of:=100*([Moyennes.CL8]-[.CL$2])/[.CL$2]" office:value-type="string" office:string-value="" calcext:value-type="error">
            <text:p>#DIV/0 !</text:p>
          </table:table-cell>
          <table:table-cell table:style-name="ce2" table:formula="of:=100*([Moyennes.CM8]-[.CM$2])/[.CM$2]" office:value-type="string" office:string-value="" calcext:value-type="error">
            <text:p>#DIV/0 !</text:p>
          </table:table-cell>
          <table:table-cell table:style-name="ce2" table:formula="of:=100*([Moyennes.CN8]-[.CN$2])/[.CN$2]" office:value-type="string" office:string-value="" calcext:value-type="error">
            <text:p>#DIV/0 !</text:p>
          </table:table-cell>
          <table:table-cell table:style-name="ce2" table:formula="of:=100*([Moyennes.CO8]-[.CO$2])/[.CO$2]" office:value-type="string" office:string-value="" calcext:value-type="error">
            <text:p>#DIV/0 !</text:p>
          </table:table-cell>
          <table:table-cell table:style-name="ce2" table:formula="of:=100*([Moyennes.CP8]-[.CP$2])/[.CP$2]" office:value-type="string" office:string-value="" calcext:value-type="error">
            <text:p>#DIV/0 !</text:p>
          </table:table-cell>
          <table:table-cell table:style-name="ce2" table:formula="of:=100*([Moyennes.CQ8]-[.CQ$2])/[.CQ$2]" office:value-type="string" office:string-value="" calcext:value-type="error">
            <text:p>#DIV/0 !</text:p>
          </table:table-cell>
          <table:table-cell table:style-name="ce2" table:formula="of:=100*([Moyennes.CR8]-[.CR$2])/[.CR$2]" office:value-type="string" office:string-value="" calcext:value-type="error">
            <text:p>#DIV/0 !</text:p>
          </table:table-cell>
          <table:table-cell table:style-name="ce2" table:formula="of:=100*([Moyennes.CS8]-[.CS$2])/[.CS$2]" office:value-type="string" office:string-value="" calcext:value-type="error">
            <text:p>#DIV/0 !</text:p>
          </table:table-cell>
          <table:table-cell table:style-name="ce2" table:formula="of:=100*([Moyennes.CT8]-[.CT$2])/[.CT$2]" office:value-type="string" office:string-value="" calcext:value-type="error">
            <text:p>#DIV/0 !</text:p>
          </table:table-cell>
          <table:table-cell table:style-name="ce2" table:formula="of:=100*([Moyennes.CU8]-[.CU$2])/[.CU$2]" office:value-type="string" office:string-value="" calcext:value-type="error">
            <text:p>#DIV/0 !</text:p>
          </table:table-cell>
          <table:table-cell table:style-name="ce2" table:formula="of:=100*([Moyennes.CV8]-[.CV$2])/[.CV$2]" office:value-type="string" office:string-value="" calcext:value-type="error">
            <text:p>#DIV/0 !</text:p>
          </table:table-cell>
          <table:table-cell table:style-name="ce2" table:formula="of:=100*([Moyennes.CW8]-[.CW$2])/[.CW$2]" office:value-type="string" office:string-value="" calcext:value-type="error">
            <text:p>#DIV/0 !</text:p>
          </table:table-cell>
          <table:table-cell table:style-name="ce2" table:formula="of:=100*([Moyennes.CX8]-[.CX$2])/[.CX$2]" office:value-type="string" office:string-value="" calcext:value-type="error">
            <text:p>#DIV/0 !</text:p>
          </table:table-cell>
          <table:table-cell table:style-name="ce2" table:formula="of:=100*([Moyennes.CY8]-[.CY$2])/[.CY$2]" office:value-type="string" office:string-value="" calcext:value-type="error">
            <text:p>#DIV/0 !</text:p>
          </table:table-cell>
          <table:table-cell table:style-name="ce2" table:formula="of:=100*([Moyennes.CZ8]-[.CZ$2])/[.CZ$2]" office:value-type="string" office:string-value="" calcext:value-type="error">
            <text:p>#DIV/0 !</text:p>
          </table:table-cell>
          <table:table-cell table:style-name="ce2" table:formula="of:=100*([Moyennes.DA8]-[.DA$2])/[.DA$2]" office:value-type="string" office:string-value="" calcext:value-type="error">
            <text:p>#DIV/0 !</text:p>
          </table:table-cell>
          <table:table-cell table:style-name="ce2" table:formula="of:=100*([Moyennes.DB8]-[.DB$2])/[.DB$2]" office:value-type="string" office:string-value="" calcext:value-type="error">
            <text:p>#DIV/0 !</text:p>
          </table:table-cell>
          <table:table-cell table:style-name="ce2" table:formula="of:=100*([Moyennes.DC8]-[.DC$2])/[.DC$2]" office:value-type="string" office:string-value="" calcext:value-type="error">
            <text:p>#DIV/0 !</text:p>
          </table:table-cell>
          <table:table-cell table:style-name="ce2" table:formula="of:=100*([Moyennes.DD8]-[.DD$2])/[.DD$2]" office:value-type="string" office:string-value="" calcext:value-type="error">
            <text:p>#DIV/0 !</text:p>
          </table:table-cell>
          <table:table-cell table:style-name="ce2" table:formula="of:=100*([Moyennes.DE8]-[.DE$2])/[.DE$2]" office:value-type="string" office:string-value="" calcext:value-type="error">
            <text:p>#DIV/0 !</text:p>
          </table:table-cell>
          <table:table-cell table:style-name="ce2" table:formula="of:=100*([Moyennes.DF8]-[.DF$2])/[.DF$2]" office:value-type="string" office:string-value="" calcext:value-type="error">
            <text:p>#DIV/0 !</text:p>
          </table:table-cell>
          <table:table-cell table:style-name="ce2" table:formula="of:=100*([Moyennes.DG8]-[.DG$2])/[.DG$2]" office:value-type="string" office:string-value="" calcext:value-type="error">
            <text:p>#DIV/0 !</text:p>
          </table:table-cell>
          <table:table-cell table:style-name="ce2" table:formula="of:=100*([Moyennes.DH8]-[.DH$2])/[.DH$2]" office:value-type="string" office:string-value="" calcext:value-type="error">
            <text:p>#DIV/0 !</text:p>
          </table:table-cell>
          <table:table-cell table:style-name="ce2" table:formula="of:=100*([Moyennes.DI8]-[.DI$2])/[.DI$2]" office:value-type="string" office:string-value="" calcext:value-type="error">
            <text:p>#DIV/0 !</text:p>
          </table:table-cell>
          <table:table-cell table:style-name="ce2" table:formula="of:=100*([Moyennes.DJ8]-[.DJ$2])/[.DJ$2]" office:value-type="string" office:string-value="" calcext:value-type="error">
            <text:p>#DIV/0 !</text:p>
          </table:table-cell>
          <table:table-cell table:style-name="ce2" table:formula="of:=100*([Moyennes.DK8]-[.DK$2])/[.DK$2]" office:value-type="string" office:string-value="" calcext:value-type="error">
            <text:p>#DIV/0 !</text:p>
          </table:table-cell>
          <table:table-cell table:style-name="ce2" table:formula="of:=100*([Moyennes.DL8]-[.DL$2])/[.DL$2]" office:value-type="string" office:string-value="" calcext:value-type="error">
            <text:p>#DIV/0 !</text:p>
          </table:table-cell>
          <table:table-cell table:style-name="ce2" table:formula="of:=100*([Moyennes.DM8]-[.DM$2])/[.DM$2]" office:value-type="string" office:string-value="" calcext:value-type="error">
            <text:p>#DIV/0 !</text:p>
          </table:table-cell>
          <table:table-cell table:style-name="ce2" table:formula="of:=100*([Moyennes.DN8]-[.DN$2])/[.DN$2]" office:value-type="string" office:string-value="" calcext:value-type="error">
            <text:p>#DIV/0 !</text:p>
          </table:table-cell>
          <table:table-cell table:style-name="ce2" table:formula="of:=100*([Moyennes.DO8]-[.DO$2])/[.DO$2]" office:value-type="string" office:string-value="" calcext:value-type="error">
            <text:p>#DIV/0 !</text:p>
          </table:table-cell>
          <table:table-cell table:style-name="ce2" table:formula="of:=100*([Moyennes.DP8]-[.DP$2])/[.DP$2]" office:value-type="string" office:string-value="" calcext:value-type="error">
            <text:p>#DIV/0 !</text:p>
          </table:table-cell>
          <table:table-cell table:style-name="ce2" table:formula="of:=100*([Moyennes.DQ8]-[.DQ$2])/[.DQ$2]" office:value-type="string" office:string-value="" calcext:value-type="error">
            <text:p>#DIV/0 !</text:p>
          </table:table-cell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100*([Moyennes.B9]-[.B$2])/[.B$2]" office:value-type="float" office:value="0.625978090766823" calcext:value-type="float">
            <text:p>0,6259780908</text:p>
          </table:table-cell>
          <table:table-cell table:formula="of:=100*([Moyennes.C9]-[.C$2])/[.C$2]" office:value-type="float" office:value="0" calcext:value-type="float">
            <text:p>0,0000000000</text:p>
          </table:table-cell>
          <table:table-cell table:formula="of:=100*([Moyennes.D9]-[.D$2])/[.D$2]" office:value-type="float" office:value="4.16281221091582" calcext:value-type="float">
            <text:p>4,1628122109</text:p>
          </table:table-cell>
          <table:table-cell table:formula="of:=100*([Moyennes.E9]-[.E$2])/[.E$2]" office:value-type="float" office:value="2.47486465583913" calcext:value-type="float">
            <text:p>2,4748646558</text:p>
          </table:table-cell>
          <table:table-cell table:formula="of:=100*([Moyennes.F9]-[.F$2])/[.F$2]" office:value-type="float" office:value="5.66801619433198" calcext:value-type="float">
            <text:p>5,6680161943</text:p>
          </table:table-cell>
          <table:table-cell table:formula="of:=100*([Moyennes.G9]-[.G$2])/[.G$2]" office:value-type="float" office:value="2.42677824267782" calcext:value-type="float">
            <text:p>2,4267782427</text:p>
          </table:table-cell>
          <table:table-cell table:formula="of:=100*([Moyennes.H9]-[.H$2])/[.H$2]" office:value-type="float" office:value="1.37763371150729" calcext:value-type="float">
            <text:p>1,3776337115</text:p>
          </table:table-cell>
          <table:table-cell table:formula="of:=100*([Moyennes.I9]-[.I$2])/[.I$2]" office:value-type="float" office:value="1.40961857379768" calcext:value-type="float">
            <text:p>1,4096185738</text:p>
          </table:table-cell>
          <table:table-cell table:formula="of:=100*([Moyennes.J9]-[.J$2])/[.J$2]" office:value-type="float" office:value="2.03252032520325" calcext:value-type="float">
            <text:p>2,0325203252</text:p>
          </table:table-cell>
          <table:table-cell table:formula="of:=100*([Moyennes.K9]-[.K$2])/[.K$2]" office:value-type="float" office:value="3.88086642599278" calcext:value-type="float">
            <text:p>3,8808664260</text:p>
          </table:table-cell>
          <table:table-cell table:formula="of:=100*([Moyennes.L9]-[.L$2])/[.L$2]" office:value-type="float" office:value="1.39064475347661" calcext:value-type="float">
            <text:p>1,3906447535</text:p>
          </table:table-cell>
          <table:table-cell table:formula="of:=100*([Moyennes.M9]-[.M$2])/[.M$2]" office:value-type="float" office:value="2.41109101868596" calcext:value-type="float">
            <text:p>2,4110910187</text:p>
          </table:table-cell>
          <table:table-cell table:formula="of:=100*([Moyennes.N9]-[.N$2])/[.N$2]" office:value-type="float" office:value="1.53743315508021" calcext:value-type="float">
            <text:p>1,5374331551</text:p>
          </table:table-cell>
          <table:table-cell table:formula="of:=100*([Moyennes.O9]-[.O$2])/[.O$2]" office:value-type="float" office:value="2.10602759622367" calcext:value-type="float">
            <text:p>2,1060275962</text:p>
          </table:table-cell>
          <table:table-cell table:style-name="ce2" table:formula="of:=100*([Moyennes.P9]-[.P$2])/[.P$2]" office:value-type="float" office:value="3.31219168428471" calcext:value-type="float">
            <text:p>3,3121916843</text:p>
          </table:table-cell>
          <table:table-cell table:style-name="ce2" table:formula="of:=100*([Moyennes.Q9]-[.Q$2])/[.Q$2]" office:value-type="float" office:value="3.22118826055834" calcext:value-type="float">
            <text:p>3,2211882606</text:p>
          </table:table-cell>
          <table:table-cell table:style-name="ce2" table:formula="of:=100*([Moyennes.R9]-[.R$2])/[.R$2]" office:value-type="float" office:value="3.16711590296496" calcext:value-type="float">
            <text:p>3,1671159030</text:p>
          </table:table-cell>
          <table:table-cell table:style-name="ce2" table:formula="of:=100*([Moyennes.S9]-[.S$2])/[.S$2]" office:value-type="float" office:value="2.47074122236671" calcext:value-type="float">
            <text:p>2,4707412224</text:p>
          </table:table-cell>
          <table:table-cell table:style-name="ce2" table:formula="of:=100*([Moyennes.T9]-[.T$2])/[.T$2]" office:value-type="float" office:value="1.00439422473321" calcext:value-type="float">
            <text:p>1,0043942247</text:p>
          </table:table-cell>
          <table:table-cell table:style-name="ce2" table:formula="of:=100*([Moyennes.U9]-[.U$2])/[.U$2]" office:value-type="float" office:value="1.82275298554368" calcext:value-type="float">
            <text:p>1,8227529855</text:p>
          </table:table-cell>
          <table:table-cell table:style-name="ce2" table:formula="of:=100*([Moyennes.V9]-[.V$2])/[.V$2]" office:value-type="float" office:value="2.00261210274271" calcext:value-type="float">
            <text:p>2,0026121027</text:p>
          </table:table-cell>
          <table:table-cell table:style-name="ce2" table:formula="of:=100*([Moyennes.W9]-[.W$2])/[.W$2]" office:value-type="float" office:value="0.952834683182468" calcext:value-type="float">
            <text:p>0,9528346832</text:p>
          </table:table-cell>
          <table:table-cell table:style-name="ce2" table:formula="of:=100*([Moyennes.X9]-[.X$2])/[.X$2]" office:value-type="float" office:value="0.945829750644884" calcext:value-type="float">
            <text:p>0,9458297506</text:p>
          </table:table-cell>
          <table:table-cell table:style-name="ce2" table:formula="of:=100*([Moyennes.Y9]-[.Y$2])/[.Y$2]" office:value-type="float" office:value="1.12460638776428" calcext:value-type="float">
            <text:p>1,1246063878</text:p>
          </table:table-cell>
          <table:table-cell table:style-name="ce2" table:formula="of:=100*([Moyennes.Z9]-[.Z$2])/[.Z$2]" office:value-type="float" office:value="2.48799650807508" calcext:value-type="float">
            <text:p>2,4879965081</text:p>
          </table:table-cell>
          <table:table-cell table:style-name="ce2" table:formula="of:=100*([Moyennes.AA9]-[.AA$2])/[.AA$2]" office:value-type="float" office:value="1.392632524708" calcext:value-type="float">
            <text:p>1,3926325247</text:p>
          </table:table-cell>
          <table:table-cell table:style-name="ce2" table:formula="of:=100*([Moyennes.AB9]-[.AB$2])/[.AB$2]" office:value-type="float" office:value="1.40783106027277" calcext:value-type="float">
            <text:p>1,4078310603</text:p>
          </table:table-cell>
          <table:table-cell table:style-name="ce2" table:formula="of:=100*([Moyennes.AC9]-[.AC$2])/[.AC$2]" office:value-type="float" office:value="1.54545454545455" calcext:value-type="float">
            <text:p>1,5454545455</text:p>
          </table:table-cell>
          <table:table-cell table:style-name="ce2" table:formula="of:=100*([Moyennes.AD9]-[.AD$2])/[.AD$2]" office:value-type="float" office:value="2.36924452391596" calcext:value-type="float">
            <text:p>2,3692445239</text:p>
          </table:table-cell>
          <table:table-cell table:style-name="ce2" table:formula="of:=100*([Moyennes.AE9]-[.AE$2])/[.AE$2]" office:value-type="float" office:value="2.47933884297521" calcext:value-type="float">
            <text:p>2,4793388430</text:p>
          </table:table-cell>
          <table:table-cell table:style-name="ce2" table:formula="of:=100*([Moyennes.AF9]-[.AF$2])/[.AF$2]" office:value-type="float" office:value="0.183553597650514" calcext:value-type="float">
            <text:p>0,1835535977</text:p>
          </table:table-cell>
          <table:table-cell table:style-name="ce2" table:formula="of:=100*([Moyennes.AG9]-[.AG$2])/[.AG$2]" office:value-type="float" office:value="0.141143260409315" calcext:value-type="float">
            <text:p>0,1411432604</text:p>
          </table:table-cell>
          <table:table-cell table:style-name="ce2" table:formula="of:=100*([Moyennes.AH9]-[.AH$2])/[.AH$2]" office:value-type="float" office:value="0.343380389164441" calcext:value-type="float">
            <text:p>0,3433803892</text:p>
          </table:table-cell>
          <table:table-cell table:style-name="ce2" table:formula="of:=100*([Moyennes.AI9]-[.AI$2])/[.AI$2]" office:value-type="float" office:value="0.727008360596147" calcext:value-type="float">
            <text:p>0,7270083606</text:p>
          </table:table-cell>
          <table:table-cell table:style-name="ce2" table:formula="of:=100*([Moyennes.AJ9]-[.AJ$2])/[.AJ$2]" office:value-type="float" office:value="0.0349283967865875" calcext:value-type="float">
            <text:p>0,0349283968</text:p>
          </table:table-cell>
          <table:table-cell table:style-name="ce2" table:formula="of:=100*([Moyennes.AK9]-[.AK$2])/[.AK$2]" office:value-type="float" office:value="0.176740897843761" calcext:value-type="float">
            <text:p>0,1767408978</text:p>
          </table:table-cell>
          <table:table-cell table:style-name="ce2" table:formula="of:=100*([Moyennes.AL9]-[.AL$2])/[.AL$2]" office:value-type="float" office:value="0.73394495412844" calcext:value-type="float">
            <text:p>0,7339449541</text:p>
          </table:table-cell>
          <table:table-cell table:style-name="ce2" table:formula="of:=100*([Moyennes.AM9]-[.AM$2])/[.AM$2]" office:value-type="float" office:value="0.111815132314573" calcext:value-type="float">
            <text:p>0,1118151323</text:p>
          </table:table-cell>
          <table:table-cell table:style-name="ce2" table:formula="of:=100*([Moyennes.AN9]-[.AN$2])/[.AN$2]" office:value-type="float" office:value="0.862068965517241" calcext:value-type="float">
            <text:p>0,8620689655</text:p>
          </table:table-cell>
          <table:table-cell table:style-name="ce2" table:formula="of:=100*([Moyennes.AO9]-[.AO$2])/[.AO$2]" office:value-type="float" office:value="0.251617541337168" calcext:value-type="float">
            <text:p>0,2516175413</text:p>
          </table:table-cell>
          <table:table-cell table:style-name="ce2" table:formula="of:=100*([Moyennes.AP9]-[.AP$2])/[.AP$2]" office:value-type="float" office:value="4.21263791374122" calcext:value-type="float">
            <text:p>4,2126379137</text:p>
          </table:table-cell>
          <table:table-cell table:style-name="ce2" table:formula="of:=100*([Moyennes.AQ9]-[.AQ$2])/[.AQ$2]" office:value-type="float" office:value="4.53435647017789" calcext:value-type="float">
            <text:p>4,5343564702</text:p>
          </table:table-cell>
          <table:table-cell table:style-name="ce2" table:formula="of:=100*([Moyennes.AR9]-[.AR$2])/[.AR$2]" office:value-type="float" office:value="3.83938006340261" calcext:value-type="float">
            <text:p>3,8393800634</text:p>
          </table:table-cell>
          <table:table-cell table:style-name="ce2" table:formula="of:=100*([Moyennes.AS9]-[.AS$2])/[.AS$2]" office:value-type="float" office:value="0.555011426705844" calcext:value-type="float">
            <text:p>0,5550114267</text:p>
          </table:table-cell>
          <table:table-cell table:style-name="ce2" table:formula="of:=100*([Moyennes.AT9]-[.AT$2])/[.AT$2]" office:value-type="float" office:value="4.23387096774194" calcext:value-type="float">
            <text:p>4,2338709677</text:p>
          </table:table-cell>
          <table:table-cell table:style-name="ce2" table:formula="of:=100*([Moyennes.AU9]-[.AU$2])/[.AU$2]" office:value-type="float" office:value="5.42248835662009" calcext:value-type="float">
            <text:p>5,4224883566</text:p>
          </table:table-cell>
          <table:table-cell table:style-name="ce2" table:formula="of:=100*([Moyennes.AV9]-[.AV$2])/[.AV$2]" office:value-type="float" office:value="5.94891690914969" calcext:value-type="float">
            <text:p>5,9489169091</text:p>
          </table:table-cell>
          <table:table-cell table:style-name="ce2" table:formula="of:=100*([Moyennes.AW9]-[.AW$2])/[.AW$2]" office:value-type="float" office:value="1.71221600263418" calcext:value-type="float">
            <text:p>1,7122160026</text:p>
          </table:table-cell>
          <table:table-cell table:style-name="ce2" table:formula="of:=100*([Moyennes.AX9]-[.AX$2])/[.AX$2]" office:value-type="float" office:value="3.38280980324474" calcext:value-type="float">
            <text:p>3,3828098032</text:p>
          </table:table-cell>
          <table:table-cell table:style-name="ce2" table:formula="of:=100*([Moyennes.AY9]-[.AY$2])/[.AY$2]" office:value-type="float" office:value="4.53507340946166" calcext:value-type="float">
            <text:p>4,5350734095</text:p>
          </table:table-cell>
          <table:table-cell table:style-name="ce2" table:formula="of:=100*([Moyennes.AZ9]-[.AZ$2])/[.AZ$2]" office:value-type="float" office:value="3.48051948051948" calcext:value-type="float">
            <text:p>3,4805194805</text:p>
          </table:table-cell>
          <table:table-cell table:style-name="ce2" table:formula="of:=100*([Moyennes.BA9]-[.BA$2])/[.BA$2]" office:value-type="float" office:value="4.77861771058315" calcext:value-type="float">
            <text:p>4,7786177106</text:p>
          </table:table-cell>
          <table:table-cell table:style-name="ce2" table:formula="of:=100*([Moyennes.BB9]-[.BB$2])/[.BB$2]" office:value-type="float" office:value="5.71428571428571" calcext:value-type="float">
            <text:p>5,7142857143</text:p>
          </table:table-cell>
          <table:table-cell table:style-name="ce2" table:formula="of:=100*([Moyennes.BC9]-[.BC$2])/[.BC$2]" office:value-type="float" office:value="5.58689229116304" calcext:value-type="float">
            <text:p>5,5868922912</text:p>
          </table:table-cell>
          <table:table-cell table:style-name="ce2" table:formula="of:=100*([Moyennes.BD9]-[.BD$2])/[.BD$2]" office:value-type="float" office:value="3.43395181390197" calcext:value-type="float">
            <text:p>3,4339518139</text:p>
          </table:table-cell>
          <table:table-cell table:style-name="ce2" table:formula="of:=100*([Moyennes.BE9]-[.BE$2])/[.BE$2]" office:value-type="float" office:value="4.07497962510187" calcext:value-type="float">
            <text:p>4,0749796251</text:p>
          </table:table-cell>
          <table:table-cell table:style-name="ce2" table:formula="of:=100*([Moyennes.BF9]-[.BF$2])/[.BF$2]" office:value-type="float" office:value="5.29157667386609" calcext:value-type="float">
            <text:p>5,2915766739</text:p>
          </table:table-cell>
          <table:table-cell table:style-name="ce2" table:formula="of:=100*([Moyennes.BG9]-[.BG$2])/[.BG$2]" office:value-type="float" office:value="4.90382010295313" calcext:value-type="float">
            <text:p>4,9038201030</text:p>
          </table:table-cell>
          <table:table-cell table:style-name="ce2" table:formula="of:=100*([Moyennes.BH9]-[.BH$2])/[.BH$2]" office:value-type="float" office:value="3.7135987176062" calcext:value-type="float">
            <text:p>3,7135987176</text:p>
          </table:table-cell>
          <table:table-cell table:style-name="ce2" table:formula="of:=100*([Moyennes.BI9]-[.BI$2])/[.BI$2]" office:value-type="float" office:value="5.19169329073482" calcext:value-type="float">
            <text:p>5,1916932907</text:p>
          </table:table-cell>
          <table:table-cell table:style-name="ce2" table:formula="of:=100*([Moyennes.BJ9]-[.BJ$2])/[.BJ$2]" office:value-type="float" office:value="0.4733296923357" calcext:value-type="float">
            <text:p>0,4733296923</text:p>
          </table:table-cell>
          <table:table-cell table:style-name="ce2" table:formula="of:=100*([Moyennes.BK9]-[.BK$2])/[.BK$2]" office:value-type="float" office:value="0.303720577069096" calcext:value-type="float">
            <text:p>0,3037205771</text:p>
          </table:table-cell>
          <table:table-cell table:style-name="ce2" table:formula="of:=100*([Moyennes.BL9]-[.BL$2])/[.BL$2]" office:value-type="float" office:value="0.734299516908213" calcext:value-type="float">
            <text:p>0,7342995169</text:p>
          </table:table-cell>
          <table:table-cell table:style-name="ce2" table:formula="of:=100*([Moyennes.BM9]-[.BM$2])/[.BM$2]" office:value-type="float" office:value="0.179497407259673" calcext:value-type="float">
            <text:p>0,1794974073</text:p>
          </table:table-cell>
          <table:table-cell table:style-name="ce2" table:formula="of:=100*([Moyennes.BN9]-[.BN$2])/[.BN$2]" office:value-type="float" office:value="0.304761904761905" calcext:value-type="float">
            <text:p>0,3047619048</text:p>
          </table:table-cell>
          <table:table-cell table:style-name="ce2" table:formula="of:=100*([Moyennes.BO9]-[.BO$2])/[.BO$2]" office:value-type="float" office:value="0.0778967867575463" calcext:value-type="float">
            <text:p>0,0778967868</text:p>
          </table:table-cell>
          <table:table-cell table:style-name="ce2" table:formula="of:=100*([Moyennes.BP9]-[.BP$2])/[.BP$2]" office:value-type="float" office:value="0.171559283263439" calcext:value-type="float">
            <text:p>0,1715592833</text:p>
          </table:table-cell>
          <table:table-cell table:style-name="ce2" table:formula="of:=100*([Moyennes.BQ9]-[.BQ$2])/[.BQ$2]" office:value-type="float" office:value="0.176678445229682" calcext:value-type="float">
            <text:p>0,1766784452</text:p>
          </table:table-cell>
          <table:table-cell table:style-name="ce2" table:formula="of:=100*([Moyennes.BR9]-[.BR$2])/[.BR$2]" office:value-type="float" office:value="0.312041116005874" calcext:value-type="float">
            <text:p>0,3120411160</text:p>
          </table:table-cell>
          <table:table-cell table:style-name="ce2" table:formula="of:=100*([Moyennes.BS9]-[.BS$2])/[.BS$2]" office:value-type="float" office:value="0.357008643367155" calcext:value-type="float">
            <text:p>0,3570086434</text:p>
          </table:table-cell>
          <table:table-cell table:style-name="ce2" table:formula="of:=100*([Moyennes.BT9]-[.BT$2])/[.BT$2]" office:value-type="float" office:value="1.31715771230503" calcext:value-type="float">
            <text:p>1,3171577123</text:p>
          </table:table-cell>
          <table:table-cell table:style-name="ce2" table:formula="of:=100*([Moyennes.BU9]-[.BU$2])/[.BU$2]" office:value-type="float" office:value="0.953449242849131" calcext:value-type="float">
            <text:p>0,9534492428</text:p>
          </table:table-cell>
          <table:table-cell table:style-name="ce2" table:formula="of:=100*([Moyennes.BV9]-[.BV$2])/[.BV$2]" office:value-type="float" office:value="1.00422832980973" calcext:value-type="float">
            <text:p>1,0042283298</text:p>
          </table:table-cell>
          <table:table-cell table:style-name="ce2" table:formula="of:=100*([Moyennes.BW9]-[.BW$2])/[.BW$2]" office:value-type="float" office:value="1.19356512714063" calcext:value-type="float">
            <text:p>1,1935651271</text:p>
          </table:table-cell>
          <table:table-cell table:style-name="ce2" table:formula="of:=100*([Moyennes.BX9]-[.BX$2])/[.BX$2]" office:value-type="float" office:value="1.28040973111396" calcext:value-type="float">
            <text:p>1,2804097311</text:p>
          </table:table-cell>
          <table:table-cell table:style-name="ce2" table:formula="of:=100*([Moyennes.BY9]-[.BY$2])/[.BY$2]" office:value-type="float" office:value="0.433716764095795" calcext:value-type="float">
            <text:p>0,4337167641</text:p>
          </table:table-cell>
          <table:table-cell table:style-name="ce2" table:formula="of:=100*([Moyennes.BZ9]-[.BZ$2])/[.BZ$2]" office:value-type="float" office:value="1.48346738159071" calcext:value-type="float">
            <text:p>1,4834673816</text:p>
          </table:table-cell>
          <table:table-cell table:style-name="ce2" table:formula="of:=100*([Moyennes.CA9]-[.CA$2])/[.CA$2]" office:value-type="float" office:value="1.63788499198861" calcext:value-type="float">
            <text:p>1,6378849920</text:p>
          </table:table-cell>
          <table:table-cell table:style-name="ce2" table:formula="of:=100*([Moyennes.CB9]-[.CB$2])/[.CB$2]" office:value-type="float" office:value="2.40163515585079" calcext:value-type="float">
            <text:p>2,4016351559</text:p>
          </table:table-cell>
          <table:table-cell table:style-name="ce2" table:formula="of:=100*([Moyennes.CC9]-[.CC$2])/[.CC$2]" office:value-type="float" office:value="0.992301112061591" calcext:value-type="float">
            <text:p>0,9923011121</text:p>
          </table:table-cell>
          <table:table-cell table:style-name="ce2" table:formula="of:=100*([Moyennes.CD9]-[.CD$2])/[.CD$2]" office:value-type="float" office:value="4.64366333440826" calcext:value-type="float">
            <text:p>4,6436633344</text:p>
          </table:table-cell>
          <table:table-cell table:style-name="ce2" table:formula="of:=100*([Moyennes.CE9]-[.CE$2])/[.CE$2]" office:value-type="float" office:value="4.98140061458839" calcext:value-type="float">
            <text:p>4,9814006146</text:p>
          </table:table-cell>
          <table:table-cell table:style-name="ce2" table:formula="of:=100*([Moyennes.CF9]-[.CF$2])/[.CF$2]" office:value-type="float" office:value="4.20985488757774" calcext:value-type="float">
            <text:p>4,2098548876</text:p>
          </table:table-cell>
          <table:table-cell table:style-name="ce2" table:formula="of:=100*([Moyennes.CG9]-[.CG$2])/[.CG$2]" office:value-type="float" office:value="3.55718615409156" calcext:value-type="float">
            <text:p>3,5571861541</text:p>
          </table:table-cell>
          <table:table-cell table:style-name="ce2" table:formula="of:=100*([Moyennes.CH9]-[.CH$2])/[.CH$2]" office:value-type="float" office:value="4.3078872347165" calcext:value-type="float">
            <text:p>4,3078872347</text:p>
          </table:table-cell>
          <table:table-cell table:style-name="ce2" table:formula="of:=100*([Moyennes.CI9]-[.CI$2])/[.CI$2]" office:value-type="float" office:value="3.67693274670019" calcext:value-type="float">
            <text:p>3,6769327467</text:p>
          </table:table-cell>
          <table:table-cell table:style-name="ce2" table:formula="of:=100*([Moyennes.CJ9]-[.CJ$2])/[.CJ$2]" office:value-type="float" office:value="5.07338864071474" calcext:value-type="float">
            <text:p>5,0733886407</text:p>
          </table:table-cell>
          <table:table-cell table:style-name="ce2" table:formula="of:=100*([Moyennes.CK9]-[.CK$2])/[.CK$2]" office:value-type="float" office:value="4.5461646617716" calcext:value-type="float">
            <text:p>4,5461646618</text:p>
          </table:table-cell>
          <table:table-cell table:style-name="ce2" table:formula="of:=100*([Moyennes.CL9]-[.CL$2])/[.CL$2]" office:value-type="float" office:value="4.71713147410359" calcext:value-type="float">
            <text:p>4,7171314741</text:p>
          </table:table-cell>
          <table:table-cell table:style-name="ce2" table:formula="of:=100*([Moyennes.CM9]-[.CM$2])/[.CM$2]" office:value-type="float" office:value="3.21728318308984" calcext:value-type="float">
            <text:p>3,2172831831</text:p>
          </table:table-cell>
          <table:table-cell table:style-name="ce2" table:formula="of:=100*([Moyennes.CN9]-[.CN$2])/[.CN$2]" office:value-type="float" office:value="0.736512612778494" calcext:value-type="float">
            <text:p>0,7365126128</text:p>
          </table:table-cell>
          <table:table-cell table:style-name="ce2" table:formula="of:=100*([Moyennes.CO9]-[.CO$2])/[.CO$2]" office:value-type="float" office:value="1.53625954198473" calcext:value-type="float">
            <text:p>1,5362595420</text:p>
          </table:table-cell>
          <table:table-cell table:style-name="ce2" table:formula="of:=100*([Moyennes.CP9]-[.CP$2])/[.CP$2]" office:value-type="float" office:value="0.943050723310749" calcext:value-type="float">
            <text:p>0,9430507233</text:p>
          </table:table-cell>
          <table:table-cell table:style-name="ce2" table:formula="of:=100*([Moyennes.CQ9]-[.CQ$2])/[.CQ$2]" office:value-type="float" office:value="0.45917898796951" calcext:value-type="float">
            <text:p>0,4591789880</text:p>
          </table:table-cell>
          <table:table-cell table:style-name="ce2" table:formula="of:=100*([Moyennes.CR9]-[.CR$2])/[.CR$2]" office:value-type="float" office:value="0.712656784492588" calcext:value-type="float">
            <text:p>0,7126567845</text:p>
          </table:table-cell>
          <table:table-cell table:style-name="ce2" table:formula="of:=100*([Moyennes.CS9]-[.CS$2])/[.CS$2]" office:value-type="float" office:value="1.02623680898441" calcext:value-type="float">
            <text:p>1,0262368090</text:p>
          </table:table-cell>
          <table:table-cell table:style-name="ce2" table:formula="of:=100*([Moyennes.CT9]-[.CT$2])/[.CT$2]" office:value-type="float" office:value="0.589644370738898" calcext:value-type="float">
            <text:p>0,5896443707</text:p>
          </table:table-cell>
          <table:table-cell table:style-name="ce2" table:formula="of:=100*([Moyennes.CU9]-[.CU$2])/[.CU$2]" office:value-type="float" office:value="0.913327120223672" calcext:value-type="float">
            <text:p>0,9133271202</text:p>
          </table:table-cell>
          <table:table-cell table:style-name="ce2" table:formula="of:=100*([Moyennes.CV9]-[.CV$2])/[.CV$2]" office:value-type="float" office:value="0.958037938302357" calcext:value-type="float">
            <text:p>0,9580379383</text:p>
          </table:table-cell>
          <table:table-cell table:style-name="ce2" table:formula="of:=100*([Moyennes.CW9]-[.CW$2])/[.CW$2]" office:value-type="float" office:value="0.992974238875878" calcext:value-type="float">
            <text:p>0,9929742389</text:p>
          </table:table-cell>
          <table:table-cell table:style-name="ce2" table:formula="of:=100*([Moyennes.CX9]-[.CX$2])/[.CX$2]" office:value-type="float" office:value="2.9388119696293" calcext:value-type="float">
            <text:p>2,9388119696</text:p>
          </table:table-cell>
          <table:table-cell table:style-name="ce2" table:formula="of:=100*([Moyennes.CY9]-[.CY$2])/[.CY$2]" office:value-type="float" office:value="3.74899580469517" calcext:value-type="float">
            <text:p>3,7489958047</text:p>
          </table:table-cell>
          <table:table-cell table:style-name="ce2" table:formula="of:=100*([Moyennes.CZ9]-[.CZ$2])/[.CZ$2]" office:value-type="float" office:value="3.48373371155039" calcext:value-type="float">
            <text:p>3,4837337116</text:p>
          </table:table-cell>
          <table:table-cell table:style-name="ce2" table:formula="of:=100*([Moyennes.DA9]-[.DA$2])/[.DA$2]" office:value-type="float" office:value="4.04434589800443" calcext:value-type="float">
            <text:p>4,0443458980</text:p>
          </table:table-cell>
          <table:table-cell table:style-name="ce2" table:formula="of:=100*([Moyennes.DB9]-[.DB$2])/[.DB$2]" office:value-type="float" office:value="3.33955058175682" calcext:value-type="float">
            <text:p>3,3395505818</text:p>
          </table:table-cell>
          <table:table-cell table:style-name="ce2" table:formula="of:=100*([Moyennes.DC9]-[.DC$2])/[.DC$2]" office:value-type="float" office:value="2.98774487879059" calcext:value-type="float">
            <text:p>2,9877448788</text:p>
          </table:table-cell>
          <table:table-cell table:style-name="ce2" table:formula="of:=100*([Moyennes.DD9]-[.DD$2])/[.DD$2]" office:value-type="float" office:value="3.3362676056338" calcext:value-type="float">
            <text:p>3,3362676056</text:p>
          </table:table-cell>
          <table:table-cell table:style-name="ce2" table:formula="of:=100*([Moyennes.DE9]-[.DE$2])/[.DE$2]" office:value-type="float" office:value="4.53502735133228" calcext:value-type="float">
            <text:p>4,5350273513</text:p>
          </table:table-cell>
          <table:table-cell table:style-name="ce2" table:formula="of:=100*([Moyennes.DF9]-[.DF$2])/[.DF$2]" office:value-type="float" office:value="3.14510364546104" calcext:value-type="float">
            <text:p>3,1451036455</text:p>
          </table:table-cell>
          <table:table-cell table:style-name="ce2" table:formula="of:=100*([Moyennes.DG9]-[.DG$2])/[.DG$2]" office:value-type="float" office:value="4.72350230414747" calcext:value-type="float">
            <text:p>4,7235023041</text:p>
          </table:table-cell>
          <table:table-cell table:style-name="ce2" table:formula="of:=100*([Moyennes.DH9]-[.DH$2])/[.DH$2]" office:value-type="float" office:value="2.06221198156682" calcext:value-type="float">
            <text:p>2,0622119816</text:p>
          </table:table-cell>
          <table:table-cell table:style-name="ce2" table:formula="of:=100*([Moyennes.DI9]-[.DI$2])/[.DI$2]" office:value-type="float" office:value="2.51885369532428" calcext:value-type="float">
            <text:p>2,5188536953</text:p>
          </table:table-cell>
          <table:table-cell table:style-name="ce2" table:formula="of:=100*([Moyennes.DJ9]-[.DJ$2])/[.DJ$2]" office:value-type="float" office:value="1.68745970952941" calcext:value-type="float">
            <text:p>1,6874597095</text:p>
          </table:table-cell>
          <table:table-cell table:style-name="ce2" table:formula="of:=100*([Moyennes.DK9]-[.DK$2])/[.DK$2]" office:value-type="float" office:value="2.03356516480194" calcext:value-type="float">
            <text:p>2,0335651648</text:p>
          </table:table-cell>
          <table:table-cell table:style-name="ce2" table:formula="of:=100*([Moyennes.DL9]-[.DL$2])/[.DL$2]" office:value-type="float" office:value="1.2683223209539" calcext:value-type="float">
            <text:p>1,2683223210</text:p>
          </table:table-cell>
          <table:table-cell table:style-name="ce2" table:formula="of:=100*([Moyennes.DM9]-[.DM$2])/[.DM$2]" office:value-type="float" office:value="1.63160478906221" calcext:value-type="float">
            <text:p>1,6316047891</text:p>
          </table:table-cell>
          <table:table-cell table:style-name="ce2" table:formula="of:=100*([Moyennes.DN9]-[.DN$2])/[.DN$2]" office:value-type="float" office:value="1.40588881731024" calcext:value-type="float">
            <text:p>1,4058888173</text:p>
          </table:table-cell>
          <table:table-cell table:style-name="ce2" table:formula="of:=100*([Moyennes.DO9]-[.DO$2])/[.DO$2]" office:value-type="float" office:value="1.85240963855422" calcext:value-type="float">
            <text:p>1,8524096386</text:p>
          </table:table-cell>
          <table:table-cell table:style-name="ce2" table:formula="of:=100*([Moyennes.DP9]-[.DP$2])/[.DP$2]" office:value-type="float" office:value="2.25725821957316" calcext:value-type="float">
            <text:p>2,2572582196</text:p>
          </table:table-cell>
          <table:table-cell table:style-name="ce2" table:formula="of:=100*([Moyennes.DQ9]-[.DQ$2])/[.DQ$2]" office:value-type="float" office:value="1.73867029519598" calcext:value-type="float">
            <text:p>1,7386702952</text:p>
          </table:table-cell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100*([Moyennes.B10]-[.B$2])/[.B$2]" office:value-type="float" office:value="0.625978090766823" calcext:value-type="float">
            <text:p>0,6259780908</text:p>
          </table:table-cell>
          <table:table-cell table:formula="of:=100*([Moyennes.C10]-[.C$2])/[.C$2]" office:value-type="float" office:value="0.441501103752759" calcext:value-type="float">
            <text:p>0,4415011038</text:p>
          </table:table-cell>
          <table:table-cell table:formula="of:=100*([Moyennes.D10]-[.D$2])/[.D$2]" office:value-type="float" office:value="1.57261794634598" calcext:value-type="float">
            <text:p>1,5726179463</text:p>
          </table:table-cell>
          <table:table-cell table:formula="of:=100*([Moyennes.E10]-[.E$2])/[.E$2]" office:value-type="float" office:value="2.47486465583913" calcext:value-type="float">
            <text:p>2,4748646558</text:p>
          </table:table-cell>
          <table:table-cell table:formula="of:=100*([Moyennes.F10]-[.F$2])/[.F$2]" office:value-type="float" office:value="3.40080971659919" calcext:value-type="float">
            <text:p>3,4008097166</text:p>
          </table:table-cell>
          <table:table-cell table:formula="of:=100*([Moyennes.G10]-[.G$2])/[.G$2]" office:value-type="float" office:value="2.42677824267782" calcext:value-type="float">
            <text:p>2,4267782427</text:p>
          </table:table-cell>
          <table:table-cell table:formula="of:=100*([Moyennes.H10]-[.H$2])/[.H$2]" office:value-type="float" office:value="1.37763371150729" calcext:value-type="float">
            <text:p>1,3776337115</text:p>
          </table:table-cell>
          <table:table-cell table:formula="of:=100*([Moyennes.I10]-[.I$2])/[.I$2]" office:value-type="float" office:value="1.40961857379768" calcext:value-type="float">
            <text:p>1,4096185738</text:p>
          </table:table-cell>
          <table:table-cell table:formula="of:=100*([Moyennes.J10]-[.J$2])/[.J$2]" office:value-type="float" office:value="1.78861788617886" calcext:value-type="float">
            <text:p>1,7886178862</text:p>
          </table:table-cell>
          <table:table-cell table:formula="of:=100*([Moyennes.K10]-[.K$2])/[.K$2]" office:value-type="float" office:value="3.88086642599278" calcext:value-type="float">
            <text:p>3,8808664260</text:p>
          </table:table-cell>
          <table:table-cell table:formula="of:=100*([Moyennes.L10]-[.L$2])/[.L$2]" office:value-type="float" office:value="2.14917825537295" calcext:value-type="float">
            <text:p>2,1491782554</text:p>
          </table:table-cell>
          <table:table-cell table:formula="of:=100*([Moyennes.M10]-[.M$2])/[.M$2]" office:value-type="float" office:value="3.79746835443038" calcext:value-type="float">
            <text:p>3,7974683544</text:p>
          </table:table-cell>
          <table:table-cell table:formula="of:=100*([Moyennes.N10]-[.N$2])/[.N$2]" office:value-type="float" office:value="2.27272727272727" calcext:value-type="float">
            <text:p>2,2727272727</text:p>
          </table:table-cell>
          <table:table-cell table:formula="of:=100*([Moyennes.O10]-[.O$2])/[.O$2]" office:value-type="float" office:value="2.17864923747277" calcext:value-type="float">
            <text:p>2,1786492375</text:p>
          </table:table-cell>
          <table:table-cell table:style-name="ce2" table:formula="of:=100*([Moyennes.P10]-[.P$2])/[.P$2]" office:value-type="float" office:value="4.22832980972516" calcext:value-type="float">
            <text:p>4,2283298097</text:p>
          </table:table-cell>
          <table:table-cell table:style-name="ce2" table:formula="of:=100*([Moyennes.Q10]-[.Q$2])/[.Q$2]" office:value-type="float" office:value="2.07587687902649" calcext:value-type="float">
            <text:p>2,0758768790</text:p>
          </table:table-cell>
          <table:table-cell table:style-name="ce2" table:formula="of:=100*([Moyennes.R10]-[.R$2])/[.R$2]" office:value-type="float" office:value="2.83018867924528" calcext:value-type="float">
            <text:p>2,8301886792</text:p>
          </table:table-cell>
          <table:table-cell table:style-name="ce2" table:formula="of:=100*([Moyennes.S10]-[.S$2])/[.S$2]" office:value-type="float" office:value="2.21066319895969" calcext:value-type="float">
            <text:p>2,2106631990</text:p>
          </table:table-cell>
          <table:table-cell table:style-name="ce2" table:formula="of:=100*([Moyennes.T10]-[.T$2])/[.T$2]" office:value-type="float" office:value="1.50659133709981" calcext:value-type="float">
            <text:p>1,5065913371</text:p>
          </table:table-cell>
          <table:table-cell table:style-name="ce2" table:formula="of:=100*([Moyennes.U10]-[.U$2])/[.U$2]" office:value-type="float" office:value="1.82275298554368" calcext:value-type="float">
            <text:p>1,8227529855</text:p>
          </table:table-cell>
          <table:table-cell table:style-name="ce2" table:formula="of:=100*([Moyennes.V10]-[.V$2])/[.V$2]" office:value-type="float" office:value="1.56726164562473" calcext:value-type="float">
            <text:p>1,5672616456</text:p>
          </table:table-cell>
          <table:table-cell table:style-name="ce2" table:formula="of:=100*([Moyennes.W10]-[.W$2])/[.W$2]" office:value-type="float" office:value="2.38208670795617" calcext:value-type="float">
            <text:p>2,3820867080</text:p>
          </table:table-cell>
          <table:table-cell table:style-name="ce2" table:formula="of:=100*([Moyennes.X10]-[.X$2])/[.X$2]" office:value-type="float" office:value="2.10662080825451" calcext:value-type="float">
            <text:p>2,1066208083</text:p>
          </table:table-cell>
          <table:table-cell table:style-name="ce2" table:formula="of:=100*([Moyennes.Y10]-[.Y$2])/[.Y$2]" office:value-type="float" office:value="1.12460638776428" calcext:value-type="float">
            <text:p>1,1246063878</text:p>
          </table:table-cell>
          <table:table-cell table:style-name="ce2" table:formula="of:=100*([Moyennes.Z10]-[.Z$2])/[.Z$2]" office:value-type="float" office:value="1.44041903099083" calcext:value-type="float">
            <text:p>1,4404190310</text:p>
          </table:table-cell>
          <table:table-cell table:style-name="ce2" table:formula="of:=100*([Moyennes.AA10]-[.AA$2])/[.AA$2]" office:value-type="float" office:value="2.78526504941599" calcext:value-type="float">
            <text:p>2,7852650494</text:p>
          </table:table-cell>
          <table:table-cell table:style-name="ce2" table:formula="of:=100*([Moyennes.AB10]-[.AB$2])/[.AB$2]" office:value-type="float" office:value="1.58380994280686" calcext:value-type="float">
            <text:p>1,5838099428</text:p>
          </table:table-cell>
          <table:table-cell table:style-name="ce2" table:formula="of:=100*([Moyennes.AC10]-[.AC$2])/[.AC$2]" office:value-type="float" office:value="1.45454545454545" calcext:value-type="float">
            <text:p>1,4545454545</text:p>
          </table:table-cell>
          <table:table-cell table:style-name="ce2" table:formula="of:=100*([Moyennes.AD10]-[.AD$2])/[.AD$2]" office:value-type="float" office:value="3.08448815377738" calcext:value-type="float">
            <text:p>3,0844881538</text:p>
          </table:table-cell>
          <table:table-cell table:style-name="ce2" table:formula="of:=100*([Moyennes.AE10]-[.AE$2])/[.AE$2]" office:value-type="float" office:value="2.66299357208448" calcext:value-type="float">
            <text:p>2,6629935721</text:p>
          </table:table-cell>
          <table:table-cell table:style-name="ce2" table:formula="of:=100*([Moyennes.AF10]-[.AF$2])/[.AF$2]" office:value-type="float" office:value="0.183553597650514" calcext:value-type="float">
            <text:p>0,1835535977</text:p>
          </table:table-cell>
          <table:table-cell table:style-name="ce2" table:formula="of:=100*([Moyennes.AG10]-[.AG$2])/[.AG$2]" office:value-type="float" office:value="0.141143260409315" calcext:value-type="float">
            <text:p>0,1411432604</text:p>
          </table:table-cell>
          <table:table-cell table:style-name="ce2" table:formula="of:=100*([Moyennes.AH10]-[.AH$2])/[.AH$2]" office:value-type="float" office:value="0" calcext:value-type="float">
            <text:p>0,0000000000</text:p>
          </table:table-cell>
          <table:table-cell table:style-name="ce2" table:formula="of:=100*([Moyennes.AI10]-[.AI$2])/[.AI$2]" office:value-type="float" office:value="1.12686295892403" calcext:value-type="float">
            <text:p>1,1268629589</text:p>
          </table:table-cell>
          <table:table-cell table:style-name="ce2" table:formula="of:=100*([Moyennes.AJ10]-[.AJ$2])/[.AJ$2]" office:value-type="float" office:value="0.0349283967865875" calcext:value-type="float">
            <text:p>0,0349283968</text:p>
          </table:table-cell>
          <table:table-cell table:style-name="ce2" table:formula="of:=100*([Moyennes.AK10]-[.AK$2])/[.AK$2]" office:value-type="float" office:value="0.0706963591375044" calcext:value-type="float">
            <text:p>0,0706963591</text:p>
          </table:table-cell>
          <table:table-cell table:style-name="ce2" table:formula="of:=100*([Moyennes.AL10]-[.AL$2])/[.AL$2]" office:value-type="float" office:value="0.403669724770642" calcext:value-type="float">
            <text:p>0,4036697248</text:p>
          </table:table-cell>
          <table:table-cell table:style-name="ce2" table:formula="of:=100*([Moyennes.AM10]-[.AM$2])/[.AM$2]" office:value-type="float" office:value="0.111815132314573" calcext:value-type="float">
            <text:p>0,1118151323</text:p>
          </table:table-cell>
          <table:table-cell table:style-name="ce2" table:formula="of:=100*([Moyennes.AN10]-[.AN$2])/[.AN$2]" office:value-type="float" office:value="0.352664576802508" calcext:value-type="float">
            <text:p>0,3526645768</text:p>
          </table:table-cell>
          <table:table-cell table:style-name="ce2" table:formula="of:=100*([Moyennes.AO10]-[.AO$2])/[.AO$2]" office:value-type="float" office:value="0.251617541337168" calcext:value-type="float">
            <text:p>0,2516175413</text:p>
          </table:table-cell>
          <table:table-cell table:style-name="ce2" table:formula="of:=100*([Moyennes.AP10]-[.AP$2])/[.AP$2]" office:value-type="float" office:value="3.51053159478435" calcext:value-type="float">
            <text:p>3,5105315948</text:p>
          </table:table-cell>
          <table:table-cell table:style-name="ce2" table:formula="of:=100*([Moyennes.AQ10]-[.AQ$2])/[.AQ$2]" office:value-type="float" office:value="2.4066968957098" calcext:value-type="float">
            <text:p>2,4066968957</text:p>
          </table:table-cell>
          <table:table-cell table:style-name="ce2" table:formula="of:=100*([Moyennes.AR10]-[.AR$2])/[.AR$2]" office:value-type="float" office:value="4.2972877773864" calcext:value-type="float">
            <text:p>4,2972877774</text:p>
          </table:table-cell>
          <table:table-cell table:style-name="ce2" table:formula="of:=100*([Moyennes.AS10]-[.AS$2])/[.AS$2]" office:value-type="float" office:value="1.07737512242899" calcext:value-type="float">
            <text:p>1,0773751224</text:p>
          </table:table-cell>
          <table:table-cell table:style-name="ce2" table:formula="of:=100*([Moyennes.AT10]-[.AT$2])/[.AT$2]" office:value-type="float" office:value="2.28494623655914" calcext:value-type="float">
            <text:p>2,2849462366</text:p>
          </table:table-cell>
          <table:table-cell table:style-name="ce2" table:formula="of:=100*([Moyennes.AU10]-[.AU$2])/[.AU$2]" office:value-type="float" office:value="5.28942115768463" calcext:value-type="float">
            <text:p>5,2894211577</text:p>
          </table:table-cell>
          <table:table-cell table:style-name="ce2" table:formula="of:=100*([Moyennes.AV10]-[.AV$2])/[.AV$2]" office:value-type="float" office:value="2.87746524409958" calcext:value-type="float">
            <text:p>2,8774652441</text:p>
          </table:table-cell>
          <table:table-cell table:style-name="ce2" table:formula="of:=100*([Moyennes.AW10]-[.AW$2])/[.AW$2]" office:value-type="float" office:value="1.67928877181429" calcext:value-type="float">
            <text:p>1,6792887718</text:p>
          </table:table-cell>
          <table:table-cell table:style-name="ce2" table:formula="of:=100*([Moyennes.AX10]-[.AX$2])/[.AX$2]" office:value-type="float" office:value="3.38280980324474" calcext:value-type="float">
            <text:p>3,3828098032</text:p>
          </table:table-cell>
          <table:table-cell table:style-name="ce2" table:formula="of:=100*([Moyennes.AY10]-[.AY$2])/[.AY$2]" office:value-type="float" office:value="4.92659053833605" calcext:value-type="float">
            <text:p>4,9265905383</text:p>
          </table:table-cell>
          <table:table-cell table:style-name="ce2" table:formula="of:=100*([Moyennes.AZ10]-[.AZ$2])/[.AZ$2]" office:value-type="float" office:value="3.97402597402597" calcext:value-type="float">
            <text:p>3,9740259740</text:p>
          </table:table-cell>
          <table:table-cell table:style-name="ce2" table:formula="of:=100*([Moyennes.BA10]-[.BA$2])/[.BA$2]" office:value-type="float" office:value="3.29373650107991" calcext:value-type="float">
            <text:p>3,2937365011</text:p>
          </table:table-cell>
          <table:table-cell table:style-name="ce2" table:formula="of:=100*([Moyennes.BB10]-[.BB$2])/[.BB$2]" office:value-type="float" office:value="4.31318681318681" calcext:value-type="float">
            <text:p>4,3131868132</text:p>
          </table:table-cell>
          <table:table-cell table:style-name="ce2" table:formula="of:=100*([Moyennes.BC10]-[.BC$2])/[.BC$2]" office:value-type="float" office:value="5.98979317754499" calcext:value-type="float">
            <text:p>5,9897931775</text:p>
          </table:table-cell>
          <table:table-cell table:style-name="ce2" table:formula="of:=100*([Moyennes.BD10]-[.BD$2])/[.BD$2]" office:value-type="float" office:value="4.09858764885073" calcext:value-type="float">
            <text:p>4,0985876489</text:p>
          </table:table-cell>
          <table:table-cell table:style-name="ce2" table:formula="of:=100*([Moyennes.BE10]-[.BE$2])/[.BE$2]" office:value-type="float" office:value="5.08014126596034" calcext:value-type="float">
            <text:p>5,0801412660</text:p>
          </table:table-cell>
          <table:table-cell table:style-name="ce2" table:formula="of:=100*([Moyennes.BF10]-[.BF$2])/[.BF$2]" office:value-type="float" office:value="4.91360691144708" calcext:value-type="float">
            <text:p>4,9136069114</text:p>
          </table:table-cell>
          <table:table-cell table:style-name="ce2" table:formula="of:=100*([Moyennes.BG10]-[.BG$2])/[.BG$2]" office:value-type="float" office:value="4.47033324302357" calcext:value-type="float">
            <text:p>4,4703332430</text:p>
          </table:table-cell>
          <table:table-cell table:style-name="ce2" table:formula="of:=100*([Moyennes.BH10]-[.BH$2])/[.BH$2]" office:value-type="float" office:value="3.44643334223885" calcext:value-type="float">
            <text:p>3,4464333422</text:p>
          </table:table-cell>
          <table:table-cell table:style-name="ce2" table:formula="of:=100*([Moyennes.BI10]-[.BI$2])/[.BI$2]" office:value-type="float" office:value="6.0702875399361" calcext:value-type="float">
            <text:p>6,0702875399</text:p>
          </table:table-cell>
          <table:table-cell table:style-name="ce2" table:formula="of:=100*([Moyennes.BJ10]-[.BJ$2])/[.BJ$2]" office:value-type="float" office:value="0.127434917167304" calcext:value-type="float">
            <text:p>0,1274349172</text:p>
          </table:table-cell>
          <table:table-cell table:style-name="ce2" table:formula="of:=100*([Moyennes.BK10]-[.BK$2])/[.BK$2]" office:value-type="float" office:value="0.417615793470008" calcext:value-type="float">
            <text:p>0,4176157935</text:p>
          </table:table-cell>
          <table:table-cell table:style-name="ce2" table:formula="of:=100*([Moyennes.BL10]-[.BL$2])/[.BL$2]" office:value-type="float" office:value="0.734299516908213" calcext:value-type="float">
            <text:p>0,7342995169</text:p>
          </table:table-cell>
          <table:table-cell table:style-name="ce2" table:formula="of:=100*([Moyennes.BM10]-[.BM$2])/[.BM$2]" office:value-type="float" office:value="0.179497407259673" calcext:value-type="float">
            <text:p>0,1794974073</text:p>
          </table:table-cell>
          <table:table-cell table:style-name="ce2" table:formula="of:=100*([Moyennes.BN10]-[.BN$2])/[.BN$2]" office:value-type="float" office:value="0.0952380952380952" calcext:value-type="float">
            <text:p>0,0952380952</text:p>
          </table:table-cell>
          <table:table-cell table:style-name="ce2" table:formula="of:=100*([Moyennes.BO10]-[.BO$2])/[.BO$2]" office:value-type="float" office:value="0.0778967867575463" calcext:value-type="float">
            <text:p>0,0778967868</text:p>
          </table:table-cell>
          <table:table-cell table:style-name="ce2" table:formula="of:=100*([Moyennes.BP10]-[.BP$2])/[.BP$2]" office:value-type="float" office:value="0.114372855508959" calcext:value-type="float">
            <text:p>0,1143728555</text:p>
          </table:table-cell>
          <table:table-cell table:style-name="ce2" table:formula="of:=100*([Moyennes.BQ10]-[.BQ$2])/[.BQ$2]" office:value-type="float" office:value="0" calcext:value-type="float">
            <text:p>0,0000000000</text:p>
          </table:table-cell>
          <table:table-cell table:style-name="ce2" table:formula="of:=100*([Moyennes.BR10]-[.BR$2])/[.BR$2]" office:value-type="float" office:value="0.752569750367107" calcext:value-type="float">
            <text:p>0,7525697504</text:p>
          </table:table-cell>
          <table:table-cell table:style-name="ce2" table:formula="of:=100*([Moyennes.BS10]-[.BS$2])/[.BS$2]" office:value-type="float" office:value="0.357008643367155" calcext:value-type="float">
            <text:p>0,3570086434</text:p>
          </table:table-cell>
          <table:table-cell table:style-name="ce2" table:formula="of:=100*([Moyennes.BT10]-[.BT$2])/[.BT$2]" office:value-type="float" office:value="1.31715771230503" calcext:value-type="float">
            <text:p>1,3171577123</text:p>
          </table:table-cell>
          <table:table-cell table:style-name="ce2" table:formula="of:=100*([Moyennes.BU10]-[.BU$2])/[.BU$2]" office:value-type="float" office:value="1.27126565713217" calcext:value-type="float">
            <text:p>1,2712656571</text:p>
          </table:table-cell>
          <table:table-cell table:style-name="ce2" table:formula="of:=100*([Moyennes.BV10]-[.BV$2])/[.BV$2]" office:value-type="float" office:value="0.968992248062015" calcext:value-type="float">
            <text:p>0,9689922481</text:p>
          </table:table-cell>
          <table:table-cell table:style-name="ce2" table:formula="of:=100*([Moyennes.BW10]-[.BW$2])/[.BW$2]" office:value-type="float" office:value="1.26275730842415" calcext:value-type="float">
            <text:p>1,2627573084</text:p>
          </table:table-cell>
          <table:table-cell table:style-name="ce2" table:formula="of:=100*([Moyennes.BX10]-[.BX$2])/[.BX$2]" office:value-type="float" office:value="1.18895189317725" calcext:value-type="float">
            <text:p>1,1889518932</text:p>
          </table:table-cell>
          <table:table-cell table:style-name="ce2" table:formula="of:=100*([Moyennes.BY10]-[.BY$2])/[.BY$2]" office:value-type="float" office:value="0.264001508580049" calcext:value-type="float">
            <text:p>0,2640015086</text:p>
          </table:table-cell>
          <table:table-cell table:style-name="ce2" table:formula="of:=100*([Moyennes.BZ10]-[.BZ$2])/[.BZ$2]" office:value-type="float" office:value="1.46559428060769" calcext:value-type="float">
            <text:p>1,4655942806</text:p>
          </table:table-cell>
          <table:table-cell table:style-name="ce2" table:formula="of:=100*([Moyennes.CA10]-[.CA$2])/[.CA$2]" office:value-type="float" office:value="1.63788499198861" calcext:value-type="float">
            <text:p>1,6378849920</text:p>
          </table:table-cell>
          <table:table-cell table:style-name="ce2" table:formula="of:=100*([Moyennes.CB10]-[.CB$2])/[.CB$2]" office:value-type="float" office:value="1.83955033214103" calcext:value-type="float">
            <text:p>1,8395503321</text:p>
          </table:table-cell>
          <table:table-cell table:style-name="ce2" table:formula="of:=100*([Moyennes.CC10]-[.CC$2])/[.CC$2]" office:value-type="float" office:value="0.992301112061591" calcext:value-type="float">
            <text:p>0,9923011121</text:p>
          </table:table-cell>
          <table:table-cell table:style-name="ce2" table:formula="of:=100*([Moyennes.CD10]-[.CD$2])/[.CD$2]" office:value-type="float" office:value="3.69235730409545" calcext:value-type="float">
            <text:p>3,6923573041</text:p>
          </table:table-cell>
          <table:table-cell table:style-name="ce2" table:formula="of:=100*([Moyennes.CE10]-[.CE$2])/[.CE$2]" office:value-type="float" office:value="3.57431667475336" calcext:value-type="float">
            <text:p>3,5743166748</text:p>
          </table:table-cell>
          <table:table-cell table:style-name="ce2" table:formula="of:=100*([Moyennes.CF10]-[.CF$2])/[.CF$2]" office:value-type="float" office:value="4.09822994737681" calcext:value-type="float">
            <text:p>4,0982299474</text:p>
          </table:table-cell>
          <table:table-cell table:style-name="ce2" table:formula="of:=100*([Moyennes.CG10]-[.CG$2])/[.CG$2]" office:value-type="float" office:value="3.55718615409156" calcext:value-type="float">
            <text:p>3,5571861541</text:p>
          </table:table-cell>
          <table:table-cell table:style-name="ce2" table:formula="of:=100*([Moyennes.CH10]-[.CH$2])/[.CH$2]" office:value-type="float" office:value="4.49794108330694" calcext:value-type="float">
            <text:p>4,4979410833</text:p>
          </table:table-cell>
          <table:table-cell table:style-name="ce2" table:formula="of:=100*([Moyennes.CI10]-[.CI$2])/[.CI$2]" office:value-type="float" office:value="4.30546825895663" calcext:value-type="float">
            <text:p>4,3054682590</text:p>
          </table:table-cell>
          <table:table-cell table:style-name="ce2" table:formula="of:=100*([Moyennes.CJ10]-[.CJ$2])/[.CJ$2]" office:value-type="float" office:value="4.7702616464582" calcext:value-type="float">
            <text:p>4,7702616465</text:p>
          </table:table-cell>
          <table:table-cell table:style-name="ce2" table:formula="of:=100*([Moyennes.CK10]-[.CK$2])/[.CK$2]" office:value-type="float" office:value="4.12435556944227" calcext:value-type="float">
            <text:p>4,1243555694</text:p>
          </table:table-cell>
          <table:table-cell table:style-name="ce2" table:formula="of:=100*([Moyennes.CL10]-[.CL$2])/[.CL$2]" office:value-type="float" office:value="5.21115537848606" calcext:value-type="float">
            <text:p>5,2111553785</text:p>
          </table:table-cell>
          <table:table-cell table:style-name="ce2" table:formula="of:=100*([Moyennes.CM10]-[.CM$2])/[.CM$2]" office:value-type="float" office:value="2.85980727385763" calcext:value-type="float">
            <text:p>2,8598072739</text:p>
          </table:table-cell>
          <table:table-cell table:style-name="ce2" table:formula="of:=100*([Moyennes.CN10]-[.CN$2])/[.CN$2]" office:value-type="float" office:value="0.736512612778494" calcext:value-type="float">
            <text:p>0,7365126128</text:p>
          </table:table-cell>
          <table:table-cell table:style-name="ce2" table:formula="of:=100*([Moyennes.CO10]-[.CO$2])/[.CO$2]" office:value-type="float" office:value="1.85114503816794" calcext:value-type="float">
            <text:p>1,8511450382</text:p>
          </table:table-cell>
          <table:table-cell table:style-name="ce2" table:formula="of:=100*([Moyennes.CP10]-[.CP$2])/[.CP$2]" office:value-type="float" office:value="0.943050723310749" calcext:value-type="float">
            <text:p>0,9430507233</text:p>
          </table:table-cell>
          <table:table-cell table:style-name="ce2" table:formula="of:=100*([Moyennes.CQ10]-[.CQ$2])/[.CQ$2]" office:value-type="float" office:value="0.87244007714207" calcext:value-type="float">
            <text:p>0,8724400771</text:p>
          </table:table-cell>
          <table:table-cell table:style-name="ce2" table:formula="of:=100*([Moyennes.CR10]-[.CR$2])/[.CR$2]" office:value-type="float" office:value="0.88369441277081" calcext:value-type="float">
            <text:p>0,8836944128</text:p>
          </table:table-cell>
          <table:table-cell table:style-name="ce2" table:formula="of:=100*([Moyennes.CS10]-[.CS$2])/[.CS$2]" office:value-type="float" office:value="0.83260722238358" calcext:value-type="float">
            <text:p>0,8326072224</text:p>
          </table:table-cell>
          <table:table-cell table:style-name="ce2" table:formula="of:=100*([Moyennes.CT10]-[.CT$2])/[.CT$2]" office:value-type="float" office:value="1.08715680854984" calcext:value-type="float">
            <text:p>1,0871568085</text:p>
          </table:table-cell>
          <table:table-cell table:style-name="ce2" table:formula="of:=100*([Moyennes.CU10]-[.CU$2])/[.CU$2]" office:value-type="float" office:value="0.913327120223672" calcext:value-type="float">
            <text:p>0,9133271202</text:p>
          </table:table-cell>
          <table:table-cell table:style-name="ce2" table:formula="of:=100*([Moyennes.CV10]-[.CV$2])/[.CV$2]" office:value-type="float" office:value="0.871814523855145" calcext:value-type="float">
            <text:p>0,8718145239</text:p>
          </table:table-cell>
          <table:table-cell table:style-name="ce2" table:formula="of:=100*([Moyennes.CW10]-[.CW$2])/[.CW$2]" office:value-type="float" office:value="0.992974238875878" calcext:value-type="float">
            <text:p>0,9929742389</text:p>
          </table:table-cell>
          <table:table-cell table:style-name="ce2" table:formula="of:=100*([Moyennes.CX10]-[.CX$2])/[.CX$2]" office:value-type="float" office:value="3.26931665922287" calcext:value-type="float">
            <text:p>3,2693166592</text:p>
          </table:table-cell>
          <table:table-cell table:style-name="ce2" table:formula="of:=100*([Moyennes.CY10]-[.CY$2])/[.CY$2]" office:value-type="float" office:value="3.88288851200571" calcext:value-type="float">
            <text:p>3,8828885120</text:p>
          </table:table-cell>
          <table:table-cell table:style-name="ce2" table:formula="of:=100*([Moyennes.CZ10]-[.CZ$2])/[.CZ$2]" office:value-type="float" office:value="4.58292704547469" calcext:value-type="float">
            <text:p>4,5829270455</text:p>
          </table:table-cell>
          <table:table-cell table:style-name="ce2" table:formula="of:=100*([Moyennes.DA10]-[.DA$2])/[.DA$2]" office:value-type="float" office:value="4.36363636363636" calcext:value-type="float">
            <text:p>4,3636363636</text:p>
          </table:table-cell>
          <table:table-cell table:style-name="ce2" table:formula="of:=100*([Moyennes.DB10]-[.DB$2])/[.DB$2]" office:value-type="float" office:value="3.41060484945377" calcext:value-type="float">
            <text:p>3,4106048495</text:p>
          </table:table-cell>
          <table:table-cell table:style-name="ce2" table:formula="of:=100*([Moyennes.DC10]-[.DC$2])/[.DC$2]" office:value-type="float" office:value="3.77046247428214" calcext:value-type="float">
            <text:p>3,7704624743</text:p>
          </table:table-cell>
          <table:table-cell table:style-name="ce2" table:formula="of:=100*([Moyennes.DD10]-[.DD$2])/[.DD$2]" office:value-type="float" office:value="3.74119718309859" calcext:value-type="float">
            <text:p>3,7411971831</text:p>
          </table:table-cell>
          <table:table-cell table:style-name="ce2" table:formula="of:=100*([Moyennes.DE10]-[.DE$2])/[.DE$2]" office:value-type="float" office:value="4.56149638256573" calcext:value-type="float">
            <text:p>4,5614963826</text:p>
          </table:table-cell>
          <table:table-cell table:style-name="ce2" table:formula="of:=100*([Moyennes.DF10]-[.DF$2])/[.DF$2]" office:value-type="float" office:value="4.16368834882059" calcext:value-type="float">
            <text:p>4,1636883488</text:p>
          </table:table-cell>
          <table:table-cell table:style-name="ce2" table:formula="of:=100*([Moyennes.DG10]-[.DG$2])/[.DG$2]" office:value-type="float" office:value="4.68805388160227" calcext:value-type="float">
            <text:p>4,6880538816</text:p>
          </table:table-cell>
          <table:table-cell table:style-name="ce2" table:formula="of:=100*([Moyennes.DH10]-[.DH$2])/[.DH$2]" office:value-type="string" office:string-value="" calcext:value-type="error">
            <text:p>#DIV/0 !</text:p>
          </table:table-cell>
          <table:table-cell table:style-name="ce2" table:formula="of:=100*([Moyennes.DI10]-[.DI$2])/[.DI$2]" office:value-type="string" office:string-value="" calcext:value-type="error">
            <text:p>#DIV/0 !</text:p>
          </table:table-cell>
          <table:table-cell table:style-name="ce2" table:formula="of:=100*([Moyennes.DJ10]-[.DJ$2])/[.DJ$2]" office:value-type="string" office:string-value="" calcext:value-type="error">
            <text:p>#DIV/0 !</text:p>
          </table:table-cell>
          <table:table-cell table:style-name="ce2" table:formula="of:=100*([Moyennes.DK10]-[.DK$2])/[.DK$2]" office:value-type="string" office:string-value="" calcext:value-type="error">
            <text:p>#DIV/0 !</text:p>
          </table:table-cell>
          <table:table-cell table:style-name="ce2" table:formula="of:=100*([Moyennes.DL10]-[.DL$2])/[.DL$2]" office:value-type="string" office:string-value="" calcext:value-type="error">
            <text:p>#DIV/0 !</text:p>
          </table:table-cell>
          <table:table-cell table:style-name="ce2" table:formula="of:=100*([Moyennes.DM10]-[.DM$2])/[.DM$2]" office:value-type="string" office:string-value="" calcext:value-type="error">
            <text:p>#DIV/0 !</text:p>
          </table:table-cell>
          <table:table-cell table:style-name="ce2" table:formula="of:=100*([Moyennes.DN10]-[.DN$2])/[.DN$2]" office:value-type="string" office:string-value="" calcext:value-type="error">
            <text:p>#DIV/0 !</text:p>
          </table:table-cell>
          <table:table-cell table:style-name="ce2" table:formula="of:=100*([Moyennes.DO10]-[.DO$2])/[.DO$2]" office:value-type="string" office:string-value="" calcext:value-type="error">
            <text:p>#DIV/0 !</text:p>
          </table:table-cell>
          <table:table-cell table:style-name="ce2" table:formula="of:=100*([Moyennes.DP10]-[.DP$2])/[.DP$2]" office:value-type="string" office:string-value="" calcext:value-type="error">
            <text:p>#DIV/0 !</text:p>
          </table:table-cell>
          <table:table-cell table:style-name="ce2" table:formula="of:=100*([Moyennes.DQ10]-[.DQ$2])/[.DQ$2]" office:value-type="string" office:string-value="" calcext:value-type="error">
            <text:p>#DIV/0 !</text:p>
          </table:table-cell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100*([Moyennes.B11]-[.B$2])/[.B$2]" office:value-type="float" office:value="0" calcext:value-type="float">
            <text:p>0,0000000000</text:p>
          </table:table-cell>
          <table:table-cell table:formula="of:=100*([Moyennes.C11]-[.C$2])/[.C$2]" office:value-type="float" office:value="0" calcext:value-type="float">
            <text:p>0,0000000000</text:p>
          </table:table-cell>
          <table:table-cell table:formula="of:=100*([Moyennes.D11]-[.D$2])/[.D$2]" office:value-type="float" office:value="0" calcext:value-type="float">
            <text:p>0,0000000000</text:p>
          </table:table-cell>
          <table:table-cell table:formula="of:=100*([Moyennes.E11]-[.E$2])/[.E$2]" office:value-type="float" office:value="0" calcext:value-type="float">
            <text:p>0,0000000000</text:p>
          </table:table-cell>
          <table:table-cell table:formula="of:=100*([Moyennes.F11]-[.F$2])/[.F$2]" office:value-type="float" office:value="0" calcext:value-type="float">
            <text:p>0,0000000000</text:p>
          </table:table-cell>
          <table:table-cell table:formula="of:=100*([Moyennes.G11]-[.G$2])/[.G$2]" office:value-type="float" office:value="0" calcext:value-type="float">
            <text:p>0,0000000000</text:p>
          </table:table-cell>
          <table:table-cell table:formula="of:=100*([Moyennes.H11]-[.H$2])/[.H$2]" office:value-type="float" office:value="0.405186385737439" calcext:value-type="float">
            <text:p>0,4051863857</text:p>
          </table:table-cell>
          <table:table-cell table:formula="of:=100*([Moyennes.I11]-[.I$2])/[.I$2]" office:value-type="float" office:value="0" calcext:value-type="float">
            <text:p>0,0000000000</text:p>
          </table:table-cell>
          <table:table-cell table:formula="of:=100*([Moyennes.J11]-[.J$2])/[.J$2]" office:value-type="float" office:value="0" calcext:value-type="float">
            <text:p>0,0000000000</text:p>
          </table:table-cell>
          <table:table-cell table:formula="of:=100*([Moyennes.K11]-[.K$2])/[.K$2]" office:value-type="float" office:value="0" calcext:value-type="float">
            <text:p>0,0000000000</text:p>
          </table:table-cell>
          <table:table-cell table:formula="of:=100*([Moyennes.L11]-[.L$2])/[.L$2]" office:value-type="float" office:value="0.0556859912106381" calcext:value-type="float">
            <text:p>0,0556859912</text:p>
          </table:table-cell>
          <table:table-cell table:formula="of:=100*([Moyennes.M11]-[.M$2])/[.M$2]" office:value-type="float" office:value="0.193748385430125" calcext:value-type="float">
            <text:p>0,1937483854</text:p>
          </table:table-cell>
          <table:table-cell table:formula="of:=100*([Moyennes.N11]-[.N$2])/[.N$2]" office:value-type="float" office:value="0.453590527119935" calcext:value-type="float">
            <text:p>0,4535905271</text:p>
          </table:table-cell>
          <table:table-cell table:formula="of:=100*([Moyennes.O11]-[.O$2])/[.O$2]" office:value-type="float" office:value="0.119306982052078" calcext:value-type="float">
            <text:p>0,1193069821</text:p>
          </table:table-cell>
          <table:table-cell table:style-name="ce2" table:formula="of:=100*([Moyennes.P11]-[.P$2])/[.P$2]" office:value-type="float" office:value="0.125843149098958" calcext:value-type="float">
            <text:p>0,1258431491</text:p>
          </table:table-cell>
          <table:table-cell table:style-name="ce2" table:formula="of:=100*([Moyennes.Q11]-[.Q$2])/[.Q$2]" office:value-type="float" office:value="0.0460169751508311" calcext:value-type="float">
            <text:p>0,0460169752</text:p>
          </table:table-cell>
          <table:table-cell table:style-name="ce2" table:formula="of:=100*([Moyennes.R11]-[.R$2])/[.R$2]" office:value-type="float" office:value="0.0192529842125486" calcext:value-type="float">
            <text:p>0,0192529842</text:p>
          </table:table-cell>
          <table:table-cell table:style-name="ce2" table:formula="of:=100*([Moyennes.S11]-[.S$2])/[.S$2]" office:value-type="float" office:value="0.417982537618422" calcext:value-type="float">
            <text:p>0,4179825376</text:p>
          </table:table-cell>
          <table:table-cell table:style-name="ce2" table:formula="of:=100*([Moyennes.T11]-[.T$2])/[.T$2]" office:value-type="float" office:value="0.0627746390458255" calcext:value-type="float">
            <text:p>0,0627746390</text:p>
          </table:table-cell>
          <table:table-cell table:style-name="ce2" table:formula="of:=100*([Moyennes.U11]-[.U$2])/[.U$2]" office:value-type="float" office:value="0.296309598635184" calcext:value-type="float">
            <text:p>0,2963095986</text:p>
          </table:table-cell>
          <table:table-cell table:style-name="ce2" table:formula="of:=100*([Moyennes.V11]-[.V$2])/[.V$2]" office:value-type="float" office:value="0.227004166925807" calcext:value-type="float">
            <text:p>0,2270041669</text:p>
          </table:table-cell>
          <table:table-cell table:style-name="ce2" table:formula="of:=100*([Moyennes.W11]-[.W$2])/[.W$2]" office:value-type="float" office:value="0.262029537875179" calcext:value-type="float">
            <text:p>0,2620295379</text:p>
          </table:table-cell>
          <table:table-cell table:style-name="ce2" table:formula="of:=100*([Moyennes.X11]-[.X$2])/[.X$2]" office:value-type="float" office:value="0.365434221840069" calcext:value-type="float">
            <text:p>0,3654342218</text:p>
          </table:table-cell>
          <table:table-cell table:style-name="ce2" table:formula="of:=100*([Moyennes.Y11]-[.Y$2])/[.Y$2]" office:value-type="float" office:value="0.427350427350427" calcext:value-type="float">
            <text:p>0,4273504274</text:p>
          </table:table-cell>
          <table:table-cell table:style-name="ce2" table:formula="of:=100*([Moyennes.Z11]-[.Z$2])/[.Z$2]" office:value-type="float" office:value="0.403753819292885" calcext:value-type="float">
            <text:p>0,4037538193</text:p>
          </table:table-cell>
          <table:table-cell table:style-name="ce2" table:formula="of:=100*([Moyennes.AA11]-[.AA$2])/[.AA$2]" office:value-type="float" office:value="0.247079964061096" calcext:value-type="float">
            <text:p>0,2470799641</text:p>
          </table:table-cell>
          <table:table-cell table:style-name="ce2" table:formula="of:=100*([Moyennes.AB11]-[.AB$2])/[.AB$2]" office:value-type="float" office:value="0.384953805543335" calcext:value-type="float">
            <text:p>0,3849538055</text:p>
          </table:table-cell>
          <table:table-cell table:style-name="ce2" table:formula="of:=100*([Moyennes.AC11]-[.AC$2])/[.AC$2]" office:value-type="float" office:value="0.431818181818182" calcext:value-type="float">
            <text:p>0,4318181818</text:p>
          </table:table-cell>
          <table:table-cell table:style-name="ce2" table:formula="of:=100*([Moyennes.AD11]-[.AD$2])/[.AD$2]" office:value-type="float" office:value="0.178810907465355" calcext:value-type="float">
            <text:p>0,1788109075</text:p>
          </table:table-cell>
          <table:table-cell table:style-name="ce2" table:formula="of:=100*([Moyennes.AE11]-[.AE$2])/[.AE$2]" office:value-type="float" office:value="0.436179981634527" calcext:value-type="float">
            <text:p>0,4361799816</text:p>
          </table:table-cell>
          <table:table-cell table:style-name="ce2" table:formula="of:=100*([Moyennes.AF11]-[.AF$2])/[.AF$2]" office:value-type="float" office:value="0.00637338880731693" calcext:value-type="float">
            <text:p>0,0063733888</text:p>
          </table:table-cell>
          <table:table-cell table:style-name="ce2" table:formula="of:=100*([Moyennes.AG11]-[.AG$2])/[.AG$2]" office:value-type="float" office:value="0.31757233592096" calcext:value-type="float">
            <text:p>0,3175723359</text:p>
          </table:table-cell>
          <table:table-cell table:style-name="ce2" table:formula="of:=100*([Moyennes.AH11]-[.AH$2])/[.AH$2]" office:value-type="float" office:value="0.0095383441434567" calcext:value-type="float">
            <text:p>0,0095383441</text:p>
          </table:table-cell>
          <table:table-cell table:style-name="ce2" table:formula="of:=100*([Moyennes.AI11]-[.AI$2])/[.AI$2]" office:value-type="float" office:value="0.236277717193748" calcext:value-type="float">
            <text:p>0,2362777172</text:p>
          </table:table-cell>
          <table:table-cell table:style-name="ce2" table:formula="of:=100*([Moyennes.AJ11]-[.AJ$2])/[.AJ$2]" office:value-type="float" office:value="0.0261962975899406" calcext:value-type="float">
            <text:p>0,0261962976</text:p>
          </table:table-cell>
          <table:table-cell table:style-name="ce2" table:formula="of:=100*([Moyennes.AK11]-[.AK$2])/[.AK$2]" office:value-type="float" office:value="0.0795334040296925" calcext:value-type="float">
            <text:p>0,0795334040</text:p>
          </table:table-cell>
          <table:table-cell table:style-name="ce2" table:formula="of:=100*([Moyennes.AL11]-[.AL$2])/[.AL$2]" office:value-type="float" office:value="0.256880733944954" calcext:value-type="float">
            <text:p>0,2568807339</text:p>
          </table:table-cell>
          <table:table-cell table:style-name="ce2" table:formula="of:=100*([Moyennes.AM11]-[.AM$2])/[.AM$2]" office:value-type="float" office:value="0.270219903093552" calcext:value-type="float">
            <text:p>0,2702199031</text:p>
          </table:table-cell>
          <table:table-cell table:style-name="ce2" table:formula="of:=100*([Moyennes.AN11]-[.AN$2])/[.AN$2]" office:value-type="float" office:value="0.352664576802508" calcext:value-type="float">
            <text:p>0,3526645768</text:p>
          </table:table-cell>
          <table:table-cell table:style-name="ce2" table:formula="of:=100*([Moyennes.AO11]-[.AO$2])/[.AO$2]" office:value-type="float" office:value="0" calcext:value-type="float">
            <text:p>0,0000000000</text:p>
          </table:table-cell>
          <table:table-cell table:style-name="ce2" table:formula="of:=100*([Moyennes.AP11]-[.AP$2])/[.AP$2]" office:value-type="float" office:value="2.77800995579331" calcext:value-type="float">
            <text:p>2,7780099558</text:p>
          </table:table-cell>
          <table:table-cell table:style-name="ce2" table:formula="of:=100*([Moyennes.AQ11]-[.AQ$2])/[.AQ$2]" office:value-type="float" office:value="3.45308685036624" calcext:value-type="float">
            <text:p>3,4530868504</text:p>
          </table:table-cell>
          <table:table-cell table:style-name="ce2" table:formula="of:=100*([Moyennes.AR11]-[.AR$2])/[.AR$2]" office:value-type="float" office:value="3.64564987671715" calcext:value-type="float">
            <text:p>3,6456498767</text:p>
          </table:table-cell>
          <table:table-cell table:style-name="ce2" table:formula="of:=100*([Moyennes.AS11]-[.AS$2])/[.AS$2]" office:value-type="float" office:value="1.46098596147568" calcext:value-type="float">
            <text:p>1,4609859615</text:p>
          </table:table-cell>
          <table:table-cell table:style-name="ce2" table:formula="of:=100*([Moyennes.AT11]-[.AT$2])/[.AT$2]" office:value-type="float" office:value="3.11659946236559" calcext:value-type="float">
            <text:p>3,1165994624</text:p>
          </table:table-cell>
          <table:table-cell table:style-name="ce2" table:formula="of:=100*([Moyennes.AU11]-[.AU$2])/[.AU$2]" office:value-type="float" office:value="2.47837658017299" calcext:value-type="float">
            <text:p>2,4783765802</text:p>
          </table:table-cell>
          <table:table-cell table:style-name="ce2" table:formula="of:=100*([Moyennes.AV11]-[.AV$2])/[.AV$2]" office:value-type="float" office:value="2.3197542838668" calcext:value-type="float">
            <text:p>2,3197542839</text:p>
          </table:table-cell>
          <table:table-cell table:style-name="ce2" table:formula="of:=100*([Moyennes.AW11]-[.AW$2])/[.AW$2]" office:value-type="float" office:value="1.72044781033915" calcext:value-type="float">
            <text:p>1,7204478103</text:p>
          </table:table-cell>
          <table:table-cell table:style-name="ce2" table:formula="of:=100*([Moyennes.AX11]-[.AX$2])/[.AX$2]" office:value-type="float" office:value="2.65792198826372" calcext:value-type="float">
            <text:p>2,6579219883</text:p>
          </table:table-cell>
          <table:table-cell table:style-name="ce2" table:formula="of:=100*([Moyennes.AY11]-[.AY$2])/[.AY$2]" office:value-type="float" office:value="2.65089722675367" calcext:value-type="float">
            <text:p>2,6508972268</text:p>
          </table:table-cell>
          <table:table-cell table:style-name="ce2" table:formula="of:=100*([Moyennes.AZ11]-[.AZ$2])/[.AZ$2]" office:value-type="float" office:value="3.64814814814815" calcext:value-type="float">
            <text:p>3,6481481481</text:p>
          </table:table-cell>
          <table:table-cell table:style-name="ce2" table:formula="of:=100*([Moyennes.BA11]-[.BA$2])/[.BA$2]" office:value-type="float" office:value="3.914686825054" calcext:value-type="float">
            <text:p>3,9146868251</text:p>
          </table:table-cell>
          <table:table-cell table:style-name="ce2" table:formula="of:=100*([Moyennes.BB11]-[.BB$2])/[.BB$2]" office:value-type="float" office:value="4.88324175824176" calcext:value-type="float">
            <text:p>4,8832417582</text:p>
          </table:table-cell>
          <table:table-cell table:style-name="ce2" table:formula="of:=100*([Moyennes.BC11]-[.BC$2])/[.BC$2]" office:value-type="float" office:value="3.90142358313188" calcext:value-type="float">
            <text:p>3,9014235831</text:p>
          </table:table-cell>
          <table:table-cell table:style-name="ce2" table:formula="of:=100*([Moyennes.BD11]-[.BD$2])/[.BD$2]" office:value-type="float" office:value="4.09858764885073" calcext:value-type="float">
            <text:p>4,0985876489</text:p>
          </table:table-cell>
          <table:table-cell table:style-name="ce2" table:formula="of:=100*([Moyennes.BE11]-[.BE$2])/[.BE$2]" office:value-type="float" office:value="4.21760391198044" calcext:value-type="float">
            <text:p>4,2176039120</text:p>
          </table:table-cell>
          <table:table-cell table:style-name="ce2" table:formula="of:=100*([Moyennes.BF11]-[.BF$2])/[.BF$2]" office:value-type="float" office:value="4.33990280777538" calcext:value-type="float">
            <text:p>4,3399028078</text:p>
          </table:table-cell>
          <table:table-cell table:style-name="ce2" table:formula="of:=100*([Moyennes.BG11]-[.BG$2])/[.BG$2]" office:value-type="float" office:value="4.93091303169873" calcext:value-type="float">
            <text:p>4,9309130317</text:p>
          </table:table-cell>
          <table:table-cell table:style-name="ce2" table:formula="of:=100*([Moyennes.BH11]-[.BH$2])/[.BH$2]" office:value-type="float" office:value="4.38151215602458" calcext:value-type="float">
            <text:p>4,3815121560</text:p>
          </table:table-cell>
          <table:table-cell table:style-name="ce2" table:formula="of:=100*([Moyennes.BI11]-[.BI$2])/[.BI$2]" office:value-type="float" office:value="3.97364217252396" calcext:value-type="float">
            <text:p>3,9736421725</text:p>
          </table:table-cell>
          <table:table-cell table:style-name="ce2" table:formula="of:=100*([Moyennes.BJ11]-[.BJ$2])/[.BJ$2]" office:value-type="string" office:string-value="" calcext:value-type="error">
            <text:p>#DIV/0 !</text:p>
          </table:table-cell>
          <table:table-cell table:style-name="ce2" table:formula="of:=100*([Moyennes.BK11]-[.BK$2])/[.BK$2]" office:value-type="string" office:string-value="" calcext:value-type="error">
            <text:p>#DIV/0 !</text:p>
          </table:table-cell>
          <table:table-cell table:style-name="ce2" table:formula="of:=100*([Moyennes.BL11]-[.BL$2])/[.BL$2]" office:value-type="string" office:string-value="" calcext:value-type="error">
            <text:p>#DIV/0 !</text:p>
          </table:table-cell>
          <table:table-cell table:style-name="ce2" table:formula="of:=100*([Moyennes.BM11]-[.BM$2])/[.BM$2]" office:value-type="string" office:string-value="" calcext:value-type="error">
            <text:p>#DIV/0 !</text:p>
          </table:table-cell>
          <table:table-cell table:style-name="ce2" table:formula="of:=100*([Moyennes.BN11]-[.BN$2])/[.BN$2]" office:value-type="string" office:string-value="" calcext:value-type="error">
            <text:p>#DIV/0 !</text:p>
          </table:table-cell>
          <table:table-cell table:style-name="ce2" table:formula="of:=100*([Moyennes.BO11]-[.BO$2])/[.BO$2]" office:value-type="string" office:string-value="" calcext:value-type="error">
            <text:p>#DIV/0 !</text:p>
          </table:table-cell>
          <table:table-cell table:style-name="ce2" table:formula="of:=100*([Moyennes.BP11]-[.BP$2])/[.BP$2]" office:value-type="string" office:string-value="" calcext:value-type="error">
            <text:p>#DIV/0 !</text:p>
          </table:table-cell>
          <table:table-cell table:style-name="ce2" table:formula="of:=100*([Moyennes.BQ11]-[.BQ$2])/[.BQ$2]" office:value-type="string" office:string-value="" calcext:value-type="error">
            <text:p>#DIV/0 !</text:p>
          </table:table-cell>
          <table:table-cell table:style-name="ce2" table:formula="of:=100*([Moyennes.BR11]-[.BR$2])/[.BR$2]" office:value-type="string" office:string-value="" calcext:value-type="error">
            <text:p>#DIV/0 !</text:p>
          </table:table-cell>
          <table:table-cell table:style-name="ce2" table:formula="of:=100*([Moyennes.BS11]-[.BS$2])/[.BS$2]" office:value-type="string" office:string-value="" calcext:value-type="error">
            <text:p>#DIV/0 !</text:p>
          </table:table-cell>
          <table:table-cell table:style-name="ce2" table:formula="of:=100*([Moyennes.BT11]-[.BT$2])/[.BT$2]" office:value-type="string" office:string-value="" calcext:value-type="error">
            <text:p>#DIV/0 !</text:p>
          </table:table-cell>
          <table:table-cell table:style-name="ce2" table:formula="of:=100*([Moyennes.BU11]-[.BU$2])/[.BU$2]" office:value-type="string" office:string-value="" calcext:value-type="error">
            <text:p>#DIV/0 !</text:p>
          </table:table-cell>
          <table:table-cell table:style-name="ce2" table:formula="of:=100*([Moyennes.BV11]-[.BV$2])/[.BV$2]" office:value-type="string" office:string-value="" calcext:value-type="error">
            <text:p>#DIV/0 !</text:p>
          </table:table-cell>
          <table:table-cell table:style-name="ce2" table:formula="of:=100*([Moyennes.BW11]-[.BW$2])/[.BW$2]" office:value-type="string" office:string-value="" calcext:value-type="error">
            <text:p>#DIV/0 !</text:p>
          </table:table-cell>
          <table:table-cell table:style-name="ce2" table:formula="of:=100*([Moyennes.BX11]-[.BX$2])/[.BX$2]" office:value-type="string" office:string-value="" calcext:value-type="error">
            <text:p>#DIV/0 !</text:p>
          </table:table-cell>
          <table:table-cell table:style-name="ce2" table:formula="of:=100*([Moyennes.BY11]-[.BY$2])/[.BY$2]" office:value-type="string" office:string-value="" calcext:value-type="error">
            <text:p>#DIV/0 !</text:p>
          </table:table-cell>
          <table:table-cell table:style-name="ce2" table:formula="of:=100*([Moyennes.BZ11]-[.BZ$2])/[.BZ$2]" office:value-type="string" office:string-value="" calcext:value-type="error">
            <text:p>#DIV/0 !</text:p>
          </table:table-cell>
          <table:table-cell table:style-name="ce2" table:formula="of:=100*([Moyennes.CA11]-[.CA$2])/[.CA$2]" office:value-type="string" office:string-value="" calcext:value-type="error">
            <text:p>#DIV/0 !</text:p>
          </table:table-cell>
          <table:table-cell table:style-name="ce2" table:formula="of:=100*([Moyennes.CB11]-[.CB$2])/[.CB$2]" office:value-type="string" office:string-value="" calcext:value-type="error">
            <text:p>#DIV/0 !</text:p>
          </table:table-cell>
          <table:table-cell table:style-name="ce2" table:formula="of:=100*([Moyennes.CC11]-[.CC$2])/[.CC$2]" office:value-type="string" office:string-value="" calcext:value-type="error">
            <text:p>#DIV/0 !</text:p>
          </table:table-cell>
          <table:table-cell table:style-name="ce2" table:formula="of:=100*([Moyennes.CD11]-[.CD$2])/[.CD$2]" office:value-type="string" office:string-value="" calcext:value-type="error">
            <text:p>#DIV/0 !</text:p>
          </table:table-cell>
          <table:table-cell table:style-name="ce2" table:formula="of:=100*([Moyennes.CE11]-[.CE$2])/[.CE$2]" office:value-type="string" office:string-value="" calcext:value-type="error">
            <text:p>#DIV/0 !</text:p>
          </table:table-cell>
          <table:table-cell table:style-name="ce2" table:formula="of:=100*([Moyennes.CF11]-[.CF$2])/[.CF$2]" office:value-type="string" office:string-value="" calcext:value-type="error">
            <text:p>#DIV/0 !</text:p>
          </table:table-cell>
          <table:table-cell table:style-name="ce2" table:formula="of:=100*([Moyennes.CG11]-[.CG$2])/[.CG$2]" office:value-type="string" office:string-value="" calcext:value-type="error">
            <text:p>#DIV/0 !</text:p>
          </table:table-cell>
          <table:table-cell table:style-name="ce2" table:formula="of:=100*([Moyennes.CH11]-[.CH$2])/[.CH$2]" office:value-type="string" office:string-value="" calcext:value-type="error">
            <text:p>#DIV/0 !</text:p>
          </table:table-cell>
          <table:table-cell table:style-name="ce2" table:formula="of:=100*([Moyennes.CI11]-[.CI$2])/[.CI$2]" office:value-type="string" office:string-value="" calcext:value-type="error">
            <text:p>#DIV/0 !</text:p>
          </table:table-cell>
          <table:table-cell table:style-name="ce2" table:formula="of:=100*([Moyennes.CJ11]-[.CJ$2])/[.CJ$2]" office:value-type="string" office:string-value="" calcext:value-type="error">
            <text:p>#DIV/0 !</text:p>
          </table:table-cell>
          <table:table-cell table:style-name="ce2" table:formula="of:=100*([Moyennes.CK11]-[.CK$2])/[.CK$2]" office:value-type="string" office:string-value="" calcext:value-type="error">
            <text:p>#DIV/0 !</text:p>
          </table:table-cell>
          <table:table-cell table:style-name="ce2" table:formula="of:=100*([Moyennes.CL11]-[.CL$2])/[.CL$2]" office:value-type="string" office:string-value="" calcext:value-type="error">
            <text:p>#DIV/0 !</text:p>
          </table:table-cell>
          <table:table-cell table:style-name="ce2" table:formula="of:=100*([Moyennes.CM11]-[.CM$2])/[.CM$2]" office:value-type="string" office:string-value="" calcext:value-type="error">
            <text:p>#DIV/0 !</text:p>
          </table:table-cell>
          <table:table-cell table:style-name="ce2" table:formula="of:=100*([Moyennes.CN11]-[.CN$2])/[.CN$2]" office:value-type="string" office:string-value="" calcext:value-type="error">
            <text:p>#DIV/0 !</text:p>
          </table:table-cell>
          <table:table-cell table:style-name="ce2" table:formula="of:=100*([Moyennes.CO11]-[.CO$2])/[.CO$2]" office:value-type="string" office:string-value="" calcext:value-type="error">
            <text:p>#DIV/0 !</text:p>
          </table:table-cell>
          <table:table-cell table:style-name="ce2" table:formula="of:=100*([Moyennes.CP11]-[.CP$2])/[.CP$2]" office:value-type="string" office:string-value="" calcext:value-type="error">
            <text:p>#DIV/0 !</text:p>
          </table:table-cell>
          <table:table-cell table:style-name="ce2" table:formula="of:=100*([Moyennes.CQ11]-[.CQ$2])/[.CQ$2]" office:value-type="string" office:string-value="" calcext:value-type="error">
            <text:p>#DIV/0 !</text:p>
          </table:table-cell>
          <table:table-cell table:style-name="ce2" table:formula="of:=100*([Moyennes.CR11]-[.CR$2])/[.CR$2]" office:value-type="string" office:string-value="" calcext:value-type="error">
            <text:p>#DIV/0 !</text:p>
          </table:table-cell>
          <table:table-cell table:style-name="ce2" table:formula="of:=100*([Moyennes.CS11]-[.CS$2])/[.CS$2]" office:value-type="string" office:string-value="" calcext:value-type="error">
            <text:p>#DIV/0 !</text:p>
          </table:table-cell>
          <table:table-cell table:style-name="ce2" table:formula="of:=100*([Moyennes.CT11]-[.CT$2])/[.CT$2]" office:value-type="string" office:string-value="" calcext:value-type="error">
            <text:p>#DIV/0 !</text:p>
          </table:table-cell>
          <table:table-cell table:style-name="ce2" table:formula="of:=100*([Moyennes.CU11]-[.CU$2])/[.CU$2]" office:value-type="string" office:string-value="" calcext:value-type="error">
            <text:p>#DIV/0 !</text:p>
          </table:table-cell>
          <table:table-cell table:style-name="ce2" table:formula="of:=100*([Moyennes.CV11]-[.CV$2])/[.CV$2]" office:value-type="string" office:string-value="" calcext:value-type="error">
            <text:p>#DIV/0 !</text:p>
          </table:table-cell>
          <table:table-cell table:style-name="ce2" table:formula="of:=100*([Moyennes.CW11]-[.CW$2])/[.CW$2]" office:value-type="string" office:string-value="" calcext:value-type="error">
            <text:p>#DIV/0 !</text:p>
          </table:table-cell>
          <table:table-cell table:style-name="ce2" table:formula="of:=100*([Moyennes.CX11]-[.CX$2])/[.CX$2]" office:value-type="string" office:string-value="" calcext:value-type="error">
            <text:p>#DIV/0 !</text:p>
          </table:table-cell>
          <table:table-cell table:style-name="ce2" table:formula="of:=100*([Moyennes.CY11]-[.CY$2])/[.CY$2]" office:value-type="string" office:string-value="" calcext:value-type="error">
            <text:p>#DIV/0 !</text:p>
          </table:table-cell>
          <table:table-cell table:style-name="ce2" table:formula="of:=100*([Moyennes.CZ11]-[.CZ$2])/[.CZ$2]" office:value-type="string" office:string-value="" calcext:value-type="error">
            <text:p>#DIV/0 !</text:p>
          </table:table-cell>
          <table:table-cell table:style-name="ce2" table:formula="of:=100*([Moyennes.DA11]-[.DA$2])/[.DA$2]" office:value-type="string" office:string-value="" calcext:value-type="error">
            <text:p>#DIV/0 !</text:p>
          </table:table-cell>
          <table:table-cell table:style-name="ce2" table:formula="of:=100*([Moyennes.DB11]-[.DB$2])/[.DB$2]" office:value-type="string" office:string-value="" calcext:value-type="error">
            <text:p>#DIV/0 !</text:p>
          </table:table-cell>
          <table:table-cell table:style-name="ce2" table:formula="of:=100*([Moyennes.DC11]-[.DC$2])/[.DC$2]" office:value-type="string" office:string-value="" calcext:value-type="error">
            <text:p>#DIV/0 !</text:p>
          </table:table-cell>
          <table:table-cell table:style-name="ce2" table:formula="of:=100*([Moyennes.DD11]-[.DD$2])/[.DD$2]" office:value-type="string" office:string-value="" calcext:value-type="error">
            <text:p>#DIV/0 !</text:p>
          </table:table-cell>
          <table:table-cell table:style-name="ce2" table:formula="of:=100*([Moyennes.DE11]-[.DE$2])/[.DE$2]" office:value-type="string" office:string-value="" calcext:value-type="error">
            <text:p>#DIV/0 !</text:p>
          </table:table-cell>
          <table:table-cell table:style-name="ce2" table:formula="of:=100*([Moyennes.DF11]-[.DF$2])/[.DF$2]" office:value-type="string" office:string-value="" calcext:value-type="error">
            <text:p>#DIV/0 !</text:p>
          </table:table-cell>
          <table:table-cell table:style-name="ce2" table:formula="of:=100*([Moyennes.DG11]-[.DG$2])/[.DG$2]" office:value-type="string" office:string-value="" calcext:value-type="error">
            <text:p>#DIV/0 !</text:p>
          </table:table-cell>
          <table:table-cell table:style-name="ce2" table:formula="of:=100*([Moyennes.DH11]-[.DH$2])/[.DH$2]" office:value-type="string" office:string-value="" calcext:value-type="error">
            <text:p>#DIV/0 !</text:p>
          </table:table-cell>
          <table:table-cell table:style-name="ce2" table:formula="of:=100*([Moyennes.DI11]-[.DI$2])/[.DI$2]" office:value-type="string" office:string-value="" calcext:value-type="error">
            <text:p>#DIV/0 !</text:p>
          </table:table-cell>
          <table:table-cell table:style-name="ce2" table:formula="of:=100*([Moyennes.DJ11]-[.DJ$2])/[.DJ$2]" office:value-type="string" office:string-value="" calcext:value-type="error">
            <text:p>#DIV/0 !</text:p>
          </table:table-cell>
          <table:table-cell table:style-name="ce2" table:formula="of:=100*([Moyennes.DK11]-[.DK$2])/[.DK$2]" office:value-type="string" office:string-value="" calcext:value-type="error">
            <text:p>#DIV/0 !</text:p>
          </table:table-cell>
          <table:table-cell table:style-name="ce2" table:formula="of:=100*([Moyennes.DL11]-[.DL$2])/[.DL$2]" office:value-type="string" office:string-value="" calcext:value-type="error">
            <text:p>#DIV/0 !</text:p>
          </table:table-cell>
          <table:table-cell table:style-name="ce2" table:formula="of:=100*([Moyennes.DM11]-[.DM$2])/[.DM$2]" office:value-type="string" office:string-value="" calcext:value-type="error">
            <text:p>#DIV/0 !</text:p>
          </table:table-cell>
          <table:table-cell table:style-name="ce2" table:formula="of:=100*([Moyennes.DN11]-[.DN$2])/[.DN$2]" office:value-type="string" office:string-value="" calcext:value-type="error">
            <text:p>#DIV/0 !</text:p>
          </table:table-cell>
          <table:table-cell table:style-name="ce2" table:formula="of:=100*([Moyennes.DO11]-[.DO$2])/[.DO$2]" office:value-type="string" office:string-value="" calcext:value-type="error">
            <text:p>#DIV/0 !</text:p>
          </table:table-cell>
          <table:table-cell table:style-name="ce2" table:formula="of:=100*([Moyennes.DP11]-[.DP$2])/[.DP$2]" office:value-type="string" office:string-value="" calcext:value-type="error">
            <text:p>#DIV/0 !</text:p>
          </table:table-cell>
          <table:table-cell table:style-name="ce2" table:formula="of:=100*([Moyennes.DQ11]-[.DQ$2])/[.DQ$2]" office:value-type="string" office:string-value="" calcext:value-type="error">
            <text:p>#DIV/0 !</text:p>
          </table:table-cell>
        </table:table-row>
        <table:table-row table:style-name="ro1" table:number-rows-repeated="2">
          <table:table-cell/>
          <table:table-cell table:style-name="Default" table:number-columns-repeated="14"/>
          <table:table-cell table:number-columns-repeated="106"/>
        </table:table-row>
        <table:table-row table:style-name="ro1">
          <table:table-cell/>
          <table:table-cell table:style-name="ce3" office:value-type="string" calcext:value-type="string">
            <text:p>MOYENNE D’ECART A L’OPTIMAL</text:p>
          </table:table-cell>
          <table:table-cell table:style-name="Default"/>
          <table:table-cell table:style-name="ce1" office:value-type="string" calcext:value-type="string">
            <text:p>20x5</text:p>
          </table:table-cell>
          <table:table-cell table:style-name="ce1" office:value-type="string" calcext:value-type="string">
            <text:p>20x10</text:p>
          </table:table-cell>
          <table:table-cell table:style-name="ce1" office:value-type="string" calcext:value-type="string">
            <text:p>20x20</text:p>
          </table:table-cell>
          <table:table-cell table:style-name="ce1" office:value-type="string" calcext:value-type="string">
            <text:p>50x5</text:p>
          </table:table-cell>
          <table:table-cell table:style-name="ce1" office:value-type="string" calcext:value-type="string">
            <text:p>50x10</text:p>
          </table:table-cell>
          <table:table-cell table:style-name="ce1" office:value-type="string" calcext:value-type="string">
            <text:p>50x20</text:p>
          </table:table-cell>
          <table:table-cell table:style-name="ce1" office:value-type="string" calcext:value-type="string">
            <text:p>100x5</text:p>
          </table:table-cell>
          <table:table-cell table:style-name="ce1" office:value-type="string" calcext:value-type="string">
            <text:p>100x10</text:p>
          </table:table-cell>
          <table:table-cell table:style-name="ce1" office:value-type="string" calcext:value-type="string">
            <text:p>100x20</text:p>
          </table:table-cell>
          <table:table-cell table:style-name="ce1" office:value-type="string" calcext:value-type="string">
            <text:p>200x10</text:p>
          </table:table-cell>
          <table:table-cell table:style-name="ce1" office:value-type="string" calcext:value-type="string">
            <text:p>200x20</text:p>
          </table:table-cell>
          <table:table-cell table:style-name="ce1" office:value-type="string" calcext:value-type="string">
            <text:p>500x20</text:p>
          </table:table-cell>
          <table:table-cell table:number-columns-repeated="106"/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AVERAGE([.B3:.BI3])" office:value-type="float" office:value="2.08429569464612" calcext:value-type="float">
            <text:p>2,0842956946</text:p>
          </table:table-cell>
          <table:table-cell/>
          <table:table-cell table:formula="of:=AVERAGE([.B3:.K3])" office:value-type="float" office:value="0.148290279705068" calcext:value-type="float">
            <text:p>0,1482902797</text:p>
          </table:table-cell>
          <table:table-cell table:formula="of:=AVERAGE([.L3:.U3])" office:value-type="float" office:value="0.903401835088766" calcext:value-type="float">
            <text:p>0,9034018351</text:p>
          </table:table-cell>
          <table:table-cell table:formula="of:= AVERAGE([.V3:.AE3])" office:value-type="float" office:value="0.935156606731384" calcext:value-type="float">
            <text:p>0,9351566067</text:p>
          </table:table-cell>
          <table:table-cell table:formula="of:= AVERAGE([.AF3:.AO3])" office:value-type="float" office:value="0.472210645440882" calcext:value-type="float">
            <text:p>0,4722106454</text:p>
          </table:table-cell>
          <table:table-cell table:formula="of:= AVERAGE([.AP3:.AY3])" office:value-type="float" office:value="4.1403922230253" calcext:value-type="float">
            <text:p>4,1403922230</text:p>
          </table:table-cell>
          <table:table-cell table:formula="of:= AVERAGE([.AZ3:.BI3])" office:value-type="float" office:value="5.9063225778853" calcext:value-type="float">
            <text:p>5,9063225779</text:p>
          </table:table-cell>
          <table:table-cell table:formula="of:=AVERAGE([.BJ3:.BS3])" office:value-type="string" office:string-value="" calcext:value-type="error">
            <text:p>#DIV/0 !</text:p>
          </table:table-cell>
          <table:table-cell table:formula="of:=AVERAGE([.BT3:.CC3])" office:value-type="string" office:string-value="" calcext:value-type="error">
            <text:p>#DIV/0 !</text:p>
          </table:table-cell>
          <table:table-cell table:formula="of:=AVERAGE([.CD3:.CM3])" office:value-type="string" office:string-value="" calcext:value-type="error">
            <text:p>#DIV/0 !</text:p>
          </table:table-cell>
          <table:table-cell table:formula="of:=AVERAGE([.CN3:.CW3])" office:value-type="string" office:string-value="" calcext:value-type="error">
            <text:p>#DIV/0 !</text:p>
          </table:table-cell>
          <table:table-cell table:formula="of:=AVERAGE([.CX3:.DG3])" office:value-type="string" office:string-value="" calcext:value-type="error">
            <text:p>#DIV/0 !</text:p>
          </table:table-cell>
          <table:table-cell table:formula="of:=AVERAGE([.DH3:.DQ3])" office:value-type="string" office:string-value="" calcext:value-type="error">
            <text:p>#DIV/0 !</text:p>
          </table:table-cell>
          <table:table-cell table:number-columns-repeated="106"/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AVERAGE([.B4:.BI4])" office:value-type="float" office:value="1.9892222421623" calcext:value-type="float">
            <text:p>1,9892222422</text:p>
          </table:table-cell>
          <table:table-cell/>
          <table:table-cell table:formula="of:=AVERAGE([.B4:.K4])" office:value-type="float" office:value="0.0500915374911996" calcext:value-type="float">
            <text:p>0,0500915375</text:p>
          </table:table-cell>
          <table:table-cell table:formula="of:=AVERAGE([.L4:.U4])" office:value-type="float" office:value="0.29761708550284" calcext:value-type="float">
            <text:p>0,2976170855</text:p>
          </table:table-cell>
          <table:table-cell table:formula="of:= AVERAGE([.V4:.AE4])" office:value-type="float" office:value="0.378376796185254" calcext:value-type="float">
            <text:p>0,3783767962</text:p>
          </table:table-cell>
          <table:table-cell table:formula="of:= AVERAGE([.AF4:.AO4])" office:value-type="float" office:value="0.276241600040979" calcext:value-type="float">
            <text:p>0,2762416000</text:p>
          </table:table-cell>
          <table:table-cell table:formula="of:= AVERAGE([.AP4:.AY4])" office:value-type="float" office:value="4.33892053841589" calcext:value-type="float">
            <text:p>4,3389205384</text:p>
          </table:table-cell>
          <table:table-cell table:formula="of:= AVERAGE([.AZ4:.BI4])" office:value-type="float" office:value="6.59408589533765" calcext:value-type="float">
            <text:p>6,5940858953</text:p>
          </table:table-cell>
          <table:table-cell table:formula="of:=AVERAGE([.BJ4:.BS4])" office:value-type="string" office:string-value="" calcext:value-type="error">
            <text:p>#DIV/0 !</text:p>
          </table:table-cell>
          <table:table-cell table:formula="of:=AVERAGE([.BT4:.CC4])" office:value-type="string" office:string-value="" calcext:value-type="error">
            <text:p>#DIV/0 !</text:p>
          </table:table-cell>
          <table:table-cell table:formula="of:=AVERAGE([.CD4:.CM4])" office:value-type="string" office:string-value="" calcext:value-type="error">
            <text:p>#DIV/0 !</text:p>
          </table:table-cell>
          <table:table-cell table:formula="of:=AVERAGE([.CN4:.CW4])" office:value-type="string" office:string-value="" calcext:value-type="error">
            <text:p>#DIV/0 !</text:p>
          </table:table-cell>
          <table:table-cell table:formula="of:=AVERAGE([.CX4:.DG4])" office:value-type="string" office:string-value="" calcext:value-type="error">
            <text:p>#DIV/0 !</text:p>
          </table:table-cell>
          <table:table-cell table:formula="of:=AVERAGE([.DH4:.DQ4])" office:value-type="string" office:string-value="" calcext:value-type="error">
            <text:p>#DIV/0 !</text:p>
          </table:table-cell>
          <table:table-cell table:number-columns-repeated="106"/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AVERAGE([.B5:.BI5])" office:value-type="float" office:value="1.69889441658131" calcext:value-type="float">
            <text:p>1,6988944166</text:p>
          </table:table-cell>
          <table:table-cell/>
          <table:table-cell table:formula="of:=AVERAGE([.B5:.K5])" office:value-type="float" office:value="0.608635492312249" calcext:value-type="float">
            <text:p>0,6086354923</text:p>
          </table:table-cell>
          <table:table-cell table:formula="of:=AVERAGE([.L5:.U5])" office:value-type="float" office:value="0.985802112510595" calcext:value-type="float">
            <text:p>0,9858021125</text:p>
          </table:table-cell>
          <table:table-cell table:formula="of:= AVERAGE([.V5:.AE5])" office:value-type="float" office:value="0.747082836522644" calcext:value-type="float">
            <text:p>0,7470828365</text:p>
          </table:table-cell>
          <table:table-cell table:formula="of:= AVERAGE([.AF5:.AO5])" office:value-type="float" office:value="0.378183242455564" calcext:value-type="float">
            <text:p>0,3781832425</text:p>
          </table:table-cell>
          <table:table-cell table:formula="of:= AVERAGE([.AP5:.AY5])" office:value-type="float" office:value="2.9820695008103" calcext:value-type="float">
            <text:p>2,9820695008</text:p>
          </table:table-cell>
          <table:table-cell table:formula="of:= AVERAGE([.AZ5:.BI5])" office:value-type="float" office:value="4.49159331487651" calcext:value-type="float">
            <text:p>4,4915933149</text:p>
          </table:table-cell>
          <table:table-cell table:formula="of:=AVERAGE([.BJ5:.BS5])" office:value-type="string" office:string-value="" calcext:value-type="error">
            <text:p>#DIV/0 !</text:p>
          </table:table-cell>
          <table:table-cell table:formula="of:=AVERAGE([.BT5:.CC5])" office:value-type="string" office:string-value="" calcext:value-type="error">
            <text:p>#DIV/0 !</text:p>
          </table:table-cell>
          <table:table-cell table:formula="of:=AVERAGE([.CD5:.CM5])" office:value-type="string" office:string-value="" calcext:value-type="error">
            <text:p>#DIV/0 !</text:p>
          </table:table-cell>
          <table:table-cell table:formula="of:=AVERAGE([.CN5:.CW5])" office:value-type="string" office:string-value="" calcext:value-type="error">
            <text:p>#DIV/0 !</text:p>
          </table:table-cell>
          <table:table-cell table:formula="of:=AVERAGE([.CX5:.DG5])" office:value-type="string" office:string-value="" calcext:value-type="error">
            <text:p>#DIV/0 !</text:p>
          </table:table-cell>
          <table:table-cell table:formula="of:=AVERAGE([.DH5:.DQ5])" office:value-type="string" office:string-value="" calcext:value-type="error">
            <text:p>#DIV/0 !</text:p>
          </table:table-cell>
          <table:table-cell table:number-columns-repeated="106"/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AVERAGE([.B6:.BI6])" office:value-type="float" office:value="1.62087462381637" calcext:value-type="float">
            <text:p>1,6208746238</text:p>
          </table:table-cell>
          <table:table-cell/>
          <table:table-cell table:formula="of:=AVERAGE([.B6:.K6])" office:value-type="float" office:value="0.143672324422722" calcext:value-type="float">
            <text:p>0,1436723244</text:p>
          </table:table-cell>
          <table:table-cell table:formula="of:=AVERAGE([.L6:.U6])" office:value-type="float" office:value="0.663042358168993" calcext:value-type="float">
            <text:p>0,6630423582</text:p>
          </table:table-cell>
          <table:table-cell table:formula="of:= AVERAGE([.V6:.AE6])" office:value-type="float" office:value="0.539673866126027" calcext:value-type="float">
            <text:p>0,5396738661</text:p>
          </table:table-cell>
          <table:table-cell table:formula="of:= AVERAGE([.AF6:.AO6])" office:value-type="float" office:value="0.139916083048582" calcext:value-type="float">
            <text:p>0,1399160830</text:p>
          </table:table-cell>
          <table:table-cell table:formula="of:= AVERAGE([.AP6:.AY6])" office:value-type="float" office:value="3.02295613899793" calcext:value-type="float">
            <text:p>3,0229561390</text:p>
          </table:table-cell>
          <table:table-cell table:formula="of:= AVERAGE([.AZ6:.BI6])" office:value-type="float" office:value="5.21598697213395" calcext:value-type="float">
            <text:p>5,2159869721</text:p>
          </table:table-cell>
          <table:table-cell table:formula="of:=AVERAGE([.BJ6:.BS6])" office:value-type="string" office:string-value="" calcext:value-type="error">
            <text:p>#DIV/0 !</text:p>
          </table:table-cell>
          <table:table-cell table:formula="of:=AVERAGE([.BT6:.CC6])" office:value-type="string" office:string-value="" calcext:value-type="error">
            <text:p>#DIV/0 !</text:p>
          </table:table-cell>
          <table:table-cell table:formula="of:=AVERAGE([.CD6:.CM6])" office:value-type="string" office:string-value="" calcext:value-type="error">
            <text:p>#DIV/0 !</text:p>
          </table:table-cell>
          <table:table-cell table:formula="of:=AVERAGE([.CN6:.CW6])" office:value-type="string" office:string-value="" calcext:value-type="error">
            <text:p>#DIV/0 !</text:p>
          </table:table-cell>
          <table:table-cell table:formula="of:=AVERAGE([.CX6:.DG6])" office:value-type="string" office:string-value="" calcext:value-type="error">
            <text:p>#DIV/0 !</text:p>
          </table:table-cell>
          <table:table-cell table:formula="of:=AVERAGE([.DH6:.DQ6])" office:value-type="string" office:string-value="" calcext:value-type="error">
            <text:p>#DIV/0 !</text:p>
          </table:table-cell>
          <table:table-cell table:number-columns-repeated="106"/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AVERAGE([.B7:.BI7])" office:value-type="float" office:value="1.51457828695312" calcext:value-type="float">
            <text:p>1,5145782870</text:p>
          </table:table-cell>
          <table:table-cell/>
          <table:table-cell table:formula="of:=AVERAGE([.B7:.K7])" office:value-type="float" office:value="0.0835076527436106" calcext:value-type="float">
            <text:p>0,0835076527</text:p>
          </table:table-cell>
          <table:table-cell table:formula="of:=AVERAGE([.L7:.U7])" office:value-type="float" office:value="0.518001412947021" calcext:value-type="float">
            <text:p>0,5180014129</text:p>
          </table:table-cell>
          <table:table-cell table:formula="of:= AVERAGE([.V7:.AE7])" office:value-type="float" office:value="0.533438790012124" calcext:value-type="float">
            <text:p>0,5334387900</text:p>
          </table:table-cell>
          <table:table-cell table:formula="of:= AVERAGE([.AF7:.AO7])" office:value-type="float" office:value="0.184277270711555" calcext:value-type="float">
            <text:p>0,1842772707</text:p>
          </table:table-cell>
          <table:table-cell table:formula="of:= AVERAGE([.AP7:.AY7])" office:value-type="float" office:value="3.1596101453736" calcext:value-type="float">
            <text:p>3,1596101454</text:p>
          </table:table-cell>
          <table:table-cell table:formula="of:= AVERAGE([.AZ7:.BI7])" office:value-type="float" office:value="4.6086344499308" calcext:value-type="float">
            <text:p>4,6086344499</text:p>
          </table:table-cell>
          <table:table-cell table:formula="of:=AVERAGE([.BJ7:.BS7])" office:value-type="string" office:string-value="" calcext:value-type="error">
            <text:p>#DIV/0 !</text:p>
          </table:table-cell>
          <table:table-cell table:formula="of:=AVERAGE([.BT7:.CC7])" office:value-type="string" office:string-value="" calcext:value-type="error">
            <text:p>#DIV/0 !</text:p>
          </table:table-cell>
          <table:table-cell table:formula="of:=AVERAGE([.CD7:.CM7])" office:value-type="string" office:string-value="" calcext:value-type="error">
            <text:p>#DIV/0 !</text:p>
          </table:table-cell>
          <table:table-cell table:formula="of:=AVERAGE([.CN7:.CW7])" office:value-type="string" office:string-value="" calcext:value-type="error">
            <text:p>#DIV/0 !</text:p>
          </table:table-cell>
          <table:table-cell table:formula="of:=AVERAGE([.CX7:.DG7])" office:value-type="string" office:string-value="" calcext:value-type="error">
            <text:p>#DIV/0 !</text:p>
          </table:table-cell>
          <table:table-cell table:formula="of:=AVERAGE([.DH7:.DQ7])" office:value-type="string" office:string-value="" calcext:value-type="error">
            <text:p>#DIV/0 !</text:p>
          </table:table-cell>
          <table:table-cell table:number-columns-repeated="106"/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AVERAGE([.B8:.BI8])" office:value-type="float" office:value="1.21478023322519" calcext:value-type="float">
            <text:p>1,2147802332</text:p>
          </table:table-cell>
          <table:table-cell/>
          <table:table-cell table:formula="of:=AVERAGE([.B8:.K8])" office:value-type="float" office:value="0.0405186385737439" calcext:value-type="float">
            <text:p>0,0405186386</text:p>
          </table:table-cell>
          <table:table-cell table:formula="of:=AVERAGE([.L8:.U8])" office:value-type="float" office:value="0.068720636734982" calcext:value-type="float">
            <text:p>0,0687206367</text:p>
          </table:table-cell>
          <table:table-cell table:formula="of:= AVERAGE([.V8:.AE8])" office:value-type="float" office:value="0.135598984511655" calcext:value-type="float">
            <text:p>0,1355989845</text:p>
          </table:table-cell>
          <table:table-cell table:formula="of:= AVERAGE([.AF8:.AO8])" office:value-type="float" office:value="0.0578869404311922" calcext:value-type="float">
            <text:p>0,0578869404</text:p>
          </table:table-cell>
          <table:table-cell table:formula="of:= AVERAGE([.AP8:.AY8])" office:value-type="float" office:value="2.14103953991777" calcext:value-type="float">
            <text:p>2,1410395399</text:p>
          </table:table-cell>
          <table:table-cell table:formula="of:= AVERAGE([.AZ8:.BI8])" office:value-type="float" office:value="4.8449166591818" calcext:value-type="float">
            <text:p>4,8449166592</text:p>
          </table:table-cell>
          <table:table-cell table:formula="of:=AVERAGE([.BJ8:.BS8])" office:value-type="string" office:string-value="" calcext:value-type="error">
            <text:p>#DIV/0 !</text:p>
          </table:table-cell>
          <table:table-cell table:formula="of:=AVERAGE([.BT8:.CC8])" office:value-type="string" office:string-value="" calcext:value-type="error">
            <text:p>#DIV/0 !</text:p>
          </table:table-cell>
          <table:table-cell table:formula="of:=AVERAGE([.CD8:.CM8])" office:value-type="string" office:string-value="" calcext:value-type="error">
            <text:p>#DIV/0 !</text:p>
          </table:table-cell>
          <table:table-cell table:formula="of:=AVERAGE([.CN8:.CW8])" office:value-type="string" office:string-value="" calcext:value-type="error">
            <text:p>#DIV/0 !</text:p>
          </table:table-cell>
          <table:table-cell table:formula="of:=AVERAGE([.CX8:.DG8])" office:value-type="string" office:string-value="" calcext:value-type="error">
            <text:p>#DIV/0 !</text:p>
          </table:table-cell>
          <table:table-cell table:formula="of:=AVERAGE([.DH8:.DQ8])" office:value-type="string" office:string-value="" calcext:value-type="error">
            <text:p>#DIV/0 !</text:p>
          </table:table-cell>
          <table:table-cell table:number-columns-repeated="106"/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AVERAGE([.B9:.BI9])" office:value-type="float" office:value="2.4417270222645" calcext:value-type="float">
            <text:p>2,4417270223</text:p>
          </table:table-cell>
          <table:table-cell/>
          <table:table-cell table:formula="of:=AVERAGE([.B9:.K9])" office:value-type="float" office:value="0.786943877845226" calcext:value-type="float">
            <text:p>0,7869438778</text:p>
          </table:table-cell>
          <table:table-cell table:formula="of:=AVERAGE([.L9:.U9])" office:value-type="float" office:value="1.62762398043225" calcext:value-type="float">
            <text:p>1,6276239804</text:p>
          </table:table-cell>
          <table:table-cell table:formula="of:= AVERAGE([.V9:.AE9])" office:value-type="float" office:value="1.48458163037263" calcext:value-type="float">
            <text:p>1,4845816304</text:p>
          </table:table-cell>
          <table:table-cell table:formula="of:= AVERAGE([.AF9:.AO9])" office:value-type="float" office:value="0.472368077417247" calcext:value-type="float">
            <text:p>0,4723680774</text:p>
          </table:table-cell>
          <table:table-cell table:formula="of:= AVERAGE([.AP9:.AY9])" office:value-type="float" office:value="4.27026134807817" calcext:value-type="float">
            <text:p>4,2702613481</text:p>
          </table:table-cell>
          <table:table-cell table:formula="of:= AVERAGE([.AZ9:.BI9])" office:value-type="float" office:value="6.00858321944146" calcext:value-type="float">
            <text:p>6,0085832194</text:p>
          </table:table-cell>
          <table:table-cell table:formula="of:=AVERAGE([.BJ9:.BS9])" office:value-type="string" office:string-value="" calcext:value-type="error">
            <text:p>#DIV/0 !</text:p>
          </table:table-cell>
          <table:table-cell table:formula="of:=AVERAGE([.BT9:.CC9])" office:value-type="string" office:string-value="" calcext:value-type="error">
            <text:p>#DIV/0 !</text:p>
          </table:table-cell>
          <table:table-cell table:formula="of:=AVERAGE([.CD9:.CM9])" office:value-type="string" office:string-value="" calcext:value-type="error">
            <text:p>#DIV/0 !</text:p>
          </table:table-cell>
          <table:table-cell table:formula="of:=AVERAGE([.CN9:.CW9])" office:value-type="string" office:string-value="" calcext:value-type="error">
            <text:p>#DIV/0 !</text:p>
          </table:table-cell>
          <table:table-cell table:formula="of:=AVERAGE([.CX9:.DG9])" office:value-type="string" office:string-value="" calcext:value-type="error">
            <text:p>#DIV/0 !</text:p>
          </table:table-cell>
          <table:table-cell table:formula="of:=AVERAGE([.DH9:.DQ9])" office:value-type="string" office:string-value="" calcext:value-type="error">
            <text:p>#DIV/0 !</text:p>
          </table:table-cell>
          <table:table-cell table:number-columns-repeated="106"/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AVERAGE([.B10:.DQ10])" office:value-type="float" office:value="2.28042214806743" calcext:value-type="float">
            <text:p>2,2804221481</text:p>
          </table:table-cell>
          <table:table-cell/>
          <table:table-cell table:formula="of:=AVERAGE([.B10:.K10])" office:value-type="float" office:value="2.40590884310326" calcext:value-type="float">
            <text:p>2,4059088431</text:p>
          </table:table-cell>
          <table:table-cell table:formula="of:=AVERAGE([.L10:.U10])" office:value-type="float" office:value="2.24435808039181" calcext:value-type="float">
            <text:p>2,2443580804</text:p>
          </table:table-cell>
          <table:table-cell table:formula="of:= AVERAGE([.V10:.AE10])" office:value-type="float" office:value="1.67083809297359" calcext:value-type="float">
            <text:p>1,6708380930</text:p>
          </table:table-cell>
          <table:table-cell table:formula="of:= AVERAGE([.AF10:.AO10])" office:value-type="float" office:value="0.356620149574819" calcext:value-type="float">
            <text:p>0,3566201496</text:p>
          </table:table-cell>
          <table:table-cell table:formula="of:= AVERAGE([.AP10:.AY10])" office:value-type="float" office:value="3.83767613228799" calcext:value-type="float">
            <text:p>3,8376761323</text:p>
          </table:table-cell>
          <table:table-cell table:formula="of:= AVERAGE([.AZ10:.BI10])" office:value-type="float" office:value="4.61699354207155" calcext:value-type="float">
            <text:p>4,6169935421</text:p>
          </table:table-cell>
          <table:table-cell table:formula="of:=AVERAGE([.BJ10:.BS10])" office:value-type="float" office:value="0.309079337295828" calcext:value-type="float">
            <text:p>0,3090793373</text:p>
          </table:table-cell>
          <table:table-cell table:formula="of:=AVERAGE([.BT10:.CC10])" office:value-type="float" office:value="1.2697815548806" calcext:value-type="float">
            <text:p>1,2697815549</text:p>
          </table:table-cell>
          <table:table-cell table:formula="of:=AVERAGE([.CD10:.CM10])" office:value-type="float" office:value="4.29308929317624" calcext:value-type="float">
            <text:p>4,2930892932</text:p>
          </table:table-cell>
          <table:table-cell table:formula="of:=AVERAGE([.CN10:.CW10])" office:value-type="float" office:value="0.886787912766129" calcext:value-type="float">
            <text:p>0,8867879128</text:p>
          </table:table-cell>
          <table:table-cell table:formula="of:=AVERAGE([.CX10:.DG10])" office:value-type="float" office:value="3.62830837510013" calcext:value-type="float">
            <text:p>3,6283083751</text:p>
          </table:table-cell>
          <table:table-cell table:formula="of:=AVERAGE([.DH10:.DQ10])" office:value-type="float" office:value="1.84562446318721" calcext:value-type="float">
            <text:p>1,8456244632</text:p>
          </table:table-cell>
          <table:table-cell table:number-columns-repeated="106"/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AVERAGE([.B11:.DG11])" office:value-type="float" office:value="2.28088882548479" calcext:value-type="float">
            <text:p>2,2808888255</text:p>
          </table:table-cell>
          <table:table-cell/>
          <table:table-cell table:formula="of:=AVERAGE([.B11:.K11])" office:value-type="float" office:value="1.93992863534583" calcext:value-type="float">
            <text:p>1,9399286353</text:p>
          </table:table-cell>
          <table:table-cell table:formula="of:=AVERAGE([.L11:.U11])" office:value-type="float" office:value="2.50724260096035" calcext:value-type="float">
            <text:p>2,5072426010</text:p>
          </table:table-cell>
          <table:table-cell table:formula="of:= AVERAGE([.V11:.AE11])" office:value-type="float" office:value="2.01920967532207" calcext:value-type="float">
            <text:p>2,0192096753</text:p>
          </table:table-cell>
          <table:table-cell table:formula="of:= AVERAGE([.AF11:.AO11])" office:value-type="float" office:value="0.267695154813284" calcext:value-type="float">
            <text:p>0,2676951548</text:p>
          </table:table-cell>
          <table:table-cell table:formula="of:= AVERAGE([.AP11:.AY11])" office:value-type="float" office:value="3.1732413142048" calcext:value-type="float">
            <text:p>3,1732413142</text:p>
          </table:table-cell>
          <table:table-cell table:formula="of:= AVERAGE([.AZ11:.BI11])" office:value-type="float" office:value="4.56501324172944" calcext:value-type="float">
            <text:p>4,5650132417</text:p>
          </table:table-cell>
          <table:table-cell table:formula="of:=AVERAGE([.BJ11:.BS11])" office:value-type="float" office:value="0.285593376604406" calcext:value-type="float">
            <text:p>0,2855933766</text:p>
          </table:table-cell>
          <table:table-cell table:formula="of:=AVERAGE([.BT11:.CC11])" office:value-type="float" office:value="1.22084570444796" calcext:value-type="float">
            <text:p>1,2208457044</text:p>
          </table:table-cell>
          <table:table-cell table:formula="of:=AVERAGE([.CD11:.CM11])" office:value-type="float" office:value="4.06910792908249" calcext:value-type="float">
            <text:p>4,0691079291</text:p>
          </table:table-cell>
          <table:table-cell table:formula="of:=AVERAGE([.CN11:.CW11])" office:value-type="float" office:value="0.998472277805818" calcext:value-type="float">
            <text:p>0,9984722778</text:p>
          </table:table-cell>
          <table:table-cell table:formula="of:=AVERAGE([.CX11:.DG11])" office:value-type="float" office:value="4.04342717001627" calcext:value-type="float">
            <text:p>4,0434271700</text:p>
          </table:table-cell>
          <table:table-cell table:formula="of:=AVERAGE([.DH11:.DQ11])" office:value-type="string" office:string-value="" calcext:value-type="error">
            <text:p>#DIV/0 !</text:p>
          </table:table-cell>
          <table:table-cell table:number-columns-repeated="106"/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AVERAGE([.B12:.BI12])" office:value-type="float" office:value="1.26144603183648" calcext:value-type="float">
            <text:p>1,2614460318</text:p>
          </table:table-cell>
          <table:table-cell/>
          <table:table-cell table:formula="of:=AVERAGE([.B12:.K12])" office:value-type="float" office:value="0.0405186385737439" calcext:value-type="float">
            <text:p>0,0405186386</text:p>
          </table:table-cell>
          <table:table-cell table:formula="of:=AVERAGE([.L12:.U12])" office:value-type="float" office:value="0.179051176957455" calcext:value-type="float">
            <text:p>0,1790511770</text:p>
          </table:table-cell>
          <table:table-cell table:formula="of:= AVERAGE([.V12:.AE12])" office:value-type="float" office:value="0.336441501380686" calcext:value-type="float">
            <text:p>0,3364415014</text:p>
          </table:table-cell>
          <table:table-cell table:formula="of:= AVERAGE([.AF12:.AO12])" office:value-type="float" office:value="0.155525670152613" calcext:value-type="float">
            <text:p>0,1555256702</text:p>
          </table:table-cell>
          <table:table-cell table:formula="of:= AVERAGE([.AP12:.AY12])" office:value-type="float" office:value="2.62817299961143" calcext:value-type="float">
            <text:p>2,6281729996</text:p>
          </table:table-cell>
          <table:table-cell table:formula="of:= AVERAGE([.AZ12:.BI12])" office:value-type="float" office:value="4.22896620434296" calcext:value-type="float">
            <text:p>4,2289662043</text:p>
          </table:table-cell>
          <table:table-cell table:formula="of:=AVERAGE([.BJ12:.BS12])" office:value-type="string" office:string-value="" calcext:value-type="error">
            <text:p>#DIV/0 !</text:p>
          </table:table-cell>
          <table:table-cell table:formula="of:=AVERAGE([.BT12:.CC12])" office:value-type="string" office:string-value="" calcext:value-type="error">
            <text:p>#DIV/0 !</text:p>
          </table:table-cell>
          <table:table-cell table:formula="of:=AVERAGE([.CD12:.CM12])" office:value-type="string" office:string-value="" calcext:value-type="error">
            <text:p>#DIV/0 !</text:p>
          </table:table-cell>
          <table:table-cell table:formula="of:=AVERAGE([.CN12:.CW12])" office:value-type="string" office:string-value="" calcext:value-type="error">
            <text:p>#DIV/0 !</text:p>
          </table:table-cell>
          <table:table-cell table:formula="of:=AVERAGE([.CX12:.DG12])" office:value-type="string" office:string-value="" calcext:value-type="error">
            <text:p>#DIV/0 !</text:p>
          </table:table-cell>
          <table:table-cell table:formula="of:=AVERAGE([.DH12:.DQ12])" office:value-type="string" office:string-value="" calcext:value-type="error">
            <text:p>#DIV/0 !</text:p>
          </table:table-cell>
          <table:table-cell table:number-columns-repeated="106"/>
        </table:table-row>
        <table:table-row table:style-name="ro1">
          <table:table-cell/>
          <table:table-cell table:style-name="ce4" office:value-type="string" calcext:value-type="string">
            <text:p>Moyennes à étendre lorsque les tests seront disponibles</text:p>
          </table:table-cell>
          <table:table-cell table:style-name="Default" table:number-columns-repeated="13"/>
          <table:table-cell table:number-columns-repeated="106"/>
        </table:table-row>
      </table:table>
      <table:table table:name="Ecarts Normalisés" table:style-name="ta1">
        <table:shapes>
          <draw:frame draw:z-index="0" draw:style-name="gr1" draw:text-style-name="P1" svg:width="321.14mm" svg:height="155.79mm" svg:x="1.11mm" svg:y="55.31mm">
            <loext:p draw:notify-on-update-of-ranges="'Ecarts Normalisés'.A3:'Ecarts Normalisés'.A3 'Ecarts Normalisés'.A4:'Ecarts Normalisés'.A4 'Ecarts Normalisés'.A5:'Ecarts Normalisés'.A5 'Ecarts Normalisés'.A6:'Ecarts Normalisés'.A6 'Ecarts Normalisés'.A7:'Ecarts Normalisés'.A7 'Ecarts Normalisés'.A8:'Ecarts Normalisés'.A8 'Ecarts Normalisés'.A9:'Ecarts Normalisés'.A9 'Ecarts Normalisés'.A10:'Ecarts Normalisés'.A10 'Ecarts Normalisés'.A11:'Ecarts Normalisés'.A11 'Ecarts Normalisés'.A12:'Ecarts Normalisés'.A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78.05mm" svg:height="156.4mm" svg:x="326.03mm" svg:y="54.62mm">
            <loext:p draw:notify-on-update-of-ranges="'Ecarts Normalisés'.BK1:'Ecarts Normalisés'.BK1 'Ecarts Normalisés'.A3:'Ecarts Normalisés'.A3 'Ecarts Normalisés'.BK3:'Ecarts Normalisés'.BK3 'Ecarts Normalisés'.A4:'Ecarts Normalisés'.A4 'Ecarts Normalisés'.BK4:'Ecarts Normalisés'.BK4 'Ecarts Normalisés'.A5:'Ecarts Normalisés'.A5 'Ecarts Normalisés'.BK5:'Ecarts Normalisés'.BK5 'Ecarts Normalisés'.A6:'Ecarts Normalisés'.A6 'Ecarts Normalisés'.BK6:'Ecarts Normalisés'.BK6 'Ecarts Normalisés'.A7:'Ecarts Normalisés'.A7 'Ecarts Normalisés'.BK7:'Ecarts Normalisés'.BK7 'Ecarts Normalisés'.A8:'Ecarts Normalisés'.A8 'Ecarts Normalisés'.BK8:'Ecarts Normalisés'.BK8 'Ecarts Normalisés'.A9:'Ecarts Normalisés'.A9 'Ecarts Normalisés'.BK9:'Ecarts Normalisés'.BK9 'Ecarts Normalisés'.A10:'Ecarts Normalisés'.A10 'Ecarts Normalisés'.BK10:'Ecarts Normalisés'.BK10 'Ecarts Normalisés'.A11:'Ecarts Normalisés'.A11 'Ecarts Normalisés'.BK11:'Ecarts Normalisés'.BK11 'Ecarts Normalisés'.A12:'Ecarts Normalisés'.A12 'Ecarts Normalisés'.BK12:'Ecarts Normalisés'.BK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60.01mm" svg:height="90.32mm" svg:x="6.87mm" svg:y="219.63mm">
            <loext:p draw:notify-on-update-of-ranges="'Ecarts Normalisés'.A3:'Ecarts Normalisés'.A3 'Ecarts Normalisés'.BM3:'Ecarts Normalisés'.BM3 'Ecarts Normalisés'.A4:'Ecarts Normalisés'.A4 'Ecarts Normalisés'.BM4:'Ecarts Normalisés'.BM4 'Ecarts Normalisés'.A5:'Ecarts Normalisés'.A5 'Ecarts Normalisés'.BM5:'Ecarts Normalisés'.BM5 'Ecarts Normalisés'.A6:'Ecarts Normalisés'.A6 'Ecarts Normalisés'.BM6:'Ecarts Normalisés'.BM6 'Ecarts Normalisés'.A7:'Ecarts Normalisés'.A7 'Ecarts Normalisés'.BM7:'Ecarts Normalisés'.BM7 'Ecarts Normalisés'.A8:'Ecarts Normalisés'.A8 'Ecarts Normalisés'.BM8:'Ecarts Normalisés'.BM8 'Ecarts Normalisés'.A9:'Ecarts Normalisés'.A9 'Ecarts Normalisés'.BM9:'Ecarts Normalisés'.BM9 'Ecarts Normalisés'.A10:'Ecarts Normalisés'.A10 'Ecarts Normalisés'.BM10:'Ecarts Normalisés'.BM10 'Ecarts Normalisés'.A11:'Ecarts Normalisés'.A11 'Ecarts Normalisés'.BM11:'Ecarts Normalisés'.BM11 'Ecarts Normalisés'.A12:'Ecarts Normalisés'.A12 'Ecarts Normalisés'.BM12:'Ecarts Normalisés'.BM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60.01mm" svg:height="90.32mm" svg:x="176.18mm" svg:y="220.04mm">
            <loext:p draw:notify-on-update-of-ranges="'Ecarts Normalisés'.A3:'Ecarts Normalisés'.A3 'Ecarts Normalisés'.BN3:'Ecarts Normalisés'.BN3 'Ecarts Normalisés'.A4:'Ecarts Normalisés'.A4 'Ecarts Normalisés'.BN4:'Ecarts Normalisés'.BN4 'Ecarts Normalisés'.A5:'Ecarts Normalisés'.A5 'Ecarts Normalisés'.BN5:'Ecarts Normalisés'.BN5 'Ecarts Normalisés'.A6:'Ecarts Normalisés'.A6 'Ecarts Normalisés'.BN6:'Ecarts Normalisés'.BN6 'Ecarts Normalisés'.A7:'Ecarts Normalisés'.A7 'Ecarts Normalisés'.BN7:'Ecarts Normalisés'.BN7 'Ecarts Normalisés'.A8:'Ecarts Normalisés'.A8 'Ecarts Normalisés'.BN8:'Ecarts Normalisés'.BN8 'Ecarts Normalisés'.A9:'Ecarts Normalisés'.A9 'Ecarts Normalisés'.BN9:'Ecarts Normalisés'.BN9 'Ecarts Normalisés'.A10:'Ecarts Normalisés'.A10 'Ecarts Normalisés'.BN10:'Ecarts Normalisés'.BN10 'Ecarts Normalisés'.A11:'Ecarts Normalisés'.A11 'Ecarts Normalisés'.BN11:'Ecarts Normalisés'.BN11 'Ecarts Normalisés'.A12:'Ecarts Normalisés'.A12 'Ecarts Normalisés'.BN12:'Ecarts Normalisés'.BN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60.02mm" svg:height="90.32mm" svg:x="349.93mm" svg:y="219.63mm">
            <loext:p draw:notify-on-update-of-ranges="'Ecarts Normalisés'.A3:'Ecarts Normalisés'.A3 'Ecarts Normalisés'.BO3:'Ecarts Normalisés'.BO3 'Ecarts Normalisés'.A4:'Ecarts Normalisés'.A4 'Ecarts Normalisés'.BO4:'Ecarts Normalisés'.BO4 'Ecarts Normalisés'.A5:'Ecarts Normalisés'.A5 'Ecarts Normalisés'.BO5:'Ecarts Normalisés'.BO5 'Ecarts Normalisés'.A6:'Ecarts Normalisés'.A6 'Ecarts Normalisés'.BO6:'Ecarts Normalisés'.BO6 'Ecarts Normalisés'.A7:'Ecarts Normalisés'.A7 'Ecarts Normalisés'.BO7:'Ecarts Normalisés'.BO7 'Ecarts Normalisés'.A8:'Ecarts Normalisés'.A8 'Ecarts Normalisés'.BO8:'Ecarts Normalisés'.BO8 'Ecarts Normalisés'.A9:'Ecarts Normalisés'.A9 'Ecarts Normalisés'.BO9:'Ecarts Normalisés'.BO9 'Ecarts Normalisés'.A10:'Ecarts Normalisés'.A10 'Ecarts Normalisés'.BO10:'Ecarts Normalisés'.BO10 'Ecarts Normalisés'.A11:'Ecarts Normalisés'.A11 'Ecarts Normalisés'.BO11:'Ecarts Normalisés'.BO11 'Ecarts Normalisés'.A12:'Ecarts Normalisés'.A12 'Ecarts Normalisés'.BO12:'Ecarts Normalisés'.BO1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160.01mm" svg:height="90.32mm" svg:x="7.68mm" svg:y="321.03mm">
            <loext:p draw:notify-on-update-of-ranges="'Ecarts Normalisés'.A3:'Ecarts Normalisés'.A3 'Ecarts Normalisés'.BP3:'Ecarts Normalisés'.BP3 'Ecarts Normalisés'.A4:'Ecarts Normalisés'.A4 'Ecarts Normalisés'.BP4:'Ecarts Normalisés'.BP4 'Ecarts Normalisés'.A5:'Ecarts Normalisés'.A5 'Ecarts Normalisés'.BP5:'Ecarts Normalisés'.BP5 'Ecarts Normalisés'.A6:'Ecarts Normalisés'.A6 'Ecarts Normalisés'.BP6:'Ecarts Normalisés'.BP6 'Ecarts Normalisés'.A7:'Ecarts Normalisés'.A7 'Ecarts Normalisés'.BP7:'Ecarts Normalisés'.BP7 'Ecarts Normalisés'.A8:'Ecarts Normalisés'.A8 'Ecarts Normalisés'.BP8:'Ecarts Normalisés'.BP8 'Ecarts Normalisés'.A9:'Ecarts Normalisés'.A9 'Ecarts Normalisés'.BP9:'Ecarts Normalisés'.BP9 'Ecarts Normalisés'.A10:'Ecarts Normalisés'.A10 'Ecarts Normalisés'.BP10:'Ecarts Normalisés'.BP10 'Ecarts Normalisés'.A11:'Ecarts Normalisés'.A11 'Ecarts Normalisés'.BP11:'Ecarts Normalisés'.BP11 'Ecarts Normalisés'.A12:'Ecarts Normalisés'.A12 'Ecarts Normalisés'.BP12:'Ecarts Normalisés'.BP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160.02mm" svg:height="90.32mm" svg:x="177.39mm" svg:y="323.9mm">
            <loext:p draw:notify-on-update-of-ranges="'Ecarts Normalisés'.A3:'Ecarts Normalisés'.A3 'Ecarts Normalisés'.BQ3:'Ecarts Normalisés'.BQ3 'Ecarts Normalisés'.A4:'Ecarts Normalisés'.A4 'Ecarts Normalisés'.BQ4:'Ecarts Normalisés'.BQ4 'Ecarts Normalisés'.A5:'Ecarts Normalisés'.A5 'Ecarts Normalisés'.BQ5:'Ecarts Normalisés'.BQ5 'Ecarts Normalisés'.A6:'Ecarts Normalisés'.A6 'Ecarts Normalisés'.BQ6:'Ecarts Normalisés'.BQ6 'Ecarts Normalisés'.A7:'Ecarts Normalisés'.A7 'Ecarts Normalisés'.BQ7:'Ecarts Normalisés'.BQ7 'Ecarts Normalisés'.A8:'Ecarts Normalisés'.A8 'Ecarts Normalisés'.BQ8:'Ecarts Normalisés'.BQ8 'Ecarts Normalisés'.A9:'Ecarts Normalisés'.A9 'Ecarts Normalisés'.BQ9:'Ecarts Normalisés'.BQ9 'Ecarts Normalisés'.A10:'Ecarts Normalisés'.A10 'Ecarts Normalisés'.BQ10:'Ecarts Normalisés'.BQ10 'Ecarts Normalisés'.A11:'Ecarts Normalisés'.A11 'Ecarts Normalisés'.BQ11:'Ecarts Normalisés'.BQ11 'Ecarts Normalisés'.A12:'Ecarts Normalisés'.A12 'Ecarts Normalisés'.BQ12:'Ecarts Normalisés'.BQ1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160.02mm" svg:height="90.31mm" svg:x="349.12mm" svg:y="323.09mm">
            <loext:p draw:notify-on-update-of-ranges="'Ecarts Normalisés'.A3:'Ecarts Normalisés'.A3 'Ecarts Normalisés'.BR3:'Ecarts Normalisés'.BR3 'Ecarts Normalisés'.A4:'Ecarts Normalisés'.A4 'Ecarts Normalisés'.BR4:'Ecarts Normalisés'.BR4 'Ecarts Normalisés'.A5:'Ecarts Normalisés'.A5 'Ecarts Normalisés'.BR5:'Ecarts Normalisés'.BR5 'Ecarts Normalisés'.A6:'Ecarts Normalisés'.A6 'Ecarts Normalisés'.BR6:'Ecarts Normalisés'.BR6 'Ecarts Normalisés'.A7:'Ecarts Normalisés'.A7 'Ecarts Normalisés'.BR7:'Ecarts Normalisés'.BR7 'Ecarts Normalisés'.A8:'Ecarts Normalisés'.A8 'Ecarts Normalisés'.BR8:'Ecarts Normalisés'.BR8 'Ecarts Normalisés'.A9:'Ecarts Normalisés'.A9 'Ecarts Normalisés'.BR9:'Ecarts Normalisés'.BR9 'Ecarts Normalisés'.A10:'Ecarts Normalisés'.A10 'Ecarts Normalisés'.BR10:'Ecarts Normalisés'.BR10 'Ecarts Normalisés'.A11:'Ecarts Normalisés'.A11 'Ecarts Normalisés'.BR11:'Ecarts Normalisés'.BR11 'Ecarts Normalisés'.A12:'Ecarts Normalisés'.A12 'Ecarts Normalisés'.BR12:'Ecarts Normalisés'.BR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4" table:default-cell-style-name="Default"/>
        <table:table-column table:style-name="co15" table:number-columns-repeated="21" table:default-cell-style-name="Default"/>
        <table:table-column table:style-name="co16" table:default-cell-style-name="Default"/>
        <table:table-column table:style-name="co15" table:number-columns-repeated="38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6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formula="of:=[Ecarts.B1]" office:value-type="string" office:string-value="tai01" calcext:value-type="string">
            <text:p>tai01</text:p>
          </table:table-cell>
          <table:table-cell table:formula="of:=[Ecarts.C1]" office:value-type="string" office:string-value="tai02" calcext:value-type="string">
            <text:p>tai02</text:p>
          </table:table-cell>
          <table:table-cell table:formula="of:=[Ecarts.D1]" office:value-type="string" office:string-value="tai03" calcext:value-type="string">
            <text:p>tai03</text:p>
          </table:table-cell>
          <table:table-cell table:formula="of:=[Ecarts.E1]" office:value-type="string" office:string-value="tai04" calcext:value-type="string">
            <text:p>tai04</text:p>
          </table:table-cell>
          <table:table-cell table:formula="of:=[Ecarts.F1]" office:value-type="string" office:string-value="tai05" calcext:value-type="string">
            <text:p>tai05</text:p>
          </table:table-cell>
          <table:table-cell table:formula="of:=[Ecarts.G1]" office:value-type="string" office:string-value="tai06" calcext:value-type="string">
            <text:p>tai06</text:p>
          </table:table-cell>
          <table:table-cell table:formula="of:=[Ecarts.H1]" office:value-type="string" office:string-value="tai07" calcext:value-type="string">
            <text:p>tai07</text:p>
          </table:table-cell>
          <table:table-cell table:formula="of:=[Ecarts.I1]" office:value-type="string" office:string-value="tai08" calcext:value-type="string">
            <text:p>tai08</text:p>
          </table:table-cell>
          <table:table-cell table:formula="of:=[Ecarts.J1]" office:value-type="string" office:string-value="tai09" calcext:value-type="string">
            <text:p>tai09</text:p>
          </table:table-cell>
          <table:table-cell table:formula="of:=[Ecarts.K1]" office:value-type="string" office:string-value="tai10" calcext:value-type="string">
            <text:p>tai10</text:p>
          </table:table-cell>
          <table:table-cell table:formula="of:=[Ecarts.L1]" office:value-type="string" office:string-value="tai11" calcext:value-type="string">
            <text:p>tai11</text:p>
          </table:table-cell>
          <table:table-cell table:formula="of:=[Ecarts.M1]" office:value-type="string" office:string-value="tai12" calcext:value-type="string">
            <text:p>tai12</text:p>
          </table:table-cell>
          <table:table-cell table:formula="of:=[Ecarts.N1]" office:value-type="string" office:string-value="tai13" calcext:value-type="string">
            <text:p>tai13</text:p>
          </table:table-cell>
          <table:table-cell table:formula="of:=[Ecarts.O1]" office:value-type="string" office:string-value="tai14" calcext:value-type="string">
            <text:p>tai14</text:p>
          </table:table-cell>
          <table:table-cell table:formula="of:=[Ecarts.P1]" office:value-type="string" office:string-value="tai15" calcext:value-type="string">
            <text:p>tai15</text:p>
          </table:table-cell>
          <table:table-cell table:formula="of:=[Ecarts.Q1]" office:value-type="string" office:string-value="tai16" calcext:value-type="string">
            <text:p>tai16</text:p>
          </table:table-cell>
          <table:table-cell table:formula="of:=[Ecarts.R1]" office:value-type="string" office:string-value="tai17" calcext:value-type="string">
            <text:p>tai17</text:p>
          </table:table-cell>
          <table:table-cell table:formula="of:=[Ecarts.S1]" office:value-type="string" office:string-value="tai18" calcext:value-type="string">
            <text:p>tai18</text:p>
          </table:table-cell>
          <table:table-cell table:formula="of:=[Ecarts.T1]" office:value-type="string" office:string-value="tai19" calcext:value-type="string">
            <text:p>tai19</text:p>
          </table:table-cell>
          <table:table-cell table:formula="of:=[Ecarts.U1]" office:value-type="string" office:string-value="tai20" calcext:value-type="string">
            <text:p>tai20</text:p>
          </table:table-cell>
          <table:table-cell table:formula="of:=[Ecarts.V1]" office:value-type="string" office:string-value="tai21" calcext:value-type="string">
            <text:p>tai21</text:p>
          </table:table-cell>
          <table:table-cell table:formula="of:=[Ecarts.W1]" office:value-type="string" office:string-value="tai22" calcext:value-type="string">
            <text:p>tai22</text:p>
          </table:table-cell>
          <table:table-cell table:formula="of:=[Ecarts.X1]" office:value-type="string" office:string-value="tai23" calcext:value-type="string">
            <text:p>tai23</text:p>
          </table:table-cell>
          <table:table-cell table:formula="of:=[Ecarts.Y1]" office:value-type="string" office:string-value="tai24" calcext:value-type="string">
            <text:p>tai24</text:p>
          </table:table-cell>
          <table:table-cell table:formula="of:=[Ecarts.Z1]" office:value-type="string" office:string-value="tai25" calcext:value-type="string">
            <text:p>tai25</text:p>
          </table:table-cell>
          <table:table-cell table:formula="of:=[Ecarts.AA1]" office:value-type="string" office:string-value="tai26" calcext:value-type="string">
            <text:p>tai26</text:p>
          </table:table-cell>
          <table:table-cell table:formula="of:=[Ecarts.AB1]" office:value-type="string" office:string-value="tai27" calcext:value-type="string">
            <text:p>tai27</text:p>
          </table:table-cell>
          <table:table-cell table:formula="of:=[Ecarts.AC1]" office:value-type="string" office:string-value="tai28" calcext:value-type="string">
            <text:p>tai28</text:p>
          </table:table-cell>
          <table:table-cell table:formula="of:=[Ecarts.AD1]" office:value-type="string" office:string-value="tai29" calcext:value-type="string">
            <text:p>tai29</text:p>
          </table:table-cell>
          <table:table-cell table:formula="of:=[Ecarts.AE1]" office:value-type="string" office:string-value="tai30" calcext:value-type="string">
            <text:p>tai30</text:p>
          </table:table-cell>
          <table:table-cell table:formula="of:=[Ecarts.AF1]" office:value-type="string" office:string-value="tai31" calcext:value-type="string">
            <text:p>tai31</text:p>
          </table:table-cell>
          <table:table-cell table:formula="of:=[Ecarts.AG1]" office:value-type="string" office:string-value="tai32" calcext:value-type="string">
            <text:p>tai32</text:p>
          </table:table-cell>
          <table:table-cell table:formula="of:=[Ecarts.AH1]" office:value-type="string" office:string-value="tai33" calcext:value-type="string">
            <text:p>tai33</text:p>
          </table:table-cell>
          <table:table-cell table:formula="of:=[Ecarts.AI1]" office:value-type="string" office:string-value="tai34" calcext:value-type="string">
            <text:p>tai34</text:p>
          </table:table-cell>
          <table:table-cell table:formula="of:=[Ecarts.AJ1]" office:value-type="string" office:string-value="tai35" calcext:value-type="string">
            <text:p>tai35</text:p>
          </table:table-cell>
          <table:table-cell table:formula="of:=[Ecarts.AK1]" office:value-type="string" office:string-value="tai36" calcext:value-type="string">
            <text:p>tai36</text:p>
          </table:table-cell>
          <table:table-cell table:formula="of:=[Ecarts.AL1]" office:value-type="string" office:string-value="tai37" calcext:value-type="string">
            <text:p>tai37</text:p>
          </table:table-cell>
          <table:table-cell table:formula="of:=[Ecarts.AM1]" office:value-type="string" office:string-value="tai38" calcext:value-type="string">
            <text:p>tai38</text:p>
          </table:table-cell>
          <table:table-cell table:formula="of:=[Ecarts.AN1]" office:value-type="string" office:string-value="tai39" calcext:value-type="string">
            <text:p>tai39</text:p>
          </table:table-cell>
          <table:table-cell table:formula="of:=[Ecarts.AO1]" office:value-type="string" office:string-value="tai40" calcext:value-type="string">
            <text:p>tai40</text:p>
          </table:table-cell>
          <table:table-cell table:formula="of:=[Ecarts.AP1]" office:value-type="string" office:string-value="tai41" calcext:value-type="string">
            <text:p>tai41</text:p>
          </table:table-cell>
          <table:table-cell table:formula="of:=[Ecarts.AQ1]" office:value-type="string" office:string-value="tai42" calcext:value-type="string">
            <text:p>tai42</text:p>
          </table:table-cell>
          <table:table-cell table:formula="of:=[Ecarts.AR1]" office:value-type="string" office:string-value="tai43" calcext:value-type="string">
            <text:p>tai43</text:p>
          </table:table-cell>
          <table:table-cell table:formula="of:=[Ecarts.AS1]" office:value-type="string" office:string-value="tai44" calcext:value-type="string">
            <text:p>tai44</text:p>
          </table:table-cell>
          <table:table-cell table:formula="of:=[Ecarts.AT1]" office:value-type="string" office:string-value="tai45" calcext:value-type="string">
            <text:p>tai45</text:p>
          </table:table-cell>
          <table:table-cell table:formula="of:=[Ecarts.AU1]" office:value-type="string" office:string-value="tai46" calcext:value-type="string">
            <text:p>tai46</text:p>
          </table:table-cell>
          <table:table-cell table:formula="of:=[Ecarts.AV1]" office:value-type="string" office:string-value="tai47" calcext:value-type="string">
            <text:p>tai47</text:p>
          </table:table-cell>
          <table:table-cell table:formula="of:=[Ecarts.AW1]" office:value-type="string" office:string-value="tai48" calcext:value-type="string">
            <text:p>tai48</text:p>
          </table:table-cell>
          <table:table-cell table:formula="of:=[Ecarts.AX1]" office:value-type="string" office:string-value="tai49" calcext:value-type="string">
            <text:p>tai49</text:p>
          </table:table-cell>
          <table:table-cell table:formula="of:=[Ecarts.AY1]" office:value-type="string" office:string-value="tai50" calcext:value-type="string">
            <text:p>tai50</text:p>
          </table:table-cell>
          <table:table-cell table:formula="of:=[Ecarts.AZ1]" office:value-type="string" office:string-value="tai51" calcext:value-type="string">
            <text:p>tai51</text:p>
          </table:table-cell>
          <table:table-cell table:formula="of:=[Ecarts.BA1]" office:value-type="string" office:string-value="tai52" calcext:value-type="string">
            <text:p>tai52</text:p>
          </table:table-cell>
          <table:table-cell table:formula="of:=[Ecarts.BB1]" office:value-type="string" office:string-value="tai53" calcext:value-type="string">
            <text:p>tai53</text:p>
          </table:table-cell>
          <table:table-cell table:formula="of:=[Ecarts.BC1]" office:value-type="string" office:string-value="tai54" calcext:value-type="string">
            <text:p>tai54</text:p>
          </table:table-cell>
          <table:table-cell table:formula="of:=[Ecarts.BD1]" office:value-type="string" office:string-value="tai55" calcext:value-type="string">
            <text:p>tai55</text:p>
          </table:table-cell>
          <table:table-cell table:formula="of:=[Ecarts.BE1]" office:value-type="string" office:string-value="tai56" calcext:value-type="string">
            <text:p>tai56</text:p>
          </table:table-cell>
          <table:table-cell table:formula="of:=[Ecarts.BF1]" office:value-type="string" office:string-value="tai57" calcext:value-type="string">
            <text:p>tai57</text:p>
          </table:table-cell>
          <table:table-cell table:formula="of:=[Ecarts.BG1]" office:value-type="string" office:string-value="tai58" calcext:value-type="string">
            <text:p>tai58</text:p>
          </table:table-cell>
          <table:table-cell table:formula="of:=[Ecarts.BH1]" office:value-type="string" office:string-value="tai59" calcext:value-type="string">
            <text:p>tai59</text:p>
          </table:table-cell>
          <table:table-cell table:formula="of:=[Ecarts.BI1]" office:value-type="string" office:string-value="tai60" calcext:value-type="string">
            <text:p>tai60</text:p>
          </table:table-cell>
          <table:table-cell/>
          <table:table-cell table:formula="of:=[Ecarts.B15]" office:value-type="string" office:string-value="MOYENNE D’ECART A L’OPTIMAL" calcext:value-type="string">
            <text:p>MOYENNE D’ECART A L’OPTIMAL</text:p>
          </table:table-cell>
          <table:table-cell/>
          <table:table-cell table:formula="of:=[Ecarts.D15]" office:value-type="string" office:string-value="20x5" calcext:value-type="string">
            <text:p>20x5</text:p>
          </table:table-cell>
          <table:table-cell table:formula="of:=[Ecarts.E15]" office:value-type="string" office:string-value="20x10" calcext:value-type="string">
            <text:p>20x10</text:p>
          </table:table-cell>
          <table:table-cell table:formula="of:=[Ecarts.F15]" office:value-type="string" office:string-value="20x20" calcext:value-type="string">
            <text:p>20x20</text:p>
          </table:table-cell>
          <table:table-cell table:formula="of:=[Ecarts.G15]" office:value-type="string" office:string-value="50x5" calcext:value-type="string">
            <text:p>50x5</text:p>
          </table:table-cell>
          <table:table-cell table:formula="of:=[Ecarts.H15]" office:value-type="string" office:string-value="50x10" calcext:value-type="string">
            <text:p>50x10</text:p>
          </table:table-cell>
          <table:table-cell table:formula="of:=[Ecarts.I15]" office:value-type="string" office:string-value="50x20" calcext:value-type="string">
            <text:p>50x20</text:p>
          </table:table-cell>
          <table:table-cell table:number-columns-repeated="2"/>
        </table:table-row>
        <table:table-row table:style-name="ro1">
          <table:table-cell table:style-name="ce1" table:formula="of:=[Ecarts.A2]" office:value-type="string" office:string-value="Optimal / Best known" calcext:value-type="string">
            <text:p>Optimal / Best known</text:p>
          </table:table-cell>
          <table:table-cell table:style-name="ce1" table:formula="of:=[Ecarts.B2]" office:value-type="float" office:value="1278" calcext:value-type="float">
            <text:p>1278</text:p>
          </table:table-cell>
          <table:table-cell table:style-name="ce1" table:formula="of:=[Ecarts.C2]" office:value-type="float" office:value="1359" calcext:value-type="float">
            <text:p>1359</text:p>
          </table:table-cell>
          <table:table-cell table:style-name="ce1" table:formula="of:=[Ecarts.D2]" office:value-type="float" office:value="1081" calcext:value-type="float">
            <text:p>1081</text:p>
          </table:table-cell>
          <table:table-cell table:style-name="ce1" table:formula="of:=[Ecarts.E2]" office:value-type="float" office:value="1293" calcext:value-type="float">
            <text:p>1293</text:p>
          </table:table-cell>
          <table:table-cell table:style-name="ce1" table:formula="of:=[Ecarts.F2]" office:value-type="float" office:value="1235" calcext:value-type="float">
            <text:p>1235</text:p>
          </table:table-cell>
          <table:table-cell table:style-name="ce1" table:formula="of:=[Ecarts.G2]" office:value-type="float" office:value="1195" calcext:value-type="float">
            <text:p>1195</text:p>
          </table:table-cell>
          <table:table-cell table:style-name="ce1" table:formula="of:=[Ecarts.H2]" office:value-type="float" office:value="1234" calcext:value-type="float">
            <text:p>1234</text:p>
          </table:table-cell>
          <table:table-cell table:style-name="ce1" table:formula="of:=[Ecarts.I2]" office:value-type="float" office:value="1206" calcext:value-type="float">
            <text:p>1206</text:p>
          </table:table-cell>
          <table:table-cell table:style-name="ce1" table:formula="of:=[Ecarts.J2]" office:value-type="float" office:value="1230" calcext:value-type="float">
            <text:p>1230</text:p>
          </table:table-cell>
          <table:table-cell table:style-name="ce1" table:formula="of:=[Ecarts.K2]" office:value-type="float" office:value="1108" calcext:value-type="float">
            <text:p>1108</text:p>
          </table:table-cell>
          <table:table-cell table:style-name="ce1" table:formula="of:=[Ecarts.L2]" office:value-type="float" office:value="1582" calcext:value-type="float">
            <text:p>1582</text:p>
          </table:table-cell>
          <table:table-cell table:style-name="ce1" table:formula="of:=[Ecarts.M2]" office:value-type="float" office:value="1659" calcext:value-type="float">
            <text:p>1659</text:p>
          </table:table-cell>
          <table:table-cell table:style-name="ce1" table:formula="of:=[Ecarts.N2]" office:value-type="float" office:value="1496" calcext:value-type="float">
            <text:p>1496</text:p>
          </table:table-cell>
          <table:table-cell table:style-name="ce1" table:formula="of:=[Ecarts.O2]" office:value-type="float" office:value="1377" calcext:value-type="float">
            <text:p>1377</text:p>
          </table:table-cell>
          <table:table-cell table:style-name="ce1" table:formula="of:=[Ecarts.P2]" office:value-type="float" office:value="1419" calcext:value-type="float">
            <text:p>1419</text:p>
          </table:table-cell>
          <table:table-cell table:style-name="ce1" table:formula="of:=[Ecarts.Q2]" office:value-type="float" office:value="1397" calcext:value-type="float">
            <text:p>1397</text:p>
          </table:table-cell>
          <table:table-cell table:style-name="ce1" table:formula="of:=[Ecarts.R2]" office:value-type="float" office:value="1484" calcext:value-type="float">
            <text:p>1484</text:p>
          </table:table-cell>
          <table:table-cell table:style-name="ce1" table:formula="of:=[Ecarts.S2]" office:value-type="float" office:value="1538" calcext:value-type="float">
            <text:p>1538</text:p>
          </table:table-cell>
          <table:table-cell table:style-name="ce1" table:formula="of:=[Ecarts.T2]" office:value-type="float" office:value="1593" calcext:value-type="float">
            <text:p>1593</text:p>
          </table:table-cell>
          <table:table-cell table:style-name="ce1" table:formula="of:=[Ecarts.U2]" office:value-type="float" office:value="1591" calcext:value-type="float">
            <text:p>1591</text:p>
          </table:table-cell>
          <table:table-cell table:style-name="ce1" table:formula="of:=[Ecarts.V2]" office:value-type="float" office:value="2297" calcext:value-type="float">
            <text:p>2297</text:p>
          </table:table-cell>
          <table:table-cell table:style-name="ce1" table:formula="of:=[Ecarts.W2]" office:value-type="float" office:value="2099" calcext:value-type="float">
            <text:p>2099</text:p>
          </table:table-cell>
          <table:table-cell table:style-name="ce1" table:formula="of:=[Ecarts.X2]" office:value-type="float" office:value="2326" calcext:value-type="float">
            <text:p>2326</text:p>
          </table:table-cell>
          <table:table-cell table:style-name="ce1" table:formula="of:=[Ecarts.Y2]" office:value-type="float" office:value="2223" calcext:value-type="float">
            <text:p>2223</text:p>
          </table:table-cell>
          <table:table-cell table:style-name="ce1" table:formula="of:=[Ecarts.Z2]" office:value-type="float" office:value="2291" calcext:value-type="float">
            <text:p>2291</text:p>
          </table:table-cell>
          <table:table-cell table:style-name="ce1" table:formula="of:=[Ecarts.AA2]" office:value-type="float" office:value="2226" calcext:value-type="float">
            <text:p>2226</text:p>
          </table:table-cell>
          <table:table-cell table:style-name="ce1" table:formula="of:=[Ecarts.AB2]" office:value-type="float" office:value="2273" calcext:value-type="float">
            <text:p>2273</text:p>
          </table:table-cell>
          <table:table-cell table:style-name="ce1" table:formula="of:=[Ecarts.AC2]" office:value-type="float" office:value="2200" calcext:value-type="float">
            <text:p>2200</text:p>
          </table:table-cell>
          <table:table-cell table:style-name="ce1" table:formula="of:=[Ecarts.AD2]" office:value-type="float" office:value="2237" calcext:value-type="float">
            <text:p>2237</text:p>
          </table:table-cell>
          <table:table-cell table:style-name="ce1" table:formula="of:=[Ecarts.AE2]" office:value-type="float" office:value="2178" calcext:value-type="float">
            <text:p>2178</text:p>
          </table:table-cell>
          <table:table-cell table:style-name="ce1" table:formula="of:=[Ecarts.AF2]" office:value-type="float" office:value="2724" calcext:value-type="float">
            <text:p>2724</text:p>
          </table:table-cell>
          <table:table-cell table:style-name="ce1" table:formula="of:=[Ecarts.AG2]" office:value-type="float" office:value="2834" calcext:value-type="float">
            <text:p>2834</text:p>
          </table:table-cell>
          <table:table-cell table:style-name="ce1" table:formula="of:=[Ecarts.AH2]" office:value-type="float" office:value="2621" calcext:value-type="float">
            <text:p>2621</text:p>
          </table:table-cell>
          <table:table-cell table:style-name="ce1" table:formula="of:=[Ecarts.AI2]" office:value-type="float" office:value="2751" calcext:value-type="float">
            <text:p>2751</text:p>
          </table:table-cell>
          <table:table-cell table:style-name="ce1" table:formula="of:=[Ecarts.AJ2]" office:value-type="float" office:value="2863" calcext:value-type="float">
            <text:p>2863</text:p>
          </table:table-cell>
          <table:table-cell table:style-name="ce1" table:formula="of:=[Ecarts.AK2]" office:value-type="float" office:value="2829" calcext:value-type="float">
            <text:p>2829</text:p>
          </table:table-cell>
          <table:table-cell table:style-name="ce1" table:formula="of:=[Ecarts.AL2]" office:value-type="float" office:value="2725" calcext:value-type="float">
            <text:p>2725</text:p>
          </table:table-cell>
          <table:table-cell table:style-name="ce1" table:formula="of:=[Ecarts.AM2]" office:value-type="float" office:value="2683" calcext:value-type="float">
            <text:p>2683</text:p>
          </table:table-cell>
          <table:table-cell table:style-name="ce1" table:formula="of:=[Ecarts.AN2]" office:value-type="float" office:value="2552" calcext:value-type="float">
            <text:p>2552</text:p>
          </table:table-cell>
          <table:table-cell table:style-name="ce1" table:formula="of:=[Ecarts.AO2]" office:value-type="float" office:value="2782" calcext:value-type="float">
            <text:p>2782</text:p>
          </table:table-cell>
          <table:table-cell table:style-name="ce1" table:formula="of:=[Ecarts.AP2]" office:value-type="float" office:value="2991" calcext:value-type="float">
            <text:p>2991</text:p>
          </table:table-cell>
          <table:table-cell table:style-name="ce1" table:formula="of:=[Ecarts.AQ2]" office:value-type="float" office:value="2867" calcext:value-type="float">
            <text:p>2867</text:p>
          </table:table-cell>
          <table:table-cell table:style-name="ce1" table:formula="of:=[Ecarts.AR2]" office:value-type="float" office:value="2839" calcext:value-type="float">
            <text:p>2839</text:p>
          </table:table-cell>
          <table:table-cell table:style-name="ce1" table:formula="of:=[Ecarts.AS2]" office:value-type="float" office:value="3063" calcext:value-type="float">
            <text:p>3063</text:p>
          </table:table-cell>
          <table:table-cell table:style-name="ce1" table:formula="of:=[Ecarts.AT2]" office:value-type="float" office:value="2976" calcext:value-type="float">
            <text:p>2976</text:p>
          </table:table-cell>
          <table:table-cell table:style-name="ce1" table:formula="of:=[Ecarts.AU2]" office:value-type="float" office:value="3006" calcext:value-type="float">
            <text:p>3006</text:p>
          </table:table-cell>
          <table:table-cell table:style-name="ce1" table:formula="of:=[Ecarts.AV2]" office:value-type="float" office:value="3093" calcext:value-type="float">
            <text:p>3093</text:p>
          </table:table-cell>
          <table:table-cell table:style-name="ce1" table:formula="of:=[Ecarts.AW2]" office:value-type="float" office:value="3037" calcext:value-type="float">
            <text:p>3037</text:p>
          </table:table-cell>
          <table:table-cell table:style-name="ce1" table:formula="of:=[Ecarts.AX2]" office:value-type="float" office:value="2897" calcext:value-type="float">
            <text:p>2897</text:p>
          </table:table-cell>
          <table:table-cell table:style-name="ce1" table:formula="of:=[Ecarts.AY2]" office:value-type="float" office:value="3065" calcext:value-type="float">
            <text:p>3065</text:p>
          </table:table-cell>
          <table:table-cell table:style-name="ce1" table:formula="of:=[Ecarts.AZ2]" office:value-type="float" office:value="3850" calcext:value-type="float">
            <text:p>3850</text:p>
          </table:table-cell>
          <table:table-cell table:style-name="ce1" table:formula="of:=[Ecarts.BA2]" office:value-type="float" office:value="3704" calcext:value-type="float">
            <text:p>3704</text:p>
          </table:table-cell>
          <table:table-cell table:style-name="ce1" table:formula="of:=[Ecarts.BB2]" office:value-type="float" office:value="3640" calcext:value-type="float">
            <text:p>3640</text:p>
          </table:table-cell>
          <table:table-cell table:style-name="ce1" table:formula="of:=[Ecarts.BC2]" office:value-type="float" office:value="3723" calcext:value-type="float">
            <text:p>3723</text:p>
          </table:table-cell>
          <table:table-cell table:style-name="ce1" table:formula="of:=[Ecarts.BD2]" office:value-type="float" office:value="3611" calcext:value-type="float">
            <text:p>3611</text:p>
          </table:table-cell>
          <table:table-cell table:style-name="ce1" table:formula="of:=[Ecarts.BE2]" office:value-type="float" office:value="3681" calcext:value-type="float">
            <text:p>3681</text:p>
          </table:table-cell>
          <table:table-cell table:style-name="ce1" table:formula="of:=[Ecarts.BF2]" office:value-type="float" office:value="3704" calcext:value-type="float">
            <text:p>3704</text:p>
          </table:table-cell>
          <table:table-cell table:style-name="ce1" table:formula="of:=[Ecarts.BG2]" office:value-type="float" office:value="3691" calcext:value-type="float">
            <text:p>3691</text:p>
          </table:table-cell>
          <table:table-cell table:style-name="ce1" table:formula="of:=[Ecarts.BH2]" office:value-type="float" office:value="3743" calcext:value-type="float">
            <text:p>3743</text:p>
          </table:table-cell>
          <table:table-cell table:style-name="ce1" table:formula="of:=[Ecarts.BI2]" office:value-type="float" office:value="3756" calcext:value-type="float">
            <text:p>3756</text:p>
          </table:table-cell>
          <table:table-cell table:style-name="ce1" table:number-columns-repeated="11"/>
        </table:table-row>
        <table:table-row table:style-name="ro1">
          <table:table-cell table:formula="of:=[Ecarts.A3]" office:value-type="string" office:string-value="Ant Colony Optimization" calcext:value-type="string">
            <text:p>Ant Colony Optimization</text:p>
          </table:table-cell>
          <table:table-cell table:formula="of:=[Ecarts.B3]/MAX([Ecarts.B$3:.B$12])" office:value-type="float" office:value="0" calcext:value-type="float">
            <text:p>0</text:p>
          </table:table-cell>
          <table:table-cell table:formula="of:=[Ecarts.C3]/MAX([Ecarts.C$3:.C$12])" office:value-type="float" office:value="0.064814814814819" calcext:value-type="float">
            <text:p>0,0648148148</text:p>
          </table:table-cell>
          <table:table-cell table:formula="of:=[Ecarts.D3]/MAX([Ecarts.D$3:.D$12])" office:value-type="float" office:value="0.0456790123456813" calcext:value-type="float">
            <text:p>0,0456790123</text:p>
          </table:table-cell>
          <table:table-cell table:formula="of:=[Ecarts.E3]/MAX([Ecarts.E$3:.E$12])" office:value-type="float" office:value="0.215277777777779" calcext:value-type="float">
            <text:p>0,2152777778</text:p>
          </table:table-cell>
          <table:table-cell table:formula="of:=[Ecarts.F3]/MAX([Ecarts.F$3:.F$12])" office:value-type="float" office:value="0.0206349206349192" calcext:value-type="float">
            <text:p>0,0206349206</text:p>
          </table:table-cell>
          <table:table-cell table:formula="of:=[Ecarts.G3]/MAX([Ecarts.G$3:.G$12])" office:value-type="float" office:value="0.0862068965517241" calcext:value-type="float">
            <text:p>0,0862068966</text:p>
          </table:table-cell>
          <table:table-cell table:formula="of:=[Ecarts.H3]/MAX([Ecarts.H$3:.H$12])" office:value-type="float" office:value="0.294117647058823" calcext:value-type="float">
            <text:p>0,2941176471</text:p>
          </table:table-cell>
          <table:table-cell table:formula="of:=[Ecarts.I3]/MAX([Ecarts.I$3:.I$12])" office:value-type="float" office:value="0" calcext:value-type="float">
            <text:p>0</text:p>
          </table:table-cell>
          <table:table-cell table:formula="of:=[Ecarts.J3]/MAX([Ecarts.J$3:.J$12])" office:value-type="float" office:value="0" calcext:value-type="float">
            <text:p>0</text:p>
          </table:table-cell>
          <table:table-cell table:formula="of:=[Ecarts.K3]/MAX([Ecarts.K$3:.K$12])" office:value-type="float" office:value="0" calcext:value-type="float">
            <text:p>0</text:p>
          </table:table-cell>
          <table:table-cell table:formula="of:=[Ecarts.L3]/MAX([Ecarts.L$3:.L$12])" office:value-type="float" office:value="0.698292220113852" calcext:value-type="float">
            <text:p>0,6982922201</text:p>
          </table:table-cell>
          <table:table-cell table:formula="of:=[Ecarts.M3]/MAX([Ecarts.M$3:.M$12])" office:value-type="float" office:value="0.232426303854875" calcext:value-type="float">
            <text:p>0,2324263039</text:p>
          </table:table-cell>
          <table:table-cell table:formula="of:=[Ecarts.N3]/MAX([Ecarts.N$3:.N$12])" office:value-type="float" office:value="0.518907563025209" calcext:value-type="float">
            <text:p>0,518907563</text:p>
          </table:table-cell>
          <table:table-cell table:formula="of:=[Ecarts.O3]/MAX([Ecarts.O$3:.O$12])" office:value-type="float" office:value="0.230952380952378" calcext:value-type="float">
            <text:p>0,230952381</text:p>
          </table:table-cell>
          <table:table-cell table:formula="of:=[Ecarts.P3]/MAX([Ecarts.P$3:.P$12])" office:value-type="float" office:value="0.0571428571428555" calcext:value-type="float">
            <text:p>0,0571428571</text:p>
          </table:table-cell>
          <table:table-cell table:formula="of:=[Ecarts.Q3]/MAX([Ecarts.Q$3:.Q$12])" office:value-type="float" office:value="0.36825396825397" calcext:value-type="float">
            <text:p>0,3682539683</text:p>
          </table:table-cell>
          <table:table-cell table:formula="of:=[Ecarts.R3]/MAX([Ecarts.R$3:.R$12])" office:value-type="float" office:value="0.0911854103343451" calcext:value-type="float">
            <text:p>0,0911854103</text:p>
          </table:table-cell>
          <table:table-cell table:formula="of:=[Ecarts.S3]/MAX([Ecarts.S$3:.S$12])" office:value-type="float" office:value="0.462406015037597" calcext:value-type="float">
            <text:p>0,462406015</text:p>
          </table:table-cell>
          <table:table-cell table:formula="of:=[Ecarts.T3]/MAX([Ecarts.T$3:.T$12])" office:value-type="float" office:value="0.5625" calcext:value-type="float">
            <text:p>0,5625</text:p>
          </table:table-cell>
          <table:table-cell table:formula="of:=[Ecarts.U3]/MAX([Ecarts.U$3:.U$12])" office:value-type="float" office:value="0.67064439140812" calcext:value-type="float">
            <text:p>0,6706443914</text:p>
          </table:table-cell>
          <table:table-cell table:formula="of:=[Ecarts.V3]/MAX([Ecarts.V$3:.V$12])" office:value-type="float" office:value="0.631837307152874" calcext:value-type="float">
            <text:p>0,6318373072</text:p>
          </table:table-cell>
          <table:table-cell table:formula="of:=[Ecarts.W3]/MAX([Ecarts.W$3:.W$12])" office:value-type="float" office:value="0.435" calcext:value-type="float">
            <text:p>0,435</text:p>
          </table:table-cell>
          <table:table-cell table:formula="of:=[Ecarts.X3]/MAX([Ecarts.X$3:.X$12])" office:value-type="float" office:value="0.658163265306122" calcext:value-type="float">
            <text:p>0,6581632653</text:p>
          </table:table-cell>
          <table:table-cell table:formula="of:=[Ecarts.Y3]/MAX([Ecarts.Y$3:.Y$12])" office:value-type="float" office:value="0.455357142857143" calcext:value-type="float">
            <text:p>0,4553571429</text:p>
          </table:table-cell>
          <table:table-cell table:formula="of:=[Ecarts.Z3]/MAX([Ecarts.Z$3:.Z$12])" office:value-type="float" office:value="0.456140350877193" calcext:value-type="float">
            <text:p>0,4561403509</text:p>
          </table:table-cell>
          <table:table-cell table:formula="of:=[Ecarts.AA3]/MAX([Ecarts.AA$3:.AA$12])" office:value-type="float" office:value="0.17741935483871" calcext:value-type="float">
            <text:p>0,1774193548</text:p>
          </table:table-cell>
          <table:table-cell table:formula="of:=[Ecarts.AB3]/MAX([Ecarts.AB$3:.AB$12])" office:value-type="float" office:value="0.652777777777778" calcext:value-type="float">
            <text:p>0,6527777778</text:p>
          </table:table-cell>
          <table:table-cell table:formula="of:=[Ecarts.AC3]/MAX([Ecarts.AC$3:.AC$12])" office:value-type="float" office:value="0.466257668711656" calcext:value-type="float">
            <text:p>0,4662576687</text:p>
          </table:table-cell>
          <table:table-cell table:formula="of:=[Ecarts.AD3]/MAX([Ecarts.AD$3:.AD$12])" office:value-type="float" office:value="0.246376811594203" calcext:value-type="float">
            <text:p>0,2463768116</text:p>
          </table:table-cell>
          <table:table-cell table:formula="of:=[Ecarts.AE3]/MAX([Ecarts.AE$3:.AE$12])" office:value-type="float" office:value="0.301724137931034" calcext:value-type="float">
            <text:p>0,3017241379</text:p>
          </table:table-cell>
          <table:table-cell table:formula="of:=[Ecarts.AF3]/MAX([Ecarts.AF$3:.AF$12])" office:value-type="float" office:value="0.739237392373891" calcext:value-type="float">
            <text:p>0,7392373924</text:p>
          </table:table-cell>
          <table:table-cell table:formula="of:=[Ecarts.AG3]/MAX([Ecarts.AG$3:.AG$12])" office:value-type="float" office:value="1" calcext:value-type="float">
            <text:p>1</text:p>
          </table:table-cell>
          <table:table-cell table:formula="of:=[Ecarts.AH3]/MAX([Ecarts.AH$3:.AH$12])" office:value-type="float" office:value="0.840579710144927" calcext:value-type="float">
            <text:p>0,8405797101</text:p>
          </table:table-cell>
          <table:table-cell table:formula="of:=[Ecarts.AI3]/MAX([Ecarts.AI$3:.AI$12])" office:value-type="float" office:value="0.467741935483871" calcext:value-type="float">
            <text:p>0,4677419355</text:p>
          </table:table-cell>
          <table:table-cell table:formula="of:=[Ecarts.AJ3]/MAX([Ecarts.AJ$3:.AJ$12])" office:value-type="float" office:value="1" calcext:value-type="float">
            <text:p>1</text:p>
          </table:table-cell>
          <table:table-cell table:formula="of:=[Ecarts.AK3]/MAX([Ecarts.AK$3:.AK$12])" office:value-type="float" office:value="0.821428571428572" calcext:value-type="float">
            <text:p>0,8214285714</text:p>
          </table:table-cell>
          <table:table-cell table:formula="of:=[Ecarts.AL3]/MAX([Ecarts.AL$3:.AL$12])" office:value-type="float" office:value="0.726495726495726" calcext:value-type="float">
            <text:p>0,7264957265</text:p>
          </table:table-cell>
          <table:table-cell table:formula="of:=[Ecarts.AM3]/MAX([Ecarts.AM$3:.AM$12])" office:value-type="float" office:value="1" calcext:value-type="float">
            <text:p>1</text:p>
          </table:table-cell>
          <table:table-cell table:formula="of:=[Ecarts.AN3]/MAX([Ecarts.AN$3:.AN$12])" office:value-type="float" office:value="1" calcext:value-type="float">
            <text:p>1</text:p>
          </table:table-cell>
          <table:table-cell table:formula="of:=[Ecarts.AO3]/MAX([Ecarts.AO$3:.AO$12])" office:value-type="float" office:value="0.892857142857143" calcext:value-type="float">
            <text:p>0,8928571429</text:p>
          </table:table-cell>
          <table:table-cell table:formula="of:=[Ecarts.AP3]/MAX([Ecarts.AP$3:.AP$12])" office:value-type="float" office:value="1" calcext:value-type="float">
            <text:p>1</text:p>
          </table:table-cell>
          <table:table-cell table:formula="of:=[Ecarts.AQ3]/MAX([Ecarts.AQ$3:.AQ$12])" office:value-type="float" office:value="0.901294498381877" calcext:value-type="float">
            <text:p>0,9012944984</text:p>
          </table:table-cell>
          <table:table-cell table:formula="of:=[Ecarts.AR3]/MAX([Ecarts.AR$3:.AR$12])" office:value-type="float" office:value="0.943877551020408" calcext:value-type="float">
            <text:p>0,943877551</text:p>
          </table:table-cell>
          <table:table-cell table:formula="of:=[Ecarts.AS3]/MAX([Ecarts.AS$3:.AS$12])" office:value-type="float" office:value="0.855113636363636" calcext:value-type="float">
            <text:p>0,8551136364</text:p>
          </table:table-cell>
          <table:table-cell table:formula="of:=[Ecarts.AT3]/MAX([Ecarts.AT$3:.AT$12])" office:value-type="float" office:value="0.830555555555555" calcext:value-type="float">
            <text:p>0,8305555556</text:p>
          </table:table-cell>
          <table:table-cell table:formula="of:=[Ecarts.AU3]/MAX([Ecarts.AU$3:.AU$12])" office:value-type="float" office:value="0.728527607361963" calcext:value-type="float">
            <text:p>0,7285276074</text:p>
          </table:table-cell>
          <table:table-cell table:formula="of:=[Ecarts.AV3]/MAX([Ecarts.AV$3:.AV$12])" office:value-type="float" office:value="0.671195652173913" calcext:value-type="float">
            <text:p>0,6711956522</text:p>
          </table:table-cell>
          <table:table-cell table:formula="of:=[Ecarts.AW3]/MAX([Ecarts.AW$3:.AW$12])" office:value-type="float" office:value="0.982558139534884" calcext:value-type="float">
            <text:p>0,9825581395</text:p>
          </table:table-cell>
          <table:table-cell table:formula="of:=[Ecarts.AX3]/MAX([Ecarts.AX$3:.AX$12])" office:value-type="float" office:value="0.985714285714286" calcext:value-type="float">
            <text:p>0,9857142857</text:p>
          </table:table-cell>
          <table:table-cell table:formula="of:=[Ecarts.AY3]/MAX([Ecarts.AY$3:.AY$12])" office:value-type="float" office:value="1" calcext:value-type="float">
            <text:p>1</text:p>
          </table:table-cell>
          <table:table-cell table:formula="of:=[Ecarts.AZ3]/MAX([Ecarts.AZ$3:.AZ$12])" office:value-type="float" office:value="0.961254222972974" calcext:value-type="float">
            <text:p>0,961254223</text:p>
          </table:table-cell>
          <table:table-cell table:formula="of:=[Ecarts.BA3]/MAX([Ecarts.BA$3:.BA$12])" office:value-type="float" office:value="0.963133640552995" calcext:value-type="float">
            <text:p>0,9631336406</text:p>
          </table:table-cell>
          <table:table-cell table:formula="of:=[Ecarts.BB3]/MAX([Ecarts.BB$3:.BB$12])" office:value-type="float" office:value="0.705574912891986" calcext:value-type="float">
            <text:p>0,7055749129</text:p>
          </table:table-cell>
          <table:table-cell table:formula="of:=[Ecarts.BC3]/MAX([Ecarts.BC$3:.BC$12])" office:value-type="float" office:value="0.896341463414634" calcext:value-type="float">
            <text:p>0,8963414634</text:p>
          </table:table-cell>
          <table:table-cell table:formula="of:=[Ecarts.BD3]/MAX([Ecarts.BD$3:.BD$12])" office:value-type="float" office:value="0.984375" calcext:value-type="float">
            <text:p>0,984375</text:p>
          </table:table-cell>
          <table:table-cell table:formula="of:=[Ecarts.BE3]/MAX([Ecarts.BE$3:.BE$12])" office:value-type="float" office:value="1" calcext:value-type="float">
            <text:p>1</text:p>
          </table:table-cell>
          <table:table-cell table:formula="of:=[Ecarts.BF3]/MAX([Ecarts.BF$3:.BF$12])" office:value-type="float" office:value="0.956653225806452" calcext:value-type="float">
            <text:p>0,9566532258</text:p>
          </table:table-cell>
          <table:table-cell table:formula="of:=[Ecarts.BG3]/MAX([Ecarts.BG$3:.BG$12])" office:value-type="float" office:value="0.922064777327935" calcext:value-type="float">
            <text:p>0,9220647773</text:p>
          </table:table-cell>
          <table:table-cell table:formula="of:=[Ecarts.BH3]/MAX([Ecarts.BH$3:.BH$12])" office:value-type="float" office:value="1" calcext:value-type="float">
            <text:p>1</text:p>
          </table:table-cell>
          <table:table-cell table:formula="of:=[Ecarts.BI3]/MAX([Ecarts.BI$3:.BI$12])" office:value-type="float" office:value="0.690671031096563" calcext:value-type="float">
            <text:p>0,6906710311</text:p>
          </table:table-cell>
          <table:table-cell/>
          <table:table-cell table:formula="of:=[Ecarts.B16]/MAX([Ecarts.B$16:.B$25])" office:value-type="float" office:value="0.853615361439177" calcext:value-type="float">
            <text:p>0,8536153614</text:p>
          </table:table-cell>
          <table:table-cell/>
          <table:table-cell table:formula="of:=[Ecarts.D16]/MAX([Ecarts.D$16:.D$25])" office:value-type="float" office:value="0.0616358679299737" calcext:value-type="float">
            <text:p>0,0616358679</text:p>
          </table:table-cell>
          <table:table-cell table:formula="of:=[Ecarts.E16]/MAX([Ecarts.E$16:.E$25])" office:value-type="float" office:value="0.360316881478776" calcext:value-type="float">
            <text:p>0,3603168815</text:p>
          </table:table-cell>
          <table:table-cell table:formula="of:=[Ecarts.F16]/MAX([Ecarts.F$16:.F$25])" office:value-type="float" office:value="0.463130014757989" calcext:value-type="float">
            <text:p>0,4631300148</text:p>
          </table:table-cell>
          <table:table-cell table:formula="of:=[Ecarts.G16]/MAX([Ecarts.G$16:.G$25])" office:value-type="float" office:value="0.999666717579168" calcext:value-type="float">
            <text:p>0,9996667176</text:p>
          </table:table-cell>
          <table:table-cell table:formula="of:=[Ecarts.H16]/MAX([Ecarts.H$16:.H$25])" office:value-type="float" office:value="0.95424476810929" calcext:value-type="float">
            <text:p>0,9542447681</text:p>
          </table:table-cell>
          <table:table-cell table:formula="of:=[Ecarts.I16]/MAX([Ecarts.I$16:.I$25])" office:value-type="float" office:value="0.895699975952902" calcext:value-type="float">
            <text:p>0,895699976</text:p>
          </table:table-cell>
          <table:table-cell table:number-columns-repeated="2"/>
        </table:table-row>
        <table:table-row table:style-name="ro1">
          <table:table-cell table:formula="of:=[Ecarts.A4]" office:value-type="string" office:string-value="Bees algorithm" calcext:value-type="string">
            <text:p>Bees algorithm</text:p>
          </table:table-cell>
          <table:table-cell table:formula="of:=[Ecarts.B4]/MAX([Ecarts.B$3:.B$12])" office:value-type="float" office:value="0.00201612903225623" calcext:value-type="float">
            <text:p>0,002016129</text:p>
          </table:table-cell>
          <table:table-cell table:formula="of:=[Ecarts.C4]/MAX([Ecarts.C$3:.C$12])" office:value-type="float" office:value="0" calcext:value-type="float">
            <text:p>0</text:p>
          </table:table-cell>
          <table:table-cell table:formula="of:=[Ecarts.D4]/MAX([Ecarts.D$3:.D$12])" office:value-type="float" office:value="0" calcext:value-type="float">
            <text:p>0</text:p>
          </table:table-cell>
          <table:table-cell table:formula="of:=[Ecarts.E4]/MAX([Ecarts.E$3:.E$12])" office:value-type="float" office:value="0" calcext:value-type="float">
            <text:p>0</text:p>
          </table:table-cell>
          <table:table-cell table:formula="of:=[Ecarts.F4]/MAX([Ecarts.F$3:.F$12])" office:value-type="float" office:value="0.0166666666666677" calcext:value-type="float">
            <text:p>0,0166666667</text:p>
          </table:table-cell>
          <table:table-cell table:formula="of:=[Ecarts.G4]/MAX([Ecarts.G$3:.G$12])" office:value-type="float" office:value="0" calcext:value-type="float">
            <text:p>0</text:p>
          </table:table-cell>
          <table:table-cell table:formula="of:=[Ecarts.H4]/MAX([Ecarts.H$3:.H$12])" office:value-type="float" office:value="0.294117647058823" calcext:value-type="float">
            <text:p>0,2941176471</text:p>
          </table:table-cell>
          <table:table-cell table:formula="of:=[Ecarts.I4]/MAX([Ecarts.I$3:.I$12])" office:value-type="float" office:value="0" calcext:value-type="float">
            <text:p>0</text:p>
          </table:table-cell>
          <table:table-cell table:formula="of:=[Ecarts.J4]/MAX([Ecarts.J$3:.J$12])" office:value-type="float" office:value="0" calcext:value-type="float">
            <text:p>0</text:p>
          </table:table-cell>
          <table:table-cell table:formula="of:=[Ecarts.K4]/MAX([Ecarts.K$3:.K$12])" office:value-type="float" office:value="0" calcext:value-type="float">
            <text:p>0</text:p>
          </table:table-cell>
          <table:table-cell table:formula="of:=[Ecarts.L4]/MAX([Ecarts.L$3:.L$12])" office:value-type="float" office:value="0.0668880455407963" calcext:value-type="float">
            <text:p>0,0668880455</text:p>
          </table:table-cell>
          <table:table-cell table:formula="of:=[Ecarts.M4]/MAX([Ecarts.M$3:.M$12])" office:value-type="float" office:value="0.158730158730159" calcext:value-type="float">
            <text:p>0,1587301587</text:p>
          </table:table-cell>
          <table:table-cell table:formula="of:=[Ecarts.N4]/MAX([Ecarts.N$3:.N$12])" office:value-type="float" office:value="0.199579831932771" calcext:value-type="float">
            <text:p>0,1995798319</text:p>
          </table:table-cell>
          <table:table-cell table:formula="of:=[Ecarts.O4]/MAX([Ecarts.O$3:.O$12])" office:value-type="float" office:value="0.0690476190476223" calcext:value-type="float">
            <text:p>0,069047619</text:p>
          </table:table-cell>
          <table:table-cell table:formula="of:=[Ecarts.P4]/MAX([Ecarts.P$3:.P$12])" office:value-type="float" office:value="0.0642857142857148" calcext:value-type="float">
            <text:p>0,0642857143</text:p>
          </table:table-cell>
          <table:table-cell table:formula="of:=[Ecarts.Q4]/MAX([Ecarts.Q$3:.Q$12])" office:value-type="float" office:value="0.0365079365079358" calcext:value-type="float">
            <text:p>0,0365079365</text:p>
          </table:table-cell>
          <table:table-cell table:formula="of:=[Ecarts.R4]/MAX([Ecarts.R$3:.R$12])" office:value-type="float" office:value="0.0349544072948321" calcext:value-type="float">
            <text:p>0,0349544073</text:p>
          </table:table-cell>
          <table:table-cell table:formula="of:=[Ecarts.S4]/MAX([Ecarts.S$3:.S$12])" office:value-type="float" office:value="0.204887218045111" calcext:value-type="float">
            <text:p>0,204887218</text:p>
          </table:table-cell>
          <table:table-cell table:formula="of:=[Ecarts.T4]/MAX([Ecarts.T$3:.T$12])" office:value-type="float" office:value="0.148809523809528" calcext:value-type="float">
            <text:p>0,1488095238</text:p>
          </table:table-cell>
          <table:table-cell table:formula="of:=[Ecarts.U4]/MAX([Ecarts.U$3:.U$12])" office:value-type="float" office:value="0.210023866348447" calcext:value-type="float">
            <text:p>0,2100238663</text:p>
          </table:table-cell>
          <table:table-cell table:formula="of:=[Ecarts.V4]/MAX([Ecarts.V$3:.V$12])" office:value-type="float" office:value="0.217215988779799" calcext:value-type="float">
            <text:p>0,2172159888</text:p>
          </table:table-cell>
          <table:table-cell table:formula="of:=[Ecarts.W4]/MAX([Ecarts.W$3:.W$12])" office:value-type="float" office:value="0.11" calcext:value-type="float">
            <text:p>0,11</text:p>
          </table:table-cell>
          <table:table-cell table:formula="of:=[Ecarts.X4]/MAX([Ecarts.X$3:.X$12])" office:value-type="float" office:value="0.188775510204082" calcext:value-type="float">
            <text:p>0,1887755102</text:p>
          </table:table-cell>
          <table:table-cell table:formula="of:=[Ecarts.Y4]/MAX([Ecarts.Y$3:.Y$12])" office:value-type="float" office:value="0.258928571428571" calcext:value-type="float">
            <text:p>0,2589285714</text:p>
          </table:table-cell>
          <table:table-cell table:formula="of:=[Ecarts.Z4]/MAX([Ecarts.Z$3:.Z$12])" office:value-type="float" office:value="0.18859649122807" calcext:value-type="float">
            <text:p>0,1885964912</text:p>
          </table:table-cell>
          <table:table-cell table:formula="of:=[Ecarts.AA4]/MAX([Ecarts.AA$3:.AA$12])" office:value-type="float" office:value="0.0887096774193548" calcext:value-type="float">
            <text:p>0,0887096774</text:p>
          </table:table-cell>
          <table:table-cell table:formula="of:=[Ecarts.AB4]/MAX([Ecarts.AB$3:.AB$12])" office:value-type="float" office:value="0.243055555555556" calcext:value-type="float">
            <text:p>0,2430555556</text:p>
          </table:table-cell>
          <table:table-cell table:formula="of:=[Ecarts.AC4]/MAX([Ecarts.AC$3:.AC$12])" office:value-type="float" office:value="0.325153374233129" calcext:value-type="float">
            <text:p>0,3251533742</text:p>
          </table:table-cell>
          <table:table-cell table:formula="of:=[Ecarts.AD4]/MAX([Ecarts.AD$3:.AD$12])" office:value-type="float" office:value="0.0760869565217391" calcext:value-type="float">
            <text:p>0,0760869565</text:p>
          </table:table-cell>
          <table:table-cell table:formula="of:=[Ecarts.AE4]/MAX([Ecarts.AE$3:.AE$12])" office:value-type="float" office:value="0.15948275862069" calcext:value-type="float">
            <text:p>0,1594827586</text:p>
          </table:table-cell>
          <table:table-cell table:formula="of:=[Ecarts.AF4]/MAX([Ecarts.AF$3:.AF$12])" office:value-type="float" office:value="0.250922509225065" calcext:value-type="float">
            <text:p>0,2509225092</text:p>
          </table:table-cell>
          <table:table-cell table:formula="of:=[Ecarts.AG4]/MAX([Ecarts.AG$3:.AG$12])" office:value-type="float" office:value="1" calcext:value-type="float">
            <text:p>1</text:p>
          </table:table-cell>
          <table:table-cell table:formula="of:=[Ecarts.AH4]/MAX([Ecarts.AH$3:.AH$12])" office:value-type="float" office:value="0.376811594202899" calcext:value-type="float">
            <text:p>0,3768115942</text:p>
          </table:table-cell>
          <table:table-cell table:formula="of:=[Ecarts.AI4]/MAX([Ecarts.AI$3:.AI$12])" office:value-type="float" office:value="0.475806451612903" calcext:value-type="float">
            <text:p>0,4758064516</text:p>
          </table:table-cell>
          <table:table-cell table:formula="of:=[Ecarts.AJ4]/MAX([Ecarts.AJ$3:.AJ$12])" office:value-type="float" office:value="0.142857142857143" calcext:value-type="float">
            <text:p>0,1428571429</text:p>
          </table:table-cell>
          <table:table-cell table:formula="of:=[Ecarts.AK4]/MAX([Ecarts.AK$3:.AK$12])" office:value-type="float" office:value="0.535714285714286" calcext:value-type="float">
            <text:p>0,5357142857</text:p>
          </table:table-cell>
          <table:table-cell table:formula="of:=[Ecarts.AL4]/MAX([Ecarts.AL$3:.AL$12])" office:value-type="float" office:value="0.256410256410256" calcext:value-type="float">
            <text:p>0,2564102564</text:p>
          </table:table-cell>
          <table:table-cell table:formula="of:=[Ecarts.AM4]/MAX([Ecarts.AM$3:.AM$12])" office:value-type="float" office:value="0.882978723404255" calcext:value-type="float">
            <text:p>0,8829787234</text:p>
          </table:table-cell>
          <table:table-cell table:formula="of:=[Ecarts.AN4]/MAX([Ecarts.AN$3:.AN$12])" office:value-type="float" office:value="0.427083333333333" calcext:value-type="float">
            <text:p>0,4270833333</text:p>
          </table:table-cell>
          <table:table-cell table:formula="of:=[Ecarts.AO4]/MAX([Ecarts.AO$3:.AO$12])" office:value-type="float" office:value="0" calcext:value-type="float">
            <text:p>0</text:p>
          </table:table-cell>
          <table:table-cell table:formula="of:=[Ecarts.AP4]/MAX([Ecarts.AP$3:.AP$12])" office:value-type="float" office:value="0.934849697108242" calcext:value-type="float">
            <text:p>0,9348496971</text:p>
          </table:table-cell>
          <table:table-cell table:formula="of:=[Ecarts.AQ4]/MAX([Ecarts.AQ$3:.AQ$12])" office:value-type="float" office:value="0.964401294498382" calcext:value-type="float">
            <text:p>0,9644012945</text:p>
          </table:table-cell>
          <table:table-cell table:formula="of:=[Ecarts.AR4]/MAX([Ecarts.AR$3:.AR$12])" office:value-type="float" office:value="1" calcext:value-type="float">
            <text:p>1</text:p>
          </table:table-cell>
          <table:table-cell table:formula="of:=[Ecarts.AS4]/MAX([Ecarts.AS$3:.AS$12])" office:value-type="float" office:value="1" calcext:value-type="float">
            <text:p>1</text:p>
          </table:table-cell>
          <table:table-cell table:formula="of:=[Ecarts.AT4]/MAX([Ecarts.AT$3:.AT$12])" office:value-type="float" office:value="1" calcext:value-type="float">
            <text:p>1</text:p>
          </table:table-cell>
          <table:table-cell table:formula="of:=[Ecarts.AU4]/MAX([Ecarts.AU$3:.AU$12])" office:value-type="float" office:value="0.846625766871166" calcext:value-type="float">
            <text:p>0,8466257669</text:p>
          </table:table-cell>
          <table:table-cell table:formula="of:=[Ecarts.AV4]/MAX([Ecarts.AV$3:.AV$12])" office:value-type="float" office:value="0.646739130434783" calcext:value-type="float">
            <text:p>0,6467391304</text:p>
          </table:table-cell>
          <table:table-cell table:formula="of:=[Ecarts.AW4]/MAX([Ecarts.AW$3:.AW$12])" office:value-type="float" office:value="1" calcext:value-type="float">
            <text:p>1</text:p>
          </table:table-cell>
          <table:table-cell table:formula="of:=[Ecarts.AX4]/MAX([Ecarts.AX$3:.AX$12])" office:value-type="float" office:value="1" calcext:value-type="float">
            <text:p>1</text:p>
          </table:table-cell>
          <table:table-cell table:formula="of:=[Ecarts.AY4]/MAX([Ecarts.AY$3:.AY$12])" office:value-type="float" office:value="0.927330173775671" calcext:value-type="float">
            <text:p>0,9273301738</text:p>
          </table:table-cell>
          <table:table-cell table:formula="of:=[Ecarts.AZ4]/MAX([Ecarts.AZ$3:.AZ$12])" office:value-type="float" office:value="1" calcext:value-type="float">
            <text:p>1</text:p>
          </table:table-cell>
          <table:table-cell table:formula="of:=[Ecarts.BA4]/MAX([Ecarts.BA$3:.BA$12])" office:value-type="float" office:value="1" calcext:value-type="float">
            <text:p>1</text:p>
          </table:table-cell>
          <table:table-cell table:formula="of:=[Ecarts.BB4]/MAX([Ecarts.BB$3:.BB$12])" office:value-type="float" office:value="1" calcext:value-type="float">
            <text:p>1</text:p>
          </table:table-cell>
          <table:table-cell table:formula="of:=[Ecarts.BC4]/MAX([Ecarts.BC$3:.BC$12])" office:value-type="float" office:value="1" calcext:value-type="float">
            <text:p>1</text:p>
          </table:table-cell>
          <table:table-cell table:formula="of:=[Ecarts.BD4]/MAX([Ecarts.BD$3:.BD$12])" office:value-type="float" office:value="1" calcext:value-type="float">
            <text:p>1</text:p>
          </table:table-cell>
          <table:table-cell table:formula="of:=[Ecarts.BE4]/MAX([Ecarts.BE$3:.BE$12])" office:value-type="float" office:value="1" calcext:value-type="float">
            <text:p>1</text:p>
          </table:table-cell>
          <table:table-cell table:formula="of:=[Ecarts.BF4]/MAX([Ecarts.BF$3:.BF$12])" office:value-type="float" office:value="1" calcext:value-type="float">
            <text:p>1</text:p>
          </table:table-cell>
          <table:table-cell table:formula="of:=[Ecarts.BG4]/MAX([Ecarts.BG$3:.BG$12])" office:value-type="float" office:value="1" calcext:value-type="float">
            <text:p>1</text:p>
          </table:table-cell>
          <table:table-cell table:formula="of:=[Ecarts.BH4]/MAX([Ecarts.BH$3:.BH$12])" office:value-type="float" office:value="1" calcext:value-type="float">
            <text:p>1</text:p>
          </table:table-cell>
          <table:table-cell table:formula="of:=[Ecarts.BI4]/MAX([Ecarts.BI$3:.BI$12])" office:value-type="float" office:value="1" calcext:value-type="float">
            <text:p>1</text:p>
          </table:table-cell>
          <table:table-cell/>
          <table:table-cell table:formula="of:=[Ecarts.B17]/MAX([Ecarts.B$16:.B$25])" office:value-type="float" office:value="0.814678391164899" calcext:value-type="float">
            <text:p>0,8146783912</text:p>
          </table:table-cell>
          <table:table-cell/>
          <table:table-cell table:formula="of:=[Ecarts.D17]/MAX([Ecarts.D$16:.D$25])" office:value-type="float" office:value="0.0208202142133486" calcext:value-type="float">
            <text:p>0,0208202142</text:p>
          </table:table-cell>
          <table:table-cell table:formula="of:=[Ecarts.E17]/MAX([Ecarts.E$16:.E$25])" office:value-type="float" office:value="0.118702946970047" calcext:value-type="float">
            <text:p>0,118702947</text:p>
          </table:table-cell>
          <table:table-cell table:formula="of:=[Ecarts.F17]/MAX([Ecarts.F$16:.F$25])" office:value-type="float" office:value="0.187388561381027" calcext:value-type="float">
            <text:p>0,1873885614</text:p>
          </table:table-cell>
          <table:table-cell table:formula="of:=[Ecarts.G17]/MAX([Ecarts.G$16:.G$25])" office:value-type="float" office:value="0.584801584288628" calcext:value-type="float">
            <text:p>0,5848015843</text:p>
          </table:table-cell>
          <table:table-cell table:formula="of:=[Ecarts.H17]/MAX([Ecarts.H$16:.H$25])" office:value-type="float" office:value="1" calcext:value-type="float">
            <text:p>1</text:p>
          </table:table-cell>
          <table:table-cell table:formula="of:=[Ecarts.I17]/MAX([Ecarts.I$16:.I$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Ecarts.A5]" office:value-type="string" office:string-value="Genetic" calcext:value-type="string">
            <text:p>Genetic</text:p>
          </table:table-cell>
          <table:table-cell table:formula="of:=[Ecarts.B5]/MAX([Ecarts.B$3:.B$12])" office:value-type="float" office:value="0.176470588235304" calcext:value-type="float">
            <text:p>0,1764705882</text:p>
          </table:table-cell>
          <table:table-cell table:formula="of:=[Ecarts.C5]/MAX([Ecarts.C$3:.C$12])" office:value-type="float" office:value="0.22222222222221" calcext:value-type="float">
            <text:p>0,2222222222</text:p>
          </table:table-cell>
          <table:table-cell table:formula="of:=[Ecarts.D5]/MAX([Ecarts.D$3:.D$12])" office:value-type="float" office:value="0.0777777777777778" calcext:value-type="float">
            <text:p>0,0777777778</text:p>
          </table:table-cell>
          <table:table-cell table:formula="of:=[Ecarts.E5]/MAX([Ecarts.E$3:.E$12])" office:value-type="float" office:value="0.196180555555557" calcext:value-type="float">
            <text:p>0,1961805556</text:p>
          </table:table-cell>
          <table:table-cell table:formula="of:=[Ecarts.F5]/MAX([Ecarts.F$3:.F$12])" office:value-type="float" office:value="0.130952380952382" calcext:value-type="float">
            <text:p>0,130952381</text:p>
          </table:table-cell>
          <table:table-cell table:formula="of:=[Ecarts.G5]/MAX([Ecarts.G$3:.G$12])" office:value-type="float" office:value="0.312807881773402" calcext:value-type="float">
            <text:p>0,3128078818</text:p>
          </table:table-cell>
          <table:table-cell table:formula="of:=[Ecarts.H5]/MAX([Ecarts.H$3:.H$12])" office:value-type="float" office:value="1" calcext:value-type="float">
            <text:p>1</text:p>
          </table:table-cell>
          <table:table-cell table:formula="of:=[Ecarts.I5]/MAX([Ecarts.I$3:.I$12])" office:value-type="float" office:value="0" calcext:value-type="float">
            <text:p>0</text:p>
          </table:table-cell>
          <table:table-cell table:formula="of:=[Ecarts.J5]/MAX([Ecarts.J$3:.J$12])" office:value-type="float" office:value="0.471428571428569" calcext:value-type="float">
            <text:p>0,4714285714</text:p>
          </table:table-cell>
          <table:table-cell table:formula="of:=[Ecarts.K5]/MAX([Ecarts.K$3:.K$12])" office:value-type="float" office:value="0.317275747508305" calcext:value-type="float">
            <text:p>0,3172757475</text:p>
          </table:table-cell>
          <table:table-cell table:formula="of:=[Ecarts.L5]/MAX([Ecarts.L$3:.L$12])" office:value-type="float" office:value="0.141003460207611" calcext:value-type="float">
            <text:p>0,1410034602</text:p>
          </table:table-cell>
          <table:table-cell table:formula="of:=[Ecarts.M5]/MAX([Ecarts.M$3:.M$12])" office:value-type="float" office:value="0.337868480725623" calcext:value-type="float">
            <text:p>0,3378684807</text:p>
          </table:table-cell>
          <table:table-cell table:formula="of:=[Ecarts.N5]/MAX([Ecarts.N$3:.N$12])" office:value-type="float" office:value="0.271008403361346" calcext:value-type="float">
            <text:p>0,2710084034</text:p>
          </table:table-cell>
          <table:table-cell table:formula="of:=[Ecarts.O5]/MAX([Ecarts.O$3:.O$12])" office:value-type="float" office:value="0.654761904761904" calcext:value-type="float">
            <text:p>0,6547619048</text:p>
          </table:table-cell>
          <table:table-cell table:formula="of:=[Ecarts.P5]/MAX([Ecarts.P$3:.P$12])" office:value-type="float" office:value="0.180952380952381" calcext:value-type="float">
            <text:p>0,180952381</text:p>
          </table:table-cell>
          <table:table-cell table:formula="of:=[Ecarts.Q5]/MAX([Ecarts.Q$3:.Q$12])" office:value-type="float" office:value="0.304761904761906" calcext:value-type="float">
            <text:p>0,3047619048</text:p>
          </table:table-cell>
          <table:table-cell table:formula="of:=[Ecarts.R5]/MAX([Ecarts.R$3:.R$12])" office:value-type="float" office:value="0.566869300911853" calcext:value-type="float">
            <text:p>0,5668693009</text:p>
          </table:table-cell>
          <table:table-cell table:formula="of:=[Ecarts.S5]/MAX([Ecarts.S$3:.S$12])" office:value-type="float" office:value="0.421052631578947" calcext:value-type="float">
            <text:p>0,4210526316</text:p>
          </table:table-cell>
          <table:table-cell table:formula="of:=[Ecarts.T5]/MAX([Ecarts.T$3:.T$12])" office:value-type="float" office:value="0.330357142857139" calcext:value-type="float">
            <text:p>0,3303571429</text:p>
          </table:table-cell>
          <table:table-cell table:formula="of:=[Ecarts.U5]/MAX([Ecarts.U$3:.U$12])" office:value-type="float" office:value="0.610978520286396" calcext:value-type="float">
            <text:p>0,6109785203</text:p>
          </table:table-cell>
          <table:table-cell table:formula="of:=[Ecarts.V5]/MAX([Ecarts.V$3:.V$12])" office:value-type="float" office:value="0.388746803069056" calcext:value-type="float">
            <text:p>0,3887468031</text:p>
          </table:table-cell>
          <table:table-cell table:formula="of:=[Ecarts.W5]/MAX([Ecarts.W$3:.W$12])" office:value-type="float" office:value="0.31" calcext:value-type="float">
            <text:p>0,31</text:p>
          </table:table-cell>
          <table:table-cell table:formula="of:=[Ecarts.X5]/MAX([Ecarts.X$3:.X$12])" office:value-type="float" office:value="0.433673469387755" calcext:value-type="float">
            <text:p>0,4336734694</text:p>
          </table:table-cell>
          <table:table-cell table:formula="of:=[Ecarts.Y5]/MAX([Ecarts.Y$3:.Y$12])" office:value-type="float" office:value="0.535714285714286" calcext:value-type="float">
            <text:p>0,5357142857</text:p>
          </table:table-cell>
          <table:table-cell table:formula="of:=[Ecarts.Z5]/MAX([Ecarts.Z$3:.Z$12])" office:value-type="float" office:value="0.31140350877193" calcext:value-type="float">
            <text:p>0,3114035088</text:p>
          </table:table-cell>
          <table:table-cell table:formula="of:=[Ecarts.AA5]/MAX([Ecarts.AA$3:.AA$12])" office:value-type="float" office:value="0.254032258064516" calcext:value-type="float">
            <text:p>0,2540322581</text:p>
          </table:table-cell>
          <table:table-cell table:formula="of:=[Ecarts.AB5]/MAX([Ecarts.AB$3:.AB$12])" office:value-type="float" office:value="0.493055555555556" calcext:value-type="float">
            <text:p>0,4930555556</text:p>
          </table:table-cell>
          <table:table-cell table:formula="of:=[Ecarts.AC5]/MAX([Ecarts.AC$3:.AC$12])" office:value-type="float" office:value="0.45398773006135" calcext:value-type="float">
            <text:p>0,4539877301</text:p>
          </table:table-cell>
          <table:table-cell table:formula="of:=[Ecarts.AD5]/MAX([Ecarts.AD$3:.AD$12])" office:value-type="float" office:value="0.152173913043478" calcext:value-type="float">
            <text:p>0,152173913</text:p>
          </table:table-cell>
          <table:table-cell table:formula="of:=[Ecarts.AE5]/MAX([Ecarts.AE$3:.AE$12])" office:value-type="float" office:value="0.297413793103448" calcext:value-type="float">
            <text:p>0,2974137931</text:p>
          </table:table-cell>
          <table:table-cell table:formula="of:=[Ecarts.AF5]/MAX([Ecarts.AF$3:.AF$12])" office:value-type="float" office:value="0.734570580999916" calcext:value-type="float">
            <text:p>0,734570581</text:p>
          </table:table-cell>
          <table:table-cell table:formula="of:=[Ecarts.AG5]/MAX([Ecarts.AG$3:.AG$12])" office:value-type="float" office:value="0.777777777777778" calcext:value-type="float">
            <text:p>0,7777777778</text:p>
          </table:table-cell>
          <table:table-cell table:formula="of:=[Ecarts.AH5]/MAX([Ecarts.AH$3:.AH$12])" office:value-type="float" office:value="1" calcext:value-type="float">
            <text:p>1</text:p>
          </table:table-cell>
          <table:table-cell table:formula="of:=[Ecarts.AI5]/MAX([Ecarts.AI$3:.AI$12])" office:value-type="float" office:value="0.82258064516129" calcext:value-type="float">
            <text:p>0,8225806452</text:p>
          </table:table-cell>
          <table:table-cell table:formula="of:=[Ecarts.AJ5]/MAX([Ecarts.AJ$3:.AJ$12])" office:value-type="float" office:value="0.285714285714286" calcext:value-type="float">
            <text:p>0,2857142857</text:p>
          </table:table-cell>
          <table:table-cell table:formula="of:=[Ecarts.AK5]/MAX([Ecarts.AK$3:.AK$12])" office:value-type="float" office:value="1" calcext:value-type="float">
            <text:p>1</text:p>
          </table:table-cell>
          <table:table-cell table:formula="of:=[Ecarts.AL5]/MAX([Ecarts.AL$3:.AL$12])" office:value-type="float" office:value="0.418803418803419" calcext:value-type="float">
            <text:p>0,4188034188</text:p>
          </table:table-cell>
          <table:table-cell table:formula="of:=[Ecarts.AM5]/MAX([Ecarts.AM$3:.AM$12])" office:value-type="float" office:value="0.308510638297872" calcext:value-type="float">
            <text:p>0,3085106383</text:p>
          </table:table-cell>
          <table:table-cell table:formula="of:=[Ecarts.AN5]/MAX([Ecarts.AN$3:.AN$12])" office:value-type="float" office:value="0.552083333333333" calcext:value-type="float">
            <text:p>0,5520833333</text:p>
          </table:table-cell>
          <table:table-cell table:formula="of:=[Ecarts.AO5]/MAX([Ecarts.AO$3:.AO$12])" office:value-type="float" office:value="1" calcext:value-type="float">
            <text:p>1</text:p>
          </table:table-cell>
          <table:table-cell table:formula="of:=[Ecarts.AP5]/MAX([Ecarts.AP$3:.AP$12])" office:value-type="float" office:value="0.747940941149579" calcext:value-type="float">
            <text:p>0,7479409411</text:p>
          </table:table-cell>
          <table:table-cell table:formula="of:=[Ecarts.AQ5]/MAX([Ecarts.AQ$3:.AQ$12])" office:value-type="float" office:value="0.51294498381877" calcext:value-type="float">
            <text:p>0,5129449838</text:p>
          </table:table-cell>
          <table:table-cell table:formula="of:=[Ecarts.AR5]/MAX([Ecarts.AR$3:.AR$12])" office:value-type="float" office:value="0.702380952380952" calcext:value-type="float">
            <text:p>0,7023809524</text:p>
          </table:table-cell>
          <table:table-cell table:formula="of:=[Ecarts.AS5]/MAX([Ecarts.AS$3:.AS$12])" office:value-type="float" office:value="0.556818181818182" calcext:value-type="float">
            <text:p>0,5568181818</text:p>
          </table:table-cell>
          <table:table-cell table:formula="of:=[Ecarts.AT5]/MAX([Ecarts.AT$3:.AT$12])" office:value-type="float" office:value="0.351388888888889" calcext:value-type="float">
            <text:p>0,3513888889</text:p>
          </table:table-cell>
          <table:table-cell table:formula="of:=[Ecarts.AU5]/MAX([Ecarts.AU$3:.AU$12])" office:value-type="float" office:value="0.918711656441718" calcext:value-type="float">
            <text:p>0,9187116564</text:p>
          </table:table-cell>
          <table:table-cell table:formula="of:=[Ecarts.AV5]/MAX([Ecarts.AV$3:.AV$12])" office:value-type="float" office:value="0.600543478260869" calcext:value-type="float">
            <text:p>0,6005434783</text:p>
          </table:table-cell>
          <table:table-cell table:formula="of:=[Ecarts.AW5]/MAX([Ecarts.AW$3:.AW$12])" office:value-type="float" office:value="0.520348837209302" calcext:value-type="float">
            <text:p>0,5203488372</text:p>
          </table:table-cell>
          <table:table-cell table:formula="of:=[Ecarts.AX5]/MAX([Ecarts.AX$3:.AX$12])" office:value-type="float" office:value="0.514285714285714" calcext:value-type="float">
            <text:p>0,5142857143</text:p>
          </table:table-cell>
          <table:table-cell table:formula="of:=[Ecarts.AY5]/MAX([Ecarts.AY$3:.AY$12])" office:value-type="float" office:value="0.82780410742496" calcext:value-type="float">
            <text:p>0,8278041074</text:p>
          </table:table-cell>
          <table:table-cell table:formula="of:=[Ecarts.AZ5]/MAX([Ecarts.AZ$3:.AZ$12])" office:value-type="float" office:value="0.656903111751458" calcext:value-type="float">
            <text:p>0,6569031118</text:p>
          </table:table-cell>
          <table:table-cell table:formula="of:=[Ecarts.BA5]/MAX([Ecarts.BA$3:.BA$12])" office:value-type="float" office:value="0.671658986175115" calcext:value-type="float">
            <text:p>0,6716589862</text:p>
          </table:table-cell>
          <table:table-cell table:formula="of:=[Ecarts.BB5]/MAX([Ecarts.BB$3:.BB$12])" office:value-type="float" office:value="0.706445993031359" calcext:value-type="float">
            <text:p>0,706445993</text:p>
          </table:table-cell>
          <table:table-cell table:formula="of:=[Ecarts.BC5]/MAX([Ecarts.BC$3:.BC$12])" office:value-type="float" office:value="0.759146341463415" calcext:value-type="float">
            <text:p>0,7591463415</text:p>
          </table:table-cell>
          <table:table-cell table:formula="of:=[Ecarts.BD5]/MAX([Ecarts.BD$3:.BD$12])" office:value-type="float" office:value="0.717633928571429" calcext:value-type="float">
            <text:p>0,7176339286</text:p>
          </table:table-cell>
          <table:table-cell table:formula="of:=[Ecarts.BE5]/MAX([Ecarts.BE$3:.BE$12])" office:value-type="float" office:value="0.669527896995708" calcext:value-type="float">
            <text:p>0,669527897</text:p>
          </table:table-cell>
          <table:table-cell table:formula="of:=[Ecarts.BF5]/MAX([Ecarts.BF$3:.BF$12])" office:value-type="float" office:value="0.665322580645161" calcext:value-type="float">
            <text:p>0,6653225806</text:p>
          </table:table-cell>
          <table:table-cell table:formula="of:=[Ecarts.BG5]/MAX([Ecarts.BG$3:.BG$12])" office:value-type="float" office:value="0.716599190283401" calcext:value-type="float">
            <text:p>0,7165991903</text:p>
          </table:table-cell>
          <table:table-cell table:formula="of:=[Ecarts.BH5]/MAX([Ecarts.BH$3:.BH$12])" office:value-type="float" office:value="0.62200956937799" calcext:value-type="float">
            <text:p>0,6220095694</text:p>
          </table:table-cell>
          <table:table-cell table:formula="of:=[Ecarts.BI5]/MAX([Ecarts.BI$3:.BI$12])" office:value-type="float" office:value="0.623567921440262" calcext:value-type="float">
            <text:p>0,6235679214</text:p>
          </table:table-cell>
          <table:table-cell/>
          <table:table-cell table:formula="of:=[Ecarts.B18]/MAX([Ecarts.B$16:.B$25])" office:value-type="float" office:value="0.695775736226946" calcext:value-type="float">
            <text:p>0,6957757362</text:p>
          </table:table-cell>
          <table:table-cell/>
          <table:table-cell table:formula="of:=[Ecarts.D18]/MAX([Ecarts.D$16:.D$25])" office:value-type="float" office:value="0.252975292084301" calcext:value-type="float">
            <text:p>0,2529752921</text:p>
          </table:table-cell>
          <table:table-cell table:formula="of:=[Ecarts.E18]/MAX([Ecarts.E$16:.E$25])" office:value-type="float" office:value="0.393181781504911" calcext:value-type="float">
            <text:p>0,3931817815</text:p>
          </table:table-cell>
          <table:table-cell table:formula="of:=[Ecarts.F18]/MAX([Ecarts.F$16:.F$25])" office:value-type="float" office:value="0.369987746024187" calcext:value-type="float">
            <text:p>0,369987746</text:p>
          </table:table-cell>
          <table:table-cell table:formula="of:=[Ecarts.G18]/MAX([Ecarts.G$16:.G$25])" office:value-type="float" office:value="0.80061134639611" calcext:value-type="float">
            <text:p>0,8006113464</text:p>
          </table:table-cell>
          <table:table-cell table:formula="of:=[Ecarts.H18]/MAX([Ecarts.H$16:.H$25])" office:value-type="float" office:value="0.687283732072917" calcext:value-type="float">
            <text:p>0,6872837321</text:p>
          </table:table-cell>
          <table:table-cell table:formula="of:=[Ecarts.I18]/MAX([Ecarts.I$16:.I$25])" office:value-type="float" office:value="0.681154808440134" calcext:value-type="float">
            <text:p>0,6811548084</text:p>
          </table:table-cell>
          <table:table-cell table:number-columns-repeated="2"/>
        </table:table-row>
        <table:table-row table:style-name="ro1">
          <table:table-cell table:formula="of:=[Ecarts.A6]" office:value-type="string" office:string-value="GRASP" calcext:value-type="string">
            <text:p>GRASP</text:p>
          </table:table-cell>
          <table:table-cell table:formula="of:=[Ecarts.B6]/MAX([Ecarts.B$3:.B$12])" office:value-type="float" office:value="0.0141129032257936" calcext:value-type="float">
            <text:p>0,0141129032</text:p>
          </table:table-cell>
          <table:table-cell table:formula="of:=[Ecarts.C6]/MAX([Ecarts.C$3:.C$12])" office:value-type="float" office:value="0.138888888888876" calcext:value-type="float">
            <text:p>0,1388888889</text:p>
          </table:table-cell>
          <table:table-cell table:formula="of:=[Ecarts.D6]/MAX([Ecarts.D$3:.D$12])" office:value-type="float" office:value="0" calcext:value-type="float">
            <text:p>0</text:p>
          </table:table-cell>
          <table:table-cell table:formula="of:=[Ecarts.E6]/MAX([Ecarts.E$3:.E$12])" office:value-type="float" office:value="0.137152777777779" calcext:value-type="float">
            <text:p>0,1371527778</text:p>
          </table:table-cell>
          <table:table-cell table:formula="of:=[Ecarts.F6]/MAX([Ecarts.F$3:.F$12])" office:value-type="float" office:value="0" calcext:value-type="float">
            <text:p>0</text:p>
          </table:table-cell>
          <table:table-cell table:formula="of:=[Ecarts.G6]/MAX([Ecarts.G$3:.G$12])" office:value-type="float" office:value="0" calcext:value-type="float">
            <text:p>0</text:p>
          </table:table-cell>
          <table:table-cell table:formula="of:=[Ecarts.H6]/MAX([Ecarts.H$3:.H$12])" office:value-type="float" office:value="0.294117647058823" calcext:value-type="float">
            <text:p>0,2941176471</text:p>
          </table:table-cell>
          <table:table-cell table:formula="of:=[Ecarts.I6]/MAX([Ecarts.I$3:.I$12])" office:value-type="float" office:value="0.0210084033613464" calcext:value-type="float">
            <text:p>0,0210084034</text:p>
          </table:table-cell>
          <table:table-cell table:formula="of:=[Ecarts.J6]/MAX([Ecarts.J$3:.J$12])" office:value-type="float" office:value="0.291428571428569" calcext:value-type="float">
            <text:p>0,2914285714</text:p>
          </table:table-cell>
          <table:table-cell table:formula="of:=[Ecarts.K6]/MAX([Ecarts.K$3:.K$12])" office:value-type="float" office:value="0" calcext:value-type="float">
            <text:p>0</text:p>
          </table:table-cell>
          <table:table-cell table:formula="of:=[Ecarts.L6]/MAX([Ecarts.L$3:.L$12])" office:value-type="float" office:value="0.185246679316887" calcext:value-type="float">
            <text:p>0,1852466793</text:p>
          </table:table-cell>
          <table:table-cell table:formula="of:=[Ecarts.M6]/MAX([Ecarts.M$3:.M$12])" office:value-type="float" office:value="0.00566893424036333" calcext:value-type="float">
            <text:p>0,0056689342</text:p>
          </table:table-cell>
          <table:table-cell table:formula="of:=[Ecarts.N6]/MAX([Ecarts.N$3:.N$12])" office:value-type="float" office:value="0.527310924369745" calcext:value-type="float">
            <text:p>0,5273109244</text:p>
          </table:table-cell>
          <table:table-cell table:formula="of:=[Ecarts.O6]/MAX([Ecarts.O$3:.O$12])" office:value-type="float" office:value="0.12857142857143" calcext:value-type="float">
            <text:p>0,1285714286</text:p>
          </table:table-cell>
          <table:table-cell table:formula="of:=[Ecarts.P6]/MAX([Ecarts.P$3:.P$12])" office:value-type="float" office:value="0.0392857142857148" calcext:value-type="float">
            <text:p>0,0392857143</text:p>
          </table:table-cell>
          <table:table-cell table:formula="of:=[Ecarts.Q6]/MAX([Ecarts.Q$3:.Q$12])" office:value-type="float" office:value="0.239682539682538" calcext:value-type="float">
            <text:p>0,2396825397</text:p>
          </table:table-cell>
          <table:table-cell table:formula="of:=[Ecarts.R6]/MAX([Ecarts.R$3:.R$12])" office:value-type="float" office:value="0.0835866261398156" calcext:value-type="float">
            <text:p>0,0835866261</text:p>
          </table:table-cell>
          <table:table-cell table:formula="of:=[Ecarts.S6]/MAX([Ecarts.S$3:.S$12])" office:value-type="float" office:value="0.780075187969924" calcext:value-type="float">
            <text:p>0,780075188</text:p>
          </table:table-cell>
          <table:table-cell table:formula="of:=[Ecarts.T6]/MAX([Ecarts.T$3:.T$12])" office:value-type="float" office:value="0.428571428571426" calcext:value-type="float">
            <text:p>0,4285714286</text:p>
          </table:table-cell>
          <table:table-cell table:formula="of:=[Ecarts.U6]/MAX([Ecarts.U$3:.U$12])" office:value-type="float" office:value="0.508353221957044" calcext:value-type="float">
            <text:p>0,508353222</text:p>
          </table:table-cell>
          <table:table-cell table:formula="of:=[Ecarts.V6]/MAX([Ecarts.V$3:.V$12])" office:value-type="float" office:value="0.284011220196352" calcext:value-type="float">
            <text:p>0,2840112202</text:p>
          </table:table-cell>
          <table:table-cell table:formula="of:=[Ecarts.W6]/MAX([Ecarts.W$3:.W$12])" office:value-type="float" office:value="0.095" calcext:value-type="float">
            <text:p>0,095</text:p>
          </table:table-cell>
          <table:table-cell table:formula="of:=[Ecarts.X6]/MAX([Ecarts.X$3:.X$12])" office:value-type="float" office:value="0.423469387755102" calcext:value-type="float">
            <text:p>0,4234693878</text:p>
          </table:table-cell>
          <table:table-cell table:formula="of:=[Ecarts.Y6]/MAX([Ecarts.Y$3:.Y$12])" office:value-type="float" office:value="0.821428571428572" calcext:value-type="float">
            <text:p>0,8214285714</text:p>
          </table:table-cell>
          <table:table-cell table:formula="of:=[Ecarts.Z6]/MAX([Ecarts.Z$3:.Z$12])" office:value-type="float" office:value="0.0526315789473684" calcext:value-type="float">
            <text:p>0,0526315789</text:p>
          </table:table-cell>
          <table:table-cell table:formula="of:=[Ecarts.AA6]/MAX([Ecarts.AA$3:.AA$12])" office:value-type="float" office:value="0.141129032258065" calcext:value-type="float">
            <text:p>0,1411290323</text:p>
          </table:table-cell>
          <table:table-cell table:formula="of:=[Ecarts.AB6]/MAX([Ecarts.AB$3:.AB$12])" office:value-type="float" office:value="0.597222222222222" calcext:value-type="float">
            <text:p>0,5972222222</text:p>
          </table:table-cell>
          <table:table-cell table:formula="of:=[Ecarts.AC6]/MAX([Ecarts.AC$3:.AC$12])" office:value-type="float" office:value="0.300613496932515" calcext:value-type="float">
            <text:p>0,3006134969</text:p>
          </table:table-cell>
          <table:table-cell table:formula="of:=[Ecarts.AD6]/MAX([Ecarts.AD$3:.AD$12])" office:value-type="float" office:value="0.072463768115942" calcext:value-type="float">
            <text:p>0,0724637681</text:p>
          </table:table-cell>
          <table:table-cell table:formula="of:=[Ecarts.AE6]/MAX([Ecarts.AE$3:.AE$12])" office:value-type="float" office:value="0.15948275862069" calcext:value-type="float">
            <text:p>0,1594827586</text:p>
          </table:table-cell>
          <table:table-cell table:formula="of:=[Ecarts.AF6]/MAX([Ecarts.AF$3:.AF$12])" office:value-type="float" office:value="0.0344403444034118" calcext:value-type="float">
            <text:p>0,0344403444</text:p>
          </table:table-cell>
          <table:table-cell table:formula="of:=[Ecarts.AG6]/MAX([Ecarts.AG$3:.AG$12])" office:value-type="float" office:value="1" calcext:value-type="float">
            <text:p>1</text:p>
          </table:table-cell>
          <table:table-cell table:formula="of:=[Ecarts.AH6]/MAX([Ecarts.AH$3:.AH$12])" office:value-type="float" office:value="0" calcext:value-type="float">
            <text:p>0</text:p>
          </table:table-cell>
          <table:table-cell table:formula="of:=[Ecarts.AI6]/MAX([Ecarts.AI$3:.AI$12])" office:value-type="float" office:value="0.354838709677419" calcext:value-type="float">
            <text:p>0,3548387097</text:p>
          </table:table-cell>
          <table:table-cell table:formula="of:=[Ecarts.AJ6]/MAX([Ecarts.AJ$3:.AJ$12])" office:value-type="float" office:value="0.142857142857143" calcext:value-type="float">
            <text:p>0,1428571429</text:p>
          </table:table-cell>
          <table:table-cell table:formula="of:=[Ecarts.AK6]/MAX([Ecarts.AK$3:.AK$12])" office:value-type="float" office:value="0.642857142857143" calcext:value-type="float">
            <text:p>0,6428571429</text:p>
          </table:table-cell>
          <table:table-cell table:formula="of:=[Ecarts.AL6]/MAX([Ecarts.AL$3:.AL$12])" office:value-type="float" office:value="0.128205128205128" calcext:value-type="float">
            <text:p>0,1282051282</text:p>
          </table:table-cell>
          <table:table-cell table:formula="of:=[Ecarts.AM6]/MAX([Ecarts.AM$3:.AM$12])" office:value-type="float" office:value="0" calcext:value-type="float">
            <text:p>0</text:p>
          </table:table-cell>
          <table:table-cell table:formula="of:=[Ecarts.AN6]/MAX([Ecarts.AN$3:.AN$12])" office:value-type="float" office:value="0.229166666666667" calcext:value-type="float">
            <text:p>0,2291666667</text:p>
          </table:table-cell>
          <table:table-cell table:formula="of:=[Ecarts.AO6]/MAX([Ecarts.AO$3:.AO$12])" office:value-type="float" office:value="0.571428571428571" calcext:value-type="float">
            <text:p>0,5714285714</text:p>
          </table:table-cell>
          <table:table-cell table:formula="of:=[Ecarts.AP6]/MAX([Ecarts.AP$3:.AP$12])" office:value-type="float" office:value="0.793862155674936" calcext:value-type="float">
            <text:p>0,7938621557</text:p>
          </table:table-cell>
          <table:table-cell table:formula="of:=[Ecarts.AQ6]/MAX([Ecarts.AQ$3:.AQ$12])" office:value-type="float" office:value="0.771844660194175" calcext:value-type="float">
            <text:p>0,7718446602</text:p>
          </table:table-cell>
          <table:table-cell table:formula="of:=[Ecarts.AR6]/MAX([Ecarts.AR$3:.AR$12])" office:value-type="float" office:value="0.673469387755102" calcext:value-type="float">
            <text:p>0,6734693878</text:p>
          </table:table-cell>
          <table:table-cell table:formula="of:=[Ecarts.AS6]/MAX([Ecarts.AS$3:.AS$12])" office:value-type="float" office:value="0.539772727272727" calcext:value-type="float">
            <text:p>0,5397727273</text:p>
          </table:table-cell>
          <table:table-cell table:formula="of:=[Ecarts.AT6]/MAX([Ecarts.AT$3:.AT$12])" office:value-type="float" office:value="0.680555555555555" calcext:value-type="float">
            <text:p>0,6805555556</text:p>
          </table:table-cell>
          <table:table-cell table:formula="of:=[Ecarts.AU6]/MAX([Ecarts.AU$3:.AU$12])" office:value-type="float" office:value="0.54601226993865" calcext:value-type="float">
            <text:p>0,5460122699</text:p>
          </table:table-cell>
          <table:table-cell table:formula="of:=[Ecarts.AV6]/MAX([Ecarts.AV$3:.AV$12])" office:value-type="float" office:value="0.425271739130435" calcext:value-type="float">
            <text:p>0,4252717391</text:p>
          </table:table-cell>
          <table:table-cell table:formula="of:=[Ecarts.AW6]/MAX([Ecarts.AW$3:.AW$12])" office:value-type="float" office:value="0.747093023255814" calcext:value-type="float">
            <text:p>0,7470930233</text:p>
          </table:table-cell>
          <table:table-cell table:formula="of:=[Ecarts.AX6]/MAX([Ecarts.AX$3:.AX$12])" office:value-type="float" office:value="0.623809523809524" calcext:value-type="float">
            <text:p>0,6238095238</text:p>
          </table:table-cell>
          <table:table-cell table:formula="of:=[Ecarts.AY6]/MAX([Ecarts.AY$3:.AY$12])" office:value-type="float" office:value="0.639810426540284" calcext:value-type="float">
            <text:p>0,6398104265</text:p>
          </table:table-cell>
          <table:table-cell table:formula="of:=[Ecarts.AZ6]/MAX([Ecarts.AZ$3:.AZ$12])" office:value-type="float" office:value="0.931200731981982" calcext:value-type="float">
            <text:p>0,931200732</text:p>
          </table:table-cell>
          <table:table-cell table:formula="of:=[Ecarts.BA6]/MAX([Ecarts.BA$3:.BA$12])" office:value-type="float" office:value="0.784562211981567" calcext:value-type="float">
            <text:p>0,784562212</text:p>
          </table:table-cell>
          <table:table-cell table:formula="of:=[Ecarts.BB6]/MAX([Ecarts.BB$3:.BB$12])" office:value-type="float" office:value="0.767421602787456" calcext:value-type="float">
            <text:p>0,7674216028</text:p>
          </table:table-cell>
          <table:table-cell table:formula="of:=[Ecarts.BC6]/MAX([Ecarts.BC$3:.BC$12])" office:value-type="float" office:value="0.870934959349593" calcext:value-type="float">
            <text:p>0,8709349593</text:p>
          </table:table-cell>
          <table:table-cell table:formula="of:=[Ecarts.BD6]/MAX([Ecarts.BD$3:.BD$12])" office:value-type="float" office:value="0.856026785714286" calcext:value-type="float">
            <text:p>0,8560267857</text:p>
          </table:table-cell>
          <table:table-cell table:formula="of:=[Ecarts.BE6]/MAX([Ecarts.BE$3:.BE$12])" office:value-type="float" office:value="0.665236051502146" calcext:value-type="float">
            <text:p>0,6652360515</text:p>
          </table:table-cell>
          <table:table-cell table:formula="of:=[Ecarts.BF6]/MAX([Ecarts.BF$3:.BF$12])" office:value-type="float" office:value="0.828629032258065" calcext:value-type="float">
            <text:p>0,8286290323</text:p>
          </table:table-cell>
          <table:table-cell table:formula="of:=[Ecarts.BG6]/MAX([Ecarts.BG$3:.BG$12])" office:value-type="float" office:value="0.756072874493927" calcext:value-type="float">
            <text:p>0,7560728745</text:p>
          </table:table-cell>
          <table:table-cell table:formula="of:=[Ecarts.BH6]/MAX([Ecarts.BH$3:.BH$12])" office:value-type="float" office:value="0.826555023923445" calcext:value-type="float">
            <text:p>0,8265550239</text:p>
          </table:table-cell>
          <table:table-cell table:formula="of:=[Ecarts.BI6]/MAX([Ecarts.BI$3:.BI$12])" office:value-type="float" office:value="0.672667757774141" calcext:value-type="float">
            <text:p>0,6726677578</text:p>
          </table:table-cell>
          <table:table-cell/>
          <table:table-cell table:formula="of:=[Ecarts.B19]/MAX([Ecarts.B$16:.B$25])" office:value-type="float" office:value="0.663823027323153" calcext:value-type="float">
            <text:p>0,6638230273</text:p>
          </table:table-cell>
          <table:table-cell/>
          <table:table-cell table:formula="of:=[Ecarts.D19]/MAX([Ecarts.D$16:.D$25])" office:value-type="float" office:value="0.0597164455480392" calcext:value-type="float">
            <text:p>0,0597164455</text:p>
          </table:table-cell>
          <table:table-cell table:formula="of:=[Ecarts.E19]/MAX([Ecarts.E$16:.E$25])" office:value-type="float" office:value="0.264450818566591" calcext:value-type="float">
            <text:p>0,2644508186</text:p>
          </table:table-cell>
          <table:table-cell table:formula="of:=[Ecarts.F19]/MAX([Ecarts.F$16:.F$25])" office:value-type="float" office:value="0.267269849546431" calcext:value-type="float">
            <text:p>0,2672698495</text:p>
          </table:table-cell>
          <table:table-cell table:formula="of:=[Ecarts.G19]/MAX([Ecarts.G$16:.G$25])" office:value-type="float" office:value="0.296201394077257" calcext:value-type="float">
            <text:p>0,2962013941</text:p>
          </table:table-cell>
          <table:table-cell table:formula="of:=[Ecarts.H19]/MAX([Ecarts.H$16:.H$25])" office:value-type="float" office:value="0.696706960229696" calcext:value-type="float">
            <text:p>0,6967069602</text:p>
          </table:table-cell>
          <table:table-cell table:formula="of:=[Ecarts.I19]/MAX([Ecarts.I$16:.I$25])" office:value-type="float" office:value="0.791009861703791" calcext:value-type="float">
            <text:p>0,7910098617</text:p>
          </table:table-cell>
          <table:table-cell table:number-columns-repeated="2"/>
        </table:table-row>
        <table:table-row table:style-name="ro1">
          <table:table-cell table:formula="of:=[Ecarts.A7]" office:value-type="string" office:string-value="ILS" calcext:value-type="string">
            <text:p>ILS</text:p>
          </table:table-cell>
          <table:table-cell table:formula="of:=[Ecarts.B7]/MAX([Ecarts.B$3:.B$12])" office:value-type="float" office:value="0" calcext:value-type="float">
            <text:p>0</text:p>
          </table:table-cell>
          <table:table-cell table:formula="of:=[Ecarts.C7]/MAX([Ecarts.C$3:.C$12])" office:value-type="float" office:value="0" calcext:value-type="float">
            <text:p>0</text:p>
          </table:table-cell>
          <table:table-cell table:formula="of:=[Ecarts.D7]/MAX([Ecarts.D$3:.D$12])" office:value-type="float" office:value="0" calcext:value-type="float">
            <text:p>0</text:p>
          </table:table-cell>
          <table:table-cell table:formula="of:=[Ecarts.E7]/MAX([Ecarts.E$3:.E$12])" office:value-type="float" office:value="0.0555555555555571" calcext:value-type="float">
            <text:p>0,0555555556</text:p>
          </table:table-cell>
          <table:table-cell table:formula="of:=[Ecarts.F7]/MAX([Ecarts.F$3:.F$12])" office:value-type="float" office:value="0.0515873015873012" calcext:value-type="float">
            <text:p>0,0515873016</text:p>
          </table:table-cell>
          <table:table-cell table:formula="of:=[Ecarts.G7]/MAX([Ecarts.G$3:.G$12])" office:value-type="float" office:value="0" calcext:value-type="float">
            <text:p>0</text:p>
          </table:table-cell>
          <table:table-cell table:formula="of:=[Ecarts.H7]/MAX([Ecarts.H$3:.H$12])" office:value-type="float" office:value="0.294117647058823" calcext:value-type="float">
            <text:p>0,2941176471</text:p>
          </table:table-cell>
          <table:table-cell table:formula="of:=[Ecarts.I7]/MAX([Ecarts.I$3:.I$12])" office:value-type="float" office:value="0" calcext:value-type="float">
            <text:p>0</text:p>
          </table:table-cell>
          <table:table-cell table:formula="of:=[Ecarts.J7]/MAX([Ecarts.J$3:.J$12])" office:value-type="float" office:value="0" calcext:value-type="float">
            <text:p>0</text:p>
          </table:table-cell>
          <table:table-cell table:formula="of:=[Ecarts.K7]/MAX([Ecarts.K$3:.K$12])" office:value-type="float" office:value="0" calcext:value-type="float">
            <text:p>0</text:p>
          </table:table-cell>
          <table:table-cell table:formula="of:=[Ecarts.L7]/MAX([Ecarts.L$3:.L$12])" office:value-type="float" office:value="0.282258064516126" calcext:value-type="float">
            <text:p>0,2822580645</text:p>
          </table:table-cell>
          <table:table-cell table:formula="of:=[Ecarts.M7]/MAX([Ecarts.M$3:.M$12])" office:value-type="float" office:value="0.184807256235827" calcext:value-type="float">
            <text:p>0,1848072562</text:p>
          </table:table-cell>
          <table:table-cell table:formula="of:=[Ecarts.N7]/MAX([Ecarts.N$3:.N$12])" office:value-type="float" office:value="0.325630252100843" calcext:value-type="float">
            <text:p>0,3256302521</text:p>
          </table:table-cell>
          <table:table-cell table:formula="of:=[Ecarts.O7]/MAX([Ecarts.O$3:.O$12])" office:value-type="float" office:value="0.0952380952380963" calcext:value-type="float">
            <text:p>0,0952380952</text:p>
          </table:table-cell>
          <table:table-cell table:formula="of:=[Ecarts.P7]/MAX([Ecarts.P$3:.P$12])" office:value-type="float" office:value="0.0238095238095222" calcext:value-type="float">
            <text:p>0,0238095238</text:p>
          </table:table-cell>
          <table:table-cell table:formula="of:=[Ecarts.Q7]/MAX([Ecarts.Q$3:.Q$12])" office:value-type="float" office:value="0.115873015873017" calcext:value-type="float">
            <text:p>0,1158730159</text:p>
          </table:table-cell>
          <table:table-cell table:formula="of:=[Ecarts.R7]/MAX([Ecarts.R$3:.R$12])" office:value-type="float" office:value="0.0303951367781134" calcext:value-type="float">
            <text:p>0,0303951368</text:p>
          </table:table-cell>
          <table:table-cell table:formula="of:=[Ecarts.S7]/MAX([Ecarts.S$3:.S$12])" office:value-type="float" office:value="0.353383458646614" calcext:value-type="float">
            <text:p>0,3533834586</text:p>
          </table:table-cell>
          <table:table-cell table:formula="of:=[Ecarts.T7]/MAX([Ecarts.T$3:.T$12])" office:value-type="float" office:value="0.434523809523805" calcext:value-type="float">
            <text:p>0,4345238095</text:p>
          </table:table-cell>
          <table:table-cell table:formula="of:=[Ecarts.U7]/MAX([Ecarts.U$3:.U$12])" office:value-type="float" office:value="0.439140811455848" calcext:value-type="float">
            <text:p>0,4391408115</text:p>
          </table:table-cell>
          <table:table-cell table:formula="of:=[Ecarts.V7]/MAX([Ecarts.V$3:.V$12])" office:value-type="float" office:value="0.303646563814867" calcext:value-type="float">
            <text:p>0,3036465638</text:p>
          </table:table-cell>
          <table:table-cell table:formula="of:=[Ecarts.W7]/MAX([Ecarts.W$3:.W$12])" office:value-type="float" office:value="0.3" calcext:value-type="float">
            <text:p>0,3</text:p>
          </table:table-cell>
          <table:table-cell table:formula="of:=[Ecarts.X7]/MAX([Ecarts.X$3:.X$12])" office:value-type="float" office:value="0.280612244897959" calcext:value-type="float">
            <text:p>0,2806122449</text:p>
          </table:table-cell>
          <table:table-cell table:formula="of:=[Ecarts.Y7]/MAX([Ecarts.Y$3:.Y$12])" office:value-type="float" office:value="0.491071428571429" calcext:value-type="float">
            <text:p>0,4910714286</text:p>
          </table:table-cell>
          <table:table-cell table:formula="of:=[Ecarts.Z7]/MAX([Ecarts.Z$3:.Z$12])" office:value-type="float" office:value="0.149122807017544" calcext:value-type="float">
            <text:p>0,149122807</text:p>
          </table:table-cell>
          <table:table-cell table:formula="of:=[Ecarts.AA7]/MAX([Ecarts.AA$3:.AA$12])" office:value-type="float" office:value="0.185483870967742" calcext:value-type="float">
            <text:p>0,185483871</text:p>
          </table:table-cell>
          <table:table-cell table:formula="of:=[Ecarts.AB7]/MAX([Ecarts.AB$3:.AB$12])" office:value-type="float" office:value="0.326388888888889" calcext:value-type="float">
            <text:p>0,3263888889</text:p>
          </table:table-cell>
          <table:table-cell table:formula="of:=[Ecarts.AC7]/MAX([Ecarts.AC$3:.AC$12])" office:value-type="float" office:value="0.398773006134969" calcext:value-type="float">
            <text:p>0,3987730061</text:p>
          </table:table-cell>
          <table:table-cell table:formula="of:=[Ecarts.AD7]/MAX([Ecarts.AD$3:.AD$12])" office:value-type="float" office:value="0.0833333333333333" calcext:value-type="float">
            <text:p>0,0833333333</text:p>
          </table:table-cell>
          <table:table-cell table:formula="of:=[Ecarts.AE7]/MAX([Ecarts.AE$3:.AE$12])" office:value-type="float" office:value="0.150862068965517" calcext:value-type="float">
            <text:p>0,150862069</text:p>
          </table:table-cell>
          <table:table-cell table:formula="of:=[Ecarts.AF7]/MAX([Ecarts.AF$3:.AF$12])" office:value-type="float" office:value="0.0602706027060053" calcext:value-type="float">
            <text:p>0,0602706027</text:p>
          </table:table-cell>
          <table:table-cell table:formula="of:=[Ecarts.AG7]/MAX([Ecarts.AG$3:.AG$12])" office:value-type="float" office:value="0.444444444444444" calcext:value-type="float">
            <text:p>0,4444444444</text:p>
          </table:table-cell>
          <table:table-cell table:formula="of:=[Ecarts.AH7]/MAX([Ecarts.AH$3:.AH$12])" office:value-type="float" office:value="0.333333333333333" calcext:value-type="float">
            <text:p>0,3333333333</text:p>
          </table:table-cell>
          <table:table-cell table:formula="of:=[Ecarts.AI7]/MAX([Ecarts.AI$3:.AI$12])" office:value-type="float" office:value="0.306451612903226" calcext:value-type="float">
            <text:p>0,3064516129</text:p>
          </table:table-cell>
          <table:table-cell table:formula="of:=[Ecarts.AJ7]/MAX([Ecarts.AJ$3:.AJ$12])" office:value-type="float" office:value="0.285714285714286" calcext:value-type="float">
            <text:p>0,2857142857</text:p>
          </table:table-cell>
          <table:table-cell table:formula="of:=[Ecarts.AK7]/MAX([Ecarts.AK$3:.AK$12])" office:value-type="float" office:value="0.642857142857143" calcext:value-type="float">
            <text:p>0,6428571429</text:p>
          </table:table-cell>
          <table:table-cell table:formula="of:=[Ecarts.AL7]/MAX([Ecarts.AL$3:.AL$12])" office:value-type="float" office:value="0.333333333333333" calcext:value-type="float">
            <text:p>0,3333333333</text:p>
          </table:table-cell>
          <table:table-cell table:formula="of:=[Ecarts.AM7]/MAX([Ecarts.AM$3:.AM$12])" office:value-type="float" office:value="0.127659574468085" calcext:value-type="float">
            <text:p>0,1276595745</text:p>
          </table:table-cell>
          <table:table-cell table:formula="of:=[Ecarts.AN7]/MAX([Ecarts.AN$3:.AN$12])" office:value-type="float" office:value="0.46875" calcext:value-type="float">
            <text:p>0,46875</text:p>
          </table:table-cell>
          <table:table-cell table:formula="of:=[Ecarts.AO7]/MAX([Ecarts.AO$3:.AO$12])" office:value-type="float" office:value="0.0714285714285714" calcext:value-type="float">
            <text:p>0,0714285714</text:p>
          </table:table-cell>
          <table:table-cell table:formula="of:=[Ecarts.AP7]/MAX([Ecarts.AP$3:.AP$12])" office:value-type="float" office:value="0.918162075665791" calcext:value-type="float">
            <text:p>0,9181620757</text:p>
          </table:table-cell>
          <table:table-cell table:formula="of:=[Ecarts.AQ7]/MAX([Ecarts.AQ$3:.AQ$12])" office:value-type="float" office:value="0.716828478964401" calcext:value-type="float">
            <text:p>0,716828479</text:p>
          </table:table-cell>
          <table:table-cell table:formula="of:=[Ecarts.AR7]/MAX([Ecarts.AR$3:.AR$12])" office:value-type="float" office:value="0.819727891156462" calcext:value-type="float">
            <text:p>0,8197278912</text:p>
          </table:table-cell>
          <table:table-cell table:formula="of:=[Ecarts.AS7]/MAX([Ecarts.AS$3:.AS$12])" office:value-type="float" office:value="0.525568181818182" calcext:value-type="float">
            <text:p>0,5255681818</text:p>
          </table:table-cell>
          <table:table-cell table:formula="of:=[Ecarts.AT7]/MAX([Ecarts.AT$3:.AT$12])" office:value-type="float" office:value="0.608333333333333" calcext:value-type="float">
            <text:p>0,6083333333</text:p>
          </table:table-cell>
          <table:table-cell table:formula="of:=[Ecarts.AU7]/MAX([Ecarts.AU$3:.AU$12])" office:value-type="float" office:value="0.501533742331288" calcext:value-type="float">
            <text:p>0,5015337423</text:p>
          </table:table-cell>
          <table:table-cell table:formula="of:=[Ecarts.AV7]/MAX([Ecarts.AV$3:.AV$12])" office:value-type="float" office:value="0.486413043478261" calcext:value-type="float">
            <text:p>0,4864130435</text:p>
          </table:table-cell>
          <table:table-cell table:formula="of:=[Ecarts.AW7]/MAX([Ecarts.AW$3:.AW$12])" office:value-type="float" office:value="0.686046511627907" calcext:value-type="float">
            <text:p>0,6860465116</text:p>
          </table:table-cell>
          <table:table-cell table:formula="of:=[Ecarts.AX7]/MAX([Ecarts.AX$3:.AX$12])" office:value-type="float" office:value="0.823809523809524" calcext:value-type="float">
            <text:p>0,8238095238</text:p>
          </table:table-cell>
          <table:table-cell table:formula="of:=[Ecarts.AY7]/MAX([Ecarts.AY$3:.AY$12])" office:value-type="float" office:value="0.663507109004739" calcext:value-type="float">
            <text:p>0,663507109</text:p>
          </table:table-cell>
          <table:table-cell table:formula="of:=[Ecarts.AZ7]/MAX([Ecarts.AZ$3:.AZ$12])" office:value-type="float" office:value="0.709107545045046" calcext:value-type="float">
            <text:p>0,709107545</text:p>
          </table:table-cell>
          <table:table-cell table:formula="of:=[Ecarts.BA7]/MAX([Ecarts.BA$3:.BA$12])" office:value-type="float" office:value="0.808755760368664" calcext:value-type="float">
            <text:p>0,8087557604</text:p>
          </table:table-cell>
          <table:table-cell table:formula="of:=[Ecarts.BB7]/MAX([Ecarts.BB$3:.BB$12])" office:value-type="float" office:value="0.609756097560976" calcext:value-type="float">
            <text:p>0,6097560976</text:p>
          </table:table-cell>
          <table:table-cell table:formula="of:=[Ecarts.BC7]/MAX([Ecarts.BC$3:.BC$12])" office:value-type="float" office:value="0.723577235772358" calcext:value-type="float">
            <text:p>0,7235772358</text:p>
          </table:table-cell>
          <table:table-cell table:formula="of:=[Ecarts.BD7]/MAX([Ecarts.BD$3:.BD$12])" office:value-type="float" office:value="0.741071428571429" calcext:value-type="float">
            <text:p>0,7410714286</text:p>
          </table:table-cell>
          <table:table-cell table:formula="of:=[Ecarts.BE7]/MAX([Ecarts.BE$3:.BE$12])" office:value-type="float" office:value="0.678111587982833" calcext:value-type="float">
            <text:p>0,678111588</text:p>
          </table:table-cell>
          <table:table-cell table:formula="of:=[Ecarts.BF7]/MAX([Ecarts.BF$3:.BF$12])" office:value-type="float" office:value="0.755040322580645" calcext:value-type="float">
            <text:p>0,7550403226</text:p>
          </table:table-cell>
          <table:table-cell table:formula="of:=[Ecarts.BG7]/MAX([Ecarts.BG$3:.BG$12])" office:value-type="float" office:value="0.756072874493927" calcext:value-type="float">
            <text:p>0,7560728745</text:p>
          </table:table-cell>
          <table:table-cell table:formula="of:=[Ecarts.BH7]/MAX([Ecarts.BH$3:.BH$12])" office:value-type="float" office:value="0.757177033492823" calcext:value-type="float">
            <text:p>0,7571770335</text:p>
          </table:table-cell>
          <table:table-cell table:formula="of:=[Ecarts.BI7]/MAX([Ecarts.BI$3:.BI$12])" office:value-type="float" office:value="0.529459901800327" calcext:value-type="float">
            <text:p>0,5294599018</text:p>
          </table:table-cell>
          <table:table-cell/>
          <table:table-cell table:formula="of:=[Ecarts.B20]/MAX([Ecarts.B$16:.B$25])" office:value-type="float" office:value="0.620289767505817" calcext:value-type="float">
            <text:p>0,6202897675</text:p>
          </table:table-cell>
          <table:table-cell/>
          <table:table-cell table:formula="of:=[Ecarts.D20]/MAX([Ecarts.D$16:.D$25])" office:value-type="float" office:value="0.0347094001433148" calcext:value-type="float">
            <text:p>0,0347094001</text:p>
          </table:table-cell>
          <table:table-cell table:formula="of:=[Ecarts.E20]/MAX([Ecarts.E$16:.E$25])" office:value-type="float" office:value="0.206602030752274" calcext:value-type="float">
            <text:p>0,2066020308</text:p>
          </table:table-cell>
          <table:table-cell table:formula="of:=[Ecarts.F20]/MAX([Ecarts.F$16:.F$25])" office:value-type="float" office:value="0.264181970070562" calcext:value-type="float">
            <text:p>0,2641819701</text:p>
          </table:table-cell>
          <table:table-cell table:formula="of:=[Ecarts.G20]/MAX([Ecarts.G$16:.G$25])" office:value-type="float" office:value="0.390113725972175" calcext:value-type="float">
            <text:p>0,390113726</text:p>
          </table:table-cell>
          <table:table-cell table:formula="of:=[Ecarts.H20]/MAX([Ecarts.H$16:.H$25])" office:value-type="float" office:value="0.728201892014172" calcext:value-type="float">
            <text:p>0,728201892</text:p>
          </table:table-cell>
          <table:table-cell table:formula="of:=[Ecarts.I20]/MAX([Ecarts.I$16:.I$25])" office:value-type="float" office:value="0.698904218580066" calcext:value-type="float">
            <text:p>0,6989042186</text:p>
          </table:table-cell>
          <table:table-cell table:number-columns-repeated="2"/>
        </table:table-row>
        <table:table-row table:style-name="ro1">
          <table:table-cell table:formula="of:=[Ecarts.A8]" office:value-type="string" office:string-value="Memetic" calcext:value-type="string">
            <text:p>Memetic</text:p>
          </table:table-cell>
          <table:table-cell table:formula="of:=[Ecarts.B8]/MAX([Ecarts.B$3:.B$12])" office:value-type="float" office:value="0" calcext:value-type="float">
            <text:p>0</text:p>
          </table:table-cell>
          <table:table-cell table:formula="of:=[Ecarts.C8]/MAX([Ecarts.C$3:.C$12])" office:value-type="float" office:value="0" calcext:value-type="float">
            <text:p>0</text:p>
          </table:table-cell>
          <table:table-cell table:formula="of:=[Ecarts.D8]/MAX([Ecarts.D$3:.D$12])" office:value-type="float" office:value="0" calcext:value-type="float">
            <text:p>0</text:p>
          </table:table-cell>
          <table:table-cell table:formula="of:=[Ecarts.E8]/MAX([Ecarts.E$3:.E$12])" office:value-type="float" office:value="0" calcext:value-type="float">
            <text:p>0</text:p>
          </table:table-cell>
          <table:table-cell table:formula="of:=[Ecarts.F8]/MAX([Ecarts.F$3:.F$12])" office:value-type="float" office:value="0" calcext:value-type="float">
            <text:p>0</text:p>
          </table:table-cell>
          <table:table-cell table:formula="of:=[Ecarts.G8]/MAX([Ecarts.G$3:.G$12])" office:value-type="float" office:value="0" calcext:value-type="float">
            <text:p>0</text:p>
          </table:table-cell>
          <table:table-cell table:formula="of:=[Ecarts.H8]/MAX([Ecarts.H$3:.H$12])" office:value-type="float" office:value="0.294117647058823" calcext:value-type="float">
            <text:p>0,2941176471</text:p>
          </table:table-cell>
          <table:table-cell table:formula="of:=[Ecarts.I8]/MAX([Ecarts.I$3:.I$12])" office:value-type="float" office:value="0" calcext:value-type="float">
            <text:p>0</text:p>
          </table:table-cell>
          <table:table-cell table:formula="of:=[Ecarts.J8]/MAX([Ecarts.J$3:.J$12])" office:value-type="float" office:value="0" calcext:value-type="float">
            <text:p>0</text:p>
          </table:table-cell>
          <table:table-cell table:formula="of:=[Ecarts.K8]/MAX([Ecarts.K$3:.K$12])" office:value-type="float" office:value="0" calcext:value-type="float">
            <text:p>0</text:p>
          </table:table-cell>
          <table:table-cell table:formula="of:=[Ecarts.L8]/MAX([Ecarts.L$3:.L$12])" office:value-type="float" office:value="0" calcext:value-type="float">
            <text:p>0</text:p>
          </table:table-cell>
          <table:table-cell table:formula="of:=[Ecarts.M8]/MAX([Ecarts.M$3:.M$12])" office:value-type="float" office:value="0" calcext:value-type="float">
            <text:p>0</text:p>
          </table:table-cell>
          <table:table-cell table:formula="of:=[Ecarts.N8]/MAX([Ecarts.N$3:.N$12])" office:value-type="float" office:value="0.0882352941176471" calcext:value-type="float">
            <text:p>0,0882352941</text:p>
          </table:table-cell>
          <table:table-cell table:formula="of:=[Ecarts.O8]/MAX([Ecarts.O$3:.O$12])" office:value-type="float" office:value="0.023809523809526" calcext:value-type="float">
            <text:p>0,0238095238</text:p>
          </table:table-cell>
          <table:table-cell table:formula="of:=[Ecarts.P8]/MAX([Ecarts.P$3:.P$12])" office:value-type="float" office:value="0.0107142857142852" calcext:value-type="float">
            <text:p>0,0107142857</text:p>
          </table:table-cell>
          <table:table-cell table:formula="of:=[Ecarts.Q8]/MAX([Ecarts.Q$3:.Q$12])" office:value-type="float" office:value="0" calcext:value-type="float">
            <text:p>0</text:p>
          </table:table-cell>
          <table:table-cell table:formula="of:=[Ecarts.R8]/MAX([Ecarts.R$3:.R$12])" office:value-type="float" office:value="0" calcext:value-type="float">
            <text:p>0</text:p>
          </table:table-cell>
          <table:table-cell table:formula="of:=[Ecarts.S8]/MAX([Ecarts.S$3:.S$12])" office:value-type="float" office:value="0.0958646616541345" calcext:value-type="float">
            <text:p>0,0958646617</text:p>
          </table:table-cell>
          <table:table-cell table:formula="of:=[Ecarts.T8]/MAX([Ecarts.T$3:.T$12])" office:value-type="float" office:value="0.00297619047619454" calcext:value-type="float">
            <text:p>0,0029761905</text:p>
          </table:table-cell>
          <table:table-cell table:formula="of:=[Ecarts.U8]/MAX([Ecarts.U$3:.U$12])" office:value-type="float" office:value="0.0787589498806696" calcext:value-type="float">
            <text:p>0,0787589499</text:p>
          </table:table-cell>
          <table:table-cell table:formula="of:=[Ecarts.V8]/MAX([Ecarts.V$3:.V$12])" office:value-type="float" office:value="0.0471598877980381" calcext:value-type="float">
            <text:p>0,0471598878</text:p>
          </table:table-cell>
          <table:table-cell table:formula="of:=[Ecarts.W8]/MAX([Ecarts.W$3:.W$12])" office:value-type="float" office:value="0.06" calcext:value-type="float">
            <text:p>0,06</text:p>
          </table:table-cell>
          <table:table-cell table:formula="of:=[Ecarts.X8]/MAX([Ecarts.X$3:.X$12])" office:value-type="float" office:value="0.0969387755102041" calcext:value-type="float">
            <text:p>0,0969387755</text:p>
          </table:table-cell>
          <table:table-cell table:formula="of:=[Ecarts.Y8]/MAX([Ecarts.Y$3:.Y$12])" office:value-type="float" office:value="0.142857142857143" calcext:value-type="float">
            <text:p>0,1428571429</text:p>
          </table:table-cell>
          <table:table-cell table:formula="of:=[Ecarts.Z8]/MAX([Ecarts.Z$3:.Z$12])" office:value-type="float" office:value="0.0964912280701754" calcext:value-type="float">
            <text:p>0,0964912281</text:p>
          </table:table-cell>
          <table:table-cell table:formula="of:=[Ecarts.AA8]/MAX([Ecarts.AA$3:.AA$12])" office:value-type="float" office:value="0.0645161290322581" calcext:value-type="float">
            <text:p>0,064516129</text:p>
          </table:table-cell>
          <table:table-cell table:formula="of:=[Ecarts.AB8]/MAX([Ecarts.AB$3:.AB$12])" office:value-type="float" office:value="0.0347222222222222" calcext:value-type="float">
            <text:p>0,0347222222</text:p>
          </table:table-cell>
          <table:table-cell table:formula="of:=[Ecarts.AC8]/MAX([Ecarts.AC$3:.AC$12])" office:value-type="float" office:value="0.0674846625766871" calcext:value-type="float">
            <text:p>0,0674846626</text:p>
          </table:table-cell>
          <table:table-cell table:formula="of:=[Ecarts.AD8]/MAX([Ecarts.AD$3:.AD$12])" office:value-type="float" office:value="0.036231884057971" calcext:value-type="float">
            <text:p>0,0362318841</text:p>
          </table:table-cell>
          <table:table-cell table:formula="of:=[Ecarts.AE8]/MAX([Ecarts.AE$3:.AE$12])" office:value-type="float" office:value="0.00862068965517241" calcext:value-type="float">
            <text:p>0,0086206897</text:p>
          </table:table-cell>
          <table:table-cell table:formula="of:=[Ecarts.AF8]/MAX([Ecarts.AF$3:.AF$12])" office:value-type="float" office:value="0.0123001230012185" calcext:value-type="float">
            <text:p>0,012300123</text:p>
          </table:table-cell>
          <table:table-cell table:formula="of:=[Ecarts.AG8]/MAX([Ecarts.AG$3:.AG$12])" office:value-type="float" office:value="0.222222222222222" calcext:value-type="float">
            <text:p>0,2222222222</text:p>
          </table:table-cell>
          <table:table-cell table:formula="of:=[Ecarts.AH8]/MAX([Ecarts.AH$3:.AH$12])" office:value-type="float" office:value="0.0144927536231884" calcext:value-type="float">
            <text:p>0,0144927536</text:p>
          </table:table-cell>
          <table:table-cell table:formula="of:=[Ecarts.AI8]/MAX([Ecarts.AI$3:.AI$12])" office:value-type="float" office:value="0.0161290322580645" calcext:value-type="float">
            <text:p>0,0161290323</text:p>
          </table:table-cell>
          <table:table-cell table:formula="of:=[Ecarts.AJ8]/MAX([Ecarts.AJ$3:.AJ$12])" office:value-type="float" office:value="0.142857142857143" calcext:value-type="float">
            <text:p>0,1428571429</text:p>
          </table:table-cell>
          <table:table-cell table:formula="of:=[Ecarts.AK8]/MAX([Ecarts.AK$3:.AK$12])" office:value-type="float" office:value="0.214285714285714" calcext:value-type="float">
            <text:p>0,2142857143</text:p>
          </table:table-cell>
          <table:table-cell table:formula="of:=[Ecarts.AL8]/MAX([Ecarts.AL$3:.AL$12])" office:value-type="float" office:value="0" calcext:value-type="float">
            <text:p>0</text:p>
          </table:table-cell>
          <table:table-cell table:formula="of:=[Ecarts.AM8]/MAX([Ecarts.AM$3:.AM$12])" office:value-type="float" office:value="0.0957446808510638" calcext:value-type="float">
            <text:p>0,0957446809</text:p>
          </table:table-cell>
          <table:table-cell table:formula="of:=[Ecarts.AN8]/MAX([Ecarts.AN$3:.AN$12])" office:value-type="float" office:value="0.34375" calcext:value-type="float">
            <text:p>0,34375</text:p>
          </table:table-cell>
          <table:table-cell table:formula="of:=[Ecarts.AO8]/MAX([Ecarts.AO$3:.AO$12])" office:value-type="float" office:value="0" calcext:value-type="float">
            <text:p>0</text:p>
          </table:table-cell>
          <table:table-cell table:formula="of:=[Ecarts.AP8]/MAX([Ecarts.AP$3:.AP$12])" office:value-type="float" office:value="0.566693336381301" calcext:value-type="float">
            <text:p>0,5666933364</text:p>
          </table:table-cell>
          <table:table-cell table:formula="of:=[Ecarts.AQ8]/MAX([Ecarts.AQ$3:.AQ$12])" office:value-type="float" office:value="0.52588996763754" calcext:value-type="float">
            <text:p>0,5258899676</text:p>
          </table:table-cell>
          <table:table-cell table:formula="of:=[Ecarts.AR8]/MAX([Ecarts.AR$3:.AR$12])" office:value-type="float" office:value="0.554421768707483" calcext:value-type="float">
            <text:p>0,5544217687</text:p>
          </table:table-cell>
          <table:table-cell table:formula="of:=[Ecarts.AS8]/MAX([Ecarts.AS$3:.AS$12])" office:value-type="float" office:value="0.244318181818182" calcext:value-type="float">
            <text:p>0,2443181818</text:p>
          </table:table-cell>
          <table:table-cell table:formula="of:=[Ecarts.AT8]/MAX([Ecarts.AT$3:.AT$12])" office:value-type="float" office:value="0.490277777777778" calcext:value-type="float">
            <text:p>0,4902777778</text:p>
          </table:table-cell>
          <table:table-cell table:formula="of:=[Ecarts.AU8]/MAX([Ecarts.AU$3:.AU$12])" office:value-type="float" office:value="0.343558282208589" calcext:value-type="float">
            <text:p>0,3435582822</text:p>
          </table:table-cell>
          <table:table-cell table:formula="of:=[Ecarts.AV8]/MAX([Ecarts.AV$3:.AV$12])" office:value-type="float" office:value="0.326086956521739" calcext:value-type="float">
            <text:p>0,3260869565</text:p>
          </table:table-cell>
          <table:table-cell table:formula="of:=[Ecarts.AW8]/MAX([Ecarts.AW$3:.AW$12])" office:value-type="float" office:value="0.363372093023256" calcext:value-type="float">
            <text:p>0,363372093</text:p>
          </table:table-cell>
          <table:table-cell table:formula="of:=[Ecarts.AX8]/MAX([Ecarts.AX$3:.AX$12])" office:value-type="float" office:value="0.564285714285714" calcext:value-type="float">
            <text:p>0,5642857143</text:p>
          </table:table-cell>
          <table:table-cell table:formula="of:=[Ecarts.AY8]/MAX([Ecarts.AY$3:.AY$12])" office:value-type="float" office:value="0.481832543443918" calcext:value-type="float">
            <text:p>0,4818325434</text:p>
          </table:table-cell>
          <table:table-cell table:formula="of:=[Ecarts.AZ8]/MAX([Ecarts.AZ$3:.AZ$12])" office:value-type="float" office:value="0.719242680180181" calcext:value-type="float">
            <text:p>0,7192426802</text:p>
          </table:table-cell>
          <table:table-cell table:formula="of:=[Ecarts.BA8]/MAX([Ecarts.BA$3:.BA$12])" office:value-type="float" office:value="0.811059907834101" calcext:value-type="float">
            <text:p>0,8110599078</text:p>
          </table:table-cell>
          <table:table-cell table:formula="of:=[Ecarts.BB8]/MAX([Ecarts.BB$3:.BB$12])" office:value-type="float" office:value="0.678571428571429" calcext:value-type="float">
            <text:p>0,6785714286</text:p>
          </table:table-cell>
          <table:table-cell table:formula="of:=[Ecarts.BC8]/MAX([Ecarts.BC$3:.BC$12])" office:value-type="float" office:value="0.783536585365854" calcext:value-type="float">
            <text:p>0,7835365854</text:p>
          </table:table-cell>
          <table:table-cell table:formula="of:=[Ecarts.BD8]/MAX([Ecarts.BD$3:.BD$12])" office:value-type="float" office:value="0.751116071428571" calcext:value-type="float">
            <text:p>0,7511160714</text:p>
          </table:table-cell>
          <table:table-cell table:formula="of:=[Ecarts.BE8]/MAX([Ecarts.BE$3:.BE$12])" office:value-type="float" office:value="0.783261802575107" calcext:value-type="float">
            <text:p>0,7832618026</text:p>
          </table:table-cell>
          <table:table-cell table:formula="of:=[Ecarts.BF8]/MAX([Ecarts.BF$3:.BF$12])" office:value-type="float" office:value="0.754032258064516" calcext:value-type="float">
            <text:p>0,7540322581</text:p>
          </table:table-cell>
          <table:table-cell table:formula="of:=[Ecarts.BG8]/MAX([Ecarts.BG$3:.BG$12])" office:value-type="float" office:value="0.785425101214575" calcext:value-type="float">
            <text:p>0,7854251012</text:p>
          </table:table-cell>
          <table:table-cell table:formula="of:=[Ecarts.BH8]/MAX([Ecarts.BH$3:.BH$12])" office:value-type="float" office:value="0.758373205741627" calcext:value-type="float">
            <text:p>0,7583732057</text:p>
          </table:table-cell>
          <table:table-cell table:formula="of:=[Ecarts.BI8]/MAX([Ecarts.BI$3:.BI$12])" office:value-type="float" office:value="0.581833060556465" calcext:value-type="float">
            <text:p>0,5818330606</text:p>
          </table:table-cell>
          <table:table-cell/>
          <table:table-cell table:formula="of:=[Ecarts.B21]/MAX([Ecarts.B$16:.B$25])" office:value-type="float" office:value="0.497508616707933" calcext:value-type="float">
            <text:p>0,4975086167</text:p>
          </table:table-cell>
          <table:table-cell/>
          <table:table-cell table:formula="of:=[Ecarts.D21]/MAX([Ecarts.D$16:.D$25])" office:value-type="float" office:value="0.016841302483215" calcext:value-type="float">
            <text:p>0,0168413025</text:p>
          </table:table-cell>
          <table:table-cell table:formula="of:=[Ecarts.E21]/MAX([Ecarts.E$16:.E$25])" office:value-type="float" office:value="0.0274088501482306" calcext:value-type="float">
            <text:p>0,0274088501</text:p>
          </table:table-cell>
          <table:table-cell table:formula="of:=[Ecarts.F21]/MAX([Ecarts.F$16:.F$25])" office:value-type="float" office:value="0.0671544843355737" calcext:value-type="float">
            <text:p>0,0671544843</text:p>
          </table:table-cell>
          <table:table-cell table:formula="of:=[Ecarts.G21]/MAX([Ecarts.G$16:.G$25])" office:value-type="float" office:value="0.122546258307079" calcext:value-type="float">
            <text:p>0,1225462583</text:p>
          </table:table-cell>
          <table:table-cell table:formula="of:=[Ecarts.H21]/MAX([Ecarts.H$16:.H$25])" office:value-type="float" office:value="0.493449815676839" calcext:value-type="float">
            <text:p>0,4934498157</text:p>
          </table:table-cell>
          <table:table-cell table:formula="of:=[Ecarts.I21]/MAX([Ecarts.I$16:.I$25])" office:value-type="float" office:value="0.734736661924196" calcext:value-type="float">
            <text:p>0,7347366619</text:p>
          </table:table-cell>
          <table:table-cell table:number-columns-repeated="2"/>
        </table:table-row>
        <table:table-row table:style-name="ro1">
          <table:table-cell table:formula="of:=[Ecarts.A9]" office:value-type="string" office:string-value="Simulated Annealing" calcext:value-type="string">
            <text:p>Simulated Annealing</text:p>
          </table:table-cell>
          <table:table-cell table:formula="of:=[Ecarts.B9]/MAX([Ecarts.B$3:.B$12])" office:value-type="float" office:value="0.266129032258078" calcext:value-type="float">
            <text:p>0,2661290323</text:p>
          </table:table-cell>
          <table:table-cell table:formula="of:=[Ecarts.C9]/MAX([Ecarts.C$3:.C$12])" office:value-type="float" office:value="0.0740740740740572" calcext:value-type="float">
            <text:p>0,0740740741</text:p>
          </table:table-cell>
          <table:table-cell table:formula="of:=[Ecarts.D9]/MAX([Ecarts.D$3:.D$12])" office:value-type="float" office:value="0.290123456790126" calcext:value-type="float">
            <text:p>0,2901234568</text:p>
          </table:table-cell>
          <table:table-cell table:formula="of:=[Ecarts.E9]/MAX([Ecarts.E$3:.E$12])" office:value-type="float" office:value="0.472222222222221" calcext:value-type="float">
            <text:p>0,4722222222</text:p>
          </table:table-cell>
          <table:table-cell table:formula="of:=[Ecarts.F9]/MAX([Ecarts.F$3:.F$12])" office:value-type="float" office:value="0.204761904761904" calcext:value-type="float">
            <text:p>0,2047619048</text:p>
          </table:table-cell>
          <table:table-cell table:formula="of:=[Ecarts.G9]/MAX([Ecarts.G$3:.G$12])" office:value-type="float" office:value="0.421182266009854" calcext:value-type="float">
            <text:p>0,421182266</text:p>
          </table:table-cell>
          <table:table-cell table:formula="of:=[Ecarts.H9]/MAX([Ecarts.H$3:.H$12])" office:value-type="float" office:value="0.483193277310928" calcext:value-type="float">
            <text:p>0,4831932773</text:p>
          </table:table-cell>
          <table:table-cell table:formula="of:=[Ecarts.I9]/MAX([Ecarts.I$3:.I$12])" office:value-type="float" office:value="0.163865546218484" calcext:value-type="float">
            <text:p>0,1638655462</text:p>
          </table:table-cell>
          <table:table-cell table:formula="of:=[Ecarts.J9]/MAX([Ecarts.J$3:.J$12])" office:value-type="float" office:value="0.677142857142853" calcext:value-type="float">
            <text:p>0,6771428571</text:p>
          </table:table-cell>
          <table:table-cell table:formula="of:=[Ecarts.K9]/MAX([Ecarts.K$3:.K$12])" office:value-type="float" office:value="0.215946843853819" calcext:value-type="float">
            <text:p>0,2159468439</text:p>
          </table:table-cell>
          <table:table-cell table:formula="of:=[Ecarts.L9]/MAX([Ecarts.L$3:.L$12])" office:value-type="float" office:value="0.575664136622389" calcext:value-type="float">
            <text:p>0,5756641366</text:p>
          </table:table-cell>
          <table:table-cell table:formula="of:=[Ecarts.M9]/MAX([Ecarts.M$3:.M$12])" office:value-type="float" office:value="0.519274376417235" calcext:value-type="float">
            <text:p>0,5192743764</text:p>
          </table:table-cell>
          <table:table-cell table:formula="of:=[Ecarts.N9]/MAX([Ecarts.N$3:.N$12])" office:value-type="float" office:value="0.827731092436974" calcext:value-type="float">
            <text:p>0,8277310924</text:p>
          </table:table-cell>
          <table:table-cell table:formula="of:=[Ecarts.O9]/MAX([Ecarts.O$3:.O$12])" office:value-type="float" office:value="0.597619047619044" calcext:value-type="float">
            <text:p>0,5976190476</text:p>
          </table:table-cell>
          <table:table-cell table:formula="of:=[Ecarts.P9]/MAX([Ecarts.P$3:.P$12])" office:value-type="float" office:value="0.32142857142857" calcext:value-type="float">
            <text:p>0,3214285714</text:p>
          </table:table-cell>
          <table:table-cell table:formula="of:=[Ecarts.Q9]/MAX([Ecarts.Q$3:.Q$12])" office:value-type="float" office:value="0.56825396825397" calcext:value-type="float">
            <text:p>0,5682539683</text:p>
          </table:table-cell>
          <table:table-cell table:formula="of:=[Ecarts.R9]/MAX([Ecarts.R$3:.R$12])" office:value-type="float" office:value="0.454407294832827" calcext:value-type="float">
            <text:p>0,4544072948</text:p>
          </table:table-cell>
          <table:table-cell table:formula="of:=[Ecarts.S9]/MAX([Ecarts.S$3:.S$12])" office:value-type="float" office:value="0.761278195488719" calcext:value-type="float">
            <text:p>0,7612781955</text:p>
          </table:table-cell>
          <table:table-cell table:formula="of:=[Ecarts.T9]/MAX([Ecarts.T$3:.T$12])" office:value-type="float" office:value="0.991071428571426" calcext:value-type="float">
            <text:p>0,9910714286</text:p>
          </table:table-cell>
          <table:table-cell table:formula="of:=[Ecarts.U9]/MAX([Ecarts.U$3:.U$12])" office:value-type="float" office:value="1" calcext:value-type="float">
            <text:p>1</text:p>
          </table:table-cell>
          <table:table-cell table:formula="of:=[Ecarts.V9]/MAX([Ecarts.V$3:.V$12])" office:value-type="float" office:value="0.954768583450212" calcext:value-type="float">
            <text:p>0,9547685835</text:p>
          </table:table-cell>
          <table:table-cell table:formula="of:=[Ecarts.W9]/MAX([Ecarts.W$3:.W$12])" office:value-type="float" office:value="0.545" calcext:value-type="float">
            <text:p>0,545</text:p>
          </table:table-cell>
          <table:table-cell table:formula="of:=[Ecarts.X9]/MAX([Ecarts.X$3:.X$12])" office:value-type="float" office:value="0.765306122448979" calcext:value-type="float">
            <text:p>0,7653061224</text:p>
          </table:table-cell>
          <table:table-cell table:formula="of:=[Ecarts.Y9]/MAX([Ecarts.Y$3:.Y$12])" office:value-type="float" office:value="1" calcext:value-type="float">
            <text:p>1</text:p>
          </table:table-cell>
          <table:table-cell table:formula="of:=[Ecarts.Z9]/MAX([Ecarts.Z$3:.Z$12])" office:value-type="float" office:value="0.504385964912281" calcext:value-type="float">
            <text:p>0,5043859649</text:p>
          </table:table-cell>
          <table:table-cell table:formula="of:=[Ecarts.AA9]/MAX([Ecarts.AA$3:.AA$12])" office:value-type="float" office:value="0.350806451612903" calcext:value-type="float">
            <text:p>0,3508064516</text:p>
          </table:table-cell>
          <table:table-cell table:formula="of:=[Ecarts.AB9]/MAX([Ecarts.AB$3:.AB$12])" office:value-type="float" office:value="0.895833333333333" calcext:value-type="float">
            <text:p>0,8958333333</text:p>
          </table:table-cell>
          <table:table-cell table:formula="of:=[Ecarts.AC9]/MAX([Ecarts.AC$3:.AC$12])" office:value-type="float" office:value="1" calcext:value-type="float">
            <text:p>1</text:p>
          </table:table-cell>
          <table:table-cell table:formula="of:=[Ecarts.AD9]/MAX([Ecarts.AD$3:.AD$12])" office:value-type="float" office:value="0.539855072463768" calcext:value-type="float">
            <text:p>0,5398550725</text:p>
          </table:table-cell>
          <table:table-cell table:formula="of:=[Ecarts.AE9]/MAX([Ecarts.AE$3:.AE$12])" office:value-type="float" office:value="0.599137931034483" calcext:value-type="float">
            <text:p>0,599137931</text:p>
          </table:table-cell>
          <table:table-cell table:formula="of:=[Ecarts.AF9]/MAX([Ecarts.AF$3:.AF$12])" office:value-type="float" office:value="1" calcext:value-type="float">
            <text:p>1</text:p>
          </table:table-cell>
          <table:table-cell table:formula="of:=[Ecarts.AG9]/MAX([Ecarts.AG$3:.AG$12])" office:value-type="float" office:value="1" calcext:value-type="float">
            <text:p>1</text:p>
          </table:table-cell>
          <table:table-cell table:formula="of:=[Ecarts.AH9]/MAX([Ecarts.AH$3:.AH$12])" office:value-type="float" office:value="0.942028985507246" calcext:value-type="float">
            <text:p>0,9420289855</text:p>
          </table:table-cell>
          <table:table-cell table:formula="of:=[Ecarts.AI9]/MAX([Ecarts.AI$3:.AI$12])" office:value-type="float" office:value="0.475806451612903" calcext:value-type="float">
            <text:p>0,4758064516</text:p>
          </table:table-cell>
          <table:table-cell table:formula="of:=[Ecarts.AJ9]/MAX([Ecarts.AJ$3:.AJ$12])" office:value-type="float" office:value="0.571428571428571" calcext:value-type="float">
            <text:p>0,5714285714</text:p>
          </table:table-cell>
          <table:table-cell table:formula="of:=[Ecarts.AK9]/MAX([Ecarts.AK$3:.AK$12])" office:value-type="float" office:value="0.857142857142857" calcext:value-type="float">
            <text:p>0,8571428571</text:p>
          </table:table-cell>
          <table:table-cell table:formula="of:=[Ecarts.AL9]/MAX([Ecarts.AL$3:.AL$12])" office:value-type="float" office:value="1" calcext:value-type="float">
            <text:p>1</text:p>
          </table:table-cell>
          <table:table-cell table:formula="of:=[Ecarts.AM9]/MAX([Ecarts.AM$3:.AM$12])" office:value-type="float" office:value="1" calcext:value-type="float">
            <text:p>1</text:p>
          </table:table-cell>
          <table:table-cell table:formula="of:=[Ecarts.AN9]/MAX([Ecarts.AN$3:.AN$12])" office:value-type="float" office:value="0.760416666666667" calcext:value-type="float">
            <text:p>0,7604166667</text:p>
          </table:table-cell>
          <table:table-cell table:formula="of:=[Ecarts.AO9]/MAX([Ecarts.AO$3:.AO$12])" office:value-type="float" office:value="0.25" calcext:value-type="float">
            <text:p>0,25</text:p>
          </table:table-cell>
          <table:table-cell table:formula="of:=[Ecarts.AP9]/MAX([Ecarts.AP$3:.AP$12])" office:value-type="float" office:value="0.99582809463939" calcext:value-type="float">
            <text:p>0,9958280946</text:p>
          </table:table-cell>
          <table:table-cell table:formula="of:=[Ecarts.AQ9]/MAX([Ecarts.AQ$3:.AQ$12])" office:value-type="float" office:value="1" calcext:value-type="float">
            <text:p>1</text:p>
          </table:table-cell>
          <table:table-cell table:formula="of:=[Ecarts.AR9]/MAX([Ecarts.AR$3:.AR$12])" office:value-type="float" office:value="1" calcext:value-type="float">
            <text:p>1</text:p>
          </table:table-cell>
          <table:table-cell table:formula="of:=[Ecarts.AS9]/MAX([Ecarts.AS$3:.AS$12])" office:value-type="float" office:value="0.982954545454545" calcext:value-type="float">
            <text:p>0,9829545455</text:p>
          </table:table-cell>
          <table:table-cell table:formula="of:=[Ecarts.AT9]/MAX([Ecarts.AT$3:.AT$12])" office:value-type="float" office:value="0.820833333333333" calcext:value-type="float">
            <text:p>0,8208333333</text:p>
          </table:table-cell>
          <table:table-cell table:formula="of:=[Ecarts.AU9]/MAX([Ecarts.AU$3:.AU$12])" office:value-type="float" office:value="0.719325153374233" calcext:value-type="float">
            <text:p>0,7193251534</text:p>
          </table:table-cell>
          <table:table-cell table:formula="of:=[Ecarts.AV9]/MAX([Ecarts.AV$3:.AV$12])" office:value-type="float" office:value="0.86820652173913" calcext:value-type="float">
            <text:p>0,8682065217</text:p>
          </table:table-cell>
          <table:table-cell table:formula="of:=[Ecarts.AW9]/MAX([Ecarts.AW$3:.AW$12])" office:value-type="float" office:value="1" calcext:value-type="float">
            <text:p>1</text:p>
          </table:table-cell>
          <table:table-cell table:formula="of:=[Ecarts.AX9]/MAX([Ecarts.AX$3:.AX$12])" office:value-type="float" office:value="1" calcext:value-type="float">
            <text:p>1</text:p>
          </table:table-cell>
          <table:table-cell table:formula="of:=[Ecarts.AY9]/MAX([Ecarts.AY$3:.AY$12])" office:value-type="float" office:value="0.799368088467615" calcext:value-type="float">
            <text:p>0,7993680885</text:p>
          </table:table-cell>
          <table:table-cell table:formula="of:=[Ecarts.AZ9]/MAX([Ecarts.AZ$3:.AZ$12])" office:value-type="float" office:value="0.932362049549549" calcext:value-type="float">
            <text:p>0,9323620495</text:p>
          </table:table-cell>
          <table:table-cell table:formula="of:=[Ecarts.BA9]/MAX([Ecarts.BA$3:.BA$12])" office:value-type="float" office:value="0.98963133640553" calcext:value-type="float">
            <text:p>0,9896313364</text:p>
          </table:table-cell>
          <table:table-cell table:formula="of:=[Ecarts.BB9]/MAX([Ecarts.BB$3:.BB$12])" office:value-type="float" office:value="0.915505226480836" calcext:value-type="float">
            <text:p>0,9155052265</text:p>
          </table:table-cell>
          <table:table-cell table:formula="of:=[Ecarts.BC9]/MAX([Ecarts.BC$3:.BC$12])" office:value-type="float" office:value="0.884146341463415" calcext:value-type="float">
            <text:p>0,8841463415</text:p>
          </table:table-cell>
          <table:table-cell table:formula="of:=[Ecarts.BD9]/MAX([Ecarts.BD$3:.BD$12])" office:value-type="float" office:value="0.993303571428571" calcext:value-type="float">
            <text:p>0,9933035714</text:p>
          </table:table-cell>
          <table:table-cell table:formula="of:=[Ecarts.BE9]/MAX([Ecarts.BE$3:.BE$12])" office:value-type="float" office:value="0.88412017167382" calcext:value-type="float">
            <text:p>0,8841201717</text:p>
          </table:table-cell>
          <table:table-cell table:formula="of:=[Ecarts.BF9]/MAX([Ecarts.BF$3:.BF$12])" office:value-type="float" office:value="0.991935483870968" calcext:value-type="float">
            <text:p>0,9919354839</text:p>
          </table:table-cell>
          <table:table-cell table:formula="of:=[Ecarts.BG9]/MAX([Ecarts.BG$3:.BG$12])" office:value-type="float" office:value="0.92004048582996" calcext:value-type="float">
            <text:p>0,9200404858</text:p>
          </table:table-cell>
          <table:table-cell table:formula="of:=[Ecarts.BH9]/MAX([Ecarts.BH$3:.BH$12])" office:value-type="float" office:value="1" calcext:value-type="float">
            <text:p>1</text:p>
          </table:table-cell>
          <table:table-cell table:formula="of:=[Ecarts.BI9]/MAX([Ecarts.BI$3:.BI$12])" office:value-type="float" office:value="0.680851063829787" calcext:value-type="float">
            <text:p>0,6808510638</text:p>
          </table:table-cell>
          <table:table-cell/>
          <table:table-cell table:formula="of:=[Ecarts.B22]/MAX([Ecarts.B$16:.B$25])" office:value-type="float" office:value="1" calcext:value-type="float">
            <text:p>1</text:p>
          </table:table-cell>
          <table:table-cell/>
          <table:table-cell table:formula="of:=[Ecarts.D22]/MAX([Ecarts.D$16:.D$25])" office:value-type="float" office:value="0.327087985939728" calcext:value-type="float">
            <text:p>0,3270879859</text:p>
          </table:table-cell>
          <table:table-cell table:formula="of:=[Ecarts.E22]/MAX([Ecarts.E$16:.E$25])" office:value-type="float" office:value="0.649168923585147" calcext:value-type="float">
            <text:p>0,6491689236</text:p>
          </table:table-cell>
          <table:table-cell table:formula="of:=[Ecarts.F22]/MAX([Ecarts.F$16:.F$25])" office:value-type="float" office:value="0.735229059426846" calcext:value-type="float">
            <text:p>0,7352290594</text:p>
          </table:table-cell>
          <table:table-cell table:formula="of:=[Ecarts.G22]/MAX([Ecarts.G$16:.G$25])" office:value-type="float" office:value="1" calcext:value-type="float">
            <text:p>1</text:p>
          </table:table-cell>
          <table:table-cell table:formula="of:=[Ecarts.H22]/MAX([Ecarts.H$16:.H$25])" office:value-type="float" office:value="0.984175974247554" calcext:value-type="float">
            <text:p>0,9841759742</text:p>
          </table:table-cell>
          <table:table-cell table:formula="of:=[Ecarts.I22]/MAX([Ecarts.I$16:.I$25])" office:value-type="float" office:value="0.911207908845991" calcext:value-type="float">
            <text:p>0,9112079088</text:p>
          </table:table-cell>
          <table:table-cell table:number-columns-repeated="2"/>
        </table:table-row>
        <table:table-row table:style-name="ro1">
          <table:table-cell table:formula="of:=[Ecarts.A10]" office:value-type="string" office:string-value="Tabu Search" calcext:value-type="string">
            <text:p>Tabu Search</text:p>
          </table:table-cell>
          <table:table-cell table:formula="of:=[Ecarts.B10]/MAX([Ecarts.B$3:.B$12])" office:value-type="float" office:value="1" calcext:value-type="float">
            <text:p>1</text:p>
          </table:table-cell>
          <table:table-cell table:formula="of:=[Ecarts.C10]/MAX([Ecarts.C$3:.C$12])" office:value-type="float" office:value="0" calcext:value-type="float">
            <text:p>0</text:p>
          </table:table-cell>
          <table:table-cell table:formula="of:=[Ecarts.D10]/MAX([Ecarts.D$3:.D$12])" office:value-type="float" office:value="1" calcext:value-type="float">
            <text:p>1</text:p>
          </table:table-cell>
          <table:table-cell table:formula="of:=[Ecarts.E10]/MAX([Ecarts.E$3:.E$12])" office:value-type="float" office:value="1" calcext:value-type="float">
            <text:p>1</text:p>
          </table:table-cell>
          <table:table-cell table:formula="of:=[Ecarts.F10]/MAX([Ecarts.F$3:.F$12])" office:value-type="float" office:value="1" calcext:value-type="float">
            <text:p>1</text:p>
          </table:table-cell>
          <table:table-cell table:formula="of:=[Ecarts.G10]/MAX([Ecarts.G$3:.G$12])" office:value-type="float" office:value="1" calcext:value-type="float">
            <text:p>1</text:p>
          </table:table-cell>
          <table:table-cell table:formula="of:=[Ecarts.H10]/MAX([Ecarts.H$3:.H$12])" office:value-type="float" office:value="1" calcext:value-type="float">
            <text:p>1</text:p>
          </table:table-cell>
          <table:table-cell table:formula="of:=[Ecarts.I10]/MAX([Ecarts.I$3:.I$12])" office:value-type="float" office:value="1" calcext:value-type="float">
            <text:p>1</text:p>
          </table:table-cell>
          <table:table-cell table:formula="of:=[Ecarts.J10]/MAX([Ecarts.J$3:.J$12])" office:value-type="float" office:value="1" calcext:value-type="float">
            <text:p>1</text:p>
          </table:table-cell>
          <table:table-cell table:formula="of:=[Ecarts.K10]/MAX([Ecarts.K$3:.K$12])" office:value-type="float" office:value="1" calcext:value-type="float">
            <text:p>1</text:p>
          </table:table-cell>
          <table:table-cell table:formula="of:=[Ecarts.L10]/MAX([Ecarts.L$3:.L$12])" office:value-type="float" office:value="0.647058823529412" calcext:value-type="float">
            <text:p>0,6470588235</text:p>
          </table:table-cell>
          <table:table-cell table:formula="of:=[Ecarts.M10]/MAX([Ecarts.M$3:.M$12])" office:value-type="float" office:value="0.634920634920635" calcext:value-type="float">
            <text:p>0,6349206349</text:p>
          </table:table-cell>
          <table:table-cell table:formula="of:=[Ecarts.N10]/MAX([Ecarts.N$3:.N$12])" office:value-type="float" office:value="0.676470588235294" calcext:value-type="float">
            <text:p>0,6764705882</text:p>
          </table:table-cell>
          <table:table-cell table:formula="of:=[Ecarts.O10]/MAX([Ecarts.O$3:.O$12])" office:value-type="float" office:value="0.966666666666667" calcext:value-type="float">
            <text:p>0,9666666667</text:p>
          </table:table-cell>
          <table:table-cell table:formula="of:=[Ecarts.P10]/MAX([Ecarts.P$3:.P$12])" office:value-type="float" office:value="0.783333333333333" calcext:value-type="float">
            <text:p>0,7833333333</text:p>
          </table:table-cell>
          <table:table-cell table:formula="of:=[Ecarts.Q10]/MAX([Ecarts.Q$3:.Q$12])" office:value-type="float" office:value="1" calcext:value-type="float">
            <text:p>1</text:p>
          </table:table-cell>
          <table:table-cell table:formula="of:=[Ecarts.R10]/MAX([Ecarts.R$3:.R$12])" office:value-type="float" office:value="1" calcext:value-type="float">
            <text:p>1</text:p>
          </table:table-cell>
          <table:table-cell table:formula="of:=[Ecarts.S10]/MAX([Ecarts.S$3:.S$12])" office:value-type="float" office:value="1" calcext:value-type="float">
            <text:p>1</text:p>
          </table:table-cell>
          <table:table-cell table:formula="of:=[Ecarts.T10]/MAX([Ecarts.T$3:.T$12])" office:value-type="float" office:value="0.666666666666667" calcext:value-type="float">
            <text:p>0,6666666667</text:p>
          </table:table-cell>
          <table:table-cell table:formula="of:=[Ecarts.U10]/MAX([Ecarts.U$3:.U$12])" office:value-type="float" office:value="0.96897374701671" calcext:value-type="float">
            <text:p>0,968973747</text:p>
          </table:table-cell>
          <table:table-cell table:formula="of:=[Ecarts.V10]/MAX([Ecarts.V$3:.V$12])" office:value-type="float" office:value="1" calcext:value-type="float">
            <text:p>1</text:p>
          </table:table-cell>
          <table:table-cell table:formula="of:=[Ecarts.W10]/MAX([Ecarts.W$3:.W$12])" office:value-type="float" office:value="0.4" calcext:value-type="float">
            <text:p>0,4</text:p>
          </table:table-cell>
          <table:table-cell table:formula="of:=[Ecarts.X10]/MAX([Ecarts.X$3:.X$12])" office:value-type="float" office:value="0.448979591836735" calcext:value-type="float">
            <text:p>0,4489795918</text:p>
          </table:table-cell>
          <table:table-cell table:formula="of:=[Ecarts.Y10]/MAX([Ecarts.Y$3:.Y$12])" office:value-type="float" office:value="0.892857142857143" calcext:value-type="float">
            <text:p>0,8928571429</text:p>
          </table:table-cell>
          <table:table-cell table:formula="of:=[Ecarts.Z10]/MAX([Ecarts.Z$3:.Z$12])" office:value-type="float" office:value="1" calcext:value-type="float">
            <text:p>1</text:p>
          </table:table-cell>
          <table:table-cell table:formula="of:=[Ecarts.AA10]/MAX([Ecarts.AA$3:.AA$12])" office:value-type="float" office:value="0.5" calcext:value-type="float">
            <text:p>0,5</text:p>
          </table:table-cell>
          <table:table-cell table:formula="of:=[Ecarts.AB10]/MAX([Ecarts.AB$3:.AB$12])" office:value-type="float" office:value="0.888888888888889" calcext:value-type="float">
            <text:p>0,8888888889</text:p>
          </table:table-cell>
          <table:table-cell table:formula="of:=[Ecarts.AC10]/MAX([Ecarts.AC$3:.AC$12])" office:value-type="float" office:value="0.834355828220859" calcext:value-type="float">
            <text:p>0,8343558282</text:p>
          </table:table-cell>
          <table:table-cell table:formula="of:=[Ecarts.AD10]/MAX([Ecarts.AD$3:.AD$12])" office:value-type="float" office:value="0.768115942028985" calcext:value-type="float">
            <text:p>0,768115942</text:p>
          </table:table-cell>
          <table:table-cell table:formula="of:=[Ecarts.AE10]/MAX([Ecarts.AE$3:.AE$12])" office:value-type="float" office:value="0.931034482758621" calcext:value-type="float">
            <text:p>0,9310344828</text:p>
          </table:table-cell>
          <table:table-cell table:formula="of:=[Ecarts.AF10]/MAX([Ecarts.AF$3:.AF$12])" office:value-type="float" office:value="0.76260762607624" calcext:value-type="float">
            <text:p>0,7626076261</text:p>
          </table:table-cell>
          <table:table-cell table:formula="of:=[Ecarts.AG10]/MAX([Ecarts.AG$3:.AG$12])" office:value-type="float" office:value="0.444444444444444" calcext:value-type="float">
            <text:p>0,4444444444</text:p>
          </table:table-cell>
          <table:table-cell table:formula="of:=[Ecarts.AH10]/MAX([Ecarts.AH$3:.AH$12])" office:value-type="float" office:value="0.521739130434783" calcext:value-type="float">
            <text:p>0,5217391304</text:p>
          </table:table-cell>
          <table:table-cell table:formula="of:=[Ecarts.AI10]/MAX([Ecarts.AI$3:.AI$12])" office:value-type="float" office:value="0.645161290322581" calcext:value-type="float">
            <text:p>0,6451612903</text:p>
          </table:table-cell>
          <table:table-cell table:formula="of:=[Ecarts.AJ10]/MAX([Ecarts.AJ$3:.AJ$12])" office:value-type="float" office:value="0.285714285714286" calcext:value-type="float">
            <text:p>0,2857142857</text:p>
          </table:table-cell>
          <table:table-cell table:formula="of:=[Ecarts.AK10]/MAX([Ecarts.AK$3:.AK$12])" office:value-type="float" office:value="0.714285714285714" calcext:value-type="float">
            <text:p>0,7142857143</text:p>
          </table:table-cell>
          <table:table-cell table:formula="of:=[Ecarts.AL10]/MAX([Ecarts.AL$3:.AL$12])" office:value-type="float" office:value="0.683760683760684" calcext:value-type="float">
            <text:p>0,6837606838</text:p>
          </table:table-cell>
          <table:table-cell table:formula="of:=[Ecarts.AM10]/MAX([Ecarts.AM$3:.AM$12])" office:value-type="float" office:value="0.127659574468085" calcext:value-type="float">
            <text:p>0,1276595745</text:p>
          </table:table-cell>
          <table:table-cell table:formula="of:=[Ecarts.AN10]/MAX([Ecarts.AN$3:.AN$12])" office:value-type="float" office:value="0.916666666666667" calcext:value-type="float">
            <text:p>0,9166666667</text:p>
          </table:table-cell>
          <table:table-cell table:formula="of:=[Ecarts.AO10]/MAX([Ecarts.AO$3:.AO$12])" office:value-type="float" office:value="1" calcext:value-type="float">
            <text:p>1</text:p>
          </table:table-cell>
          <table:table-cell table:formula="of:=[Ecarts.AP10]/MAX([Ecarts.AP$3:.AP$12])" office:value-type="float" office:value="0.892902045948109" calcext:value-type="float">
            <text:p>0,8929020459</text:p>
          </table:table-cell>
          <table:table-cell table:formula="of:=[Ecarts.AQ10]/MAX([Ecarts.AQ$3:.AQ$12])" office:value-type="float" office:value="0.841423948220065" calcext:value-type="float">
            <text:p>0,8414239482</text:p>
          </table:table-cell>
          <table:table-cell table:formula="of:=[Ecarts.AR10]/MAX([Ecarts.AR$3:.AR$12])" office:value-type="float" office:value="0.741496598639456" calcext:value-type="float">
            <text:p>0,7414965986</text:p>
          </table:table-cell>
          <table:table-cell table:formula="of:=[Ecarts.AS10]/MAX([Ecarts.AS$3:.AS$12])" office:value-type="float" office:value="0.193181818181818" calcext:value-type="float">
            <text:p>0,1931818182</text:p>
          </table:table-cell>
          <table:table-cell table:formula="of:=[Ecarts.AT10]/MAX([Ecarts.AT$3:.AT$12])" office:value-type="float" office:value="0.7" calcext:value-type="float">
            <text:p>0,7</text:p>
          </table:table-cell>
          <table:table-cell table:formula="of:=[Ecarts.AU10]/MAX([Ecarts.AU$3:.AU$12])" office:value-type="float" office:value="1" calcext:value-type="float">
            <text:p>1</text:p>
          </table:table-cell>
          <table:table-cell table:formula="of:=[Ecarts.AV10]/MAX([Ecarts.AV$3:.AV$12])" office:value-type="float" office:value="1" calcext:value-type="float">
            <text:p>1</text:p>
          </table:table-cell>
          <table:table-cell table:formula="of:=[Ecarts.AW10]/MAX([Ecarts.AW$3:.AW$12])" office:value-type="float" office:value="0.604651162790698" calcext:value-type="float">
            <text:p>0,6046511628</text:p>
          </table:table-cell>
          <table:table-cell table:formula="of:=[Ecarts.AX10]/MAX([Ecarts.AX$3:.AX$12])" office:value-type="float" office:value="0.933333333333333" calcext:value-type="float">
            <text:p>0,9333333333</text:p>
          </table:table-cell>
          <table:table-cell table:formula="of:=[Ecarts.AY10]/MAX([Ecarts.AY$3:.AY$12])" office:value-type="float" office:value="0.878357030015798" calcext:value-type="float">
            <text:p>0,87835703</text:p>
          </table:table-cell>
          <table:table-cell table:formula="of:=[Ecarts.AZ10]/MAX([Ecarts.AZ$3:.AZ$12])" office:value-type="float" office:value="0.584740990990991" calcext:value-type="float">
            <text:p>0,584740991</text:p>
          </table:table-cell>
          <table:table-cell table:formula="of:=[Ecarts.BA10]/MAX([Ecarts.BA$3:.BA$12])" office:value-type="float" office:value="0.815668202764977" calcext:value-type="float">
            <text:p>0,8156682028</text:p>
          </table:table-cell>
          <table:table-cell table:formula="of:=[Ecarts.BB10]/MAX([Ecarts.BB$3:.BB$12])" office:value-type="float" office:value="0.724738675958188" calcext:value-type="float">
            <text:p>0,724738676</text:p>
          </table:table-cell>
          <table:table-cell table:formula="of:=[Ecarts.BC10]/MAX([Ecarts.BC$3:.BC$12])" office:value-type="float" office:value="0.845528455284553" calcext:value-type="float">
            <text:p>0,8455284553</text:p>
          </table:table-cell>
          <table:table-cell table:formula="of:=[Ecarts.BD10]/MAX([Ecarts.BD$3:.BD$12])" office:value-type="float" office:value="0.553571428571429" calcext:value-type="float">
            <text:p>0,5535714286</text:p>
          </table:table-cell>
          <table:table-cell table:formula="of:=[Ecarts.BE10]/MAX([Ecarts.BE$3:.BE$12])" office:value-type="float" office:value="0.643776824034335" calcext:value-type="float">
            <text:p>0,643776824</text:p>
          </table:table-cell>
          <table:table-cell table:formula="of:=[Ecarts.BF10]/MAX([Ecarts.BF$3:.BF$12])" office:value-type="float" office:value="0.790322580645161" calcext:value-type="float">
            <text:p>0,7903225806</text:p>
          </table:table-cell>
          <table:table-cell table:formula="of:=[Ecarts.BG10]/MAX([Ecarts.BG$3:.BG$12])" office:value-type="float" office:value="0.732793522267207" calcext:value-type="float">
            <text:p>0,7327935223</text:p>
          </table:table-cell>
          <table:table-cell table:formula="of:=[Ecarts.BH10]/MAX([Ecarts.BH$3:.BH$12])" office:value-type="float" office:value="0.665071770334928" calcext:value-type="float">
            <text:p>0,6650717703</text:p>
          </table:table-cell>
          <table:table-cell table:formula="of:=[Ecarts.BI10]/MAX([Ecarts.BI$3:.BI$12])" office:value-type="float" office:value="0.638297872340426" calcext:value-type="float">
            <text:p>0,6382978723</text:p>
          </table:table-cell>
          <table:table-cell/>
          <table:table-cell table:formula="of:=[Ecarts.B23]/MAX([Ecarts.B$16:.B$25])" office:value-type="float" office:value="0.933938203277337" calcext:value-type="float">
            <text:p>0,9339382033</text:p>
          </table:table-cell>
          <table:table-cell/>
          <table:table-cell table:formula="of:=[Ecarts.D23]/MAX([Ecarts.D$16:.D$25])" office:value-type="float" office:value="1" calcext:value-type="float">
            <text:p>1</text:p>
          </table:table-cell>
          <table:table-cell table:formula="of:=[Ecarts.E23]/MAX([Ecarts.E$16:.E$25])" office:value-type="float" office:value="0.895149946611529" calcext:value-type="float">
            <text:p>0,8951499466</text:p>
          </table:table-cell>
          <table:table-cell table:formula="of:=[Ecarts.F23]/MAX([Ecarts.F$16:.F$25])" office:value-type="float" office:value="0.827471318800553" calcext:value-type="float">
            <text:p>0,8274713188</text:p>
          </table:table-cell>
          <table:table-cell table:formula="of:=[Ecarts.G23]/MAX([Ecarts.G$16:.G$25])" office:value-type="float" office:value="0.754962425752181" calcext:value-type="float">
            <text:p>0,7549624258</text:p>
          </table:table-cell>
          <table:table-cell table:formula="of:=[Ecarts.H23]/MAX([Ecarts.H$16:.H$25])" office:value-type="float" office:value="0.884477163919001" calcext:value-type="float">
            <text:p>0,8844771639</text:p>
          </table:table-cell>
          <table:table-cell table:formula="of:=[Ecarts.I23]/MAX([Ecarts.I$16:.I$25])" office:value-type="float" office:value="0.700171883617105" calcext:value-type="float">
            <text:p>0,7001718836</text:p>
          </table:table-cell>
          <table:table-cell table:number-columns-repeated="2"/>
        </table:table-row>
        <table:table-row table:style-name="ro1">
          <table:table-cell table:formula="of:=[Ecarts.A11]" office:value-type="string" office:string-value="VNS" calcext:value-type="string">
            <text:p>VNS</text:p>
          </table:table-cell>
          <table:table-cell table:formula="of:=[Ecarts.B11]/MAX([Ecarts.B$3:.B$12])" office:value-type="float" office:value="1" calcext:value-type="float">
            <text:p>1</text:p>
          </table:table-cell>
          <table:table-cell table:formula="of:=[Ecarts.C11]/MAX([Ecarts.C$3:.C$12])" office:value-type="float" office:value="1" calcext:value-type="float">
            <text:p>1</text:p>
          </table:table-cell>
          <table:table-cell table:formula="of:=[Ecarts.D11]/MAX([Ecarts.D$3:.D$12])" office:value-type="float" office:value="0.377777777777778" calcext:value-type="float">
            <text:p>0,3777777778</text:p>
          </table:table-cell>
          <table:table-cell table:formula="of:=[Ecarts.E11]/MAX([Ecarts.E$3:.E$12])" office:value-type="float" office:value="1" calcext:value-type="float">
            <text:p>1</text:p>
          </table:table-cell>
          <table:table-cell table:formula="of:=[Ecarts.F11]/MAX([Ecarts.F$3:.F$12])" office:value-type="float" office:value="0.6" calcext:value-type="float">
            <text:p>0,6</text:p>
          </table:table-cell>
          <table:table-cell table:formula="of:=[Ecarts.G11]/MAX([Ecarts.G$3:.G$12])" office:value-type="float" office:value="1" calcext:value-type="float">
            <text:p>1</text:p>
          </table:table-cell>
          <table:table-cell table:formula="of:=[Ecarts.H11]/MAX([Ecarts.H$3:.H$12])" office:value-type="float" office:value="1" calcext:value-type="float">
            <text:p>1</text:p>
          </table:table-cell>
          <table:table-cell table:formula="of:=[Ecarts.I11]/MAX([Ecarts.I$3:.I$12])" office:value-type="float" office:value="1" calcext:value-type="float">
            <text:p>1</text:p>
          </table:table-cell>
          <table:table-cell table:formula="of:=[Ecarts.J11]/MAX([Ecarts.J$3:.J$12])" office:value-type="float" office:value="0.88" calcext:value-type="float">
            <text:p>0,88</text:p>
          </table:table-cell>
          <table:table-cell table:formula="of:=[Ecarts.K11]/MAX([Ecarts.K$3:.K$12])" office:value-type="float" office:value="1" calcext:value-type="float">
            <text:p>1</text:p>
          </table:table-cell>
          <table:table-cell table:formula="of:=[Ecarts.L11]/MAX([Ecarts.L$3:.L$12])" office:value-type="float" office:value="1" calcext:value-type="float">
            <text:p>1</text:p>
          </table:table-cell>
          <table:table-cell table:formula="of:=[Ecarts.M11]/MAX([Ecarts.M$3:.M$12])" office:value-type="float" office:value="1" calcext:value-type="float">
            <text:p>1</text:p>
          </table:table-cell>
          <table:table-cell table:formula="of:=[Ecarts.N11]/MAX([Ecarts.N$3:.N$12])" office:value-type="float" office:value="1" calcext:value-type="float">
            <text:p>1</text:p>
          </table:table-cell>
          <table:table-cell table:formula="of:=[Ecarts.O11]/MAX([Ecarts.O$3:.O$12])" office:value-type="float" office:value="1" calcext:value-type="float">
            <text:p>1</text:p>
          </table:table-cell>
          <table:table-cell table:formula="of:=[Ecarts.P11]/MAX([Ecarts.P$3:.P$12])" office:value-type="float" office:value="1" calcext:value-type="float">
            <text:p>1</text:p>
          </table:table-cell>
          <table:table-cell table:formula="of:=[Ecarts.Q11]/MAX([Ecarts.Q$3:.Q$12])" office:value-type="float" office:value="0.644444444444444" calcext:value-type="float">
            <text:p>0,6444444444</text:p>
          </table:table-cell>
          <table:table-cell table:formula="of:=[Ecarts.R11]/MAX([Ecarts.R$3:.R$12])" office:value-type="float" office:value="0.893617021276596" calcext:value-type="float">
            <text:p>0,8936170213</text:p>
          </table:table-cell>
          <table:table-cell table:formula="of:=[Ecarts.S11]/MAX([Ecarts.S$3:.S$12])" office:value-type="float" office:value="0.894736842105263" calcext:value-type="float">
            <text:p>0,8947368421</text:p>
          </table:table-cell>
          <table:table-cell table:formula="of:=[Ecarts.T11]/MAX([Ecarts.T$3:.T$12])" office:value-type="float" office:value="1" calcext:value-type="float">
            <text:p>1</text:p>
          </table:table-cell>
          <table:table-cell table:formula="of:=[Ecarts.U11]/MAX([Ecarts.U$3:.U$12])" office:value-type="float" office:value="0.96897374701671" calcext:value-type="float">
            <text:p>0,968973747</text:p>
          </table:table-cell>
          <table:table-cell table:formula="of:=[Ecarts.V11]/MAX([Ecarts.V$3:.V$12])" office:value-type="float" office:value="0.782608695652174" calcext:value-type="float">
            <text:p>0,7826086957</text:p>
          </table:table-cell>
          <table:table-cell table:formula="of:=[Ecarts.W11]/MAX([Ecarts.W$3:.W$12])" office:value-type="float" office:value="1" calcext:value-type="float">
            <text:p>1</text:p>
          </table:table-cell>
          <table:table-cell table:formula="of:=[Ecarts.X11]/MAX([Ecarts.X$3:.X$12])" office:value-type="float" office:value="1" calcext:value-type="float">
            <text:p>1</text:p>
          </table:table-cell>
          <table:table-cell table:formula="of:=[Ecarts.Y11]/MAX([Ecarts.Y$3:.Y$12])" office:value-type="float" office:value="0.892857142857143" calcext:value-type="float">
            <text:p>0,8928571429</text:p>
          </table:table-cell>
          <table:table-cell table:formula="of:=[Ecarts.Z11]/MAX([Ecarts.Z$3:.Z$12])" office:value-type="float" office:value="0.578947368421053" calcext:value-type="float">
            <text:p>0,5789473684</text:p>
          </table:table-cell>
          <table:table-cell table:formula="of:=[Ecarts.AA11]/MAX([Ecarts.AA$3:.AA$12])" office:value-type="float" office:value="1" calcext:value-type="float">
            <text:p>1</text:p>
          </table:table-cell>
          <table:table-cell table:formula="of:=[Ecarts.AB11]/MAX([Ecarts.AB$3:.AB$12])" office:value-type="float" office:value="1" calcext:value-type="float">
            <text:p>1</text:p>
          </table:table-cell>
          <table:table-cell table:formula="of:=[Ecarts.AC11]/MAX([Ecarts.AC$3:.AC$12])" office:value-type="float" office:value="0.785276073619632" calcext:value-type="float">
            <text:p>0,7852760736</text:p>
          </table:table-cell>
          <table:table-cell table:formula="of:=[Ecarts.AD11]/MAX([Ecarts.AD$3:.AD$12])" office:value-type="float" office:value="1" calcext:value-type="float">
            <text:p>1</text:p>
          </table:table-cell>
          <table:table-cell table:formula="of:=[Ecarts.AE11]/MAX([Ecarts.AE$3:.AE$12])" office:value-type="float" office:value="1" calcext:value-type="float">
            <text:p>1</text:p>
          </table:table-cell>
          <table:table-cell table:formula="of:=[Ecarts.AF11]/MAX([Ecarts.AF$3:.AF$12])" office:value-type="float" office:value="0.76260762607624" calcext:value-type="float">
            <text:p>0,7626076261</text:p>
          </table:table-cell>
          <table:table-cell table:formula="of:=[Ecarts.AG11]/MAX([Ecarts.AG$3:.AG$12])" office:value-type="float" office:value="0.444444444444444" calcext:value-type="float">
            <text:p>0,4444444444</text:p>
          </table:table-cell>
          <table:table-cell table:formula="of:=[Ecarts.AH11]/MAX([Ecarts.AH$3:.AH$12])" office:value-type="float" office:value="0" calcext:value-type="float">
            <text:p>0</text:p>
          </table:table-cell>
          <table:table-cell table:formula="of:=[Ecarts.AI11]/MAX([Ecarts.AI$3:.AI$12])" office:value-type="float" office:value="1" calcext:value-type="float">
            <text:p>1</text:p>
          </table:table-cell>
          <table:table-cell table:formula="of:=[Ecarts.AJ11]/MAX([Ecarts.AJ$3:.AJ$12])" office:value-type="float" office:value="0.285714285714286" calcext:value-type="float">
            <text:p>0,2857142857</text:p>
          </table:table-cell>
          <table:table-cell table:formula="of:=[Ecarts.AK11]/MAX([Ecarts.AK$3:.AK$12])" office:value-type="float" office:value="0.285714285714286" calcext:value-type="float">
            <text:p>0,2857142857</text:p>
          </table:table-cell>
          <table:table-cell table:formula="of:=[Ecarts.AL11]/MAX([Ecarts.AL$3:.AL$12])" office:value-type="float" office:value="0.376068376068376" calcext:value-type="float">
            <text:p>0,3760683761</text:p>
          </table:table-cell>
          <table:table-cell table:formula="of:=[Ecarts.AM11]/MAX([Ecarts.AM$3:.AM$12])" office:value-type="float" office:value="0.127659574468085" calcext:value-type="float">
            <text:p>0,1276595745</text:p>
          </table:table-cell>
          <table:table-cell table:formula="of:=[Ecarts.AN11]/MAX([Ecarts.AN$3:.AN$12])" office:value-type="float" office:value="0.375" calcext:value-type="float">
            <text:p>0,375</text:p>
          </table:table-cell>
          <table:table-cell table:formula="of:=[Ecarts.AO11]/MAX([Ecarts.AO$3:.AO$12])" office:value-type="float" office:value="1" calcext:value-type="float">
            <text:p>1</text:p>
          </table:table-cell>
          <table:table-cell table:formula="of:=[Ecarts.AP11]/MAX([Ecarts.AP$3:.AP$12])" office:value-type="float" office:value="0.744085038290091" calcext:value-type="float">
            <text:p>0,7440850383</text:p>
          </table:table-cell>
          <table:table-cell table:formula="of:=[Ecarts.AQ11]/MAX([Ecarts.AQ$3:.AQ$12])" office:value-type="float" office:value="0.446601941747573" calcext:value-type="float">
            <text:p>0,4466019417</text:p>
          </table:table-cell>
          <table:table-cell table:formula="of:=[Ecarts.AR11]/MAX([Ecarts.AR$3:.AR$12])" office:value-type="float" office:value="0.829931972789116" calcext:value-type="float">
            <text:p>0,8299319728</text:p>
          </table:table-cell>
          <table:table-cell table:formula="of:=[Ecarts.AS11]/MAX([Ecarts.AS$3:.AS$12])" office:value-type="float" office:value="0.375" calcext:value-type="float">
            <text:p>0,375</text:p>
          </table:table-cell>
          <table:table-cell table:formula="of:=[Ecarts.AT11]/MAX([Ecarts.AT$3:.AT$12])" office:value-type="float" office:value="0.377777777777778" calcext:value-type="float">
            <text:p>0,3777777778</text:p>
          </table:table-cell>
          <table:table-cell table:formula="of:=[Ecarts.AU11]/MAX([Ecarts.AU$3:.AU$12])" office:value-type="float" office:value="0.975460122699387" calcext:value-type="float">
            <text:p>0,9754601227</text:p>
          </table:table-cell>
          <table:table-cell table:formula="of:=[Ecarts.AV11]/MAX([Ecarts.AV$3:.AV$12])" office:value-type="float" office:value="0.483695652173913" calcext:value-type="float">
            <text:p>0,4836956522</text:p>
          </table:table-cell>
          <table:table-cell table:formula="of:=[Ecarts.AW11]/MAX([Ecarts.AW$3:.AW$12])" office:value-type="float" office:value="0.593023255813954" calcext:value-type="float">
            <text:p>0,5930232558</text:p>
          </table:table-cell>
          <table:table-cell table:formula="of:=[Ecarts.AX11]/MAX([Ecarts.AX$3:.AX$12])" office:value-type="float" office:value="0.933333333333333" calcext:value-type="float">
            <text:p>0,9333333333</text:p>
          </table:table-cell>
          <table:table-cell table:formula="of:=[Ecarts.AY11]/MAX([Ecarts.AY$3:.AY$12])" office:value-type="float" office:value="0.954186413902054" calcext:value-type="float">
            <text:p>0,9541864139</text:p>
          </table:table-cell>
          <table:table-cell table:formula="of:=[Ecarts.AZ11]/MAX([Ecarts.AZ$3:.AZ$12])" office:value-type="float" office:value="0.667652027027027" calcext:value-type="float">
            <text:p>0,667652027</text:p>
          </table:table-cell>
          <table:table-cell table:formula="of:=[Ecarts.BA11]/MAX([Ecarts.BA$3:.BA$12])" office:value-type="float" office:value="0.56221198156682" calcext:value-type="float">
            <text:p>0,5622119816</text:p>
          </table:table-cell>
          <table:table-cell table:formula="of:=[Ecarts.BB11]/MAX([Ecarts.BB$3:.BB$12])" office:value-type="float" office:value="0.547038327526132" calcext:value-type="float">
            <text:p>0,5470383275</text:p>
          </table:table-cell>
          <table:table-cell table:formula="of:=[Ecarts.BC11]/MAX([Ecarts.BC$3:.BC$12])" office:value-type="float" office:value="0.906504065040651" calcext:value-type="float">
            <text:p>0,906504065</text:p>
          </table:table-cell>
          <table:table-cell table:formula="of:=[Ecarts.BD11]/MAX([Ecarts.BD$3:.BD$12])" office:value-type="float" office:value="0.660714285714286" calcext:value-type="float">
            <text:p>0,6607142857</text:p>
          </table:table-cell>
          <table:table-cell table:formula="of:=[Ecarts.BE11]/MAX([Ecarts.BE$3:.BE$12])" office:value-type="float" office:value="0.802575107296137" calcext:value-type="float">
            <text:p>0,8025751073</text:p>
          </table:table-cell>
          <table:table-cell table:formula="of:=[Ecarts.BF11]/MAX([Ecarts.BF$3:.BF$12])" office:value-type="float" office:value="0.733870967741936" calcext:value-type="float">
            <text:p>0,7338709677</text:p>
          </table:table-cell>
          <table:table-cell table:formula="of:=[Ecarts.BG11]/MAX([Ecarts.BG$3:.BG$12])" office:value-type="float" office:value="0.668016194331984" calcext:value-type="float">
            <text:p>0,6680161943</text:p>
          </table:table-cell>
          <table:table-cell table:formula="of:=[Ecarts.BH11]/MAX([Ecarts.BH$3:.BH$12])" office:value-type="float" office:value="0.617224880382775" calcext:value-type="float">
            <text:p>0,6172248804</text:p>
          </table:table-cell>
          <table:table-cell table:formula="of:=[Ecarts.BI11]/MAX([Ecarts.BI$3:.BI$12])" office:value-type="float" office:value="0.746317512274959" calcext:value-type="float">
            <text:p>0,7463175123</text:p>
          </table:table-cell>
          <table:table-cell/>
          <table:table-cell table:formula="of:=[Ecarts.B24]/MAX([Ecarts.B$16:.B$25])" office:value-type="float" office:value="0.934129329235771" calcext:value-type="float">
            <text:p>0,9341293292</text:p>
          </table:table-cell>
          <table:table-cell/>
          <table:table-cell table:formula="of:=[Ecarts.D24]/MAX([Ecarts.D$16:.D$25])" office:value-type="float" office:value="0.806318427610756" calcext:value-type="float">
            <text:p>0,8063184276</text:p>
          </table:table-cell>
          <table:table-cell table:formula="of:=[Ecarts.E24]/MAX([Ecarts.E$16:.E$25])" office:value-type="float" office:value="1" calcext:value-type="float">
            <text:p>1</text:p>
          </table:table-cell>
          <table:table-cell table:formula="of:=[Ecarts.F24]/MAX([Ecarts.F$16:.F$25])" office:value-type="float" office:value="1" calcext:value-type="float">
            <text:p>1</text:p>
          </table:table-cell>
          <table:table-cell table:formula="of:=[Ecarts.G24]/MAX([Ecarts.G$16:.G$25])" office:value-type="float" office:value="0.566708817998356" calcext:value-type="float">
            <text:p>0,566708818</text:p>
          </table:table-cell>
          <table:table-cell table:formula="of:=[Ecarts.H24]/MAX([Ecarts.H$16:.H$25])" office:value-type="float" office:value="0.731343495717331" calcext:value-type="float">
            <text:p>0,7313434957</text:p>
          </table:table-cell>
          <table:table-cell table:formula="of:=[Ecarts.I24]/MAX([Ecarts.I$16:.I$25])" office:value-type="float" office:value="0.692289016883619" calcext:value-type="float">
            <text:p>0,6922890169</text:p>
          </table:table-cell>
          <table:table-cell table:number-columns-repeated="2"/>
        </table:table-row>
        <table:table-row table:style-name="ro1">
          <table:table-cell table:formula="of:=[Ecarts.A12]" office:value-type="string" office:string-value="Wolf Pack Algorithm" calcext:value-type="string">
            <text:p>Wolf Pack Algorithm</text:p>
          </table:table-cell>
          <table:table-cell table:formula="of:=[Ecarts.B12]/MAX([Ecarts.B$3:.B$12])" office:value-type="float" office:value="0" calcext:value-type="float">
            <text:p>0</text:p>
          </table:table-cell>
          <table:table-cell table:formula="of:=[Ecarts.C12]/MAX([Ecarts.C$3:.C$12])" office:value-type="float" office:value="0" calcext:value-type="float">
            <text:p>0</text:p>
          </table:table-cell>
          <table:table-cell table:formula="of:=[Ecarts.D12]/MAX([Ecarts.D$3:.D$12])" office:value-type="float" office:value="0" calcext:value-type="float">
            <text:p>0</text:p>
          </table:table-cell>
          <table:table-cell table:formula="of:=[Ecarts.E12]/MAX([Ecarts.E$3:.E$12])" office:value-type="float" office:value="0" calcext:value-type="float">
            <text:p>0</text:p>
          </table:table-cell>
          <table:table-cell table:formula="of:=[Ecarts.F12]/MAX([Ecarts.F$3:.F$12])" office:value-type="float" office:value="0" calcext:value-type="float">
            <text:p>0</text:p>
          </table:table-cell>
          <table:table-cell table:formula="of:=[Ecarts.G12]/MAX([Ecarts.G$3:.G$12])" office:value-type="float" office:value="0" calcext:value-type="float">
            <text:p>0</text:p>
          </table:table-cell>
          <table:table-cell table:formula="of:=[Ecarts.H12]/MAX([Ecarts.H$3:.H$12])" office:value-type="float" office:value="0.294117647058823" calcext:value-type="float">
            <text:p>0,2941176471</text:p>
          </table:table-cell>
          <table:table-cell table:formula="of:=[Ecarts.I12]/MAX([Ecarts.I$3:.I$12])" office:value-type="float" office:value="0" calcext:value-type="float">
            <text:p>0</text:p>
          </table:table-cell>
          <table:table-cell table:formula="of:=[Ecarts.J12]/MAX([Ecarts.J$3:.J$12])" office:value-type="float" office:value="0" calcext:value-type="float">
            <text:p>0</text:p>
          </table:table-cell>
          <table:table-cell table:formula="of:=[Ecarts.K12]/MAX([Ecarts.K$3:.K$12])" office:value-type="float" office:value="0" calcext:value-type="float">
            <text:p>0</text:p>
          </table:table-cell>
          <table:table-cell table:formula="of:=[Ecarts.L12]/MAX([Ecarts.L$3:.L$12])" office:value-type="float" office:value="0.0259103641456557" calcext:value-type="float">
            <text:p>0,0259103641</text:p>
          </table:table-cell>
          <table:table-cell table:formula="of:=[Ecarts.M12]/MAX([Ecarts.M$3:.M$12])" office:value-type="float" office:value="0.0510204081632663" calcext:value-type="float">
            <text:p>0,0510204082</text:p>
          </table:table-cell>
          <table:table-cell table:formula="of:=[Ecarts.N12]/MAX([Ecarts.N$3:.N$12])" office:value-type="float" office:value="0.199579831932771" calcext:value-type="float">
            <text:p>0,1995798319</text:p>
          </table:table-cell>
          <table:table-cell table:formula="of:=[Ecarts.O12]/MAX([Ecarts.O$3:.O$12])" office:value-type="float" office:value="0.0547619047619037" calcext:value-type="float">
            <text:p>0,0547619048</text:p>
          </table:table-cell>
          <table:table-cell table:formula="of:=[Ecarts.P12]/MAX([Ecarts.P$3:.P$12])" office:value-type="float" office:value="0.0297619047619037" calcext:value-type="float">
            <text:p>0,0297619048</text:p>
          </table:table-cell>
          <table:table-cell table:formula="of:=[Ecarts.Q12]/MAX([Ecarts.Q$3:.Q$12])" office:value-type="float" office:value="0.0142857142857136" calcext:value-type="float">
            <text:p>0,0142857143</text:p>
          </table:table-cell>
          <table:table-cell table:formula="of:=[Ecarts.R12]/MAX([Ecarts.R$3:.R$12])" office:value-type="float" office:value="0.00607902735562172" calcext:value-type="float">
            <text:p>0,0060790274</text:p>
          </table:table-cell>
          <table:table-cell table:formula="of:=[Ecarts.S12]/MAX([Ecarts.S$3:.S$12])" office:value-type="float" office:value="0.169172932330824" calcext:value-type="float">
            <text:p>0,1691729323</text:p>
          </table:table-cell>
          <table:table-cell table:formula="of:=[Ecarts.T12]/MAX([Ecarts.T$3:.T$12])" office:value-type="float" office:value="0.0416666666666667" calcext:value-type="float">
            <text:p>0,0416666667</text:p>
          </table:table-cell>
          <table:table-cell table:formula="of:=[Ecarts.U12]/MAX([Ecarts.U$3:.U$12])" office:value-type="float" office:value="0.157517899761339" calcext:value-type="float">
            <text:p>0,1575178998</text:p>
          </table:table-cell>
          <table:table-cell table:formula="of:=[Ecarts.V12]/MAX([Ecarts.V$3:.V$12])" office:value-type="float" office:value="0.113354037267082" calcext:value-type="float">
            <text:p>0,1133540373</text:p>
          </table:table-cell>
          <table:table-cell table:formula="of:=[Ecarts.W12]/MAX([Ecarts.W$3:.W$12])" office:value-type="float" office:value="0.11" calcext:value-type="float">
            <text:p>0,11</text:p>
          </table:table-cell>
          <table:table-cell table:formula="of:=[Ecarts.X12]/MAX([Ecarts.X$3:.X$12])" office:value-type="float" office:value="0.173469387755102" calcext:value-type="float">
            <text:p>0,1734693878</text:p>
          </table:table-cell>
          <table:table-cell table:formula="of:=[Ecarts.Y12]/MAX([Ecarts.Y$3:.Y$12])" office:value-type="float" office:value="0.339285714285714" calcext:value-type="float">
            <text:p>0,3392857143</text:p>
          </table:table-cell>
          <table:table-cell table:formula="of:=[Ecarts.Z12]/MAX([Ecarts.Z$3:.Z$12])" office:value-type="float" office:value="0.162280701754386" calcext:value-type="float">
            <text:p>0,1622807018</text:p>
          </table:table-cell>
          <table:table-cell table:formula="of:=[Ecarts.AA12]/MAX([Ecarts.AA$3:.AA$12])" office:value-type="float" office:value="0.0887096774193548" calcext:value-type="float">
            <text:p>0,0887096774</text:p>
          </table:table-cell>
          <table:table-cell table:formula="of:=[Ecarts.AB12]/MAX([Ecarts.AB$3:.AB$12])" office:value-type="float" office:value="0.243055555555556" calcext:value-type="float">
            <text:p>0,2430555556</text:p>
          </table:table-cell>
          <table:table-cell table:formula="of:=[Ecarts.AC12]/MAX([Ecarts.AC$3:.AC$12])" office:value-type="float" office:value="0.233128834355828" calcext:value-type="float">
            <text:p>0,2331288344</text:p>
          </table:table-cell>
          <table:table-cell table:formula="of:=[Ecarts.AD12]/MAX([Ecarts.AD$3:.AD$12])" office:value-type="float" office:value="0.0579710144927536" calcext:value-type="float">
            <text:p>0,0579710145</text:p>
          </table:table-cell>
          <table:table-cell table:formula="of:=[Ecarts.AE12]/MAX([Ecarts.AE$3:.AE$12])" office:value-type="float" office:value="0.163793103448276" calcext:value-type="float">
            <text:p>0,1637931034</text:p>
          </table:table-cell>
          <table:table-cell table:formula="of:=[Ecarts.AF12]/MAX([Ecarts.AF$3:.AF$12])" office:value-type="float" office:value="0.0264794314610114" calcext:value-type="float">
            <text:p>0,0264794315</text:p>
          </table:table-cell>
          <table:table-cell table:formula="of:=[Ecarts.AG12]/MAX([Ecarts.AG$3:.AG$12])" office:value-type="float" office:value="1" calcext:value-type="float">
            <text:p>1</text:p>
          </table:table-cell>
          <table:table-cell table:formula="of:=[Ecarts.AH12]/MAX([Ecarts.AH$3:.AH$12])" office:value-type="float" office:value="0.0144927536231884" calcext:value-type="float">
            <text:p>0,0144927536</text:p>
          </table:table-cell>
          <table:table-cell table:formula="of:=[Ecarts.AI12]/MAX([Ecarts.AI$3:.AI$12])" office:value-type="float" office:value="0.209677419354839" calcext:value-type="float">
            <text:p>0,2096774194</text:p>
          </table:table-cell>
          <table:table-cell table:formula="of:=[Ecarts.AJ12]/MAX([Ecarts.AJ$3:.AJ$12])" office:value-type="float" office:value="0.214285714285714" calcext:value-type="float">
            <text:p>0,2142857143</text:p>
          </table:table-cell>
          <table:table-cell table:formula="of:=[Ecarts.AK12]/MAX([Ecarts.AK$3:.AK$12])" office:value-type="float" office:value="0.321428571428571" calcext:value-type="float">
            <text:p>0,3214285714</text:p>
          </table:table-cell>
          <table:table-cell table:formula="of:=[Ecarts.AL12]/MAX([Ecarts.AL$3:.AL$12])" office:value-type="float" office:value="0.239316239316239" calcext:value-type="float">
            <text:p>0,2393162393</text:p>
          </table:table-cell>
          <table:table-cell table:formula="of:=[Ecarts.AM12]/MAX([Ecarts.AM$3:.AM$12])" office:value-type="float" office:value="0.308510638297872" calcext:value-type="float">
            <text:p>0,3085106383</text:p>
          </table:table-cell>
          <table:table-cell table:formula="of:=[Ecarts.AN12]/MAX([Ecarts.AN$3:.AN$12])" office:value-type="float" office:value="0.375" calcext:value-type="float">
            <text:p>0,375</text:p>
          </table:table-cell>
          <table:table-cell table:formula="of:=[Ecarts.AO12]/MAX([Ecarts.AO$3:.AO$12])" office:value-type="float" office:value="0" calcext:value-type="float">
            <text:p>0</text:p>
          </table:table-cell>
          <table:table-cell table:formula="of:=[Ecarts.AP12]/MAX([Ecarts.AP$3:.AP$12])" office:value-type="float" office:value="0.588821262112496" calcext:value-type="float">
            <text:p>0,5888212621</text:p>
          </table:table-cell>
          <table:table-cell table:formula="of:=[Ecarts.AQ12]/MAX([Ecarts.AQ$3:.AQ$12])" office:value-type="float" office:value="0.640776699029126" calcext:value-type="float">
            <text:p>0,640776699</text:p>
          </table:table-cell>
          <table:table-cell table:formula="of:=[Ecarts.AR12]/MAX([Ecarts.AR$3:.AR$12])" office:value-type="float" office:value="0.704081632653061" calcext:value-type="float">
            <text:p>0,7040816327</text:p>
          </table:table-cell>
          <table:table-cell table:formula="of:=[Ecarts.AS12]/MAX([Ecarts.AS$3:.AS$12])" office:value-type="float" office:value="0.508522727272727" calcext:value-type="float">
            <text:p>0,5085227273</text:p>
          </table:table-cell>
          <table:table-cell table:formula="of:=[Ecarts.AT12]/MAX([Ecarts.AT$3:.AT$12])" office:value-type="float" office:value="0.515277777777778" calcext:value-type="float">
            <text:p>0,5152777778</text:p>
          </table:table-cell>
          <table:table-cell table:formula="of:=[Ecarts.AU12]/MAX([Ecarts.AU$3:.AU$12])" office:value-type="float" office:value="0.457055214723926" calcext:value-type="float">
            <text:p>0,4570552147</text:p>
          </table:table-cell>
          <table:table-cell table:formula="of:=[Ecarts.AV12]/MAX([Ecarts.AV$3:.AV$12])" office:value-type="float" office:value="0.389945652173913" calcext:value-type="float">
            <text:p>0,3899456522</text:p>
          </table:table-cell>
          <table:table-cell table:formula="of:=[Ecarts.AW12]/MAX([Ecarts.AW$3:.AW$12])" office:value-type="float" office:value="0.607558139534884" calcext:value-type="float">
            <text:p>0,6075581395</text:p>
          </table:table-cell>
          <table:table-cell table:formula="of:=[Ecarts.AX12]/MAX([Ecarts.AX$3:.AX$12])" office:value-type="float" office:value="0.733333333333333" calcext:value-type="float">
            <text:p>0,7333333333</text:p>
          </table:table-cell>
          <table:table-cell table:formula="of:=[Ecarts.AY12]/MAX([Ecarts.AY$3:.AY$12])" office:value-type="float" office:value="0.513428120063191" calcext:value-type="float">
            <text:p>0,5134281201</text:p>
          </table:table-cell>
          <table:table-cell table:formula="of:=[Ecarts.AZ12]/MAX([Ecarts.AZ$3:.AZ$12])" office:value-type="float" office:value="0.612903267851186" calcext:value-type="float">
            <text:p>0,6129032679</text:p>
          </table:table-cell>
          <table:table-cell table:formula="of:=[Ecarts.BA12]/MAX([Ecarts.BA$3:.BA$12])" office:value-type="float" office:value="0.668202764976958" calcext:value-type="float">
            <text:p>0,668202765</text:p>
          </table:table-cell>
          <table:table-cell table:formula="of:=[Ecarts.BB12]/MAX([Ecarts.BB$3:.BB$12])" office:value-type="float" office:value="0.619337979094077" calcext:value-type="float">
            <text:p>0,6193379791</text:p>
          </table:table-cell>
          <table:table-cell table:formula="of:=[Ecarts.BC12]/MAX([Ecarts.BC$3:.BC$12])" office:value-type="float" office:value="0.590447154471545" calcext:value-type="float">
            <text:p>0,5904471545</text:p>
          </table:table-cell>
          <table:table-cell table:formula="of:=[Ecarts.BD12]/MAX([Ecarts.BD$3:.BD$12])" office:value-type="float" office:value="0.660714285714286" calcext:value-type="float">
            <text:p>0,6607142857</text:p>
          </table:table-cell>
          <table:table-cell table:formula="of:=[Ecarts.BE12]/MAX([Ecarts.BE$3:.BE$12])" office:value-type="float" office:value="0.666309012875536" calcext:value-type="float">
            <text:p>0,6663090129</text:p>
          </table:table-cell>
          <table:table-cell table:formula="of:=[Ecarts.BF12]/MAX([Ecarts.BF$3:.BF$12])" office:value-type="float" office:value="0.648185483870968" calcext:value-type="float">
            <text:p>0,6481854839</text:p>
          </table:table-cell>
          <table:table-cell table:formula="of:=[Ecarts.BG12]/MAX([Ecarts.BG$3:.BG$12])" office:value-type="float" office:value="0.736842105263158" calcext:value-type="float">
            <text:p>0,7368421053</text:p>
          </table:table-cell>
          <table:table-cell table:formula="of:=[Ecarts.BH12]/MAX([Ecarts.BH$3:.BH$12])" office:value-type="float" office:value="0.784688995215311" calcext:value-type="float">
            <text:p>0,7846889952</text:p>
          </table:table-cell>
          <table:table-cell table:formula="of:=[Ecarts.BI12]/MAX([Ecarts.BI$3:.BI$12])" office:value-type="float" office:value="0.488543371522095" calcext:value-type="float">
            <text:p>0,4885433715</text:p>
          </table:table-cell>
          <table:table-cell/>
          <table:table-cell table:formula="of:=[Ecarts.B25]/MAX([Ecarts.B$16:.B$25])" office:value-type="float" office:value="0.516620416751826" calcext:value-type="float">
            <text:p>0,5166204168</text:p>
          </table:table-cell>
          <table:table-cell/>
          <table:table-cell table:formula="of:=[Ecarts.D25]/MAX([Ecarts.D$16:.D$25])" office:value-type="float" office:value="0.016841302483215" calcext:value-type="float">
            <text:p>0,0168413025</text:p>
          </table:table-cell>
          <table:table-cell table:formula="of:=[Ecarts.E25]/MAX([Ecarts.E$16:.E$25])" office:value-type="float" office:value="0.0714135827497797" calcext:value-type="float">
            <text:p>0,0714135827</text:p>
          </table:table-cell>
          <table:table-cell table:formula="of:=[Ecarts.F25]/MAX([Ecarts.F$16:.F$25])" office:value-type="float" office:value="0.166620388903903" calcext:value-type="float">
            <text:p>0,1666203889</text:p>
          </table:table-cell>
          <table:table-cell table:formula="of:=[Ecarts.G25]/MAX([Ecarts.G$16:.G$25])" office:value-type="float" office:value="0.329246783573894" calcext:value-type="float">
            <text:p>0,3292467836</text:p>
          </table:table-cell>
          <table:table-cell table:formula="of:=[Ecarts.H25]/MAX([Ecarts.H$16:.H$25])" office:value-type="float" office:value="0.605720472717152" calcext:value-type="float">
            <text:p>0,6057204727</text:p>
          </table:table-cell>
          <table:table-cell table:formula="of:=[Ecarts.I25]/MAX([Ecarts.I$16:.I$25])" office:value-type="float" office:value="0.641327133353397" calcext:value-type="float">
            <text:p>0,64132713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0" loext:min-decimal-places="10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01:55:52.191806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9:14:40.576664836</meta:creation-date>
    <meta:generator>LibreOffice/5.1.6.2$Linux_X86_64 LibreOffice_project/10m0$Build-2</meta:generator>
    <dc:date>2017-04-27T02:17:42.574707801</dc:date>
    <meta:editing-duration>PT3H47M43S</meta:editing-duration>
    <meta:editing-cycles>51</meta:editing-cycles>
    <meta:document-statistic meta:table-count="14" meta:cell-count="1456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368cm" svg:height="15.128cm" xlink:href=".." xlink:type="simple" chart:class="chart:bar" chart:style-name="ch1">
        <chart:title svg:x="12.222cm" svg:y="0.438cm" chart:style-name="ch2">
          <text:p>Ecart moyen à l'optimal (instances Campus)</text:p>
        </chart:title>
        <chart:legend chart:legend-position="end" svg:x="28.882cm" svg:y="5.024cm" style:legend-expansion="high" chart:style-name="ch3"/>
        <chart:plot-area chart:style-name="ch4" table:cell-range-address="Ecarts.B1:Ecarts.B1 Ecarts.L1:Ecarts.L1 Ecarts.V1:Ecarts.V1 Ecarts.AF1:Ecarts.AF1 Ecarts.AP1:Ecarts.AP1 Ecarts.AZ1:Ecarts.AZ1 Ecarts.A3:Ecarts.B12 Ecarts.L3:Ecarts.L12 Ecarts.V3:Ecarts.V12 Ecarts.AF3:Ecarts.AF12 Ecarts.AP3:Ecarts.AP12 Ecarts.AZ3:Ecarts.AZ12" chart:data-source-has-labels="both" svg:x="0.667cm" svg:y="1.519cm" svg:width="27.548cm" svg:height="13.307cm">
          <chartooo:coordinate-region svg:x="3.061cm" svg:y="1.718cm" svg:width="25.154cm" svg:height="12.461cm"/>
          <chart:axis chart:dimension="x" chart:name="primary-x" chart:style-name="ch5" chartooo:axis-type="auto">
            <chartooo:date-scale/>
            <chart:categories table:cell-range-address="Ecarts.B1:Ecarts.B1 Ecarts.L1:Ecarts.L1 Ecarts.V1:Ecarts.V1 Ecarts.AF1:Ecarts.AF1 Ecarts.AP1:Ecarts.AP1 Ecarts.AZ1:Ecarts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carts.B3:Ecarts.B3 Ecarts.L3:Ecarts.L3 Ecarts.V3:Ecarts.V3 Ecarts.AF3:Ecarts.AF3 Ecarts.AP3:Ecarts.AP3 Ecarts.AZ3:Ecarts.AZ3" chart:label-cell-address="Ecarts.A3:Ecarts.A3" chart:class="chart:bar">
            <chart:data-point chart:repeated="6"/>
          </chart:series>
          <chart:series chart:style-name="ch9" chart:values-cell-range-address="Ecarts.B4:Ecarts.B4 Ecarts.L4:Ecarts.L4 Ecarts.V4:Ecarts.V4 Ecarts.AF4:Ecarts.AF4 Ecarts.AP4:Ecarts.AP4 Ecarts.AZ4:Ecarts.AZ4" chart:label-cell-address="Ecarts.A4:Ecarts.A4" chart:class="chart:bar">
            <chart:data-point chart:repeated="6"/>
          </chart:series>
          <chart:series chart:style-name="ch10" chart:values-cell-range-address="Ecarts.B5:Ecarts.B5 Ecarts.L5:Ecarts.L5 Ecarts.V5:Ecarts.V5 Ecarts.AF5:Ecarts.AF5 Ecarts.AP5:Ecarts.AP5 Ecarts.AZ5:Ecarts.AZ5" chart:label-cell-address="Ecarts.A5:Ecarts.A5" chart:class="chart:bar">
            <chart:data-point chart:repeated="6"/>
          </chart:series>
          <chart:series chart:style-name="ch11" chart:values-cell-range-address="Ecarts.B6:Ecarts.B6 Ecarts.L6:Ecarts.L6 Ecarts.V6:Ecarts.V6 Ecarts.AF6:Ecarts.AF6 Ecarts.AP6:Ecarts.AP6 Ecarts.AZ6:Ecarts.AZ6" chart:label-cell-address="Ecarts.A6:Ecarts.A6" chart:class="chart:bar">
            <chart:data-point chart:repeated="6"/>
          </chart:series>
          <chart:series chart:style-name="ch12" chart:values-cell-range-address="Ecarts.B7:Ecarts.B7 Ecarts.L7:Ecarts.L7 Ecarts.V7:Ecarts.V7 Ecarts.AF7:Ecarts.AF7 Ecarts.AP7:Ecarts.AP7 Ecarts.AZ7:Ecarts.AZ7" chart:label-cell-address="Ecarts.A7:Ecarts.A7" chart:class="chart:bar">
            <chart:data-point chart:repeated="6"/>
          </chart:series>
          <chart:series chart:style-name="ch13" chart:values-cell-range-address="Ecarts.B8:Ecarts.B8 Ecarts.L8:Ecarts.L8 Ecarts.V8:Ecarts.V8 Ecarts.AF8:Ecarts.AF8 Ecarts.AP8:Ecarts.AP8 Ecarts.AZ8:Ecarts.AZ8" chart:label-cell-address="Ecarts.A8:Ecarts.A8" chart:class="chart:bar">
            <chart:data-point chart:repeated="6"/>
          </chart:series>
          <chart:series chart:style-name="ch14" chart:values-cell-range-address="Ecarts.B9:Ecarts.B9 Ecarts.L9:Ecarts.L9 Ecarts.V9:Ecarts.V9 Ecarts.AF9:Ecarts.AF9 Ecarts.AP9:Ecarts.AP9 Ecarts.AZ9:Ecarts.AZ9" chart:label-cell-address="Ecarts.A9:Ecarts.A9" chart:class="chart:bar">
            <chart:data-point chart:repeated="6"/>
          </chart:series>
          <chart:series chart:style-name="ch15" chart:values-cell-range-address="Ecarts.B10:Ecarts.B10 Ecarts.L10:Ecarts.L10 Ecarts.V10:Ecarts.V10 Ecarts.AF10:Ecarts.AF10 Ecarts.AP10:Ecarts.AP10 Ecarts.AZ10:Ecarts.AZ10" chart:label-cell-address="Ecarts.A10:Ecarts.A10" chart:class="chart:bar">
            <chart:data-point chart:repeated="6"/>
          </chart:series>
          <chart:series chart:style-name="ch16" chart:values-cell-range-address="Ecarts.B11:Ecarts.B11 Ecarts.L11:Ecarts.L11 Ecarts.V11:Ecarts.V11 Ecarts.AF11:Ecarts.AF11 Ecarts.AP11:Ecarts.AP11 Ecarts.AZ11:Ecarts.AZ11" chart:label-cell-address="Ecarts.A11:Ecarts.A11" chart:class="chart:bar">
            <chart:data-point chart:repeated="6"/>
          </chart:series>
          <chart:series chart:style-name="ch17" chart:values-cell-range-address="Ecarts.B12:Ecarts.B12 Ecarts.L12:Ecarts.L12 Ecarts.V12:Ecarts.V12 Ecarts.AF12:Ecarts.AF12 Ecarts.AP12:Ecarts.AP12 Ecarts.AZ12:Ecarts.AZ12" chart:label-cell-address="Ecarts.A12:Ecarts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i01</text:p>
                <draw:g>
                  <svg:desc>Ecarts.B1:Ecarts.B1 Ecarts.L1:Ecarts.L1 Ecarts.V1:Ecarts.V1 Ecarts.AF1:Ecarts.AF1 Ecarts.AP1:Ecarts.AP1 Ecarts.AZ1:Ecarts.AZ1</svg:desc>
                </draw:g>
              </table:table-cell>
              <table:table-cell office:value-type="string">
                <text:p>tai11</text:p>
              </table:table-cell>
              <table:table-cell office:value-type="string">
                <text:p>tai21</text:p>
              </table:table-cell>
              <table:table-cell office:value-type="string">
                <text:p>tai31</text:p>
              </table:table-cell>
              <table:table-cell office:value-type="string">
                <text:p>tai41</text:p>
              </table:table-cell>
              <table:table-cell office:value-type="string">
                <text:p>tai51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B3 Ecarts.L3:Ecarts.L3 Ecarts.V3:Ecarts.V3 Ecarts.AF3:Ecarts.AF3 Ecarts.AP3:Ecarts.AP3 Ecarts.AZ3:Ecarts.AZ3</svg:desc>
                </draw:g>
              </table:table-cell>
              <table:table-cell office:value-type="float" office:value="1.50075445536479">
                <text:p>1.50075445536479</text:p>
              </table:table-cell>
              <table:table-cell office:value-type="float" office:value="1.26532503826871">
                <text:p>1.26532503826871</text:p>
              </table:table-cell>
              <table:table-cell office:value-type="float" office:value="0.177928568045092">
                <text:p>0.177928568045092</text:p>
              </table:table-cell>
              <table:table-cell office:value-type="float" office:value="4.71791719243752">
                <text:p>4.71791719243752</text:p>
              </table:table-cell>
              <table:table-cell office:value-type="float" office:value="5.72161709258483">
                <text:p>5.72161709258483</text:p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0126205260235132">
                <text:p>0.00126205260235132</text:p>
                <draw:g>
                  <svg:desc>Ecarts.B4:Ecarts.B4 Ecarts.L4:Ecarts.L4 Ecarts.V4:Ecarts.V4 Ecarts.AF4:Ecarts.AF4 Ecarts.AP4:Ecarts.AP4 Ecarts.AZ4:Ecarts.AZ4</svg:desc>
                </draw:g>
              </table:table-cell>
              <table:table-cell office:value-type="float" office:value="0.143754333020675">
                <text:p>0.143754333020675</text:p>
              </table:table-cell>
              <table:table-cell office:value-type="float" office:value="0.434999368039649">
                <text:p>0.434999368039649</text:p>
              </table:table-cell>
              <table:table-cell office:value-type="float" office:value="0.0603950547108094">
                <text:p>0.0603950547108094</text:p>
              </table:table-cell>
              <table:table-cell office:value-type="float" office:value="4.41054345833199">
                <text:p>4.41054345833199</text:p>
              </table:table-cell>
              <table:table-cell office:value-type="float" office:value="5.95224130708001">
                <text:p>5.95224130708001</text:p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110466721900034">
                <text:p>0.110466721900034</text:p>
                <draw:g>
                  <svg:desc>Ecarts.B5:Ecarts.B5 Ecarts.L5:Ecarts.L5 Ecarts.V5:Ecarts.V5 Ecarts.AF5:Ecarts.AF5 Ecarts.AP5:Ecarts.AP5 Ecarts.AZ5:Ecarts.AZ5</svg:desc>
                </draw:g>
              </table:table-cell>
              <table:table-cell office:value-type="float" office:value="0.303041570610543">
                <text:p>0.303041570610543</text:p>
              </table:table-cell>
              <table:table-cell office:value-type="float" office:value="0.778509052728628">
                <text:p>0.778509052728628</text:p>
              </table:table-cell>
              <table:table-cell office:value-type="float" office:value="0.176805303619247">
                <text:p>0.176805303619247</text:p>
              </table:table-cell>
              <table:table-cell office:value-type="float" office:value="3.5287234251775">
                <text:p>3.5287234251775</text:p>
              </table:table-cell>
              <table:table-cell office:value-type="float" office:value="3.91004583651643">
                <text:p>3.91004583651643</text:p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0883436821645923">
                <text:p>0.00883436821645923</text:p>
                <draw:g>
                  <svg:desc>Ecarts.B6:Ecarts.B6 Ecarts.L6:Ecarts.L6 Ecarts.V6:Ecarts.V6 Ecarts.AF6:Ecarts.AF6 Ecarts.AP6:Ecarts.AP6 Ecarts.AZ6:Ecarts.AZ6</svg:desc>
                </draw:g>
              </table:table-cell>
              <table:table-cell office:value-type="float" office:value="0.398128135067898">
                <text:p>0.398128135067898</text:p>
              </table:table-cell>
              <table:table-cell office:value-type="float" office:value="0.568764306879939">
                <text:p>0.568764306879939</text:p>
              </table:table-cell>
              <table:table-cell office:value-type="float" office:value="0.00828951731324148">
                <text:p>0.00828951731324148</text:p>
              </table:table-cell>
              <table:table-cell office:value-type="float" office:value="3.7453759126843">
                <text:p>3.7453759126843</text:p>
              </table:table-cell>
              <table:table-cell office:value-type="float" office:value="5.5427314620863">
                <text:p>5.5427314620863</text:p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B7 Ecarts.L7:Ecarts.L7 Ecarts.V7:Ecarts.V7 Ecarts.AF7:Ecarts.AF7 Ecarts.AP7:Ecarts.AP7 Ecarts.AZ7:Ecarts.AZ7</svg:desc>
                </draw:g>
              </table:table-cell>
              <table:table-cell office:value-type="float" office:value="0.606622894661713">
                <text:p>0.606622894661713</text:p>
              </table:table-cell>
              <table:table-cell office:value-type="float" office:value="0.608086283651889">
                <text:p>0.608086283651889</text:p>
              </table:table-cell>
              <table:table-cell office:value-type="float" office:value="0.0145066552981809">
                <text:p>0.0145066552981809</text:p>
              </table:table-cell>
              <table:table-cell office:value-type="float" office:value="4.33181264222776">
                <text:p>4.33181264222776</text:p>
              </table:table-cell>
              <table:table-cell office:value-type="float" office:value="4.22077922077922">
                <text:p>4.22077922077922</text:p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B8 Ecarts.L8:Ecarts.L8 Ecarts.V8:Ecarts.V8 Ecarts.AF8:Ecarts.AF8 Ecarts.AP8:Ecarts.AP8 Ecarts.AZ8:Ecarts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944429620683392">
                <text:p>0.0944429620683392</text:p>
              </table:table-cell>
              <table:table-cell office:value-type="float" office:value="0.00296054189758624">
                <text:p>0.00296054189758624</text:p>
              </table:table-cell>
              <table:table-cell office:value-type="float" office:value="2.67361223455312">
                <text:p>2.67361223455312</text:p>
              </table:table-cell>
              <table:table-cell office:value-type="float" office:value="4.28110599078341">
                <text:p>4.28110599078341</text:p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166590943510534">
                <text:p>0.166590943510534</text:p>
                <draw:g>
                  <svg:desc>Ecarts.B9:Ecarts.B9 Ecarts.L9:Ecarts.L9 Ecarts.V9:Ecarts.V9 Ecarts.AF9:Ecarts.AF9 Ecarts.AP9:Ecarts.AP9 Ecarts.AZ9:Ecarts.AZ9</svg:desc>
                </draw:g>
              </table:table-cell>
              <table:table-cell office:value-type="float" office:value="1.23720484482688">
                <text:p>1.23720484482688</text:p>
              </table:table-cell>
              <table:table-cell office:value-type="float" office:value="1.91203112053591">
                <text:p>1.91203112053591</text:p>
              </table:table-cell>
              <table:table-cell office:value-type="float" office:value="0.240692056273987">
                <text:p>0.240692056273987</text:p>
              </table:table-cell>
              <table:table-cell office:value-type="float" office:value="4.69823448841148">
                <text:p>4.69823448841148</text:p>
              </table:table-cell>
              <table:table-cell office:value-type="float" office:value="5.54964390448261">
                <text:p>5.54964390448261</text:p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625978090766823">
                <text:p>0.625978090766823</text:p>
                <draw:g>
                  <svg:desc>Ecarts.B10:Ecarts.B10 Ecarts.L10:Ecarts.L10 Ecarts.V10:Ecarts.V10 Ecarts.AF10:Ecarts.AF10 Ecarts.AP10:Ecarts.AP10 Ecarts.AZ10:Ecarts.AZ10</svg:desc>
                </draw:g>
              </table:table-cell>
              <table:table-cell office:value-type="float" office:value="1.39064475347661">
                <text:p>1.39064475347661</text:p>
              </table:table-cell>
              <table:table-cell office:value-type="float" office:value="2.00261210274271">
                <text:p>2.00261210274271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4.21263791374122">
                <text:p>4.21263791374122</text:p>
              </table:table-cell>
              <table:table-cell office:value-type="float" office:value="3.48051948051948">
                <text:p>3.48051948051948</text:p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625978090766823">
                <text:p>0.625978090766823</text:p>
                <draw:g>
                  <svg:desc>Ecarts.B11:Ecarts.B11 Ecarts.L11:Ecarts.L11 Ecarts.V11:Ecarts.V11 Ecarts.AF11:Ecarts.AF11 Ecarts.AP11:Ecarts.AP11 Ecarts.AZ11:Ecarts.AZ11</svg:desc>
                </draw:g>
              </table:table-cell>
              <table:table-cell office:value-type="float" office:value="2.14917825537295">
                <text:p>2.14917825537295</text:p>
              </table:table-cell>
              <table:table-cell office:value-type="float" office:value="1.56726164562473">
                <text:p>1.56726164562473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3.51053159478435">
                <text:p>3.51053159478435</text:p>
              </table:table-cell>
              <table:table-cell office:value-type="float" office:value="3.97402597402597">
                <text:p>3.97402597402597</text:p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B12 Ecarts.L12:Ecarts.L12 Ecarts.V12:Ecarts.V12 Ecarts.AF12:Ecarts.AF12 Ecarts.AP12:Ecarts.AP12 Ecarts.AZ12:Ecarts.AZ12</svg:desc>
                </draw:g>
              </table:table-cell>
              <table:table-cell office:value-type="float" office:value="0.0556859912106381">
                <text:p>0.0556859912106381</text:p>
              </table:table-cell>
              <table:table-cell office:value-type="float" office:value="0.227004166925807">
                <text:p>0.227004166925807</text:p>
              </table:table-cell>
              <table:table-cell office:value-type="float" office:value="0.00637338880731693">
                <text:p>0.00637338880731693</text:p>
              </table:table-cell>
              <table:table-cell office:value-type="float" office:value="2.77800995579331">
                <text:p>2.77800995579331</text:p>
              </table:table-cell>
              <table:table-cell office:value-type="float" office:value="3.64814814814815">
                <text:p>3.64814814814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806cm" svg:height="15.641cm" xlink:href=".." xlink:type="simple" chart:class="chart:bar" chart:style-name="ch1">
        <chart:title svg:x="8.263cm" svg:y="0.448cm" chart:style-name="ch2">
          <text:p>Ecarts moyens à l'optimal normalisés (toutes instances)</text:p>
        </chart:title>
        <chart:legend chart:legend-position="end" svg:x="23.32cm" svg:y="5.28cm" style:legend-expansion="high" chart:style-name="ch3"/>
        <chart:plot-area chart:style-name="ch4" table:cell-range-address="'Ecarts Normalisés'.BK1:'Ecarts Normalisés'.BK1 'Ecarts Normalisés'.A3:'Ecarts Normalisés'.A12 'Ecarts Normalisés'.BK3:'Ecarts Normalisés'.BK12" chart:data-source-has-labels="both" svg:x="0.556cm" svg:y="1.539cm" svg:width="22.208cm" svg:height="13.79cm">
          <chartooo:coordinate-region svg:x="1.283cm" svg:y="1.739cm" svg:width="21.481cm" svg:height="12.943cm"/>
          <chart:axis chart:dimension="x" chart:name="primary-x" chart:style-name="ch5" chartooo:axis-type="auto">
            <chartooo:date-scale/>
            <chart:categories table:cell-range-address="'Ecarts Normalisés'.BK1:'Ecarts Normalisés'.B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K3:'Ecarts Normalisés'.BK3" chart:label-cell-address="'Ecarts Normalisés'.A3:'Ecarts Normalisés'.A3" chart:class="chart:bar">
            <chart:data-point/>
          </chart:series>
          <chart:series chart:style-name="ch9" chart:values-cell-range-address="'Ecarts Normalisés'.BK4:'Ecarts Normalisés'.BK4" chart:label-cell-address="'Ecarts Normalisés'.A4:'Ecarts Normalisés'.A4" chart:class="chart:bar">
            <chart:data-point/>
          </chart:series>
          <chart:series chart:style-name="ch10" chart:values-cell-range-address="'Ecarts Normalisés'.BK5:'Ecarts Normalisés'.BK5" chart:label-cell-address="'Ecarts Normalisés'.A5:'Ecarts Normalisés'.A5" chart:class="chart:bar">
            <chart:data-point/>
          </chart:series>
          <chart:series chart:style-name="ch11" chart:values-cell-range-address="'Ecarts Normalisés'.BK6:'Ecarts Normalisés'.BK6" chart:label-cell-address="'Ecarts Normalisés'.A6:'Ecarts Normalisés'.A6" chart:class="chart:bar">
            <chart:data-point/>
          </chart:series>
          <chart:series chart:style-name="ch12" chart:values-cell-range-address="'Ecarts Normalisés'.BK7:'Ecarts Normalisés'.BK7" chart:label-cell-address="'Ecarts Normalisés'.A7:'Ecarts Normalisés'.A7" chart:class="chart:bar">
            <chart:data-point/>
          </chart:series>
          <chart:series chart:style-name="ch13" chart:values-cell-range-address="'Ecarts Normalisés'.BK8:'Ecarts Normalisés'.BK8" chart:label-cell-address="'Ecarts Normalisés'.A8:'Ecarts Normalisés'.A8" chart:class="chart:bar">
            <chart:data-point/>
          </chart:series>
          <chart:series chart:style-name="ch14" chart:values-cell-range-address="'Ecarts Normalisés'.BK9:'Ecarts Normalisés'.BK9" chart:label-cell-address="'Ecarts Normalisés'.A9:'Ecarts Normalisés'.A9" chart:class="chart:bar">
            <chart:data-point/>
          </chart:series>
          <chart:series chart:style-name="ch15" chart:values-cell-range-address="'Ecarts Normalisés'.BK10:'Ecarts Normalisés'.BK10" chart:label-cell-address="'Ecarts Normalisés'.A10:'Ecarts Normalisés'.A10" chart:class="chart:bar">
            <chart:data-point/>
          </chart:series>
          <chart:series chart:style-name="ch16" chart:values-cell-range-address="'Ecarts Normalisés'.BK11:'Ecarts Normalisés'.BK11" chart:label-cell-address="'Ecarts Normalisés'.A11:'Ecarts Normalisés'.A11" chart:class="chart:bar">
            <chart:data-point/>
          </chart:series>
          <chart:series chart:style-name="ch17" chart:values-cell-range-address="'Ecarts Normalisés'.BK12:'Ecarts Normalisés'.BK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D’ECART A L’OPTIMAL</text:p>
                <draw:g>
                  <svg:desc>'Ecarts Normalisés'.BK1:'Ecarts Normalisés'.B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853615361439177">
                <text:p>0.853615361439177</text:p>
                <draw:g>
                  <svg:desc>'Ecarts Normalisés'.BK3:'Ecarts Normalisés'.BK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814678391164899">
                <text:p>0.814678391164899</text:p>
                <draw:g>
                  <svg:desc>'Ecarts Normalisés'.BK4:'Ecarts Normalisés'.BK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95775736226946">
                <text:p>0.695775736226946</text:p>
                <draw:g>
                  <svg:desc>'Ecarts Normalisés'.BK5:'Ecarts Normalisés'.BK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663823027323153">
                <text:p>0.663823027323153</text:p>
                <draw:g>
                  <svg:desc>'Ecarts Normalisés'.BK6:'Ecarts Normalisés'.BK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620289767505817">
                <text:p>0.620289767505817</text:p>
                <draw:g>
                  <svg:desc>'Ecarts Normalisés'.BK7:'Ecarts Normalisés'.BK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497508616707933">
                <text:p>0.497508616707933</text:p>
                <draw:g>
                  <svg:desc>'Ecarts Normalisés'.BK8:'Ecarts Normalisés'.BK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1">
                <text:p>1</text:p>
                <draw:g>
                  <svg:desc>'Ecarts Normalisés'.BK9:'Ecarts Normalisés'.BK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933938203277337">
                <text:p>0.933938203277337</text:p>
                <draw:g>
                  <svg:desc>'Ecarts Normalisés'.BK10:'Ecarts Normalisés'.BK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934129329235771">
                <text:p>0.934129329235771</text:p>
                <draw:g>
                  <svg:desc>'Ecarts Normalisés'.BK11:'Ecarts Normalisés'.BK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516620416751826">
                <text:p>0.516620416751826</text:p>
                <draw:g>
                  <svg:desc>'Ecarts Normalisés'.BK12:'Ecarts Normalisés'.BK12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494cm" svg:y="0.316cm" chart:style-name="ch2">
          <text:p>Ecarts moyens à l'optimal normalisés (instances 20x5)</text:p>
        </chart:title>
        <chart:legend chart:legend-position="end" svg:x="11.516cm" svg:y="1.976cm" style:legend-expansion="high" chart:style-name="ch3"/>
        <chart:plot-area chart:style-name="ch4" table:cell-range-address="'Ecarts Normalisés'.A3:'Ecarts Normalisés'.A12 'Ecarts Normalisés'.BM3:'Ecarts Normalisés'.BM12" chart:data-source-has-labels="column" svg:x="0.32cm" svg:y="1.275cm" svg:width="10.876cm" svg:height="7.578cm">
          <chartooo:coordinate-region svg:x="1.047cm" svg:y="1.475cm" svg:width="10.149cm" svg:height="7.1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M3:'Ecarts Normalisés'.BM3" chart:label-cell-address="'Ecarts Normalisés'.A3:'Ecarts Normalisés'.A3" chart:class="chart:bar">
            <chart:data-point/>
          </chart:series>
          <chart:series chart:style-name="ch9" chart:values-cell-range-address="'Ecarts Normalisés'.BM4:'Ecarts Normalisés'.BM4" chart:label-cell-address="'Ecarts Normalisés'.A4:'Ecarts Normalisés'.A4" chart:class="chart:bar">
            <chart:data-point/>
          </chart:series>
          <chart:series chart:style-name="ch10" chart:values-cell-range-address="'Ecarts Normalisés'.BM5:'Ecarts Normalisés'.BM5" chart:label-cell-address="'Ecarts Normalisés'.A5:'Ecarts Normalisés'.A5" chart:class="chart:bar">
            <chart:data-point/>
          </chart:series>
          <chart:series chart:style-name="ch11" chart:values-cell-range-address="'Ecarts Normalisés'.BM6:'Ecarts Normalisés'.BM6" chart:label-cell-address="'Ecarts Normalisés'.A6:'Ecarts Normalisés'.A6" chart:class="chart:bar">
            <chart:data-point/>
          </chart:series>
          <chart:series chart:style-name="ch12" chart:values-cell-range-address="'Ecarts Normalisés'.BM7:'Ecarts Normalisés'.BM7" chart:label-cell-address="'Ecarts Normalisés'.A7:'Ecarts Normalisés'.A7" chart:class="chart:bar">
            <chart:data-point/>
          </chart:series>
          <chart:series chart:style-name="ch13" chart:values-cell-range-address="'Ecarts Normalisés'.BM8:'Ecarts Normalisés'.BM8" chart:label-cell-address="'Ecarts Normalisés'.A8:'Ecarts Normalisés'.A8" chart:class="chart:bar">
            <chart:data-point/>
          </chart:series>
          <chart:series chart:style-name="ch14" chart:values-cell-range-address="'Ecarts Normalisés'.BM9:'Ecarts Normalisés'.BM9" chart:label-cell-address="'Ecarts Normalisés'.A9:'Ecarts Normalisés'.A9" chart:class="chart:bar">
            <chart:data-point/>
          </chart:series>
          <chart:series chart:style-name="ch15" chart:values-cell-range-address="'Ecarts Normalisés'.BM10:'Ecarts Normalisés'.BM10" chart:label-cell-address="'Ecarts Normalisés'.A10:'Ecarts Normalisés'.A10" chart:class="chart:bar">
            <chart:data-point/>
          </chart:series>
          <chart:series chart:style-name="ch16" chart:values-cell-range-address="'Ecarts Normalisés'.BM11:'Ecarts Normalisés'.BM11" chart:label-cell-address="'Ecarts Normalisés'.A11:'Ecarts Normalisés'.A11" chart:class="chart:bar">
            <chart:data-point/>
          </chart:series>
          <chart:series chart:style-name="ch17" chart:values-cell-range-address="'Ecarts Normalisés'.BM12:'Ecarts Normalisés'.BM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0616358679299737">
                <text:p>0.0616358679299737</text:p>
                <draw:g>
                  <svg:desc>'Ecarts Normalisés'.BM3:'Ecarts Normalisés'.BM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208202142133486">
                <text:p>0.0208202142133486</text:p>
                <draw:g>
                  <svg:desc>'Ecarts Normalisés'.BM4:'Ecarts Normalisés'.BM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252975292084301">
                <text:p>0.252975292084301</text:p>
                <draw:g>
                  <svg:desc>'Ecarts Normalisés'.BM5:'Ecarts Normalisés'.BM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597164455480392">
                <text:p>0.0597164455480392</text:p>
                <draw:g>
                  <svg:desc>'Ecarts Normalisés'.BM6:'Ecarts Normalisés'.BM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0347094001433148">
                <text:p>0.0347094001433148</text:p>
                <draw:g>
                  <svg:desc>'Ecarts Normalisés'.BM7:'Ecarts Normalisés'.BM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16841302483215">
                <text:p>0.016841302483215</text:p>
                <draw:g>
                  <svg:desc>'Ecarts Normalisés'.BM8:'Ecarts Normalisés'.BM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327087985939728">
                <text:p>0.327087985939728</text:p>
                <draw:g>
                  <svg:desc>'Ecarts Normalisés'.BM9:'Ecarts Normalisés'.BM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M10:'Ecarts Normalisés'.BM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806318427610756">
                <text:p>0.806318427610756</text:p>
                <draw:g>
                  <svg:desc>'Ecarts Normalisés'.BM11:'Ecarts Normalisés'.BM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016841302483215">
                <text:p>0.016841302483215</text:p>
                <draw:g>
                  <svg:desc>'Ecarts Normalisés'.BM12:'Ecarts Normalisés'.BM12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375cm" svg:y="0.316cm" chart:style-name="ch2">
          <text:p>Ecarts moyens à l'optimal normalisés (instances 20x10)</text:p>
        </chart:title>
        <chart:legend chart:legend-position="end" svg:x="11.516cm" svg:y="1.976cm" style:legend-expansion="high" chart:style-name="ch3"/>
        <chart:plot-area chart:style-name="ch4" table:cell-range-address="'Ecarts Normalisés'.A3:'Ecarts Normalisés'.A12 'Ecarts Normalisés'.BN3:'Ecarts Normalisés'.BN12" chart:data-source-has-labels="column" svg:x="0.32cm" svg:y="1.275cm" svg:width="10.876cm" svg:height="7.578cm">
          <chartooo:coordinate-region svg:x="1.047cm" svg:y="1.475cm" svg:width="10.149cm" svg:height="7.1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N3:'Ecarts Normalisés'.BN3" chart:label-cell-address="'Ecarts Normalisés'.A3:'Ecarts Normalisés'.A3" chart:class="chart:bar">
            <chart:data-point/>
          </chart:series>
          <chart:series chart:style-name="ch9" chart:values-cell-range-address="'Ecarts Normalisés'.BN4:'Ecarts Normalisés'.BN4" chart:label-cell-address="'Ecarts Normalisés'.A4:'Ecarts Normalisés'.A4" chart:class="chart:bar">
            <chart:data-point/>
          </chart:series>
          <chart:series chart:style-name="ch10" chart:values-cell-range-address="'Ecarts Normalisés'.BN5:'Ecarts Normalisés'.BN5" chart:label-cell-address="'Ecarts Normalisés'.A5:'Ecarts Normalisés'.A5" chart:class="chart:bar">
            <chart:data-point/>
          </chart:series>
          <chart:series chart:style-name="ch11" chart:values-cell-range-address="'Ecarts Normalisés'.BN6:'Ecarts Normalisés'.BN6" chart:label-cell-address="'Ecarts Normalisés'.A6:'Ecarts Normalisés'.A6" chart:class="chart:bar">
            <chart:data-point/>
          </chart:series>
          <chart:series chart:style-name="ch12" chart:values-cell-range-address="'Ecarts Normalisés'.BN7:'Ecarts Normalisés'.BN7" chart:label-cell-address="'Ecarts Normalisés'.A7:'Ecarts Normalisés'.A7" chart:class="chart:bar">
            <chart:data-point/>
          </chart:series>
          <chart:series chart:style-name="ch13" chart:values-cell-range-address="'Ecarts Normalisés'.BN8:'Ecarts Normalisés'.BN8" chart:label-cell-address="'Ecarts Normalisés'.A8:'Ecarts Normalisés'.A8" chart:class="chart:bar">
            <chart:data-point/>
          </chart:series>
          <chart:series chart:style-name="ch14" chart:values-cell-range-address="'Ecarts Normalisés'.BN9:'Ecarts Normalisés'.BN9" chart:label-cell-address="'Ecarts Normalisés'.A9:'Ecarts Normalisés'.A9" chart:class="chart:bar">
            <chart:data-point/>
          </chart:series>
          <chart:series chart:style-name="ch15" chart:values-cell-range-address="'Ecarts Normalisés'.BN10:'Ecarts Normalisés'.BN10" chart:label-cell-address="'Ecarts Normalisés'.A10:'Ecarts Normalisés'.A10" chart:class="chart:bar">
            <chart:data-point/>
          </chart:series>
          <chart:series chart:style-name="ch16" chart:values-cell-range-address="'Ecarts Normalisés'.BN11:'Ecarts Normalisés'.BN11" chart:label-cell-address="'Ecarts Normalisés'.A11:'Ecarts Normalisés'.A11" chart:class="chart:bar">
            <chart:data-point/>
          </chart:series>
          <chart:series chart:style-name="ch17" chart:values-cell-range-address="'Ecarts Normalisés'.BN12:'Ecarts Normalisés'.BN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360316881478776">
                <text:p>0.360316881478776</text:p>
                <draw:g>
                  <svg:desc>'Ecarts Normalisés'.BN3:'Ecarts Normalisés'.BN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118702946970047">
                <text:p>0.118702946970047</text:p>
                <draw:g>
                  <svg:desc>'Ecarts Normalisés'.BN4:'Ecarts Normalisés'.BN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93181781504911">
                <text:p>0.393181781504911</text:p>
                <draw:g>
                  <svg:desc>'Ecarts Normalisés'.BN5:'Ecarts Normalisés'.BN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64450818566591">
                <text:p>0.264450818566591</text:p>
                <draw:g>
                  <svg:desc>'Ecarts Normalisés'.BN6:'Ecarts Normalisés'.BN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206602030752274">
                <text:p>0.206602030752274</text:p>
                <draw:g>
                  <svg:desc>'Ecarts Normalisés'.BN7:'Ecarts Normalisés'.BN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274088501482306">
                <text:p>0.0274088501482306</text:p>
                <draw:g>
                  <svg:desc>'Ecarts Normalisés'.BN8:'Ecarts Normalisés'.BN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649168923585147">
                <text:p>0.649168923585147</text:p>
                <draw:g>
                  <svg:desc>'Ecarts Normalisés'.BN9:'Ecarts Normalisés'.BN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95149946611529">
                <text:p>0.895149946611529</text:p>
                <draw:g>
                  <svg:desc>'Ecarts Normalisés'.BN10:'Ecarts Normalisés'.BN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N11:'Ecarts Normalisés'.BN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0714135827497797">
                <text:p>0.0714135827497797</text:p>
                <draw:g>
                  <svg:desc>'Ecarts Normalisés'.BN12:'Ecarts Normalisés'.BN12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3cm" xlink:href=".." xlink:type="simple" chart:class="chart:bar" chart:style-name="ch1">
        <chart:title svg:x="2.375cm" svg:y="0.316cm" chart:style-name="ch2">
          <text:p>Ecarts moyens à l'optimal normalisés (instances 20x20)</text:p>
        </chart:title>
        <chart:legend chart:legend-position="end" svg:x="11.517cm" svg:y="1.976cm" style:legend-expansion="high" chart:style-name="ch3"/>
        <chart:plot-area chart:style-name="ch4" table:cell-range-address="'Ecarts Normalisés'.A3:'Ecarts Normalisés'.A12 'Ecarts Normalisés'.BO3:'Ecarts Normalisés'.BO12" chart:data-source-has-labels="column" svg:x="0.32cm" svg:y="1.275cm" svg:width="10.877cm" svg:height="7.578cm">
          <chartooo:coordinate-region svg:x="1.047cm" svg:y="1.475cm" svg:width="10.15cm" svg:height="7.1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O3:'Ecarts Normalisés'.BO3" chart:label-cell-address="'Ecarts Normalisés'.A3:'Ecarts Normalisés'.A3" chart:class="chart:bar">
            <chart:data-point/>
          </chart:series>
          <chart:series chart:style-name="ch9" chart:values-cell-range-address="'Ecarts Normalisés'.BO4:'Ecarts Normalisés'.BO4" chart:label-cell-address="'Ecarts Normalisés'.A4:'Ecarts Normalisés'.A4" chart:class="chart:bar">
            <chart:data-point/>
          </chart:series>
          <chart:series chart:style-name="ch10" chart:values-cell-range-address="'Ecarts Normalisés'.BO5:'Ecarts Normalisés'.BO5" chart:label-cell-address="'Ecarts Normalisés'.A5:'Ecarts Normalisés'.A5" chart:class="chart:bar">
            <chart:data-point/>
          </chart:series>
          <chart:series chart:style-name="ch11" chart:values-cell-range-address="'Ecarts Normalisés'.BO6:'Ecarts Normalisés'.BO6" chart:label-cell-address="'Ecarts Normalisés'.A6:'Ecarts Normalisés'.A6" chart:class="chart:bar">
            <chart:data-point/>
          </chart:series>
          <chart:series chart:style-name="ch12" chart:values-cell-range-address="'Ecarts Normalisés'.BO7:'Ecarts Normalisés'.BO7" chart:label-cell-address="'Ecarts Normalisés'.A7:'Ecarts Normalisés'.A7" chart:class="chart:bar">
            <chart:data-point/>
          </chart:series>
          <chart:series chart:style-name="ch13" chart:values-cell-range-address="'Ecarts Normalisés'.BO8:'Ecarts Normalisés'.BO8" chart:label-cell-address="'Ecarts Normalisés'.A8:'Ecarts Normalisés'.A8" chart:class="chart:bar">
            <chart:data-point/>
          </chart:series>
          <chart:series chart:style-name="ch14" chart:values-cell-range-address="'Ecarts Normalisés'.BO9:'Ecarts Normalisés'.BO9" chart:label-cell-address="'Ecarts Normalisés'.A9:'Ecarts Normalisés'.A9" chart:class="chart:bar">
            <chart:data-point/>
          </chart:series>
          <chart:series chart:style-name="ch15" chart:values-cell-range-address="'Ecarts Normalisés'.BO10:'Ecarts Normalisés'.BO10" chart:label-cell-address="'Ecarts Normalisés'.A10:'Ecarts Normalisés'.A10" chart:class="chart:bar">
            <chart:data-point/>
          </chart:series>
          <chart:series chart:style-name="ch16" chart:values-cell-range-address="'Ecarts Normalisés'.BO11:'Ecarts Normalisés'.BO11" chart:label-cell-address="'Ecarts Normalisés'.A11:'Ecarts Normalisés'.A11" chart:class="chart:bar">
            <chart:data-point/>
          </chart:series>
          <chart:series chart:style-name="ch17" chart:values-cell-range-address="'Ecarts Normalisés'.BO12:'Ecarts Normalisés'.BO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463130014757989">
                <text:p>0.463130014757989</text:p>
                <draw:g>
                  <svg:desc>'Ecarts Normalisés'.BO3:'Ecarts Normalisés'.BO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187388561381027">
                <text:p>0.187388561381027</text:p>
                <draw:g>
                  <svg:desc>'Ecarts Normalisés'.BO4:'Ecarts Normalisés'.BO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69987746024187">
                <text:p>0.369987746024187</text:p>
                <draw:g>
                  <svg:desc>'Ecarts Normalisés'.BO5:'Ecarts Normalisés'.BO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67269849546431">
                <text:p>0.267269849546431</text:p>
                <draw:g>
                  <svg:desc>'Ecarts Normalisés'.BO6:'Ecarts Normalisés'.BO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264181970070562">
                <text:p>0.264181970070562</text:p>
                <draw:g>
                  <svg:desc>'Ecarts Normalisés'.BO7:'Ecarts Normalisés'.BO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671544843355737">
                <text:p>0.0671544843355737</text:p>
                <draw:g>
                  <svg:desc>'Ecarts Normalisés'.BO8:'Ecarts Normalisés'.BO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735229059426846">
                <text:p>0.735229059426846</text:p>
                <draw:g>
                  <svg:desc>'Ecarts Normalisés'.BO9:'Ecarts Normalisés'.BO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27471318800553">
                <text:p>0.827471318800553</text:p>
                <draw:g>
                  <svg:desc>'Ecarts Normalisés'.BO10:'Ecarts Normalisés'.BO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O11:'Ecarts Normalisés'.BO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166620388903903">
                <text:p>0.166620388903903</text:p>
                <draw:g>
                  <svg:desc>'Ecarts Normalisés'.BO12:'Ecarts Normalisés'.BO12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494cm" svg:y="0.316cm" chart:style-name="ch2">
          <text:p>Ecarts moyens à l'optimal normalisés (instances 50x5)</text:p>
        </chart:title>
        <chart:legend chart:legend-position="end" svg:x="11.516cm" svg:y="1.976cm" style:legend-expansion="high" chart:style-name="ch3"/>
        <chart:plot-area chart:style-name="ch4" table:cell-range-address="'Ecarts Normalisés'.A3:'Ecarts Normalisés'.A12 'Ecarts Normalisés'.BP3:'Ecarts Normalisés'.BP12" chart:data-source-has-labels="column" svg:x="0.32cm" svg:y="1.275cm" svg:width="10.876cm" svg:height="7.578cm">
          <chartooo:coordinate-region svg:x="1.047cm" svg:y="1.475cm" svg:width="10.149cm" svg:height="7.1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P3:'Ecarts Normalisés'.BP3" chart:label-cell-address="'Ecarts Normalisés'.A3:'Ecarts Normalisés'.A3" chart:class="chart:bar">
            <chart:data-point/>
          </chart:series>
          <chart:series chart:style-name="ch9" chart:values-cell-range-address="'Ecarts Normalisés'.BP4:'Ecarts Normalisés'.BP4" chart:label-cell-address="'Ecarts Normalisés'.A4:'Ecarts Normalisés'.A4" chart:class="chart:bar">
            <chart:data-point/>
          </chart:series>
          <chart:series chart:style-name="ch10" chart:values-cell-range-address="'Ecarts Normalisés'.BP5:'Ecarts Normalisés'.BP5" chart:label-cell-address="'Ecarts Normalisés'.A5:'Ecarts Normalisés'.A5" chart:class="chart:bar">
            <chart:data-point/>
          </chart:series>
          <chart:series chart:style-name="ch11" chart:values-cell-range-address="'Ecarts Normalisés'.BP6:'Ecarts Normalisés'.BP6" chart:label-cell-address="'Ecarts Normalisés'.A6:'Ecarts Normalisés'.A6" chart:class="chart:bar">
            <chart:data-point/>
          </chart:series>
          <chart:series chart:style-name="ch12" chart:values-cell-range-address="'Ecarts Normalisés'.BP7:'Ecarts Normalisés'.BP7" chart:label-cell-address="'Ecarts Normalisés'.A7:'Ecarts Normalisés'.A7" chart:class="chart:bar">
            <chart:data-point/>
          </chart:series>
          <chart:series chart:style-name="ch13" chart:values-cell-range-address="'Ecarts Normalisés'.BP8:'Ecarts Normalisés'.BP8" chart:label-cell-address="'Ecarts Normalisés'.A8:'Ecarts Normalisés'.A8" chart:class="chart:bar">
            <chart:data-point/>
          </chart:series>
          <chart:series chart:style-name="ch14" chart:values-cell-range-address="'Ecarts Normalisés'.BP9:'Ecarts Normalisés'.BP9" chart:label-cell-address="'Ecarts Normalisés'.A9:'Ecarts Normalisés'.A9" chart:class="chart:bar">
            <chart:data-point/>
          </chart:series>
          <chart:series chart:style-name="ch15" chart:values-cell-range-address="'Ecarts Normalisés'.BP10:'Ecarts Normalisés'.BP10" chart:label-cell-address="'Ecarts Normalisés'.A10:'Ecarts Normalisés'.A10" chart:class="chart:bar">
            <chart:data-point/>
          </chart:series>
          <chart:series chart:style-name="ch16" chart:values-cell-range-address="'Ecarts Normalisés'.BP11:'Ecarts Normalisés'.BP11" chart:label-cell-address="'Ecarts Normalisés'.A11:'Ecarts Normalisés'.A11" chart:class="chart:bar">
            <chart:data-point/>
          </chart:series>
          <chart:series chart:style-name="ch17" chart:values-cell-range-address="'Ecarts Normalisés'.BP12:'Ecarts Normalisés'.BP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999666717579168">
                <text:p>0.999666717579168</text:p>
                <draw:g>
                  <svg:desc>'Ecarts Normalisés'.BP3:'Ecarts Normalisés'.BP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584801584288628">
                <text:p>0.584801584288628</text:p>
                <draw:g>
                  <svg:desc>'Ecarts Normalisés'.BP4:'Ecarts Normalisés'.BP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80061134639611">
                <text:p>0.80061134639611</text:p>
                <draw:g>
                  <svg:desc>'Ecarts Normalisés'.BP5:'Ecarts Normalisés'.BP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96201394077257">
                <text:p>0.296201394077257</text:p>
                <draw:g>
                  <svg:desc>'Ecarts Normalisés'.BP6:'Ecarts Normalisés'.BP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390113725972175">
                <text:p>0.390113725972175</text:p>
                <draw:g>
                  <svg:desc>'Ecarts Normalisés'.BP7:'Ecarts Normalisés'.BP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122546258307079">
                <text:p>0.122546258307079</text:p>
                <draw:g>
                  <svg:desc>'Ecarts Normalisés'.BP8:'Ecarts Normalisés'.BP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1">
                <text:p>1</text:p>
                <draw:g>
                  <svg:desc>'Ecarts Normalisés'.BP9:'Ecarts Normalisés'.BP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754962425752181">
                <text:p>0.754962425752181</text:p>
                <draw:g>
                  <svg:desc>'Ecarts Normalisés'.BP10:'Ecarts Normalisés'.BP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566708817998356">
                <text:p>0.566708817998356</text:p>
                <draw:g>
                  <svg:desc>'Ecarts Normalisés'.BP11:'Ecarts Normalisés'.BP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329246783573894">
                <text:p>0.329246783573894</text:p>
                <draw:g>
                  <svg:desc>'Ecarts Normalisés'.BP12:'Ecarts Normalisés'.BP12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3cm" xlink:href=".." xlink:type="simple" chart:class="chart:bar" chart:style-name="ch1">
        <chart:title svg:x="2.375cm" svg:y="0.316cm" chart:style-name="ch2">
          <text:p>Ecarts moyens à l'optimal normalisés (instances 50x10)</text:p>
        </chart:title>
        <chart:legend chart:legend-position="end" svg:x="11.517cm" svg:y="1.976cm" style:legend-expansion="high" chart:style-name="ch3"/>
        <chart:plot-area chart:style-name="ch4" table:cell-range-address="'Ecarts Normalisés'.A3:'Ecarts Normalisés'.A12 'Ecarts Normalisés'.BQ3:'Ecarts Normalisés'.BQ12" chart:data-source-has-labels="column" svg:x="0.32cm" svg:y="1.275cm" svg:width="10.877cm" svg:height="7.578cm">
          <chartooo:coordinate-region svg:x="1.047cm" svg:y="1.475cm" svg:width="10.15cm" svg:height="7.1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Q3:'Ecarts Normalisés'.BQ3" chart:label-cell-address="'Ecarts Normalisés'.A3:'Ecarts Normalisés'.A3" chart:class="chart:bar">
            <chart:data-point/>
          </chart:series>
          <chart:series chart:style-name="ch9" chart:values-cell-range-address="'Ecarts Normalisés'.BQ4:'Ecarts Normalisés'.BQ4" chart:label-cell-address="'Ecarts Normalisés'.A4:'Ecarts Normalisés'.A4" chart:class="chart:bar">
            <chart:data-point/>
          </chart:series>
          <chart:series chart:style-name="ch10" chart:values-cell-range-address="'Ecarts Normalisés'.BQ5:'Ecarts Normalisés'.BQ5" chart:label-cell-address="'Ecarts Normalisés'.A5:'Ecarts Normalisés'.A5" chart:class="chart:bar">
            <chart:data-point/>
          </chart:series>
          <chart:series chart:style-name="ch11" chart:values-cell-range-address="'Ecarts Normalisés'.BQ6:'Ecarts Normalisés'.BQ6" chart:label-cell-address="'Ecarts Normalisés'.A6:'Ecarts Normalisés'.A6" chart:class="chart:bar">
            <chart:data-point/>
          </chart:series>
          <chart:series chart:style-name="ch12" chart:values-cell-range-address="'Ecarts Normalisés'.BQ7:'Ecarts Normalisés'.BQ7" chart:label-cell-address="'Ecarts Normalisés'.A7:'Ecarts Normalisés'.A7" chart:class="chart:bar">
            <chart:data-point/>
          </chart:series>
          <chart:series chart:style-name="ch13" chart:values-cell-range-address="'Ecarts Normalisés'.BQ8:'Ecarts Normalisés'.BQ8" chart:label-cell-address="'Ecarts Normalisés'.A8:'Ecarts Normalisés'.A8" chart:class="chart:bar">
            <chart:data-point/>
          </chart:series>
          <chart:series chart:style-name="ch14" chart:values-cell-range-address="'Ecarts Normalisés'.BQ9:'Ecarts Normalisés'.BQ9" chart:label-cell-address="'Ecarts Normalisés'.A9:'Ecarts Normalisés'.A9" chart:class="chart:bar">
            <chart:data-point/>
          </chart:series>
          <chart:series chart:style-name="ch15" chart:values-cell-range-address="'Ecarts Normalisés'.BQ10:'Ecarts Normalisés'.BQ10" chart:label-cell-address="'Ecarts Normalisés'.A10:'Ecarts Normalisés'.A10" chart:class="chart:bar">
            <chart:data-point/>
          </chart:series>
          <chart:series chart:style-name="ch16" chart:values-cell-range-address="'Ecarts Normalisés'.BQ11:'Ecarts Normalisés'.BQ11" chart:label-cell-address="'Ecarts Normalisés'.A11:'Ecarts Normalisés'.A11" chart:class="chart:bar">
            <chart:data-point/>
          </chart:series>
          <chart:series chart:style-name="ch17" chart:values-cell-range-address="'Ecarts Normalisés'.BQ12:'Ecarts Normalisés'.BQ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95424476810929">
                <text:p>0.95424476810929</text:p>
                <draw:g>
                  <svg:desc>'Ecarts Normalisés'.BQ3:'Ecarts Normalisés'.BQ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1">
                <text:p>1</text:p>
                <draw:g>
                  <svg:desc>'Ecarts Normalisés'.BQ4:'Ecarts Normalisés'.BQ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87283732072917">
                <text:p>0.687283732072917</text:p>
                <draw:g>
                  <svg:desc>'Ecarts Normalisés'.BQ5:'Ecarts Normalisés'.BQ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696706960229696">
                <text:p>0.696706960229696</text:p>
                <draw:g>
                  <svg:desc>'Ecarts Normalisés'.BQ6:'Ecarts Normalisés'.BQ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728201892014172">
                <text:p>0.728201892014172</text:p>
                <draw:g>
                  <svg:desc>'Ecarts Normalisés'.BQ7:'Ecarts Normalisés'.BQ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493449815676839">
                <text:p>0.493449815676839</text:p>
                <draw:g>
                  <svg:desc>'Ecarts Normalisés'.BQ8:'Ecarts Normalisés'.BQ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84175974247554">
                <text:p>0.984175974247554</text:p>
                <draw:g>
                  <svg:desc>'Ecarts Normalisés'.BQ9:'Ecarts Normalisés'.BQ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84477163919001">
                <text:p>0.884477163919001</text:p>
                <draw:g>
                  <svg:desc>'Ecarts Normalisés'.BQ10:'Ecarts Normalisés'.BQ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731343495717331">
                <text:p>0.731343495717331</text:p>
                <draw:g>
                  <svg:desc>'Ecarts Normalisés'.BQ11:'Ecarts Normalisés'.BQ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605720472717152">
                <text:p>0.605720472717152</text:p>
                <draw:g>
                  <svg:desc>'Ecarts Normalisés'.BQ12:'Ecarts Normalisés'.BQ12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2cm" xlink:href=".." xlink:type="simple" chart:class="chart:bar" chart:style-name="ch1">
        <chart:title svg:x="2.375cm" svg:y="0.316cm" chart:style-name="ch2">
          <text:p>Ecarts moyens à l'optimal normalisés (instances 50x20)</text:p>
        </chart:title>
        <chart:legend chart:legend-position="end" svg:x="11.517cm" svg:y="1.976cm" style:legend-expansion="high" chart:style-name="ch3"/>
        <chart:plot-area chart:style-name="ch4" table:cell-range-address="'Ecarts Normalisés'.A3:'Ecarts Normalisés'.A12 'Ecarts Normalisés'.BR3:'Ecarts Normalisés'.BR12" chart:data-source-has-labels="column" svg:x="0.32cm" svg:y="1.275cm" svg:width="10.877cm" svg:height="7.577cm">
          <chartooo:coordinate-region svg:x="1.047cm" svg:y="1.475cm" svg:width="10.15cm" svg:height="7.17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R3:'Ecarts Normalisés'.BR3" chart:label-cell-address="'Ecarts Normalisés'.A3:'Ecarts Normalisés'.A3" chart:class="chart:bar">
            <chart:data-point/>
          </chart:series>
          <chart:series chart:style-name="ch9" chart:values-cell-range-address="'Ecarts Normalisés'.BR4:'Ecarts Normalisés'.BR4" chart:label-cell-address="'Ecarts Normalisés'.A4:'Ecarts Normalisés'.A4" chart:class="chart:bar">
            <chart:data-point/>
          </chart:series>
          <chart:series chart:style-name="ch10" chart:values-cell-range-address="'Ecarts Normalisés'.BR5:'Ecarts Normalisés'.BR5" chart:label-cell-address="'Ecarts Normalisés'.A5:'Ecarts Normalisés'.A5" chart:class="chart:bar">
            <chart:data-point/>
          </chart:series>
          <chart:series chart:style-name="ch11" chart:values-cell-range-address="'Ecarts Normalisés'.BR6:'Ecarts Normalisés'.BR6" chart:label-cell-address="'Ecarts Normalisés'.A6:'Ecarts Normalisés'.A6" chart:class="chart:bar">
            <chart:data-point/>
          </chart:series>
          <chart:series chart:style-name="ch12" chart:values-cell-range-address="'Ecarts Normalisés'.BR7:'Ecarts Normalisés'.BR7" chart:label-cell-address="'Ecarts Normalisés'.A7:'Ecarts Normalisés'.A7" chart:class="chart:bar">
            <chart:data-point/>
          </chart:series>
          <chart:series chart:style-name="ch13" chart:values-cell-range-address="'Ecarts Normalisés'.BR8:'Ecarts Normalisés'.BR8" chart:label-cell-address="'Ecarts Normalisés'.A8:'Ecarts Normalisés'.A8" chart:class="chart:bar">
            <chart:data-point/>
          </chart:series>
          <chart:series chart:style-name="ch14" chart:values-cell-range-address="'Ecarts Normalisés'.BR9:'Ecarts Normalisés'.BR9" chart:label-cell-address="'Ecarts Normalisés'.A9:'Ecarts Normalisés'.A9" chart:class="chart:bar">
            <chart:data-point/>
          </chart:series>
          <chart:series chart:style-name="ch15" chart:values-cell-range-address="'Ecarts Normalisés'.BR10:'Ecarts Normalisés'.BR10" chart:label-cell-address="'Ecarts Normalisés'.A10:'Ecarts Normalisés'.A10" chart:class="chart:bar">
            <chart:data-point/>
          </chart:series>
          <chart:series chart:style-name="ch16" chart:values-cell-range-address="'Ecarts Normalisés'.BR11:'Ecarts Normalisés'.BR11" chart:label-cell-address="'Ecarts Normalisés'.A11:'Ecarts Normalisés'.A11" chart:class="chart:bar">
            <chart:data-point/>
          </chart:series>
          <chart:series chart:style-name="ch17" chart:values-cell-range-address="'Ecarts Normalisés'.BR12:'Ecarts Normalisés'.BR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895699975952902">
                <text:p>0.895699975952902</text:p>
                <draw:g>
                  <svg:desc>'Ecarts Normalisés'.BR3:'Ecarts Normalisés'.BR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1">
                <text:p>1</text:p>
                <draw:g>
                  <svg:desc>'Ecarts Normalisés'.BR4:'Ecarts Normalisés'.BR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81154808440134">
                <text:p>0.681154808440134</text:p>
                <draw:g>
                  <svg:desc>'Ecarts Normalisés'.BR5:'Ecarts Normalisés'.BR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791009861703791">
                <text:p>0.791009861703791</text:p>
                <draw:g>
                  <svg:desc>'Ecarts Normalisés'.BR6:'Ecarts Normalisés'.BR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698904218580066">
                <text:p>0.698904218580066</text:p>
                <draw:g>
                  <svg:desc>'Ecarts Normalisés'.BR7:'Ecarts Normalisés'.BR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734736661924196">
                <text:p>0.734736661924196</text:p>
                <draw:g>
                  <svg:desc>'Ecarts Normalisés'.BR8:'Ecarts Normalisés'.BR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11207908845991">
                <text:p>0.911207908845991</text:p>
                <draw:g>
                  <svg:desc>'Ecarts Normalisés'.BR9:'Ecarts Normalisés'.BR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700171883617105">
                <text:p>0.700171883617105</text:p>
                <draw:g>
                  <svg:desc>'Ecarts Normalisés'.BR10:'Ecarts Normalisés'.BR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692289016883619">
                <text:p>0.692289016883619</text:p>
                <draw:g>
                  <svg:desc>'Ecarts Normalisés'.BR11:'Ecarts Normalisés'.BR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641327133353397">
                <text:p>0.641327133353397</text:p>
                <draw:g>
                  <svg:desc>'Ecarts Normalisés'.BR12:'Ecarts Normalisés'.BR12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115cm" svg:height="15.58cm" xlink:href=".." xlink:type="simple" chart:class="chart:bar" chart:style-name="ch1">
        <chart:title svg:x="10.206cm" svg:y="0.447cm" chart:style-name="ch2">
          <text:p>Ecarts moyens à l'optimal normalisés (instances Campus)</text:p>
        </chart:title>
        <chart:legend chart:legend-position="end" svg:x="27.629cm" svg:y="5.25cm" style:legend-expansion="high" chart:style-name="ch3"/>
        <chart:plot-area chart:style-name="ch4" table:cell-range-addres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 'Ecarts Normalisés'.A3:'Ecarts Normalisés'.B12 'Ecarts Normalisés'.L3:'Ecarts Normalisés'.L12 'Ecarts Normalisés'.V3:'Ecarts Normalisés'.V12 'Ecarts Normalisés'.AF3:'Ecarts Normalisés'.AF12 'Ecarts Normalisés'.AP3:'Ecarts Normalisés'.AP12 'Ecarts Normalisés'.AZ3:'Ecarts Normalisés'.AZ12" chart:data-source-has-labels="both" svg:x="0.642cm" svg:y="1.537cm" svg:width="26.345cm" svg:height="13.732cm">
          <chartooo:coordinate-region svg:x="1.369cm" svg:y="1.737cm" svg:width="25.618cm" svg:height="12.885cm"/>
          <chart:axis chart:dimension="x" chart:name="primary-x" chart:style-name="ch5" chartooo:axis-type="auto">
            <chartooo:date-scale/>
            <chart:categories table:cell-range-addres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" chart:label-cell-address="'Ecarts Normalisés'.A3:'Ecarts Normalisés'.A3" chart:class="chart:bar">
            <chart:data-point chart:repeated="6"/>
          </chart:series>
          <chart:series chart:style-name="ch9" chart:values-cell-range-address="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" chart:label-cell-address="'Ecarts Normalisés'.A4:'Ecarts Normalisés'.A4" chart:class="chart:bar">
            <chart:data-point chart:repeated="6"/>
          </chart:series>
          <chart:series chart:style-name="ch10" chart:values-cell-range-address="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" chart:label-cell-address="'Ecarts Normalisés'.A5:'Ecarts Normalisés'.A5" chart:class="chart:bar">
            <chart:data-point chart:repeated="6"/>
          </chart:series>
          <chart:series chart:style-name="ch11" chart:values-cell-range-address="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" chart:label-cell-address="'Ecarts Normalisés'.A6:'Ecarts Normalisés'.A6" chart:class="chart:bar">
            <chart:data-point chart:repeated="6"/>
          </chart:series>
          <chart:series chart:style-name="ch12" chart:values-cell-range-address="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" chart:label-cell-address="'Ecarts Normalisés'.A7:'Ecarts Normalisés'.A7" chart:class="chart:bar">
            <chart:data-point chart:repeated="6"/>
          </chart:series>
          <chart:series chart:style-name="ch13" chart:values-cell-range-address="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" chart:label-cell-address="'Ecarts Normalisés'.A8:'Ecarts Normalisés'.A8" chart:class="chart:bar">
            <chart:data-point chart:repeated="6"/>
          </chart:series>
          <chart:series chart:style-name="ch14" chart:values-cell-range-address="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" chart:label-cell-address="'Ecarts Normalisés'.A9:'Ecarts Normalisés'.A9" chart:class="chart:bar">
            <chart:data-point chart:repeated="6"/>
          </chart:series>
          <chart:series chart:style-name="ch15" chart:values-cell-range-address="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" chart:label-cell-address="'Ecarts Normalisés'.A10:'Ecarts Normalisés'.A10" chart:class="chart:bar">
            <chart:data-point chart:repeated="6"/>
          </chart:series>
          <chart:series chart:style-name="ch16" chart:values-cell-range-address="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" chart:label-cell-address="'Ecarts Normalisés'.A11:'Ecarts Normalisés'.A11" chart:class="chart:bar">
            <chart:data-point chart:repeated="6"/>
          </chart:series>
          <chart:series chart:style-name="ch17" chart:values-cell-range-address="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" chart:label-cell-address="'Ecarts Normalisés'.A12:'Ecarts Normalisés'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i01</text:p>
                <draw:g>
                  <svg:desc>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</svg:desc>
                </draw:g>
              </table:table-cell>
              <table:table-cell office:value-type="string">
                <text:p>tai11</text:p>
              </table:table-cell>
              <table:table-cell office:value-type="string">
                <text:p>tai21</text:p>
              </table:table-cell>
              <table:table-cell office:value-type="string">
                <text:p>tai31</text:p>
              </table:table-cell>
              <table:table-cell office:value-type="string">
                <text:p>tai41</text:p>
              </table:table-cell>
              <table:table-cell office:value-type="string">
                <text:p>tai51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">
                <text:p>0</text:p>
                <draw:g>
                  <svg:desc>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</svg:desc>
                </draw:g>
              </table:table-cell>
              <table:table-cell office:value-type="float" office:value="0.698292220113852">
                <text:p>0.698292220113852</text:p>
              </table:table-cell>
              <table:table-cell office:value-type="float" office:value="0.631837307152874">
                <text:p>0.631837307152874</text:p>
              </table:table-cell>
              <table:table-cell office:value-type="float" office:value="0.739237392373891">
                <text:p>0.739237392373891</text:p>
              </table:table-cell>
              <table:table-cell office:value-type="float" office:value="1">
                <text:p>1</text:p>
              </table:table-cell>
              <table:table-cell office:value-type="float" office:value="0.961254222972974">
                <text:p>0.961254222972974</text:p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0201612903225623">
                <text:p>0.00201612903225623</text:p>
                <draw:g>
                  <svg:desc>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</svg:desc>
                </draw:g>
              </table:table-cell>
              <table:table-cell office:value-type="float" office:value="0.0668880455407963">
                <text:p>0.0668880455407963</text:p>
              </table:table-cell>
              <table:table-cell office:value-type="float" office:value="0.217215988779799">
                <text:p>0.217215988779799</text:p>
              </table:table-cell>
              <table:table-cell office:value-type="float" office:value="0.250922509225065">
                <text:p>0.250922509225065</text:p>
              </table:table-cell>
              <table:table-cell office:value-type="float" office:value="0.934849697108242">
                <text:p>0.934849697108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176470588235304">
                <text:p>0.176470588235304</text:p>
                <draw:g>
                  <svg:desc>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</svg:desc>
                </draw:g>
              </table:table-cell>
              <table:table-cell office:value-type="float" office:value="0.141003460207611">
                <text:p>0.141003460207611</text:p>
              </table:table-cell>
              <table:table-cell office:value-type="float" office:value="0.388746803069056">
                <text:p>0.388746803069056</text:p>
              </table:table-cell>
              <table:table-cell office:value-type="float" office:value="0.734570580999916">
                <text:p>0.734570580999916</text:p>
              </table:table-cell>
              <table:table-cell office:value-type="float" office:value="0.747940941149579">
                <text:p>0.747940941149579</text:p>
              </table:table-cell>
              <table:table-cell office:value-type="float" office:value="0.656903111751458">
                <text:p>0.656903111751458</text:p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141129032257936">
                <text:p>0.0141129032257936</text:p>
                <draw:g>
                  <svg:desc>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</svg:desc>
                </draw:g>
              </table:table-cell>
              <table:table-cell office:value-type="float" office:value="0.185246679316887">
                <text:p>0.185246679316887</text:p>
              </table:table-cell>
              <table:table-cell office:value-type="float" office:value="0.284011220196352">
                <text:p>0.284011220196352</text:p>
              </table:table-cell>
              <table:table-cell office:value-type="float" office:value="0.0344403444034118">
                <text:p>0.0344403444034118</text:p>
              </table:table-cell>
              <table:table-cell office:value-type="float" office:value="0.793862155674936">
                <text:p>0.793862155674936</text:p>
              </table:table-cell>
              <table:table-cell office:value-type="float" office:value="0.931200731981982">
                <text:p>0.931200731981982</text:p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">
                <text:p>0</text:p>
                <draw:g>
                  <svg:desc>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</svg:desc>
                </draw:g>
              </table:table-cell>
              <table:table-cell office:value-type="float" office:value="0.282258064516126">
                <text:p>0.282258064516126</text:p>
              </table:table-cell>
              <table:table-cell office:value-type="float" office:value="0.303646563814867">
                <text:p>0.303646563814867</text:p>
              </table:table-cell>
              <table:table-cell office:value-type="float" office:value="0.0602706027060053">
                <text:p>0.0602706027060053</text:p>
              </table:table-cell>
              <table:table-cell office:value-type="float" office:value="0.918162075665791">
                <text:p>0.918162075665791</text:p>
              </table:table-cell>
              <table:table-cell office:value-type="float" office:value="0.709107545045046">
                <text:p>0.709107545045046</text:p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">
                <text:p>0</text:p>
                <draw:g>
                  <svg:desc>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71598877980381">
                <text:p>0.0471598877980381</text:p>
              </table:table-cell>
              <table:table-cell office:value-type="float" office:value="0.0123001230012185">
                <text:p>0.0123001230012185</text:p>
              </table:table-cell>
              <table:table-cell office:value-type="float" office:value="0.566693336381301">
                <text:p>0.566693336381301</text:p>
              </table:table-cell>
              <table:table-cell office:value-type="float" office:value="0.719242680180181">
                <text:p>0.719242680180181</text:p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266129032258078">
                <text:p>0.266129032258078</text:p>
                <draw:g>
                  <svg:desc>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</svg:desc>
                </draw:g>
              </table:table-cell>
              <table:table-cell office:value-type="float" office:value="0.575664136622389">
                <text:p>0.575664136622389</text:p>
              </table:table-cell>
              <table:table-cell office:value-type="float" office:value="0.954768583450212">
                <text:p>0.954768583450212</text:p>
              </table:table-cell>
              <table:table-cell office:value-type="float" office:value="1">
                <text:p>1</text:p>
              </table:table-cell>
              <table:table-cell office:value-type="float" office:value="0.99582809463939">
                <text:p>0.99582809463939</text:p>
              </table:table-cell>
              <table:table-cell office:value-type="float" office:value="0.932362049549549">
                <text:p>0.932362049549549</text:p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</svg:desc>
                </draw:g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">
                <text:p>1</text:p>
              </table:table-cell>
              <table:table-cell office:value-type="float" office:value="0.76260762607624">
                <text:p>0.76260762607624</text:p>
              </table:table-cell>
              <table:table-cell office:value-type="float" office:value="0.892902045948109">
                <text:p>0.892902045948109</text:p>
              </table:table-cell>
              <table:table-cell office:value-type="float" office:value="0.584740990990991">
                <text:p>0.584740990990991</text:p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76260762607624">
                <text:p>0.76260762607624</text:p>
              </table:table-cell>
              <table:table-cell office:value-type="float" office:value="0.744085038290091">
                <text:p>0.744085038290091</text:p>
              </table:table-cell>
              <table:table-cell office:value-type="float" office:value="0.667652027027027">
                <text:p>0.667652027027027</text:p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">
                <text:p>0</text:p>
                <draw:g>
                  <svg:desc>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</svg:desc>
                </draw:g>
              </table:table-cell>
              <table:table-cell office:value-type="float" office:value="0.0259103641456557">
                <text:p>0.0259103641456557</text:p>
              </table:table-cell>
              <table:table-cell office:value-type="float" office:value="0.113354037267082">
                <text:p>0.113354037267082</text:p>
              </table:table-cell>
              <table:table-cell office:value-type="float" office:value="0.0264794314610114">
                <text:p>0.0264794314610114</text:p>
              </table:table-cell>
              <table:table-cell office:value-type="float" office:value="0.588821262112496">
                <text:p>0.588821262112496</text:p>
              </table:table-cell>
              <table:table-cell office:value-type="float" office:value="0.612903267851186">
                <text:p>0.612903267851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82cm" svg:y="0.316cm" chart:style-name="ch2">
          <text:p>Ecart moyen à l'optimal (instances 20x5)</text:p>
        </chart:title>
        <chart:legend chart:legend-position="end" svg:x="11.514cm" svg:y="1.96cm" style:legend-expansion="high" chart:style-name="ch3"/>
        <chart:plot-area chart:style-name="ch4" table:cell-range-address="Ecarts.A3:Ecarts.A12 Ecarts.D16:Ecarts.D25" chart:data-source-has-labels="column" svg:x="0.32cm" svg:y="1.275cm" svg:width="10.874cm" svg:height="7.545cm">
          <chartooo:coordinate-region svg:x="2.714cm" svg:y="1.475cm" svg:width="8.48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D16:Ecarts.D16" chart:label-cell-address="Ecarts.A3:Ecarts.A3" chart:class="chart:bar">
            <chart:data-point/>
          </chart:series>
          <chart:series chart:style-name="ch9" chart:values-cell-range-address="Ecarts.D17:Ecarts.D17" chart:label-cell-address="Ecarts.A4:Ecarts.A4" chart:class="chart:bar">
            <chart:data-point/>
          </chart:series>
          <chart:series chart:style-name="ch10" chart:values-cell-range-address="Ecarts.D18:Ecarts.D18" chart:label-cell-address="Ecarts.A5:Ecarts.A5" chart:class="chart:bar">
            <chart:data-point/>
          </chart:series>
          <chart:series chart:style-name="ch11" chart:values-cell-range-address="Ecarts.D19:Ecarts.D19" chart:label-cell-address="Ecarts.A6:Ecarts.A6" chart:class="chart:bar">
            <chart:data-point/>
          </chart:series>
          <chart:series chart:style-name="ch12" chart:values-cell-range-address="Ecarts.D20:Ecarts.D20" chart:label-cell-address="Ecarts.A7:Ecarts.A7" chart:class="chart:bar">
            <chart:data-point/>
          </chart:series>
          <chart:series chart:style-name="ch13" chart:values-cell-range-address="Ecarts.D21:Ecarts.D21" chart:label-cell-address="Ecarts.A8:Ecarts.A8" chart:class="chart:bar">
            <chart:data-point/>
          </chart:series>
          <chart:series chart:style-name="ch14" chart:values-cell-range-address="Ecarts.D22:Ecarts.D22" chart:label-cell-address="Ecarts.A9:Ecarts.A9" chart:class="chart:bar">
            <chart:data-point/>
          </chart:series>
          <chart:series chart:style-name="ch15" chart:values-cell-range-address="Ecarts.D23:Ecarts.D23" chart:label-cell-address="Ecarts.A10:Ecarts.A10" chart:class="chart:bar">
            <chart:data-point/>
          </chart:series>
          <chart:series chart:style-name="ch16" chart:values-cell-range-address="Ecarts.D24:Ecarts.D24" chart:label-cell-address="Ecarts.A11:Ecarts.A11" chart:class="chart:bar">
            <chart:data-point/>
          </chart:series>
          <chart:series chart:style-name="ch17" chart:values-cell-range-address="Ecarts.D25:Ecarts.D25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148290279705068">
                <text:p>0.148290279705068</text:p>
                <draw:g>
                  <svg:desc>Ecarts.D16:Ecarts.D16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500915374911996">
                <text:p>0.0500915374911996</text:p>
                <draw:g>
                  <svg:desc>Ecarts.D17:Ecarts.D17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608635492312249">
                <text:p>0.608635492312249</text:p>
                <draw:g>
                  <svg:desc>Ecarts.D18:Ecarts.D18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43672324422722">
                <text:p>0.143672324422722</text:p>
                <draw:g>
                  <svg:desc>Ecarts.D19:Ecarts.D19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0835076527436106">
                <text:p>0.0835076527436106</text:p>
                <draw:g>
                  <svg:desc>Ecarts.D20:Ecarts.D20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405186385737439">
                <text:p>0.0405186385737439</text:p>
                <draw:g>
                  <svg:desc>Ecarts.D21:Ecarts.D21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786943877845226">
                <text:p>0.786943877845226</text:p>
                <draw:g>
                  <svg:desc>Ecarts.D22:Ecarts.D22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40590884310326">
                <text:p>2.40590884310326</text:p>
                <draw:g>
                  <svg:desc>Ecarts.D23:Ecarts.D23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1.93992863534583">
                <text:p>1.93992863534583</text:p>
                <draw:g>
                  <svg:desc>Ecarts.D24:Ecarts.D24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0405186385737439">
                <text:p>0.0405186385737439</text:p>
                <draw:g>
                  <svg:desc>Ecarts.D25:Ecarts.D2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Ecart moyen à l'optimal (instances 20x10)</text:p>
        </chart:title>
        <chart:legend chart:legend-position="end" svg:x="11.514cm" svg:y="1.96cm" style:legend-expansion="high" chart:style-name="ch3"/>
        <chart:plot-area chart:style-name="ch4" table:cell-range-address="Ecarts.A3:Ecarts.A12 Ecarts.E16:Ecarts.E25" chart:data-source-has-labels="column" svg:x="0.32cm" svg:y="1.275cm" svg:width="10.874cm" svg:height="7.545cm">
          <chartooo:coordinate-region svg:x="2.714cm" svg:y="1.475cm" svg:width="8.48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E16:Ecarts.E16" chart:label-cell-address="Ecarts.A3:Ecarts.A3" chart:class="chart:bar">
            <chart:data-point/>
          </chart:series>
          <chart:series chart:style-name="ch9" chart:values-cell-range-address="Ecarts.E17:Ecarts.E17" chart:label-cell-address="Ecarts.A4:Ecarts.A4" chart:class="chart:bar">
            <chart:data-point/>
          </chart:series>
          <chart:series chart:style-name="ch10" chart:values-cell-range-address="Ecarts.E18:Ecarts.E18" chart:label-cell-address="Ecarts.A5:Ecarts.A5" chart:class="chart:bar">
            <chart:data-point/>
          </chart:series>
          <chart:series chart:style-name="ch11" chart:values-cell-range-address="Ecarts.E19:Ecarts.E19" chart:label-cell-address="Ecarts.A6:Ecarts.A6" chart:class="chart:bar">
            <chart:data-point/>
          </chart:series>
          <chart:series chart:style-name="ch12" chart:values-cell-range-address="Ecarts.E20:Ecarts.E20" chart:label-cell-address="Ecarts.A7:Ecarts.A7" chart:class="chart:bar">
            <chart:data-point/>
          </chart:series>
          <chart:series chart:style-name="ch13" chart:values-cell-range-address="Ecarts.E21:Ecarts.E21" chart:label-cell-address="Ecarts.A8:Ecarts.A8" chart:class="chart:bar">
            <chart:data-point/>
          </chart:series>
          <chart:series chart:style-name="ch14" chart:values-cell-range-address="Ecarts.E22:Ecarts.E22" chart:label-cell-address="Ecarts.A9:Ecarts.A9" chart:class="chart:bar">
            <chart:data-point/>
          </chart:series>
          <chart:series chart:style-name="ch15" chart:values-cell-range-address="Ecarts.E23:Ecarts.E23" chart:label-cell-address="Ecarts.A10:Ecarts.A10" chart:class="chart:bar">
            <chart:data-point/>
          </chart:series>
          <chart:series chart:style-name="ch16" chart:values-cell-range-address="Ecarts.E24:Ecarts.E24" chart:label-cell-address="Ecarts.A11:Ecarts.A11" chart:class="chart:bar">
            <chart:data-point/>
          </chart:series>
          <chart:series chart:style-name="ch17" chart:values-cell-range-address="Ecarts.E25:Ecarts.E25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03401835088766">
                <text:p>0.903401835088766</text:p>
                <draw:g>
                  <svg:desc>Ecarts.E16:Ecarts.E16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9761708550284">
                <text:p>0.29761708550284</text:p>
                <draw:g>
                  <svg:desc>Ecarts.E17:Ecarts.E17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985802112510595">
                <text:p>0.985802112510595</text:p>
                <draw:g>
                  <svg:desc>Ecarts.E18:Ecarts.E18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663042358168993">
                <text:p>0.663042358168993</text:p>
                <draw:g>
                  <svg:desc>Ecarts.E19:Ecarts.E19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18001412947021">
                <text:p>0.518001412947021</text:p>
                <draw:g>
                  <svg:desc>Ecarts.E20:Ecarts.E20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68720636734982">
                <text:p>0.068720636734982</text:p>
                <draw:g>
                  <svg:desc>Ecarts.E21:Ecarts.E21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62762398043225">
                <text:p>1.62762398043225</text:p>
                <draw:g>
                  <svg:desc>Ecarts.E22:Ecarts.E22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24435808039181">
                <text:p>2.24435808039181</text:p>
                <draw:g>
                  <svg:desc>Ecarts.E23:Ecarts.E23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50724260096035">
                <text:p>2.50724260096035</text:p>
                <draw:g>
                  <svg:desc>Ecarts.E24:Ecarts.E24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79051176957455">
                <text:p>0.179051176957455</text:p>
                <draw:g>
                  <svg:desc>Ecarts.E25:Ecarts.E2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6cm" xlink:href=".." xlink:type="simple" chart:class="chart:bar" chart:style-name="ch1">
        <chart:title svg:x="3.76cm" svg:y="0.315cm" chart:style-name="ch2">
          <text:p>Ecart moyen à l'optimal (instances 20x20)</text:p>
        </chart:title>
        <chart:legend chart:legend-position="end" svg:x="11.508cm" svg:y="1.948cm" style:legend-expansion="high" chart:style-name="ch3"/>
        <chart:plot-area chart:style-name="ch4" table:cell-range-address="Ecarts.A3:Ecarts.A12 Ecarts.F16:Ecarts.F25" chart:data-source-has-labels="column" svg:x="0.319cm" svg:y="1.273cm" svg:width="10.87cm" svg:height="7.524cm">
          <chartooo:coordinate-region svg:x="2.713cm" svg:y="1.472cm" svg:width="8.476cm" svg:height="7.1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F16:Ecarts.F16" chart:label-cell-address="Ecarts.A3:Ecarts.A3" chart:class="chart:bar">
            <chart:data-point/>
          </chart:series>
          <chart:series chart:style-name="ch9" chart:values-cell-range-address="Ecarts.F17:Ecarts.F17" chart:label-cell-address="Ecarts.A4:Ecarts.A4" chart:class="chart:bar">
            <chart:data-point/>
          </chart:series>
          <chart:series chart:style-name="ch10" chart:values-cell-range-address="Ecarts.F18:Ecarts.F18" chart:label-cell-address="Ecarts.A5:Ecarts.A5" chart:class="chart:bar">
            <chart:data-point/>
          </chart:series>
          <chart:series chart:style-name="ch11" chart:values-cell-range-address="Ecarts.F19:Ecarts.F19" chart:label-cell-address="Ecarts.A6:Ecarts.A6" chart:class="chart:bar">
            <chart:data-point/>
          </chart:series>
          <chart:series chart:style-name="ch12" chart:values-cell-range-address="Ecarts.F20:Ecarts.F20" chart:label-cell-address="Ecarts.A7:Ecarts.A7" chart:class="chart:bar">
            <chart:data-point/>
          </chart:series>
          <chart:series chart:style-name="ch13" chart:values-cell-range-address="Ecarts.F21:Ecarts.F21" chart:label-cell-address="Ecarts.A8:Ecarts.A8" chart:class="chart:bar">
            <chart:data-point/>
          </chart:series>
          <chart:series chart:style-name="ch14" chart:values-cell-range-address="Ecarts.F22:Ecarts.F22" chart:label-cell-address="Ecarts.A9:Ecarts.A9" chart:class="chart:bar">
            <chart:data-point/>
          </chart:series>
          <chart:series chart:style-name="ch15" chart:values-cell-range-address="Ecarts.F23:Ecarts.F23" chart:label-cell-address="Ecarts.A10:Ecarts.A10" chart:class="chart:bar">
            <chart:data-point/>
          </chart:series>
          <chart:series chart:style-name="ch16" chart:values-cell-range-address="Ecarts.F24:Ecarts.F24" chart:label-cell-address="Ecarts.A11:Ecarts.A11" chart:class="chart:bar">
            <chart:data-point/>
          </chart:series>
          <chart:series chart:style-name="ch17" chart:values-cell-range-address="Ecarts.F25:Ecarts.F25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35156606731384">
                <text:p>0.935156606731384</text:p>
                <draw:g>
                  <svg:desc>Ecarts.F16:Ecarts.F16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378376796185254">
                <text:p>0.378376796185254</text:p>
                <draw:g>
                  <svg:desc>Ecarts.F17:Ecarts.F17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747082836522644">
                <text:p>0.747082836522644</text:p>
                <draw:g>
                  <svg:desc>Ecarts.F18:Ecarts.F18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539673866126027">
                <text:p>0.539673866126027</text:p>
                <draw:g>
                  <svg:desc>Ecarts.F19:Ecarts.F19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33438790012124">
                <text:p>0.533438790012124</text:p>
                <draw:g>
                  <svg:desc>Ecarts.F20:Ecarts.F20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135598984511655">
                <text:p>0.135598984511655</text:p>
                <draw:g>
                  <svg:desc>Ecarts.F21:Ecarts.F21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48458163037263">
                <text:p>1.48458163037263</text:p>
                <draw:g>
                  <svg:desc>Ecarts.F22:Ecarts.F22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1.67083809297359">
                <text:p>1.67083809297359</text:p>
                <draw:g>
                  <svg:desc>Ecarts.F23:Ecarts.F23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01920967532207">
                <text:p>2.01920967532207</text:p>
                <draw:g>
                  <svg:desc>Ecarts.F24:Ecarts.F24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336441501380686">
                <text:p>0.336441501380686</text:p>
                <draw:g>
                  <svg:desc>Ecarts.F25:Ecarts.F2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6cm" xlink:href=".." xlink:type="simple" chart:class="chart:bar" chart:style-name="ch1">
        <chart:title svg:x="3.879cm" svg:y="0.315cm" chart:style-name="ch2">
          <text:p>Ecart moyen à l'optimal (instances 50x5)</text:p>
        </chart:title>
        <chart:legend chart:legend-position="end" svg:x="11.508cm" svg:y="1.948cm" style:legend-expansion="high" chart:style-name="ch3"/>
        <chart:plot-area chart:style-name="ch4" table:cell-range-address="Ecarts.A3:Ecarts.A12 Ecarts.G16:Ecarts.G25" chart:data-source-has-labels="column" svg:x="0.319cm" svg:y="1.273cm" svg:width="10.87cm" svg:height="7.524cm">
          <chartooo:coordinate-region svg:x="2.713cm" svg:y="1.472cm" svg:width="8.476cm" svg:height="7.1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G16:Ecarts.G16" chart:label-cell-address="Ecarts.A3:Ecarts.A3" chart:class="chart:bar">
            <chart:data-point/>
          </chart:series>
          <chart:series chart:style-name="ch9" chart:values-cell-range-address="Ecarts.G17:Ecarts.G17" chart:label-cell-address="Ecarts.A4:Ecarts.A4" chart:class="chart:bar">
            <chart:data-point/>
          </chart:series>
          <chart:series chart:style-name="ch10" chart:values-cell-range-address="Ecarts.G18:Ecarts.G18" chart:label-cell-address="Ecarts.A5:Ecarts.A5" chart:class="chart:bar">
            <chart:data-point/>
          </chart:series>
          <chart:series chart:style-name="ch11" chart:values-cell-range-address="Ecarts.G19:Ecarts.G19" chart:label-cell-address="Ecarts.A6:Ecarts.A6" chart:class="chart:bar">
            <chart:data-point/>
          </chart:series>
          <chart:series chart:style-name="ch12" chart:values-cell-range-address="Ecarts.G20:Ecarts.G20" chart:label-cell-address="Ecarts.A7:Ecarts.A7" chart:class="chart:bar">
            <chart:data-point/>
          </chart:series>
          <chart:series chart:style-name="ch13" chart:values-cell-range-address="Ecarts.G21:Ecarts.G21" chart:label-cell-address="Ecarts.A8:Ecarts.A8" chart:class="chart:bar">
            <chart:data-point/>
          </chart:series>
          <chart:series chart:style-name="ch14" chart:values-cell-range-address="Ecarts.G22:Ecarts.G22" chart:label-cell-address="Ecarts.A9:Ecarts.A9" chart:class="chart:bar">
            <chart:data-point/>
          </chart:series>
          <chart:series chart:style-name="ch15" chart:values-cell-range-address="Ecarts.G23:Ecarts.G23" chart:label-cell-address="Ecarts.A10:Ecarts.A10" chart:class="chart:bar">
            <chart:data-point/>
          </chart:series>
          <chart:series chart:style-name="ch16" chart:values-cell-range-address="Ecarts.G24:Ecarts.G24" chart:label-cell-address="Ecarts.A11:Ecarts.A11" chart:class="chart:bar">
            <chart:data-point/>
          </chart:series>
          <chart:series chart:style-name="ch17" chart:values-cell-range-address="Ecarts.G25:Ecarts.G25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472210645440882">
                <text:p>0.472210645440882</text:p>
                <draw:g>
                  <svg:desc>Ecarts.G16:Ecarts.G16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76241600040979">
                <text:p>0.276241600040979</text:p>
                <draw:g>
                  <svg:desc>Ecarts.G17:Ecarts.G17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378183242455564">
                <text:p>0.378183242455564</text:p>
                <draw:g>
                  <svg:desc>Ecarts.G18:Ecarts.G18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39916083048582">
                <text:p>0.139916083048582</text:p>
                <draw:g>
                  <svg:desc>Ecarts.G19:Ecarts.G19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184277270711555">
                <text:p>0.184277270711555</text:p>
                <draw:g>
                  <svg:desc>Ecarts.G20:Ecarts.G20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578869404311922">
                <text:p>0.0578869404311922</text:p>
                <draw:g>
                  <svg:desc>Ecarts.G21:Ecarts.G21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472368077417247">
                <text:p>0.472368077417247</text:p>
                <draw:g>
                  <svg:desc>Ecarts.G22:Ecarts.G22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356620149574819">
                <text:p>0.356620149574819</text:p>
                <draw:g>
                  <svg:desc>Ecarts.G23:Ecarts.G23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267695154813284">
                <text:p>0.267695154813284</text:p>
                <draw:g>
                  <svg:desc>Ecarts.G24:Ecarts.G24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55525670152613">
                <text:p>0.155525670152613</text:p>
                <draw:g>
                  <svg:desc>Ecarts.G25:Ecarts.G2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title svg:x="3.76cm" svg:y="0.315cm" chart:style-name="ch2">
          <text:p>Ecart moyen à l'optimal (instances 50x10)</text:p>
        </chart:title>
        <chart:legend chart:legend-position="end" svg:x="11.508cm" svg:y="1.947cm" style:legend-expansion="high" chart:style-name="ch3"/>
        <chart:plot-area chart:style-name="ch4" table:cell-range-address="Ecarts.A3:Ecarts.A12 Ecarts.H16:Ecarts.H25" chart:data-source-has-labels="column" svg:x="0.319cm" svg:y="1.273cm" svg:width="10.87cm" svg:height="7.523cm">
          <chartooo:coordinate-region svg:x="2.713cm" svg:y="1.473cm" svg:width="8.476cm" svg:height="7.1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H16:Ecarts.H16" chart:label-cell-address="Ecarts.A3:Ecarts.A3" chart:class="chart:bar">
            <chart:data-point/>
          </chart:series>
          <chart:series chart:style-name="ch9" chart:values-cell-range-address="Ecarts.H17:Ecarts.H17" chart:label-cell-address="Ecarts.A4:Ecarts.A4" chart:class="chart:bar">
            <chart:data-point/>
          </chart:series>
          <chart:series chart:style-name="ch10" chart:values-cell-range-address="Ecarts.H18:Ecarts.H18" chart:label-cell-address="Ecarts.A5:Ecarts.A5" chart:class="chart:bar">
            <chart:data-point/>
          </chart:series>
          <chart:series chart:style-name="ch11" chart:values-cell-range-address="Ecarts.H19:Ecarts.H19" chart:label-cell-address="Ecarts.A6:Ecarts.A6" chart:class="chart:bar">
            <chart:data-point/>
          </chart:series>
          <chart:series chart:style-name="ch12" chart:values-cell-range-address="Ecarts.H20:Ecarts.H20" chart:label-cell-address="Ecarts.A7:Ecarts.A7" chart:class="chart:bar">
            <chart:data-point/>
          </chart:series>
          <chart:series chart:style-name="ch13" chart:values-cell-range-address="Ecarts.H21:Ecarts.H21" chart:label-cell-address="Ecarts.A8:Ecarts.A8" chart:class="chart:bar">
            <chart:data-point/>
          </chart:series>
          <chart:series chart:style-name="ch14" chart:values-cell-range-address="Ecarts.H22:Ecarts.H22" chart:label-cell-address="Ecarts.A9:Ecarts.A9" chart:class="chart:bar">
            <chart:data-point/>
          </chart:series>
          <chart:series chart:style-name="ch15" chart:values-cell-range-address="Ecarts.H23:Ecarts.H23" chart:label-cell-address="Ecarts.A10:Ecarts.A10" chart:class="chart:bar">
            <chart:data-point/>
          </chart:series>
          <chart:series chart:style-name="ch16" chart:values-cell-range-address="Ecarts.H24:Ecarts.H24" chart:label-cell-address="Ecarts.A11:Ecarts.A11" chart:class="chart:bar">
            <chart:data-point/>
          </chart:series>
          <chart:series chart:style-name="ch17" chart:values-cell-range-address="Ecarts.H25:Ecarts.H25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4.1403922230253">
                <text:p>4.1403922230253</text:p>
                <draw:g>
                  <svg:desc>Ecarts.H16:Ecarts.H16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4.33892053841589">
                <text:p>4.33892053841589</text:p>
                <draw:g>
                  <svg:desc>Ecarts.H17:Ecarts.H17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2.9820695008103">
                <text:p>2.9820695008103</text:p>
                <draw:g>
                  <svg:desc>Ecarts.H18:Ecarts.H18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3.02295613899793">
                <text:p>3.02295613899793</text:p>
                <draw:g>
                  <svg:desc>Ecarts.H19:Ecarts.H19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3.1596101453736">
                <text:p>3.1596101453736</text:p>
                <draw:g>
                  <svg:desc>Ecarts.H20:Ecarts.H20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2.14103953991777">
                <text:p>2.14103953991777</text:p>
                <draw:g>
                  <svg:desc>Ecarts.H21:Ecarts.H21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4.27026134807817">
                <text:p>4.27026134807817</text:p>
                <draw:g>
                  <svg:desc>Ecarts.H22:Ecarts.H22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3.83767613228799">
                <text:p>3.83767613228799</text:p>
                <draw:g>
                  <svg:desc>Ecarts.H23:Ecarts.H23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3.1732413142048">
                <text:p>3.1732413142048</text:p>
                <draw:g>
                  <svg:desc>Ecarts.H24:Ecarts.H24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2.62817299961143">
                <text:p>2.62817299961143</text:p>
                <draw:g>
                  <svg:desc>Ecarts.H25:Ecarts.H25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title svg:x="3.76cm" svg:y="0.315cm" chart:style-name="ch2">
          <text:p>Ecart moyen à l'optimal (instances 50x20)</text:p>
        </chart:title>
        <chart:legend chart:legend-position="end" svg:x="11.508cm" svg:y="1.947cm" style:legend-expansion="high" chart:style-name="ch3"/>
        <chart:plot-area chart:style-name="ch4" table:cell-range-address="Ecarts.A3:Ecarts.A12 Ecarts.I16:Ecarts.I25" chart:data-source-has-labels="column" svg:x="0.319cm" svg:y="1.273cm" svg:width="10.87cm" svg:height="7.523cm">
          <chartooo:coordinate-region svg:x="2.713cm" svg:y="1.473cm" svg:width="8.476cm" svg:height="7.1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I16:Ecarts.I16" chart:label-cell-address="Ecarts.A3:Ecarts.A3" chart:class="chart:bar">
            <chart:data-point/>
          </chart:series>
          <chart:series chart:style-name="ch9" chart:values-cell-range-address="Ecarts.I17:Ecarts.I17" chart:label-cell-address="Ecarts.A4:Ecarts.A4" chart:class="chart:bar">
            <chart:data-point/>
          </chart:series>
          <chart:series chart:style-name="ch10" chart:values-cell-range-address="Ecarts.I18:Ecarts.I18" chart:label-cell-address="Ecarts.A5:Ecarts.A5" chart:class="chart:bar">
            <chart:data-point/>
          </chart:series>
          <chart:series chart:style-name="ch11" chart:values-cell-range-address="Ecarts.I19:Ecarts.I19" chart:label-cell-address="Ecarts.A6:Ecarts.A6" chart:class="chart:bar">
            <chart:data-point/>
          </chart:series>
          <chart:series chart:style-name="ch12" chart:values-cell-range-address="Ecarts.I20:Ecarts.I20" chart:label-cell-address="Ecarts.A7:Ecarts.A7" chart:class="chart:bar">
            <chart:data-point/>
          </chart:series>
          <chart:series chart:style-name="ch13" chart:values-cell-range-address="Ecarts.I21:Ecarts.I21" chart:label-cell-address="Ecarts.A8:Ecarts.A8" chart:class="chart:bar">
            <chart:data-point/>
          </chart:series>
          <chart:series chart:style-name="ch14" chart:values-cell-range-address="Ecarts.I22:Ecarts.I22" chart:label-cell-address="Ecarts.A9:Ecarts.A9" chart:class="chart:bar">
            <chart:data-point/>
          </chart:series>
          <chart:series chart:style-name="ch15" chart:values-cell-range-address="Ecarts.I23:Ecarts.I23" chart:label-cell-address="Ecarts.A10:Ecarts.A10" chart:class="chart:bar">
            <chart:data-point/>
          </chart:series>
          <chart:series chart:style-name="ch16" chart:values-cell-range-address="Ecarts.I24:Ecarts.I24" chart:label-cell-address="Ecarts.A11:Ecarts.A11" chart:class="chart:bar">
            <chart:data-point/>
          </chart:series>
          <chart:series chart:style-name="ch17" chart:values-cell-range-address="Ecarts.I25:Ecarts.I25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5.9063225778853">
                <text:p>5.9063225778853</text:p>
                <draw:g>
                  <svg:desc>Ecarts.I16:Ecarts.I16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6.59408589533765">
                <text:p>6.59408589533765</text:p>
                <draw:g>
                  <svg:desc>Ecarts.I17:Ecarts.I17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4.49159331487651">
                <text:p>4.49159331487651</text:p>
                <draw:g>
                  <svg:desc>Ecarts.I18:Ecarts.I18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5.21598697213395">
                <text:p>5.21598697213395</text:p>
                <draw:g>
                  <svg:desc>Ecarts.I19:Ecarts.I19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4.6086344499308">
                <text:p>4.6086344499308</text:p>
                <draw:g>
                  <svg:desc>Ecarts.I20:Ecarts.I20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4.8449166591818">
                <text:p>4.8449166591818</text:p>
                <draw:g>
                  <svg:desc>Ecarts.I21:Ecarts.I21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6.00858321944146">
                <text:p>6.00858321944146</text:p>
                <draw:g>
                  <svg:desc>Ecarts.I22:Ecarts.I22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4.61699354207155">
                <text:p>4.61699354207155</text:p>
                <draw:g>
                  <svg:desc>Ecarts.I23:Ecarts.I23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4.56501324172944">
                <text:p>4.56501324172944</text:p>
                <draw:g>
                  <svg:desc>Ecarts.I24:Ecarts.I24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4.22896620434296">
                <text:p>4.22896620434296</text:p>
                <draw:g>
                  <svg:desc>Ecarts.I25:Ecarts.I25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2cm" svg:height="9.002cm" xlink:href=".." xlink:type="simple" chart:class="chart:bar" chart:style-name="ch1">
        <chart:title svg:x="3.746cm" svg:y="0.316cm" chart:style-name="ch2">
          <text:p>Ecart moyen à l'optimal (toutes instances)</text:p>
        </chart:title>
        <chart:legend chart:legend-position="end" svg:x="11.506cm" svg:y="1.961cm" style:legend-expansion="high" chart:style-name="ch3"/>
        <chart:plot-area chart:style-name="ch4" table:cell-range-address="Ecarts.A3:Ecarts.A12 Ecarts.B16:Ecarts.B25" chart:data-source-has-labels="column" svg:x="0.319cm" svg:y="1.275cm" svg:width="10.868cm" svg:height="7.547cm">
          <chartooo:coordinate-region svg:x="2.713cm" svg:y="1.474cm" svg:width="8.474cm" svg:height="7.14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16:Ecarts.B16" chart:label-cell-address="Ecarts.A3:Ecarts.A3" chart:class="chart:bar">
            <chart:data-point/>
          </chart:series>
          <chart:series chart:style-name="ch9" chart:values-cell-range-address="Ecarts.B17:Ecarts.B17" chart:label-cell-address="Ecarts.A4:Ecarts.A4" chart:class="chart:bar">
            <chart:data-point/>
          </chart:series>
          <chart:series chart:style-name="ch10" chart:values-cell-range-address="Ecarts.B18:Ecarts.B18" chart:label-cell-address="Ecarts.A5:Ecarts.A5" chart:class="chart:bar">
            <chart:data-point/>
          </chart:series>
          <chart:series chart:style-name="ch11" chart:values-cell-range-address="Ecarts.B19:Ecarts.B19" chart:label-cell-address="Ecarts.A6:Ecarts.A6" chart:class="chart:bar">
            <chart:data-point/>
          </chart:series>
          <chart:series chart:style-name="ch12" chart:values-cell-range-address="Ecarts.B20:Ecarts.B20" chart:label-cell-address="Ecarts.A7:Ecarts.A7" chart:class="chart:bar">
            <chart:data-point/>
          </chart:series>
          <chart:series chart:style-name="ch13" chart:values-cell-range-address="Ecarts.B21:Ecarts.B21" chart:label-cell-address="Ecarts.A8:Ecarts.A8" chart:class="chart:bar">
            <chart:data-point/>
          </chart:series>
          <chart:series chart:style-name="ch14" chart:values-cell-range-address="Ecarts.B22:Ecarts.B22" chart:label-cell-address="Ecarts.A9:Ecarts.A9" chart:class="chart:bar">
            <chart:data-point/>
          </chart:series>
          <chart:series chart:style-name="ch15" chart:values-cell-range-address="Ecarts.B23:Ecarts.B23" chart:label-cell-address="Ecarts.A10:Ecarts.A10" chart:class="chart:bar">
            <chart:data-point/>
          </chart:series>
          <chart:series chart:style-name="ch16" chart:values-cell-range-address="Ecarts.B24:Ecarts.B24" chart:label-cell-address="Ecarts.A11:Ecarts.A11" chart:class="chart:bar">
            <chart:data-point/>
          </chart:series>
          <chart:series chart:style-name="ch17" chart:values-cell-range-address="Ecarts.B25:Ecarts.B25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2.08429569464612">
                <text:p>2.08429569464612</text:p>
                <draw:g>
                  <svg:desc>Ecarts.B16:Ecarts.B16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1.9892222421623">
                <text:p>1.9892222421623</text:p>
                <draw:g>
                  <svg:desc>Ecarts.B17:Ecarts.B17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1.69889441658131">
                <text:p>1.69889441658131</text:p>
                <draw:g>
                  <svg:desc>Ecarts.B18:Ecarts.B18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1.62087462381637">
                <text:p>1.62087462381637</text:p>
                <draw:g>
                  <svg:desc>Ecarts.B19:Ecarts.B19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1.51457828695312">
                <text:p>1.51457828695312</text:p>
                <draw:g>
                  <svg:desc>Ecarts.B20:Ecarts.B20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1.21478023322519">
                <text:p>1.21478023322519</text:p>
                <draw:g>
                  <svg:desc>Ecarts.B21:Ecarts.B21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2.4417270222645">
                <text:p>2.4417270222645</text:p>
                <draw:g>
                  <svg:desc>Ecarts.B22:Ecarts.B22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28042214806743">
                <text:p>2.28042214806743</text:p>
                <draw:g>
                  <svg:desc>Ecarts.B23:Ecarts.B23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28088882548479">
                <text:p>2.28088882548479</text:p>
                <draw:g>
                  <svg:desc>Ecarts.B24:Ecarts.B24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1.26144603183648">
                <text:p>1.26144603183648</text:p>
                <draw:g>
                  <svg:desc>Ecarts.B25:Ecarts.B25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